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Atkinson Hyperlegible Next"/>
    </style:style>
    <style:style style:name="P2" style:family="paragraph" style:parent-style-name="Text_20_body" style:list-style-name="L1">
      <style:paragraph-properties fo:text-align="justify" style:justify-single-word="false"/>
      <style:text-properties style:font-name="Atkinson Hyperlegible Next"/>
    </style:style>
    <style:style style:name="P3" style:family="paragraph" style:parent-style-name="Text_20_body" style:list-style-name="L2">
      <style:paragraph-properties fo:text-align="justify" style:justify-single-word="false"/>
      <style:text-properties style:font-name="Atkinson Hyperlegible Next"/>
    </style:style>
    <style:style style:name="P4" style:family="paragraph" style:parent-style-name="Text_20_body" style:list-style-name="L3">
      <style:paragraph-properties fo:text-align="justify" style:justify-single-word="false"/>
      <style:text-properties style:font-name="Atkinson Hyperlegible Next"/>
    </style:style>
    <style:style style:name="P5" style:family="paragraph" style:parent-style-name="Text_20_body" style:list-style-name="L4">
      <style:paragraph-properties fo:text-align="justify" style:justify-single-word="false"/>
      <style:text-properties style:font-name="Atkinson Hyperlegible Next"/>
    </style:style>
    <style:style style:name="P6" style:family="paragraph" style:parent-style-name="Text_20_body" style:list-style-name="L5">
      <style:paragraph-properties fo:text-align="justify" style:justify-single-word="false"/>
      <style:text-properties style:font-name="Atkinson Hyperlegible Next"/>
    </style:style>
    <style:style style:name="P7" style:family="paragraph" style:parent-style-name="Text_20_body" style:list-style-name="L6">
      <style:paragraph-properties fo:text-align="justify" style:justify-single-word="false"/>
      <style:text-properties style:font-name="Atkinson Hyperlegible Next"/>
    </style:style>
    <style:style style:name="P8" style:family="paragraph" style:parent-style-name="Text_20_body" style:list-style-name="L7">
      <style:paragraph-properties fo:text-align="justify" style:justify-single-word="false"/>
      <style:text-properties style:font-name="Atkinson Hyperlegible Next"/>
    </style:style>
    <style:style style:name="P9" style:family="paragraph" style:parent-style-name="Text_20_body" style:list-style-name="L9">
      <style:paragraph-properties fo:text-align="justify" style:justify-single-word="false"/>
      <style:text-properties style:font-name="Atkinson Hyperlegible Next"/>
    </style:style>
    <style:style style:name="P10" style:family="paragraph" style:parent-style-name="Text_20_body" style:list-style-name="L10">
      <style:paragraph-properties fo:text-align="justify" style:justify-single-word="false"/>
      <style:text-properties style:font-name="Atkinson Hyperlegible Next"/>
    </style:style>
    <style:style style:name="P11" style:family="paragraph" style:parent-style-name="Text_20_body" style:list-style-name="L11">
      <style:paragraph-properties fo:text-align="justify" style:justify-single-word="false"/>
      <style:text-properties style:font-name="Atkinson Hyperlegible Next"/>
    </style:style>
    <style:style style:name="P12" style:family="paragraph" style:parent-style-name="Text_20_body" style:list-style-name="L12">
      <style:paragraph-properties fo:text-align="justify" style:justify-single-word="false"/>
      <style:text-properties style:font-name="Atkinson Hyperlegible Next"/>
    </style:style>
    <style:style style:name="P13" style:family="paragraph" style:parent-style-name="Text_20_body" style:list-style-name="L13">
      <style:paragraph-properties fo:text-align="justify" style:justify-single-word="false"/>
      <style:text-properties style:font-name="Atkinson Hyperlegible Next"/>
    </style:style>
    <style:style style:name="P14" style:family="paragraph" style:parent-style-name="Text_20_body" style:list-style-name="L17">
      <style:paragraph-properties fo:text-align="justify" style:justify-single-word="false"/>
      <style:text-properties style:font-name="Atkinson Hyperlegible Next"/>
    </style:style>
    <style:style style:name="P15" style:family="paragraph" style:parent-style-name="Text_20_body" style:list-style-name="L38">
      <style:paragraph-properties fo:text-align="justify" style:justify-single-word="false"/>
      <style:text-properties style:font-name="Atkinson Hyperlegible Next"/>
    </style:style>
    <style:style style:name="P16" style:family="paragraph" style:parent-style-name="Text_20_body" style:list-style-name="L40">
      <style:paragraph-properties fo:text-align="justify" style:justify-single-word="false"/>
      <style:text-properties style:font-name="Atkinson Hyperlegible Next"/>
    </style:style>
    <style:style style:name="P17" style:family="paragraph" style:parent-style-name="Text_20_body" style:list-style-name="L59">
      <style:paragraph-properties fo:text-align="justify" style:justify-single-word="false"/>
      <style:text-properties style:font-name="Atkinson Hyperlegible Next"/>
    </style:style>
    <style:style style:name="P18" style:family="paragraph" style:parent-style-name="Text_20_body" style:list-style-name="L69">
      <style:paragraph-properties fo:text-align="justify" style:justify-single-word="false"/>
      <style:text-properties style:font-name="Atkinson Hyperlegible Next"/>
    </style:style>
    <style:style style:name="P19" style:family="paragraph" style:parent-style-name="Text_20_body" style:list-style-name="L159">
      <style:paragraph-properties fo:text-align="justify" style:justify-single-word="false"/>
      <style:text-properties style:font-name="Atkinson Hyperlegible Next"/>
    </style:style>
    <style:style style:name="P20" style:family="paragraph" style:parent-style-name="Text_20_body" style:list-style-name="L166">
      <style:paragraph-properties fo:text-align="justify" style:justify-single-word="false"/>
      <style:text-properties style:font-name="Atkinson Hyperlegible Next"/>
    </style:style>
    <style:style style:name="P21" style:family="paragraph" style:parent-style-name="Text_20_body" style:list-style-name="L167">
      <style:paragraph-properties fo:text-align="justify" style:justify-single-word="false"/>
      <style:text-properties style:font-name="Atkinson Hyperlegible Next"/>
    </style:style>
    <style:style style:name="P22" style:family="paragraph" style:parent-style-name="Text_20_body">
      <style:paragraph-properties fo:text-align="justify" style:justify-single-word="false"/>
    </style:style>
    <style:style style:name="P23" style:family="paragraph" style:parent-style-name="Text_20_body" style:list-style-name="L8">
      <style:paragraph-properties fo:text-align="justify" style:justify-single-word="false"/>
    </style:style>
    <style:style style:name="P24" style:family="paragraph" style:parent-style-name="Text_20_body" style:list-style-name="L14">
      <style:paragraph-properties fo:text-align="justify" style:justify-single-word="false"/>
    </style:style>
    <style:style style:name="P25" style:family="paragraph" style:parent-style-name="Text_20_body" style:list-style-name="L15">
      <style:paragraph-properties fo:text-align="justify" style:justify-single-word="false"/>
    </style:style>
    <style:style style:name="P26" style:family="paragraph" style:parent-style-name="Text_20_body" style:list-style-name="L16">
      <style:paragraph-properties fo:text-align="justify" style:justify-single-word="false"/>
    </style:style>
    <style:style style:name="P27" style:family="paragraph" style:parent-style-name="Text_20_body" style:list-style-name="L18">
      <style:paragraph-properties fo:text-align="justify" style:justify-single-word="false"/>
    </style:style>
    <style:style style:name="P28" style:family="paragraph" style:parent-style-name="Text_20_body" style:list-style-name="L19">
      <style:paragraph-properties fo:text-align="justify" style:justify-single-word="false"/>
    </style:style>
    <style:style style:name="P29" style:family="paragraph" style:parent-style-name="Text_20_body" style:list-style-name="L20">
      <style:paragraph-properties fo:text-align="justify" style:justify-single-word="false"/>
    </style:style>
    <style:style style:name="P30" style:family="paragraph" style:parent-style-name="Text_20_body" style:list-style-name="L21">
      <style:paragraph-properties fo:text-align="justify" style:justify-single-word="false"/>
    </style:style>
    <style:style style:name="P31" style:family="paragraph" style:parent-style-name="Text_20_body" style:list-style-name="L22">
      <style:paragraph-properties fo:text-align="justify" style:justify-single-word="false"/>
    </style:style>
    <style:style style:name="P32" style:family="paragraph" style:parent-style-name="Text_20_body" style:list-style-name="L23">
      <style:paragraph-properties fo:text-align="justify" style:justify-single-word="false"/>
    </style:style>
    <style:style style:name="P33" style:family="paragraph" style:parent-style-name="Text_20_body" style:list-style-name="L24">
      <style:paragraph-properties fo:text-align="justify" style:justify-single-word="false"/>
    </style:style>
    <style:style style:name="P34" style:family="paragraph" style:parent-style-name="Text_20_body" style:list-style-name="L25">
      <style:paragraph-properties fo:text-align="justify" style:justify-single-word="false"/>
    </style:style>
    <style:style style:name="P35" style:family="paragraph" style:parent-style-name="Text_20_body" style:list-style-name="L26">
      <style:paragraph-properties fo:text-align="justify" style:justify-single-word="false"/>
    </style:style>
    <style:style style:name="P36" style:family="paragraph" style:parent-style-name="Text_20_body" style:list-style-name="L27">
      <style:paragraph-properties fo:text-align="justify" style:justify-single-word="false"/>
    </style:style>
    <style:style style:name="P37" style:family="paragraph" style:parent-style-name="Text_20_body" style:list-style-name="L28">
      <style:paragraph-properties fo:text-align="justify" style:justify-single-word="false"/>
    </style:style>
    <style:style style:name="P38" style:family="paragraph" style:parent-style-name="Text_20_body" style:list-style-name="L29">
      <style:paragraph-properties fo:text-align="justify" style:justify-single-word="false"/>
    </style:style>
    <style:style style:name="P39" style:family="paragraph" style:parent-style-name="Text_20_body" style:list-style-name="L30">
      <style:paragraph-properties fo:text-align="justify" style:justify-single-word="false"/>
    </style:style>
    <style:style style:name="P40" style:family="paragraph" style:parent-style-name="Text_20_body" style:list-style-name="L31">
      <style:paragraph-properties fo:text-align="justify" style:justify-single-word="false"/>
    </style:style>
    <style:style style:name="P41" style:family="paragraph" style:parent-style-name="Text_20_body" style:list-style-name="L32">
      <style:paragraph-properties fo:text-align="justify" style:justify-single-word="false"/>
    </style:style>
    <style:style style:name="P42" style:family="paragraph" style:parent-style-name="Text_20_body" style:list-style-name="L33">
      <style:paragraph-properties fo:text-align="justify" style:justify-single-word="false"/>
    </style:style>
    <style:style style:name="P43" style:family="paragraph" style:parent-style-name="Text_20_body" style:list-style-name="L34">
      <style:paragraph-properties fo:text-align="justify" style:justify-single-word="false"/>
    </style:style>
    <style:style style:name="P44" style:family="paragraph" style:parent-style-name="Text_20_body" style:list-style-name="L35">
      <style:paragraph-properties fo:text-align="justify" style:justify-single-word="false"/>
    </style:style>
    <style:style style:name="P45" style:family="paragraph" style:parent-style-name="Text_20_body" style:list-style-name="L36">
      <style:paragraph-properties fo:text-align="justify" style:justify-single-word="false"/>
    </style:style>
    <style:style style:name="P46" style:family="paragraph" style:parent-style-name="Text_20_body" style:list-style-name="L37">
      <style:paragraph-properties fo:text-align="justify" style:justify-single-word="false"/>
    </style:style>
    <style:style style:name="P47" style:family="paragraph" style:parent-style-name="Text_20_body" style:list-style-name="L38">
      <style:paragraph-properties fo:text-align="justify" style:justify-single-word="false"/>
    </style:style>
    <style:style style:name="P48" style:family="paragraph" style:parent-style-name="Text_20_body" style:list-style-name="L39">
      <style:paragraph-properties fo:text-align="justify" style:justify-single-word="false"/>
    </style:style>
    <style:style style:name="P49" style:family="paragraph" style:parent-style-name="Text_20_body" style:list-style-name="L41">
      <style:paragraph-properties fo:text-align="justify" style:justify-single-word="false"/>
    </style:style>
    <style:style style:name="P50" style:family="paragraph" style:parent-style-name="Text_20_body" style:list-style-name="L42">
      <style:paragraph-properties fo:text-align="justify" style:justify-single-word="false"/>
    </style:style>
    <style:style style:name="P51" style:family="paragraph" style:parent-style-name="Text_20_body" style:list-style-name="L43">
      <style:paragraph-properties fo:text-align="justify" style:justify-single-word="false"/>
    </style:style>
    <style:style style:name="P52" style:family="paragraph" style:parent-style-name="Text_20_body" style:list-style-name="L44">
      <style:paragraph-properties fo:text-align="justify" style:justify-single-word="false"/>
    </style:style>
    <style:style style:name="P53" style:family="paragraph" style:parent-style-name="Text_20_body" style:list-style-name="L45">
      <style:paragraph-properties fo:text-align="justify" style:justify-single-word="false"/>
    </style:style>
    <style:style style:name="P54" style:family="paragraph" style:parent-style-name="Text_20_body" style:list-style-name="L46">
      <style:paragraph-properties fo:text-align="justify" style:justify-single-word="false"/>
    </style:style>
    <style:style style:name="P55" style:family="paragraph" style:parent-style-name="Text_20_body" style:list-style-name="L47">
      <style:paragraph-properties fo:text-align="justify" style:justify-single-word="false"/>
    </style:style>
    <style:style style:name="P56" style:family="paragraph" style:parent-style-name="Text_20_body" style:list-style-name="L48">
      <style:paragraph-properties fo:text-align="justify" style:justify-single-word="false"/>
    </style:style>
    <style:style style:name="P57" style:family="paragraph" style:parent-style-name="Text_20_body" style:list-style-name="L49">
      <style:paragraph-properties fo:text-align="justify" style:justify-single-word="false"/>
    </style:style>
    <style:style style:name="P58" style:family="paragraph" style:parent-style-name="Text_20_body" style:list-style-name="L50">
      <style:paragraph-properties fo:text-align="justify" style:justify-single-word="false"/>
    </style:style>
    <style:style style:name="P59" style:family="paragraph" style:parent-style-name="Text_20_body" style:list-style-name="L51">
      <style:paragraph-properties fo:text-align="justify" style:justify-single-word="false"/>
    </style:style>
    <style:style style:name="P60" style:family="paragraph" style:parent-style-name="Text_20_body" style:list-style-name="L52">
      <style:paragraph-properties fo:text-align="justify" style:justify-single-word="false"/>
    </style:style>
    <style:style style:name="P61" style:family="paragraph" style:parent-style-name="Text_20_body" style:list-style-name="L53">
      <style:paragraph-properties fo:text-align="justify" style:justify-single-word="false"/>
    </style:style>
    <style:style style:name="P62" style:family="paragraph" style:parent-style-name="Text_20_body" style:list-style-name="L54">
      <style:paragraph-properties fo:text-align="justify" style:justify-single-word="false"/>
    </style:style>
    <style:style style:name="P63" style:family="paragraph" style:parent-style-name="Text_20_body" style:list-style-name="L55">
      <style:paragraph-properties fo:text-align="justify" style:justify-single-word="false"/>
    </style:style>
    <style:style style:name="P64" style:family="paragraph" style:parent-style-name="Text_20_body" style:list-style-name="L56">
      <style:paragraph-properties fo:text-align="justify" style:justify-single-word="false"/>
    </style:style>
    <style:style style:name="P65" style:family="paragraph" style:parent-style-name="Text_20_body" style:list-style-name="L57">
      <style:paragraph-properties fo:text-align="justify" style:justify-single-word="false"/>
    </style:style>
    <style:style style:name="P66" style:family="paragraph" style:parent-style-name="Text_20_body" style:list-style-name="L58">
      <style:paragraph-properties fo:text-align="justify" style:justify-single-word="false"/>
    </style:style>
    <style:style style:name="P67" style:family="paragraph" style:parent-style-name="Text_20_body" style:list-style-name="L60">
      <style:paragraph-properties fo:text-align="justify" style:justify-single-word="false"/>
    </style:style>
    <style:style style:name="P68" style:family="paragraph" style:parent-style-name="Text_20_body" style:list-style-name="L61">
      <style:paragraph-properties fo:text-align="justify" style:justify-single-word="false"/>
    </style:style>
    <style:style style:name="P69" style:family="paragraph" style:parent-style-name="Text_20_body" style:list-style-name="L62">
      <style:paragraph-properties fo:text-align="justify" style:justify-single-word="false"/>
    </style:style>
    <style:style style:name="P70" style:family="paragraph" style:parent-style-name="Text_20_body" style:list-style-name="L63">
      <style:paragraph-properties fo:text-align="justify" style:justify-single-word="false"/>
    </style:style>
    <style:style style:name="P71" style:family="paragraph" style:parent-style-name="Text_20_body" style:list-style-name="L64">
      <style:paragraph-properties fo:text-align="justify" style:justify-single-word="false"/>
    </style:style>
    <style:style style:name="P72" style:family="paragraph" style:parent-style-name="Text_20_body" style:list-style-name="L65">
      <style:paragraph-properties fo:text-align="justify" style:justify-single-word="false"/>
    </style:style>
    <style:style style:name="P73" style:family="paragraph" style:parent-style-name="Text_20_body" style:list-style-name="L66">
      <style:paragraph-properties fo:text-align="justify" style:justify-single-word="false"/>
    </style:style>
    <style:style style:name="P74" style:family="paragraph" style:parent-style-name="Text_20_body" style:list-style-name="L67">
      <style:paragraph-properties fo:text-align="justify" style:justify-single-word="false"/>
    </style:style>
    <style:style style:name="P75" style:family="paragraph" style:parent-style-name="Text_20_body" style:list-style-name="L68">
      <style:paragraph-properties fo:text-align="justify" style:justify-single-word="false"/>
    </style:style>
    <style:style style:name="P76" style:family="paragraph" style:parent-style-name="Text_20_body" style:list-style-name="L69">
      <style:paragraph-properties fo:text-align="justify" style:justify-single-word="false"/>
    </style:style>
    <style:style style:name="P77" style:family="paragraph" style:parent-style-name="Text_20_body" style:list-style-name="L70">
      <style:paragraph-properties fo:text-align="justify" style:justify-single-word="false"/>
    </style:style>
    <style:style style:name="P78" style:family="paragraph" style:parent-style-name="Text_20_body" style:list-style-name="L71">
      <style:paragraph-properties fo:text-align="justify" style:justify-single-word="false"/>
    </style:style>
    <style:style style:name="P79" style:family="paragraph" style:parent-style-name="Text_20_body" style:list-style-name="L72">
      <style:paragraph-properties fo:text-align="justify" style:justify-single-word="false"/>
    </style:style>
    <style:style style:name="P80" style:family="paragraph" style:parent-style-name="Text_20_body" style:list-style-name="L73">
      <style:paragraph-properties fo:text-align="justify" style:justify-single-word="false"/>
    </style:style>
    <style:style style:name="P81" style:family="paragraph" style:parent-style-name="Text_20_body" style:list-style-name="L74">
      <style:paragraph-properties fo:text-align="justify" style:justify-single-word="false"/>
    </style:style>
    <style:style style:name="P82" style:family="paragraph" style:parent-style-name="Text_20_body" style:list-style-name="L75">
      <style:paragraph-properties fo:text-align="justify" style:justify-single-word="false"/>
    </style:style>
    <style:style style:name="P83" style:family="paragraph" style:parent-style-name="Text_20_body" style:list-style-name="L76">
      <style:paragraph-properties fo:text-align="justify" style:justify-single-word="false"/>
    </style:style>
    <style:style style:name="P84" style:family="paragraph" style:parent-style-name="Text_20_body" style:list-style-name="L77">
      <style:paragraph-properties fo:text-align="justify" style:justify-single-word="false"/>
    </style:style>
    <style:style style:name="P85" style:family="paragraph" style:parent-style-name="Text_20_body" style:list-style-name="L78">
      <style:paragraph-properties fo:text-align="justify" style:justify-single-word="false"/>
    </style:style>
    <style:style style:name="P86" style:family="paragraph" style:parent-style-name="Text_20_body" style:list-style-name="L79">
      <style:paragraph-properties fo:text-align="justify" style:justify-single-word="false"/>
    </style:style>
    <style:style style:name="P87" style:family="paragraph" style:parent-style-name="Text_20_body" style:list-style-name="L80">
      <style:paragraph-properties fo:text-align="justify" style:justify-single-word="false"/>
    </style:style>
    <style:style style:name="P88" style:family="paragraph" style:parent-style-name="Text_20_body" style:list-style-name="L81">
      <style:paragraph-properties fo:text-align="justify" style:justify-single-word="false"/>
    </style:style>
    <style:style style:name="P89" style:family="paragraph" style:parent-style-name="Text_20_body" style:list-style-name="L82">
      <style:paragraph-properties fo:text-align="justify" style:justify-single-word="false"/>
    </style:style>
    <style:style style:name="P90" style:family="paragraph" style:parent-style-name="Text_20_body" style:list-style-name="L83">
      <style:paragraph-properties fo:text-align="justify" style:justify-single-word="false"/>
    </style:style>
    <style:style style:name="P91" style:family="paragraph" style:parent-style-name="Text_20_body" style:list-style-name="L84">
      <style:paragraph-properties fo:text-align="justify" style:justify-single-word="false"/>
    </style:style>
    <style:style style:name="P92" style:family="paragraph" style:parent-style-name="Text_20_body" style:list-style-name="L85">
      <style:paragraph-properties fo:text-align="justify" style:justify-single-word="false"/>
    </style:style>
    <style:style style:name="P93" style:family="paragraph" style:parent-style-name="Text_20_body" style:list-style-name="L86">
      <style:paragraph-properties fo:text-align="justify" style:justify-single-word="false"/>
    </style:style>
    <style:style style:name="P94" style:family="paragraph" style:parent-style-name="Text_20_body" style:list-style-name="L87">
      <style:paragraph-properties fo:text-align="justify" style:justify-single-word="false"/>
    </style:style>
    <style:style style:name="P95" style:family="paragraph" style:parent-style-name="Text_20_body" style:list-style-name="L88">
      <style:paragraph-properties fo:text-align="justify" style:justify-single-word="false"/>
    </style:style>
    <style:style style:name="P96" style:family="paragraph" style:parent-style-name="Text_20_body" style:list-style-name="L89">
      <style:paragraph-properties fo:text-align="justify" style:justify-single-word="false"/>
    </style:style>
    <style:style style:name="P97" style:family="paragraph" style:parent-style-name="Text_20_body" style:list-style-name="L90">
      <style:paragraph-properties fo:text-align="justify" style:justify-single-word="false"/>
    </style:style>
    <style:style style:name="P98" style:family="paragraph" style:parent-style-name="Text_20_body" style:list-style-name="L91">
      <style:paragraph-properties fo:text-align="justify" style:justify-single-word="false"/>
    </style:style>
    <style:style style:name="P99" style:family="paragraph" style:parent-style-name="Text_20_body" style:list-style-name="L92">
      <style:paragraph-properties fo:text-align="justify" style:justify-single-word="false"/>
    </style:style>
    <style:style style:name="P100" style:family="paragraph" style:parent-style-name="Text_20_body" style:list-style-name="L93">
      <style:paragraph-properties fo:text-align="justify" style:justify-single-word="false"/>
    </style:style>
    <style:style style:name="P101" style:family="paragraph" style:parent-style-name="Text_20_body" style:list-style-name="L94">
      <style:paragraph-properties fo:text-align="justify" style:justify-single-word="false"/>
    </style:style>
    <style:style style:name="P102" style:family="paragraph" style:parent-style-name="Text_20_body" style:list-style-name="L95">
      <style:paragraph-properties fo:text-align="justify" style:justify-single-word="false"/>
    </style:style>
    <style:style style:name="P103" style:family="paragraph" style:parent-style-name="Text_20_body" style:list-style-name="L96">
      <style:paragraph-properties fo:text-align="justify" style:justify-single-word="false"/>
    </style:style>
    <style:style style:name="P104" style:family="paragraph" style:parent-style-name="Text_20_body" style:list-style-name="L97">
      <style:paragraph-properties fo:text-align="justify" style:justify-single-word="false"/>
    </style:style>
    <style:style style:name="P105" style:family="paragraph" style:parent-style-name="Text_20_body" style:list-style-name="L98">
      <style:paragraph-properties fo:text-align="justify" style:justify-single-word="false"/>
    </style:style>
    <style:style style:name="P106" style:family="paragraph" style:parent-style-name="Text_20_body" style:list-style-name="L99">
      <style:paragraph-properties fo:text-align="justify" style:justify-single-word="false"/>
    </style:style>
    <style:style style:name="P107" style:family="paragraph" style:parent-style-name="Text_20_body" style:list-style-name="L100">
      <style:paragraph-properties fo:text-align="justify" style:justify-single-word="false"/>
    </style:style>
    <style:style style:name="P108" style:family="paragraph" style:parent-style-name="Text_20_body" style:list-style-name="L101">
      <style:paragraph-properties fo:text-align="justify" style:justify-single-word="false"/>
    </style:style>
    <style:style style:name="P109" style:family="paragraph" style:parent-style-name="Text_20_body" style:list-style-name="L102">
      <style:paragraph-properties fo:text-align="justify" style:justify-single-word="false"/>
    </style:style>
    <style:style style:name="P110" style:family="paragraph" style:parent-style-name="Text_20_body" style:list-style-name="L103">
      <style:paragraph-properties fo:text-align="justify" style:justify-single-word="false"/>
    </style:style>
    <style:style style:name="P111" style:family="paragraph" style:parent-style-name="Text_20_body" style:list-style-name="L104">
      <style:paragraph-properties fo:text-align="justify" style:justify-single-word="false"/>
    </style:style>
    <style:style style:name="P112" style:family="paragraph" style:parent-style-name="Text_20_body" style:list-style-name="L105">
      <style:paragraph-properties fo:text-align="justify" style:justify-single-word="false"/>
    </style:style>
    <style:style style:name="P113" style:family="paragraph" style:parent-style-name="Text_20_body" style:list-style-name="L106">
      <style:paragraph-properties fo:text-align="justify" style:justify-single-word="false"/>
    </style:style>
    <style:style style:name="P114" style:family="paragraph" style:parent-style-name="Text_20_body" style:list-style-name="L107">
      <style:paragraph-properties fo:text-align="justify" style:justify-single-word="false"/>
    </style:style>
    <style:style style:name="P115" style:family="paragraph" style:parent-style-name="Text_20_body" style:list-style-name="L108">
      <style:paragraph-properties fo:text-align="justify" style:justify-single-word="false"/>
    </style:style>
    <style:style style:name="P116" style:family="paragraph" style:parent-style-name="Text_20_body" style:list-style-name="L109">
      <style:paragraph-properties fo:text-align="justify" style:justify-single-word="false"/>
    </style:style>
    <style:style style:name="P117" style:family="paragraph" style:parent-style-name="Text_20_body" style:list-style-name="L110">
      <style:paragraph-properties fo:text-align="justify" style:justify-single-word="false"/>
    </style:style>
    <style:style style:name="P118" style:family="paragraph" style:parent-style-name="Text_20_body" style:list-style-name="L111">
      <style:paragraph-properties fo:text-align="justify" style:justify-single-word="false"/>
    </style:style>
    <style:style style:name="P119" style:family="paragraph" style:parent-style-name="Text_20_body" style:list-style-name="L112">
      <style:paragraph-properties fo:text-align="justify" style:justify-single-word="false"/>
    </style:style>
    <style:style style:name="P120" style:family="paragraph" style:parent-style-name="Text_20_body" style:list-style-name="L113">
      <style:paragraph-properties fo:text-align="justify" style:justify-single-word="false"/>
    </style:style>
    <style:style style:name="P121" style:family="paragraph" style:parent-style-name="Text_20_body" style:list-style-name="L114">
      <style:paragraph-properties fo:text-align="justify" style:justify-single-word="false"/>
    </style:style>
    <style:style style:name="P122" style:family="paragraph" style:parent-style-name="Text_20_body" style:list-style-name="L115">
      <style:paragraph-properties fo:text-align="justify" style:justify-single-word="false"/>
    </style:style>
    <style:style style:name="P123" style:family="paragraph" style:parent-style-name="Text_20_body" style:list-style-name="L116">
      <style:paragraph-properties fo:text-align="justify" style:justify-single-word="false"/>
    </style:style>
    <style:style style:name="P124" style:family="paragraph" style:parent-style-name="Text_20_body" style:list-style-name="L117">
      <style:paragraph-properties fo:text-align="justify" style:justify-single-word="false"/>
    </style:style>
    <style:style style:name="P125" style:family="paragraph" style:parent-style-name="Text_20_body" style:list-style-name="L118">
      <style:paragraph-properties fo:text-align="justify" style:justify-single-word="false"/>
    </style:style>
    <style:style style:name="P126" style:family="paragraph" style:parent-style-name="Text_20_body" style:list-style-name="L119">
      <style:paragraph-properties fo:text-align="justify" style:justify-single-word="false"/>
    </style:style>
    <style:style style:name="P127" style:family="paragraph" style:parent-style-name="Text_20_body" style:list-style-name="L120">
      <style:paragraph-properties fo:text-align="justify" style:justify-single-word="false"/>
    </style:style>
    <style:style style:name="P128" style:family="paragraph" style:parent-style-name="Text_20_body" style:list-style-name="L121">
      <style:paragraph-properties fo:text-align="justify" style:justify-single-word="false"/>
    </style:style>
    <style:style style:name="P129" style:family="paragraph" style:parent-style-name="Text_20_body" style:list-style-name="L122">
      <style:paragraph-properties fo:text-align="justify" style:justify-single-word="false"/>
    </style:style>
    <style:style style:name="P130" style:family="paragraph" style:parent-style-name="Text_20_body" style:list-style-name="L123">
      <style:paragraph-properties fo:text-align="justify" style:justify-single-word="false"/>
    </style:style>
    <style:style style:name="P131" style:family="paragraph" style:parent-style-name="Text_20_body" style:list-style-name="L124">
      <style:paragraph-properties fo:text-align="justify" style:justify-single-word="false"/>
    </style:style>
    <style:style style:name="P132" style:family="paragraph" style:parent-style-name="Text_20_body" style:list-style-name="L125">
      <style:paragraph-properties fo:text-align="justify" style:justify-single-word="false"/>
    </style:style>
    <style:style style:name="P133" style:family="paragraph" style:parent-style-name="Text_20_body" style:list-style-name="L126">
      <style:paragraph-properties fo:text-align="justify" style:justify-single-word="false"/>
    </style:style>
    <style:style style:name="P134" style:family="paragraph" style:parent-style-name="Text_20_body" style:list-style-name="L127">
      <style:paragraph-properties fo:text-align="justify" style:justify-single-word="false"/>
    </style:style>
    <style:style style:name="P135" style:family="paragraph" style:parent-style-name="Text_20_body" style:list-style-name="L128">
      <style:paragraph-properties fo:text-align="justify" style:justify-single-word="false"/>
    </style:style>
    <style:style style:name="P136" style:family="paragraph" style:parent-style-name="Text_20_body" style:list-style-name="L129">
      <style:paragraph-properties fo:text-align="justify" style:justify-single-word="false"/>
    </style:style>
    <style:style style:name="P137" style:family="paragraph" style:parent-style-name="Text_20_body" style:list-style-name="L130">
      <style:paragraph-properties fo:text-align="justify" style:justify-single-word="false"/>
    </style:style>
    <style:style style:name="P138" style:family="paragraph" style:parent-style-name="Text_20_body" style:list-style-name="L131">
      <style:paragraph-properties fo:text-align="justify" style:justify-single-word="false"/>
    </style:style>
    <style:style style:name="P139" style:family="paragraph" style:parent-style-name="Text_20_body" style:list-style-name="L132">
      <style:paragraph-properties fo:text-align="justify" style:justify-single-word="false"/>
    </style:style>
    <style:style style:name="P140" style:family="paragraph" style:parent-style-name="Text_20_body" style:list-style-name="L133">
      <style:paragraph-properties fo:text-align="justify" style:justify-single-word="false"/>
    </style:style>
    <style:style style:name="P141" style:family="paragraph" style:parent-style-name="Text_20_body" style:list-style-name="L134">
      <style:paragraph-properties fo:text-align="justify" style:justify-single-word="false"/>
    </style:style>
    <style:style style:name="P142" style:family="paragraph" style:parent-style-name="Text_20_body" style:list-style-name="L135">
      <style:paragraph-properties fo:text-align="justify" style:justify-single-word="false"/>
    </style:style>
    <style:style style:name="P143" style:family="paragraph" style:parent-style-name="Text_20_body" style:list-style-name="L136">
      <style:paragraph-properties fo:text-align="justify" style:justify-single-word="false"/>
    </style:style>
    <style:style style:name="P144" style:family="paragraph" style:parent-style-name="Text_20_body" style:list-style-name="L137">
      <style:paragraph-properties fo:text-align="justify" style:justify-single-word="false"/>
    </style:style>
    <style:style style:name="P145" style:family="paragraph" style:parent-style-name="Text_20_body" style:list-style-name="L138">
      <style:paragraph-properties fo:text-align="justify" style:justify-single-word="false"/>
    </style:style>
    <style:style style:name="P146" style:family="paragraph" style:parent-style-name="Text_20_body" style:list-style-name="L139">
      <style:paragraph-properties fo:text-align="justify" style:justify-single-word="false"/>
    </style:style>
    <style:style style:name="P147" style:family="paragraph" style:parent-style-name="Text_20_body" style:list-style-name="L140">
      <style:paragraph-properties fo:text-align="justify" style:justify-single-word="false"/>
    </style:style>
    <style:style style:name="P148" style:family="paragraph" style:parent-style-name="Text_20_body" style:list-style-name="L141">
      <style:paragraph-properties fo:text-align="justify" style:justify-single-word="false"/>
    </style:style>
    <style:style style:name="P149" style:family="paragraph" style:parent-style-name="Text_20_body" style:list-style-name="L142">
      <style:paragraph-properties fo:text-align="justify" style:justify-single-word="false"/>
    </style:style>
    <style:style style:name="P150" style:family="paragraph" style:parent-style-name="Text_20_body" style:list-style-name="L143">
      <style:paragraph-properties fo:text-align="justify" style:justify-single-word="false"/>
    </style:style>
    <style:style style:name="P151" style:family="paragraph" style:parent-style-name="Text_20_body" style:list-style-name="L144">
      <style:paragraph-properties fo:text-align="justify" style:justify-single-word="false"/>
    </style:style>
    <style:style style:name="P152" style:family="paragraph" style:parent-style-name="Text_20_body" style:list-style-name="L145">
      <style:paragraph-properties fo:text-align="justify" style:justify-single-word="false"/>
    </style:style>
    <style:style style:name="P153" style:family="paragraph" style:parent-style-name="Text_20_body" style:list-style-name="L146">
      <style:paragraph-properties fo:text-align="justify" style:justify-single-word="false"/>
    </style:style>
    <style:style style:name="P154" style:family="paragraph" style:parent-style-name="Text_20_body" style:list-style-name="L147">
      <style:paragraph-properties fo:text-align="justify" style:justify-single-word="false"/>
    </style:style>
    <style:style style:name="P155" style:family="paragraph" style:parent-style-name="Text_20_body" style:list-style-name="L148">
      <style:paragraph-properties fo:text-align="justify" style:justify-single-word="false"/>
    </style:style>
    <style:style style:name="P156" style:family="paragraph" style:parent-style-name="Text_20_body" style:list-style-name="L149">
      <style:paragraph-properties fo:text-align="justify" style:justify-single-word="false"/>
    </style:style>
    <style:style style:name="P157" style:family="paragraph" style:parent-style-name="Text_20_body" style:list-style-name="L150">
      <style:paragraph-properties fo:text-align="justify" style:justify-single-word="false"/>
    </style:style>
    <style:style style:name="P158" style:family="paragraph" style:parent-style-name="Text_20_body" style:list-style-name="L151">
      <style:paragraph-properties fo:text-align="justify" style:justify-single-word="false"/>
    </style:style>
    <style:style style:name="P159" style:family="paragraph" style:parent-style-name="Text_20_body" style:list-style-name="L152">
      <style:paragraph-properties fo:text-align="justify" style:justify-single-word="false"/>
    </style:style>
    <style:style style:name="P160" style:family="paragraph" style:parent-style-name="Text_20_body" style:list-style-name="L153">
      <style:paragraph-properties fo:text-align="justify" style:justify-single-word="false"/>
    </style:style>
    <style:style style:name="P161" style:family="paragraph" style:parent-style-name="Text_20_body" style:list-style-name="L154">
      <style:paragraph-properties fo:text-align="justify" style:justify-single-word="false"/>
    </style:style>
    <style:style style:name="P162" style:family="paragraph" style:parent-style-name="Text_20_body" style:list-style-name="L155">
      <style:paragraph-properties fo:text-align="justify" style:justify-single-word="false"/>
    </style:style>
    <style:style style:name="P163" style:family="paragraph" style:parent-style-name="Text_20_body" style:list-style-name="L156">
      <style:paragraph-properties fo:text-align="justify" style:justify-single-word="false"/>
    </style:style>
    <style:style style:name="P164" style:family="paragraph" style:parent-style-name="Text_20_body" style:list-style-name="L157">
      <style:paragraph-properties fo:text-align="justify" style:justify-single-word="false"/>
    </style:style>
    <style:style style:name="P165" style:family="paragraph" style:parent-style-name="Text_20_body" style:list-style-name="L158">
      <style:paragraph-properties fo:text-align="justify" style:justify-single-word="false"/>
    </style:style>
    <style:style style:name="P166" style:family="paragraph" style:parent-style-name="Text_20_body" style:list-style-name="L160">
      <style:paragraph-properties fo:text-align="justify" style:justify-single-word="false"/>
    </style:style>
    <style:style style:name="P167" style:family="paragraph" style:parent-style-name="Text_20_body" style:list-style-name="L161">
      <style:paragraph-properties fo:text-align="justify" style:justify-single-word="false"/>
    </style:style>
    <style:style style:name="P168" style:family="paragraph" style:parent-style-name="Text_20_body" style:list-style-name="L162">
      <style:paragraph-properties fo:text-align="justify" style:justify-single-word="false"/>
    </style:style>
    <style:style style:name="P169" style:family="paragraph" style:parent-style-name="Text_20_body" style:list-style-name="L163">
      <style:paragraph-properties fo:text-align="justify" style:justify-single-word="false"/>
    </style:style>
    <style:style style:name="P170" style:family="paragraph" style:parent-style-name="Text_20_body" style:list-style-name="L164">
      <style:paragraph-properties fo:text-align="justify" style:justify-single-word="false"/>
    </style:style>
    <style:style style:name="P171" style:family="paragraph" style:parent-style-name="Text_20_body" style:list-style-name="L165">
      <style:paragraph-properties fo:text-align="justify" style:justify-single-word="false"/>
    </style:style>
    <style:style style:name="P172" style:family="paragraph" style:parent-style-name="Text_20_body" style:list-style-name="L168">
      <style:paragraph-properties fo:text-align="justify" style:justify-single-word="false"/>
    </style:style>
    <style:style style:name="P173" style:family="paragraph" style:parent-style-name="Text_20_body" style:list-style-name="L169">
      <style:paragraph-properties fo:text-align="justify" style:justify-single-word="false"/>
    </style:style>
    <style:style style:name="P174" style:family="paragraph" style:parent-style-name="Text_20_body" style:list-style-name="L170">
      <style:paragraph-properties fo:text-align="justify" style:justify-single-word="false"/>
    </style:style>
    <style:style style:name="P175" style:family="paragraph" style:parent-style-name="Text_20_body">
      <style:paragraph-properties fo:margin-top="0in" fo:margin-bottom="0in" fo:text-align="justify" style:justify-single-word="false"/>
      <style:text-properties style:font-name="Atkinson Hyperlegible Next"/>
    </style:style>
    <style:style style:name="P176" style:family="paragraph" style:parent-style-name="Text_20_body" style:list-style-name="L1">
      <style:paragraph-properties fo:margin-top="0in" fo:margin-bottom="0in" fo:text-align="justify" style:justify-single-word="false"/>
      <style:text-properties style:font-name="Atkinson Hyperlegible Next"/>
    </style:style>
    <style:style style:name="P177" style:family="paragraph" style:parent-style-name="Text_20_body" style:list-style-name="L2">
      <style:paragraph-properties fo:margin-top="0in" fo:margin-bottom="0in" fo:text-align="justify" style:justify-single-word="false"/>
      <style:text-properties style:font-name="Atkinson Hyperlegible Next"/>
    </style:style>
    <style:style style:name="P178" style:family="paragraph" style:parent-style-name="Text_20_body" style:list-style-name="L3">
      <style:paragraph-properties fo:margin-top="0in" fo:margin-bottom="0in" fo:text-align="justify" style:justify-single-word="false"/>
      <style:text-properties style:font-name="Atkinson Hyperlegible Next"/>
    </style:style>
    <style:style style:name="P179" style:family="paragraph" style:parent-style-name="Text_20_body" style:list-style-name="L4">
      <style:paragraph-properties fo:margin-top="0in" fo:margin-bottom="0in" fo:text-align="justify" style:justify-single-word="false"/>
      <style:text-properties style:font-name="Atkinson Hyperlegible Next"/>
    </style:style>
    <style:style style:name="P180" style:family="paragraph" style:parent-style-name="Text_20_body" style:list-style-name="L5">
      <style:paragraph-properties fo:margin-top="0in" fo:margin-bottom="0in" fo:text-align="justify" style:justify-single-word="false"/>
      <style:text-properties style:font-name="Atkinson Hyperlegible Next"/>
    </style:style>
    <style:style style:name="P181" style:family="paragraph" style:parent-style-name="Text_20_body" style:list-style-name="L6">
      <style:paragraph-properties fo:margin-top="0in" fo:margin-bottom="0in" fo:text-align="justify" style:justify-single-word="false"/>
      <style:text-properties style:font-name="Atkinson Hyperlegible Next"/>
    </style:style>
    <style:style style:name="P182" style:family="paragraph" style:parent-style-name="Text_20_body" style:list-style-name="L7">
      <style:paragraph-properties fo:margin-top="0in" fo:margin-bottom="0in" fo:text-align="justify" style:justify-single-word="false"/>
      <style:text-properties style:font-name="Atkinson Hyperlegible Next"/>
    </style:style>
    <style:style style:name="P183" style:family="paragraph" style:parent-style-name="Text_20_body" style:list-style-name="L8">
      <style:paragraph-properties fo:margin-top="0in" fo:margin-bottom="0in" fo:text-align="justify" style:justify-single-word="false"/>
      <style:text-properties style:font-name="Atkinson Hyperlegible Next"/>
    </style:style>
    <style:style style:name="P184" style:family="paragraph" style:parent-style-name="Text_20_body" style:list-style-name="L9">
      <style:paragraph-properties fo:margin-top="0in" fo:margin-bottom="0in" fo:text-align="justify" style:justify-single-word="false"/>
      <style:text-properties style:font-name="Atkinson Hyperlegible Next"/>
    </style:style>
    <style:style style:name="P185" style:family="paragraph" style:parent-style-name="Text_20_body" style:list-style-name="L10">
      <style:paragraph-properties fo:margin-top="0in" fo:margin-bottom="0in" fo:text-align="justify" style:justify-single-word="false"/>
      <style:text-properties style:font-name="Atkinson Hyperlegible Next"/>
    </style:style>
    <style:style style:name="P186" style:family="paragraph" style:parent-style-name="Text_20_body" style:list-style-name="L11">
      <style:paragraph-properties fo:margin-top="0in" fo:margin-bottom="0in" fo:text-align="justify" style:justify-single-word="false"/>
      <style:text-properties style:font-name="Atkinson Hyperlegible Next"/>
    </style:style>
    <style:style style:name="P187" style:family="paragraph" style:parent-style-name="Text_20_body" style:list-style-name="L12">
      <style:paragraph-properties fo:margin-top="0in" fo:margin-bottom="0in" fo:text-align="justify" style:justify-single-word="false"/>
      <style:text-properties style:font-name="Atkinson Hyperlegible Next"/>
    </style:style>
    <style:style style:name="P188" style:family="paragraph" style:parent-style-name="Text_20_body" style:list-style-name="L13">
      <style:paragraph-properties fo:margin-top="0in" fo:margin-bottom="0in" fo:text-align="justify" style:justify-single-word="false"/>
      <style:text-properties style:font-name="Atkinson Hyperlegible Next"/>
    </style:style>
    <style:style style:name="P189" style:family="paragraph" style:parent-style-name="Text_20_body" style:list-style-name="L38">
      <style:paragraph-properties fo:margin-top="0in" fo:margin-bottom="0in" fo:text-align="justify" style:justify-single-word="false"/>
      <style:text-properties style:font-name="Atkinson Hyperlegible Next"/>
    </style:style>
    <style:style style:name="P190" style:family="paragraph" style:parent-style-name="Text_20_body" style:list-style-name="L40">
      <style:paragraph-properties fo:margin-top="0in" fo:margin-bottom="0in" fo:text-align="justify" style:justify-single-word="false"/>
      <style:text-properties style:font-name="Atkinson Hyperlegible Next"/>
    </style:style>
    <style:style style:name="P191" style:family="paragraph" style:parent-style-name="Text_20_body" style:list-style-name="L59">
      <style:paragraph-properties fo:margin-top="0in" fo:margin-bottom="0in" fo:text-align="justify" style:justify-single-word="false"/>
      <style:text-properties style:font-name="Atkinson Hyperlegible Next"/>
    </style:style>
    <style:style style:name="P192" style:family="paragraph" style:parent-style-name="Text_20_body" style:list-style-name="L159">
      <style:paragraph-properties fo:margin-top="0in" fo:margin-bottom="0in" fo:text-align="justify" style:justify-single-word="false"/>
      <style:text-properties style:font-name="Atkinson Hyperlegible Next"/>
    </style:style>
    <style:style style:name="P193" style:family="paragraph" style:parent-style-name="Text_20_body" style:list-style-name="L161">
      <style:paragraph-properties fo:margin-top="0in" fo:margin-bottom="0in" fo:text-align="justify" style:justify-single-word="false"/>
      <style:text-properties style:font-name="Atkinson Hyperlegible Next"/>
    </style:style>
    <style:style style:name="P194" style:family="paragraph" style:parent-style-name="Text_20_body" style:list-style-name="L162">
      <style:paragraph-properties fo:margin-top="0in" fo:margin-bottom="0in" fo:text-align="justify" style:justify-single-word="false"/>
      <style:text-properties style:font-name="Atkinson Hyperlegible Next"/>
    </style:style>
    <style:style style:name="P195" style:family="paragraph" style:parent-style-name="Text_20_body" style:list-style-name="L163">
      <style:paragraph-properties fo:margin-top="0in" fo:margin-bottom="0in" fo:text-align="justify" style:justify-single-word="false"/>
      <style:text-properties style:font-name="Atkinson Hyperlegible Next"/>
    </style:style>
    <style:style style:name="P196" style:family="paragraph" style:parent-style-name="Text_20_body" style:list-style-name="L164">
      <style:paragraph-properties fo:margin-top="0in" fo:margin-bottom="0in" fo:text-align="justify" style:justify-single-word="false"/>
      <style:text-properties style:font-name="Atkinson Hyperlegible Next"/>
    </style:style>
    <style:style style:name="P197" style:family="paragraph" style:parent-style-name="Text_20_body" style:list-style-name="L165">
      <style:paragraph-properties fo:margin-top="0in" fo:margin-bottom="0in" fo:text-align="justify" style:justify-single-word="false"/>
      <style:text-properties style:font-name="Atkinson Hyperlegible Next"/>
    </style:style>
    <style:style style:name="P198" style:family="paragraph" style:parent-style-name="Text_20_body" style:list-style-name="L166">
      <style:paragraph-properties fo:margin-top="0in" fo:margin-bottom="0in" fo:text-align="justify" style:justify-single-word="false"/>
      <style:text-properties style:font-name="Atkinson Hyperlegible Next"/>
    </style:style>
    <style:style style:name="P199" style:family="paragraph" style:parent-style-name="Text_20_body" style:list-style-name="L167">
      <style:paragraph-properties fo:margin-top="0in" fo:margin-bottom="0in" fo:text-align="justify" style:justify-single-word="false"/>
      <style:text-properties style:font-name="Atkinson Hyperlegible Next"/>
    </style:style>
    <style:style style:name="P200" style:family="paragraph" style:parent-style-name="Text_20_body">
      <style:paragraph-properties fo:margin-top="0in" fo:margin-bottom="0in" fo:text-align="justify" style:justify-single-word="false"/>
    </style:style>
    <style:style style:name="P201" style:family="paragraph" style:parent-style-name="Text_20_body" style:list-style-name="L3">
      <style:paragraph-properties fo:margin-top="0in" fo:margin-bottom="0in" fo:text-align="justify" style:justify-single-word="false"/>
    </style:style>
    <style:style style:name="P202" style:family="paragraph" style:parent-style-name="Text_20_body" style:list-style-name="L4">
      <style:paragraph-properties fo:margin-top="0in" fo:margin-bottom="0in" fo:text-align="justify" style:justify-single-word="false"/>
    </style:style>
    <style:style style:name="P203" style:family="paragraph" style:parent-style-name="Text_20_body" style:list-style-name="L5">
      <style:paragraph-properties fo:margin-top="0in" fo:margin-bottom="0in" fo:text-align="justify" style:justify-single-word="false"/>
    </style:style>
    <style:style style:name="P204" style:family="paragraph" style:parent-style-name="Text_20_body" style:list-style-name="L6">
      <style:paragraph-properties fo:margin-top="0in" fo:margin-bottom="0in" fo:text-align="justify" style:justify-single-word="false"/>
    </style:style>
    <style:style style:name="P205" style:family="paragraph" style:parent-style-name="Text_20_body" style:list-style-name="L7">
      <style:paragraph-properties fo:margin-top="0in" fo:margin-bottom="0in" fo:text-align="justify" style:justify-single-word="false"/>
    </style:style>
    <style:style style:name="P206" style:family="paragraph" style:parent-style-name="Text_20_body" style:list-style-name="L8">
      <style:paragraph-properties fo:margin-top="0in" fo:margin-bottom="0in" fo:text-align="justify" style:justify-single-word="false"/>
    </style:style>
    <style:style style:name="P207" style:family="paragraph" style:parent-style-name="Text_20_body" style:list-style-name="L9">
      <style:paragraph-properties fo:margin-top="0in" fo:margin-bottom="0in" fo:text-align="justify" style:justify-single-word="false"/>
    </style:style>
    <style:style style:name="P208" style:family="paragraph" style:parent-style-name="Text_20_body" style:list-style-name="L14">
      <style:paragraph-properties fo:margin-top="0in" fo:margin-bottom="0in" fo:text-align="justify" style:justify-single-word="false"/>
    </style:style>
    <style:style style:name="P209" style:family="paragraph" style:parent-style-name="Text_20_body" style:list-style-name="L15">
      <style:paragraph-properties fo:margin-top="0in" fo:margin-bottom="0in" fo:text-align="justify" style:justify-single-word="false"/>
    </style:style>
    <style:style style:name="P210" style:family="paragraph" style:parent-style-name="Text_20_body" style:list-style-name="L16">
      <style:paragraph-properties fo:margin-top="0in" fo:margin-bottom="0in" fo:text-align="justify" style:justify-single-word="false"/>
    </style:style>
    <style:style style:name="P211" style:family="paragraph" style:parent-style-name="Text_20_body" style:list-style-name="L17">
      <style:paragraph-properties fo:margin-top="0in" fo:margin-bottom="0in" fo:text-align="justify" style:justify-single-word="false"/>
    </style:style>
    <style:style style:name="P212" style:family="paragraph" style:parent-style-name="Text_20_body" style:list-style-name="L18">
      <style:paragraph-properties fo:margin-top="0in" fo:margin-bottom="0in" fo:text-align="justify" style:justify-single-word="false"/>
    </style:style>
    <style:style style:name="P213" style:family="paragraph" style:parent-style-name="Text_20_body" style:list-style-name="L19">
      <style:paragraph-properties fo:margin-top="0in" fo:margin-bottom="0in" fo:text-align="justify" style:justify-single-word="false"/>
    </style:style>
    <style:style style:name="P214" style:family="paragraph" style:parent-style-name="Text_20_body" style:list-style-name="L20">
      <style:paragraph-properties fo:margin-top="0in" fo:margin-bottom="0in" fo:text-align="justify" style:justify-single-word="false"/>
    </style:style>
    <style:style style:name="P215" style:family="paragraph" style:parent-style-name="Text_20_body" style:list-style-name="L21">
      <style:paragraph-properties fo:margin-top="0in" fo:margin-bottom="0in" fo:text-align="justify" style:justify-single-word="false"/>
    </style:style>
    <style:style style:name="P216" style:family="paragraph" style:parent-style-name="Text_20_body" style:list-style-name="L22">
      <style:paragraph-properties fo:margin-top="0in" fo:margin-bottom="0in" fo:text-align="justify" style:justify-single-word="false"/>
    </style:style>
    <style:style style:name="P217" style:family="paragraph" style:parent-style-name="Text_20_body" style:list-style-name="L23">
      <style:paragraph-properties fo:margin-top="0in" fo:margin-bottom="0in" fo:text-align="justify" style:justify-single-word="false"/>
    </style:style>
    <style:style style:name="P218" style:family="paragraph" style:parent-style-name="Text_20_body" style:list-style-name="L24">
      <style:paragraph-properties fo:margin-top="0in" fo:margin-bottom="0in" fo:text-align="justify" style:justify-single-word="false"/>
    </style:style>
    <style:style style:name="P219" style:family="paragraph" style:parent-style-name="Text_20_body" style:list-style-name="L25">
      <style:paragraph-properties fo:margin-top="0in" fo:margin-bottom="0in" fo:text-align="justify" style:justify-single-word="false"/>
    </style:style>
    <style:style style:name="P220" style:family="paragraph" style:parent-style-name="Text_20_body" style:list-style-name="L26">
      <style:paragraph-properties fo:margin-top="0in" fo:margin-bottom="0in" fo:text-align="justify" style:justify-single-word="false"/>
    </style:style>
    <style:style style:name="P221" style:family="paragraph" style:parent-style-name="Text_20_body" style:list-style-name="L27">
      <style:paragraph-properties fo:margin-top="0in" fo:margin-bottom="0in" fo:text-align="justify" style:justify-single-word="false"/>
    </style:style>
    <style:style style:name="P222" style:family="paragraph" style:parent-style-name="Text_20_body" style:list-style-name="L28">
      <style:paragraph-properties fo:margin-top="0in" fo:margin-bottom="0in" fo:text-align="justify" style:justify-single-word="false"/>
    </style:style>
    <style:style style:name="P223" style:family="paragraph" style:parent-style-name="Text_20_body" style:list-style-name="L29">
      <style:paragraph-properties fo:margin-top="0in" fo:margin-bottom="0in" fo:text-align="justify" style:justify-single-word="false"/>
    </style:style>
    <style:style style:name="P224" style:family="paragraph" style:parent-style-name="Text_20_body" style:list-style-name="L30">
      <style:paragraph-properties fo:margin-top="0in" fo:margin-bottom="0in" fo:text-align="justify" style:justify-single-word="false"/>
    </style:style>
    <style:style style:name="P225" style:family="paragraph" style:parent-style-name="Text_20_body" style:list-style-name="L31">
      <style:paragraph-properties fo:margin-top="0in" fo:margin-bottom="0in" fo:text-align="justify" style:justify-single-word="false"/>
    </style:style>
    <style:style style:name="P226" style:family="paragraph" style:parent-style-name="Text_20_body" style:list-style-name="L32">
      <style:paragraph-properties fo:margin-top="0in" fo:margin-bottom="0in" fo:text-align="justify" style:justify-single-word="false"/>
    </style:style>
    <style:style style:name="P227" style:family="paragraph" style:parent-style-name="Text_20_body" style:list-style-name="L33">
      <style:paragraph-properties fo:margin-top="0in" fo:margin-bottom="0in" fo:text-align="justify" style:justify-single-word="false"/>
    </style:style>
    <style:style style:name="P228" style:family="paragraph" style:parent-style-name="Text_20_body" style:list-style-name="L34">
      <style:paragraph-properties fo:margin-top="0in" fo:margin-bottom="0in" fo:text-align="justify" style:justify-single-word="false"/>
    </style:style>
    <style:style style:name="P229" style:family="paragraph" style:parent-style-name="Text_20_body" style:list-style-name="L35">
      <style:paragraph-properties fo:margin-top="0in" fo:margin-bottom="0in" fo:text-align="justify" style:justify-single-word="false"/>
    </style:style>
    <style:style style:name="P230" style:family="paragraph" style:parent-style-name="Text_20_body" style:list-style-name="L38">
      <style:paragraph-properties fo:margin-top="0in" fo:margin-bottom="0in" fo:text-align="justify" style:justify-single-word="false"/>
    </style:style>
    <style:style style:name="P231" style:family="paragraph" style:parent-style-name="Text_20_body" style:list-style-name="L39">
      <style:paragraph-properties fo:margin-top="0in" fo:margin-bottom="0in" fo:text-align="justify" style:justify-single-word="false"/>
    </style:style>
    <style:style style:name="P232" style:family="paragraph" style:parent-style-name="Text_20_body" style:list-style-name="L40">
      <style:paragraph-properties fo:margin-top="0in" fo:margin-bottom="0in" fo:text-align="justify" style:justify-single-word="false"/>
    </style:style>
    <style:style style:name="P233" style:family="paragraph" style:parent-style-name="Text_20_body" style:list-style-name="L46">
      <style:paragraph-properties fo:margin-top="0in" fo:margin-bottom="0in" fo:text-align="justify" style:justify-single-word="false"/>
    </style:style>
    <style:style style:name="P234" style:family="paragraph" style:parent-style-name="Text_20_body" style:list-style-name="L47">
      <style:paragraph-properties fo:margin-top="0in" fo:margin-bottom="0in" fo:text-align="justify" style:justify-single-word="false"/>
    </style:style>
    <style:style style:name="P235" style:family="paragraph" style:parent-style-name="Text_20_body" style:list-style-name="L48">
      <style:paragraph-properties fo:margin-top="0in" fo:margin-bottom="0in" fo:text-align="justify" style:justify-single-word="false"/>
    </style:style>
    <style:style style:name="P236" style:family="paragraph" style:parent-style-name="Text_20_body" style:list-style-name="L49">
      <style:paragraph-properties fo:margin-top="0in" fo:margin-bottom="0in" fo:text-align="justify" style:justify-single-word="false"/>
    </style:style>
    <style:style style:name="P237" style:family="paragraph" style:parent-style-name="Text_20_body" style:list-style-name="L50">
      <style:paragraph-properties fo:margin-top="0in" fo:margin-bottom="0in" fo:text-align="justify" style:justify-single-word="false"/>
    </style:style>
    <style:style style:name="P238" style:family="paragraph" style:parent-style-name="Text_20_body" style:list-style-name="L51">
      <style:paragraph-properties fo:margin-top="0in" fo:margin-bottom="0in" fo:text-align="justify" style:justify-single-word="false"/>
    </style:style>
    <style:style style:name="P239" style:family="paragraph" style:parent-style-name="Text_20_body" style:list-style-name="L52">
      <style:paragraph-properties fo:margin-top="0in" fo:margin-bottom="0in" fo:text-align="justify" style:justify-single-word="false"/>
    </style:style>
    <style:style style:name="P240" style:family="paragraph" style:parent-style-name="Text_20_body" style:list-style-name="L53">
      <style:paragraph-properties fo:margin-top="0in" fo:margin-bottom="0in" fo:text-align="justify" style:justify-single-word="false"/>
    </style:style>
    <style:style style:name="P241" style:family="paragraph" style:parent-style-name="Text_20_body" style:list-style-name="L54">
      <style:paragraph-properties fo:margin-top="0in" fo:margin-bottom="0in" fo:text-align="justify" style:justify-single-word="false"/>
    </style:style>
    <style:style style:name="P242" style:family="paragraph" style:parent-style-name="Text_20_body" style:list-style-name="L55">
      <style:paragraph-properties fo:margin-top="0in" fo:margin-bottom="0in" fo:text-align="justify" style:justify-single-word="false"/>
    </style:style>
    <style:style style:name="P243" style:family="paragraph" style:parent-style-name="Text_20_body" style:list-style-name="L56">
      <style:paragraph-properties fo:margin-top="0in" fo:margin-bottom="0in" fo:text-align="justify" style:justify-single-word="false"/>
    </style:style>
    <style:style style:name="P244" style:family="paragraph" style:parent-style-name="Text_20_body" style:list-style-name="L57">
      <style:paragraph-properties fo:margin-top="0in" fo:margin-bottom="0in" fo:text-align="justify" style:justify-single-word="false"/>
    </style:style>
    <style:style style:name="P245" style:family="paragraph" style:parent-style-name="Text_20_body" style:list-style-name="L58">
      <style:paragraph-properties fo:margin-top="0in" fo:margin-bottom="0in" fo:text-align="justify" style:justify-single-word="false"/>
    </style:style>
    <style:style style:name="P246" style:family="paragraph" style:parent-style-name="Text_20_body" style:list-style-name="L60">
      <style:paragraph-properties fo:margin-top="0in" fo:margin-bottom="0in" fo:text-align="justify" style:justify-single-word="false"/>
    </style:style>
    <style:style style:name="P247" style:family="paragraph" style:parent-style-name="Text_20_body" style:list-style-name="L61">
      <style:paragraph-properties fo:margin-top="0in" fo:margin-bottom="0in" fo:text-align="justify" style:justify-single-word="false"/>
    </style:style>
    <style:style style:name="P248" style:family="paragraph" style:parent-style-name="Text_20_body" style:list-style-name="L62">
      <style:paragraph-properties fo:margin-top="0in" fo:margin-bottom="0in" fo:text-align="justify" style:justify-single-word="false"/>
    </style:style>
    <style:style style:name="P249" style:family="paragraph" style:parent-style-name="Text_20_body" style:list-style-name="L63">
      <style:paragraph-properties fo:margin-top="0in" fo:margin-bottom="0in" fo:text-align="justify" style:justify-single-word="false"/>
    </style:style>
    <style:style style:name="P250" style:family="paragraph" style:parent-style-name="Text_20_body" style:list-style-name="L64">
      <style:paragraph-properties fo:margin-top="0in" fo:margin-bottom="0in" fo:text-align="justify" style:justify-single-word="false"/>
    </style:style>
    <style:style style:name="P251" style:family="paragraph" style:parent-style-name="Text_20_body" style:list-style-name="L65">
      <style:paragraph-properties fo:margin-top="0in" fo:margin-bottom="0in" fo:text-align="justify" style:justify-single-word="false"/>
    </style:style>
    <style:style style:name="P252" style:family="paragraph" style:parent-style-name="Text_20_body" style:list-style-name="L66">
      <style:paragraph-properties fo:margin-top="0in" fo:margin-bottom="0in" fo:text-align="justify" style:justify-single-word="false"/>
    </style:style>
    <style:style style:name="P253" style:family="paragraph" style:parent-style-name="Text_20_body" style:list-style-name="L67">
      <style:paragraph-properties fo:margin-top="0in" fo:margin-bottom="0in" fo:text-align="justify" style:justify-single-word="false"/>
    </style:style>
    <style:style style:name="P254" style:family="paragraph" style:parent-style-name="Text_20_body" style:list-style-name="L68">
      <style:paragraph-properties fo:margin-top="0in" fo:margin-bottom="0in" fo:text-align="justify" style:justify-single-word="false"/>
    </style:style>
    <style:style style:name="P255" style:family="paragraph" style:parent-style-name="Text_20_body" style:list-style-name="L69">
      <style:paragraph-properties fo:margin-top="0in" fo:margin-bottom="0in" fo:text-align="justify" style:justify-single-word="false"/>
    </style:style>
    <style:style style:name="P256" style:family="paragraph" style:parent-style-name="Text_20_body" style:list-style-name="L70">
      <style:paragraph-properties fo:margin-top="0in" fo:margin-bottom="0in" fo:text-align="justify" style:justify-single-word="false"/>
    </style:style>
    <style:style style:name="P257" style:family="paragraph" style:parent-style-name="Text_20_body" style:list-style-name="L71">
      <style:paragraph-properties fo:margin-top="0in" fo:margin-bottom="0in" fo:text-align="justify" style:justify-single-word="false"/>
    </style:style>
    <style:style style:name="P258" style:family="paragraph" style:parent-style-name="Text_20_body" style:list-style-name="L72">
      <style:paragraph-properties fo:margin-top="0in" fo:margin-bottom="0in" fo:text-align="justify" style:justify-single-word="false"/>
    </style:style>
    <style:style style:name="P259" style:family="paragraph" style:parent-style-name="Text_20_body" style:list-style-name="L73">
      <style:paragraph-properties fo:margin-top="0in" fo:margin-bottom="0in" fo:text-align="justify" style:justify-single-word="false"/>
    </style:style>
    <style:style style:name="P260" style:family="paragraph" style:parent-style-name="Text_20_body" style:list-style-name="L74">
      <style:paragraph-properties fo:margin-top="0in" fo:margin-bottom="0in" fo:text-align="justify" style:justify-single-word="false"/>
    </style:style>
    <style:style style:name="P261" style:family="paragraph" style:parent-style-name="Text_20_body" style:list-style-name="L75">
      <style:paragraph-properties fo:margin-top="0in" fo:margin-bottom="0in" fo:text-align="justify" style:justify-single-word="false"/>
    </style:style>
    <style:style style:name="P262" style:family="paragraph" style:parent-style-name="Text_20_body" style:list-style-name="L76">
      <style:paragraph-properties fo:margin-top="0in" fo:margin-bottom="0in" fo:text-align="justify" style:justify-single-word="false"/>
    </style:style>
    <style:style style:name="P263" style:family="paragraph" style:parent-style-name="Text_20_body" style:list-style-name="L77">
      <style:paragraph-properties fo:margin-top="0in" fo:margin-bottom="0in" fo:text-align="justify" style:justify-single-word="false"/>
    </style:style>
    <style:style style:name="P264" style:family="paragraph" style:parent-style-name="Text_20_body" style:list-style-name="L78">
      <style:paragraph-properties fo:margin-top="0in" fo:margin-bottom="0in" fo:text-align="justify" style:justify-single-word="false"/>
    </style:style>
    <style:style style:name="P265" style:family="paragraph" style:parent-style-name="Text_20_body" style:list-style-name="L79">
      <style:paragraph-properties fo:margin-top="0in" fo:margin-bottom="0in" fo:text-align="justify" style:justify-single-word="false"/>
    </style:style>
    <style:style style:name="P266" style:family="paragraph" style:parent-style-name="Text_20_body" style:list-style-name="L80">
      <style:paragraph-properties fo:margin-top="0in" fo:margin-bottom="0in" fo:text-align="justify" style:justify-single-word="false"/>
    </style:style>
    <style:style style:name="P267" style:family="paragraph" style:parent-style-name="Text_20_body" style:list-style-name="L81">
      <style:paragraph-properties fo:margin-top="0in" fo:margin-bottom="0in" fo:text-align="justify" style:justify-single-word="false"/>
    </style:style>
    <style:style style:name="P268" style:family="paragraph" style:parent-style-name="Text_20_body" style:list-style-name="L82">
      <style:paragraph-properties fo:margin-top="0in" fo:margin-bottom="0in" fo:text-align="justify" style:justify-single-word="false"/>
    </style:style>
    <style:style style:name="P269" style:family="paragraph" style:parent-style-name="Text_20_body" style:list-style-name="L83">
      <style:paragraph-properties fo:margin-top="0in" fo:margin-bottom="0in" fo:text-align="justify" style:justify-single-word="false"/>
    </style:style>
    <style:style style:name="P270" style:family="paragraph" style:parent-style-name="Text_20_body" style:list-style-name="L84">
      <style:paragraph-properties fo:margin-top="0in" fo:margin-bottom="0in" fo:text-align="justify" style:justify-single-word="false"/>
    </style:style>
    <style:style style:name="P271" style:family="paragraph" style:parent-style-name="Text_20_body" style:list-style-name="L85">
      <style:paragraph-properties fo:margin-top="0in" fo:margin-bottom="0in" fo:text-align="justify" style:justify-single-word="false"/>
    </style:style>
    <style:style style:name="P272" style:family="paragraph" style:parent-style-name="Text_20_body" style:list-style-name="L86">
      <style:paragraph-properties fo:margin-top="0in" fo:margin-bottom="0in" fo:text-align="justify" style:justify-single-word="false"/>
    </style:style>
    <style:style style:name="P273" style:family="paragraph" style:parent-style-name="Text_20_body" style:list-style-name="L87">
      <style:paragraph-properties fo:margin-top="0in" fo:margin-bottom="0in" fo:text-align="justify" style:justify-single-word="false"/>
    </style:style>
    <style:style style:name="P274" style:family="paragraph" style:parent-style-name="Text_20_body" style:list-style-name="L88">
      <style:paragraph-properties fo:margin-top="0in" fo:margin-bottom="0in" fo:text-align="justify" style:justify-single-word="false"/>
    </style:style>
    <style:style style:name="P275" style:family="paragraph" style:parent-style-name="Text_20_body" style:list-style-name="L89">
      <style:paragraph-properties fo:margin-top="0in" fo:margin-bottom="0in" fo:text-align="justify" style:justify-single-word="false"/>
    </style:style>
    <style:style style:name="P276" style:family="paragraph" style:parent-style-name="Text_20_body" style:list-style-name="L90">
      <style:paragraph-properties fo:margin-top="0in" fo:margin-bottom="0in" fo:text-align="justify" style:justify-single-word="false"/>
    </style:style>
    <style:style style:name="P277" style:family="paragraph" style:parent-style-name="Text_20_body" style:list-style-name="L91">
      <style:paragraph-properties fo:margin-top="0in" fo:margin-bottom="0in" fo:text-align="justify" style:justify-single-word="false"/>
    </style:style>
    <style:style style:name="P278" style:family="paragraph" style:parent-style-name="Text_20_body" style:list-style-name="L92">
      <style:paragraph-properties fo:margin-top="0in" fo:margin-bottom="0in" fo:text-align="justify" style:justify-single-word="false"/>
    </style:style>
    <style:style style:name="P279" style:family="paragraph" style:parent-style-name="Text_20_body" style:list-style-name="L93">
      <style:paragraph-properties fo:margin-top="0in" fo:margin-bottom="0in" fo:text-align="justify" style:justify-single-word="false"/>
    </style:style>
    <style:style style:name="P280" style:family="paragraph" style:parent-style-name="Text_20_body" style:list-style-name="L94">
      <style:paragraph-properties fo:margin-top="0in" fo:margin-bottom="0in" fo:text-align="justify" style:justify-single-word="false"/>
    </style:style>
    <style:style style:name="P281" style:family="paragraph" style:parent-style-name="Text_20_body" style:list-style-name="L95">
      <style:paragraph-properties fo:margin-top="0in" fo:margin-bottom="0in" fo:text-align="justify" style:justify-single-word="false"/>
    </style:style>
    <style:style style:name="P282" style:family="paragraph" style:parent-style-name="Text_20_body" style:list-style-name="L96">
      <style:paragraph-properties fo:margin-top="0in" fo:margin-bottom="0in" fo:text-align="justify" style:justify-single-word="false"/>
    </style:style>
    <style:style style:name="P283" style:family="paragraph" style:parent-style-name="Text_20_body" style:list-style-name="L97">
      <style:paragraph-properties fo:margin-top="0in" fo:margin-bottom="0in" fo:text-align="justify" style:justify-single-word="false"/>
    </style:style>
    <style:style style:name="P284" style:family="paragraph" style:parent-style-name="Text_20_body" style:list-style-name="L98">
      <style:paragraph-properties fo:margin-top="0in" fo:margin-bottom="0in" fo:text-align="justify" style:justify-single-word="false"/>
    </style:style>
    <style:style style:name="P285" style:family="paragraph" style:parent-style-name="Text_20_body" style:list-style-name="L99">
      <style:paragraph-properties fo:margin-top="0in" fo:margin-bottom="0in" fo:text-align="justify" style:justify-single-word="false"/>
    </style:style>
    <style:style style:name="P286" style:family="paragraph" style:parent-style-name="Text_20_body" style:list-style-name="L100">
      <style:paragraph-properties fo:margin-top="0in" fo:margin-bottom="0in" fo:text-align="justify" style:justify-single-word="false"/>
    </style:style>
    <style:style style:name="P287" style:family="paragraph" style:parent-style-name="Text_20_body" style:list-style-name="L101">
      <style:paragraph-properties fo:margin-top="0in" fo:margin-bottom="0in" fo:text-align="justify" style:justify-single-word="false"/>
    </style:style>
    <style:style style:name="P288" style:family="paragraph" style:parent-style-name="Text_20_body" style:list-style-name="L102">
      <style:paragraph-properties fo:margin-top="0in" fo:margin-bottom="0in" fo:text-align="justify" style:justify-single-word="false"/>
    </style:style>
    <style:style style:name="P289" style:family="paragraph" style:parent-style-name="Text_20_body" style:list-style-name="L103">
      <style:paragraph-properties fo:margin-top="0in" fo:margin-bottom="0in" fo:text-align="justify" style:justify-single-word="false"/>
    </style:style>
    <style:style style:name="P290" style:family="paragraph" style:parent-style-name="Text_20_body" style:list-style-name="L104">
      <style:paragraph-properties fo:margin-top="0in" fo:margin-bottom="0in" fo:text-align="justify" style:justify-single-word="false"/>
    </style:style>
    <style:style style:name="P291" style:family="paragraph" style:parent-style-name="Text_20_body" style:list-style-name="L105">
      <style:paragraph-properties fo:margin-top="0in" fo:margin-bottom="0in" fo:text-align="justify" style:justify-single-word="false"/>
    </style:style>
    <style:style style:name="P292" style:family="paragraph" style:parent-style-name="Text_20_body" style:list-style-name="L106">
      <style:paragraph-properties fo:margin-top="0in" fo:margin-bottom="0in" fo:text-align="justify" style:justify-single-word="false"/>
    </style:style>
    <style:style style:name="P293" style:family="paragraph" style:parent-style-name="Text_20_body" style:list-style-name="L107">
      <style:paragraph-properties fo:margin-top="0in" fo:margin-bottom="0in" fo:text-align="justify" style:justify-single-word="false"/>
    </style:style>
    <style:style style:name="P294" style:family="paragraph" style:parent-style-name="Text_20_body" style:list-style-name="L108">
      <style:paragraph-properties fo:margin-top="0in" fo:margin-bottom="0in" fo:text-align="justify" style:justify-single-word="false"/>
    </style:style>
    <style:style style:name="P295" style:family="paragraph" style:parent-style-name="Text_20_body" style:list-style-name="L109">
      <style:paragraph-properties fo:margin-top="0in" fo:margin-bottom="0in" fo:text-align="justify" style:justify-single-word="false"/>
    </style:style>
    <style:style style:name="P296" style:family="paragraph" style:parent-style-name="Text_20_body" style:list-style-name="L110">
      <style:paragraph-properties fo:margin-top="0in" fo:margin-bottom="0in" fo:text-align="justify" style:justify-single-word="false"/>
    </style:style>
    <style:style style:name="P297" style:family="paragraph" style:parent-style-name="Text_20_body" style:list-style-name="L111">
      <style:paragraph-properties fo:margin-top="0in" fo:margin-bottom="0in" fo:text-align="justify" style:justify-single-word="false"/>
    </style:style>
    <style:style style:name="P298" style:family="paragraph" style:parent-style-name="Text_20_body" style:list-style-name="L112">
      <style:paragraph-properties fo:margin-top="0in" fo:margin-bottom="0in" fo:text-align="justify" style:justify-single-word="false"/>
    </style:style>
    <style:style style:name="P299" style:family="paragraph" style:parent-style-name="Text_20_body" style:list-style-name="L113">
      <style:paragraph-properties fo:margin-top="0in" fo:margin-bottom="0in" fo:text-align="justify" style:justify-single-word="false"/>
    </style:style>
    <style:style style:name="P300" style:family="paragraph" style:parent-style-name="Text_20_body" style:list-style-name="L114">
      <style:paragraph-properties fo:margin-top="0in" fo:margin-bottom="0in" fo:text-align="justify" style:justify-single-word="false"/>
    </style:style>
    <style:style style:name="P301" style:family="paragraph" style:parent-style-name="Text_20_body" style:list-style-name="L115">
      <style:paragraph-properties fo:margin-top="0in" fo:margin-bottom="0in" fo:text-align="justify" style:justify-single-word="false"/>
    </style:style>
    <style:style style:name="P302" style:family="paragraph" style:parent-style-name="Text_20_body" style:list-style-name="L116">
      <style:paragraph-properties fo:margin-top="0in" fo:margin-bottom="0in" fo:text-align="justify" style:justify-single-word="false"/>
    </style:style>
    <style:style style:name="P303" style:family="paragraph" style:parent-style-name="Text_20_body" style:list-style-name="L117">
      <style:paragraph-properties fo:margin-top="0in" fo:margin-bottom="0in" fo:text-align="justify" style:justify-single-word="false"/>
    </style:style>
    <style:style style:name="P304" style:family="paragraph" style:parent-style-name="Text_20_body" style:list-style-name="L118">
      <style:paragraph-properties fo:margin-top="0in" fo:margin-bottom="0in" fo:text-align="justify" style:justify-single-word="false"/>
    </style:style>
    <style:style style:name="P305" style:family="paragraph" style:parent-style-name="Text_20_body" style:list-style-name="L119">
      <style:paragraph-properties fo:margin-top="0in" fo:margin-bottom="0in" fo:text-align="justify" style:justify-single-word="false"/>
    </style:style>
    <style:style style:name="P306" style:family="paragraph" style:parent-style-name="Text_20_body" style:list-style-name="L120">
      <style:paragraph-properties fo:margin-top="0in" fo:margin-bottom="0in" fo:text-align="justify" style:justify-single-word="false"/>
    </style:style>
    <style:style style:name="P307" style:family="paragraph" style:parent-style-name="Text_20_body" style:list-style-name="L121">
      <style:paragraph-properties fo:margin-top="0in" fo:margin-bottom="0in" fo:text-align="justify" style:justify-single-word="false"/>
    </style:style>
    <style:style style:name="P308" style:family="paragraph" style:parent-style-name="Text_20_body" style:list-style-name="L122">
      <style:paragraph-properties fo:margin-top="0in" fo:margin-bottom="0in" fo:text-align="justify" style:justify-single-word="false"/>
    </style:style>
    <style:style style:name="P309" style:family="paragraph" style:parent-style-name="Text_20_body" style:list-style-name="L123">
      <style:paragraph-properties fo:margin-top="0in" fo:margin-bottom="0in" fo:text-align="justify" style:justify-single-word="false"/>
    </style:style>
    <style:style style:name="P310" style:family="paragraph" style:parent-style-name="Text_20_body" style:list-style-name="L124">
      <style:paragraph-properties fo:margin-top="0in" fo:margin-bottom="0in" fo:text-align="justify" style:justify-single-word="false"/>
    </style:style>
    <style:style style:name="P311" style:family="paragraph" style:parent-style-name="Text_20_body" style:list-style-name="L125">
      <style:paragraph-properties fo:margin-top="0in" fo:margin-bottom="0in" fo:text-align="justify" style:justify-single-word="false"/>
    </style:style>
    <style:style style:name="P312" style:family="paragraph" style:parent-style-name="Text_20_body" style:list-style-name="L126">
      <style:paragraph-properties fo:margin-top="0in" fo:margin-bottom="0in" fo:text-align="justify" style:justify-single-word="false"/>
    </style:style>
    <style:style style:name="P313" style:family="paragraph" style:parent-style-name="Text_20_body" style:list-style-name="L127">
      <style:paragraph-properties fo:margin-top="0in" fo:margin-bottom="0in" fo:text-align="justify" style:justify-single-word="false"/>
    </style:style>
    <style:style style:name="P314" style:family="paragraph" style:parent-style-name="Text_20_body" style:list-style-name="L128">
      <style:paragraph-properties fo:margin-top="0in" fo:margin-bottom="0in" fo:text-align="justify" style:justify-single-word="false"/>
    </style:style>
    <style:style style:name="P315" style:family="paragraph" style:parent-style-name="Text_20_body" style:list-style-name="L129">
      <style:paragraph-properties fo:margin-top="0in" fo:margin-bottom="0in" fo:text-align="justify" style:justify-single-word="false"/>
    </style:style>
    <style:style style:name="P316" style:family="paragraph" style:parent-style-name="Text_20_body" style:list-style-name="L130">
      <style:paragraph-properties fo:margin-top="0in" fo:margin-bottom="0in" fo:text-align="justify" style:justify-single-word="false"/>
    </style:style>
    <style:style style:name="P317" style:family="paragraph" style:parent-style-name="Text_20_body" style:list-style-name="L131">
      <style:paragraph-properties fo:margin-top="0in" fo:margin-bottom="0in" fo:text-align="justify" style:justify-single-word="false"/>
    </style:style>
    <style:style style:name="P318" style:family="paragraph" style:parent-style-name="Text_20_body" style:list-style-name="L132">
      <style:paragraph-properties fo:margin-top="0in" fo:margin-bottom="0in" fo:text-align="justify" style:justify-single-word="false"/>
    </style:style>
    <style:style style:name="P319" style:family="paragraph" style:parent-style-name="Text_20_body" style:list-style-name="L133">
      <style:paragraph-properties fo:margin-top="0in" fo:margin-bottom="0in" fo:text-align="justify" style:justify-single-word="false"/>
    </style:style>
    <style:style style:name="P320" style:family="paragraph" style:parent-style-name="Text_20_body" style:list-style-name="L134">
      <style:paragraph-properties fo:margin-top="0in" fo:margin-bottom="0in" fo:text-align="justify" style:justify-single-word="false"/>
    </style:style>
    <style:style style:name="P321" style:family="paragraph" style:parent-style-name="Text_20_body" style:list-style-name="L135">
      <style:paragraph-properties fo:margin-top="0in" fo:margin-bottom="0in" fo:text-align="justify" style:justify-single-word="false"/>
    </style:style>
    <style:style style:name="P322" style:family="paragraph" style:parent-style-name="Text_20_body" style:list-style-name="L136">
      <style:paragraph-properties fo:margin-top="0in" fo:margin-bottom="0in" fo:text-align="justify" style:justify-single-word="false"/>
    </style:style>
    <style:style style:name="P323" style:family="paragraph" style:parent-style-name="Text_20_body" style:list-style-name="L137">
      <style:paragraph-properties fo:margin-top="0in" fo:margin-bottom="0in" fo:text-align="justify" style:justify-single-word="false"/>
    </style:style>
    <style:style style:name="P324" style:family="paragraph" style:parent-style-name="Text_20_body" style:list-style-name="L138">
      <style:paragraph-properties fo:margin-top="0in" fo:margin-bottom="0in" fo:text-align="justify" style:justify-single-word="false"/>
    </style:style>
    <style:style style:name="P325" style:family="paragraph" style:parent-style-name="Text_20_body" style:list-style-name="L139">
      <style:paragraph-properties fo:margin-top="0in" fo:margin-bottom="0in" fo:text-align="justify" style:justify-single-word="false"/>
    </style:style>
    <style:style style:name="P326" style:family="paragraph" style:parent-style-name="Text_20_body" style:list-style-name="L140">
      <style:paragraph-properties fo:margin-top="0in" fo:margin-bottom="0in" fo:text-align="justify" style:justify-single-word="false"/>
    </style:style>
    <style:style style:name="P327" style:family="paragraph" style:parent-style-name="Text_20_body" style:list-style-name="L141">
      <style:paragraph-properties fo:margin-top="0in" fo:margin-bottom="0in" fo:text-align="justify" style:justify-single-word="false"/>
    </style:style>
    <style:style style:name="P328" style:family="paragraph" style:parent-style-name="Text_20_body" style:list-style-name="L142">
      <style:paragraph-properties fo:margin-top="0in" fo:margin-bottom="0in" fo:text-align="justify" style:justify-single-word="false"/>
    </style:style>
    <style:style style:name="P329" style:family="paragraph" style:parent-style-name="Text_20_body" style:list-style-name="L143">
      <style:paragraph-properties fo:margin-top="0in" fo:margin-bottom="0in" fo:text-align="justify" style:justify-single-word="false"/>
    </style:style>
    <style:style style:name="P330" style:family="paragraph" style:parent-style-name="Text_20_body" style:list-style-name="L144">
      <style:paragraph-properties fo:margin-top="0in" fo:margin-bottom="0in" fo:text-align="justify" style:justify-single-word="false"/>
    </style:style>
    <style:style style:name="P331" style:family="paragraph" style:parent-style-name="Text_20_body" style:list-style-name="L145">
      <style:paragraph-properties fo:margin-top="0in" fo:margin-bottom="0in" fo:text-align="justify" style:justify-single-word="false"/>
    </style:style>
    <style:style style:name="P332" style:family="paragraph" style:parent-style-name="Text_20_body" style:list-style-name="L146">
      <style:paragraph-properties fo:margin-top="0in" fo:margin-bottom="0in" fo:text-align="justify" style:justify-single-word="false"/>
    </style:style>
    <style:style style:name="P333" style:family="paragraph" style:parent-style-name="Text_20_body" style:list-style-name="L147">
      <style:paragraph-properties fo:margin-top="0in" fo:margin-bottom="0in" fo:text-align="justify" style:justify-single-word="false"/>
    </style:style>
    <style:style style:name="P334" style:family="paragraph" style:parent-style-name="Text_20_body" style:list-style-name="L148">
      <style:paragraph-properties fo:margin-top="0in" fo:margin-bottom="0in" fo:text-align="justify" style:justify-single-word="false"/>
    </style:style>
    <style:style style:name="P335" style:family="paragraph" style:parent-style-name="Text_20_body" style:list-style-name="L149">
      <style:paragraph-properties fo:margin-top="0in" fo:margin-bottom="0in" fo:text-align="justify" style:justify-single-word="false"/>
    </style:style>
    <style:style style:name="P336" style:family="paragraph" style:parent-style-name="Text_20_body" style:list-style-name="L150">
      <style:paragraph-properties fo:margin-top="0in" fo:margin-bottom="0in" fo:text-align="justify" style:justify-single-word="false"/>
    </style:style>
    <style:style style:name="P337" style:family="paragraph" style:parent-style-name="Text_20_body" style:list-style-name="L151">
      <style:paragraph-properties fo:margin-top="0in" fo:margin-bottom="0in" fo:text-align="justify" style:justify-single-word="false"/>
    </style:style>
    <style:style style:name="P338" style:family="paragraph" style:parent-style-name="Text_20_body" style:list-style-name="L152">
      <style:paragraph-properties fo:margin-top="0in" fo:margin-bottom="0in" fo:text-align="justify" style:justify-single-word="false"/>
    </style:style>
    <style:style style:name="P339" style:family="paragraph" style:parent-style-name="Text_20_body" style:list-style-name="L153">
      <style:paragraph-properties fo:margin-top="0in" fo:margin-bottom="0in" fo:text-align="justify" style:justify-single-word="false"/>
    </style:style>
    <style:style style:name="P340" style:family="paragraph" style:parent-style-name="Text_20_body" style:list-style-name="L154">
      <style:paragraph-properties fo:margin-top="0in" fo:margin-bottom="0in" fo:text-align="justify" style:justify-single-word="false"/>
    </style:style>
    <style:style style:name="P341" style:family="paragraph" style:parent-style-name="Text_20_body" style:list-style-name="L155">
      <style:paragraph-properties fo:margin-top="0in" fo:margin-bottom="0in" fo:text-align="justify" style:justify-single-word="false"/>
    </style:style>
    <style:style style:name="P342" style:family="paragraph" style:parent-style-name="Text_20_body" style:list-style-name="L156">
      <style:paragraph-properties fo:margin-top="0in" fo:margin-bottom="0in" fo:text-align="justify" style:justify-single-word="false"/>
    </style:style>
    <style:style style:name="P343" style:family="paragraph" style:parent-style-name="Text_20_body" style:list-style-name="L157">
      <style:paragraph-properties fo:margin-top="0in" fo:margin-bottom="0in" fo:text-align="justify" style:justify-single-word="false"/>
    </style:style>
    <style:style style:name="P344" style:family="paragraph" style:parent-style-name="Text_20_body" style:list-style-name="L158">
      <style:paragraph-properties fo:margin-top="0in" fo:margin-bottom="0in" fo:text-align="justify" style:justify-single-word="false"/>
    </style:style>
    <style:style style:name="P345" style:family="paragraph" style:parent-style-name="Text_20_body" style:list-style-name="L159">
      <style:paragraph-properties fo:margin-top="0in" fo:margin-bottom="0in" fo:text-align="justify" style:justify-single-word="false"/>
    </style:style>
    <style:style style:name="P346" style:family="paragraph" style:parent-style-name="Text_20_body" style:list-style-name="L160">
      <style:paragraph-properties fo:margin-top="0in" fo:margin-bottom="0in" fo:text-align="justify" style:justify-single-word="false"/>
    </style:style>
    <style:style style:name="P347" style:family="paragraph" style:parent-style-name="Text_20_body" style:list-style-name="L161">
      <style:paragraph-properties fo:margin-top="0in" fo:margin-bottom="0in" fo:text-align="justify" style:justify-single-word="false"/>
    </style:style>
    <style:style style:name="P348" style:family="paragraph" style:parent-style-name="Text_20_body" style:list-style-name="L162">
      <style:paragraph-properties fo:margin-top="0in" fo:margin-bottom="0in" fo:text-align="justify" style:justify-single-word="false"/>
    </style:style>
    <style:style style:name="P349" style:family="paragraph" style:parent-style-name="Text_20_body" style:list-style-name="L163">
      <style:paragraph-properties fo:margin-top="0in" fo:margin-bottom="0in" fo:text-align="justify" style:justify-single-word="false"/>
    </style:style>
    <style:style style:name="P350" style:family="paragraph" style:parent-style-name="Text_20_body" style:list-style-name="L164">
      <style:paragraph-properties fo:margin-top="0in" fo:margin-bottom="0in" fo:text-align="justify" style:justify-single-word="false"/>
    </style:style>
    <style:style style:name="P351" style:family="paragraph" style:parent-style-name="Text_20_body" style:list-style-name="L165">
      <style:paragraph-properties fo:margin-top="0in" fo:margin-bottom="0in" fo:text-align="justify" style:justify-single-word="false"/>
    </style:style>
    <style:style style:name="P352" style:family="paragraph" style:parent-style-name="Text_20_body" style:list-style-name="L166">
      <style:paragraph-properties fo:margin-top="0in" fo:margin-bottom="0in" fo:text-align="justify" style:justify-single-word="false"/>
    </style:style>
    <style:style style:name="P353" style:family="paragraph" style:parent-style-name="Text_20_body" style:list-style-name="L168">
      <style:paragraph-properties fo:margin-top="0in" fo:margin-bottom="0in" fo:text-align="justify" style:justify-single-word="false"/>
    </style:style>
    <style:style style:name="P354" style:family="paragraph" style:parent-style-name="Text_20_body" style:list-style-name="L169">
      <style:paragraph-properties fo:margin-top="0in" fo:margin-bottom="0in" fo:text-align="justify" style:justify-single-word="false"/>
    </style:style>
    <style:style style:name="P355" style:family="paragraph" style:parent-style-name="Text_20_body" style:list-style-name="L170">
      <style:paragraph-properties fo:margin-top="0in" fo:margin-bottom="0in" fo:text-align="justify" style:justify-single-word="false"/>
    </style:style>
    <style:style style:name="P356" style:family="paragraph" style:parent-style-name="Text_20_body">
      <style:paragraph-properties fo:text-align="justify" style:justify-single-word="false" style:writing-mode="lr-tb"/>
      <style:text-properties style:font-name="Atkinson Hyperlegible Next"/>
    </style:style>
    <style:style style:name="P357" style:family="paragraph" style:parent-style-name="Standard">
      <style:paragraph-properties fo:text-align="justify" style:justify-single-word="false"/>
      <style:text-properties style:font-name="Atkinson Hyperlegible Next"/>
    </style:style>
    <style:style style:name="P358" style:family="paragraph" style:parent-style-name="Standard">
      <style:paragraph-properties fo:margin-top="0in" fo:margin-bottom="0.1965in" fo:text-align="justify" style:justify-single-word="false"/>
      <style:text-properties style:font-name="Atkinson Hyperlegible Next"/>
    </style:style>
    <style:style style:name="P359" style:family="paragraph" style:parent-style-name="Horizontal_20_Line">
      <style:paragraph-properties fo:text-align="justify" style:justify-single-word="false"/>
      <style:text-properties style:font-name="Atkinson Hyperlegible Next"/>
    </style:style>
    <style:style style:name="P360" style:family="paragraph" style:parent-style-name="Heading_20_1">
      <style:paragraph-properties fo:text-align="justify" style:justify-single-word="false"/>
      <style:text-properties style:font-name="Atkinson Hyperlegible Next"/>
    </style:style>
    <style:style style:name="T1" style:family="text">
      <style:text-properties style:font-name="Atkinson Hyperlegible Nex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7">Gemini Advanced </text:p>
      <text:p text:style-name="P357">2.5 Pro (experimental)</text:p>
      <text:p text:style-name="P358">Percakapan baru</text:p>
      <text:h text:style-name="P360" text:outline-level="1">Terbaru </text:h>
      <text:section text:style-name="Sect1" text:name="conversations-list-0">
        <text:p text:style-name="P175">[+4] PASC - Desktop Lazarus </text:p>
        <text:p text:style-name="P175">[+] FUTRE - Teleportasi: Bukan Lagi Khayalan </text:p>
        <text:p text:style-name="P175">[+6 ] Kerangka Buku Amazon </text:p>
        <text:p text:style-name="P175">[+8] Buku Evolusi Game Komputer </text:p>
        <text:p text:style-name="P175">#[@7] Buku X/Twitter </text:p>
        <text:p text:style-name="P175">Lebih sedikit</text:p>
        <text:p text:style-name="P175">[+] FUTRE - Mencetak Organ Tubuh: Harapan Baru Medis </text:p>
        <text:p text:style-name="P175">[@4] Buku Meta/Facebook: Outline </text:p>
        <text:p text:style-name="P175">Outline Buku Aplikasi Perkantoran </text:p>
        <text:p text:style-name="P175">#[@2] Buku Microsoft Nonfiksi </text:p>
        <text:p text:style-name="P175">[+2] ITPEMULA-Dekode Dunia Kuantum </text:p>
        <text:p text:style-name="P175">[@3] Buku Google: Panduan Lengkap </text:p>
        <text:p text:style-name="P175">[ @3] PASC - ADVANCED </text:p>
        <text:p text:style-name="P175">[+1 ] GEM-Gemini untuk Riset </text:p>
        <text:p text:style-name="P175">[@1] Buku Apple: Sejarah &amp; Inovasi </text:p>
        <text:p text:style-name="P175">#[@1] ITPEMULA-Gerbang Menuju Kuantum </text:p>
        <text:p text:style-name="P175">Muat lainnya</text:p>
      </text:section>
      <text:h text:style-name="P360" text:outline-level="1">Gem</text:h>
      <text:p text:style-name="P175">Pencari ide</text:p>
      <text:p text:style-name="P175">Konsultan karier</text:p>
      <text:p text:style-name="P175">Partner coding</text:p>
      <text:p text:style-name="P175">Lainnya</text:p>
      <text:p text:style-name="P175">Pengelola Gem</text:p>
      <text:p text:style-name="P175">Bantuan</text:p>
      <text:p text:style-name="P175">Aktivitas</text:p>
      <text:p text:style-name="P175">Setelan</text:p>
      <text:p text:style-name="P1">Kota Medan, Sumatera Utara, Indonesia <text:line-break/><text:soft-page-break/>Dari alamat IP Anda • Perbarui lokasi</text:p>
      <text:h text:style-name="P360" text:outline-level="1">Percakapan dengan Gemini</text:h>
      <text:section text:style-name="Sect1" text:name="chat-history">
        <text:p text:style-name="P1"/>
        <text:section text:style-name="Sect1" text:name="68e233d09765a8ae">
          <text:p text:style-name="P1"/>
          <text:section text:style-name="Sect1" text:name="user-query-content-0">
            <text:p text:style-name="P356">saya ingin menyusun buku nonfiksi untuk masyarakat umum. buku ini membahas evolusi game komputer dari yang paling awal sampai saat ini dan masa depan. buatkan saya outline bab dan subbab buku ini </text:p>
          </text:section>
          <text:p text:style-name="P175">Tampilkan alur berpikir</text:p>
          <text:section text:style-name="Sect2" text:name="model-response-message-contentr_68e233d09765a8ae">
            <text:p text:style-name="P1">Tentu, ini adalah draf kerangka (outline) bab dan subbab untuk buku nonfiksi tentang evolusi game komputer, yang ditujukan untuk masyarakat umum. Kerangka ini disusun secara kronologis dengan sentuhan tematik untuk menjaga alur cerita yang menarik.</text:p>
            <text:p text:style-name="P22"><text:span text:style-name="Strong_20_Emphasis"><text:span text:style-name="T1">Judul Buku (Saran):</text:span></text:span><text:span text:style-name="T1"> </text:span><text:span text:style-name="Emphasis"><text:span text:style-name="T1">Dari Piksel ke Metaverse: Evolusi Game Komputer dan Masa Depannya</text:span></text:span><text:span text:style-name="T1"> atau </text:span><text:span text:style-name="Emphasis"><text:span text:style-name="T1">Mesin Waktu Digital: Perjalanan Game Komputer dari Masa Lalu ke Masa Depan</text:span></text:span></text:p>
            <text:p text:style-name="P359"/>
            <text:p text:style-name="P22"><text:span text:style-name="Strong_20_Emphasis"><text:span text:style-name="T1">Kata Pengantar</text:span></text:span></text:p>
            <text:list xml:id="list6880103447605222025" text:style-name="L1">
              <text:list-item>
                <text:p text:style-name="P176">Mengapa buku ini penting? Daya tarik universal game. </text:p>
              </text:list-item>
              <text:list-item>
                <text:p text:style-name="P176">Untuk siapa buku ini? (Masyarakat umum, gamer kasual, orang tua, pendidik). </text:p>
              </text:list-item>
              <text:list-item>
                <text:p text:style-name="P176">Apa yang akan pembaca dapatkan? (Pemahaman sejarah, teknologi, budaya, dan masa depan game). </text:p>
              </text:list-item>
              <text:list-item>
                <text:p text:style-name="P2">Ucapan terima kasih. </text:p>
              </text:list-item>
            </text:list>
            <text:p text:style-name="P22"><text:span text:style-name="Strong_20_Emphasis"><text:span text:style-name="T1">Pendahuluan: Keajaiban Interaktif Dimulai</text:span></text:span></text:p>
            <text:list xml:id="list8353971276801891864" text:style-name="L2">
              <text:list-item>
                <text:p text:style-name="P177">Definisi "game komputer" (cakupan: video game di berbagai platform). </text:p>
              </text:list-item>
              <text:list-item>
                <text:p text:style-name="P177">Mengapa game begitu memikat? (Psikologi bermain, tantangan, cerita, sosial). </text:p>
              </text:list-item>
              <text:list-item>
                <text:p text:style-name="P177">Sekilas perjalanan: Dari laboratorium ke ruang tamu, hingga ke saku Anda. </text:p>
              </text:list-item>
              <text:list-item>
                <text:p text:style-name="P3"><text:soft-page-break/>Peta jalan buku ini: Apa yang akan dibahas di setiap bab. </text:p>
              </text:list-item>
            </text:list>
            <text:p text:style-name="P22"><text:span text:style-name="Strong_20_Emphasis"><text:span text:style-name="T1">Bab 1: Akar Permainan Digital (1950-an - Awal 1970-an)</text:span></text:span></text:p>
            <text:list xml:id="list88913217854895248" text:style-name="L3">
              <text:list-item>
                <text:p text:style-name="P178">Subbab 1.1: Percobaan Awal di Laboratorium </text:p>
                <text:list>
                  <text:list-item>
                    <text:p text:style-name="P201"><text:span text:style-name="Emphasis"><text:span text:style-name="T1">Tennis for Two</text:span></text:span><text:span text:style-name="T1"> (1958): Simulasi fisika pertama? </text:span></text:p>
                  </text:list-item>
                  <text:list-item>
                    <text:p text:style-name="P201"><text:span text:style-name="Emphasis"><text:span text:style-name="T1">Spacewar!</text:span></text:span><text:span text:style-name="T1"> (1962): Game komputer digital pertama yang berpengaruh di MIT. </text:span></text:p>
                  </text:list-item>
                  <text:list-item>
                    <text:p text:style-name="P178">Konteks: Komputer mainframe seukuran ruangan, akses terbatas untuk akademisi dan peneliti. </text:p>
                  </text:list-item>
                </text:list>
              </text:list-item>
              <text:list-item>
                <text:p text:style-name="P178">Subbab 1.2: Konsep Dasar Gameplay Mulai Terbentuk </text:p>
                <text:list>
                  <text:list-item>
                    <text:p text:style-name="P178">Tujuan, aturan, interaksi pemain. </text:p>
                  </text:list-item>
                  <text:list-item>
                    <text:p text:style-name="P4">Keterbatasan teknologi dan kreativitas dalam mengatasinya. </text:p>
                  </text:list-item>
                </text:list>
              </text:list-item>
            </text:list>
            <text:p text:style-name="P22"><text:span text:style-name="Strong_20_Emphasis"><text:span text:style-name="T1">Bab 2: Ledakan Pertama: Arkade dan Konsol Rumahan Awal (1970-an - Awal 1980-an)</text:span></text:span></text:p>
            <text:list xml:id="list4478957028647837042" text:style-name="L4">
              <text:list-item>
                <text:p text:style-name="P179">Subbab 2.1: Demam Arkade Menginvasi Dunia </text:p>
                <text:list>
                  <text:list-item>
                    <text:p text:style-name="P202"><text:span text:style-name="Emphasis"><text:span text:style-name="T1">Pong</text:span></text:span><text:span text:style-name="T1"> (1972): Sukses komersial pertama, memicu industri. </text:span></text:p>
                  </text:list-item>
                  <text:list-item>
                    <text:p text:style-name="P202"><text:span text:style-name="Emphasis"><text:span text:style-name="T1">Space Invaders</text:span></text:span><text:span text:style-name="T1"> (1978), </text:span><text:span text:style-name="Emphasis"><text:span text:style-name="T1">Pac-Man</text:span></text:span><text:span text:style-name="T1"> (1980), </text:span><text:span text:style-name="Emphasis"><text:span text:style-name="T1">Donkey Kong</text:span></text:span><text:span text:style-name="T1"> (1981): Ikon budaya pop. </text:span></text:p>
                  </text:list-item>
                  <text:list-item>
                    <text:p text:style-name="P179">Fenomena sosial arkade: Tempat nongkrong, kompetisi skor tinggi. </text:p>
                  </text:list-item>
                </text:list>
              </text:list-item>
              <text:list-item>
                <text:p text:style-name="P179">Subbab 2.2: Game Masuk ke Ruang Keluarga </text:p>
                <text:list>
                  <text:list-item>
                    <text:p text:style-name="P179">Magnavox Odyssey (1972): Konsol game rumahan pertama. </text:p>
                  </text:list-item>
                  <text:list-item>
                    <text:p text:style-name="P179">Atari Video Computer System / Atari 2600 (1977): Mempopulerkan kartrid game. </text:p>
                  </text:list-item>
                  <text:list-item>
                    <text:p text:style-name="P179">Genre-genre awal: Aksi sederhana, olahraga, puzzle. </text:p>
                  </text:list-item>
                </text:list>
              </text:list-item>
              <text:list-item>
                <text:p text:style-name="P179">Subbab 2.3: Kelahiran Industri Game </text:p>
                <text:list>
                  <text:list-item>
                    <text:p text:style-name="P179">Model bisnis awal: Jual mesin arkade, jual konsol dan kartrid. </text:p>
                  </text:list-item>
                  <text:list-item>
                    <text:p text:style-name="P5">Munculnya developer dan publisher pihak ketiga (Contoh: Activision). </text:p>
                  </text:list-item>
                </text:list>
              </text:list-item>
            </text:list>
            <text:p text:style-name="P22"><text:span text:style-name="Strong_20_Emphasis"><text:span text:style-name="T1">Bab 3: Kejatuhan Besar dan Kelahiran Kembali (1983 - Akhir 1980-an)</text:span></text:span></text:p>
            <text:list xml:id="list3614398919702795370" text:style-name="L5">
              <text:list-item>
                <text:p text:style-name="P180">Subbab 3.1: Bencana Industri Video Game 1983 </text:p>
                <text:list>
                  <text:list-item>
                    <text:p text:style-name="P203"><text:span text:style-name="T1">Penyebab: Pasar jenuh, kualitas game menurun drastis (contoh: </text:span><text:span text:style-name="Emphasis"><text:span text:style-name="T1">E.T. the Extra-Terrestrial</text:span></text:span><text:span text:style-name="T1">), persaingan tak terkendali. </text:span></text:p>
                  </text:list-item>
                  <text:list-item>
                    <text:p text:style-name="P180">Dampak: Banyak perusahaan bangkrut, keraguan publik <text:soft-page-break/>terhadap video game. </text:p>
                  </text:list-item>
                </text:list>
              </text:list-item>
              <text:list-item>
                <text:p text:style-name="P180">Subbab 3.2: Sang Penyelamat dari Timur: Nintendo Datang </text:p>
                <text:list>
                  <text:list-item>
                    <text:p text:style-name="P180">Nintendo Entertainment System (NES) / Famicom (1983/1985): Fokus pada kualitas, lisensi ketat. </text:p>
                  </text:list-item>
                  <text:list-item>
                    <text:p text:style-name="P203"><text:span text:style-name="T1">Kelahiran ikon baru: </text:span><text:span text:style-name="Emphasis"><text:span text:style-name="T1">Super Mario Bros.</text:span></text:span><text:span text:style-name="T1">, </text:span><text:span text:style-name="Emphasis"><text:span text:style-name="T1">The Legend of Zelda</text:span></text:span><text:span text:style-name="T1">. </text:span></text:p>
                  </text:list-item>
                  <text:list-item>
                    <text:p text:style-name="P180">Membangun kembali kepercayaan pasar. </text:p>
                  </text:list-item>
                </text:list>
              </text:list-item>
              <text:list-item>
                <text:p text:style-name="P180">Subbab 3.3: Pesaing Mulai Bangkit </text:p>
                <text:list>
                  <text:list-item>
                    <text:p text:style-name="P180">Sega Master System: Tantangan awal untuk Nintendo. </text:p>
                  </text:list-item>
                  <text:list-item>
                    <text:p text:style-name="P6">Komputer rumahan (Commodore 64, Sinclair Spectrum): Alternatif platform gaming dengan fleksibilitas lebih (bisa untuk kerja dan main). </text:p>
                  </text:list-item>
                </text:list>
              </text:list-item>
            </text:list>
            <text:p text:style-name="P22"><text:span text:style-name="Strong_20_Emphasis"><text:span text:style-name="T1">Bab 4: Perang Konsol dan Kebangkitan PC Gaming (Akhir 1980-an - Pertengahan 1990-an)</text:span></text:span></text:p>
            <text:list xml:id="list1196782519883845682" text:style-name="L6">
              <text:list-item>
                <text:p text:style-name="P181">Subbab 4.1: Era 16-Bit: Pertarungan Super NES vs Sega Genesis/Mega Drive </text:p>
                <text:list>
                  <text:list-item>
                    <text:p text:style-name="P181">Grafis dan suara yang lebih baik. </text:p>
                  </text:list-item>
                  <text:list-item>
                    <text:p text:style-name="P181">Perang pemasaran ikonik: Mario vs Sonic. </text:p>
                  </text:list-item>
                  <text:list-item>
                    <text:p text:style-name="P204"><text:span text:style-name="T1">Genre berkembang: RPG Jepang (JRPG), platformer kompleks, fighting game (</text:span><text:span text:style-name="Emphasis"><text:span text:style-name="T1">Street Fighter II</text:span></text:span><text:span text:style-name="T1">). </text:span></text:p>
                  </text:list-item>
                </text:list>
              </text:list-item>
              <text:list-item>
                <text:p text:style-name="P181">Subbab 4.2: PC Menemukan Jati Dirinya sebagai Platform Gaming </text:p>
                <text:list>
                  <text:list-item>
                    <text:p text:style-name="P181">Munculnya kartu suara (Sound Blaster) dan VGA. </text:p>
                  </text:list-item>
                  <text:list-item>
                    <text:p text:style-name="P204"><text:span text:style-name="T1">Genre khas PC: Adventure (LucasArts, Sierra), Simulasi (</text:span><text:span text:style-name="Emphasis"><text:span text:style-name="T1">SimCity</text:span></text:span><text:span text:style-name="T1">), Strategy (</text:span><text:span text:style-name="Emphasis"><text:span text:style-name="T1">Civilization</text:span></text:span><text:span text:style-name="T1">), First-Person Shooter (</text:span><text:span text:style-name="Emphasis"><text:span text:style-name="T1">Wolfenstein 3D</text:span></text:span><text:span text:style-name="T1">, </text:span><text:span text:style-name="Emphasis"><text:span text:style-name="T1">Doom</text:span></text:span><text:span text:style-name="T1">). </text:span></text:p>
                  </text:list-item>
                  <text:list-item>
                    <text:p text:style-name="P181">Budaya Shareware dan game independen awal. </text:p>
                  </text:list-item>
                </text:list>
              </text:list-item>
              <text:list-item>
                <text:p text:style-name="P181">Subbab 4.3: Eksperimen Awal dengan CD-ROM dan Multimedia </text:p>
                <text:list>
                  <text:list-item>
                    <text:p text:style-name="P181">Potensi penyimpanan besar: Full Motion Video (FMV), musik berkualitas CD. </text:p>
                  </text:list-item>
                  <text:list-item>
                    <text:p text:style-name="P7">Konsol seperti Sega CD, 3DO, Atari Jaguar. </text:p>
                  </text:list-item>
                </text:list>
              </text:list-item>
            </text:list>
            <text:p text:style-name="P22"><text:span text:style-name="Strong_20_Emphasis"><text:span text:style-name="T1">Bab 5: Revolusi 3D dan Era Online (Pertengahan 1990-an - Awal 2000-an)</text:span></text:span></text:p>
            <text:list xml:id="list3074765638045878054" text:style-name="L7">
              <text:list-item>
                <text:p text:style-name="P182">Subbab 5.1: Lompatan ke Dimensi Ketiga </text:p>
                <text:list>
                  <text:list-item>
                    <text:p text:style-name="P182">Sony PlayStation (1994): Mengubah peta persaingan, menyasar audiens lebih dewasa. </text:p>
                  </text:list-item>
                  <text:list-item>
                    <text:p text:style-name="P205"><text:soft-page-break/><text:span text:style-name="T1">Nintendo 64 (1996): Inovasi stik analog, game 3D monumental (</text:span><text:span text:style-name="Emphasis"><text:span text:style-name="T1">Super Mario 64</text:span></text:span><text:span text:style-name="T1">, </text:span><text:span text:style-name="Emphasis"><text:span text:style-name="T1">Ocarina of Time</text:span></text:span><text:span text:style-name="T1">). </text:span></text:p>
                  </text:list-item>
                  <text:list-item>
                    <text:p text:style-name="P182">Sega Saturn: Perjuangan di era baru. </text:p>
                  </text:list-item>
                  <text:list-item>
                    <text:p text:style-name="P205"><text:span text:style-name="T1">PC: Akselerator grafis 3D (3dfx Voodoo), FPS semakin canggih (</text:span><text:span text:style-name="Emphasis"><text:span text:style-name="T1">Quake</text:span></text:span><text:span text:style-name="T1">). </text:span></text:p>
                  </text:list-item>
                </text:list>
              </text:list-item>
              <text:list-item>
                <text:p text:style-name="P182">Subbab 5.2: Dunia Terhubung: Awal Mula Game Online </text:p>
                <text:list>
                  <text:list-item>
                    <text:p text:style-name="P182">Multiplayer melalui modem dan LAN (Local Area Network). </text:p>
                  </text:list-item>
                  <text:list-item>
                    <text:p text:style-name="P205"><text:span text:style-name="T1">Kelahiran genre Massively Multiplayer Online Role-Playing Game (MMORPG): </text:span><text:span text:style-name="Emphasis"><text:span text:style-name="T1">Ultima Online</text:span></text:span><text:span text:style-name="T1"> (1997), </text:span><text:span text:style-name="Emphasis"><text:span text:style-name="T1">EverQuest</text:span></text:span><text:span text:style-name="T1"> (1999). </text:span></text:p>
                  </text:list-item>
                  <text:list-item>
                    <text:p text:style-name="P205"><text:span text:style-name="T1">Game kompetitif online mulai tumbuh (</text:span><text:span text:style-name="Emphasis"><text:span text:style-name="T1">StarCraft</text:span></text:span><text:span text:style-name="T1">, </text:span><text:span text:style-name="Emphasis"><text:span text:style-name="T1">Counter-Strike</text:span></text:span><text:span text:style-name="T1">). </text:span></text:p>
                  </text:list-item>
                </text:list>
              </text:list-item>
              <text:list-item>
                <text:p text:style-name="P182">Subbab 5.3: Konsol Generasi Keenam: Dreamcast, PS2, GameCube, Xbox </text:p>
                <text:list>
                  <text:list-item>
                    <text:p text:style-name="P182">Sega Dreamcast: Inovatif tapi berumur pendek (modem built-in). </text:p>
                  </text:list-item>
                  <text:list-item>
                    <text:p text:style-name="P182">PlayStation 2: Dominasi pasar, perpustakaan game masif, fungsi DVD player. </text:p>
                  </text:list-item>
                  <text:list-item>
                    <text:p text:style-name="P205"><text:span text:style-name="T1">Microsoft Xbox: Pendatang baru yang kuat, fokus pada online (Xbox Live), </text:span><text:span text:style-name="Emphasis"><text:span text:style-name="T1">Halo</text:span></text:span><text:span text:style-name="T1">. </text:span></text:p>
                  </text:list-item>
                  <text:list-item>
                    <text:p text:style-name="P8">Nintendo GameCube: Fokus pada game unik dan inovatif. </text:p>
                  </text:list-item>
                </text:list>
              </text:list-item>
            </text:list>
            <text:p text:style-name="P22"><text:span text:style-name="Strong_20_Emphasis"><text:span text:style-name="T1">Bab 6: Demokratisasi Game: Mobile, Indie, dan Diversifikasi (Pertengahan 2000-an - Pertengahan 2010-an)</text:span></text:span></text:p>
            <text:list xml:id="list6966510321987895256" text:style-name="L8">
              <text:list-item>
                <text:p text:style-name="P183">Subbab 6.1: Game di Genggaman: Ledakan Mobile Gaming </text:p>
                <text:list>
                  <text:list-item>
                    <text:p text:style-name="P206"><text:span text:style-name="T1">Dari </text:span><text:span text:style-name="Emphasis"><text:span text:style-name="T1">Snake</text:span></text:span><text:span text:style-name="T1"> di ponsel Nokia hingga era smartphone (iOS, Android). </text:span></text:p>
                  </text:list-item>
                  <text:list-item>
                    <text:p text:style-name="P183">App Store dan Google Play: Distribusi mudah, harga murah/gratis. </text:p>
                  </text:list-item>
                  <text:list-item>
                    <text:p text:style-name="P206"><text:span text:style-name="T1">Game kasual (</text:span><text:span text:style-name="Emphasis"><text:span text:style-name="T1">Angry Birds</text:span></text:span><text:span text:style-name="T1">, </text:span><text:span text:style-name="Emphasis"><text:span text:style-name="T1">Candy Crush Saga</text:span></text:span><text:span text:style-name="T1">), model bisnis Freemium/Mikrotransaksi. </text:span></text:p>
                  </text:list-item>
                </text:list>
              </text:list-item>
              <text:list-item>
                <text:p text:style-name="P183">Subbab 6.2: Kebangkitan Independen (Indie) </text:p>
                <text:list>
                  <text:list-item>
                    <text:p text:style-name="P183">Platform distribusi digital (Steam, Xbox Live Arcade, PSN): Membuka pintu bagi developer kecil. </text:p>
                  </text:list-item>
                  <text:list-item>
                    <text:p text:style-name="P206"><text:span text:style-name="T1">Kreativitas tanpa batas: </text:span><text:span text:style-name="Emphasis"><text:span text:style-name="T1">Braid</text:span></text:span><text:span text:style-name="T1">, </text:span><text:span text:style-name="Emphasis"><text:span text:style-name="T1">Minecraft</text:span></text:span><text:span text:style-name="T1">, </text:span><text:span text:style-name="Emphasis"><text:span text:style-name="T1">Limbo</text:span></text:span><text:span text:style-name="T1">, </text:span><text:span text:style-name="Emphasis"><text:span text:style-name="T1">Fez</text:span></text:span><text:span text:style-name="T1">. </text:span></text:p>
                  </text:list-item>
                  <text:list-item>
                    <text:p text:style-name="P183">Fokus pada gameplay inovatif, narasi unik, dan gaya visual artistik. </text:p>
                  </text:list-item>
                </text:list>
              </text:list-item>
              <text:list-item>
                <text:p text:style-name="P183"><text:soft-page-break/>Subbab 6.3: Diversifikasi Genre dan Platform </text:p>
                <text:list>
                  <text:list-item>
                    <text:p text:style-name="P206"><text:span text:style-name="T1">Game sosial di Facebook (</text:span><text:span text:style-name="Emphasis"><text:span text:style-name="T1">FarmVille</text:span></text:span><text:span text:style-name="T1">). </text:span></text:p>
                  </text:list-item>
                  <text:list-item>
                    <text:p text:style-name="P183">Konsol Generasi Ketujuh (Xbox 360, PS3, Wii): HD Gaming, Motion Control (Wii). </text:p>
                  </text:list-item>
                  <text:list-item>
                    <text:p text:style-name="P23"><text:span text:style-name="T1">Game musik (</text:span><text:span text:style-name="Emphasis"><text:span text:style-name="T1">Guitar Hero</text:span></text:span><text:span text:style-name="T1">, </text:span><text:span text:style-name="Emphasis"><text:span text:style-name="T1">Rock Band</text:span></text:span><text:span text:style-name="T1">), game kebugaran (</text:span><text:span text:style-name="Emphasis"><text:span text:style-name="T1">Wii Fit</text:span></text:span><text:span text:style-name="T1">). </text:span></text:p>
                  </text:list-item>
                </text:list>
              </text:list-item>
            </text:list>
            <text:p text:style-name="P22"><text:span text:style-name="Strong_20_Emphasis"><text:span text:style-name="T1">Bab 7: Masa Kini: Imersi, Konektivitas, dan Layanan (Pertengahan 2010-an - Sekarang)</text:span></text:span></text:p>
            <text:list xml:id="list7985907499751067163" text:style-name="L9">
              <text:list-item>
                <text:p text:style-name="P184">Subbab 7.1: Grafis Fotorealistik dan Dunia yang Imersif </text:p>
                <text:list>
                  <text:list-item>
                    <text:p text:style-name="P184">Konsol Generasi Kedelapan (PS4, Xbox One, Wii U, Switch) dan Kesembilan (PS5, Xbox Series X/S). </text:p>
                  </text:list-item>
                  <text:list-item>
                    <text:p text:style-name="P184">PC High-End: Batas visual terus didorong (Ray Tracing). </text:p>
                  </text:list-item>
                  <text:list-item>
                    <text:p text:style-name="P184">Open-world game yang semakin besar dan detail. </text:p>
                  </text:list-item>
                </text:list>
              </text:list-item>
              <text:list-item>
                <text:p text:style-name="P184">Subbab 7.2: Games as a Service (GaaS) </text:p>
                <text:list>
                  <text:list-item>
                    <text:p text:style-name="P184">Model bisnis berkelanjutan: Update konten reguler, season pass, kosmetik. </text:p>
                  </text:list-item>
                  <text:list-item>
                    <text:p text:style-name="P207"><text:span text:style-name="T1">Contoh: </text:span><text:span text:style-name="Emphasis"><text:span text:style-name="T1">Fortnite</text:span></text:span><text:span text:style-name="T1">, </text:span><text:span text:style-name="Emphasis"><text:span text:style-name="T1">League of Legends</text:span></text:span><text:span text:style-name="T1">, </text:span><text:span text:style-name="Emphasis"><text:span text:style-name="T1">Genshin Impact</text:span></text:span><text:span text:style-name="T1">. </text:span></text:p>
                  </text:list-item>
                  <text:list-item>
                    <text:p text:style-name="P184">Fokus pada retensi pemain jangka panjang. </text:p>
                  </text:list-item>
                </text:list>
              </text:list-item>
              <text:list-item>
                <text:p text:style-name="P184">Subbab 7.3: Fenomena Esports dan Streaming </text:p>
                <text:list>
                  <text:list-item>
                    <text:p text:style-name="P184">Game kompetitif menjadi tontonan global (turnamen besar, liga profesional). </text:p>
                  </text:list-item>
                  <text:list-item>
                    <text:p text:style-name="P184">Platform streaming (Twitch, YouTube Gaming): Gamer menjadi kreator konten dan selebriti. </text:p>
                  </text:list-item>
                  <text:list-item>
                    <text:p text:style-name="P184">Komunitas game yang semakin terhubung secara online. </text:p>
                  </text:list-item>
                </text:list>
              </text:list-item>
              <text:list-item>
                <text:p text:style-name="P184">Subbab 7.4: Aksesibilitas dan Inklusivitas </text:p>
                <text:list>
                  <text:list-item>
                    <text:p text:style-name="P184">Upaya membuat game bisa dimainkan oleh lebih banyak orang (pengaturan kontrol, opsi visual/audio). </text:p>
                  </text:list-item>
                  <text:list-item>
                    <text:p text:style-name="P9">Representasi yang lebih beragam dalam karakter dan cerita game. </text:p>
                  </text:list-item>
                </text:list>
              </text:list-item>
            </text:list>
            <text:p text:style-name="P22"><text:span text:style-name="Strong_20_Emphasis"><text:span text:style-name="T1">Bab 8: Mengintip Masa Depan Game Komputer</text:span></text:span></text:p>
            <text:list xml:id="list6778807469713673820" text:style-name="L10">
              <text:list-item>
                <text:p text:style-name="P185">Subbab 8.1: Realitas Virtual (VR) dan Augmented Reality (AR) </text:p>
                <text:list>
                  <text:list-item>
                    <text:p text:style-name="P185">Potensi imersi total dan gameplay baru. </text:p>
                  </text:list-item>
                  <text:list-item>
                    <text:p text:style-name="P185">Tantangan: Harga, kenyamanan (mabuk VR), konten yang menarik (killer app). </text:p>
                  </text:list-item>
                </text:list>
              </text:list-item>
              <text:list-item>
                <text:p text:style-name="P185"><text:soft-page-break/>Subbab 8.2: Cloud Gaming (Game Streaming) </text:p>
                <text:list>
                  <text:list-item>
                    <text:p text:style-name="P185">Bermain game high-end tanpa hardware mahal (Google Stadia (RIP), Xbox Cloud Gaming, GeForce Now). </text:p>
                  </text:list-item>
                  <text:list-item>
                    <text:p text:style-name="P185">Tantangan: Kualitas koneksi internet, latensi. </text:p>
                  </text:list-item>
                </text:list>
              </text:list-item>
              <text:list-item>
                <text:p text:style-name="P185">Subbab 8.3: Peran Kecerdasan Buatan (AI) yang Semakin Canggih </text:p>
                <text:list>
                  <text:list-item>
                    <text:p text:style-name="P185">NPC (Non-Player Character) yang lebih cerdas dan adaptif. </text:p>
                  </text:list-item>
                  <text:list-item>
                    <text:p text:style-name="P185">Pembuatan konten prosedural (dunia game yang dihasilkan otomatis). </text:p>
                  </text:list-item>
                  <text:list-item>
                    <text:p text:style-name="P185">AI sebagai alat bantu developer. </text:p>
                  </text:list-item>
                </text:list>
              </text:list-item>
              <text:list-item>
                <text:p text:style-name="P185">Subbab 8.4: Konsep Metaverse </text:p>
                <text:list>
                  <text:list-item>
                    <text:p text:style-name="P185">Ruang virtual bersama yang persisten, tempat bermain, bekerja, dan bersosialisasi. </text:p>
                  </text:list-item>
                  <text:list-item>
                    <text:p text:style-name="P185">Integrasi game dengan aspek kehidupan digital lainnya. </text:p>
                  </text:list-item>
                  <text:list-item>
                    <text:p text:style-name="P185">Potensi dan hype vs realita saat ini. </text:p>
                  </text:list-item>
                </text:list>
              </text:list-item>
              <text:list-item>
                <text:p text:style-name="P185">Subbab 8.5: Isu Etis dan Masa Depan Industri </text:p>
                <text:list>
                  <text:list-item>
                    <text:p text:style-name="P10">Kecanduan game, loot box (judi?), crunch culture di studio game, keberlanjutan model GaaS. </text:p>
                  </text:list-item>
                </text:list>
              </text:list-item>
            </text:list>
            <text:p text:style-name="P22"><text:span text:style-name="Strong_20_Emphasis"><text:span text:style-name="T1">Bab 9: Dampak Budaya dan Sosial Game Komputer</text:span></text:span></text:p>
            <text:list xml:id="list1675611650198744455" text:style-name="L11">
              <text:list-item>
                <text:p text:style-name="P186">Subbab 9.1: Game sebagai Bentuk Seni dan Media Naratif </text:p>
                <text:list>
                  <text:list-item>
                    <text:p text:style-name="P186">Cerita interaktif yang kompleks dan emosional. </text:p>
                  </text:list-item>
                  <text:list-item>
                    <text:p text:style-name="P186">Musik dan visual sebagai elemen artistik penting. </text:p>
                  </text:list-item>
                </text:list>
              </text:list-item>
              <text:list-item>
                <text:p text:style-name="P186">Subbab 9.2: Pengaruh Ekonomi Industri Game </text:p>
                <text:list>
                  <text:list-item>
                    <text:p text:style-name="P186">Nilai industri yang melampaui film dan musik. </text:p>
                  </text:list-item>
                  <text:list-item>
                    <text:p text:style-name="P186">Lapangan pekerjaan (developer, artist, streamer, pro player, jurnalis game, dll). </text:p>
                  </text:list-item>
                </text:list>
              </text:list-item>
              <text:list-item>
                <text:p text:style-name="P186">Subbab 9.3: Komunitas dan Koneksi Sosial </text:p>
                <text:list>
                  <text:list-item>
                    <text:p text:style-name="P186">Membangun persahabatan dan tim melalui game online. </text:p>
                  </text:list-item>
                  <text:list-item>
                    <text:p text:style-name="P186">Acara komunitas (gathering, turnamen lokal). </text:p>
                  </text:list-item>
                </text:list>
              </text:list-item>
              <text:list-item>
                <text:p text:style-name="P186">Subbab 9.4: Game dalam Pendidikan dan Pelatihan (Serious Games) </text:p>
                <text:list>
                  <text:list-item>
                    <text:p text:style-name="P186">Simulasi untuk pelatihan (pilot, dokter). </text:p>
                  </text:list-item>
                  <text:list-item>
                    <text:p text:style-name="P186">Game edukasi untuk anak-anak dan pembelajaran. </text:p>
                  </text:list-item>
                </text:list>
              </text:list-item>
              <text:list-item>
                <text:p text:style-name="P186">Subbab 9.5: Sisi Gelap dan Kontroversi </text:p>
                <text:list>
                  <text:list-item>
                    <text:p text:style-name="P186">Debat tentang kekerasan dalam game. </text:p>
                  </text:list-item>
                  <text:list-item>
                    <text:p text:style-name="P186">Isu kecanduan dan dampaknya pada kesehatan mental. </text:p>
                  </text:list-item>
                  <text:list-item>
                    <text:p text:style-name="P11">Toksisitas dalam komunitas online. </text:p>
                  </text:list-item>
                </text:list>
              </text:list-item>
            </text:list>
            <text:p text:style-name="P22"><text:soft-page-break/><text:span text:style-name="Strong_20_Emphasis"><text:span text:style-name="T1">Penutup: Permainan Belum Berakhir</text:span></text:span></text:p>
            <text:list xml:id="list6791078411037995831" text:style-name="L12">
              <text:list-item>
                <text:p text:style-name="P187">Rekapitulasi perjalanan evolusi game. </text:p>
              </text:list-item>
              <text:list-item>
                <text:p text:style-name="P187">Refleksi tentang mengapa game akan terus relevan dan berkembang. </text:p>
              </text:list-item>
              <text:list-item>
                <text:p text:style-name="P187">Pandangan akhir tentang masa depan bermain dan interaksi digital. </text:p>
              </text:list-item>
              <text:list-item>
                <text:p text:style-name="P12">Ajakan untuk terus bermain dan mengapresiasi dunia game. </text:p>
              </text:list-item>
            </text:list>
            <text:p text:style-name="P22"><text:span text:style-name="Strong_20_Emphasis"><text:span text:style-name="T1">Tambahan (Opsional):</text:span></text:span></text:p>
            <text:list xml:id="list1011098908205864503" text:style-name="L13">
              <text:list-item>
                <text:p text:style-name="P188">Glosarium: Istilah-istilah penting dalam dunia game (MMORPG, FPS, RNG, DLC, dll). </text:p>
              </text:list-item>
              <text:list-item>
                <text:p text:style-name="P188">Garis Waktu (Timeline): Momen-momen kunci dan rilis game berpengaruh. </text:p>
              </text:list-item>
              <text:list-item>
                <text:p text:style-name="P188">Daftar Rekomendasi Game: Berdasarkan era atau genre bagi pembaca yang ingin mencoba. </text:p>
              </text:list-item>
              <text:list-item>
                <text:p text:style-name="P13">Daftar Pustaka dan Sumber Bacaan Lanjutan. </text:p>
              </text:list-item>
            </text:list>
            <text:p text:style-name="P359"/>
            <text:p text:style-name="P22"><text:span text:style-name="Strong_20_Emphasis"><text:span text:style-name="T1">Tips Tambahan untuk Penulisan:</text:span></text:span></text:p>
            <text:list xml:id="list3419716613267799905" text:style-name="L14">
              <text:list-item>
                <text:p text:style-name="P208"><text:span text:style-name="Strong_20_Emphasis"><text:span text:style-name="T1">Bahasa:</text:span></text:span><text:span text:style-name="T1"> Gunakan bahasa yang mudah dipahami, hindari jargon teknis berlebihan atau jelaskan jika perlu. </text:span></text:p>
              </text:list-item>
              <text:list-item>
                <text:p text:style-name="P208"><text:span text:style-name="Strong_20_Emphasis"><text:span text:style-name="T1">Contoh:</text:span></text:span><text:span text:style-name="T1"> Berikan banyak contoh game spesifik untuk mengilustrasikan poin Anda. </text:span></text:p>
              </text:list-item>
              <text:list-item>
                <text:p text:style-name="P208"><text:span text:style-name="Strong_20_Emphasis"><text:span text:style-name="T1">Visual:</text:span></text:span><text:span text:style-name="T1"> Jika memungkinkan, sertakan gambar (screenshot, foto konsol/arkade) untuk memperkaya pengalaman membaca (perhatikan hak cipta). </text:span></text:p>
              </text:list-item>
              <text:list-item>
                <text:p text:style-name="P208"><text:span text:style-name="Strong_20_Emphasis"><text:span text:style-name="T1">Narasi:</text:span></text:span><text:span text:style-name="T1"> Ceritakan sebagai sebuah kisah evolusi, bukan sekadar daftar fakta. Tonjolkan inovasi kunci, tokoh penting, dan momen-momen dramatis (seperti crash 1983 atau perang konsol). </text:span></text:p>
              </text:list-item>
              <text:list-item>
                <text:p text:style-name="P24"><text:span text:style-name="Strong_20_Emphasis"><text:span text:style-name="T1">Keseimbangan:</text:span></text:span><text:span text:style-name="T1"> Berikan perhatian yang seimbang pada berbagai platform (konsol, PC, mobile, arkade) dan genre. </text:span></text:p>
              </text:list-item>
            </text:list>
            <text:p text:style-name="P1">Semoga outline ini membantu Anda dalam menyusun buku yang menarik dan informatif! Selamat menulis!</text:p>
          </text:section>
          <text:section text:style-name="Sect1" text:name="feedback-form-0">
            <text:p text:style-name="P175"/>
          </text:section>
        </text:section>
        <text:section text:style-name="Sect1" text:name="d7b5fa2e47af823f">
          <text:p text:style-name="P1"/>
          <text:section text:style-name="Sect1" text:name="user-query-content-1">
            <text:p text:style-name="P356">Pada Kata Pengantar, Tambahkan prompt pada subbab untuk mendapatkan <text:soft-page-break/>isinya </text:p>
          </text:section>
          <text:p text:style-name="P175">Tampilkan alur berpikir</text:p>
          <text:section text:style-name="Sect2" text:name="model-response-message-contentr_d7b5fa2e47af823f">
            <text:p text:style-name="P22"><text:span text:style-name="T1">Baik, berikut adalah penambahan </text:span><text:span text:style-name="Emphasis"><text:span text:style-name="T1">prompt</text:span></text:span><text:span text:style-name="T1"> (pertanyaan panduan) untuk setiap subbab di bagian </text:span><text:span text:style-name="Strong_20_Emphasis"><text:span text:style-name="T1">Kata Pengantar</text:span></text:span><text:span text:style-name="T1"> guna membantu Anda menyusun isinya:</text:span></text:p>
            <text:p text:style-name="P22"><text:span text:style-name="Strong_20_Emphasis"><text:span text:style-name="T1">Kata Pengantar</text:span></text:span></text:p>
            <text:list xml:id="list5343627597074431210" text:style-name="L15">
              <text:list-item>
                <text:p text:style-name="P25"><text:span text:style-name="Strong_20_Emphasis"><text:span text:style-name="T1">Subbab: Mengapa buku ini penting? Daya tarik universal game.</text:span></text:span></text:p>
                <text:list>
                  <text:list-item>
                    <text:p text:style-name="P209"><text:span text:style-name="Strong_20_Emphasis"><text:span text:style-name="T1">Prompt:</text:span></text:span><text:span text:style-name="T1"> </text:span><text:span text:style-name="Emphasis"><text:span text:style-name="T1">Jelaskan mengapa evolusi game komputer adalah topik yang relevan dan menarik saat ini. Mengapa penting bagi masyarakat umum untuk memahami perjalanan ini? Sentuh daya tarik universal game – apa yang membuatnya begitu memikat lintas generasi dan budaya? Bagaimana game berubah dari sekadar hiburan menjadi fenomena budaya dan ekonomi yang signifikan di abad ke-21?</text:span></text:span><text:span text:style-name="T1"> </text:span></text:p>
                  </text:list-item>
                </text:list>
              </text:list-item>
              <text:list-item>
                <text:p text:style-name="P25"><text:span text:style-name="Strong_20_Emphasis"><text:span text:style-name="T1">Subbab: Untuk siapa buku ini? (Masyarakat umum, gamer kasual, orang tua, pendidik).</text:span></text:span></text:p>
                <text:list>
                  <text:list-item>
                    <text:p text:style-name="P209"><text:span text:style-name="Strong_20_Emphasis"><text:span text:style-name="T1">Prompt:</text:span></text:span><text:span text:style-name="T1"> </text:span><text:span text:style-name="Emphasis"><text:span text:style-name="T1">Identifikasi secara spesifik siapa saja pembaca yang Anda targetkan (misalnya, gamer veteran yang ingin bernostalgia, gamer baru yang penasaran asal-usulnya, orang tua yang ingin mengerti hobi anaknya, pengamat budaya, calon developer game, atau sekadar orang awam yang ingin tahu). Jelaskan mengapa buku ini akan bermanfaat atau menarik bagi masing-masing kelompok tersebut. Apa yang bisa mereka harapkan dari buku ini sesuai latar belakang mereka?</text:span></text:span><text:span text:style-name="T1"> </text:span></text:p>
                  </text:list-item>
                </text:list>
              </text:list-item>
              <text:list-item>
                <text:p text:style-name="P25"><text:span text:style-name="Strong_20_Emphasis"><text:span text:style-name="T1">Subbab: Apa yang akan pembaca dapatkan? (Pemahaman sejarah, teknologi, budaya, dan masa depan game).</text:span></text:span></text:p>
                <text:list>
                  <text:list-item>
                    <text:p text:style-name="P209"><text:span text:style-name="Strong_20_Emphasis"><text:span text:style-name="T1">Prompt:</text:span></text:span><text:span text:style-name="T1"> </text:span><text:span text:style-name="Emphasis"><text:span text:style-name="T1">Rangkum secara singkat 'janji' buku ini kepada pembaca. Pengetahuan atau pemahaman kunci apa yang akan mereka peroleh setelah selesai membaca? Tekankan aspek-aspek utama yang dibahas (lintasan sejarah dari nol hingga kini, lompatan teknologi yang revolusioner, dampak game pada budaya populer dan masyarakat, serta prediksi tentang arah masa depan industri game) dan bagaimana pemahaman </text:span></text:span><text:soft-page-break/><text:span text:style-name="Emphasis"><text:span text:style-name="T1">ini akan memberikan perspektif baru tentang dunia game.</text:span></text:span><text:span text:style-name="T1"> </text:span></text:p>
                  </text:list-item>
                </text:list>
              </text:list-item>
              <text:list-item>
                <text:p text:style-name="P25"><text:span text:style-name="Strong_20_Emphasis"><text:span text:style-name="T1">Subbab: Ucapan terima kasih.</text:span></text:span></text:p>
                <text:list>
                  <text:list-item>
                    <text:p text:style-name="P25"><text:span text:style-name="Strong_20_Emphasis"><text:span text:style-name="T1">Prompt:</text:span></text:span><text:span text:style-name="T1"> </text:span><text:span text:style-name="Emphasis"><text:span text:style-name="T1">Tuliskan bagian ucapan terima kasih Anda. Pikirkan siapa saja yang telah berkontribusi, mendukung, atau menginspirasi Anda selama proses riset dan penulisan buku ini. Ini bisa mencakup keluarga, teman, editor, narasumber (jika ada), komunitas game yang memberikan wawasan, atau bahkan para pionir industri game yang karyanya menjadi fondasi buku ini.</text:span></text:span><text:span text:style-name="T1"> </text:span></text:p>
                  </text:list-item>
                </text:list>
              </text:list-item>
            </text:list>
            <text:p text:style-name="P1">Dengan menggunakan prompt ini sebagai panduan, Anda bisa mulai menulis draf untuk setiap bagian dalam Kata Pengantar buku Anda. Selamat mencoba!</text:p>
          </text:section>
          <text:section text:style-name="Sect1" text:name="feedback-form-1">
            <text:p text:style-name="P175"/>
          </text:section>
        </text:section>
        <text:section text:style-name="Sect1" text:name="a17273a8f0465161">
          <text:p text:style-name="P1"/>
          <text:section text:style-name="Sect1" text:name="user-query-content-2">
            <text:p text:style-name="P356">Pada Pendahuluan, Tambahkan prompt pada subbab untuk mendapatkan isinya </text:p>
          </text:section>
          <text:p text:style-name="P175">Tampilkan alur berpikir</text:p>
          <text:section text:style-name="Sect2" text:name="model-response-message-contentr_a17273a8f0465161">
            <text:p text:style-name="P22"><text:span text:style-name="T1">Tentu, mari kita tambahkan </text:span><text:span text:style-name="Emphasis"><text:span text:style-name="T1">prompt</text:span></text:span><text:span text:style-name="T1"> (pertanyaan panduan) untuk setiap subbab di bagian </text:span><text:span text:style-name="Strong_20_Emphasis"><text:span text:style-name="T1">Pendahuluan</text:span></text:span><text:span text:style-name="T1"> agar lebih mudah menyusun narasinya:</text:span></text:p>
            <text:p text:style-name="P22"><text:span text:style-name="Strong_20_Emphasis"><text:span text:style-name="T1">Pendahuluan: Keajaiban Interaktif Dimulai</text:span></text:span></text:p>
            <text:list xml:id="list5003921228817121531" text:style-name="L16">
              <text:list-item>
                <text:p text:style-name="P26"><text:span text:style-name="Strong_20_Emphasis"><text:span text:style-name="T1">Subbab: Definisi "game komputer" (cakupan: video game di berbagai platform).</text:span></text:span></text:p>
                <text:list>
                  <text:list-item>
                    <text:p text:style-name="P210"><text:span text:style-name="Strong_20_Emphasis"><text:span text:style-name="T1">Prompt:</text:span></text:span><text:span text:style-name="T1"> </text:span><text:span text:style-name="Emphasis"><text:span text:style-name="T1">Mulailah dengan mendefinisikan apa yang dimaksud dengan 'game komputer' atau 'video game' dalam konteks buku ini. Seberapa luas cakupannya? (Apakah termasuk game arkade, konsol, PC, mobile, handheld?) Berikan sedikit gambaran tentang bagaimana definisi ini mungkin telah berubah seiring waktu. Tetapkan batasan yang jelas tentang apa saja yang akan dibahas (dan mungkin apa yang tidak akan dibahas secara mendalam) agar pembaca memiliki ekspektasi yang tepat.</text:span></text:span><text:span text:style-name="T1"> </text:span></text:p>
                  </text:list-item>
                </text:list>
              </text:list-item>
              <text:list-item>
                <text:p text:style-name="P26"><text:span text:style-name="Strong_20_Emphasis"><text:span text:style-name="T1">Subbab: Mengapa game begitu memikat? (Psikologi bermain, tantangan, cerita, sosial).</text:span></text:span></text:p>
                <text:list>
                  <text:list-item>
                    <text:p text:style-name="P210"><text:soft-page-break/><text:span text:style-name="Strong_20_Emphasis"><text:span text:style-name="T1">Prompt:</text:span></text:span><text:span text:style-name="T1"> </text:span><text:span text:style-name="Emphasis"><text:span text:style-name="T1">Jelajahi pertanyaan mendasar: Apa yang membuat game komputer begitu menarik dan adiktif bagi jutaan orang di seluruh dunia? Gali beberapa alasan psikologis dan emosional (kebutuhan akan tantangan, pencapaian, eksplorasi, cerita yang memikat, interaksi sosial, pelarian dari rutinitas). Gunakan contoh singkat atau anekdot (tanpa terlalu detail di sini) untuk mengilustrasikan daya pikat ini dan membuat pembaca merasa terhubung atau penasaran.</text:span></text:span><text:span text:style-name="T1"> </text:span></text:p>
                  </text:list-item>
                </text:list>
              </text:list-item>
              <text:list-item>
                <text:p text:style-name="P26"><text:span text:style-name="Strong_20_Emphasis"><text:span text:style-name="T1">Subbab: Sekilas perjalanan: Dari laboratorium ke ruang tamu, hingga ke saku Anda.</text:span></text:span></text:p>
                <text:list>
                  <text:list-item>
                    <text:p text:style-name="P210"><text:span text:style-name="Strong_20_Emphasis"><text:span text:style-name="T1">Prompt:</text:span></text:span><text:span text:style-name="T1"> </text:span><text:span text:style-name="Emphasis"><text:span text:style-name="T1">Berikan gambaran singkat namun menggugah tentang perjalanan epik game komputer. Gunakan kontras untuk menyoroti evolusi dramatisnya: dari mesin seukuran ruangan di laboratorium universitas yang hanya bisa memainkan titik-titik sederhana di layar osiloskop, berkembang menjadi hiburan massal di arkade, masuk ke ruang keluarga melalui konsol, menjadi semakin kompleks di PC, hingga kini muat di saku melalui smartphone dengan grafis memukau dan konektivitas global. Bangkitkan rasa ingin tahu pembaca tentang bagaimana transformasi luar biasa ini terjadi.</text:span></text:span><text:span text:style-name="T1"> </text:span></text:p>
                  </text:list-item>
                </text:list>
              </text:list-item>
              <text:list-item>
                <text:p text:style-name="P26"><text:span text:style-name="Strong_20_Emphasis"><text:span text:style-name="T1">Subbab: Peta jalan buku ini: Apa yang akan dibahas di setiap bab.</text:span></text:span></text:p>
                <text:list>
                  <text:list-item>
                    <text:p text:style-name="P26"><text:span text:style-name="Strong_20_Emphasis"><text:span text:style-name="T1">Prompt:</text:span></text:span><text:span text:style-name="T1"> </text:span><text:span text:style-name="Emphasis"><text:span text:style-name="T1">Sajikan 'peta jalan' atau struktur buku kepada pembaca. Jelaskan secara singkat bagaimana buku ini diorganisir (misalnya, secara kronologis berdasarkan era teknologi/konsol utama). Sebutkan garis besar topik atau periode waktu yang akan dibahas di bab-bab selanjutnya, memberikan gambaran tentang alur narasi dari eksperimen awal, ledakan arkade, perang konsol, revolusi 3D dan online, hingga era mobile, indie, GaaS, dan pandangan ke masa depan. Yakinkan pembaca bahwa mereka akan dipandu secara sistematis melalui kisah evolusi yang kaya ini.</text:span></text:span><text:span text:style-name="T1"> </text:span></text:p>
                  </text:list-item>
                </text:list>
              </text:list-item>
            </text:list>
            <text:p text:style-name="P1">Prompt ini dirancang untuk membantu Anda membangun argumen, menetapkan ruang lingkup, menarik minat pembaca, dan memberikan <text:soft-page-break/>gambaran struktur buku di bab pendahuluan. Semoga membantu!</text:p>
          </text:section>
          <text:section text:style-name="Sect1" text:name="feedback-form-2">
            <text:p text:style-name="P175"/>
          </text:section>
        </text:section>
        <text:section text:style-name="Sect1" text:name="8a6846cbd9f3bf48">
          <text:p text:style-name="P1"/>
          <text:section text:style-name="Sect1" text:name="user-query-content-3">
            <text:p text:style-name="P356">Pada Bab 1 Tambahkan prompt pada tiap bab untuk mendapatkan pengantar , pada tiap subbab/sub-subab untuk mendapatkan isi dengan pembahasan mendalam </text:p>
          </text:section>
          <text:p text:style-name="P175">Tampilkan alur berpikir</text:p>
          <text:section text:style-name="Sect2" text:name="model-response-message-contentr_8a6846cbd9f3bf48">
            <text:p text:style-name="P1">Tentu, berikut adalah prompt untuk pengantar Bab 1 dan prompt mendalam untuk setiap subbabnya:</text:p>
            <text:p text:style-name="P22"><text:span text:style-name="Strong_20_Emphasis"><text:span text:style-name="T1">Bab 1: Akar Permainan Digital (1950-an - Awal 1970-an)</text:span></text:span></text:p>
            <text:list xml:id="list6891832476238797463" text:style-name="L17">
              <text:list-item>
                <text:p text:style-name="P211"><text:span text:style-name="Strong_20_Emphasis"><text:span text:style-name="T1">Prompt untuk Pengantar Bab:</text:span></text:span><text:span text:style-name="T1"> </text:span></text:p>
                <text:list>
                  <text:list-item>
                    <text:p text:style-name="P14">"Mulailah bab ini dengan membawa pembaca kembali ke masa-masa paling awal, bahkan sebelum 'industri' game terpikirkan atau kata 'video game' populer. Hubungkan dengan janji di Pendahuluan tentang 'awal mula di laboratorium'. Tekankan bahwa bab ini akan menjelajahi eksperimen-eksperimen perintis yang lahir bukan untuk tujuan komersial, melainkan dari rasa ingin tahu akademis, demonstrasi teknologi, dan akses ke teknologi komputasi awal yang langka, mahal, dan besar. Bangkitkan suasana era tersebut (optimisme teknologi pasca-perang, komputer sebagai alat riset eksklusif). Jelaskan bahwa fokus bab ini adalah pada bagaimana konsep fundamental 'bermain' secara tak terduga mulai bertemu dengan 'komputer' untuk pertama kalinya, meletakkan fondasi paling dasar bagi segala sesuatu yang akan datang di dunia game." </text:p>
                  </text:list-item>
                </text:list>
              </text:list-item>
            </text:list>
            <text:p text:style-name="P359"/>
            <text:list xml:id="list231022194992988302" text:style-name="L18">
              <text:list-item>
                <text:p text:style-name="P27"><text:span text:style-name="Strong_20_Emphasis"><text:span text:style-name="T1">Subbab 1.1: Percobaan Awal di Laboratorium</text:span></text:span></text:p>
                <text:list>
                  <text:list-item>
                    <text:p text:style-name="P212"><text:span text:style-name="Strong_20_Emphasis"><text:span text:style-name="T1">Prompt untuk Isi Mendalam:</text:span></text:span><text:span text:style-name="T1"> </text:span></text:p>
                    <text:list>
                      <text:list-item>
                        <text:p text:style-name="P212"><text:span text:style-name="T1">"Bahasan mendalam mengenai </text:span><text:span text:style-name="Strong_20_Emphasis"><text:span text:style-name="T1">Tennis for Two (1958)</text:span></text:span><text:span text:style-name="T1">: </text:span></text:p>
                        <text:list>
                          <text:list-item>
                            <text:p text:style-name="P212"><text:span text:style-name="Strong_20_Emphasis"><text:span text:style-name="T1">Konteks Penciptaan:</text:span></text:span><text:span text:style-name="T1"> Jelaskan siapa William Higinbotham, latar belakangnya (fisikawan), dan apa tujuannya membuat </text:span><text:span text:style-name="Emphasis"><text:span text:style-name="T1">Tennis for Two</text:span></text:span><text:span text:style-name="T1"> untuk </text:span><text:soft-page-break/><text:span text:style-name="T1">acara kunjungan publik di Brookhaven National Laboratory. Mengapa ia merasa perlu membuat sesuatu yang lebih interaktif daripada pameran statis? </text:span></text:p>
                          </text:list-item>
                          <text:list-item>
                            <text:p text:style-name="P212"><text:span text:style-name="Strong_20_Emphasis"><text:span text:style-name="T1">Teknologi yang Digunakan:</text:span></text:span><text:span text:style-name="T1"> Deskripsikan secara rinci perangkat keras yang terlibat. Jelaskan penggunaan komputer analog (bukan digital) dan layar osiloskop bundar sebagai output visual. Bagaimana keterbatasan teknologi ini membentuk tampilan dan interaksi game? Gambarkan kontrolernya (kotak dengan tombol dan dial putar). </text:span></text:p>
                          </text:list-item>
                          <text:list-item>
                            <text:p text:style-name="P212"><text:span text:style-name="Strong_20_Emphasis"><text:span text:style-name="T1">Mekanisme Gameplay:</text:span></text:span><text:span text:style-name="T1"> Uraikan bagaimana game ini mensimulasikan fisika sederhana. Bagaimana pemain mengontrol sudut pukulan dan kapan harus memukul 'bola' (titik cahaya)? Bagaimana representasi lapangan tenis dan jaring ditampilkan di osiloskop? </text:span></text:p>
                          </text:list-item>
                          <text:list-item>
                            <text:p text:style-name="P212"><text:span text:style-name="Strong_20_Emphasis"><text:span text:style-name="T1">Signifikansi dan Warisan:</text:span></text:span><text:span text:style-name="T1"> Diskusikan mengapa </text:span><text:span text:style-name="Emphasis"><text:span text:style-name="T1">Tennis for Two</text:span></text:span><text:span text:style-name="T1"> sering disebut sebagai salah satu 'leluhur' video game meskipun sempat terlupakan selama beberapa dekade. Apa argumen pro dan kontra statusnya sebagai 'game video pertama'? Apa dampaknya saat itu (meskipun terbatas)? </text:span></text:p>
                          </text:list-item>
                        </text:list>
                      </text:list-item>
                      <text:list-item>
                        <text:p text:style-name="P212"><text:span text:style-name="T1">Bahasan mendalam mengenai </text:span><text:span text:style-name="Strong_20_Emphasis"><text:span text:style-name="T1">Spacewar! (1962)</text:span></text:span><text:span text:style-name="T1">: </text:span></text:p>
                        <text:list>
                          <text:list-item>
                            <text:p text:style-name="P212"><text:span text:style-name="Strong_20_Emphasis"><text:span text:style-name="T1">Konteks Penciptaan:</text:span></text:span><text:span text:style-name="T1"> Ceritakan kisah Steve Russell dan kawan-kawannya (Martin Graetz, Wayne Wiitanen, dll.) di Tech Model Railroad Club (TMRC) MIT. Bagaimana kedatangan komputer mini PDP-1 yang 'revolusioner' (relatif pada masanya) menginspirasi mereka? Apa saja program uji coba awal sebelum </text:span><text:span text:style-name="Emphasis"><text:span text:style-name="T1">Spacewar!</text:span></text:span><text:span text:style-name="T1">? </text:span></text:p>
                          </text:list-item>
                          <text:list-item>
                            <text:p text:style-name="P212"><text:span text:style-name="Strong_20_Emphasis"><text:span text:style-name="T1">Teknologi dan Implementasi:</text:span></text:span><text:span text:style-name="T1"> Jelaskan fitur-fitur PDP-1 yang memungkinkan </text:span><text:span text:style-name="Emphasis"><text:span text:style-name="T1">Spacewar!</text:span></text:span><text:span text:style-name="T1"> (layar CRT Type 30, kecepatan prosesor, memori). </text:span><text:soft-page-break/><text:span text:style-name="T1">Bagaimana para programmer ini memanfaatkan sumber daya komputer secara maksimal? Deskripsikan pembuatan kontroler kustom (joystick awal). </text:span></text:p>
                          </text:list-item>
                          <text:list-item>
                            <text:p text:style-name="P212"><text:span text:style-name="Strong_20_Emphasis"><text:span text:style-name="T1">Mekanisme Gameplay Rinci:</text:span></text:span><text:span text:style-name="T1"> Uraikan elemen-elemen gameplay secara detail: dua pesawat (Needle dan Wedge), kontrol rotasi dan dorongan (thrust), hukum fisika Newton (inersia, momentum), torpedo, bintang di tengah dengan efek gravitasinya, fitur 'hyperspace' yang berisiko, dan kondisi kemenangan (menghancurkan lawan). </text:span></text:p>
                          </text:list-item>
                          <text:list-item>
                            <text:p text:style-name="P212"><text:span text:style-name="Strong_20_Emphasis"><text:span text:style-name="T1">Pengaruh dan Penyebaran:</text:span></text:span><text:span text:style-name="T1"> Analisis mengapa </text:span><text:span text:style-name="Emphasis"><text:span text:style-name="T1">Spacewar!</text:span></text:span><text:span text:style-name="T1"> menjadi begitu penting. Bagaimana game ini menyebar ke institusi lain yang memiliki PDP-1 (melalui DEC dan komunitas peretas awal)? Bagaimana </text:span><text:span text:style-name="Emphasis"><text:span text:style-name="T1">Spacewar!</text:span></text:span><text:span text:style-name="T1"> menginspirasi generasi programmer dan desainer game berikutnya (termasuk Nolan Bushnell)? Mengapa ia dianggap sebagai game digital berpengaruh pertama?" </text:span></text:p>
                          </text:list-item>
                        </text:list>
                      </text:list-item>
                    </text:list>
                  </text:list-item>
                </text:list>
              </text:list-item>
              <text:list-item>
                <text:p text:style-name="P27"><text:span text:style-name="Strong_20_Emphasis"><text:span text:style-name="T1">Subbab 1.2: Konsep Dasar Gameplay Mulai Terbentuk</text:span></text:span></text:p>
                <text:list>
                  <text:list-item>
                    <text:p text:style-name="P212"><text:span text:style-name="Strong_20_Emphasis"><text:span text:style-name="T1">Prompt untuk Isi Mendalam:</text:span></text:span><text:span text:style-name="T1"> </text:span></text:p>
                    <text:list>
                      <text:list-item>
                        <text:p text:style-name="P212"><text:span text:style-name="T1">"Setelah membahas contoh-contoh spesifik, ajak pembaca untuk melakukan abstraksi dan analisis terhadap </text:span><text:span text:style-name="Strong_20_Emphasis"><text:span text:style-name="T1">fondasi konseptual gameplay</text:span></text:span><text:span text:style-name="T1"> yang mulai diletakkan oleh eksperimen-eksperimen awal ini. Bahas secara mendalam bagaimana elemen-elemen berikut mulai didefinisikan, meskipun secara primitif: </text:span></text:p>
                        <text:list>
                          <text:list-item>
                            <text:p text:style-name="P212"><text:span text:style-name="Strong_20_Emphasis"><text:span text:style-name="T1">Interaksi Real-time:</text:span></text:span><text:span text:style-name="T1"> Jelaskan bagaimana game-game ini merupakan lompatan dari pemrosesan batch menuju interaksi langsung antara pemain dan mesin. Bagaimana input pemain (memutar dial, menekan tombol) menghasilkan respons visual instan di layar? </text:span></text:p>
                          </text:list-item>
                          <text:list-item>
                            <text:p text:style-name="P212"><text:soft-page-break/><text:span text:style-name="Strong_20_Emphasis"><text:span text:style-name="T1">Representasi Visual &amp; Umpan Balik:</text:span></text:span><text:span text:style-name="T1"> Analisis bagaimana keterbatasan grafis (titik cahaya, garis vektor) digunakan secara kreatif untuk merepresentasikan objek (bola, pesawat) dan aksi. Bagaimana layar memberikan umpan balik penting kepada pemain tentang status permainan? </text:span></text:p>
                          </text:list-item>
                          <text:list-item>
                            <text:p text:style-name="P212"><text:span text:style-name="Strong_20_Emphasis"><text:span text:style-name="T1">Aturan dan Tujuan (Rules &amp; Objectives):</text:span></text:span><text:span text:style-name="T1"> Uraikan bagaimana aturan-aturan sederhana (misal: jangan biarkan bola melewati dayungmu, hancurkan pesawat lawan) dan tujuan yang jelas mulai membentuk struktur permainan. Bagaimana batasan-batasan ini menciptakan tantangan? </text:span></text:p>
                          </text:list-item>
                          <text:list-item>
                            <text:p text:style-name="P212"><text:span text:style-name="Strong_20_Emphasis"><text:span text:style-name="T1">Simulasi Lingkungan (Fisik &amp; Fantastis):</text:span></text:span><text:span text:style-name="T1"> Diskusikan bagaimana </text:span><text:span text:style-name="Emphasis"><text:span text:style-name="T1">Tennis for Two</text:span></text:span><text:span text:style-name="T1"> mencoba mensimulasikan fisika dasar (gravitasi, pantulan) dan bagaimana </text:span><text:span text:style-name="Emphasis"><text:span text:style-name="T1">Spacewar!</text:span></text:span><text:span text:style-name="T1"> menciptakan model mini tata surya dengan hukum fisikanya sendiri (gravitasi bintang, inersia). Bagaimana ini menunjukkan potensi komputer untuk menciptakan 'dunia' virtual? </text:span></text:p>
                          </text:list-item>
                          <text:list-item>
                            <text:p text:style-name="P212"><text:span text:style-name="Strong_20_Emphasis"><text:span text:style-name="T1">Tantangan dan Kompetisi:</text:span></text:span><text:span text:style-name="T1"> Jelaskan bagaimana elemen kompetisi (melawan pemain lain) menjadi inti dari game-game awal ini. Bagaimana mereka menantang keterampilan motorik, strategi (dalam </text:span><text:span text:style-name="Emphasis"><text:span text:style-name="T1">Spacewar!</text:span></text:span><text:span text:style-name="T1">), dan waktu reaksi pemain? </text:span></text:p>
                          </text:list-item>
                          <text:list-item>
                            <text:p text:style-name="P27"><text:span text:style-name="Strong_20_Emphasis"><text:span text:style-name="T1">Kreativitas dalam Keterbatasan:</text:span></text:span><text:span text:style-name="T1"> Tekankan kembali bagaimana keterbatasan teknologi (memori kecil, prosesor lambat, tampilan sederhana) justru memicu inovasi dan solusi cerdas dari para pembuatnya untuk menciptakan pengalaman bermain yang menarik pada masanya. Simpulkan bagaimana benih-benih konsep gameplay ini, yang lahir dari eksperimen </text:span><text:soft-page-break/><text:span text:style-name="T1">akademis, akan menjadi pilar bagi seluruh industri yang akan datang." </text:span></text:p>
                          </text:list-item>
                        </text:list>
                      </text:list-item>
                    </text:list>
                  </text:list-item>
                </text:list>
              </text:list-item>
            </text:list>
            <text:p text:style-name="P1">Dengan prompt ini, Anda diharapkan dapat menggali lebih dalam setiap aspek dari Bab 1, memberikan konteks sejarah, detail teknis, analisis gameplay, dan signifikansi dari akar permainan digital ini.</text:p>
          </text:section>
          <text:section text:style-name="Sect1" text:name="feedback-form-3">
            <text:p text:style-name="P175"/>
          </text:section>
        </text:section>
        <text:section text:style-name="Sect1" text:name="ed4b69102c627b47">
          <text:p text:style-name="P1"/>
          <text:section text:style-name="Sect1" text:name="user-query-content-4">
            <text:p text:style-name="P356">Pada Bab 2 Tambahkan prompt pada awal bab untuk mendapatkan pengantar , pada tiap subbab/sub-subab untuk mendapatkan isi dengan pembahasan mendalam </text:p>
          </text:section>
          <text:p text:style-name="P175">Tampilkan alur berpikir</text:p>
          <text:section text:style-name="Sect2" text:name="model-response-message-contentr_ed4b69102c627b47">
            <text:p text:style-name="P1">Tentu, berikut adalah prompt untuk pengantar Bab 2 dan prompt mendalam untuk setiap subbabnya:</text:p>
            <text:p text:style-name="P22"><text:span text:style-name="Strong_20_Emphasis"><text:span text:style-name="T1">Bab 2: Ledakan Pertama: Arkade dan Konsol Rumahan Awal (1970-an - Awal 1980-an)</text:span></text:span></text:p>
            <text:list xml:id="list8574693194062985058" text:style-name="L19">
              <text:list-item>
                <text:p text:style-name="P213"><text:span text:style-name="Strong_20_Emphasis"><text:span text:style-name="T1">Prompt untuk Pengantar Bab:</text:span></text:span><text:span text:style-name="T1"> </text:span></text:p>
                <text:list>
                  <text:list-item>
                    <text:p text:style-name="P28"><text:span text:style-name="T1">"Awali bab ini dengan menggambarkan transisi krusial dari eksperimen laboratorium yang eksklusif dan akademis (dibahas di Bab 1) menuju sebuah fenomena komersial dan budaya massa yang meledak. Tekankan bagaimana percikan ide dari era sebelumnya kini menyulut api revolusi hiburan. Bangkitkan suasana awal tahun 1970-an hingga awal 1980-an, era di mana teknologi elektronik mulai cukup matang dan terjangkau untuk diproduksi secara massal, memungkinkan 'permainan elektronik' keluar dari laboratorium dan menyerbu ruang publik serta ruang keluarga. Perkenalkan tema utama bab ini: 'ledakan pertama' popularitas video game, yang dimanifestasikan dalam dua gelombang besar: demam mesin </text:span><text:span text:style-name="Strong_20_Emphasis"><text:span text:style-name="T1">arkade</text:span></text:span><text:span text:style-name="T1"> yang mendefinisikan ulang tempat nongkrong kaum muda, dan munculnya </text:span><text:span text:style-name="Strong_20_Emphasis"><text:span text:style-name="T1">konsol game rumahan</text:span></text:span><text:span text:style-name="T1"> pertama yang membawa keajaiban interaktif langsung ke televisi keluarga. Janjikan kepada pembaca sebuah eksplorasi mendalam tentang kelahiran industri video game, ikon-ikon pertamanya, dan bagaimana game mulai menancapkan kukunya dalam </text:span><text:soft-page-break/><text:span text:style-name="T1">lanskap budaya populer global." </text:span></text:p>
                  </text:list-item>
                </text:list>
              </text:list-item>
            </text:list>
            <text:p text:style-name="P359"/>
            <text:list xml:id="list1301883248685081043" text:style-name="L20">
              <text:list-item>
                <text:p text:style-name="P29"><text:span text:style-name="Strong_20_Emphasis"><text:span text:style-name="T1">Subbab 2.1: Demam Arkade Menginvasi Dunia</text:span></text:span></text:p>
                <text:list>
                  <text:list-item>
                    <text:p text:style-name="P214"><text:span text:style-name="Strong_20_Emphasis"><text:span text:style-name="T1">Prompt untuk Isi Mendalam:</text:span></text:span><text:span text:style-name="T1"> </text:span></text:p>
                    <text:list>
                      <text:list-item>
                        <text:p text:style-name="P214"><text:span text:style-name="T1">"Jelajahi secara mendalam </text:span><text:span text:style-name="Strong_20_Emphasis"><text:span text:style-name="T1">fenomena sosial dan budaya Arkade</text:span></text:span><text:span text:style-name="T1"> pada masa keemasannya. Deskripsikan bagaimana tempat-tempat ini (bar, mal, pusat arkade khusus) menjadi pusat berkumpulnya anak muda. Gambarkan atmosfernya yang khas: riuh rendah suara elektronik, cahaya dari layar CRT, antrian koin di atas mesin, dan semangat kompetisi untuk mencetak skor tertinggi. </text:span></text:p>
                      </text:list-item>
                      <text:list-item>
                        <text:p text:style-name="P214"><text:span text:style-name="T1">Kemudian, lakukan analisis mendalam terhadap </text:span><text:span text:style-name="Strong_20_Emphasis"><text:span text:style-name="T1">game-game arkade kunci</text:span></text:span><text:span text:style-name="T1"> yang memicu dan mempertahankan demam ini: </text:span></text:p>
                        <text:list>
                          <text:list-item>
                            <text:p text:style-name="P214"><text:span text:style-name="Strong_20_Emphasis"><text:span text:style-name="T1">PONG (1972):</text:span></text:span><text:span text:style-name="T1"> Ceritakan kisah Nolan Bushnell, Al Alcorn, dan Atari dalam menciptakan hit komersial besar pertama. Analisis gameplay-nya yang sangat sederhana namun revolusioner pada masanya. Jelaskan dampak finansialnya yang luar biasa dan bagaimana ia secara efektif meluncurkan industri video game komersial. Bahas teknologi di baliknya (sirkuit logika diskrit). </text:span></text:p>
                          </text:list-item>
                          <text:list-item>
                            <text:p text:style-name="P214"><text:span text:style-name="Strong_20_Emphasis"><text:span text:style-name="T1">Space Invaders (1978):</text:span></text:span><text:span text:style-name="T1"> Uraikan bagaimana game Taito karya Tomohiro Nishikado ini menjadi sensasi global. Analisis mekanisme gameplay-nya (barisan alien yang turun, bunker pelindung, UFO bonus, ritme yang makin cepat). Diskusikan dampaknya yang belum pernah terjadi sebelumnya (menyebabkan kelangkaan koin 100-yen di Jepang) dan bagaimana ia menetapkan standar untuk genre </text:span><text:span text:style-name="Emphasis"><text:span text:style-name="T1">shoot 'em up</text:span></text:span><text:span text:style-name="T1"> serta mempopulerkan penggunaan mikroprosesor dalam game. </text:span></text:p>
                          </text:list-item>
                          <text:list-item>
                            <text:p text:style-name="P214"><text:span text:style-name="Strong_20_Emphasis"><text:span text:style-name="T1">Pac-Man (1980):</text:span></text:span><text:span text:style-name="T1"> Jelaskan visi Toru Iwatani dan </text:span><text:soft-page-break/><text:span text:style-name="T1">Namco untuk menciptakan game yang menarik bagi audiens yang lebih luas, termasuk wanita. Analisis gameplay non-kekerasan yang inovatif (labirin, makan titik, hantu dengan 'kepribadian', </text:span><text:span text:style-name="Emphasis"><text:span text:style-name="T1">power pellets</text:span></text:span><text:span text:style-name="T1">). Diskusikan kesuksesan fenomenalnya tidak hanya sebagai game, tetapi juga sebagai ikon budaya pop global melalui lisensi dan merchandising. </text:span></text:p>
                          </text:list-item>
                          <text:list-item>
                            <text:p text:style-name="P214"><text:span text:style-name="Strong_20_Emphasis"><text:span text:style-name="T1">Donkey Kong (1981):</text:span></text:span><text:span text:style-name="T1"> Ceritakan debut Shigeru Miyamoto dan bagaimana Nintendo berhasil menembus pasar arkade Amerika Utara yang kompetitif. Analisis inovasi gameplay-nya: memperkenalkan genre </text:span><text:span text:style-name="Emphasis"><text:span text:style-name="T1">platformer</text:span></text:span><text:span text:style-name="T1">, narasi sederhana (selamatkan putri), dan karakter-karakter ikonik (Mario/Jumpman, Donkey Kong, Pauline). Jelaskan signifikansinya sebagai fondasi kesuksesan Nintendo di masa depan." </text:span></text:p>
                          </text:list-item>
                        </text:list>
                      </text:list-item>
                    </text:list>
                  </text:list-item>
                </text:list>
              </text:list-item>
              <text:list-item>
                <text:p text:style-name="P29"><text:span text:style-name="Strong_20_Emphasis"><text:span text:style-name="T1">Subbab 2.2: Game Masuk ke Ruang Keluarga</text:span></text:span></text:p>
                <text:list>
                  <text:list-item>
                    <text:p text:style-name="P214"><text:span text:style-name="Strong_20_Emphasis"><text:span text:style-name="T1">Prompt untuk Isi Mendalam:</text:span></text:span><text:span text:style-name="T1"> </text:span></text:p>
                    <text:list>
                      <text:list-item>
                        <text:p text:style-name="P214"><text:span text:style-name="T1">"Fokuskan pembahasan pada upaya pionir membawa pengalaman bermain interaktif dari arkade atau laboratorium ke </text:span><text:span text:style-name="Strong_20_Emphasis"><text:span text:style-name="T1">lingkungan rumah</text:span></text:span><text:span text:style-name="T1">: </text:span></text:p>
                        <text:list>
                          <text:list-item>
                            <text:p text:style-name="P214"><text:span text:style-name="Strong_20_Emphasis"><text:span text:style-name="T1">Magnavox Odyssey (1972):</text:span></text:span><text:span text:style-name="T1"> Ceritakan kisah 'Bapak Video Game Rumahan', Ralph Baer, dan proses panjang pengembangan konsol ini. Jelaskan secara detail cara kerjanya yang unik: teknologi analog, tanpa CPU, mengandalkan kartu sirkuit (bukan program) untuk mengaktifkan game bawaan, dan penggunaan lapisan plastik (overlay) pada layar TV untuk visual. Diskusikan pemasarannya, penerimaan pasar, keterbatasannya, dan warisannya sebagai konsol game rumahan </text:span><text:span text:style-name="Emphasis"><text:span text:style-name="T1">pertama</text:span></text:span><text:span text:style-name="T1">. Sentuh juga gugatan hukumnya terhadap Atari terkait </text:span><text:span text:style-name="Emphasis"><text:span text:style-name="T1">Pong</text:span></text:span><text:span text:style-name="T1">. </text:span></text:p>
                          </text:list-item>
                          <text:list-item>
                            <text:p text:style-name="P214"><text:span text:style-name="Strong_20_Emphasis"><text:span text:style-name="T1">Atari Video Computer System / Atari 2600 </text:span></text:span><text:soft-page-break/><text:span text:style-name="Strong_20_Emphasis"><text:span text:style-name="T1">(1977):</text:span></text:span><text:span text:style-name="T1"> Analisis secara mendalam bagaimana Atari, yang sudah sukses di arkade, merevolusi pasar rumahan dengan konsol ini. Tekankan </text:span><text:span text:style-name="Strong_20_Emphasis"><text:span text:style-name="T1">inovasi fundamentalnya</text:span></text:span><text:span text:style-name="T1">: penggunaan mikroprosesor (MOS 6507) dan kartrid ROM terpisah yang memungkinkan perpustakaan game yang luas dalam satu mesin. Deskripsikan perangkat kerasnya (kemampuan grafis dan suara yang terbatas namun ikonik, joystick digital yang khas). Urai strategi bisnis Atari, termasuk titik balik kesuksesan besar setelah melisensikan </text:span><text:span text:style-name="Emphasis"><text:span text:style-name="T1">port</text:span></text:span><text:span text:style-name="T1"> game arkade populer (seperti </text:span><text:span text:style-name="Emphasis"><text:span text:style-name="T1">Space Invaders</text:span></text:span><text:span text:style-name="T1">, meskipun kualitasnya diperdebatkan). Diskusikan bagaimana Atari 2600 mendominasi pasar selama bertahun-tahun, menciptakan ekosistem pengembang pihak ketiga pertama, dan menjadi bagian tak terpisahkan dari budaya populer akhir 70-an dan awal 80-an." </text:span></text:p>
                          </text:list-item>
                        </text:list>
                      </text:list-item>
                    </text:list>
                  </text:list-item>
                </text:list>
              </text:list-item>
              <text:list-item>
                <text:p text:style-name="P29"><text:span text:style-name="Strong_20_Emphasis"><text:span text:style-name="T1">Subbab 2.3: Kelahiran Industri Game</text:span></text:span></text:p>
                <text:list>
                  <text:list-item>
                    <text:p text:style-name="P214"><text:span text:style-name="Strong_20_Emphasis"><text:span text:style-name="T1">Prompt untuk Isi Mendalam:</text:span></text:span><text:span text:style-name="T1"> </text:span></text:p>
                    <text:list>
                      <text:list-item>
                        <text:p text:style-name="P214"><text:span text:style-name="T1">"Analisis sisi </text:span><text:span text:style-name="Strong_20_Emphasis"><text:span text:style-name="T1">bisnis dan struktur industri</text:span></text:span><text:span text:style-name="T1"> yang lahir dari ledakan popularitas game di era ini: </text:span></text:p>
                        <text:list>
                          <text:list-item>
                            <text:p text:style-name="P214"><text:span text:style-name="Strong_20_Emphasis"><text:span text:style-name="T1">Model Bisnis yang Berkembang:</text:span></text:span><text:span text:style-name="T1"> Jelaskan secara rinci bagaimana perusahaan menghasilkan pendapatan. Bandingkan model bisnis arkade (menjual atau menyewakan mesin ke operator, pendapatan per koin) dengan model bisnis konsol rumahan (menjual perangkat keras dengan margin tipis atau rugi, dan mengeruk keuntungan dari penjualan perangkat lunak/kartrid game). Sentuh juga aspek lisensi (antar platform, karakter) dan merchandising awal (</text:span><text:span text:style-name="Emphasis"><text:span text:style-name="T1">Pac-Man Fever</text:span></text:span><text:span text:style-name="T1">). </text:span></text:p>
                          </text:list-item>
                          <text:list-item>
                            <text:p text:style-name="P214"><text:span text:style-name="Strong_20_Emphasis"><text:span text:style-name="T1">Dominasi dan Strategi Atari:</text:span></text:span><text:span text:style-name="T1"> Diskusikan bagaimana Atari berhasil menjadi kekuatan </text:span><text:soft-page-break/><text:span text:style-name="T1">dominan di kedua lini pasar (arkade dan rumahan) di Amerika Utara pada puncaknya. Apa saja strategi kunci mereka? </text:span></text:p>
                          </text:list-item>
                          <text:list-item>
                            <text:p text:style-name="P214"><text:span text:style-name="Strong_20_Emphasis"><text:span text:style-name="T1">Munculnya Developer Pihak Ketiga:</text:span></text:span><text:span text:style-name="T1"> Ceritakan kisah krusial berdirinya </text:span><text:span text:style-name="Strong_20_Emphasis"><text:span text:style-name="T1">Activision</text:span></text:span><text:span text:style-name="T1"> pada tahun 1979 oleh para mantan programmer Atari yang frustrasi (David Crane, Larry Kaplan, Jim Levy, Alan Miller, Bob Whitehead). Jelaskan alasan ketidakpuasan mereka (kurangnya pengakuan kredit dan kompensasi finansial). Analisis bagaimana keberanian mereka menantang model bisnis tertutup Atari (yang menganggap software adalah bagian dari hardware) membuka pintu bagi lahirnya industri penerbitan game independen. Diskusikan dampak positif (lebih banyak pilihan game, inovasi) dan potensi dampak negatif (banjir produk, persaingan tidak sehat, kurangnya kontrol kualitas) dari fenomena ini. </text:span></text:p>
                          </text:list-item>
                          <text:list-item>
                            <text:p text:style-name="P29"><text:span text:style-name="Strong_20_Emphasis"><text:span text:style-name="T1">Fondasi Industri Modern (dan Benih Kehancuran):</text:span></text:span><text:span text:style-name="T1"> Simpulkan bagaimana periode ini meletakkan dasar bagi struktur industri game modern (pemegang platform, developer first-party, developer/publisher third-party). Namun, tunjukkan juga bagaimana kesuksesan yang cepat dan kurangnya regulasi atau kontrol kualitas (terutama di pasar konsol rumahan) mulai menabur benih-benih masalah yang akan memicu kejatuhan besar industri di pertengahan 1980-an (yang akan dibahas di Bab 3)." </text:span></text:p>
                          </text:list-item>
                        </text:list>
                      </text:list-item>
                    </text:list>
                  </text:list-item>
                </text:list>
              </text:list-item>
            </text:list>
          </text:section>
          <text:section text:style-name="Sect1" text:name="feedback-form-4">
            <text:p text:style-name="P175"/>
          </text:section>
        </text:section>
        <text:section text:style-name="Sect1" text:name="a89179e8811e1f5a">
          <text:p text:style-name="P1"/>
          <text:section text:style-name="Sect1" text:name="user-query-content-5">
            <text:p text:style-name="P356">Pada Bab 3 Tambahkan prompt pada awal bab untuk mendapatkan pengantar , pada tiap subbab/sub-subab untuk mendapatkan isi dengan pembahasan mendalam </text:p>
          </text:section>
          <text:p text:style-name="P175"><text:soft-page-break/>Tampilkan alur berpikir</text:p>
          <text:section text:style-name="Sect2" text:name="model-response-message-contentr_a89179e8811e1f5a">
            <text:p text:style-name="P1">Baik, mari kita siapkan prompt untuk pengantar Bab 3 dan prompt mendalam untuk setiap subbabnya, fokus pada periode dramatis kejatuhan dan kebangkitan industri game:</text:p>
            <text:p text:style-name="P22"><text:span text:style-name="Strong_20_Emphasis"><text:span text:style-name="T1">Bab 3: Kejatuhan Besar dan Kelahiran Kembali (1983 - Akhir 1980-an)</text:span></text:span></text:p>
            <text:list xml:id="list4211189419193758447" text:style-name="L21">
              <text:list-item>
                <text:p text:style-name="P215"><text:span text:style-name="Strong_20_Emphasis"><text:span text:style-name="T1">Prompt untuk Pengantar Bab:</text:span></text:span><text:span text:style-name="T1"> </text:span></text:p>
                <text:list>
                  <text:list-item>
                    <text:p text:style-name="P30"><text:span text:style-name="T1">"Mulailah bab ini dengan membangun kontras yang tajam dengan euforia dan pertumbuhan eksponensial yang dibahas di Bab 2. Ingatkan pembaca tentang optimisme pasar arkade dan Atari 2600, lalu segera perkenalkan bayangan gelap yang membayangi industri. Gunakan metafora seperti 'gelembung yang siap meletus' atau 'fondasi yang rapuh'. Jelaskan bahwa bab ini akan menyelami salah satu episode paling menentukan dan traumatis dalam sejarah video game: </text:span><text:span text:style-name="Strong_20_Emphasis"><text:span text:style-name="T1">Kejatuhan Besar (The Great Video Game Crash) tahun 1983</text:span></text:span><text:span text:style-name="T1">, yang hampir memusnahkan pasar konsol rumahan di Amerika Utara. Namun, segera janjikan cahaya di ujung terowongan. Setelah mengupas tuntas penyebab dan dampak bencana tersebut, bab ini akan beralih ke kisah luar biasa tentang </text:span><text:span text:style-name="Strong_20_Emphasis"><text:span text:style-name="T1">kelahiran kembali (rebirth)</text:span></text:span><text:span text:style-name="T1"> industri, yang secara mengejutkan dipimpin oleh perusahaan mainan Jepang yang relatif belum dikenal di Barat saat itu: Nintendo. Siapkan panggung untuk narasi tentang kehancuran spektakuler, strategi penyelamatan yang cerdik, dan munculnya tatanan baru dalam dunia video game." </text:span></text:p>
                  </text:list-item>
                </text:list>
              </text:list-item>
            </text:list>
            <text:p text:style-name="P359"/>
            <text:list xml:id="list6350979292038629414" text:style-name="L22">
              <text:list-item>
                <text:p text:style-name="P31"><text:span text:style-name="Strong_20_Emphasis"><text:span text:style-name="T1">Subbab 3.1: Bencana Industri Video Game 1983</text:span></text:span></text:p>
                <text:list>
                  <text:list-item>
                    <text:p text:style-name="P216"><text:span text:style-name="Strong_20_Emphasis"><text:span text:style-name="T1">Prompt untuk Isi Mendalam:</text:span></text:span><text:span text:style-name="T1"> </text:span></text:p>
                    <text:list>
                      <text:list-item>
                        <text:p text:style-name="P216"><text:span text:style-name="T1">"Lakukan analisis </text:span><text:span text:style-name="Strong_20_Emphasis"><text:span text:style-name="T1">penyebab</text:span></text:span><text:span text:style-name="T1"> yang mendalam dan multifaktorial mengenai mengapa industri video game, terutama di Amerika Utara, mengalami kejatuhan drastis pada tahun 1983. Hindari penyederhanaan, jelajahi berbagai faktor yang saling terkait: </text:span></text:p>
                        <text:list>
                          <text:list-item>
                            <text:p text:style-name="P216"><text:span text:style-name="Strong_20_Emphasis"><text:span text:style-name="T1">Kejenuhan Pasar (Market Oversaturation):</text:span></text:span><text:span text:style-name="T1"> </text:span><text:soft-page-break/><text:span text:style-name="T1">Jelaskan bagaimana ledakan jumlah konsol yang bersaing (Atari 2600, Atari 5200, ColecoVision, Intellivision, Vectrex, dll.) dan banjir game dari puluhan publisher pihak ketiga (banyak di antaranya baru dan tidak berpengalaman) menciptakan kebingungan konsumen dan persaingan harga yang merusak. </text:span></text:p>
                          </text:list-item>
                          <text:list-item>
                            <text:p text:style-name="P216"><text:span text:style-name="Strong_20_Emphasis"><text:span text:style-name="T1">Krisis Kualitas Perangkat Lunak (Software Quality Crisis):</text:span></text:span><text:span text:style-name="T1"> Diskusikan secara kritis bagaimana kurangnya kontrol kualitas, terutama oleh Atari terhadap game-game pihak ketiga untuk platformnya, menyebabkan membanjirnya produk-produk yang buruk, tidak inovatif, penuh bug, dan merupakan tiruan murahan dari game populer. Bagaimana hal ini mengikis kepercayaan dan minat konsumen? </text:span></text:p>
                          </text:list-item>
                          <text:list-item>
                            <text:p text:style-name="P216"><text:span text:style-name="Strong_20_Emphasis"><text:span text:style-name="T1">Studi Kasus Legendaris: </text:span></text:span><text:span text:style-name="Strong_20_Emphasis"><text:span text:style-name="Emphasis"><text:span text:style-name="T1">E.T. the Extra-Terrestrial</text:span></text:span></text:span><text:span text:style-name="Strong_20_Emphasis"><text:span text:style-name="T1"> (Atari 2600):</text:span></text:span><text:span text:style-name="T1"> Ceritakan secara rinci kisah di balik game ini sebagai simbol kegagalan industri. Mulai dari kesepakatan lisensi yang mahal dan terburu-buru, proses pengembangan yang sangat singkat (sekitar 5-6 minggu oleh Howard Scott Warshaw), ekspektasi penjualan yang tidak realistis berdasarkan popularitas film, hingga hasil akhir berupa game yang secara luas dianggap sebagai salah satu yang terburuk sepanjang masa. Jelaskan bagaimana kegagalan komersialnya yang masif memperburuk kondisi finansial Atari dan menjadi ikon publik dari kejatuhan tersebut. Jangan lupa sertakan kisah (yang kini terbukti benar) tentang penguburan jutaan kartrid yang tidak terjual di gurun Alamogordo, New Mexico. </text:span></text:p>
                          </text:list-item>
                          <text:list-item>
                            <text:p text:style-name="P216"><text:span text:style-name="Strong_20_Emphasis"><text:span text:style-name="T1">Persaingan dari Komputer Rumahan:</text:span></text:span><text:span text:style-name="T1"> Analisis bagaimana peningkatan popularitas dan penurunan harga komputer rumahan serbaguna </text:span><text:soft-page-break/><text:span text:style-name="T1">seperti Commodore 64, Apple II, dan ZX Spectrum (terutama di Eropa) menawarkan alternatif yang menarik, karena bisa digunakan untuk bermain game sekaligus untuk tugas produktivitas atau belajar pemrograman. </text:span></text:p>
                          </text:list-item>
                        </text:list>
                      </text:list-item>
                      <text:list-item>
                        <text:p text:style-name="P216"><text:span text:style-name="T1">Kemudian, jelaskan </text:span><text:span text:style-name="Strong_20_Emphasis"><text:span text:style-name="T1">dampak</text:span></text:span><text:span text:style-name="T1"> destruktif dari kejatuhan ini: </text:span></text:p>
                        <text:list>
                          <text:list-item>
                            <text:p text:style-name="P216"><text:span text:style-name="Strong_20_Emphasis"><text:span text:style-name="T1">Keruntuhan Finansial:</text:span></text:span><text:span text:style-name="T1"> Kebangkrutan massal perusahaan game dan elektronik (termasuk keluarnya Mattel dan Coleco dari bisnis video game), kerugian finansial besar bagi Atari yang menyebabkan perusahaan dipecah dan dijual. </text:span></text:p>
                          </text:list-item>
                          <text:list-item>
                            <text:p text:style-name="P216"><text:span text:style-name="Strong_20_Emphasis"><text:span text:style-name="T1">Kehancuran Pasar Ritel:</text:span></text:span><text:span text:style-name="T1"> Pengecer kehilangan kepercayaan, menganggap video game sebagai tren sesaat (</text:span><text:span text:style-name="Emphasis"><text:span text:style-name="T1">fad</text:span></text:span><text:span text:style-name="T1">) yang telah usai, mengobral stok, dan menolak untuk menyediakan ruang rak bagi produk video game baru. </text:span></text:p>
                          </text:list-item>
                          <text:list-item>
                            <text:p text:style-name="P216"><text:span text:style-name="Strong_20_Emphasis"><text:span text:style-name="T1">Persepsi Publik Negatif:</text:span></text:span><text:span text:style-name="T1"> Media massa dan masyarakat umum mulai memandang video game secara skeptis atau bahkan negatif. </text:span></text:p>
                          </text:list-item>
                          <text:list-item>
                            <text:p text:style-name="P216"><text:span text:style-name="Strong_20_Emphasis"><text:span text:style-name="T1">Fokus Geografis:</text:span></text:span><text:span text:style-name="T1"> Tekankan bahwa meskipun dampaknya terasa global, kejatuhan ini paling parah terjadi di </text:span><text:span text:style-name="Strong_20_Emphasis"><text:span text:style-name="T1">Amerika Utara</text:span></text:span><text:span text:style-name="T1">, sementara pasar di Jepang dan Eropa memiliki dinamika yang berbeda." </text:span></text:p>
                          </text:list-item>
                        </text:list>
                      </text:list-item>
                    </text:list>
                  </text:list-item>
                </text:list>
              </text:list-item>
              <text:list-item>
                <text:p text:style-name="P31"><text:span text:style-name="Strong_20_Emphasis"><text:span text:style-name="T1">Subbab 3.2: Sang Penyelamat dari Timur: Nintendo Datang</text:span></text:span></text:p>
                <text:list>
                  <text:list-item>
                    <text:p text:style-name="P216"><text:span text:style-name="Strong_20_Emphasis"><text:span text:style-name="T1">Prompt untuk Isi Mendalam:</text:span></text:span><text:span text:style-name="T1"> </text:span></text:p>
                    <text:list>
                      <text:list-item>
                        <text:p text:style-name="P216"><text:span text:style-name="T1">"Fokuskan narasi pada bagaimana </text:span><text:span text:style-name="Strong_20_Emphasis"><text:span text:style-name="T1">Nintendo</text:span></text:span><text:span text:style-name="T1"> berhasil melakukan apa yang tampak mustahil: menghidupkan kembali pasar konsol rumahan di Amerika Utara dari puing-puing kehancuran. </text:span></text:p>
                        <text:list>
                          <text:list-item>
                            <text:p text:style-name="P216"><text:span text:style-name="Strong_20_Emphasis"><text:span text:style-name="T1">Latar Belakang dan Persiapan Nintendo:</text:span></text:span><text:span text:style-name="T1"> Berikan konteks tentang sejarah panjang Nintendo (dari kartu Hanafuda hingga mainan dan kesuksesan di arkade seperti </text:span><text:span text:style-name="Emphasis"><text:span text:style-name="T1">Donkey Kong</text:span></text:span><text:span text:style-name="T1">). </text:span><text:soft-page-break/><text:span text:style-name="T1">Jelaskan kesuksesan besar konsol </text:span><text:span text:style-name="Strong_20_Emphasis"><text:span text:style-name="T1">Famicom (Family Computer)</text:span></text:span><text:span text:style-name="T1"> mereka di Jepang sejak Juli 1983, yang memberi mereka platform dan library game yang teruji sebelum mencoba masuk ke pasar Barat yang berisiko. </text:span></text:p>
                          </text:list-item>
                          <text:list-item>
                            <text:p text:style-name="P216"><text:span text:style-name="Strong_20_Emphasis"><text:span text:style-name="T1">Strategi Peluncuran Nintendo Entertainment System (NES) di Amerika Utara (1985-1986):</text:span></text:span><text:span text:style-name="T1"> Analisis secara detail langkah-langkah strategis dan pemasaran cerdas yang mereka terapkan: </text:span></text:p>
                            <text:list>
                              <text:list-item>
                                <text:p text:style-name="P216"><text:span text:style-name="Strong_20_Emphasis"><text:span text:style-name="T1">Mengatasi Trauma Pasar:</text:span></text:span><text:span text:style-name="T1"> Bagaimana mereka secara sengaja menghindari istilah 'video game console' dan menyebutnya 'Entertainment System'? Jelaskan desain NES yang menyerupai VCR dan berbeda dari konsol generasi sebelumnya. Bahas peran </text:span><text:span text:style-name="Strong_20_Emphasis"><text:span text:style-name="T1">R.O.B. (Robotic Operating Buddy)</text:span></text:span><text:span text:style-name="T1"> sebagai 'kuda Troya' untuk meyakinkan toko mainan (bukan toko elektronik) bahwa NES adalah 'mainan' yang inovatif, bukan 'video game' yang sudah mati. </text:span></text:p>
                              </text:list-item>
                              <text:list-item>
                                <text:p text:style-name="P216"><text:span text:style-name="Strong_20_Emphasis"><text:span text:style-name="T1">Menjamin Kualitas (The Nintendo Seal of Quality):</text:span></text:span><text:span text:style-name="T1"> Jelaskan secara mendalam sistem lisensi pihak ketiga Nintendo yang sangat ketat: pembatasan jumlah game yang boleh dirilis per tahun oleh satu publisher, keharusan game disetujui oleh Nintendo, dan penggunaan chip lockout (10NES) untuk mencegah game tanpa lisensi. Terangkan makna dan dampak </text:span><text:span text:style-name="Strong_20_Emphasis"><text:span text:style-name="T1">'Nintendo Seal of Quality'</text:span></text:span><text:span text:style-name="T1"> sebagai jaminan kepada konsumen bahwa game tersebut memenuhi standar tertentu, secara langsung mengatasi masalah utama yang menyebabkan crash. </text:span></text:p>
                              </text:list-item>
                            </text:list>
                          </text:list-item>
                          <text:list-item>
                            <text:p text:style-name="P216"><text:span text:style-name="Strong_20_Emphasis"><text:span text:style-name="T1">Kekuatan Konten Unggulan (Killer </text:span></text:span><text:soft-page-break/><text:span text:style-name="Strong_20_Emphasis"><text:span text:style-name="T1">Applications):</text:span></text:span><text:span text:style-name="T1"> Lakukan analisis mendalam terhadap game-game </text:span><text:span text:style-name="Emphasis"><text:span text:style-name="T1">first-party</text:span></text:span><text:span text:style-name="T1"> revolusioner yang menjadi pendorong utama kesuksesan NES: </text:span></text:p>
                            <text:list>
                              <text:list-item>
                                <text:p text:style-name="P216"><text:span text:style-name="Emphasis"><text:span text:style-name="Strong_20_Emphasis"><text:span text:style-name="T1">Super Mario Bros. (1985):</text:span></text:span></text:span><text:span text:style-name="T1"> Jelaskan bagaimana game ini tidak hanya menjadi </text:span><text:span text:style-name="Emphasis"><text:span text:style-name="T1">pack-in game</text:span></text:span><text:span text:style-name="T1"> yang fenomenal tetapi juga merevolusi genre platformer dengan desain level yang cerdas, kontrol yang responsif, dunia yang penuh rahasia, dan daya tarik universal. </text:span></text:p>
                              </text:list-item>
                              <text:list-item>
                                <text:p text:style-name="P216"><text:span text:style-name="Emphasis"><text:span text:style-name="Strong_20_Emphasis"><text:span text:style-name="T1">The Legend of Zelda (1986):</text:span></text:span></text:span><text:span text:style-name="T1"> Uraikan bagaimana game ini mempionirkan genre action-adventure di konsol, menawarkan dunia non-linear yang luas untuk dijelajahi, sistem inventori, teka-teki, dan – yang sangat penting – kemampuan untuk </text:span><text:span text:style-name="Strong_20_Emphasis"><text:span text:style-name="T1">menyimpan kemajuan permainan (save feature)</text:span></text:span><text:span text:style-name="T1"> via baterai di kartrid. </text:span></text:p>
                              </text:list-item>
                              <text:list-item>
                                <text:p text:style-name="P216"><text:span text:style-name="T1">Sebutkan juga game penting lainnya (</text:span><text:span text:style-name="Emphasis"><text:span text:style-name="T1">Metroid</text:span></text:span><text:span text:style-name="T1">, </text:span><text:span text:style-name="Emphasis"><text:span text:style-name="T1">Kid Icarus</text:span></text:span><text:span text:style-name="T1">, dll.) dan bagaimana kualitas konsisten dari game-game </text:span><text:span text:style-name="Emphasis"><text:span text:style-name="T1">first-party</text:span></text:span><text:span text:style-name="T1"> dan </text:span><text:span text:style-name="Emphasis"><text:span text:style-name="T1">third-party</text:span></text:span><text:span text:style-name="T1"> pilihan membangun reputasi NES. </text:span></text:p>
                              </text:list-item>
                            </text:list>
                          </text:list-item>
                          <text:list-item>
                            <text:p text:style-name="P216"><text:span text:style-name="Strong_20_Emphasis"><text:span text:style-name="T1">Hasil Akhir:</text:span></text:span><text:span text:style-name="T1"> Simpulkan bagaimana kombinasi strategi pemasaran yang hati-hati, penekanan kuat pada kontrol kualitas, dan perpustakaan game yang luar biasa memungkinkan Nintendo untuk secara efektif </text:span><text:span text:style-name="Strong_20_Emphasis"><text:span text:style-name="T1">membangkitkan kembali</text:span></text:span><text:span text:style-name="T1"> pasar konsol video game di Amerika Utara dan mendominasinya sepanjang sisa dekade 1980-an." </text:span></text:p>
                          </text:list-item>
                        </text:list>
                      </text:list-item>
                    </text:list>
                  </text:list-item>
                </text:list>
              </text:list-item>
              <text:list-item>
                <text:p text:style-name="P31"><text:span text:style-name="Strong_20_Emphasis"><text:span text:style-name="T1">Subbab 3.3: Pesaing Mulai Bangkit</text:span></text:span></text:p>
                <text:list>
                  <text:list-item>
                    <text:p text:style-name="P216"><text:span text:style-name="Strong_20_Emphasis"><text:span text:style-name="T1">Prompt untuk Isi Mendalam:</text:span></text:span><text:span text:style-name="T1"> </text:span></text:p>
                    <text:list>
                      <text:list-item>
                        <text:p text:style-name="P216"><text:span text:style-name="T1">"Jelaskan bahwa meskipun Nintendo menjadi kekuatan dominan pasca-kehancuran di Amerika Utara, lanskap </text:span><text:soft-page-break/><text:span text:style-name="T1">gaming global pada akhir 1980-an tidaklah monolitik. Bahas </text:span><text:span text:style-name="Strong_20_Emphasis"><text:span text:style-name="T1">platform alternatif dan pesaing</text:span></text:span><text:span text:style-name="T1"> yang juga berperan: </text:span></text:p>
                        <text:list>
                          <text:list-item>
                            <text:p text:style-name="P216"><text:span text:style-name="Strong_20_Emphasis"><text:span text:style-name="T1">Tantangan Awal dari Sega (Sega Master System):</text:span></text:span><text:span text:style-name="T1"> Perkenalkan Sega, rival utama Nintendo yang juga memiliki warisan kuat di dunia arkade. Bahas konsol 8-bit mereka, </text:span><text:span text:style-name="Strong_20_Emphasis"><text:span text:style-name="T1">Sega Master System (dirilis 1986 di Amerika Utara, lebih awal sebagai SG-1000/Mark III di Jepang)</text:span></text:span><text:span text:style-name="T1">. Bandingkan spesifikasi teknisnya dengan NES (seringkali unggul dalam beberapa aspek grafis). Analisis mengapa Master System </text:span><text:span text:style-name="Strong_20_Emphasis"><text:span text:style-name="T1">kesulitan mendapatkan pijakan kuat di Amerika Utara</text:span></text:span><text:span text:style-name="T1"> (faktor utama: praktik lisensi Nintendo yang sangat membatasi dukungan pihak ketiga untuk pesaing). Namun, jelaskan bagaimana Master System meraih </text:span><text:span text:style-name="Strong_20_Emphasis"><text:span text:style-name="T1">kesuksesan yang jauh lebih besar di wilayah lain</text:span></text:span><text:span text:style-name="T1">, seperti </text:span><text:span text:style-name="Strong_20_Emphasis"><text:span text:style-name="T1">Eropa</text:span></text:span><text:span text:style-name="T1"> dan </text:span><text:span text:style-name="Strong_20_Emphasis"><text:span text:style-name="T1">Brasil</text:span></text:span><text:span text:style-name="T1">, di mana ia menjadi pemimpin pasar. Sebutkan beberapa game ikonik atau penting untuk platform ini (</text:span><text:span text:style-name="Emphasis"><text:span text:style-name="T1">Alex Kidd in Miracle World</text:span></text:span><text:span text:style-name="T1">, </text:span><text:span text:style-name="Emphasis"><text:span text:style-name="T1">Wonder Boy</text:span></text:span><text:span text:style-name="T1">, </text:span><text:span text:style-name="Emphasis"><text:span text:style-name="T1">Phantasy Star</text:span></text:span><text:span text:style-name="T1">). Tekankan bagaimana persaingan awal ini menyiapkan panggung untuk 'Perang Konsol' 16-bit yang legendaris antara Nintendo dan Sega. </text:span></text:p>
                          </text:list-item>
                          <text:list-item>
                            <text:p text:style-name="P31"><text:span text:style-name="Strong_20_Emphasis"><text:span text:style-name="T1">Daya Tahan Komputer Rumahan:</text:span></text:span><text:span text:style-name="T1"> Diskusikan peran penting yang terus dimainkan oleh </text:span><text:span text:style-name="Strong_20_Emphasis"><text:span text:style-name="T1">komputer rumahan 8-bit</text:span></text:span><text:span text:style-name="T1">, terutama </text:span><text:span text:style-name="Strong_20_Emphasis"><text:span text:style-name="T1">Commodore 64</text:span></text:span><text:span text:style-name="T1"> (global, sangat populer di AS dan Eropa) dan </text:span><text:span text:style-name="Strong_20_Emphasis"><text:span text:style-name="T1">ZX Spectrum</text:span></text:span><text:span text:style-name="T1"> (sangat dominan di Inggris dan sebagian Eropa). Jelaskan alasan di balik popularitas mereka yang berkelanjutan di era kebangkitan konsol: </text:span><text:span text:style-name="Strong_20_Emphasis"><text:span text:style-name="T1">harga yang semakin terjangkau</text:span></text:span><text:span text:style-name="T1">, </text:span><text:span text:style-name="Strong_20_Emphasis"><text:span text:style-name="T1">fleksibilitas</text:span></text:span><text:span text:style-name="T1"> (bisa untuk pemrograman, pengolah kata, dll., selain game), dan sifatnya sebagai </text:span><text:span text:style-name="Strong_20_Emphasis"><text:span text:style-name="T1">platform yang lebih </text:span></text:span><text:soft-page-break/><text:span text:style-name="Strong_20_Emphasis"><text:span text:style-name="T1">terbuka</text:span></text:span><text:span text:style-name="T1"> yang memungkinkan ribuan game dikembangkan oleh studio besar maupun kecil (bedroom coders), serta maraknya pembajakan perangkat lunak. Gambarkan bagaimana lanskap game di komputer rumahan seringkali berbeda, dengan lebih banyak penekanan pada genre seperti simulasi, strategi, RPG kompleks, dan adventure, meskipun banyak juga game aksi dan port arkade. Jelaskan bagaimana pasar komputer dan konsol hidup berdampingan, seringkali melayani audiens atau kebutuhan yang sedikit berbeda." </text:span></text:p>
                          </text:list-item>
                        </text:list>
                      </text:list-item>
                    </text:list>
                  </text:list-item>
                </text:list>
              </text:list-item>
            </text:list>
          </text:section>
          <text:section text:style-name="Sect1" text:name="feedback-form-5">
            <text:p text:style-name="P175"/>
          </text:section>
        </text:section>
        <text:section text:style-name="Sect1" text:name="9afb8f0f7e74be86">
          <text:p text:style-name="P1"/>
          <text:section text:style-name="Sect1" text:name="user-query-content-6">
            <text:p text:style-name="P356">Pada Bab 4 Tambahkan prompt pada awal bab untuk mendapatkan pengantar , pada tiap subbab/sub-subab untuk mendapatkan isi dengan pembahasan mendalam </text:p>
          </text:section>
          <text:p text:style-name="P175">Tampilkan alur berpikir</text:p>
          <text:section text:style-name="Sect2" text:name="model-response-message-contentr_9afb8f0f7e74be86">
            <text:p text:style-name="P1">Baik, mari kita siapkan prompt untuk pengantar Bab 4 dan prompt mendalam untuk setiap subbabnya, mencakup era persaingan 16-bit dan kebangkitan PC gaming:</text:p>
            <text:p text:style-name="P22"><text:span text:style-name="Strong_20_Emphasis"><text:span text:style-name="T1">Bab 4: Perang Konsol dan Kebangkitan PC Gaming (Akhir 1980-an - Pertengahan 1990-an)</text:span></text:span></text:p>
            <text:list xml:id="list555625928373709797" text:style-name="L23">
              <text:list-item>
                <text:p text:style-name="P217"><text:span text:style-name="Strong_20_Emphasis"><text:span text:style-name="T1">Prompt untuk Pengantar Bab:</text:span></text:span><text:span text:style-name="T1"> </text:span></text:p>
                <text:list>
                  <text:list-item>
                    <text:p text:style-name="P32"><text:span text:style-name="T1">"Awali bab ini dengan menandai pergeseran lanskap industri game setelah kebangkitan yang dipimpin Nintendo (dibahas di Bab 3). Jelaskan bahwa dominasi tunggal NES tidak bertahan lama. Perkenalkan era baru yang didefinisikan oleh </text:span><text:span text:style-name="Strong_20_Emphasis"><text:span text:style-name="T1">lompatan teknologi ke 16-bit</text:span></text:span><text:span text:style-name="T1"> dan, akibatnya, </text:span><text:span text:style-name="Strong_20_Emphasis"><text:span text:style-name="T1">'Perang Konsol' (Console War)</text:span></text:span><text:span text:style-name="T1"> pertama yang sesungguhnya dan paling ikonik, yang mengadu domba raksasa industri Nintendo melawan penantang utamanya, Sega, dalam pertarungan sengit memperebutkan supremasi pasar. Namun, tekankan bahwa narasi bab ini tidak hanya terfokus pada medan pertempuran </text:span><text:soft-page-break/><text:span text:style-name="T1">konsol. Secara paralel, jelaskan bagaimana </text:span><text:span text:style-name="Strong_20_Emphasis"><text:span text:style-name="T1">Personal Computer (PC)</text:span></text:span><text:span text:style-name="T1">, yang sebelumnya sering dipandang sebagai platform untuk genre yang lebih 'serius' atau niche, mengalami transformasi signifikan. Didorong oleh kemajuan pesat dalam perangkat keras grafis dan suara, PC mulai </text:span><text:span text:style-name="Strong_20_Emphasis"><text:span text:style-name="T1">menemukan jati dirinya sebagai platform gaming yang kuat, inovatif, dan berbeda</text:span></text:span><text:span text:style-name="T1">, melahirkan genre-genre baru yang akan mendefinisikan ulang interaktivitas. Siapkan pembaca untuk menjelajahi dua alur cerita utama yang berjalan beriringan: persaingan head-to-head yang penuh warna antara SNES dan Genesis, dan kebangkitan PC sebagai kekuatan gaming yang tak terbantahkan, serta sedikit menyinggung eksperimen awal yang canggung namun penting dengan teknologi CD-ROM." </text:span></text:p>
                  </text:list-item>
                </text:list>
              </text:list-item>
            </text:list>
            <text:p text:style-name="P359"/>
            <text:list xml:id="list67498377427514332" text:style-name="L24">
              <text:list-item>
                <text:p text:style-name="P33"><text:span text:style-name="Strong_20_Emphasis"><text:span text:style-name="T1">Subbab 4.1: Era 16-Bit: Pertarungan Super NES vs Sega Genesis/Mega Drive</text:span></text:span></text:p>
                <text:list>
                  <text:list-item>
                    <text:p text:style-name="P218"><text:span text:style-name="Strong_20_Emphasis"><text:span text:style-name="T1">Prompt untuk Isi Mendalam:</text:span></text:span><text:span text:style-name="T1"> </text:span></text:p>
                    <text:list>
                      <text:list-item>
                        <text:p text:style-name="P218"><text:span text:style-name="T1">"Fokuskan pembahasan pada </text:span><text:span text:style-name="Strong_20_Emphasis"><text:span text:style-name="T1">pertarungan epik antara Nintendo dan Sega di generasi konsol 16-bit</text:span></text:span><text:span text:style-name="T1">, sebuah periode yang sering dianggap sebagai salah satu zaman keemasan dalam sejarah video game. </text:span></text:p>
                        <text:list>
                          <text:list-item>
                            <text:p text:style-name="P218"><text:span text:style-name="Strong_20_Emphasis"><text:span text:style-name="T1">Memperkenalkan Para Rival:</text:span></text:span><text:span text:style-name="T1"> Deskripsikan kedua konsol utama secara detail: </text:span><text:span text:style-name="Strong_20_Emphasis"><text:span text:style-name="T1">Sega Genesis (dikenal sebagai Mega Drive di luar Amerika Utara)</text:span></text:span><text:span text:style-name="T1"> yang diluncurkan lebih awal (1988/1989) dengan prosesor Motorola 68000 yang lebih cepat dan citra yang lebih 'dewasa' atau 'keren'. Bandingkan dengan </text:span><text:span text:style-name="Strong_20_Emphasis"><text:span text:style-name="T1">Super Nintendo Entertainment System (SNES, atau Super Famicom di Jepang)</text:span></text:span><text:span text:style-name="T1"> yang diluncurkan belakangan (1990/1991) dengan keunggulan pada palet warna yang lebih kaya, chip suara Sony SPC700 yang superior, dan kemampuan grafis khusus seperti Mode 7. Analisis kekuatan dan kelemahan teknis serta filosofi desain </text:span><text:soft-page-break/><text:span text:style-name="T1">masing-masing. Singgung secara singkat kehadiran pesaing lain seperti TurboGrafx-16/PC Engine dari NEC &amp; Hudson Soft. </text:span></text:p>
                          </text:list-item>
                          <text:list-item>
                            <text:p text:style-name="P218"><text:span text:style-name="Strong_20_Emphasis"><text:span text:style-name="T1">'Perang' Pemasaran dan Citra:</text:span></text:span><text:span text:style-name="T1"> Uraikan secara mendalam kampanye pemasaran yang sangat agresif dan menjadi legenda. Analisis strategi Sega yang menyerang langsung Nintendo dengan slogan </text:span><text:span text:style-name="Strong_20_Emphasis"><text:span text:style-name="T1">'Genesis does what Nintendon't'</text:span></text:span><text:span text:style-name="T1">, penekanan pada kecepatan ('Blast Processing'), dan penargetan audiens remaja dan dewasa muda. Kontraskan dengan pendekatan Nintendo yang lebih mengandalkan reputasi kualitas, kebijakan ramah keluarga (sensor), dan kekuatan merek serta karakter-karakter ikoniknya. Bahas bagaimana persaingan ini membentuk citra publik masing-masing perusahaan dan bagaimana dominasi pasar bervariasi di berbagai wilayah (misalnya, Genesis sangat kuat di Amerika Utara dan Eropa, SNES dominan di Jepang). </text:span></text:p>
                          </text:list-item>
                          <text:list-item>
                            <text:p text:style-name="P218"><text:span text:style-name="Strong_20_Emphasis"><text:span text:style-name="T1">Pertarungan Para Maskot: Mario vs. Sonic:</text:span></text:span><text:span text:style-name="T1"> Lakukan analisis mendalam tentang penciptaan </text:span><text:span text:style-name="Strong_20_Emphasis"><text:span text:style-name="T1">Sonic the Hedgehog</text:span></text:span><text:span text:style-name="T1"> oleh Sega (Yuji Naka, Naoto Ohshima) sebagai jawaban langsung dan tandingan bagi Mario. Bandingkan desain karakter, atribut (kecepatan Sonic vs. lompatan presisi Mario), filosofi gameplay inti game masing-masing, dan bagaimana kedua maskot ini menjadi representasi sempurna dari identitas dan strategi konsol mereka. </text:span></text:p>
                          </text:list-item>
                          <text:list-item>
                            <text:p text:style-name="P218"><text:span text:style-name="Strong_20_Emphasis"><text:span text:style-name="T1">Ledakan Kreativitas: Game dan Genre Kunci:</text:span></text:span><text:span text:style-name="T1"> Jelajahi perpustakaan game yang kaya dan inovatif di kedua platform, yang menandai puncak banyak genre klasik. Bahas judul-judul paling berpengaruh: </text:span></text:p>
                            <text:list>
                              <text:list-item>
                                <text:p text:style-name="P218"><text:span text:style-name="Strong_20_Emphasis"><text:span text:style-name="T1">Di SNES:</text:span></text:span><text:span text:style-name="T1"> </text:span><text:span text:style-name="Emphasis"><text:span text:style-name="T1">Super Mario World</text:span></text:span><text:span text:style-name="T1">, </text:span><text:span text:style-name="Emphasis"><text:span text:style-name="T1">The Legend </text:span></text:span><text:soft-page-break/><text:span text:style-name="Emphasis"><text:span text:style-name="T1">of Zelda: A Link to the Past</text:span></text:span><text:span text:style-name="T1">, </text:span><text:span text:style-name="Emphasis"><text:span text:style-name="T1">Super Metroid</text:span></text:span><text:span text:style-name="T1">, </text:span><text:span text:style-name="Emphasis"><text:span text:style-name="T1">F-Zero</text:span></text:span><text:span text:style-name="T1">, </text:span><text:span text:style-name="Emphasis"><text:span text:style-name="T1">Star Fox</text:span></text:span><text:span text:style-name="T1"> (chip Super FX), RPG epik dari Squaresoft (</text:span><text:span text:style-name="Emphasis"><text:span text:style-name="T1">Final Fantasy IV &amp; VI</text:span></text:span><text:span text:style-name="T1">, </text:span><text:span text:style-name="Emphasis"><text:span text:style-name="T1">Chrono Trigger</text:span></text:span><text:span text:style-name="T1">) dan Enix (</text:span><text:span text:style-name="Emphasis"><text:span text:style-name="T1">Dragon Quest V &amp; VI</text:span></text:span><text:span text:style-name="T1">), </text:span><text:span text:style-name="Emphasis"><text:span text:style-name="T1">Donkey Kong Country</text:span></text:span><text:span text:style-name="T1"> (grafis pre-rendered revolusioner dari Rare). </text:span></text:p>
                              </text:list-item>
                              <text:list-item>
                                <text:p text:style-name="P218"><text:span text:style-name="Strong_20_Emphasis"><text:span text:style-name="T1">Di Genesis/Mega Drive:</text:span></text:span><text:span text:style-name="T1"> Seri </text:span><text:span text:style-name="Emphasis"><text:span text:style-name="T1">Sonic the Hedgehog</text:span></text:span><text:span text:style-name="T1"> (1, 2, 3 &amp; Knuckles), seri beat 'em up </text:span><text:span text:style-name="Emphasis"><text:span text:style-name="T1">Streets of Rage</text:span></text:span><text:span text:style-name="T1">, RPG </text:span><text:span text:style-name="Emphasis"><text:span text:style-name="T1">Phantasy Star IV</text:span></text:span><text:span text:style-name="T1">, game olahraga yang sangat populer (terutama dari Electronic Arts seperti </text:span><text:span text:style-name="Emphasis"><text:span text:style-name="T1">Madden NFL</text:span></text:span><text:span text:style-name="T1"> dan </text:span><text:span text:style-name="Emphasis"><text:span text:style-name="T1">FIFA</text:span></text:span><text:span text:style-name="T1">), </text:span><text:span text:style-name="Emphasis"><text:span text:style-name="T1">Gunstar Heroes</text:span></text:span><text:span text:style-name="T1">, </text:span><text:span text:style-name="Emphasis"><text:span text:style-name="T1">Contra: Hard Corps</text:span></text:span><text:span text:style-name="T1">. </text:span></text:p>
                              </text:list-item>
                              <text:list-item>
                                <text:p text:style-name="P218"><text:span text:style-name="T1">Soroti juga perkembangan genre </text:span><text:span text:style-name="Strong_20_Emphasis"><text:span text:style-name="T1">Fighting Game</text:span></text:span><text:span text:style-name="T1"> dengan fenomena </text:span><text:span text:style-name="Emphasis"><text:span text:style-name="T1">Street Fighter II</text:span></text:span><text:span text:style-name="T1"> (yang memicu penjualan SNES) dan </text:span><text:span text:style-name="Emphasis"><text:span text:style-name="T1">Mortal Kombat</text:span></text:span><text:span text:style-name="T1"> (dengan kontroversi kekerasan dan perbedaan sensor antara versi SNES dan Genesis). </text:span></text:p>
                              </text:list-item>
                            </text:list>
                          </text:list-item>
                          <text:list-item>
                            <text:p text:style-name="P218"><text:span text:style-name="Strong_20_Emphasis"><text:span text:style-name="T1">Warisan Abadi:</text:span></text:span><text:span text:style-name="T1"> Simpulkan bagaimana rivalitas 16-bit ini tidak hanya menghasilkan beberapa game terbaik sepanjang masa tetapi juga mendorong batas-batas teknologi dan desain game, memperluas audiens video game, dan mengukuhkan statusnya sebagai hiburan mainstream global." </text:span></text:p>
                          </text:list-item>
                        </text:list>
                      </text:list-item>
                    </text:list>
                  </text:list-item>
                </text:list>
              </text:list-item>
              <text:list-item>
                <text:p text:style-name="P33"><text:span text:style-name="Strong_20_Emphasis"><text:span text:style-name="T1">Subbab 4.2: PC Menemukan Jati Dirinya sebagai Platform Gaming</text:span></text:span></text:p>
                <text:list>
                  <text:list-item>
                    <text:p text:style-name="P218"><text:span text:style-name="Strong_20_Emphasis"><text:span text:style-name="T1">Prompt untuk Isi Mendalam:</text:span></text:span><text:span text:style-name="T1"> </text:span></text:p>
                    <text:list>
                      <text:list-item>
                        <text:p text:style-name="P218"><text:span text:style-name="T1">"Alihkan fokus ke platform </text:span><text:span text:style-name="Strong_20_Emphasis"><text:span text:style-name="T1">Personal Computer (PC)</text:span></text:span><text:span text:style-name="T1"> dan jelaskan bagaimana periode akhir 80-an hingga pertengahan 90-an merupakan era transformasional yang menjadikannya </text:span><text:span text:style-name="Strong_20_Emphasis"><text:span text:style-name="T1">kekuatan gaming yang berbeda dan sangat inovatif</text:span></text:span><text:span text:style-name="T1">. </text:span></text:p>
                        <text:list>
                          <text:list-item>
                            <text:p text:style-name="P218"><text:soft-page-break/><text:span text:style-name="Strong_20_Emphasis"><text:span text:style-name="T1">Evolusi Perangkat Keras yang Membuka Potensi:</text:span></text:span><text:span text:style-name="T1"> Bahas secara rinci dampak dari kemajuan perangkat keras PC yang signifikan pada pengalaman bermain game: </text:span></text:p>
                            <text:list>
                              <text:list-item>
                                <text:p text:style-name="P218"><text:span text:style-name="Strong_20_Emphasis"><text:span text:style-name="T1">Standar Grafis VGA (Video Graphics Array):</text:span></text:span><text:span text:style-name="T1"> Jelaskan lompatan dari standar sebelumnya (CGA, EGA) ke resolusi 640x480 dengan 16 warna atau 320x200 dengan 256 warna, memungkinkan visual yang jauh lebih detail, atmosferik, dan artistik. Singgung juga munculnya SVGA (Super VGA) untuk resolusi dan warna yang lebih tinggi lagi. </text:span></text:p>
                              </text:list-item>
                              <text:list-item>
                                <text:p text:style-name="P218"><text:span text:style-name="Strong_20_Emphasis"><text:span text:style-name="T1">Revolusi Audio: Kartu Suara (Sound Cards):</text:span></text:span><text:span text:style-name="T1"> Analisis peran krusial kartu suara, dimulai dengan AdLib dan kemudian dominasi </text:span><text:span text:style-name="Strong_20_Emphasis"><text:span text:style-name="T1">Sound Blaster dari Creative Labs</text:span></text:span><text:span text:style-name="T1">. Jelaskan bagaimana ini mengubah audio game PC dari sekadar bunyi 'bip' speaker internal menjadi musik MIDI yang kompleks dan efek suara digital yang imersif, menambah kedalaman pengalaman secara drastis. </text:span></text:p>
                              </text:list-item>
                              <text:list-item>
                                <text:p text:style-name="P218"><text:span text:style-name="Strong_20_Emphasis"><text:span text:style-name="T1">Peningkatan Kekuatan Pemrosesan dan Memori:</text:span></text:span><text:span text:style-name="T1"> Jelaskan bagaimana CPU yang lebih cepat (Intel 80386, 80486), peningkatan kapasitas RAM, dan ketersediaan hard drive yang lebih besar dan terjangkau memungkinkan developer membuat game yang lebih besar, lebih kompleks secara logika, dan lebih ambisius secara visual. </text:span></text:p>
                              </text:list-item>
                            </text:list>
                          </text:list-item>
                          <text:list-item>
                            <text:p text:style-name="P218"><text:span text:style-name="Strong_20_Emphasis"><text:span text:style-name="T1">Lingkungan MS-DOS dan Tantangannya:</text:span></text:span><text:span text:style-name="T1"> Terangkan bahwa </text:span><text:span text:style-name="Strong_20_Emphasis"><text:span text:style-name="T1">MS-DOS</text:span></text:span><text:span text:style-name="T1"> adalah sistem operasi utama untuk gaming PC pada era ini. Jelaskan tantangan teknis yang sering dihadapi </text:span><text:soft-page-break/><text:span text:style-name="T1">gamer PC (mengelola memori konvensional, expanded/EMS, extended/XMS; mengkonfigurasi kartu suara melalui IRQ, DMA, I/O address) dan bagaimana hal ini menciptakan budaya 'tinkering'. Sebutkan peran penting teknologi seperti </text:span><text:span text:style-name="Strong_20_Emphasis"><text:span text:style-name="T1">DOS extenders</text:span></text:span><text:span text:style-name="T1"> (misal: DOS/4G) yang memungkinkan game mengakses memori di luar batas 640KB. </text:span></text:p>
                          </text:list-item>
                          <text:list-item>
                            <text:p text:style-name="P218"><text:span text:style-name="Strong_20_Emphasis"><text:span text:style-name="T1">Berkembangnya Genre-Genre Khas PC:</text:span></text:span><text:span text:style-name="T1"> Lakukan analisis mendalam pada genre-genre yang secara khusus berkembang pesat atau lahir di PC selama periode ini, seringkali memanfaatkan keunggulan kontrol (keyboard dan mouse) serta kemampuan perangkat kerasnya: </text:span></text:p>
                            <text:list>
                              <text:list-item>
                                <text:p text:style-name="P218"><text:span text:style-name="Strong_20_Emphasis"><text:span text:style-name="T1">Zaman Keemasan Adventure Games:</text:span></text:span><text:span text:style-name="T1"> Jelajahi puncak genre point-and-click, fokus pada karya-karya legendaris dari </text:span><text:span text:style-name="Strong_20_Emphasis"><text:span text:style-name="T1">LucasArts</text:span></text:span><text:span text:style-name="T1"> (</text:span><text:span text:style-name="Emphasis"><text:span text:style-name="T1">The Secret of Monkey Island 1 &amp; 2</text:span></text:span><text:span text:style-name="T1">, </text:span><text:span text:style-name="Emphasis"><text:span text:style-name="T1">Day of the Tentacle</text:span></text:span><text:span text:style-name="T1">, </text:span><text:span text:style-name="Emphasis"><text:span text:style-name="T1">Sam &amp; Max Hit the Road</text:span></text:span><text:span text:style-name="T1">) yang terkenal dengan humor, teka-teki logis, dan anti-kematian pemain, serta dari </text:span><text:span text:style-name="Strong_20_Emphasis"><text:span text:style-name="T1">Sierra On-Line</text:span></text:span><text:span text:style-name="T1"> (</text:span><text:span text:style-name="Emphasis"><text:span text:style-name="T1">King's Quest V &amp; VI</text:span></text:span><text:span text:style-name="T1">, </text:span><text:span text:style-name="Emphasis"><text:span text:style-name="T1">Space Quest IV &amp; V</text:span></text:span><text:span text:style-name="T1">, </text:span><text:span text:style-name="Emphasis"><text:span text:style-name="T1">Leisure Suit Larry</text:span></text:span><text:span text:style-name="T1">) yang seringkali lebih menantang dan memungkinkan kematian pemain. </text:span></text:p>
                              </text:list-item>
                              <text:list-item>
                                <text:p text:style-name="P218"><text:span text:style-name="Strong_20_Emphasis"><text:span text:style-name="T1">Kedalaman Simulasi (Simulation Games):</text:span></text:span><text:span text:style-name="T1"> Bahas game simulasi yang kompleks dan mendalam yang sulit ditiru di konsol pada saat itu. Contoh: simulasi pembangunan kota (</text:span><text:span text:style-name="Emphasis"><text:span text:style-name="T1">SimCity</text:span></text:span><text:span text:style-name="T1"> oleh Will Wright/Maxis), simulasi penerbangan (</text:span><text:span text:style-name="Emphasis"><text:span text:style-name="T1">Microsoft Flight Simulator</text:span></text:span><text:span text:style-name="T1">, </text:span><text:span text:style-name="Emphasis"><text:span text:style-name="T1">Falcon 3.0</text:span></text:span><text:span text:style-name="T1">), simulasi luar angkasa yang sinematik (</text:span><text:span text:style-name="Emphasis"><text:span text:style-name="T1">Wing Commander I &amp; II</text:span></text:span><text:span text:style-name="T1"> oleh Chris Roberts/Origin Systems). </text:span></text:p>
                              </text:list-item>
                              <text:list-item>
                                <text:p text:style-name="P218"><text:soft-page-break/><text:span text:style-name="Strong_20_Emphasis"><text:span text:style-name="T1">Dominasi Strategi (Strategy Games):</text:span></text:span><text:span text:style-name="T1"> Analisis kelahiran dan pematangan genre strategi di PC. Contoh: 4X (</text:span><text:span text:style-name="Emphasis"><text:span text:style-name="T1">Civilization</text:span></text:span><text:span text:style-name="T1"> oleh Sid Meier/MicroProse), Real-Time Strategy (RTS) yang dipelopori oleh </text:span><text:span text:style-name="Strong_20_Emphasis"><text:span text:style-name="T1">Dune II</text:span></text:span><text:span text:style-name="T1"> (Westwood Studios), Turn-Based Tactical Combat (</text:span><text:span text:style-name="Emphasis"><text:span text:style-name="T1">X-COM: UFO Defense</text:span></text:span><text:span text:style-name="T1"> / </text:span><text:span text:style-name="Emphasis"><text:span text:style-name="T1">UFO: Enemy Unknown</text:span></text:span><text:span text:style-name="T1"> oleh MicroProse/Mythos Games). </text:span></text:p>
                              </text:list-item>
                              <text:list-item>
                                <text:p text:style-name="P218"><text:span text:style-name="Strong_20_Emphasis"><text:span text:style-name="T1">Ledakan First-Person Shooter (FPS):</text:span></text:span><text:span text:style-name="T1"> Fokus pada momen krusial lahirnya genre FPS modern yang dipicu oleh </text:span><text:span text:style-name="Strong_20_Emphasis"><text:span text:style-name="T1">id Software</text:span></text:span><text:span text:style-name="T1">. Mulai dari </text:span><text:span text:style-name="Emphasis"><text:span text:style-name="T1">Catacomb 3-D</text:span></text:span><text:span text:style-name="T1">, kemudian </text:span><text:span text:style-name="Emphasis"><text:span text:style-name="T1">Wolfenstein 3D</text:span></text:span><text:span text:style-name="T1"> (1992) yang mempopulerkan konsep, hingga puncaknya pada </text:span><text:span text:style-name="Strong_20_Emphasis"><text:span text:style-name="T1">DOOM (1993)</text:span></text:span><text:span text:style-name="T1"> yang menjadi fenomena budaya global. Jelaskan inovasi teknis engine mereka (pseudo-3D, ray casting, binary space partitioning di Doom), model distribusi </text:span><text:span text:style-name="Strong_20_Emphasis"><text:span text:style-name="T1">shareware</text:span></text:span><text:span text:style-name="T1"> yang sangat sukses, dampak pada budaya gaming (multiplayer </text:span><text:span text:style-name="Emphasis"><text:span text:style-name="T1">deathmatch</text:span></text:span><text:span text:style-name="T1"> melalui LAN atau modem, kontroversi tentang kekerasan), dan bagaimana Doom menetapkan standar baru untuk teknologi dan gameplay game aksi. </text:span></text:p>
                              </text:list-item>
                            </text:list>
                          </text:list-item>
                          <text:list-item>
                            <text:p text:style-name="P218"><text:span text:style-name="Strong_20_Emphasis"><text:span text:style-name="T1">Membandingkan Ekosistem PC dan Konsol:</text:span></text:span><text:span text:style-name="T1"> Simpulkan dengan membandingkan dan mengkontraskan pengalaman gaming di PC (cenderung lebih mahal awalnya, memerlukan pengetahuan teknis, lebih fleksibel dan dapat di-upgrade, ujung tombak teknologi grafis dan AI, rumah bagi genre tertentu) dengan pengalaman gaming di konsol (lebih murah, plug-and-play, lebih mudah diakses, fokus pada genre aksi, </text:span><text:soft-page-break/><text:span text:style-name="T1">platformer, RPG)." </text:span></text:p>
                          </text:list-item>
                        </text:list>
                      </text:list-item>
                    </text:list>
                  </text:list-item>
                </text:list>
              </text:list-item>
              <text:list-item>
                <text:p text:style-name="P33"><text:span text:style-name="Strong_20_Emphasis"><text:span text:style-name="T1">Subbab 4.3: Eksperimen Awal dengan CD-ROM dan Multimedia</text:span></text:span></text:p>
                <text:list>
                  <text:list-item>
                    <text:p text:style-name="P218"><text:span text:style-name="Strong_20_Emphasis"><text:span text:style-name="T1">Prompt untuk Isi Mendalam:</text:span></text:span><text:span text:style-name="T1"> </text:span></text:p>
                    <text:list>
                      <text:list-item>
                        <text:p text:style-name="P218"><text:span text:style-name="T1">"Jelajahi </text:span><text:span text:style-name="Strong_20_Emphasis"><text:span text:style-name="T1">langkah-langkah awal dan seringkali eksperimental</text:span></text:span><text:span text:style-name="T1"> industri game dalam mengadopsi teknologi </text:span><text:span text:style-name="Strong_20_Emphasis"><text:span text:style-name="T1">CD-ROM</text:span></text:span><text:span text:style-name="T1">, yang menjanjikan era baru 'multimedia' interaktif. </text:span></text:p>
                        <text:list>
                          <text:list-item>
                            <text:p text:style-name="P218"><text:span text:style-name="Strong_20_Emphasis"><text:span text:style-name="T1">Janji Manis Kapasitas Besar:</text:span></text:span><text:span text:style-name="T1"> Jelaskan mengapa format CD-ROM (Compact Disc Read-Only Memory) begitu menggoda pada awal 1990-an. Tekankan </text:span><text:span text:style-name="Strong_20_Emphasis"><text:span text:style-name="T1">keunggulan utamanya</text:span></text:span><text:span text:style-name="T1"> dibandingkan kartrid game tradisional: </text:span><text:span text:style-name="Strong_20_Emphasis"><text:span text:style-name="T1">kapasitas penyimpanan data yang masif</text:span></text:span><text:span text:style-name="T1"> (sekitar 650 MB, ratusan kali lipat kartrid 16-bit), kemampuan untuk menyimpan </text:span><text:span text:style-name="Strong_20_Emphasis"><text:span text:style-name="T1">audio berkualitas CD (Red Book audio)</text:span></text:span><text:span text:style-name="T1">, dan potensi untuk menampilkan </text:span><text:span text:style-name="Strong_20_Emphasis"><text:span text:style-name="T1">Full Motion Video (FMV)</text:span></text:span><text:span text:style-name="T1"> – klip video digital. Jelaskan antusiasme dan </text:span><text:span text:style-name="Emphasis"><text:span text:style-name="T1">hype</text:span></text:span><text:span text:style-name="T1"> seputar istilah 'multimedia'. </text:span></text:p>
                          </text:list-item>
                          <text:list-item>
                            <text:p text:style-name="P218"><text:span text:style-name="Strong_20_Emphasis"><text:span text:style-name="T1">Upaya Implementasi Awal (Konsol &amp; PC):</text:span></text:span><text:span text:style-name="T1"> Bahas berbagai cara CD-ROM mulai diintegrasikan ke dalam ekosistem gaming, seringkali dengan hasil yang beragam atau kegagalan komersial: </text:span></text:p>
                            <text:list>
                              <text:list-item>
                                <text:p text:style-name="P218"><text:span text:style-name="Strong_20_Emphasis"><text:span text:style-name="T1">Add-on untuk Konsol:</text:span></text:span><text:span text:style-name="T1"> Fokus utama pada </text:span><text:span text:style-name="Strong_20_Emphasis"><text:span text:style-name="T1">Sega CD (Mega-CD)</text:span></text:span><text:span text:style-name="T1">, add-on untuk Genesis/Mega Drive. Diskusikan strategi peluncurannya, jenis-jenis game yang mendominasi library-nya (peningkatan game kartrid dengan audio CD, game yang sangat bergantung pada FMV seperti </text:span><text:span text:style-name="Emphasis"><text:span text:style-name="T1">Night Trap</text:span></text:span><text:span text:style-name="T1"> dan </text:span><text:span text:style-name="Emphasis"><text:span text:style-name="T1">Sewer Shark</text:span></text:span><text:span text:style-name="T1">, beberapa judul orisinal seperti </text:span><text:span text:style-name="Emphasis"><text:span text:style-name="T1">Sonic CD</text:span></text:span><text:span text:style-name="T1"> dan </text:span><text:span text:style-name="Emphasis"><text:span text:style-name="T1">Lunar</text:span></text:span><text:span text:style-name="T1">). Analisis mengapa ia gagal memenuhi ekspektasi pasar (harga, kualitas game </text:span><text:soft-page-break/><text:span text:style-name="T1">FMV yang seringkali buruk, kurangnya 'killer app' yang meyakinkan). Singgung juga add-on serupa seperti TurboGrafx-CD (PC Engine CD-ROM² system) yang lebih sukses di Jepang. </text:span></text:p>
                              </text:list-item>
                              <text:list-item>
                                <text:p text:style-name="P218"><text:span text:style-name="Strong_20_Emphasis"><text:span text:style-name="T1">Konsol Mandiri Berbasis CD:</text:span></text:span><text:span text:style-name="T1"> Ulas platform-platform generasi awal yang menggunakan CD sebagai media utama, namun umumnya gagal di pasaran: </text:span><text:span text:style-name="Strong_20_Emphasis"><text:span text:style-name="T1">Philips CD-i</text:span></text:span><text:span text:style-name="T1"> (diposisikan sebagai pemutar multimedia interaktif, terkenal karena lisensi game </text:span><text:span text:style-name="Emphasis"><text:span text:style-name="T1">Mario</text:span></text:span><text:span text:style-name="T1"> dan </text:span><text:span text:style-name="Emphasis"><text:span text:style-name="T1">Zelda</text:span></text:span><text:span text:style-name="T1"> dari Nintendo yang berkualitas rendah), </text:span><text:span text:style-name="Strong_20_Emphasis"><text:span text:style-name="T1">3DO Interactive Multiplayer</text:span></text:span><text:span text:style-name="T1"> (diciptakan oleh Trip Hawkins/pendiri EA, mengusung teknologi 32-bit yang kuat namun dengan harga sangat mahal dan model lisensi yang rumit), </text:span><text:span text:style-name="Strong_20_Emphasis"><text:span text:style-name="T1">Atari Jaguar CD</text:span></text:span><text:span text:style-name="T1"> (add-on untuk konsol Jaguar yang sudah kesulitan), serta upaya dari Commodore seperti </text:span><text:span text:style-name="Strong_20_Emphasis"><text:span text:style-name="T1">CDTV</text:span></text:span><text:span text:style-name="T1"> dan </text:span><text:span text:style-name="Strong_20_Emphasis"><text:span text:style-name="T1">Amiga CD32</text:span></text:span><text:span text:style-name="T1">. </text:span></text:p>
                              </text:list-item>
                            </text:list>
                          </text:list-item>
                          <text:list-item>
                            <text:p text:style-name="P218"><text:span text:style-name="Strong_20_Emphasis"><text:span text:style-name="T1">Fenomena dan Keterbatasan Full Motion Video (FMV):</text:span></text:span><text:span text:style-name="T1"> Analisis secara khusus tren penggunaan FMV secara ekstensif dalam game-game CD-ROM awal. Jelaskan daya tarik awalnya (terlihat 'sinematik' dan 'realistis' pada masanya) tetapi juga kritik utamanya: seringkali menghasilkan </text:span><text:span text:style-name="Strong_20_Emphasis"><text:span text:style-name="T1">interaktivitas yang sangat terbatas</text:span></text:span><text:span text:style-name="T1"> ('interactive movie' yang lebih banyak menonton daripada bermain), kualitas akting dan produksi yang rendah ('cheesy'), dan gameplay yang dangkal. Berikan contoh game FMV yang representatif (misalnya </text:span><text:span text:style-name="Emphasis"><text:span text:style-name="T1">Night Trap</text:span></text:span><text:span text:style-name="T1">, </text:span><text:span text:style-name="Emphasis"><text:span text:style-name="T1">Mad Dog McCree</text:span></text:span><text:span text:style-name="T1">, </text:span><text:span text:style-name="Emphasis"><text:span text:style-name="T1">Dragon's Lair</text:span></text:span><text:span text:style-name="T1"> versi CD-ROM, </text:span><text:span text:style-name="Emphasis"><text:span text:style-name="T1">The 7th Guest</text:span></text:span><text:span text:style-name="T1">, </text:span><text:span text:style-name="Emphasis"><text:span text:style-name="T1">Wing Commander III</text:span></text:span><text:span text:style-name="T1"> di PC yang lebih berhasil mengintegrasikannya, dan </text:span><text:span text:style-name="Emphasis"><text:span text:style-name="T1">Myst</text:span></text:span><text:span text:style-name="T1"> yang </text:span><text:soft-page-break/><text:span text:style-name="T1">menggunakan video secara lebih terbatas dan artistik). </text:span></text:p>
                          </text:list-item>
                          <text:list-item>
                            <text:p text:style-name="P33"><text:span text:style-name="Strong_20_Emphasis"><text:span text:style-name="T1">Pembuka Jalan Menuju Masa Depan:</text:span></text:span><text:span text:style-name="T1"> Simpulkan bahwa meskipun banyak dari eksperimen awal CD-ROM ini (terutama di ranah konsol add-on dan konsol mandiri generasi awal) gagal secara komersial atau menghasilkan pengalaman bermain yang kurang memuaskan, mereka memainkan peran penting. Jelaskan bagaimana upaya ini </text:span><text:span text:style-name="Strong_20_Emphasis"><text:span text:style-name="T1">mendemonstrasikan potensi besar</text:span></text:span><text:span text:style-name="T1"> format CD-ROM untuk audio berkualitas tinggi, penyimpanan data besar, dan elemen visual baru. Tekankan bagaimana kesuksesan beberapa game CD-ROM di PC (</text:span><text:span text:style-name="Emphasis"><text:span text:style-name="T1">Myst</text:span></text:span><text:span text:style-name="T1">, </text:span><text:span text:style-name="Emphasis"><text:span text:style-name="T1">Doom</text:span></text:span><text:span text:style-name="T1"> versi CD, </text:span><text:span text:style-name="Emphasis"><text:span text:style-name="T1">Wing Commander III</text:span></text:span><text:span text:style-name="T1">) membantu memvalidasi format ini dan </text:span><text:span text:style-name="Strong_20_Emphasis"><text:span text:style-name="T1">membuka jalan</text:span></text:span><text:span text:style-name="T1"> bagi adopsi CD-ROM sebagai </text:span><text:span text:style-name="Strong_20_Emphasis"><text:span text:style-name="T1">standar de facto</text:span></text:span><text:span text:style-name="T1"> untuk generasi konsol berikutnya (Sony PlayStation, Sega Saturn) dan dominasinya yang berkelanjutan di platform PC." </text:span></text:p>
                          </text:list-item>
                        </text:list>
                      </text:list-item>
                    </text:list>
                  </text:list-item>
                </text:list>
              </text:list-item>
            </text:list>
          </text:section>
          <text:section text:style-name="Sect1" text:name="feedback-form-6">
            <text:p text:style-name="P175"/>
          </text:section>
        </text:section>
        <text:section text:style-name="Sect1" text:name="fe4846425261b6c7">
          <text:p text:style-name="P1"/>
          <text:section text:style-name="Sect1" text:name="user-query-content-7">
            <text:p text:style-name="P356">Pada Bab 5 Tambahkan prompt pada awal bab untuk mendapatkan pengantar , pada tiap subbab/sub-subab untuk mendapatkan isi dengan pembahasan mendalam </text:p>
          </text:section>
          <text:p text:style-name="P175">Tampilkan alur berpikir</text:p>
          <text:section text:style-name="Sect2" text:name="model-response-message-contentr_fe4846425261b6c7">
            <text:p text:style-name="P175"/>
          </text:section>
          <text:section text:style-name="Sect1" text:name="feedback-form-7">
            <text:p text:style-name="P175"/>
          </text:section>
        </text:section>
        <text:section text:style-name="Sect1" text:name="3ac3c71970bcc5af">
          <text:p text:style-name="P1"/>
          <text:section text:style-name="Sect1" text:name="user-query-content-8">
            <text:p text:style-name="P356">present it </text:p>
          </text:section>
          <text:p text:style-name="P175">Tampilkan alur berpikir</text:p>
          <text:section text:style-name="Sect2" text:name="model-response-message-contentr_3ac3c71970bcc5af">
            <text:p text:style-name="P1">Tentu, berikut adalah prompt untuk pengantar Bab 5 dan prompt mendalam untuk setiap subbabnya, mencakup era revolusi 3D dan awal mula game online:</text:p>
            <text:p text:style-name="P22"><text:soft-page-break/><text:span text:style-name="Strong_20_Emphasis"><text:span text:style-name="T1">Bab 5: Revolusi 3D dan Era Online (Pertengahan 1990-an - Awal 2000-an)</text:span></text:span></text:p>
            <text:list xml:id="list3948417442146602967" text:style-name="L25">
              <text:list-item>
                <text:p text:style-name="P219"><text:span text:style-name="Strong_20_Emphasis"><text:span text:style-name="T1">Prompt untuk Pengantar Bab:</text:span></text:span><text:span text:style-name="T1"> </text:span></text:p>
                <text:list>
                  <text:list-item>
                    <text:p text:style-name="P34"><text:span text:style-name="T1">"Awali bab ini dengan menandai sebuah lompatan transformasional yang melampaui 'perang' 16-bit dan eksperimen multimedia awal (dibahas di Bab 4). Jelaskan bahwa pertengahan 1990-an hingga awal 2000-an menyaksikan </text:span><text:span text:style-name="Strong_20_Emphasis"><text:span text:style-name="T1">dua revolusi teknologi</text:span></text:span><text:span text:style-name="T1"> yang secara fundamental mengubah wajah video game dan menetapkan fondasi bagi era modern. Revolusi pertama adalah </text:span><text:span text:style-name="Strong_20_Emphasis"><text:span text:style-name="T1">lompatan ke dimensi ketiga</text:span></text:span><text:span text:style-name="T1">: pergeseran dari grafis 2D dan pseudo-3D menuju dunia </text:span><text:span text:style-name="Strong_20_Emphasis"><text:span text:style-name="T1">real-time 3D</text:span></text:span><text:span text:style-name="T1"> yang imersif, didorong oleh kekuatan konsol generasi baru dan akselerator grafis PC. Revolusi kedua, yang berjalan secara paralel dan saling terkait, adalah </text:span><text:span text:style-name="Strong_20_Emphasis"><text:span text:style-name="T1">ledakan konektivitas online</text:span></text:span><text:span text:style-name="T1">: internet mulai bertransisi dari ranah akademis/teknis menjadi fenomena massal, membuka pintu bagi pengalaman </text:span><text:span text:style-name="Strong_20_Emphasis"><text:span text:style-name="T1">multiplayer</text:span></text:span><text:span text:style-name="T1"> skala besar dan kelahiran </text:span><text:span text:style-name="Strong_20_Emphasis"><text:span text:style-name="T1">dunia virtual persisten</text:span></text:span><text:span text:style-name="T1">. Siapkan pembaca untuk menjelajahi bagaimana kedua kekuatan ini – grafis 3D dan konektivitas online – mendefinisikan ulang cara game dibuat, dimainkan, dan dialami, melalui kemunculan platform ikonik dan genre-genre baru yang revolusioner." </text:span></text:p>
                  </text:list-item>
                </text:list>
              </text:list-item>
            </text:list>
            <text:p text:style-name="P359"/>
            <text:list xml:id="list518198609662859460" text:style-name="L26">
              <text:list-item>
                <text:p text:style-name="P35"><text:span text:style-name="Strong_20_Emphasis"><text:span text:style-name="T1">Subbab 5.1: Lompatan ke Dimensi Ketiga</text:span></text:span></text:p>
                <text:list>
                  <text:list-item>
                    <text:p text:style-name="P220"><text:span text:style-name="Strong_20_Emphasis"><text:span text:style-name="T1">Prompt untuk Isi Mendalam:</text:span></text:span><text:span text:style-name="T1"> </text:span></text:p>
                    <text:list>
                      <text:list-item>
                        <text:p text:style-name="P220"><text:span text:style-name="T1">"Fokus pada </text:span><text:span text:style-name="Strong_20_Emphasis"><text:span text:style-name="T1">revolusi visual dan gameplay</text:span></text:span><text:span text:style-name="T1"> yang dipicu oleh adopsi </text:span><text:span text:style-name="Strong_20_Emphasis"><text:span text:style-name="T1">grafis 3D real-time</text:span></text:span><text:span text:style-name="T1"> secara luas. </text:span></text:p>
                        <text:list>
                          <text:list-item>
                            <text:p text:style-name="P220"><text:span text:style-name="Strong_20_Emphasis"><text:span text:style-name="T1">Medan Perang Konsol Generasi Kelima (32/64-bit):</text:span></text:span><text:span text:style-name="T1"> Analisis secara mendalam para pemain utama dan strategi mereka: </text:span></text:p>
                            <text:list>
                              <text:list-item>
                                <text:p text:style-name="P220"><text:span text:style-name="Strong_20_Emphasis"><text:span text:style-name="T1">Sony PlayStation (PS1):</text:span></text:span><text:span text:style-name="T1"> Ceritakan kisah masuknya Sony ke industri game. Jelaskan mengapa mereka memilih CD-ROM, target audiens mereka yang lebih </text:span><text:soft-page-break/><text:span text:style-name="T1">dewasa, dan bagaimana mereka berhasil menarik dukungan </text:span><text:span text:style-name="Emphasis"><text:span text:style-name="T1">third-party</text:span></text:span><text:span text:style-name="T1"> yang kuat. Analisis arsitekturnya yang dioptimalkan untuk 3D dan diskusikan kesuksesan fenomenalnya. Bahas game-game 3D kunci yang mendefinisikan platform ini: </text:span><text:span text:style-name="Emphasis"><text:span text:style-name="T1">Ridge Racer</text:span></text:span><text:span text:style-name="T1">, </text:span><text:span text:style-name="Emphasis"><text:span text:style-name="T1">Tekken</text:span></text:span><text:span text:style-name="T1">, </text:span><text:span text:style-name="Emphasis"><text:span text:style-name="T1">Wipeout</text:span></text:span><text:span text:style-name="T1">, </text:span><text:span text:style-name="Emphasis"><text:span text:style-name="T1">Crash Bandicoot</text:span></text:span><text:span text:style-name="T1">, </text:span><text:span text:style-name="Emphasis"><text:span text:style-name="T1">Tomb Raider</text:span></text:span><text:span text:style-name="T1">, </text:span><text:span text:style-name="Emphasis"><text:span text:style-name="T1">Resident Evil</text:span></text:span><text:span text:style-name="T1">, </text:span><text:span text:style-name="Emphasis"><text:span text:style-name="T1">Gran Turismo</text:span></text:span><text:span text:style-name="T1">, </text:span><text:span text:style-name="Emphasis"><text:span text:style-name="T1">Metal Gear Solid</text:span></text:span><text:span text:style-name="T1">, dan terutama dampak kultural </text:span><text:span text:style-name="Strong_20_Emphasis"><text:span text:style-name="T1">Final Fantasy VII</text:span></text:span><text:span text:style-name="T1">. </text:span></text:p>
                              </text:list-item>
                              <text:list-item>
                                <text:p text:style-name="P220"><text:span text:style-name="Strong_20_Emphasis"><text:span text:style-name="T1">Nintendo 64 (N64):</text:span></text:span><text:span text:style-name="T1"> Jelaskan keputusan kontroversial Nintendo untuk tetap menggunakan </text:span><text:span text:style-name="Strong_20_Emphasis"><text:span text:style-name="T1">kartrid</text:span></text:span><text:span text:style-name="T1">. Uraikan kekuatan arsitektur 64-bitnya (kerjasama SGI) dan </text:span><text:span text:style-name="Strong_20_Emphasis"><text:span text:style-name="T1">inovasi stik analog</text:span></text:span><text:span text:style-name="T1"> pada kontrolernya. Namun, diskusikan juga kelemahannya (keterbatasan storage kartrid, biaya produksi, tekstur 'blur'). Analisis game-game </text:span><text:span text:style-name="Emphasis"><text:span text:style-name="T1">first-party</text:span></text:span><text:span text:style-name="T1"> yang mendemonstrasikan kehebatan 3D-nya dan mendefinisikan ulang genre: </text:span><text:span text:style-name="Strong_20_Emphasis"><text:span text:style-name="T1">Super Mario 64</text:span></text:span><text:span text:style-name="T1"> (kontrol 3D platformer), </text:span><text:span text:style-name="Strong_20_Emphasis"><text:span text:style-name="T1">The Legend of Zelda: Ocarina of Time</text:span></text:span><text:span text:style-name="T1"> (target lock, desain dunia), </text:span><text:span text:style-name="Strong_20_Emphasis"><text:span text:style-name="T1">GoldenEye 007</text:span></text:span><text:span text:style-name="T1"> (konsol FPS multiplayer), </text:span><text:span text:style-name="Emphasis"><text:span text:style-name="T1">Mario Kart 64</text:span></text:span><text:span text:style-name="T1">, </text:span><text:span text:style-name="Emphasis"><text:span text:style-name="T1">Star Fox 64</text:span></text:span><text:span text:style-name="T1">. </text:span></text:p>
                              </text:list-item>
                              <text:list-item>
                                <text:p text:style-name="P220"><text:span text:style-name="Strong_20_Emphasis"><text:span text:style-name="T1">Sega Saturn:</text:span></text:span><text:span text:style-name="T1"> Jelaskan arsitekturnya yang kompleks (dual CPU) yang membuatnya sulit diprogram untuk 3D. Diskusikan perjuangannya di pasar Barat dibandingkan PS1 dan N64, meskipun memiliki kekuatan di game 2D dan beberapa game 3D yang solid (</text:span><text:span text:style-name="Emphasis"><text:span text:style-name="T1">Virtua Fighter</text:span></text:span><text:span text:style-name="T1">, </text:span><text:span text:style-name="Emphasis"><text:span text:style-name="T1">Nights into Dreams</text:span></text:span><text:span text:style-name="T1">, </text:span><text:span text:style-name="Emphasis"><text:span text:style-name="T1">Panzer Dragoon Saga</text:span></text:span><text:span text:style-name="T1">). </text:span></text:p>
                              </text:list-item>
                            </text:list>
                          </text:list-item>
                          <text:list-item>
                            <text:p text:style-name="P220"><text:span text:style-name="Strong_20_Emphasis"><text:span text:style-name="T1">Perlombaan Senjata Grafis di PC:</text:span></text:span><text:span text:style-name="T1"> Jelaskan </text:span><text:soft-page-break/><text:span text:style-name="T1">bagaimana PC mengalami revolusi 3D-nya sendiri melalui </text:span><text:span text:style-name="Strong_20_Emphasis"><text:span text:style-name="T1">akselerator grafis khusus</text:span></text:span><text:span text:style-name="T1">. Ceritakan kebangkitan </text:span><text:span text:style-name="Strong_20_Emphasis"><text:span text:style-name="T1">3dfx Voodoo</text:span></text:span><text:span text:style-name="T1"> dengan API Glide-nya dan bagaimana ia mendominasi pasar awal, memberikan pengalaman 3D yang jauh melampaui rendering software CPU. Sebutkan pesaing seperti Nvidia (Riva TNT) dan ATI (Rage). Diskusikan perang API (Direct3D, OpenGL, Glide) dan bagaimana hardware ini memungkinkan game-game PC 3D yang memukau seperti </text:span><text:span text:style-name="Strong_20_Emphasis"><text:span text:style-name="T1">Quake</text:span></text:span><text:span text:style-name="T1"> (engine 3D sejati pertama dari id), </text:span><text:span text:style-name="Emphasis"><text:span text:style-name="T1">Tomb Raider</text:span></text:span><text:span text:style-name="T1"> (juga di konsol), </text:span><text:span text:style-name="Emphasis"><text:span text:style-name="T1">Unreal</text:span></text:span><text:span text:style-name="T1">, </text:span><text:span text:style-name="Emphasis"><text:span text:style-name="T1">Half-Life</text:span></text:span><text:span text:style-name="T1">. </text:span></text:p>
                          </text:list-item>
                          <text:list-item>
                            <text:p text:style-name="P220"><text:span text:style-name="Strong_20_Emphasis"><text:span text:style-name="T1">Merancang untuk Dimensi Ketiga:</text:span></text:span><text:span text:style-name="T1"> Analisis bagaimana transisi ke 3D </text:span><text:span text:style-name="Strong_20_Emphasis"><text:span text:style-name="T1">mengubah desain gameplay secara fundamental</text:span></text:span><text:span text:style-name="T1">: tantangan kontrol kamera, pentingnya stik analog, evolusi genre (lahirnya 3D platformer, survival horror), dan bagaimana genre lama (FPS, RPG, racing) beradaptasi dengan ruang 3D." </text:span></text:p>
                          </text:list-item>
                        </text:list>
                      </text:list-item>
                    </text:list>
                  </text:list-item>
                </text:list>
              </text:list-item>
              <text:list-item>
                <text:p text:style-name="P35"><text:span text:style-name="Strong_20_Emphasis"><text:span text:style-name="T1">Subbab 5.2: Dunia Terhubung: Awal Mula Game Online</text:span></text:span></text:p>
                <text:list>
                  <text:list-item>
                    <text:p text:style-name="P220"><text:span text:style-name="Strong_20_Emphasis"><text:span text:style-name="T1">Prompt untuk Isi Mendalam:</text:span></text:span><text:span text:style-name="T1"> </text:span></text:p>
                    <text:list>
                      <text:list-item>
                        <text:p text:style-name="P220"><text:span text:style-name="T1">"Jelajahi revolusi kedua yang terjadi secara bersamaan: </text:span><text:span text:style-name="Strong_20_Emphasis"><text:span text:style-name="T1">munculnya game online</text:span></text:span><text:span text:style-name="T1"> sebagai kekuatan utama, didorong oleh penyebaran akses internet. </text:span></text:p>
                        <text:list>
                          <text:list-item>
                            <text:p text:style-name="P220"><text:span text:style-name="Strong_20_Emphasis"><text:span text:style-name="T1">Akar Konektivitas:</text:span></text:span><text:span text:style-name="T1"> Singgung secara singkat bentuk-bentuk awal permainan jarak jauh (PLATO, game pintu BBS). Jelaskan pentingnya </text:span><text:span text:style-name="Strong_20_Emphasis"><text:span text:style-name="T1">LAN (Local Area Network)</text:span></text:span><text:span text:style-name="T1"> untuk multiplayer PC di era </text:span><text:span text:style-name="Emphasis"><text:span text:style-name="T1">Doom</text:span></text:span><text:span text:style-name="T1">, </text:span><text:span text:style-name="Emphasis"><text:span text:style-name="T1">Quake</text:span></text:span><text:span text:style-name="T1">, </text:span><text:span text:style-name="Emphasis"><text:span text:style-name="T1">Warcraft II</text:span></text:span><text:span text:style-name="T1">, </text:span><text:span text:style-name="Emphasis"><text:span text:style-name="T1">StarCraft</text:span></text:span><text:span text:style-name="T1"> – budaya LAN party. Bahas juga keterbatasan bermain via </text:span><text:span text:style-name="Strong_20_Emphasis"><text:span text:style-name="T1">modem dial-up</text:span></text:span><text:span text:style-name="T1"> (latensi, hanya head-to-head). </text:span></text:p>
                          </text:list-item>
                          <text:list-item>
                            <text:p text:style-name="P220"><text:span text:style-name="Strong_20_Emphasis"><text:span text:style-name="T1">Internet untuk Massa:</text:span></text:span><text:span text:style-name="T1"> Jelaskan bagaimana peningkatan penetrasi </text:span><text:span text:style-name="Strong_20_Emphasis"><text:span text:style-name="T1">internet rumahan</text:span></text:span><text:span text:style-name="T1"> (meskipun awalnya lambat via dial-up) membuka </text:span><text:soft-page-break/><text:span text:style-name="T1">kemungkinan baru. Sebutkan layanan perantara awal yang memungkinkan game LAN dimainkan online (Kali, MPlayer, TEN) dan upaya online konsol awal (NetLink untuk Saturn). </text:span></text:p>
                          </text:list-item>
                          <text:list-item>
                            <text:p text:style-name="P220"><text:span text:style-name="Strong_20_Emphasis"><text:span text:style-name="T1">Dunia Teks: MUDs (Multi-User Dungeons):</text:span></text:span><text:span text:style-name="T1"> Deskripsikan MUD sebagai </text:span><text:span text:style-name="Strong_20_Emphasis"><text:span text:style-name="T1">leluhur penting MMO</text:span></text:span><text:span text:style-name="T1">. Jelaskan sifatnya yang berbasis teks, fokus pada role-playing, interaksi sosial, eksplorasi, dan pertarungan melalui perintah teks. Diskusikan warisan konseptual MUD pada desain MMO grafis. </text:span></text:p>
                          </text:list-item>
                          <text:list-item>
                            <text:p text:style-name="P220"><text:span text:style-name="Strong_20_Emphasis"><text:span text:style-name="T1">Kelahiran MMORPG Grafis:</text:span></text:span><text:span text:style-name="T1"> Lakukan analisis mendalam pada dua judul monumental yang </text:span><text:span text:style-name="Strong_20_Emphasis"><text:span text:style-name="T1">mendirikan genre Massively Multiplayer Online Role-Playing Game (MMORPG)</text:span></text:span><text:span text:style-name="T1">: </text:span></text:p>
                            <text:list>
                              <text:list-item>
                                <text:p text:style-name="P220"><text:span text:style-name="Emphasis"><text:span text:style-name="Strong_20_Emphasis"><text:span text:style-name="T1">Ultima Online (UO) (1997):</text:span></text:span></text:span><text:span text:style-name="T1"> Ceritakan visi Richard Garriott. Jelaskan konsep dunianya yang </text:span><text:span text:style-name="Strong_20_Emphasis"><text:span text:style-name="T1">persisten</text:span></text:span><text:span text:style-name="T1">, jumlah pemain yang masif secara bersamaan, sistem ekonomi dan crafting yang digerakkan pemain, kebebasan (dan bahaya) dalam interaksi sosial dan </text:span><text:span text:style-name="Strong_20_Emphasis"><text:span text:style-name="T1">PvP</text:span></text:span><text:span text:style-name="T1">, serta sistem kemajuan berbasis skill. Bahas dampak revolusionernya dan juga masalah awal (bug, isu server, perilaku pemain). </text:span></text:p>
                              </text:list-item>
                              <text:list-item>
                                <text:p text:style-name="P220"><text:span text:style-name="Emphasis"><text:span text:style-name="Strong_20_Emphasis"><text:span text:style-name="T1">EverQuest (EQ) (1999):</text:span></text:span></text:span><text:span text:style-name="T1"> Jelaskan pendekatan yang berbeda dari Sony Online Entertainment. Fokus pada </text:span><text:span text:style-name="Strong_20_Emphasis"><text:span text:style-name="T1">grafis 3D</text:span></text:span><text:span text:style-name="T1">, penekanan kuat pada </text:span><text:span text:style-name="Strong_20_Emphasis"><text:span text:style-name="T1">konten PvE berbasis kelompok</text:span></text:span><text:span text:style-name="T1"> (pentingnya komposisi kelas, dungeon crawling, raiding), dan perkembangan karakter berbasis level. Diskusikan popularitasnya yang meledak ('EverCrack') dan pengaruh besarnya pada desain MMO selanjutnya (terutama </text:span><text:span text:style-name="Emphasis"><text:span text:style-name="T1">World of Warcraft</text:span></text:span><text:span text:style-name="T1">). </text:span></text:p>
                              </text:list-item>
                              <text:list-item>
                                <text:p text:style-name="P220"><text:soft-page-break/><text:span text:style-name="T1">Sebutkan juga MMO awal lainnya seperti </text:span><text:span text:style-name="Emphasis"><text:span text:style-name="T1">Meridian 59</text:span></text:span><text:span text:style-name="T1"> dan </text:span><text:span text:style-name="Emphasis"><text:span text:style-name="T1">Asheron's Call</text:span></text:span><text:span text:style-name="T1">. </text:span></text:p>
                              </text:list-item>
                            </text:list>
                          </text:list-item>
                          <text:list-item>
                            <text:p text:style-name="P220"><text:span text:style-name="Strong_20_Emphasis"><text:span text:style-name="T1">Aksi Online Cepat:</text:span></text:span><text:span text:style-name="T1"> Jelaskan bagaimana game FPS seperti </text:span><text:span text:style-name="Strong_20_Emphasis"><text:span text:style-name="T1">Quake</text:span></text:span><text:span text:style-name="T1"> (dengan update QuakeWorld untuk mengatasi latensi), </text:span><text:span text:style-name="Strong_20_Emphasis"><text:span text:style-name="T1">Unreal Tournament</text:span></text:span><text:span text:style-name="T1">, dan </text:span><text:span text:style-name="Strong_20_Emphasis"><text:span text:style-name="T1">Counter-Strike</text:span></text:span><text:span text:style-name="T1"> (awalnya mod </text:span><text:span text:style-name="Emphasis"><text:span text:style-name="T1">Half-Life</text:span></text:span><text:span text:style-name="T1">) mempopulerkan </text:span><text:span text:style-name="Strong_20_Emphasis"><text:span text:style-name="T1">pertempuran multiplayer online yang kompetitif dan cepat</text:span></text:span><text:span text:style-name="T1"> melalui internet." </text:span></text:p>
                          </text:list-item>
                        </text:list>
                      </text:list-item>
                    </text:list>
                  </text:list-item>
                </text:list>
              </text:list-item>
              <text:list-item>
                <text:p text:style-name="P35"><text:span text:style-name="Strong_20_Emphasis"><text:span text:style-name="T1">Subbab 5.3: Konsol Generasi Keenam: Dreamcast, PS2, GameCube, Xbox</text:span></text:span></text:p>
                <text:list>
                  <text:list-item>
                    <text:p text:style-name="P220"><text:span text:style-name="Strong_20_Emphasis"><text:span text:style-name="T1">Prompt untuk Isi Mendalam:</text:span></text:span><text:span text:style-name="T1"> </text:span></text:p>
                    <text:list>
                      <text:list-item>
                        <text:p text:style-name="P220"><text:span text:style-name="T1">"Bahas </text:span><text:span text:style-name="Strong_20_Emphasis"><text:span text:style-name="T1">generasi konsol keenam</text:span></text:span><text:span text:style-name="T1">, periode di mana grafis 3D mencapai kematangan dan konektivitas online mulai menjadi fitur standar, meskipun dengan pendekatan yang berbeda-beda. </text:span></text:p>
                        <text:list>
                          <text:list-item>
                            <text:p text:style-name="P220"><text:span text:style-name="Strong_20_Emphasis"><text:span text:style-name="T1">Sega Dreamcast (1998/1999):</text:span></text:span><text:span text:style-name="T1"> Jelaskan posisinya sebagai pembuka generasi dan platform yang </text:span><text:span text:style-name="Strong_20_Emphasis"><text:span text:style-name="T1">inovatif</text:span></text:span><text:span text:style-name="T1">. Tekankan </text:span><text:span text:style-name="Strong_20_Emphasis"><text:span text:style-name="T1">modem built-in</text:span></text:span><text:span text:style-name="T1"> sebagai standar (pertama kali untuk konsol) dan fitur unik seperti VMU. Sebutkan library game berkualitas saat peluncuran (</text:span><text:span text:style-name="Emphasis"><text:span text:style-name="T1">Sonic Adventure</text:span></text:span><text:span text:style-name="T1">, </text:span><text:span text:style-name="Emphasis"><text:span text:style-name="T1">Soul Calibur</text:span></text:span><text:span text:style-name="T1">, </text:span><text:span text:style-name="Emphasis"><text:span text:style-name="T1">Crazy Taxi</text:span></text:span><text:span text:style-name="T1">, seri </text:span><text:span text:style-name="Emphasis"><text:span text:style-name="T1">2K Sports</text:span></text:span><text:span text:style-name="T1">). Soroti peran pionirnya dalam game online konsol, terutama dengan </text:span><text:span text:style-name="Strong_20_Emphasis"><text:span text:style-name="T1">Phantasy Star Online</text:span></text:span><text:span text:style-name="T1">. Namun, analisis juga </text:span><text:span text:style-name="Strong_20_Emphasis"><text:span text:style-name="T1">kegagalan komersialnya</text:span></text:span><text:span text:style-name="T1"> yang tragis (faktor: reputasi Sega, persaingan PS2, pembajakan via GD-ROM) yang menyebabkan Sega keluar dari bisnis hardware konsol. </text:span></text:p>
                          </text:list-item>
                          <text:list-item>
                            <text:p text:style-name="P220"><text:span text:style-name="Strong_20_Emphasis"><text:span text:style-name="T1">Sony PlayStation 2 (PS2) (2000):</text:span></text:span><text:span text:style-name="T1"> Gambarkan PS2 sebagai </text:span><text:span text:style-name="Strong_20_Emphasis"><text:span text:style-name="T1">raksasa industri</text:span></text:span><text:span text:style-name="T1"> yang mendominasi generasi ini. Jelaskan faktor kesuksesannya: </text:span><text:span text:style-name="Strong_20_Emphasis"><text:span text:style-name="T1">kompatibilitas mundur</text:span></text:span><text:span text:style-name="T1"> dengan PS1, fungsi sebagai </text:span><text:span text:style-name="Strong_20_Emphasis"><text:span text:style-name="T1">pemutar DVD</text:span></text:span><text:span text:style-name="T1"> (nilai tambah </text:span><text:soft-page-break/><text:span text:style-name="T1">besar saat itu), dukungan </text:span><text:span text:style-name="Emphasis"><text:span text:style-name="T1">third-party</text:span></text:span><text:span text:style-name="T1"> yang tak tertandingi, dan perpustakaan game yang sangat luas dan beragam. Berikan contoh game-game ikonik: seri </text:span><text:span text:style-name="Emphasis"><text:span text:style-name="T1">Grand Theft Auto</text:span></text:span><text:span text:style-name="T1"> (terutama </text:span><text:span text:style-name="Emphasis"><text:span text:style-name="T1">GTA III</text:span></text:span><text:span text:style-name="T1"> yang revolusioner), </text:span><text:span text:style-name="Emphasis"><text:span text:style-name="T1">Metal Gear Solid 2 &amp; 3</text:span></text:span><text:span text:style-name="T1">, </text:span><text:span text:style-name="Emphasis"><text:span text:style-name="T1">Final Fantasy X</text:span></text:span><text:span text:style-name="T1">, </text:span><text:span text:style-name="Emphasis"><text:span text:style-name="T1">Gran Turismo 3 &amp; 4</text:span></text:span><text:span text:style-name="T1">, </text:span><text:span text:style-name="Emphasis"><text:span text:style-name="T1">Kingdom Hearts</text:span></text:span><text:span text:style-name="T1">, </text:span><text:span text:style-name="Emphasis"><text:span text:style-name="T1">Jak and Daxter</text:span></text:span><text:span text:style-name="T1">, </text:span><text:span text:style-name="Emphasis"><text:span text:style-name="T1">Ratchet &amp; Clank</text:span></text:span><text:span text:style-name="T1">, </text:span><text:span text:style-name="Emphasis"><text:span text:style-name="T1">God of War</text:span></text:span><text:span text:style-name="T1">, </text:span><text:span text:style-name="Emphasis"><text:span text:style-name="T1">Shadow of the Colossus</text:span></text:span><text:span text:style-name="T1">, </text:span><text:span text:style-name="Emphasis"><text:span text:style-name="T1">Okami</text:span></text:span><text:span text:style-name="T1">. Jelaskan pendekatan Sony untuk online gaming (Network Adaptor opsional) dan beberapa game online pentingnya (</text:span><text:span text:style-name="Emphasis"><text:span text:style-name="T1">SOCOM</text:span></text:span><text:span text:style-name="T1">, </text:span><text:span text:style-name="Emphasis"><text:span text:style-name="T1">FFXI</text:span></text:span><text:span text:style-name="T1">, </text:span><text:span text:style-name="Emphasis"><text:span text:style-name="T1">EverQuest Online Adventures</text:span></text:span><text:span text:style-name="T1">). Sebutkan statusnya sebagai </text:span><text:span text:style-name="Strong_20_Emphasis"><text:span text:style-name="T1">konsol terlaris sepanjang masa</text:span></text:span><text:span text:style-name="T1">. </text:span></text:p>
                          </text:list-item>
                          <text:list-item>
                            <text:p text:style-name="P220"><text:span text:style-name="Strong_20_Emphasis"><text:span text:style-name="T1">Nintendo GameCube (GCN) (2001):</text:span></text:span><text:span text:style-name="T1"> Deskripsikan GameCube sebagai konsol Nintendo yang </text:span><text:span text:style-name="Strong_20_Emphasis"><text:span text:style-name="T1">unik dan kuat secara teknis</text:span></text:span><text:span text:style-name="T1"> (CPU Gekko, GPU Flipper). Jelaskan penggunaan format </text:span><text:span text:style-name="Strong_20_Emphasis"><text:span text:style-name="T1">mini-DVD</text:span></text:span><text:span text:style-name="T1"> yang proprietary. Tekankan fokus Nintendo pada </text:span><text:span text:style-name="Strong_20_Emphasis"><text:span text:style-name="T1">gameplay berkualitas tinggi</text:span></text:span><text:span text:style-name="T1"> dan </text:span><text:span text:style-name="Strong_20_Emphasis"><text:span text:style-name="T1">multiplayer lokal</text:span></text:span><text:span text:style-name="T1">. Bahas judul-judul </text:span><text:span text:style-name="Emphasis"><text:span text:style-name="T1">first-party</text:span></text:span><text:span text:style-name="T1"> yang sangat dihargai: </text:span><text:span text:style-name="Emphasis"><text:span text:style-name="T1">Super Mario Sunshine</text:span></text:span><text:span text:style-name="T1">, </text:span><text:span text:style-name="Emphasis"><text:span text:style-name="T1">The Legend of Zelda: The Wind Waker</text:span></text:span><text:span text:style-name="T1"> &amp; </text:span><text:span text:style-name="Emphasis"><text:span text:style-name="T1">Twilight Princess</text:span></text:span><text:span text:style-name="T1"> (juga di Wii), </text:span><text:span text:style-name="Emphasis"><text:span text:style-name="T1">Metroid Prime 1 &amp; 2</text:span></text:span><text:span text:style-name="T1">, </text:span><text:span text:style-name="Emphasis"><text:span text:style-name="T1">Super Smash Bros. Melee</text:span></text:span><text:span text:style-name="T1"> (fenomena kompetitif), </text:span><text:span text:style-name="Emphasis"><text:span text:style-name="T1">Animal Crossing</text:span></text:span><text:span text:style-name="T1">, </text:span><text:span text:style-name="Emphasis"><text:span text:style-name="T1">Pikmin</text:span></text:span><text:span text:style-name="T1">, </text:span><text:span text:style-name="Emphasis"><text:span text:style-name="T1">Luigi's Mansion</text:span></text:span><text:span text:style-name="T1">, </text:span><text:span text:style-name="Emphasis"><text:span text:style-name="T1">Resident Evil 4</text:span></text:span><text:span text:style-name="T1"> (awalnya eksklusif). Analisis pendekatan Nintendo yang </text:span><text:span text:style-name="Strong_20_Emphasis"><text:span text:style-name="T1">terbatas</text:span></text:span><text:span text:style-name="T1"> terhadap game online (memerlukan adapter terpisah, sedikit game yang mendukung). </text:span></text:p>
                          </text:list-item>
                          <text:list-item>
                            <text:p text:style-name="P220"><text:span text:style-name="Strong_20_Emphasis"><text:span text:style-name="T1">Microsoft Xbox (2001):</text:span></text:span><text:span text:style-name="T1"> Ceritakan </text:span><text:span text:style-name="Strong_20_Emphasis"><text:span text:style-name="T1">langkah berani Microsoft</text:span></text:span><text:span text:style-name="T1"> memasuki pasar konsol. Jelaskan </text:span><text:span text:style-name="Strong_20_Emphasis"><text:span text:style-name="T1">arsitektur mirip PC</text:span></text:span><text:span text:style-name="T1">-nya (CPU Intel, GPU Nvidia, </text:span><text:span text:style-name="Strong_20_Emphasis"><text:span text:style-name="T1">hard drive internal</text:span></text:span><text:span text:style-name="T1"> sebagai standar – sebuah inovasi). Tekankan </text:span><text:span text:style-name="Strong_20_Emphasis"><text:span text:style-name="T1">fokus utama pada game online</text:span></text:span><text:span text:style-name="T1"> sejak awal dengan layanan </text:span><text:span text:style-name="Strong_20_Emphasis"><text:span text:style-name="T1">Xbox Live</text:span></text:span><text:span text:style-name="T1"> yang terintegrasi, mudah digunakan, dan </text:span><text:soft-page-break/><text:span text:style-name="T1">menetapkan standar (daftar teman terpadu, obrolan suara, model langganan). Analisis peran krusial </text:span><text:span text:style-name="Strong_20_Emphasis"><text:span text:style-name="T1">Halo: Combat Evolved</text:span></text:span><text:span text:style-name="T1"> sebagai </text:span><text:span text:style-name="Emphasis"><text:span text:style-name="T1">killer app</text:span></text:span><text:span text:style-name="T1"> yang tidak hanya menjual sistem tetapi juga membuktikan kelayakan genre FPS di konsol dengan skema kontrol inovatif. Sebutkan game eksklusif penting lainnya: </text:span><text:span text:style-name="Emphasis"><text:span text:style-name="T1">Fable</text:span></text:span><text:span text:style-name="T1">, </text:span><text:span text:style-name="Emphasis"><text:span text:style-name="T1">Ninja Gaiden</text:span></text:span><text:span text:style-name="T1">, </text:span><text:span text:style-name="Emphasis"><text:span text:style-name="T1">Project Gotham Racing</text:span></text:span><text:span text:style-name="T1">, </text:span><text:span text:style-name="Emphasis"><text:span text:style-name="T1">Star Wars: Knights of the Old Republic</text:span></text:span><text:span text:style-name="T1">, </text:span><text:span text:style-name="Emphasis"><text:span text:style-name="T1">Splinter Cell</text:span></text:span><text:span text:style-name="T1">. Simpulkan bagaimana Xbox berhasil menjadikan Microsoft pemain utama di industri konsol. </text:span></text:p>
                          </text:list-item>
                          <text:list-item>
                            <text:p text:style-name="P35"><text:span text:style-name="Strong_20_Emphasis"><text:span text:style-name="T1">Tren Generasi:</text:span></text:span><text:span text:style-name="T1"> Simpulkan tren utama generasi ini: kematangan grafis 3D, kebangkitan game open-world (</text:span><text:span text:style-name="Emphasis"><text:span text:style-name="T1">GTA III</text:span></text:span><text:span text:style-name="T1">), peningkatan fokus pada narasi sinematik, dan </text:span><text:span text:style-name="Strong_20_Emphasis"><text:span text:style-name="T1">integrasi awal namun signifikan dari fitur online</text:span></text:span><text:span text:style-name="T1"> ke dalam pengalaman konsol." </text:span></text:p>
                          </text:list-item>
                        </text:list>
                      </text:list-item>
                    </text:list>
                  </text:list-item>
                </text:list>
              </text:list-item>
            </text:list>
          </text:section>
          <text:section text:style-name="Sect1" text:name="feedback-form-8">
            <text:p text:style-name="P175"/>
          </text:section>
        </text:section>
        <text:section text:style-name="Sect1" text:name="9e89a4af29f4c7ab">
          <text:p text:style-name="P1"/>
          <text:section text:style-name="Sect1" text:name="user-query-content-9">
            <text:p text:style-name="P356">Pada Bab 6 Tambahkan prompt pada awal bab untuk mendapatkan pengantar , pada tiap subbab/sub-subab untuk mendapatkan isi dengan pembahasan mendalam </text:p>
          </text:section>
          <text:p text:style-name="P175">Tampilkan alur berpikir</text:p>
          <text:section text:style-name="Sect2" text:name="model-response-message-contentr_9e89a4af29f4c7ab">
            <text:p text:style-name="P1">Tentu, berikut adalah prompt untuk pengantar Bab 6 dan prompt mendalam untuk setiap subbabnya, fokus pada era demokratisasi game:</text:p>
            <text:p text:style-name="P22"><text:span text:style-name="Strong_20_Emphasis"><text:span text:style-name="T1">Bab 6: Demokratisasi Game: Mobile, Indie, dan Diversifikasi (Pertengahan 2000-an - Pertengahan 2010-an)</text:span></text:span></text:p>
            <text:list xml:id="list8215676383771923697" text:style-name="L27">
              <text:list-item>
                <text:p text:style-name="P221"><text:span text:style-name="Strong_20_Emphasis"><text:span text:style-name="T1">Prompt untuk Pengantar Bab:</text:span></text:span><text:span text:style-name="T1"> </text:span></text:p>
                <text:list>
                  <text:list-item>
                    <text:p text:style-name="P36"><text:span text:style-name="T1">"Awali bab ini dengan menggambarkan pergeseran paradigma yang terjadi setelah era dominasi konsol generasi keenam (dibahas di Bab 5). Jelaskan bahwa meskipun konsol dan PC high-end terus berkembang, periode pertengahan 2000-an hingga pertengahan 2010-an ditandai oleh kekuatan-kekuatan baru yang secara fundamental </text:span><text:span text:style-name="Strong_20_Emphasis"><text:span text:style-name="T1">mendemokratisasi</text:span></text:span><text:span text:style-name="T1"> industri </text:span><text:soft-page-break/><text:span text:style-name="T1">game. Tekankan tema utama bab ini: bagaimana game menjadi lebih </text:span><text:span text:style-name="Strong_20_Emphasis"><text:span text:style-name="T1">mudah diakses</text:span></text:span><text:span text:style-name="T1"> oleh audiens yang jauh lebih luas (tidak lagi terbatas pada mereka yang membeli perangkat keras khusus), bagaimana </text:span><text:span text:style-name="Strong_20_Emphasis"><text:span text:style-name="T1">hambatan untuk membuat dan mendistribusikan game mulai runtuh</text:span></text:span><text:span text:style-name="T1"> bagi para kreator, dan bagaimana lanskap gaming menjadi </text:span><text:span text:style-name="Strong_20_Emphasis"><text:span text:style-name="T1">semakin beragam</text:span></text:span><text:span text:style-name="T1"> dalam hal platform, genre, dan pengalaman bermain. Perkenalkan tiga pilar utama 'demokratisasi' yang akan dibahas: ledakan </text:span><text:span text:style-name="Strong_20_Emphasis"><text:span text:style-name="T1">mobile gaming</text:span></text:span><text:span text:style-name="T1"> yang menempatkan game di saku miliaran orang melalui smartphone, kebangkitan developer </text:span><text:span text:style-name="Strong_20_Emphasis"><text:span text:style-name="T1">independen (indie)</text:span></text:span><text:span text:style-name="T1"> yang membawa gelombang kreativitas baru berkat kemudahan distribusi digital, dan </text:span><text:span text:style-name="Strong_20_Emphasis"><text:span text:style-name="T1">diversifikasi</text:span></text:span><text:span text:style-name="T1"> lebih lanjut melalui platform jejaring sosial, inovasi kontrol gerak, dan genre-genre baru yang menarik khalayak luas. Siapkan pembaca untuk menjelajahi era di mana definisi 'gamer' dan 'game' itu sendiri meluas secara dramatis." </text:span></text:p>
                  </text:list-item>
                </text:list>
              </text:list-item>
            </text:list>
            <text:p text:style-name="P359"/>
            <text:list xml:id="list7820517599180842351" text:style-name="L28">
              <text:list-item>
                <text:p text:style-name="P37"><text:span text:style-name="Strong_20_Emphasis"><text:span text:style-name="T1">Subbab 6.1: Game di Genggaman: Ledakan Mobile Gaming</text:span></text:span></text:p>
                <text:list>
                  <text:list-item>
                    <text:p text:style-name="P222"><text:span text:style-name="Strong_20_Emphasis"><text:span text:style-name="T1">Prompt untuk Isi Mendalam:</text:span></text:span><text:span text:style-name="T1"> </text:span></text:p>
                    <text:list>
                      <text:list-item>
                        <text:p text:style-name="P222"><text:span text:style-name="T1">"Fokus pada </text:span><text:span text:style-name="Strong_20_Emphasis"><text:span text:style-name="T1">ledakan fenomenal mobile gaming</text:span></text:span><text:span text:style-name="T1"> dan bagaimana ia mengubah lanskap hiburan interaktif secara permanen, menjadikannya segmen terbesar dalam industri. </text:span></text:p>
                        <text:list>
                          <text:list-item>
                            <text:p text:style-name="P222"><text:span text:style-name="Strong_20_Emphasis"><text:span text:style-name="T1">Akar Permainan Mobile:</text:span></text:span><text:span text:style-name="T1"> Singgung secara singkat para pendahulu: konsol handheld (misal: Game Boy, Nintendo DS, PSP) dan game-game pra-smartphone yang ikonik seperti </text:span><text:span text:style-name="Emphasis"><text:span text:style-name="Strong_20_Emphasis"><text:span text:style-name="T1">Snake</text:span></text:span></text:span><text:span text:style-name="T1"> di ponsel Nokia. Bahas platform awal seperti </text:span><text:span text:style-name="Strong_20_Emphasis"><text:span text:style-name="T1">Java (J2ME)</text:span></text:span><text:span text:style-name="T1"> untuk game yang dapat diunduh di </text:span><text:span text:style-name="Emphasis"><text:span text:style-name="T1">feature phone</text:span></text:span><text:span text:style-name="T1">, jelaskan potensi awalnya namun juga keterbatasannya (distribusi yang rumit, kapabilitas hardware yang rendah, fragmentasi platform). </text:span></text:p>
                          </text:list-item>
                          <text:list-item>
                            <text:p text:style-name="P222"><text:span text:style-name="Strong_20_Emphasis"><text:span text:style-name="T1">Titik Balik: Revolusi Smartphone dan App Store:</text:span></text:span><text:span text:style-name="T1"> Jelaskan secara detail bagaimana </text:span><text:soft-page-break/><text:span text:style-name="T1">peluncuran </text:span><text:span text:style-name="Strong_20_Emphasis"><text:span text:style-name="T1">iPhone (2007)</text:span></text:span><text:span text:style-name="T1"> oleh Apple dan </text:span><text:span text:style-name="Strong_20_Emphasis"><text:span text:style-name="T1">App Store (2008)</text:span></text:span><text:span text:style-name="T1"> (segera diikuti oleh sistem operasi </text:span><text:span text:style-name="Strong_20_Emphasis"><text:span text:style-name="T1">Android</text:span></text:span><text:span text:style-name="T1"> dan </text:span><text:span text:style-name="Strong_20_Emphasis"><text:span text:style-name="T1">Google Play Store</text:span></text:span><text:span text:style-name="T1">) menjadi katalisator utama revolusi mobile gaming. Analisis faktor-faktor kunci yang memungkinkan ledakan ini: </text:span><text:span text:style-name="Strong_20_Emphasis"><text:span text:style-name="T1">antarmuka layar sentuh</text:span></text:span><text:span text:style-name="T1"> yang intuitif dan revolusioner, peningkatan pesat </text:span><text:span text:style-name="Strong_20_Emphasis"><text:span text:style-name="T1">kemampuan hardware</text:span></text:span><text:span text:style-name="T1"> ponsel (prosesor, grafis, memori), </text:span><text:span text:style-name="Strong_20_Emphasis"><text:span text:style-name="T1">konektivitas internet</text:span></text:span><text:span text:style-name="T1"> yang persisten, model </text:span><text:span text:style-name="Strong_20_Emphasis"><text:span text:style-name="T1">distribusi terpusat</text:span></text:span><text:span text:style-name="T1"> melalui app store yang memudahkan pencarian dan instalasi, serta </text:span><text:span text:style-name="Strong_20_Emphasis"><text:span text:style-name="T1">struktur harga yang disruptif</text:span></text:span><text:span text:style-name="T1"> (banyak game berharga sangat murah, $0.99, atau bahkan gratis). </text:span></text:p>
                          </text:list-item>
                          <text:list-item>
                            <text:p text:style-name="P222"><text:span text:style-name="Strong_20_Emphasis"><text:span text:style-name="T1">Munculnya Pemain Kasual (Casual Gamers) Skala Besar:</text:span></text:span><text:span text:style-name="T1"> Diskusikan bagaimana kombinasi faktor di atas membuka pintu bagi </text:span><text:span text:style-name="Strong_20_Emphasis"><text:span text:style-name="T1">audiens massal</text:span></text:span><text:span text:style-name="T1"> yang sebelumnya tidak menganggap diri mereka 'gamer'. Analisis ciri khas </text:span><text:span text:style-name="Strong_20_Emphasis"><text:span text:style-name="T1">game kasual mobile</text:span></text:span><text:span text:style-name="T1"> yang menarik bagi demografi baru ini: gameplay sederhana dan mudah dipelajari (seringkali 'one-touch' atau 'swipe'), sesi bermain yang singkat (ideal untuk dimainkan di waktu senggang atau saat bepergian), kurva kesulitan yang landai, dan kepuasan instan. Berikan contoh dan analisis mendalam tentang game-game kasual ikonik yang menjadi fenomena global: </text:span><text:span text:style-name="Emphasis"><text:span text:style-name="Strong_20_Emphasis"><text:span text:style-name="T1">Angry Birds</text:span></text:span></text:span><text:span text:style-name="T1"> (gameplay fisika-puzzle yang adiktif), </text:span><text:span text:style-name="Emphasis"><text:span text:style-name="Strong_20_Emphasis"><text:span text:style-name="T1">Fruit Ninja</text:span></text:span></text:span><text:span text:style-name="T1"> (aksi berbasis refleks), </text:span><text:span text:style-name="Emphasis"><text:span text:style-name="Strong_20_Emphasis"><text:span text:style-name="T1">Temple Run</text:span></text:span></text:span><text:span text:style-name="T1"> &amp; </text:span><text:span text:style-name="Emphasis"><text:span text:style-name="Strong_20_Emphasis"><text:span text:style-name="T1">Subway Surfers</text:span></text:span></text:span><text:span text:style-name="T1"> (genre </text:span><text:span text:style-name="Emphasis"><text:span text:style-name="T1">endless runner</text:span></text:span><text:span text:style-name="T1"> yang populer), </text:span><text:span text:style-name="Emphasis"><text:span text:style-name="Strong_20_Emphasis"><text:span text:style-name="T1">Candy Crush Saga</text:span></text:span></text:span><text:span text:style-name="T1"> (formula </text:span><text:span text:style-name="Emphasis"><text:span text:style-name="T1">match-3</text:span></text:span><text:span text:style-name="T1"> yang disempurnakan dengan elemen sosial dan monetisasi). </text:span></text:p>
                          </text:list-item>
                          <text:list-item>
                            <text:p text:style-name="P222"><text:span text:style-name="Strong_20_Emphasis"><text:span text:style-name="T1">Model Bisnis Dominan: Freemium dan Mikrotransaksi:</text:span></text:span><text:span text:style-name="T1"> Jelaskan secara mendalam bagaimana model bisnis </text:span><text:span text:style-name="Strong_20_Emphasis"><text:span text:style-name="T1">Freemium (Free-to-</text:span></text:span><text:soft-page-break/><text:span text:style-name="Strong_20_Emphasis"><text:span text:style-name="T1">Play)</text:span></text:span><text:span text:style-name="T1"> menjadi dominan di platform mobile, menggantikan model premium (bayar di muka) untuk sebagian besar game. Definisikan konsep Freemium. Uraikan berbagai jenis </text:span><text:span text:style-name="Strong_20_Emphasis"><text:span text:style-name="T1">mikrotransaksi (in-app purchases)</text:span></text:span><text:span text:style-name="T1"> yang umum digunakan untuk monetisasi: pembelian mata uang virtual (hard/soft currency), sistem energi/nyawa yang membatasi waktu bermain, pembelian item kosmetik, penghapusan iklan, percepatan progres atau 'pay-to-win' (membayar untuk keuntungan gameplay). Diskusikan keberhasilan finansial luar biasa dari model ini tetapi juga </text:span><text:span text:style-name="Strong_20_Emphasis"><text:span text:style-name="T1">kontroversi dan kritik etis</text:span></text:span><text:span text:style-name="T1"> yang sering menyertainya (desain yang sengaja dibuat adiktif, mekanisme 'gacha' yang mirip judi, potensi eksploitasi pemain). </text:span></text:p>
                          </text:list-item>
                          <text:list-item>
                            <text:p text:style-name="P222"><text:span text:style-name="Strong_20_Emphasis"><text:span text:style-name="T1">Dampak pada Industri:</text:span></text:span><text:span text:style-name="T1"> Simpulkan bagaimana mobile gaming tumbuh menjadi segmen </text:span><text:span text:style-name="Strong_20_Emphasis"><text:span text:style-name="T1">terbesar</text:span></text:span><text:span text:style-name="T1"> dalam industri game global berdasarkan pendapatan, </text:span><text:span text:style-name="Strong_20_Emphasis"><text:span text:style-name="T1">mengubah secara drastis demografi pemain</text:span></text:span><text:span text:style-name="T1"> (lebih banyak wanita, pemain usia lebih tua), dan bagaimana kesuksesan model serta desainnya mulai </text:span><text:span text:style-name="Strong_20_Emphasis"><text:span text:style-name="T1">memengaruhi tren</text:span></text:span><text:span text:style-name="T1"> di platform konsol dan PC." </text:span></text:p>
                          </text:list-item>
                        </text:list>
                      </text:list-item>
                    </text:list>
                  </text:list-item>
                </text:list>
              </text:list-item>
              <text:list-item>
                <text:p text:style-name="P37"><text:span text:style-name="Strong_20_Emphasis"><text:span text:style-name="T1">Subbab 6.2: Kebangkitan Independen (Indie)</text:span></text:span></text:p>
                <text:list>
                  <text:list-item>
                    <text:p text:style-name="P222"><text:span text:style-name="Strong_20_Emphasis"><text:span text:style-name="T1">Prompt untuk Isi Mendalam:</text:span></text:span><text:span text:style-name="T1"> </text:span></text:p>
                    <text:list>
                      <text:list-item>
                        <text:p text:style-name="P222"><text:span text:style-name="T1">"Fokus pada </text:span><text:span text:style-name="Strong_20_Emphasis"><text:span text:style-name="T1">kebangkitan developer independen (indie)</text:span></text:span><text:span text:style-name="T1"> sebagai kekuatan kreatif yang signifikan dan sumber inovasi utama dalam industri game selama periode ini. </text:span></text:p>
                        <text:list>
                          <text:list-item>
                            <text:p text:style-name="P222"><text:span text:style-name="Strong_20_Emphasis"><text:span text:style-name="T1">Mendobrak Gerbang Penerbitan Tradisional:</text:span></text:span><text:span text:style-name="T1"> Ingatkan pembaca tentang tantangan besar yang dihadapi developer kecil di era sebelumnya: biaya tinggi untuk produksi fisik (CD/DVD, kemasan), logistik distribusi ritel, dan kebutuhan </text:span><text:soft-page-break/><text:span text:style-name="T1">vital akan kontrak dengan </text:span><text:span text:style-name="Strong_20_Emphasis"><text:span text:style-name="T1">publisher besar</text:span></text:span><text:span text:style-name="T1"> yang bertindak sebagai 'penjaga gerbang' (gatekeeper) dan seringkali mengambil porsi keuntungan terbesar serta kontrol kreatif. </text:span></text:p>
                          </text:list-item>
                          <text:list-item>
                            <text:p text:style-name="P222"><text:span text:style-name="Strong_20_Emphasis"><text:span text:style-name="T1">Kekuatan Distribusi Digital:</text:span></text:span><text:span text:style-name="T1"> Jelaskan peran </text:span><text:span text:style-name="Strong_20_Emphasis"><text:span text:style-name="T1">transformasional</text:span></text:span><text:span text:style-name="T1"> dari platform </text:span><text:span text:style-name="Strong_20_Emphasis"><text:span text:style-name="T1">distribusi digital</text:span></text:span><text:span text:style-name="T1"> dalam memberdayakan developer indie dan meruntuhkan hambatan tradisional: </text:span></text:p>
                            <text:list>
                              <text:list-item>
                                <text:p text:style-name="P222"><text:span text:style-name="Strong_20_Emphasis"><text:span text:style-name="T1">Steam (PC):</text:span></text:span><text:span text:style-name="T1"> Ceritakan bagaimana platform Valve ini berevolusi dari sekadar peluncur game mereka menjadi </text:span><text:span text:style-name="Strong_20_Emphasis"><text:span text:style-name="T1">etalase digital PC dominan</text:span></text:span><text:span text:style-name="T1">. Jelaskan bagaimana pembukaan Steam untuk developer pihak ketiga (dimulai dengan Steam Greenlight, lalu Steam Direct) memberikan akses pasar global yang belum pernah terjadi sebelumnya bagi developer indie. </text:span></text:p>
                              </text:list-item>
                              <text:list-item>
                                <text:p text:style-name="P222"><text:span text:style-name="Strong_20_Emphasis"><text:span text:style-name="T1">Konsol Ikut Bergabung: XBLA, PSN, WiiWare:</text:span></text:span><text:span text:style-name="T1"> Analisis peran penting layanan unduhan digital di konsol generasi ketujuh: </text:span><text:span text:style-name="Strong_20_Emphasis"><text:span text:style-name="T1">Xbox Live Arcade (XBLA)</text:span></text:span><text:span text:style-name="T1"> di Xbox 360 yang menjadi pelopor dalam mengkurasi dan mempromosikan game indie berkualitas tinggi ke audiens konsol; </text:span><text:span text:style-name="Strong_20_Emphasis"><text:span text:style-name="T1">PlayStation Network (PSN)</text:span></text:span><text:span text:style-name="T1"> di PS3 yang mengikuti dengan inisiatif serupa; dan </text:span><text:span text:style-name="Strong_20_Emphasis"><text:span text:style-name="T1">WiiWare</text:span></text:span><text:span text:style-name="T1"> di Nintendo Wii. Jelaskan bagaimana platform ini menciptakan ruang baru bagi game-game yang lebih kecil, lebih murah, dan lebih eksperimental di ekosistem konsol. </text:span></text:p>
                              </text:list-item>
                            </text:list>
                          </text:list-item>
                          <text:list-item>
                            <text:p text:style-name="P222"><text:span text:style-name="Strong_20_Emphasis"><text:span text:style-name="T1">Demokratisasi Alat Pengembangan:</text:span></text:span><text:span text:style-name="T1"> Singgung juga bagaimana </text:span><text:span text:style-name="Strong_20_Emphasis"><text:span text:style-name="T1">alat pengembangan (game engines)</text:span></text:span><text:span text:style-name="T1"> seperti </text:span><text:span text:style-name="Strong_20_Emphasis"><text:span text:style-name="T1">Unity</text:span></text:span><text:span text:style-name="T1">, </text:span><text:span text:style-name="Strong_20_Emphasis"><text:span text:style-name="T1">GameMaker Studio</text:span></text:span><text:span text:style-name="T1">, dan </text:span><text:span text:style-name="Strong_20_Emphasis"><text:span text:style-name="T1">Unreal Engine</text:span></text:span><text:span text:style-name="T1"> (yang mulai menawarkan lisensi yang lebih terjangkau) menjadi lebih mudah </text:span><text:soft-page-break/><text:span text:style-name="T1">diakses, memungkinkan tim kecil atau bahkan individu untuk menciptakan game dengan kualitas visual dan teknis yang semakin baik tanpa memerlukan sumber daya sebesar studio AAA. </text:span></text:p>
                          </text:list-item>
                          <text:list-item>
                            <text:p text:style-name="P222"><text:span text:style-name="Strong_20_Emphasis"><text:span text:style-name="T1">Gelombang Kreativitas dan Inovasi Tanpa Batas:</text:span></text:span><text:span text:style-name="T1"> Diskusikan bagaimana kemudahan akses ke pasar dan alat pengembangan ini memicu </text:span><text:span text:style-name="Strong_20_Emphasis"><text:span text:style-name="T1">ledakan kreativitas</text:span></text:span><text:span text:style-name="T1"> dari komunitas indie. Tekankan bagaimana developer indie seringkali lebih berani mengambil risiko, mengeksplorasi </text:span><text:span text:style-name="Strong_20_Emphasis"><text:span text:style-name="T1">ide gameplay orisinal</text:span></text:span><text:span text:style-name="T1">, gaya </text:span><text:span text:style-name="Strong_20_Emphasis"><text:span text:style-name="T1">visual artistik yang unik</text:span></text:span><text:span text:style-name="T1"> (misalnya pixel art, gaya lukisan), </text:span><text:span text:style-name="Strong_20_Emphasis"><text:span text:style-name="T1">narasi yang lebih personal, dewasa, atau ambigu</text:span></text:span><text:span text:style-name="T1">, dan </text:span><text:span text:style-name="Strong_20_Emphasis"><text:span text:style-name="T1">mencampuradukkan genre (genre-bending)</text:span></text:span><text:span text:style-name="T1"> dengan cara yang jarang dilakukan oleh publisher besar yang fokus pada formula blockbuster. </text:span></text:p>
                          </text:list-item>
                          <text:list-item>
                            <text:p text:style-name="P222"><text:span text:style-name="Strong_20_Emphasis"><text:span text:style-name="T1">Game Indie yang Mengubah Permainan:</text:span></text:span><text:span text:style-name="T1"> Lakukan analisis mendalam pada beberapa game indie paling berpengaruh yang tidak hanya meraih sukses kritis dan komersial tetapi juga menunjukkan potensi artistik dan inovatif dari gerakan indie: </text:span></text:p>
                            <text:list>
                              <text:list-item>
                                <text:p text:style-name="P222"><text:span text:style-name="Emphasis"><text:span text:style-name="Strong_20_Emphasis"><text:span text:style-name="T1">Braid (2008, XBLA):</text:span></text:span></text:span><text:span text:style-name="T1"> Jelaskan bagaimana puzzle-platformer karya Jonathan Blow ini dipuji karena mekanisme manipulasi waktu yang cerdas, estetika visualnya yang indah, dan narasinya yang menggugah pemikiran, membuktikan bahwa game indie bisa menjadi 'seni'. </text:span></text:p>
                              </text:list-item>
                              <text:list-item>
                                <text:p text:style-name="P222"><text:span text:style-name="Emphasis"><text:span text:style-name="Strong_20_Emphasis"><text:span text:style-name="T1">Minecraft (Alpha 2009, Rilis Penuh 2011):</text:span></text:span></text:span><text:span text:style-name="T1"> Ceritakan kisah sukses luar biasa Markus 'Notch' Persson. Analisis daya tarik global dari game sandbox ini: kebebasan kreatif tanpa batas, eksplorasi, survival, </text:span><text:soft-page-break/><text:span text:style-name="T1">komunitas yang kuat, dan estetika </text:span><text:span text:style-name="Emphasis"><text:span text:style-name="T1">low-fi</text:span></text:span><text:span text:style-name="T1"> yang ikonik. Jelaskan dampak budayanya yang masif hingga diakuisisi Microsoft. </text:span></text:p>
                              </text:list-item>
                              <text:list-item>
                                <text:p text:style-name="P222"><text:span text:style-name="T1">Sebutkan dan diskusikan secara singkat game indie penting lainnya yang mewakili keragaman era ini: </text:span><text:span text:style-name="Emphasis"><text:span text:style-name="T1">World of Goo</text:span></text:span><text:span text:style-name="T1"> (puzzle fisika), </text:span><text:span text:style-name="Emphasis"><text:span text:style-name="T1">Super Meat Boy</text:span></text:span><text:span text:style-name="T1"> (platformer sulit), </text:span><text:span text:style-name="Emphasis"><text:span text:style-name="T1">Limbo</text:span></text:span><text:span text:style-name="T1"> (platformer atmosferik), </text:span><text:span text:style-name="Emphasis"><text:span text:style-name="T1">Fez</text:span></text:span><text:span text:style-name="T1"> (puzzle perspektif), </text:span><text:span text:style-name="Emphasis"><text:span text:style-name="T1">Castle Crashers</text:span></text:span><text:span text:style-name="T1"> (beat 'em up co-op), </text:span><text:span text:style-name="Emphasis"><text:span text:style-name="T1">Bastion</text:span></text:span><text:span text:style-name="T1"> (action RPG naratif). </text:span></text:p>
                              </text:list-item>
                            </text:list>
                          </text:list-item>
                          <text:list-item>
                            <text:p text:style-name="P222"><text:span text:style-name="Strong_20_Emphasis"><text:span text:style-name="T1">Mendefinisikan 'Indie':</text:span></text:span><text:span text:style-name="T1"> Berikan refleksi singkat tentang apa yang mendefinisikan semangat 'indie' – seringkali berkaitan dengan independensi finansial dan/atau kreatif dari publisher besar, skala tim/proyek yang lebih kecil, fokus pada visi pribadi – meskipun garis batasnya bisa menjadi kabur seiring waktu." </text:span></text:p>
                          </text:list-item>
                        </text:list>
                      </text:list-item>
                    </text:list>
                  </text:list-item>
                </text:list>
              </text:list-item>
              <text:list-item>
                <text:p text:style-name="P37"><text:span text:style-name="Strong_20_Emphasis"><text:span text:style-name="T1">Subbab 6.3: Diversifikasi Genre dan Platform</text:span></text:span></text:p>
                <text:list>
                  <text:list-item>
                    <text:p text:style-name="P222"><text:span text:style-name="Strong_20_Emphasis"><text:span text:style-name="T1">Prompt untuk Isi Mendalam:</text:span></text:span><text:span text:style-name="T1"> </text:span></text:p>
                    <text:list>
                      <text:list-item>
                        <text:p text:style-name="P222"><text:span text:style-name="T1">"Jelajahi </text:span><text:span text:style-name="Strong_20_Emphasis"><text:span text:style-name="T1">tren diversifikasi signifikan lainnya</text:span></text:span><text:span text:style-name="T1"> yang terjadi selama periode ini, yang semakin memperluas definisi 'game' dan siapa saja yang memainkannya, seringkali melalui platform atau antarmuka baru. </text:span></text:p>
                        <text:list>
                          <text:list-item>
                            <text:p text:style-name="P222"><text:span text:style-name="Strong_20_Emphasis"><text:span text:style-name="T1">Fenomena Game Jejaring Sosial (Social Gaming):</text:span></text:span><text:span text:style-name="T1"> Analisis kebangkitan pesat </text:span><text:span text:style-name="Strong_20_Emphasis"><text:span text:style-name="T1">game yang dimainkan langsung di dalam platform jejaring sosial</text:span></text:span><text:span text:style-name="T1">, terutama </text:span><text:span text:style-name="Strong_20_Emphasis"><text:span text:style-name="T1">Facebook</text:span></text:span><text:span text:style-name="T1">. Fokus pada dominasi awal </text:span><text:span text:style-name="Strong_20_Emphasis"><text:span text:style-name="T1">Zynga</text:span></text:span><text:span text:style-name="T1"> dan game-game hit mereka seperti </text:span><text:span text:style-name="Emphasis"><text:span text:style-name="Strong_20_Emphasis"><text:span text:style-name="T1">FarmVille</text:span></text:span></text:span><text:span text:style-name="T1"> (simulasi pertanian), </text:span><text:span text:style-name="Emphasis"><text:span text:style-name="Strong_20_Emphasis"><text:span text:style-name="T1">Mafia Wars</text:span></text:span></text:span><text:span text:style-name="T1"> (RPG teks/strategi), dan </text:span><text:span text:style-name="Emphasis"><text:span text:style-name="Strong_20_Emphasis"><text:span text:style-name="T1">Zynga Poker</text:span></text:span></text:span><text:span text:style-name="T1">. Uraikan </text:span><text:span text:style-name="Strong_20_Emphasis"><text:span text:style-name="T1">mekanisme inti</text:span></text:span><text:span text:style-name="T1"> yang membuat game-game ini viral dan adiktif: putaran gameplay sederhana yang dirancang untuk sesi singkat dan berulang, penggunaan 'energi' atau penghitung waktu untuk mendorong login </text:span><text:soft-page-break/><text:span text:style-name="T1">kembali, dan penekanan kuat pada </text:span><text:span text:style-name="Strong_20_Emphasis"><text:span text:style-name="T1">mekanisme sosial dan viralitas</text:span></text:span><text:span text:style-name="T1"> (kebutuhan untuk berinteraksi dengan teman, mengirim/menerima hadiah, mempublikasikan pencapaian ke news feed). Diskusikan popularitas masif mereka yang menjangkau demografi non-gamer tradisional, namun juga </text:span><text:span text:style-name="Strong_20_Emphasis"><text:span text:style-name="T1">penurunannya yang cepat</text:span></text:span><text:span text:style-name="T1"> akibat kejenuhan pasar dan perubahan kebijakan platform, serta </text:span><text:span text:style-name="Strong_20_Emphasis"><text:span text:style-name="T1">kritik tajam</text:span></text:span><text:span text:style-name="T1"> terkait </text:span><text:span text:style-name="Strong_20_Emphasis"><text:span text:style-name="T1">praktik kloning game</text:span></text:span><text:span text:style-name="T1"> dan desain yang dianggap </text:span><text:span text:style-name="Strong_20_Emphasis"><text:span text:style-name="T1">eksploitatif</text:span></text:span><text:span text:style-name="T1">. </text:span></text:p>
                          </text:list-item>
                          <text:list-item>
                            <text:p text:style-name="P222"><text:span text:style-name="Strong_20_Emphasis"><text:span text:style-name="T1">Menggerakkan Pasar: Revolusi Kontrol Gerak Nintendo Wii:</text:span></text:span><text:span text:style-name="T1"> Ceritakan kisah sukses fenomenal </text:span><text:span text:style-name="Strong_20_Emphasis"><text:span text:style-name="T1">Nintendo Wii (diluncurkan 2006)</text:span></text:span><text:span text:style-name="T1">. Jelaskan bagaimana </text:span><text:span text:style-name="Strong_20_Emphasis"><text:span text:style-name="T1">inovasi kontrol gerak (motion control)</text:span></text:span><text:span text:style-name="T1"> melalui </text:span><text:span text:style-name="Strong_20_Emphasis"><text:span text:style-name="T1">Wii Remote</text:span></text:span><text:span text:style-name="T1"> menjadi </text:span><text:span text:style-name="Strong_20_Emphasis"><text:span text:style-name="T1">nilai jual utamanya yang disruptif</text:span></text:span><text:span text:style-name="T1">. Analisis bagaimana antarmuka yang intuitif ini berhasil menarik </text:span><text:span text:style-name="Strong_20_Emphasis"><text:span text:style-name="T1">audiens 'blue ocean'</text:span></text:span><text:span text:style-name="T1"> yang sangat luas – keluarga, anak-anak, orang tua, lansia – yang sebelumnya tidak tersentuh oleh konsol game tradisional. Tekankan peran fundamental </text:span><text:span text:style-name="Emphasis"><text:span text:style-name="Strong_20_Emphasis"><text:span text:style-name="T1">Wii Sports</text:span></text:span></text:span><text:span text:style-name="T1"> sebagai </text:span><text:span text:style-name="Emphasis"><text:span text:style-name="T1">pack-in game</text:span></text:span><text:span text:style-name="T1"> yang sempurna dalam mendemonstrasikan dan menjual konsep Wii. Sebutkan juga judul-judul sukses lainnya yang memanfaatkan kontrol gerak atau daya tarik massal Wii: </text:span><text:span text:style-name="Emphasis"><text:span text:style-name="Strong_20_Emphasis"><text:span text:style-name="T1">Wii Fit</text:span></text:span></text:span><text:span text:style-name="T1"> (dengan Balance Board, mempopulerkan exergaming), </text:span><text:span text:style-name="Emphasis"><text:span text:style-name="Strong_20_Emphasis"><text:span text:style-name="T1">Mario Kart Wii</text:span></text:span></text:span><text:span text:style-name="T1">, </text:span><text:span text:style-name="Emphasis"><text:span text:style-name="Strong_20_Emphasis"><text:span text:style-name="T1">Super Mario Galaxy 1 &amp; 2</text:span></text:span></text:span><text:span text:style-name="T1">, </text:span><text:span text:style-name="Emphasis"><text:span text:style-name="Strong_20_Emphasis"><text:span text:style-name="T1">The Legend of Zelda: Skyward Sword</text:span></text:span></text:span><text:span text:style-name="T1">. Singgung juga upaya </text:span><text:span text:style-name="Strong_20_Emphasis"><text:span text:style-name="T1">Sony</text:span></text:span><text:span text:style-name="T1"> dengan </text:span><text:span text:style-name="Strong_20_Emphasis"><text:span text:style-name="T1">PlayStation Move</text:span></text:span><text:span text:style-name="T1"> dan </text:span><text:span text:style-name="Strong_20_Emphasis"><text:span text:style-name="T1">Microsoft</text:span></text:span><text:span text:style-name="T1"> dengan </text:span><text:span text:style-name="Strong_20_Emphasis"><text:span text:style-name="T1">Kinect</text:span></text:span><text:span text:style-name="T1"> untuk memasuki pasar kontrol gerak, beserta tingkat keberhasilan mereka yang bervariasi. </text:span></text:p>
                          </text:list-item>
                          <text:list-item>
                            <text:p text:style-name="P222"><text:span text:style-name="Strong_20_Emphasis"><text:span text:style-name="T1">Naik Turunnya Genre Musik Ritme Berinstrumen:</text:span></text:span><text:span text:style-name="T1"> Diskusikan </text:span><text:span text:style-name="Strong_20_Emphasis"><text:span text:style-name="T1">ledakan popularitas </text:span></text:span><text:soft-page-break/><text:span text:style-name="Strong_20_Emphasis"><text:span text:style-name="T1">genre game musik ritme</text:span></text:span><text:span text:style-name="T1"> yang menggunakan </text:span><text:span text:style-name="Strong_20_Emphasis"><text:span text:style-name="T1">periferal instrumen plastik</text:span></text:span><text:span text:style-name="T1"> (gitar, drum, mikrofon). Fokus pada persaingan antara seri </text:span><text:span text:style-name="Emphasis"><text:span text:style-name="Strong_20_Emphasis"><text:span text:style-name="T1">Guitar Hero</text:span></text:span></text:span><text:span text:style-name="T1"> (awalnya dikembangkan Harmonix untuk RedOctane, kemudian diambil alih Neversoft/Activision) dan seri </text:span><text:span text:style-name="Emphasis"><text:span text:style-name="Strong_20_Emphasis"><text:span text:style-name="T1">Rock Band</text:span></text:span></text:span><text:span text:style-name="T1"> (dikembangkan Harmonix setelah diakuisisi MTV Games/EA, memperkenalkan band lengkap). Analisis faktor-faktor daya tariknya: memenuhi fantasi menjadi bintang rock, gameplay yang adiktif dan menantang, serta pengalaman bermain sosial yang sangat populer di pesta atau pertemuan. Namun, jelaskan juga penyebab </text:span><text:span text:style-name="Strong_20_Emphasis"><text:span text:style-name="T1">kejatuhan drastis genre ini</text:span></text:span><text:span text:style-name="T1"> menjelang akhir dekade: </text:span><text:span text:style-name="Strong_20_Emphasis"><text:span text:style-name="T1">kejenuhan pasar</text:span></text:span><text:span text:style-name="T1"> akibat rilis tahunan, terlalu banyak spin-off dan paket lagu, biaya periferal yang mahal bagi konsumen, dan kebosanan publik terhadap formula yang sama. </text:span></text:p>
                          </text:list-item>
                          <text:list-item>
                            <text:p text:style-name="P37"><text:span text:style-name="Strong_20_Emphasis"><text:span text:style-name="T1">Diversifikasi Lainnya:</text:span></text:span><text:span text:style-name="T1"> Singgung secara singkat tren diversifikasi penting lainnya pada era ini: semakin populernya game puzzle kasual yang adiktif di berbagai platform (contoh: game-game dari </text:span><text:span text:style-name="Strong_20_Emphasis"><text:span text:style-name="T1">PopCap</text:span></text:span><text:span text:style-name="T1"> seperti </text:span><text:span text:style-name="Emphasis"><text:span text:style-name="Strong_20_Emphasis"><text:span text:style-name="T1">Bejeweled</text:span></text:span></text:span><text:span text:style-name="T1"> dan </text:span><text:span text:style-name="Emphasis"><text:span text:style-name="Strong_20_Emphasis"><text:span text:style-name="T1">Plants vs. Zombies</text:span></text:span></text:span><text:span text:style-name="T1">), semakin meluasnya praktik </text:span><text:span text:style-name="Strong_20_Emphasis"><text:span text:style-name="T1">Downloadable Content (DLC)</text:span></text:span><text:span text:style-name="T1"> sebagai cara monetisasi game pasca-peluncuran di konsol dan PC (menambah konten, peta, item), serta munculnya dan pertumbuhan model bisnis </text:span><text:span text:style-name="Strong_20_Emphasis"><text:span text:style-name="T1">Free-to-Play (F2P)</text:span></text:span><text:span text:style-name="T1"> di luar ranah mobile, terutama pada game </text:span><text:span text:style-name="Strong_20_Emphasis"><text:span text:style-name="T1">MMO PC</text:span></text:span><text:span text:style-name="T1"> (</text:span><text:span text:style-name="Emphasis"><text:span text:style-name="T1">League of Legends</text:span></text:span><text:span text:style-name="T1"> sebagai contoh awal yang sangat sukses di genre MOBA) dan beberapa game aksi." </text:span></text:p>
                          </text:list-item>
                        </text:list>
                      </text:list-item>
                    </text:list>
                  </text:list-item>
                </text:list>
              </text:list-item>
            </text:list>
          </text:section>
          <text:section text:style-name="Sect1" text:name="feedback-form-9">
            <text:p text:style-name="P175"/>
          </text:section>
        </text:section>
        <text:section text:style-name="Sect1" text:name="f2040aeef496f541">
          <text:p text:style-name="P1"/>
          <text:section text:style-name="Sect1" text:name="user-query-content-10">
            <text:p text:style-name="P356">Pada Bab 7 Tambahkan prompt pada awal bab untuk mendapatkan <text:soft-page-break/>pengantar , pada tiap subbab/sub-subab untuk mendapatkan isi dengan pembahasan mendalam </text:p>
          </text:section>
          <text:p text:style-name="P175">Tampilkan alur berpikir</text:p>
          <text:section text:style-name="Sect2" text:name="model-response-message-contentr_f2040aeef496f541">
            <text:p text:style-name="P175"/>
          </text:section>
          <text:section text:style-name="Sect1" text:name="feedback-form-10">
            <text:p text:style-name="P175"/>
          </text:section>
        </text:section>
        <text:section text:style-name="Sect1" text:name="c7206c140599ea91">
          <text:p text:style-name="P1"/>
          <text:section text:style-name="Sect1" text:name="user-query-content-11">
            <text:p text:style-name="P356">present it </text:p>
          </text:section>
          <text:p text:style-name="P175">Tampilkan alur berpikir</text:p>
          <text:section text:style-name="Sect2" text:name="model-response-message-contentr_c7206c140599ea91">
            <text:p text:style-name="P1">Tentu, berikut adalah prompt untuk pengantar Bab 7 dan prompt mendalam untuk setiap subbabnya, fokus pada era gaming masa kini (pertengahan 2010-an hingga sekarang, April 2025):</text:p>
            <text:p text:style-name="P22"><text:span text:style-name="Strong_20_Emphasis"><text:span text:style-name="T1">Bab 7: Masa Kini: Imersi, Konektivitas, dan Layanan (Pertengahan 2010-an - Sekarang)</text:span></text:span></text:p>
            <text:list xml:id="list6176603271034506220" text:style-name="L29">
              <text:list-item>
                <text:p text:style-name="P223"><text:span text:style-name="Strong_20_Emphasis"><text:span text:style-name="T1">Prompt untuk Pengantar Bab:</text:span></text:span><text:span text:style-name="T1"> </text:span></text:p>
                <text:list>
                  <text:list-item>
                    <text:p text:style-name="P38"><text:span text:style-name="T1">"Awali bab ini dengan membawa pembaca ke </text:span><text:span text:style-name="Strong_20_Emphasis"><text:span text:style-name="T1">lanskap gaming masa kini</text:span></text:span><text:span text:style-name="T1"> (merujuk pada periode dari pertengahan 2010-an hingga saat penulisan, sekitar April 2025). Bangun di atas fondasi demokratisasi dan diversifikasi yang dibahas di Bab 6, jelaskan bagaimana era saat ini ditandai oleh perpaduan antara </text:span><text:span text:style-name="Strong_20_Emphasis"><text:span text:style-name="T1">kemajuan teknologi visual yang menakjubkan</text:span></text:span><text:span text:style-name="T1">, </text:span><text:span text:style-name="Strong_20_Emphasis"><text:span text:style-name="T1">konektivitas online yang nyaris universal</text:span></text:span><text:span text:style-name="T1">, dan </text:span><text:span text:style-name="Strong_20_Emphasis"><text:span text:style-name="T1">perubahan fundamental dalam model bisnis dan cara kita berinteraksi dengan game</text:span></text:span><text:span text:style-name="T1">. Perkenalkan tema-tema utama yang mendefinisikan gaming modern: pengejaran </text:span><text:span text:style-name="Strong_20_Emphasis"><text:span text:style-name="T1">imersivitas</text:span></text:span><text:span text:style-name="T1"> melalui grafis fotorealistik dan dunia virtual yang kompleks; dominasi model </text:span><text:span text:style-name="Strong_20_Emphasis"><text:span text:style-name="T1">'Games as a Service' (GaaS)</text:span></text:span><text:span text:style-name="T1"> yang mengubah game menjadi layanan berkelanjutan; ledakan </text:span><text:span text:style-name="Strong_20_Emphasis"><text:span text:style-name="T1">esports</text:span></text:span><text:span text:style-name="T1"> sebagai tontonan kompetitif global dan </text:span><text:span text:style-name="Strong_20_Emphasis"><text:span text:style-name="T1">streaming</text:span></text:span><text:span text:style-name="T1"> sebagai bentuk hiburan baru; serta meningkatnya kesadaran dan upaya menuju </text:span><text:span text:style-name="Strong_20_Emphasis"><text:span text:style-name="T1">aksesibilitas dan inklusivitas</text:span></text:span><text:span text:style-name="T1"> dalam desain game. Siapkan pembaca untuk memahami ekosistem gaming kontemporer yang dinamis, kompleks, dan sangat berpengaruh secara budaya dan ekonomi." </text:span></text:p>
                  </text:list-item>
                </text:list>
              </text:list-item>
            </text:list>
            <text:p text:style-name="P359"/>
            <text:list xml:id="list5693177233647932178" text:style-name="L30">
              <text:list-item>
                <text:p text:style-name="P39"><text:soft-page-break/><text:span text:style-name="Strong_20_Emphasis"><text:span text:style-name="T1">Subbab 7.1: Grafis Fotorealistik dan Dunia yang Imersif</text:span></text:span></text:p>
                <text:list>
                  <text:list-item>
                    <text:p text:style-name="P224"><text:span text:style-name="Strong_20_Emphasis"><text:span text:style-name="T1">Prompt untuk Isi Mendalam:</text:span></text:span><text:span text:style-name="T1"> </text:span></text:p>
                    <text:list>
                      <text:list-item>
                        <text:p text:style-name="P224"><text:span text:style-name="T1">"Fokus pada </text:span><text:span text:style-name="Strong_20_Emphasis"><text:span text:style-name="T1">pengejaran realisme visual dan imersi</text:span></text:span><text:span text:style-name="T1"> yang menjadi ciri khas game-game high-end di era modern. </text:span></text:p>
                        <text:list>
                          <text:list-item>
                            <text:p text:style-name="P224"><text:span text:style-name="Strong_20_Emphasis"><text:span text:style-name="T1">Kekuatan Perangkat Keras Generasi Terkini:</text:span></text:span><text:span text:style-name="T1"> Jelaskan lompatan kapabilitas yang ditawarkan oleh </text:span><text:span text:style-name="Strong_20_Emphasis"><text:span text:style-name="T1">konsol generasi kedelapan (PS4, Xbox One)</text:span></text:span><text:span text:style-name="T1"> dan terutama </text:span><text:span text:style-name="Strong_20_Emphasis"><text:span text:style-name="T1">generasi kesembilan (PS5, Xbox Series X/S)</text:span></text:span><text:span text:style-name="T1">. Fokus pada peningkatan signifikan dalam kekuatan CPU/GPU, adopsi </text:span><text:span text:style-name="Strong_20_Emphasis"><text:span text:style-name="T1">Solid State Drive (SSD)</text:span></text:span><text:span text:style-name="T1"> yang merevolusi waktu muat (loading times), serta dukungan untuk resolusi tinggi (4K) dan frame rate tinggi (60fps, 120fps). Jelaskan juga bagaimana </text:span><text:span text:style-name="Strong_20_Emphasis"><text:span text:style-name="T1">PC high-end</text:span></text:span><text:span text:style-name="T1"> terus menjadi platform terdepan untuk inovasi grafis, seringkali melampaui kemampuan konsol. Sebutkan peran GPU modern (seri Nvidia GeForce RTX, AMD Radeon RX). </text:span></text:p>
                          </text:list-item>
                          <text:list-item>
                            <text:p text:style-name="P224"><text:span text:style-name="Strong_20_Emphasis"><text:span text:style-name="T1">Teknologi Grafis Mutakhir:</text:span></text:span><text:span text:style-name="T1"> Uraikan secara sederhana namun mendalam beberapa teknologi kunci yang mendorong fotorealisme: </text:span></text:p>
                            <text:list>
                              <text:list-item>
                                <text:p text:style-name="P224"><text:span text:style-name="Strong_20_Emphasis"><text:span text:style-name="T1">Ray Tracing:</text:span></text:span><text:span text:style-name="T1"> Jelaskan konsep simulasi jalur cahaya untuk menghasilkan refleksi, bayangan, dan pencahayaan global yang sangat realistis. Diskusikan dampak visualnya yang signifikan namun juga tuntutan kinerjanya yang tinggi. </text:span></text:p>
                              </text:list-item>
                              <text:list-item>
                                <text:p text:style-name="P224"><text:span text:style-name="Strong_20_Emphasis"><text:span text:style-name="T1">Physically Based Rendering (PBR):</text:span></text:span><text:span text:style-name="T1"> Terangkan bagaimana teknik ini membuat material (logam, kayu, kain, dll.) terlihat dan bereaksi terhadap cahaya secara lebih akurat dan konsisten. </text:span></text:p>
                              </text:list-item>
                              <text:list-item>
                                <text:p text:style-name="P224"><text:span text:style-name="Strong_20_Emphasis"><text:span text:style-name="T1">Animasi dan Fisika Tingkat Lanjut:</text:span></text:span><text:span text:style-name="T1"> Bahas peningkatan dalam kehalusan dan </text:span><text:soft-page-break/><text:span text:style-name="T1">realisme gerakan karakter, ekspresi wajah, serta interaksi fisika dengan lingkungan. </text:span></text:p>
                              </text:list-item>
                            </text:list>
                          </text:list-item>
                          <text:list-item>
                            <text:p text:style-name="P224"><text:span text:style-name="Strong_20_Emphasis"><text:span text:style-name="T1">Tren Dunia Terbuka (Open World) yang Merajalela:</text:span></text:span><text:span text:style-name="T1"> Analisis popularitas dan dominasi desain game </text:span><text:span text:style-name="Strong_20_Emphasis"><text:span text:style-name="T1">open-world</text:span></text:span><text:span text:style-name="T1"> yang menawarkan dunia virtual yang luas, detail, dan dapat dijelajahi secara bebas. Berikan contoh-contoh game open-world ikonik dari era ini (</text:span><text:span text:style-name="Emphasis"><text:span text:style-name="T1">Grand Theft Auto V</text:span></text:span><text:span text:style-name="T1">, </text:span><text:span text:style-name="Emphasis"><text:span text:style-name="T1">The Witcher 3: Wild Hunt</text:span></text:span><text:span text:style-name="T1">, </text:span><text:span text:style-name="Emphasis"><text:span text:style-name="T1">Red Dead Redemption 2</text:span></text:span><text:span text:style-name="T1">, </text:span><text:span text:style-name="Emphasis"><text:span text:style-name="T1">Assassin's Creed</text:span></text:span><text:span text:style-name="T1"> series (era baru), </text:span><text:span text:style-name="Emphasis"><text:span text:style-name="T1">Cyberpunk 2077</text:span></text:span><text:span text:style-name="T1">, </text:span><text:span text:style-name="Emphasis"><text:span text:style-name="T1">Elden Ring</text:span></text:span><text:span text:style-name="T1">, </text:span><text:span text:style-name="Emphasis"><text:span text:style-name="T1">Horizon Zero Dawn/Forbidden West</text:span></text:span><text:span text:style-name="T1">, </text:span><text:span text:style-name="Emphasis"><text:span text:style-name="T1">Marvel's Spider-Man</text:span></text:span><text:span text:style-name="T1"> series, </text:span><text:span text:style-name="Emphasis"><text:span text:style-name="T1">The Legend of Zelda: Breath of the Wild/Tears of the Kingdom</text:span></text:span><text:span text:style-name="T1">). Diskusikan daya tariknya (kebebasan, eksplorasi, skala epik) tetapi juga tantangan desainnya (membuat dunia terasa hidup, menghindari repetisi). </text:span></text:p>
                          </text:list-item>
                          <text:list-item>
                            <text:p text:style-name="P224"><text:span text:style-name="Strong_20_Emphasis"><text:span text:style-name="T1">Meningkatkan Imersi:</text:span></text:span><text:span text:style-name="T1"> Simpulkan bagaimana kombinasi dari perangkat keras kuat, teknologi grafis canggih, dan desain dunia yang ambisius bertujuan untuk meningkatkan </text:span><text:span text:style-name="Strong_20_Emphasis"><text:span text:style-name="T1">rasa kehadiran dan imersi</text:span></text:span><text:span text:style-name="T1"> pemain di dalam dunia game." </text:span></text:p>
                          </text:list-item>
                        </text:list>
                      </text:list-item>
                    </text:list>
                  </text:list-item>
                </text:list>
              </text:list-item>
              <text:list-item>
                <text:p text:style-name="P39"><text:span text:style-name="Strong_20_Emphasis"><text:span text:style-name="T1">Subbab 7.2: Games as a Service (GaaS)</text:span></text:span></text:p>
                <text:list>
                  <text:list-item>
                    <text:p text:style-name="P224"><text:span text:style-name="Strong_20_Emphasis"><text:span text:style-name="T1">Prompt untuk Isi Mendalam:</text:span></text:span><text:span text:style-name="T1"> </text:span></text:p>
                    <text:list>
                      <text:list-item>
                        <text:p text:style-name="P224"><text:span text:style-name="T1">"Fokus pada pergeseran </text:span><text:span text:style-name="Strong_20_Emphasis"><text:span text:style-name="T1">model bisnis dominan</text:span></text:span><text:span text:style-name="T1"> di industri game modern menuju </text:span><text:span text:style-name="Strong_20_Emphasis"><text:span text:style-name="T1">'Games as a Service' (GaaS)</text:span></text:span><text:span text:style-name="T1">. </text:span></text:p>
                        <text:list>
                          <text:list-item>
                            <text:p text:style-name="P224"><text:span text:style-name="Strong_20_Emphasis"><text:span text:style-name="T1">Definisi dan Filosofi GaaS:</text:span></text:span><text:span text:style-name="T1"> Jelaskan secara jelas apa yang dimaksud dengan GaaS. Kontraskan dengan model tradisional menjual game sebagai produk sekali beli ('fire and forget'). Tekankan fokus GaaS pada </text:span><text:span text:style-name="Strong_20_Emphasis"><text:span text:style-name="T1">retensi pemain jangka panjang</text:span></text:span><text:span text:style-name="T1"> dan </text:span><text:span text:style-name="Strong_20_Emphasis"><text:span text:style-name="T1">monetisasi berkelanjutan</text:span></text:span><text:span text:style-name="T1"> setelah peluncuran awal. </text:span></text:p>
                          </text:list-item>
                          <text:list-item>
                            <text:p text:style-name="P224"><text:span text:style-name="Strong_20_Emphasis"><text:span text:style-name="T1">Elemen dan Mekanisme Umum GaaS:</text:span></text:span><text:span text:style-name="T1"> Uraikan </text:span><text:soft-page-break/><text:span text:style-name="T1">komponen-komponen kunci yang sering ditemukan dalam game GaaS: </text:span></text:p>
                            <text:list>
                              <text:list-item>
                                <text:p text:style-name="P224"><text:span text:style-name="Strong_20_Emphasis"><text:span text:style-name="T1">Pembaruan Konten Reguler:</text:span></text:span><text:span text:style-name="T1"> Jelaskan bagaimana developer terus menambahkan konten baru (peta, karakter, misi, mode permainan, cerita) secara berkala untuk menjaga game tetap segar dan pemain tetap terlibat. </text:span></text:p>
                              </text:list-item>
                              <text:list-item>
                                <text:p text:style-name="P224"><text:span text:style-name="Strong_20_Emphasis"><text:span text:style-name="T1">Acara Langsung (Live Events):</text:span></text:span><text:span text:style-name="T1"> Deskripsikan penggunaan event waktu terbatas (musiman, kolaborasi) untuk mendorong engagement dan menawarkan hadiah eksklusif. </text:span></text:p>
                              </text:list-item>
                              <text:list-item>
                                <text:p text:style-name="P224"><text:span text:style-name="Strong_20_Emphasis"><text:span text:style-name="T1">Strategi Monetisasi Berkelanjutan:</text:span></text:span><text:span text:style-name="T1"> Bahas berbagai metode yang digunakan: </text:span><text:span text:style-name="Strong_20_Emphasis"><text:span text:style-name="T1">Season Pass / Battle Pass</text:span></text:span><text:span text:style-name="T1"> (sistem progresi berjenjang yang menawarkan hadiah, seringkali dengan opsi gratis dan berbayar), penjualan </text:span><text:span text:style-name="Strong_20_Emphasis"><text:span text:style-name="T1">item kosmetik</text:span></text:span><text:span text:style-name="T1"> (skin, emote, dll.) secara langsung, </text:span><text:span text:style-name="Strong_20_Emphasis"><text:span text:style-name="T1">Loot Box</text:span></text:span><text:span text:style-name="T1"> (mekanisme hadiah acak yang kontroversial dan semakin diregulasi), model </text:span><text:span text:style-name="Strong_20_Emphasis"><text:span text:style-name="T1">langganan</text:span></text:span><text:span text:style-name="T1"> (opsional atau wajib untuk fitur tertentu), </text:span><text:span text:style-name="Strong_20_Emphasis"><text:span text:style-name="T1">ekspansi berbayar</text:span></text:span><text:span text:style-name="T1">. Jelaskan bagaimana model ini sering diterapkan baik pada game </text:span><text:span text:style-name="Strong_20_Emphasis"><text:span text:style-name="T1">Free-to-Play (F2P)</text:span></text:span><text:span text:style-name="T1"> maupun game </text:span><text:span text:style-name="Strong_20_Emphasis"><text:span text:style-name="T1">premium</text:span></text:span><text:span text:style-name="T1"> (harga penuh). </text:span></text:p>
                              </text:list-item>
                            </text:list>
                          </text:list-item>
                          <text:list-item>
                            <text:p text:style-name="P224"><text:span text:style-name="Strong_20_Emphasis"><text:span text:style-name="T1">Contoh Nyata di Berbagai Genre:</text:span></text:span><text:span text:style-name="T1"> Berikan contoh-contoh game GaaS terkemuka yang mewakili berbagai genre (per April 2025): Battle Royale F2P (</text:span><text:span text:style-name="Emphasis"><text:span text:style-name="T1">Fortnite</text:span></text:span><text:span text:style-name="T1">, </text:span><text:span text:style-name="Emphasis"><text:span text:style-name="T1">Apex Legends</text:span></text:span><text:span text:style-name="T1">, </text:span><text:span text:style-name="Emphasis"><text:span text:style-name="T1">Call of Duty: Warzone</text:span></text:span><text:span text:style-name="T1">), Looter Shooter (</text:span><text:span text:style-name="Emphasis"><text:span text:style-name="T1">Destiny 2</text:span></text:span><text:span text:style-name="T1">, </text:span><text:span text:style-name="Emphasis"><text:span text:style-name="T1">Warframe</text:span></text:span><text:span text:style-name="T1">), MOBA (</text:span><text:span text:style-name="Emphasis"><text:span text:style-name="T1">League of Legends</text:span></text:span><text:span text:style-name="T1">, </text:span><text:span text:style-name="Emphasis"><text:span text:style-name="T1">Dota 2</text:span></text:span><text:span text:style-name="T1">), Action RPG F2P (</text:span><text:span text:style-name="Emphasis"><text:span text:style-name="T1">Genshin Impact</text:span></text:span><text:span text:style-name="T1">, </text:span><text:span text:style-name="Emphasis"><text:span text:style-name="T1">Honkai: Star Rail</text:span></text:span><text:span text:style-name="T1">), game olahraga dengan mode Ultimate Team (</text:span><text:span text:style-name="Emphasis"><text:span text:style-name="T1">EA </text:span></text:span><text:soft-page-break/><text:span text:style-name="Emphasis"><text:span text:style-name="T1">Sports FC</text:span></text:span><text:span text:style-name="T1">, </text:span><text:span text:style-name="Emphasis"><text:span text:style-name="T1">NBA 2K</text:span></text:span><text:span text:style-name="T1">), dan bahkan game yang awalnya premium atau single-player yang mengadopsi elemen GaaS (</text:span><text:span text:style-name="Emphasis"><text:span text:style-name="T1">Assassin's Creed</text:span></text:span><text:span text:style-name="T1"> series, </text:span><text:span text:style-name="Emphasis"><text:span text:style-name="T1">Hitman World of Assassination</text:span></text:span><text:span text:style-name="T1">). </text:span></text:p>
                          </text:list-item>
                          <text:list-item>
                            <text:p text:style-name="P224"><text:span text:style-name="Strong_20_Emphasis"><text:span text:style-name="T1">Kelebihan dan Kekurangan:</text:span></text:span><text:span text:style-name="T1"> Analisis secara seimbang </text:span><text:span text:style-name="Strong_20_Emphasis"><text:span text:style-name="T1">pro dan kontra</text:span></text:span><text:span text:style-name="T1"> dari model GaaS. Dari sisi positif: aliran konten baru yang stabil bagi pemain, pendapatan yang lebih dapat diprediksi bagi developer/publisher, potensi membangun komunitas yang kuat. Dari sisi negatif: potensi </text:span><text:span text:style-name="Strong_20_Emphasis"><text:span text:style-name="T1">monetisasi yang eksploitatif atau predator</text:span></text:span><text:span text:style-name="T1">, tekanan </text:span><text:span text:style-name="Strong_20_Emphasis"><text:span text:style-name="T1">FOMO (Fear of Missing Out)</text:span></text:span><text:span text:style-name="T1">, game yang terasa belum selesai saat rilis, keharusan untuk </text:span><text:span text:style-name="Emphasis"><text:span text:style-name="T1">grinding</text:span></text:span><text:span text:style-name="T1"> (bermain berulang-ulang), dan </text:span><text:span text:style-name="Strong_20_Emphasis"><text:span text:style-name="T1">kelelahan konsumen (subscriber fatigue)</text:span></text:span><text:span text:style-name="T1">. </text:span></text:p>
                          </text:list-item>
                          <text:list-item>
                            <text:p text:style-name="P224"><text:span text:style-name="Strong_20_Emphasis"><text:span text:style-name="T1">Dampak pada Industri dan Pemain:</text:span></text:span><text:span text:style-name="T1"> Simpulkan bagaimana GaaS telah mengubah siklus pengembangan game (fokus pada dukungan jangka panjang), ekspektasi pemain, dan cara pemain menghabiskan waktu dan uang mereka (cenderung fokus pada lebih sedikit game untuk waktu yang lebih lama)." </text:span></text:p>
                          </text:list-item>
                        </text:list>
                      </text:list-item>
                    </text:list>
                  </text:list-item>
                </text:list>
              </text:list-item>
              <text:list-item>
                <text:p text:style-name="P39"><text:span text:style-name="Strong_20_Emphasis"><text:span text:style-name="T1">Subbab 7.3: Fenomena Esports dan Streaming</text:span></text:span></text:p>
                <text:list>
                  <text:list-item>
                    <text:p text:style-name="P224"><text:span text:style-name="Strong_20_Emphasis"><text:span text:style-name="T1">Prompt untuk Isi Mendalam:</text:span></text:span><text:span text:style-name="T1"> </text:span></text:p>
                    <text:list>
                      <text:list-item>
                        <text:p text:style-name="P224"><text:span text:style-name="T1">"Jelajahi </text:span><text:span text:style-name="Strong_20_Emphasis"><text:span text:style-name="T1">dua fenomena budaya dan ekonomi masif</text:span></text:span><text:span text:style-name="T1"> yang terkait erat dengan gaming modern: </text:span><text:span text:style-name="Strong_20_Emphasis"><text:span text:style-name="T1">esports</text:span></text:span><text:span text:style-name="T1"> dan </text:span><text:span text:style-name="Strong_20_Emphasis"><text:span text:style-name="T1">game streaming</text:span></text:span><text:span text:style-name="T1">. </text:span></text:p>
                        <text:list>
                          <text:list-item>
                            <text:p text:style-name="P224"><text:span text:style-name="Strong_20_Emphasis"><text:span text:style-name="T1">Mendefinisikan Esports:</text:span></text:span><text:span text:style-name="T1"> Jelaskan apa itu </text:span><text:span text:style-name="Strong_20_Emphasis"><text:span text:style-name="T1">esports (olahraga elektronik)</text:span></text:span><text:span text:style-name="T1"> – kompetisi video game yang terorganisir dan profesional. Bedakan dengan bermain game kompetitif secara kasual. Tekankan aspek profesionalisme (pemain, tim, liga, turnamen) dan adanya penonton skala besar. </text:span></text:p>
                          </text:list-item>
                          <text:list-item>
                            <text:p text:style-name="P224"><text:span text:style-name="Strong_20_Emphasis"><text:span text:style-name="T1">Faktor Pendorong Pertumbuhan Esports:</text:span></text:span><text:span text:style-name="T1"> </text:span><text:soft-page-break/><text:span text:style-name="T1">Diskusikan penyebab ledakan popularitas esports: peningkatan aksesibilitas dan kecepatan </text:span><text:span text:style-name="Strong_20_Emphasis"><text:span text:style-name="T1">internet</text:span></text:span><text:span text:style-name="T1">, popularitas genre game yang secara inheren </text:span><text:span text:style-name="Strong_20_Emphasis"><text:span text:style-name="T1">kompetitif</text:span></text:span><text:span text:style-name="T1"> (MOBA, FPS, Fighting Games, RTS, Battle Royale), </text:span><text:span text:style-name="Strong_20_Emphasis"><text:span text:style-name="T1">investasi besar</text:span></text:span><text:span text:style-name="T1"> dari publisher game, sponsor non-endemik (merek di luar game), dan berkembangnya platform siaran yang mudah diakses. </text:span></text:p>
                          </text:list-item>
                          <text:list-item>
                            <text:p text:style-name="P224"><text:span text:style-name="Strong_20_Emphasis"><text:span text:style-name="T1">Ekosistem Esports:</text:span></text:span><text:span text:style-name="T1"> Deskripsikan berbagai komponen yang membentuk dunia esports profesional: </text:span><text:span text:style-name="Strong_20_Emphasis"><text:span text:style-name="T1">pemain pro</text:span></text:span><text:span text:style-name="T1"> (latihan keras, gaji, ketenaran), </text:span><text:span text:style-name="Strong_20_Emphasis"><text:span text:style-name="T1">tim dan organisasi</text:span></text:span><text:span text:style-name="T1"> esports, </text:span><text:span text:style-name="Strong_20_Emphasis"><text:span text:style-name="T1">liga dan turnamen</text:span></text:span><text:span text:style-name="T1"> berskala besar (hadiah jutaan dolar, acara di stadion megah), </text:span><text:span text:style-name="Strong_20_Emphasis"><text:span text:style-name="T1">komentator (caster)</text:span></text:span><text:span text:style-name="T1"> dan analis, pelatih, serta infrastruktur pendukung lainnya. </text:span></text:p>
                          </text:list-item>
                          <text:list-item>
                            <text:p text:style-name="P224"><text:span text:style-name="Strong_20_Emphasis"><text:span text:style-name="T1">Game-Game Esports Utama:</text:span></text:span><text:span text:style-name="T1"> Sebutkan beberapa judul game paling populer yang memiliki kancah esports global yang signifikan (per April 2025, contoh mungkin termasuk: </text:span><text:span text:style-name="Emphasis"><text:span text:style-name="T1">League of Legends</text:span></text:span><text:span text:style-name="T1">, </text:span><text:span text:style-name="Emphasis"><text:span text:style-name="T1">Valorant</text:span></text:span><text:span text:style-name="T1">, </text:span><text:span text:style-name="Emphasis"><text:span text:style-name="T1">Dota 2</text:span></text:span><text:span text:style-name="T1">, </text:span><text:span text:style-name="Emphasis"><text:span text:style-name="T1">Counter-Strike 2</text:span></text:span><text:span text:style-name="T1">, </text:span><text:span text:style-name="Emphasis"><text:span text:style-name="T1">Overwatch 2</text:span></text:span><text:span text:style-name="T1">, </text:span><text:span text:style-name="Emphasis"><text:span text:style-name="T1">Apex Legends</text:span></text:span><text:span text:style-name="T1">, game fighting seperti </text:span><text:span text:style-name="Emphasis"><text:span text:style-name="T1">Street Fighter 6</text:span></text:span><text:span text:style-name="T1"> atau </text:span><text:span text:style-name="Emphasis"><text:span text:style-name="T1">Tekken 8</text:span></text:span><text:span text:style-name="T1">, serta game mobile seperti </text:span><text:span text:style-name="Emphasis"><text:span text:style-name="T1">Mobile Legends: Bang Bang</text:span></text:span><text:span text:style-name="T1"> atau </text:span><text:span text:style-name="Emphasis"><text:span text:style-name="T1">PUBG Mobile</text:span></text:span><text:span text:style-name="T1">). </text:span></text:p>
                          </text:list-item>
                          <text:list-item>
                            <text:p text:style-name="P224"><text:span text:style-name="Strong_20_Emphasis"><text:span text:style-name="T1">Revolusi Game Streaming:</text:span></text:span><text:span text:style-name="T1"> Jelaskan fenomena paralel yaitu </text:span><text:span text:style-name="Strong_20_Emphasis"><text:span text:style-name="T1">game streaming</text:span></text:span><text:span text:style-name="T1"> – menyiarkan permainan video secara langsung ke penonton online. Fokus pada dominasi platform seperti </text:span><text:span text:style-name="Strong_20_Emphasis"><text:span text:style-name="T1">Twitch</text:span></text:span><text:span text:style-name="T1"> dan </text:span><text:span text:style-name="Strong_20_Emphasis"><text:span text:style-name="T1">YouTube Gaming</text:span></text:span><text:span text:style-name="T1">. Deskripsikan aktivitas utama streamer (bermain game, berinteraksi dengan chat, membangun komunitas). Bahas keragaman tipe streamer (dari pemain pro yang menunjukkan skill hingga entertainer murni). </text:span></text:p>
                          </text:list-item>
                          <text:list-item>
                            <text:p text:style-name="P224"><text:span text:style-name="Strong_20_Emphasis"><text:span text:style-name="T1">Streamer sebagai Selebriti dan Influencer:</text:span></text:span><text:span text:style-name="T1"> </text:span><text:soft-page-break/><text:span text:style-name="T1">Diskusikan bagaimana streamer papan atas telah menjadi </text:span><text:span text:style-name="Strong_20_Emphasis"><text:span text:style-name="T1">influencer besar</text:span></text:span><text:span text:style-name="T1"> dan </text:span><text:span text:style-name="Strong_20_Emphasis"><text:span text:style-name="T1">selebriti internet</text:span></text:span><text:span text:style-name="T1"> dengan jutaan pengikut, membangun karier yang menguntungkan melalui berbagai sumber pendapatan (langganan kanal, donasi penonton, sponsor, penjualan merchandise). </text:span></text:p>
                          </text:list-item>
                          <text:list-item>
                            <text:p text:style-name="P224"><text:span text:style-name="Strong_20_Emphasis"><text:span text:style-name="T1">Dampak Budaya:</text:span></text:span><text:span text:style-name="T1"> Analisis bagaimana esports dan streaming telah </text:span><text:span text:style-name="Strong_20_Emphasis"><text:span text:style-name="T1">mengubah budaya gaming</text:span></text:span><text:span text:style-name="T1">: menjadikan 'menonton orang lain bermain game' sebagai bentuk hiburan utama, menciptakan jalur karier baru di dalam dan sekitar industri game, memengaruhi desain game (penambahan mode penonton, fokus pada keseimbangan kompetitif), dan semakin membawa gaming ke dalam arus utama kesadaran publik dan media." </text:span></text:p>
                          </text:list-item>
                        </text:list>
                      </text:list-item>
                    </text:list>
                  </text:list-item>
                </text:list>
              </text:list-item>
              <text:list-item>
                <text:p text:style-name="P39"><text:span text:style-name="Strong_20_Emphasis"><text:span text:style-name="T1">Subbab 7.4: Aksesibilitas dan Inklusivitas</text:span></text:span></text:p>
                <text:list>
                  <text:list-item>
                    <text:p text:style-name="P224"><text:span text:style-name="Strong_20_Emphasis"><text:span text:style-name="T1">Prompt untuk Isi Mendalam:</text:span></text:span><text:span text:style-name="T1"> </text:span></text:p>
                    <text:list>
                      <text:list-item>
                        <text:p text:style-name="P224"><text:span text:style-name="T1">"Fokus pada </text:span><text:span text:style-name="Strong_20_Emphasis"><text:span text:style-name="T1">peningkatan kesadaran dan upaya industri game</text:span></text:span><text:span text:style-name="T1"> untuk menjadi lebih </text:span><text:span text:style-name="Strong_20_Emphasis"><text:span text:style-name="T1">aksesibel</text:span></text:span><text:span text:style-name="T1"> bagi pemain dengan disabilitas dan lebih </text:span><text:span text:style-name="Strong_20_Emphasis"><text:span text:style-name="T1">inklusif</text:span></text:span><text:span text:style-name="T1"> dalam representasi. </text:span></text:p>
                        <text:list>
                          <text:list-item>
                            <text:p text:style-name="P224"><text:span text:style-name="Strong_20_Emphasis"><text:span text:style-name="T1">Memahami Aksesibilitas Game:</text:span></text:span><text:span text:style-name="T1"> Jelaskan konsep </text:span><text:span text:style-name="Strong_20_Emphasis"><text:span text:style-name="T1">aksesibilitas (accessibility)</text:span></text:span><text:span text:style-name="T1"> dalam konteks video game – yaitu praktik merancang game agar dapat dimainkan dan dinikmati oleh sebanyak mungkin orang, termasuk mereka yang memiliki berbagai jenis </text:span><text:span text:style-name="Strong_20_Emphasis"><text:span text:style-name="T1">disabilitas</text:span></text:span><text:span text:style-name="T1"> (penglihatan, pendengaran, motorik, kognitif). Tekankan pentingnya menghilangkan hambatan yang tidak perlu dalam gameplay. </text:span></text:p>
                          </text:list-item>
                          <text:list-item>
                            <text:p text:style-name="P224"><text:span text:style-name="Strong_20_Emphasis"><text:span text:style-name="T1">Fitur-Fitur Aksesibilitas Umum:</text:span></text:span><text:span text:style-name="T1"> Berikan contoh konkret fitur-fitur aksesibilitas yang semakin banyak diterapkan dalam game modern: </text:span></text:p>
                            <text:list>
                              <text:list-item>
                                <text:p text:style-name="P224"><text:span text:style-name="Strong_20_Emphasis"><text:span text:style-name="T1">Untuk Penglihatan:</text:span></text:span><text:span text:style-name="T1"> Mode buta warna (colorblind modes), mode kontras tinggi, </text:span><text:soft-page-break/><text:span text:style-name="T1">opsi penyesuaian ukuran antarmuka pengguna (UI scaling), pembaca layar (text-to-speech) untuk menu atau teks penting. </text:span></text:p>
                              </text:list-item>
                              <text:list-item>
                                <text:p text:style-name="P224"><text:span text:style-name="Strong_20_Emphasis"><text:span text:style-name="T1">Untuk Pendengaran:</text:span></text:span><text:span text:style-name="T1"> Kustomisasi teks terjemahan/subtitle (ukuran, latar belakang, penanda pembicara), indikator visual untuk suara penting (visual sound cues), kontrol volume terpisah untuk musik, efek suara, dan dialog. </text:span></text:p>
                              </text:list-item>
                              <text:list-item>
                                <text:p text:style-name="P224"><text:span text:style-name="Strong_20_Emphasis"><text:span text:style-name="T1">Untuk Motorik:</text:span></text:span><text:span text:style-name="T1"> Pemetaan ulang kontrol (control remapping/keybinding) secara penuh, penyesuaian sensitivitas stik/mouse, opsi untuk mengganti tahan tombol dengan sekali tekan (toggle vs hold), skema kontrol alternatif (misal: mode satu tangan), dan dukungan untuk </text:span><text:span text:style-name="Strong_20_Emphasis"><text:span text:style-name="T1">perangkat keras adaptif</text:span></text:span><text:span text:style-name="T1"> (seperti Xbox Adaptive Controller). </text:span></text:p>
                              </text:list-item>
                              <text:list-item>
                                <text:p text:style-name="P224"><text:span text:style-name="Strong_20_Emphasis"><text:span text:style-name="T1">Untuk Kognitif:</text:span></text:span><text:span text:style-name="T1"> Pilihan tingkat kesulitan yang beragam (termasuk mode 'cerita'), opsi untuk melewati tutorial atau teka-teki sulit, pengingat tujuan (objective reminders), penyesuaian kecepatan permainan (lebih jarang). </text:span></text:p>
                              </text:list-item>
                            </text:list>
                          </text:list-item>
                          <text:list-item>
                            <text:p text:style-name="P224"><text:span text:style-name="Strong_20_Emphasis"><text:span text:style-name="T1">Inisiatif Industri dan Advokasi:</text:span></text:span><text:span text:style-name="T1"> Sebutkan peran </text:span><text:span text:style-name="Strong_20_Emphasis"><text:span text:style-name="T1">platform holder</text:span></text:span><text:span text:style-name="T1"> (Sony, Microsoft, Nintendo), </text:span><text:span text:style-name="Strong_20_Emphasis"><text:span text:style-name="T1">developer</text:span></text:span><text:span text:style-name="T1"> (seperti Naughty Dog, Playground Games, Santa Monica Studio), </text:span><text:span text:style-name="Strong_20_Emphasis"><text:span text:style-name="T1">kelompok advokasi</text:span></text:span><text:span text:style-name="T1"> (misal: AbleGamers, SpecialEffect, DAGERSystem), dan munculnya </text:span><text:span text:style-name="Strong_20_Emphasis"><text:span text:style-name="T1">panduan atau standar</text:span></text:span><text:span text:style-name="T1"> (seperti CVAA di AS, GAAG dari AbleGamers) dalam mendorong praktik desain yang lebih aksesibel. Soroti beberapa game yang mendapat pujian khusus atas fitur aksesibilitasnya yang komprehensif </text:span><text:soft-page-break/><text:span text:style-name="T1">(</text:span><text:span text:style-name="Emphasis"><text:span text:style-name="T1">The Last of Us Part I &amp; II</text:span></text:span><text:span text:style-name="T1">, </text:span><text:span text:style-name="Emphasis"><text:span text:style-name="T1">Marvel's Spider-Man 2</text:span></text:span><text:span text:style-name="T1">, </text:span><text:span text:style-name="Emphasis"><text:span text:style-name="T1">Forza Horizon 5</text:span></text:span><text:span text:style-name="T1">, </text:span><text:span text:style-name="Emphasis"><text:span text:style-name="T1">God of War Ragnarök</text:span></text:span><text:span text:style-name="T1">). </text:span></text:p>
                          </text:list-item>
                          <text:list-item>
                            <text:p text:style-name="P224"><text:span text:style-name="Strong_20_Emphasis"><text:span text:style-name="T1">Menuju Inklusivitas dan Representasi:</text:span></text:span><text:span text:style-name="T1"> Jelaskan pentingnya </text:span><text:span text:style-name="Strong_20_Emphasis"><text:span text:style-name="T1">inklusivitas (inclusivity)</text:span></text:span><text:span text:style-name="T1"> dan </text:span><text:span text:style-name="Strong_20_Emphasis"><text:span text:style-name="T1">representasi (representation)</text:span></text:span><text:span text:style-name="T1"> yang lebih baik dalam game. Bahas upaya untuk menampilkan keragaman identitas (gender, ras, etnisitas, orientasi seksual, disabilitas, usia, latar belakang) secara </text:span><text:span text:style-name="Strong_20_Emphasis"><text:span text:style-name="T1">autentik dan bermakna</text:span></text:span><text:span text:style-name="T1"> dalam karakter, narasi, dan juga dalam tim pengembang game itu sendiri. Tekankan upaya untuk bergerak melampaui stereotip. </text:span></text:p>
                          </text:list-item>
                          <text:list-item>
                            <text:p text:style-name="P224"><text:span text:style-name="Strong_20_Emphasis"><text:span text:style-name="T1">Kemajuan dan Tantangan:</text:span></text:span><text:span text:style-name="T1"> Diskusikan kemajuan yang telah dicapai, misalnya dalam alat pembuatan karakter yang lebih beragam atau cerita yang menampilkan protagonis dari latar belakang yang kurang terwakili. Namun, sebutkan juga </text:span><text:span text:style-name="Strong_20_Emphasis"><text:span text:style-name="T1">tantangan dan perdebatan yang masih berlangsung</text:span></text:span><text:span text:style-name="T1"> mengenai isu tokenisme (representasi dangkal), penggambaran stereotip yang berbahaya, kurangnya keragaman di dalam industri game itu sendiri (terutama di posisi kepemimpinan), dan bagaimana toksisitas dalam komunitas online dapat menghambat upaya inklusivitas. </text:span></text:p>
                          </text:list-item>
                          <text:list-item>
                            <text:p text:style-name="P39"><text:span text:style-name="Strong_20_Emphasis"><text:span text:style-name="T1">Pentingnya Aksesibilitas dan Inklusivitas:</text:span></text:span><text:span text:style-name="T1"> Simpulkan mengapa kedua aspek ini penting: tidak hanya untuk </text:span><text:span text:style-name="Strong_20_Emphasis"><text:span text:style-name="T1">memperluas audiens potensial</text:span></text:span><text:span text:style-name="T1"> game tetapi juga untuk menjadikan medium ini </text:span><text:span text:style-name="Strong_20_Emphasis"><text:span text:style-name="T1">lebih ramah, relevan, dan mencerminkan</text:span></text:span><text:span text:style-name="T1"> keragaman masyarakat global." </text:span></text:p>
                          </text:list-item>
                        </text:list>
                      </text:list-item>
                    </text:list>
                  </text:list-item>
                </text:list>
              </text:list-item>
            </text:list>
          </text:section>
          <text:section text:style-name="Sect1" text:name="feedback-form-11">
            <text:p text:style-name="P175"/>
          </text:section>
        </text:section>
        <text:section text:style-name="Sect1" text:name="9937e602c1785656">
          <text:p text:style-name="P1"/>
          <text:section text:style-name="Sect1" text:name="user-query-content-12">
            <text:p text:style-name="P356">Pada Bab 8 Tambahkan prompt pada awal bab untuk mendapatkan pengantar , pada tiap subbab/sub-subab untuk mendapatkan isi dengan <text:soft-page-break/>pembahasan mendalam </text:p>
          </text:section>
          <text:p text:style-name="P175">Tampilkan alur berpikir</text:p>
          <text:section text:style-name="Sect2" text:name="model-response-message-contentr_9937e602c1785656">
            <text:p text:style-name="P1">Tentu, berikut adalah prompt untuk pengantar Bab 8 dan prompt mendalam untuk setiap subbabnya, yang berfokus pada eksplorasi masa depan industri game:</text:p>
            <text:p text:style-name="P22"><text:span text:style-name="Strong_20_Emphasis"><text:span text:style-name="T1">Bab 8: Mengintip Masa Depan</text:span></text:span></text:p>
            <text:list xml:id="list4353376416573758460" text:style-name="L31">
              <text:list-item>
                <text:p text:style-name="P225"><text:span text:style-name="Strong_20_Emphasis"><text:span text:style-name="T1">Prompt untuk Pengantar Bab:</text:span></text:span><text:span text:style-name="T1"> </text:span></text:p>
                <text:list>
                  <text:list-item>
                    <text:p text:style-name="P40"><text:span text:style-name="T1">"Awali bab ini dengan mengajak pembaca untuk melangkah dari masa kini (dibahas di Bab 7) menuju </text:span><text:span text:style-name="Strong_20_Emphasis"><text:span text:style-name="T1">cakrawala masa depan</text:span></text:span><text:span text:style-name="T1"> industri game. Akui bahwa memprediksi masa depan selalu sulit dan penuh ketidakpastian, terutama dalam industri yang bergerak secepat teknologi. Namun, jelaskan bahwa berdasarkan tren dan teknologi yang sedang berkembang pesat </text:span><text:span text:style-name="Strong_20_Emphasis"><text:span text:style-name="T1">saat ini (April 2025)</text:span></text:span><text:span text:style-name="T1">, kita bisa mengidentifikasi beberapa arah potensial yang kemungkinan besar akan membentuk evolusi game selanjutnya. Perkenalkan tema utama bab ini: </text:span><text:span text:style-name="Strong_20_Emphasis"><text:span text:style-name="T1">eksplorasi spekulatif</text:span></text:span><text:span text:style-name="T1"> tentang teknologi dan konsep yang menjanjikan perubahan besar, seperti pengalaman </text:span><text:span text:style-name="Strong_20_Emphasis"><text:span text:style-name="T1">imersif</text:span></text:span><text:span text:style-name="T1"> melalui Realitas Virtual (VR) dan Realitas Tertambah (AR), </text:span><text:span text:style-name="Strong_20_Emphasis"><text:span text:style-name="T1">pemisahan game dari perangkat keras</text:span></text:span><text:span text:style-name="T1"> melalui Cloud Gaming (Game Streaming), peran </text:span><text:span text:style-name="Strong_20_Emphasis"><text:span text:style-name="T1">kecerdasan buatan (AI)</text:span></text:span><text:span text:style-name="T1"> yang semakin fundamental dalam pengembangan dan gameplay, visi (dan hype) seputar </text:span><text:span text:style-name="Strong_20_Emphasis"><text:span text:style-name="T1">Metaverse</text:span></text:span><text:span text:style-name="T1">, serta </text:span><text:span text:style-name="Strong_20_Emphasis"><text:span text:style-name="T1">tantangan etis dan keberlanjutan</text:span></text:span><text:span text:style-name="T1"> krusial yang harus dihadapi industri. Siapkan pembaca untuk 'mengintip' kemungkinan-kemungkinan menarik, tantangan signifikan, dan pertanyaan terbuka yang akan mendefinisikan masa depan bermain." </text:span></text:p>
                  </text:list-item>
                </text:list>
              </text:list-item>
            </text:list>
            <text:p text:style-name="P359"/>
            <text:list xml:id="list5993232691843205464" text:style-name="L32">
              <text:list-item>
                <text:p text:style-name="P41"><text:span text:style-name="Strong_20_Emphasis"><text:span text:style-name="T1">Subbab 8.1: Realitas Virtual (VR) dan Augmented Reality (AR)</text:span></text:span></text:p>
                <text:list>
                  <text:list-item>
                    <text:p text:style-name="P226"><text:span text:style-name="Strong_20_Emphasis"><text:span text:style-name="T1">Prompt untuk Isi Mendalam:</text:span></text:span><text:span text:style-name="T1"> </text:span></text:p>
                    <text:list>
                      <text:list-item>
                        <text:p text:style-name="P226"><text:span text:style-name="T1">"Jelajahi potensi </text:span><text:span text:style-name="Strong_20_Emphasis"><text:span text:style-name="T1">Realitas Virtual (VR)</text:span></text:span><text:span text:style-name="T1"> dan </text:span><text:span text:style-name="Strong_20_Emphasis"><text:span text:style-name="T1">Realitas Tertambah (AR)</text:span></text:span><text:span text:style-name="T1"> untuk merevolusi cara kita bermain game, sambil mengakui tantangan besar yang masih </text:span><text:soft-page-break/><text:span text:style-name="T1">menghadang adopsi massal. </text:span></text:p>
                        <text:list>
                          <text:list-item>
                            <text:p text:style-name="P226"><text:span text:style-name="Strong_20_Emphasis"><text:span text:style-name="T1">Membedakan Realitas:</text:span></text:span><text:span text:style-name="T1"> Jelaskan secara singkat perbedaan fundamental antara </text:span><text:span text:style-name="Strong_20_Emphasis"><text:span text:style-name="T1">VR</text:span></text:span><text:span text:style-name="T1"> (menciptakan dunia digital yang sepenuhnya imersif, menggantikan pandangan dunia nyata) dan </text:span><text:span text:style-name="Strong_20_Emphasis"><text:span text:style-name="T1">AR</text:span></text:span><text:span text:style-name="T1"> (melapisi informasi atau objek digital di atas dunia nyata). Singgung juga konsep </text:span><text:span text:style-name="Strong_20_Emphasis"><text:span text:style-name="T1">Mixed Reality (MR)</text:span></text:span><text:span text:style-name="T1"> sebagai perpaduan keduanya. </text:span></text:p>
                          </text:list-item>
                          <text:list-item>
                            <text:p text:style-name="P226"><text:span text:style-name="Strong_20_Emphasis"><text:span text:style-name="T1">Status Terkini (April 2025):</text:span></text:span><text:span text:style-name="T1"> Gambarkan kondisi pasar dan teknologi VR/AR saat ini. Sebutkan perangkat keras VR yang relevan di pasaran (misal: Meta Quest 3, PlayStation VR2, headset PC VR seperti Valve Index). Diskusikan status AR (dominasi mobile AR melalui aplikasi seperti </text:span><text:span text:style-name="Emphasis"><text:span text:style-name="T1">Pokemon Go</text:span></text:span><text:span text:style-name="T1">, perkembangan kacamata AR pintar yang masih bersifat niche atau dalam tahap awal adopsi konsumen). Apa saja aplikasi gaming utama VR/AR saat ini? Seberapa signifikan penetrasi pasarnya? </text:span></text:p>
                          </text:list-item>
                          <text:list-item>
                            <text:p text:style-name="P226"><text:span text:style-name="Strong_20_Emphasis"><text:span text:style-name="T1">Janji Imersi dan Interaksi Baru:</text:span></text:span><text:span text:style-name="T1"> Analisis potensi transformatif VR/AR untuk gaming: tingkat </text:span><text:span text:style-name="Strong_20_Emphasis"><text:span text:style-name="T1">imersivitas</text:span></text:span><text:span text:style-name="T1"> ('rasa kehadiran') yang belum pernah ada sebelumnya, kemungkinan </text:span><text:span text:style-name="Strong_20_Emphasis"><text:span text:style-name="T1">mekanisme gameplay baru</text:span></text:span><text:span text:style-name="T1"> yang memanfaatkan pelacakan tangan/tubuh dan interaksi spasial yang alami, potensi untuk </text:span><text:span text:style-name="Strong_20_Emphasis"><text:span text:style-name="T1">ruang sosial virtual</text:span></text:span><text:span text:style-name="T1"> yang lebih meyakinkan dan personal. Bagaimana AR bisa mengintegrasikan elemen game ke dalam aktivitas dunia nyata secara mulus? </text:span></text:p>
                          </text:list-item>
                          <text:list-item>
                            <text:p text:style-name="P226"><text:span text:style-name="Strong_20_Emphasis"><text:span text:style-name="T1">Hambatan Menuju Mainstream:</text:span></text:span><text:span text:style-name="T1"> Diskusikan secara mendalam </text:span><text:span text:style-name="Strong_20_Emphasis"><text:span text:style-name="T1">tantangan signifikan</text:span></text:span><text:span text:style-name="T1"> yang masih menghambat adopsi massal VR/AR: </text:span></text:p>
                            <text:list>
                              <text:list-item>
                                <text:p text:style-name="P226"><text:span text:style-name="Strong_20_Emphasis"><text:span text:style-name="T1">Perangkat Keras:</text:span></text:span><text:span text:style-name="T1"> Isu </text:span><text:span text:style-name="Strong_20_Emphasis"><text:span text:style-name="T1">harga</text:span></text:span><text:span text:style-name="T1"> yang masih relatif tinggi, </text:span><text:span text:style-name="Strong_20_Emphasis"><text:span text:style-name="T1">kenyamanan</text:span></text:span><text:span text:style-name="T1"> penggunaan (berat headset, potensi </text:span><text:span text:style-name="Emphasis"><text:span text:style-name="T1">motion sickness</text:span></text:span><text:span text:style-name="T1"> </text:span><text:soft-page-break/><text:span text:style-name="T1">atau kelelahan mata), keterbatasan </text:span><text:span text:style-name="Strong_20_Emphasis"><text:span text:style-name="T1">teknis</text:span></text:span><text:span text:style-name="T1"> (resolusi layar, bidang pandang/FOV, daya tahan baterai untuk perangkat standalone), kebutuhan akan ruang fisik untuk pengalaman </text:span><text:span text:style-name="Emphasis"><text:span text:style-name="T1">room-scale</text:span></text:span><text:span text:style-name="T1">. </text:span></text:p>
                              </text:list-item>
                              <text:list-item>
                                <text:p text:style-name="P226"><text:span text:style-name="Strong_20_Emphasis"><text:span text:style-name="T1">Konten ('Killer App'):</text:span></text:span><text:span text:style-name="T1"> Kurangnya </text:span><text:span text:style-name="Strong_20_Emphasis"><text:span text:style-name="T1">game atau aplikasi wajib dimiliki ('killer app')</text:span></text:span><text:span text:style-name="T1"> yang benar-benar menunjukkan keunggulan unik VR/AR dan dapat mendorong adopsi di luar kalangan penggemar teknologi awal (</text:span><text:span text:style-name="Emphasis"><text:span text:style-name="T1">early adopters</text:span></text:span><text:span text:style-name="T1">). Tantangan dalam </text:span><text:span text:style-name="Strong_20_Emphasis"><text:span text:style-name="T1">pengembangan game</text:span></text:span><text:span text:style-name="T1"> yang mahal dan membutuhkan desain fundamental yang berbeda. </text:span></text:p>
                              </text:list-item>
                              <text:list-item>
                                <text:p text:style-name="P226"><text:span text:style-name="Strong_20_Emphasis"><text:span text:style-name="T1">Fragmentasi Pasar</text:span></text:span><text:span text:style-name="T1"> dan kurangnya standar universal. </text:span></text:p>
                              </text:list-item>
                            </text:list>
                          </text:list-item>
                          <text:list-item>
                            <text:p text:style-name="P226"><text:span text:style-name="Strong_20_Emphasis"><text:span text:style-name="T1">Proyeksi Masa Depan:</text:span></text:span><text:span text:style-name="T1"> Lakukan spekulasi yang beralasan tentang kemungkinan perkembangan teknologi VR/AR di masa depan (headset yang lebih ringan, lebih ringkas, resolusi 'retina', FOV lebih lebar, pelacakan mata dan wajah yang lebih baik, haptic feedback yang lebih canggih, potensi integrasi dengan antarmuka otak-komputer/BCI?). Akankah VR/AR tetap menjadi ceruk pasar (niche) atau akhirnya mencapai adopsi massal dalam ekosistem gaming? Jenis pengalaman atau genre apa yang mungkin menjadi kunci kesuksesan mereka?" </text:span></text:p>
                          </text:list-item>
                        </text:list>
                      </text:list-item>
                    </text:list>
                  </text:list-item>
                </text:list>
              </text:list-item>
              <text:list-item>
                <text:p text:style-name="P41"><text:span text:style-name="Strong_20_Emphasis"><text:span text:style-name="T1">Subbab 8.2: Cloud Gaming (Game Streaming)</text:span></text:span></text:p>
                <text:list>
                  <text:list-item>
                    <text:p text:style-name="P226"><text:span text:style-name="Strong_20_Emphasis"><text:span text:style-name="T1">Prompt untuk Isi Mendalam:</text:span></text:span><text:span text:style-name="T1"> </text:span></text:p>
                    <text:list>
                      <text:list-item>
                        <text:p text:style-name="P226"><text:span text:style-name="T1">"Fokus pada teknologi </text:span><text:span text:style-name="Strong_20_Emphasis"><text:span text:style-name="T1">Cloud Gaming (Game Streaming)</text:span></text:span><text:span text:style-name="T1">, potensinya untuk mendemokratisasi akses ke game berkualitas tinggi, dan tantangan teknis serta bisnis yang dihadapinya. </text:span></text:p>
                        <text:list>
                          <text:list-item>
                            <text:p text:style-name="P226"><text:soft-page-break/><text:span text:style-name="Strong_20_Emphasis"><text:span text:style-name="T1">Konsep Dasar Cloud Gaming:</text:span></text:span><text:span text:style-name="T1"> Jelaskan secara sederhana bagaimana Cloud Gaming bekerja: pemrosesan game (rendering grafis, logika game) terjadi di </text:span><text:span text:style-name="Strong_20_Emphasis"><text:span text:style-name="T1">server jarak jauh (pusat data)</text:span></text:span><text:span text:style-name="T1"> milik penyedia layanan, sementara output video dan audio di-stream melalui internet ke perangkat pengguna (ponsel, tablet, laptop, TV), dan input kontrol dari pengguna dikirim kembali ke server. Bedakan dengan model tradisional mengunduh/menginstal dan menjalankan game secara lokal. </text:span></text:p>
                          </text:list-item>
                          <text:list-item>
                            <text:p text:style-name="P226"><text:span text:style-name="Strong_20_Emphasis"><text:span text:style-name="T1">Pemain Utama di Pasar (April 2025):</text:span></text:span><text:span text:style-name="T1"> Sebutkan layanan Cloud Gaming utama yang beroperasi saat ini dan model bisnis mereka (misal: </text:span><text:span text:style-name="Strong_20_Emphasis"><text:span text:style-name="T1">Xbox Cloud Gaming</text:span></text:span><text:span text:style-name="T1"> sebagai bagian dari langganan Game Pass Ultimate, </text:span><text:span text:style-name="Strong_20_Emphasis"><text:span text:style-name="T1">Nvidia GeForce Now</text:span></text:span><text:span text:style-name="T1"> yang memungkinkan streaming game yang sudah dimiliki di toko lain, </text:span><text:span text:style-name="Strong_20_Emphasis"><text:span text:style-name="T1">Amazon Luna</text:span></text:span><text:span text:style-name="T1"> dengan model kanal langganan). Singgung secara singkat platform yang telah ditutup (contoh paling terkenal: Google Stadia) dan pelajaran yang mungkin bisa diambil dari kegagalan tersebut. </text:span></text:p>
                          </text:list-item>
                          <text:list-item>
                            <text:p text:style-name="P226"><text:span text:style-name="Strong_20_Emphasis"><text:span text:style-name="T1">Visi 'Gaming Berkualitas Tinggi untuk Semua':</text:span></text:span><text:span text:style-name="T1"> Analisis </text:span><text:span text:style-name="Strong_20_Emphasis"><text:span text:style-name="T1">keunggulan dan daya tarik utama</text:span></text:span><text:span text:style-name="T1"> yang ditawarkan Cloud Gaming: potensi untuk memainkan game-game </text:span><text:span text:style-name="Strong_20_Emphasis"><text:span text:style-name="T1">grafis canggih ('AAA') tanpa memerlukan perangkat keras lokal yang mahal</text:span></text:span><text:span text:style-name="T1"> (PC gaming high-end atau konsol generasi terbaru), fleksibilitas untuk </text:span><text:span text:style-name="Strong_20_Emphasis"><text:span text:style-name="T1">bermain di berbagai jenis perangkat</text:span></text:span><text:span text:style-name="T1"> dengan mulus, dan kemungkinan akses </text:span><text:span text:style-name="Strong_20_Emphasis"><text:span text:style-name="T1">instan</text:span></text:span><text:span text:style-name="T1"> ke game tanpa perlu menunggu proses unduh atau instalasi yang lama. Apakah ini benar-benar bisa 'mendemokratisasi' akses ke pengalaman gaming premium? </text:span></text:p>
                          </text:list-item>
                          <text:list-item>
                            <text:p text:style-name="P226"><text:span text:style-name="Strong_20_Emphasis"><text:span text:style-name="T1">Tantangan Teknis Kritis: Latensi dan Kualitas </text:span></text:span><text:soft-page-break/><text:span text:style-name="Strong_20_Emphasis"><text:span text:style-name="T1">Koneksi:</text:span></text:span><text:span text:style-name="T1"> Jelaskan secara mendalam mengapa </text:span><text:span text:style-name="Strong_20_Emphasis"><text:span text:style-name="T1">latensi (input lag)</text:span></text:span><text:span text:style-name="T1"> – jeda waktu antara pemain menekan tombol hingga melihat respons di layar – adalah </text:span><text:span text:style-name="Strong_20_Emphasis"><text:span text:style-name="T1">hambatan teknis paling signifikan</text:span></text:span><text:span text:style-name="T1"> bagi Cloud Gaming, terutama untuk genre game yang membutuhkan reaksi cepat (fighting, FPS kompetitif, ritme). Diskusikan ketergantungan mutlak pada </text:span><text:span text:style-name="Strong_20_Emphasis"><text:span text:style-name="T1">koneksi internet yang tidak hanya cepat tetapi juga sangat stabil dan memiliki latensi rendah</text:span></text:span><text:span text:style-name="T1">. Bagaimana keterbatasan </text:span><text:span text:style-name="Strong_20_Emphasis"><text:span text:style-name="T1">infrastruktur internet</text:span></text:span><text:span text:style-name="T1"> di berbagai wilayah (termasuk mungkin di sebagian besar wilayah Indonesia per April 2025) menjadi penghalang utama adopsi? Bahas juga isu konsumsi </text:span><text:span text:style-name="Strong_20_Emphasis"><text:span text:style-name="T1">kuota data (bandwidth)</text:span></text:span><text:span text:style-name="T1"> yang tinggi. </text:span></text:p>
                          </text:list-item>
                          <text:list-item>
                            <text:p text:style-name="P226"><text:span text:style-name="Strong_20_Emphasis"><text:span text:style-name="T1">Model Bisnis dan Perpustakaan Game:</text:span></text:span><text:span text:style-name="T1"> Bandingkan berbagai </text:span><text:span text:style-name="Strong_20_Emphasis"><text:span text:style-name="T1">model bisnis</text:span></text:span><text:span text:style-name="T1"> yang diadopsi penyedia layanan. Diskusikan tantangan terkait </text:span><text:span text:style-name="Strong_20_Emphasis"><text:span text:style-name="T1">lisensi game</text:span></text:span><text:span text:style-name="T1"> yang kompleks dan mengapa katalog game yang tersedia seringkali terbatas atau berbeda-beda antar layanan, serta potensi 'terkunci' dalam ekosistem tertentu. </text:span></text:p>
                          </text:list-item>
                          <text:list-item>
                            <text:p text:style-name="P226"><text:span text:style-name="Strong_20_Emphasis"><text:span text:style-name="T1">Prospek Masa Depan Cloud Gaming:</text:span></text:span><text:span text:style-name="T1"> Spekulasikan tentang evolusi Cloud Gaming. Akankah perbaikan </text:span><text:span text:style-name="Strong_20_Emphasis"><text:span text:style-name="T1">infrastruktur internet global (seperti penyebaran 5G/6G yang lebih luas atau koneksi fiber optic yang lebih merata)</text:span></text:span><text:span text:style-name="T1"> pada akhirnya mengatasi masalah latensi secara signifikan? Mungkinkah Cloud Gaming </text:span><text:span text:style-name="Strong_20_Emphasis"><text:span text:style-name="T1">menggantikan sepenuhnya atau hidup berdampingan secara sehat</text:span></text:span><text:span text:style-name="T1"> dengan perangkat keras gaming lokal? Potensi munculnya </text:span><text:span text:style-name="Strong_20_Emphasis"><text:span text:style-name="T1">model hybrid</text:span></text:span><text:span text:style-name="T1"> (sebagian pemrosesan di cloud, sebagian lokal) atau integrasi yang lebih dalam dengan layanan hiburan lainnya?" </text:span></text:p>
                          </text:list-item>
                        </text:list>
                      </text:list-item>
                    </text:list>
                  </text:list-item>
                </text:list>
              </text:list-item>
              <text:list-item>
                <text:p text:style-name="P41"><text:span text:style-name="Strong_20_Emphasis"><text:span text:style-name="T1">Subbab 8.3: Peran Kecerdasan Buatan (AI) yang Semakin </text:span></text:span><text:soft-page-break/><text:span text:style-name="Strong_20_Emphasis"><text:span text:style-name="T1">Canggih</text:span></text:span></text:p>
                <text:list>
                  <text:list-item>
                    <text:p text:style-name="P226"><text:span text:style-name="Strong_20_Emphasis"><text:span text:style-name="T1">Prompt untuk Isi Mendalam:</text:span></text:span><text:span text:style-name="T1"> </text:span></text:p>
                    <text:list>
                      <text:list-item>
                        <text:p text:style-name="P226"><text:span text:style-name="T1">"Jelajahi bagaimana </text:span><text:span text:style-name="Strong_20_Emphasis"><text:span text:style-name="T1">Kecerdasan Buatan (Artificial Intelligence - AI)</text:span></text:span><text:span text:style-name="T1"> tidak hanya terus berkembang tetapi juga diprediksi akan </text:span><text:span text:style-name="Strong_20_Emphasis"><text:span text:style-name="T1">semakin fundamental dan transformatif</text:span></text:span><text:span text:style-name="T1"> dalam membentuk masa depan pengembangan game dan pengalaman bermain. </text:span></text:p>
                        <text:list>
                          <text:list-item>
                            <text:p text:style-name="P226"><text:span text:style-name="Strong_20_Emphasis"><text:span text:style-name="T1">AI Melampaui Musuh Bodoh:</text:span></text:span><text:span text:style-name="T1"> Tegaskan bahwa peran AI dalam game modern dan masa depan jauh melampaui sekadar pemrograman perilaku musuh dasar atau NPC (Non-Player Character) yang berjalan mengikuti jalur yang ditentukan. </text:span></text:p>
                          </text:list-item>
                          <text:list-item>
                            <text:p text:style-name="P226"><text:span text:style-name="Strong_20_Emphasis"><text:span text:style-name="T1">AI dalam Proses Penciptaan Game:</text:span></text:span><text:span text:style-name="T1"> Diskusikan bagaimana AI semakin menjadi alat bantu yang kuat bagi para developer: </text:span></text:p>
                            <text:list>
                              <text:list-item>
                                <text:p text:style-name="P226"><text:span text:style-name="Strong_20_Emphasis"><text:span text:style-name="T1">Generasi Konten Prosedural (PCG) Berbasis AI:</text:span></text:span><text:span text:style-name="T1"> Jelaskan bagaimana teknik PCG yang ditenagai AI dapat digunakan untuk secara otomatis menghasilkan berbagai elemen game – mulai dari </text:span><text:span text:style-name="Strong_20_Emphasis"><text:span text:style-name="T1">dunia yang luas dan detail</text:span></text:span><text:span text:style-name="T1">, </text:span><text:span text:style-name="Strong_20_Emphasis"><text:span text:style-name="T1">tata letak level yang dinamis</text:span></text:span><text:span text:style-name="T1">, </text:span><text:span text:style-name="Strong_20_Emphasis"><text:span text:style-name="T1">misi atau narasi yang bercabang</text:span></text:span><text:span text:style-name="T1">, hingga </text:span><text:span text:style-name="Strong_20_Emphasis"><text:span text:style-name="T1">aset visual (tekstur, model 3D sederhana) atau audio</text:span></text:span><text:span text:style-name="T1">. Diskusikan potensinya untuk menciptakan skala yang belum pernah ada, meningkatkan replayability, dan mungkin mengurangi waktu/biaya pengembangan. Berikan contoh penggunaan terkini (per April 2025) dan potensi masa depannya. </text:span></text:p>
                              </text:list-item>
                              <text:list-item>
                                <text:p text:style-name="P226"><text:span text:style-name="Strong_20_Emphasis"><text:span text:style-name="T1">Alat Bantu Pengembangan Cerdas:</text:span></text:span><text:span text:style-name="T1"> Sebutkan bagaimana AI dapat membantu dalam berbagai tugas pengembangan seperti </text:span><text:span text:style-name="Strong_20_Emphasis"><text:span text:style-name="T1">otomatisasi pengujian (playtesting)</text:span></text:span><text:span text:style-name="T1"> untuk menemukan bug atau </text:span><text:soft-page-break/><text:span text:style-name="T1">masalah keseimbangan, </text:span><text:span text:style-name="Strong_20_Emphasis"><text:span text:style-name="T1">optimasi kinerja</text:span></text:span><text:span text:style-name="T1">, </text:span><text:span text:style-name="Strong_20_Emphasis"><text:span text:style-name="T1">pembuatan animasi karakter</text:span></text:span><text:span text:style-name="T1"> yang lebih efisien, atau bahkan membantu dalam </text:span><text:span text:style-name="Strong_20_Emphasis"><text:span text:style-name="T1">penulisan kode</text:span></text:span><text:span text:style-name="T1"> atau </text:span><text:span text:style-name="Strong_20_Emphasis"><text:span text:style-name="T1">desain awal</text:span></text:span><text:span text:style-name="T1"> melalui </text:span><text:span text:style-name="Strong_20_Emphasis"><text:span text:style-name="T1">AI generatif</text:span></text:span><text:span text:style-name="T1"> (seperti model bahasa besar/LLM untuk ide cerita/dialog, model gambar untuk konsep seni – bahas juga kontroversi hak cipta dan etika yang menyertainya). </text:span></text:p>
                              </text:list-item>
                              <text:list-item>
                                <text:p text:style-name="P226"><text:span text:style-name="Strong_20_Emphasis"><text:span text:style-name="T1">AI untuk Personalisasi Pengembangan:</text:span></text:span><text:span text:style-name="T1"> Potensi AI menganalisis data pemain untuk membantu developer memahami preferensi dan menyeimbangkan game dengan lebih baik. </text:span></text:p>
                              </text:list-item>
                            </text:list>
                          </text:list-item>
                          <text:list-item>
                            <text:p text:style-name="P226"><text:span text:style-name="Strong_20_Emphasis"><text:span text:style-name="T1">AI Meningkatkan Pengalaman Langsung Pemain:</text:span></text:span><text:span text:style-name="T1"> Analisis bagaimana AI yang lebih canggih dapat secara langsung memperkaya pengalaman pemain di dalam game: </text:span></text:p>
                            <text:list>
                              <text:list-item>
                                <text:p text:style-name="P226"><text:span text:style-name="Strong_20_Emphasis"><text:span text:style-name="T1">NPC yang 'Hidup':</text:span></text:span><text:span text:style-name="T1"> Bayangkan NPC dengan </text:span><text:span text:style-name="Strong_20_Emphasis"><text:span text:style-name="T1">perilaku yang jauh lebih kompleks, adaptif, dan meyakinkan</text:span></text:span><text:span text:style-name="T1">, mampu belajar dari interaksi, menunjukkan emosi yang lebih bernuansa, mengingat interaksi masa lalu, dan mungkin membentuk hubungan sosial yang dinamis dengan pemain. </text:span></text:p>
                              </text:list-item>
                              <text:list-item>
                                <text:p text:style-name="P226"><text:span text:style-name="Strong_20_Emphasis"><text:span text:style-name="T1">Adaptasi Dinamis Real-time:</text:span></text:span><text:span text:style-name="T1"> Jelaskan potensi AI untuk </text:span><text:span text:style-name="Strong_20_Emphasis"><text:span text:style-name="T1">menyesuaikan tingkat kesulitan, jenis tantangan, tempo cerita, atau bahkan elemen dunia game</text:span></text:span><text:span text:style-name="T1"> secara </text:span><text:span text:style-name="Emphasis"><text:span text:style-name="T1">real-time</text:span></text:span><text:span text:style-name="T1"> berdasarkan performa, gaya bermain, dan mungkin keadaan emosional pemain (jika sensor memungkinkan). </text:span></text:p>
                              </text:list-item>
                              <text:list-item>
                                <text:p text:style-name="P226"><text:span text:style-name="Strong_20_Emphasis"><text:span text:style-name="T1">Layanan Online yang Lebih Baik:</text:span></text:span><text:span text:style-name="T1"> Sebutkan penggunaan AI yang terus </text:span><text:soft-page-break/><text:span text:style-name="T1">meningkat dalam sistem </text:span><text:span text:style-name="Strong_20_Emphasis"><text:span text:style-name="T1">perjodohan pemain (matchmaking)</text:span></text:span><text:span text:style-name="T1"> online yang lebih cerdas dan adil, serta dalam </text:span><text:span text:style-name="Strong_20_Emphasis"><text:span text:style-name="T1">deteksi dan pencegahan kecurangan (anti-cheat)</text:span></text:span><text:span text:style-name="T1"> yang lebih efektif. </text:span></text:p>
                              </text:list-item>
                              <text:list-item>
                                <text:p text:style-name="P226"><text:span text:style-name="Strong_20_Emphasis"><text:span text:style-name="T1">Mitra dan Musuh AI yang Lebih Menantang:</text:span></text:span><text:span text:style-name="T1"> AI yang mampu bertindak sebagai rekan satu tim yang benar-benar cerdas dan membantu, atau sebagai lawan yang mampu menyusun strategi kompleks dan beradaptasi dengan taktik pemain. </text:span></text:p>
                              </text:list-item>
                            </text:list>
                          </text:list-item>
                          <text:list-item>
                            <text:p text:style-name="P226"><text:span text:style-name="Strong_20_Emphasis"><text:span text:style-name="T1">Pertimbangan Etis Krusial:</text:span></text:span><text:span text:style-name="T1"> Sentuh secara mendalam </text:span><text:span text:style-name="Strong_20_Emphasis"><text:span text:style-name="T1">isu-isu etis penting</text:span></text:span><text:span text:style-name="T1"> seputar penggunaan AI yang semakin meluas dan canggih dalam game: potensi </text:span><text:span text:style-name="Strong_20_Emphasis"><text:span text:style-name="T1">disrupsi pasar kerja</text:span></text:span><text:span text:style-name="T1"> bagi para profesional kreatif (seniman, penulis, desainer), risiko </text:span><text:span text:style-name="Strong_20_Emphasis"><text:span text:style-name="T1">bias</text:span></text:span><text:span text:style-name="T1"> yang tertanam dalam data pelatihan AI yang dapat menghasilkan perilaku atau representasi yang tidak adil atau berbahaya, kemungkinan AI digunakan untuk menciptakan </text:span><text:span text:style-name="Strong_20_Emphasis"><text:span text:style-name="T1">mekanisme monetisasi atau engagement yang lebih manipulatif</text:span></text:span><text:span text:style-name="T1">, serta isu </text:span><text:span text:style-name="Strong_20_Emphasis"><text:span text:style-name="T1">privasi dan keamanan data</text:span></text:span><text:span text:style-name="T1"> pemain yang digunakan untuk melatih atau mempersonalisasi AI. </text:span></text:p>
                          </text:list-item>
                          <text:list-item>
                            <text:p text:style-name="P226"><text:span text:style-name="Strong_20_Emphasis"><text:span text:style-name="T1">Visi Jangka Panjang (AGI?):</text:span></text:span><text:span text:style-name="T1"> Spekulasikan secara singkat tentang dampak potensial dari AI yang sangat maju (jika Artificial General Intelligence/AGI suatu saat tercapai) pada gaming – AI yang mampu memahami dan bermain game seperti manusia (atau lebih baik), AI sebagai 'Dungeon Master' yang sepenuhnya dinamis dan reaktif, AI sebagai kolaborator kreatif sejati bagi pemain dalam menciptakan pengalaman mereka sendiri." </text:span></text:p>
                          </text:list-item>
                        </text:list>
                      </text:list-item>
                    </text:list>
                  </text:list-item>
                </text:list>
              </text:list-item>
              <text:list-item>
                <text:p text:style-name="P41"><text:soft-page-break/><text:span text:style-name="Strong_20_Emphasis"><text:span text:style-name="T1">Subbab 8.4: Konsep Metaverse</text:span></text:span></text:p>
                <text:list>
                  <text:list-item>
                    <text:p text:style-name="P226"><text:span text:style-name="Strong_20_Emphasis"><text:span text:style-name="T1">Prompt untuk Isi Mendalam:</text:span></text:span><text:span text:style-name="T1"> </text:span></text:p>
                    <text:list>
                      <text:list-item>
                        <text:p text:style-name="P226"><text:span text:style-name="T1">"Diskusikan secara kritis konsep </text:span><text:span text:style-name="Strong_20_Emphasis"><text:span text:style-name="T1">Metaverse</text:span></text:span><text:span text:style-name="T1"> yang sempat menjadi buah bibir, evaluasi hubungannya yang erat dengan dunia game, dan pisahkan antara visi ambisius dengan realitas implementasinya saat ini (April 2025). </text:span></text:p>
                        <text:list>
                          <text:list-item>
                            <text:p text:style-name="P226"><text:span text:style-name="Strong_20_Emphasis"><text:span text:style-name="T1">Mencoba Merumuskan Metaverse:</text:span></text:span><text:span text:style-name="T1"> Jelaskan bahwa 'Metaverse' adalah konsep yang </text:span><text:span text:style-name="Strong_20_Emphasis"><text:span text:style-name="T1">masih cair dan sering diperdebatkan definisinya</text:span></text:span><text:span text:style-name="T1">. Gambarkan visi yang paling umum dianut: sebuah </text:span><text:span text:style-name="Strong_20_Emphasis"><text:span text:style-name="T1">jaringan ruang virtual 3D yang persisten, terinterkoneksi, dan dapat diakses secara bersamaan oleh banyak pengguna</text:span></text:span><text:span text:style-name="T1"> melalui avatar digital. Tekankan idenya sebagai platform di mana aktivitas digital seperti bekerja, bermain, bersosialisasi, berbelanja, dan belajar dapat menyatu secara lebih mulus dan imersif. Bedakan dengan platform game online masif atau jejaring sosial yang sudah ada saat ini. Sebutkan pengaruh fiksi ilmiah, terutama novel </text:span><text:span text:style-name="Emphasis"><text:span text:style-name="T1">Snow Crash</text:span></text:span><text:span text:style-name="T1"> karya Neal Stephenson. </text:span></text:p>
                          </text:list-item>
                          <text:list-item>
                            <text:p text:style-name="P226"><text:span text:style-name="Strong_20_Emphasis"><text:span text:style-name="T1">Mengapa Game Dianggap sebagai Fondasi?:</text:span></text:span><text:span text:style-name="T1"> Jelaskan mengapa </text:span><text:span text:style-name="Strong_20_Emphasis"><text:span text:style-name="T1">industri game, platformnya, dan teknologinya</text:span></text:span><text:span text:style-name="T1"> seringkali dilihat sebagai </text:span><text:span text:style-name="Strong_20_Emphasis"><text:span text:style-name="T1">titik awal atau fondasi paling logis</text:span></text:span><text:span text:style-name="T1"> untuk membangun Metaverse. Diskusikan elemen-elemen dalam game yang sudah mencerminkan prinsip Metaverse: </text:span><text:span text:style-name="Strong_20_Emphasis"><text:span text:style-name="T1">dunia virtual persisten</text:span></text:span><text:span text:style-name="T1"> (MMO), </text:span><text:span text:style-name="Strong_20_Emphasis"><text:span text:style-name="T1">interaksi sosial real-time antar avatar</text:span></text:span><text:span text:style-name="T1">, </text:span><text:span text:style-name="Strong_20_Emphasis"><text:span text:style-name="T1">ekonomi virtual</text:span></text:span><text:span text:style-name="T1"> (mata uang dalam game, pasar item), </text:span><text:span text:style-name="Strong_20_Emphasis"><text:span text:style-name="T1">representasi identitas melalui avatar</text:span></text:span><text:span text:style-name="T1"> yang dapat dikustomisasi, dan platform </text:span><text:span text:style-name="Strong_20_Emphasis"><text:span text:style-name="T1">konten buatan pengguna (User-Generated Content - UGC)</text:span></text:span><text:span text:style-name="T1">. Sebutkan beberapa platform yang </text:span><text:soft-page-break/><text:span text:style-name="T1">seringkali disebut sebagai 'proto-Metaverse' atau perwujudan awal konsep ini: </text:span><text:span text:style-name="Emphasis"><text:span text:style-name="T1">Second Life</text:span></text:span><text:span text:style-name="T1">, </text:span><text:span text:style-name="Emphasis"><text:span text:style-name="T1">Roblox</text:span></text:span><text:span text:style-name="T1">, </text:span><text:span text:style-name="Emphasis"><text:span text:style-name="T1">Minecraft</text:span></text:span><text:span text:style-name="T1">, </text:span><text:span text:style-name="Emphasis"><text:span text:style-name="T1">Fortnite</text:span></text:span><text:span text:style-name="T1"> (terutama dengan mode Kreatif, acara konser virtual, Party Royale), </text:span><text:span text:style-name="Emphasis"><text:span text:style-name="T1">VRChat</text:span></text:span><text:span text:style-name="T1">. </text:span></text:p>
                          </text:list-item>
                          <text:list-item>
                            <text:p text:style-name="P226"><text:span text:style-name="Strong_20_Emphasis"><text:span text:style-name="T1">Analisis Siklus Hype:</text:span></text:span><text:span text:style-name="T1"> Ingat kembali dan analisis </text:span><text:span text:style-name="Strong_20_Emphasis"><text:span text:style-name="T1">gelombang hype dan investasi besar-besaran</text:span></text:span><text:span text:style-name="T1"> yang melanda konsep Metaverse pada awal dekade 2020-an, terutama setelah </text:span><text:span text:style-name="Strong_20_Emphasis"><text:span text:style-name="T1">rebranding Facebook menjadi Meta</text:span></text:span><text:span text:style-name="T1">. Mengapa konsep ini begitu memikat imajinasi investor, perusahaan teknologi, dan publik pada saat itu? Apa saja visi-visi besar yang dijanjikan (misalnya, revolusi kerja jarak jauh, ekonomi digital baru, sosialisasi imersif)? </text:span></text:p>
                          </text:list-item>
                          <text:list-item>
                            <text:p text:style-name="P226"><text:span text:style-name="Strong_20_Emphasis"><text:span text:style-name="T1">Pemeriksaan Realitas Kondisi Saat Ini (April 2025):</text:span></text:span><text:span text:style-name="T1"> Evaluasi secara kritis </text:span><text:span text:style-name="Strong_20_Emphasis"><text:span text:style-name="T1">status implementasi Metaverse saat ini</text:span></text:span><text:span text:style-name="T1">. Apakah visi besar tersebut telah terwujud dalam pengalaman nyata yang diadopsi secara luas? Diskusikan </text:span><text:span text:style-name="Strong_20_Emphasis"><text:span text:style-name="T1">hambatan dan tantangan utama</text:span></text:span><text:span text:style-name="T1"> yang masih menghadang: kurangnya </text:span><text:span text:style-name="Strong_20_Emphasis"><text:span text:style-name="T1">interoperabilitas</text:span></text:span><text:span text:style-name="T1"> antar platform ('taman bertembok' atau </text:span><text:span text:style-name="Emphasis"><text:span text:style-name="T1">walled gardens</text:span></text:span><text:span text:style-name="T1">), </text:span><text:span text:style-name="Strong_20_Emphasis"><text:span text:style-name="T1">keterbatasan teknologi</text:span></text:span><text:span text:style-name="T1"> (ketergantungan pada perangkat VR/AR yang belum diadopsi secara massal, kebutuhan daya komputasi), </text:span><text:span text:style-name="Strong_20_Emphasis"><text:span text:style-name="T1">kasus penggunaan (use case)</text:span></text:span><text:span text:style-name="T1"> yang menarik di luar gaming, sosialisasi, atau rapat virtual yang belum terbukti, </text:span><text:span text:style-name="Strong_20_Emphasis"><text:span text:style-name="T1">kejenuhan atau skeptisisme publik</text:span></text:span><text:span text:style-name="T1"> setelah hype mereda, serta biaya pengembangan dan aksesibilitas. Apakah istilah 'Metaverse' itu sendiri mulai kehilangan relevansi atau digantikan oleh konsep lain? </text:span></text:p>
                          </text:list-item>
                          <text:list-item>
                            <text:p text:style-name="P226"><text:span text:style-name="Strong_20_Emphasis"><text:span text:style-name="T1">Potensi Integrasi Masa Depan dengan Gaming:</text:span></text:span><text:span text:style-name="T1"> Spekulasikan tentang bagaimana elemen atau prinsip dari visi Metaverse mungkin </text:span><text:soft-page-break/><text:span text:style-name="Strong_20_Emphasis"><text:span text:style-name="T1">secara lebih realistis dan bertahap berintegrasi dengan atau mengembangkan</text:span></text:span><text:span text:style-name="T1"> ekosistem gaming di masa depan. Mungkinkah ini berupa </text:span><text:span text:style-name="Strong_20_Emphasis"><text:span text:style-name="T1">transisi antar game atau platform yang lebih mulus</text:span></text:span><text:span text:style-name="T1">? </text:span><text:span text:style-name="Strong_20_Emphasis"><text:span text:style-name="T1">Identitas digital atau avatar</text:span></text:span><text:span text:style-name="T1"> yang lebih persisten dan dapat dibawa antar pengalaman? </text:span><text:span text:style-name="Strong_20_Emphasis"><text:span text:style-name="T1">Integrasi ekonomi virtual</text:span></text:span><text:span text:style-name="T1"> yang lebih dalam dengan nilai dunia nyata (misalnya melalui teknologi </text:span><text:span text:style-name="Strong_20_Emphasis"><text:span text:style-name="T1">blockchain atau NFT</text:span></text:span><text:span text:style-name="T1">, namun diskusikan juga secara kritis </text:span><text:span text:style-name="Strong_20_Emphasis"><text:span text:style-name="T1">kontroversi, volatilitas, masalah lingkungan, dan skeptisisme</text:span></text:span><text:span text:style-name="T1"> yang masih melingkupi teknologi ini dalam konteks gaming)? Atau akankah visi Metaverse yang tunggal dan terpadu tetap menjadi utopia, dengan masa depan berupa banyak dunia virtual yang terfragmentasi?" </text:span></text:p>
                          </text:list-item>
                        </text:list>
                      </text:list-item>
                    </text:list>
                  </text:list-item>
                </text:list>
              </text:list-item>
              <text:list-item>
                <text:p text:style-name="P41"><text:span text:style-name="Strong_20_Emphasis"><text:span text:style-name="T1">Subbab 8.5: Isu Etis dan Masa Depan Industri</text:span></text:span></text:p>
                <text:list>
                  <text:list-item>
                    <text:p text:style-name="P226"><text:span text:style-name="Strong_20_Emphasis"><text:span text:style-name="T1">Prompt untuk Isi Mendalam:</text:span></text:span><text:span text:style-name="T1"> </text:span></text:p>
                    <text:list>
                      <text:list-item>
                        <text:p text:style-name="P226"><text:span text:style-name="T1">"Fokus pada </text:span><text:span text:style-name="Strong_20_Emphasis"><text:span text:style-name="T1">tantangan etis, sosial, dan keberlanjutan krusial</text:span></text:span><text:span text:style-name="T1"> yang harus dihadapi dan diatasi oleh industri game agar dapat terus tumbuh secara sehat dan bertanggung jawab di masa depan. </text:span></text:p>
                        <text:list>
                          <text:list-item>
                            <text:p text:style-name="P226"><text:span text:style-name="Strong_20_Emphasis"><text:span text:style-name="T1">Keberlanjutan Lingkungan (Environmental Sustainability):</text:span></text:span><text:span text:style-name="T1"> Diskusikan meningkatnya kesadaran dan tekanan terkait </text:span><text:span text:style-name="Strong_20_Emphasis"><text:span text:style-name="T1">jejak karbon dan dampak lingkungan</text:span></text:span><text:span text:style-name="T1"> dari industri game. Bahas isu </text:span><text:span text:style-name="Strong_20_Emphasis"><text:span text:style-name="T1">konsumsi energi</text:span></text:span><text:span text:style-name="T1"> yang signifikan dari perangkat keras gaming berperforma tinggi (konsol, PC) serta pusat data masif yang mendukung layanan online dan cloud gaming. Angkat juga masalah </text:span><text:span text:style-name="Strong_20_Emphasis"><text:span text:style-name="T1">sampah elektronik (e-waste)</text:span></text:span><text:span text:style-name="T1"> akibat siklus penggantian perangkat keras yang relatif cepat. Apakah industri mulai mengembangkan solusi atau praktik yang lebih </text:span><text:soft-page-break/><text:span text:style-name="T1">berkelanjutan (misalnya, desain hardware yang lebih efisien energi, program daur ulang, penggunaan energi terbarukan untuk pusat data)? </text:span></text:p>
                          </text:list-item>
                          <text:list-item>
                            <text:p text:style-name="P226"><text:span text:style-name="Strong_20_Emphasis"><text:span text:style-name="T1">Etika Kecerdasan Buatan (AI Ethics) dan Privasi Data:</text:span></text:span><text:span text:style-name="T1"> Tinjau kembali dan perdalam isu etika terkait AI dalam konteks masa depan yang semakin bergantung pada teknologi ini: pentingnya memastikan </text:span><text:span text:style-name="Strong_20_Emphasis"><text:span text:style-name="T1">algoritma AI bebas dari bias</text:span></text:span><text:span text:style-name="T1"> yang merugikan kelompok tertentu (dalam matchmaking, representasi NPC, moderasi konten), perlunya </text:span><text:span text:style-name="Strong_20_Emphasis"><text:span text:style-name="T1">transparansi</text:span></text:span><text:span text:style-name="T1"> dalam cara AI membuat keputusan yang memengaruhi pemain, tantangan dalam </text:span><text:span text:style-name="Strong_20_Emphasis"><text:span text:style-name="T1">melindungi data pribadi pemain</text:span></text:span><text:span text:style-name="T1"> dalam jumlah besar yang dikumpulkan untuk melatih AI dan mempersonalisasi pengalaman, serta potensi </text:span><text:span text:style-name="Strong_20_Emphasis"><text:span text:style-name="T1">AI digunakan untuk tujuan manipulatif</text:span></text:span><text:span text:style-name="T1"> (mendorong pengeluaran, kecanduan). </text:span></text:p>
                          </text:list-item>
                          <text:list-item>
                            <text:p text:style-name="P226"><text:span text:style-name="Strong_20_Emphasis"><text:span text:style-name="T1">Kondisi Kerja dan 'Crunch Culture':</text:span></text:span><text:span text:style-name="T1"> Bahas masalah </text:span><text:span text:style-name="Strong_20_Emphasis"><text:span text:style-name="T1">'crunch'</text:span></text:span><text:span text:style-name="T1"> yang masih menjadi isu persisten di banyak bagian industri – praktik jam kerja yang ekstrem dan tidak sehat menjelang tenggat waktu proyek. Diskusikan dampaknya pada </text:span><text:span text:style-name="Strong_20_Emphasis"><text:span text:style-name="T1">kesehatan fisik dan mental pengembang</text:span></text:span><text:span text:style-name="T1">, serta potensi dampaknya pada kualitas produk akhir. Sebutkan perkembangan terkait upaya perbaikan kondisi kerja, seperti advokasi untuk </text:span><text:span text:style-name="Strong_20_Emphasis"><text:span text:style-name="T1">keseimbangan kerja-hidup</text:span></text:span><text:span text:style-name="T1">, transparansi gaji, dan gerakan </text:span><text:span text:style-name="Strong_20_Emphasis"><text:span text:style-name="T1">pembentukan serikat pekerja (unionization)</text:span></text:span><text:span text:style-name="T1"> yang mulai muncul di beberapa negara atau studio. Apakah model pengembangan yang lebih manusiawi dan berkelanjutan mungkin diadopsi secara luas? </text:span></text:p>
                          </text:list-item>
                          <text:list-item>
                            <text:p text:style-name="P226"><text:span text:style-name="Strong_20_Emphasis"><text:span text:style-name="T1">Etika Monetisasi yang Berkelanjutan:</text:span></text:span><text:span text:style-name="T1"> Diskusikan perdebatan dan perkembangan </text:span><text:soft-page-break/><text:span text:style-name="T1">terkini mengenai </text:span><text:span text:style-name="Strong_20_Emphasis"><text:span text:style-name="T1">praktik monetisasi</text:span></text:span><text:span text:style-name="T1"> game, terutama dalam model GaaS, F2P, dan mobile. Bagaimana status </text:span><text:span text:style-name="Strong_20_Emphasis"><text:span text:style-name="T1">regulasi loot box</text:span></text:span><text:span text:style-name="T1"> di berbagai negara? Bagaimana industri menanggapi kritik terhadap mekanisme 'pay-to-win', desain 'predator' yang menargetkan pemain rentan, atau tingkat </text:span><text:span text:style-name="Emphasis"><text:span text:style-name="T1">grind</text:span></text:span><text:span text:style-name="T1"> yang dianggap eksesif dalam battle pass? Adakah pergeseran menuju model yang dianggap lebih etis dan menghargai waktu pemain? </text:span></text:p>
                          </text:list-item>
                          <text:list-item>
                            <text:p text:style-name="P226"><text:span text:style-name="Strong_20_Emphasis"><text:span text:style-name="T1">Urgensi Pelestarian Sejarah Game (Game Preservation):</text:span></text:span><text:span text:style-name="T1"> Jelaskan mengapa </text:span><text:span text:style-name="Strong_20_Emphasis"><text:span text:style-name="T1">pelestarian game-game lama</text:span></text:span><text:span text:style-name="T1"> menjadi tantangan yang semakin mendesak seiring dengan cepatnya laju teknologi dan pergeseran ke model digital/layanan. Bahas kesulitan dalam mengakses game klasik akibat </text:span><text:span text:style-name="Strong_20_Emphasis"><text:span text:style-name="T1">usangnya perangkat keras dan perangkat lunak</text:span></text:span><text:span text:style-name="T1">, penutupan </text:span><text:span text:style-name="Strong_20_Emphasis"><text:span text:style-name="T1">server online</text:span></text:span><text:span text:style-name="T1"> yang membuat sebagian game tidak dapat dimainkan lagi, </text:span><text:span text:style-name="Strong_20_Emphasis"><text:span text:style-name="T1">DRM (Digital Rights Management)</text:span></text:span><text:span text:style-name="T1"> yang restriktif, dan </text:span><text:span text:style-name="Strong_20_Emphasis"><text:span text:style-name="T1">hilangnya kode sumber (source code)</text:span></text:span><text:span text:style-name="T1"> atau </text:span><text:span text:style-name="Strong_20_Emphasis"><text:span text:style-name="T1">masalah lisensi</text:span></text:span><text:span text:style-name="T1"> yang kompleks. Tekankan pentingnya upaya sistematis dari industri, arsiparis, dan komunitas untuk </text:span><text:span text:style-name="Strong_20_Emphasis"><text:span text:style-name="T1">pengarsipan digital</text:span></text:span><text:span text:style-name="T1">, </text:span><text:span text:style-name="Strong_20_Emphasis"><text:span text:style-name="T1">emulasi legal</text:span></text:span><text:span text:style-name="T1">, dan penyediaan cara agar warisan game dapat terus diakses dan dipelajari. </text:span></text:p>
                          </text:list-item>
                          <text:list-item>
                            <text:p text:style-name="P226"><text:span text:style-name="Strong_20_Emphasis"><text:span text:style-name="T1">Meningkatkan Keragaman, Ekuitas, dan Inklusi (DEI):</text:span></text:span><text:span text:style-name="T1"> Sentuh tantangan berkelanjutan dalam menjadikan industri game (baik dari sisi pengembang maupun komunitas pemain) tempat yang lebih </text:span><text:span text:style-name="Strong_20_Emphasis"><text:span text:style-name="T1">beragam, adil, dan inklusif</text:span></text:span><text:span text:style-name="T1">. Bahas isu representasi yang autentik, upaya meningkatkan keragaman tenaga kerja di semua tingkatan (terutama kepemimpinan), serta perjuangan melawan </text:span><text:span text:style-name="Strong_20_Emphasis"><text:span text:style-name="T1">toksisitas, pelecehan, dan </text:span></text:span><text:soft-page-break/><text:span text:style-name="Strong_20_Emphasis"><text:span text:style-name="T1">diskriminasi</text:span></text:span><text:span text:style-name="T1"> di dalam komunitas game online. </text:span></text:p>
                          </text:list-item>
                          <text:list-item>
                            <text:p text:style-name="P41"><text:span text:style-name="Strong_20_Emphasis"><text:span text:style-name="T1">Pandangan Penutup tentang Masa Depan Industri:</text:span></text:span><text:span text:style-name="T1"> Simpulkan dengan merefleksikan bahwa masa depan industri game yang cerah tidak hanya bergantung pada inovasi teknologi berikutnya, tetapi juga pada kemampuannya untuk secara proaktif dan bertanggung jawab </text:span><text:span text:style-name="Strong_20_Emphasis"><text:span text:style-name="T1">menjawab tantangan-tantangan etis, sosial, dan struktural</text:span></text:span><text:span text:style-name="T1"> ini." </text:span></text:p>
                          </text:list-item>
                        </text:list>
                      </text:list-item>
                    </text:list>
                  </text:list-item>
                </text:list>
              </text:list-item>
            </text:list>
          </text:section>
          <text:section text:style-name="Sect1" text:name="feedback-form-12">
            <text:p text:style-name="P175"/>
          </text:section>
        </text:section>
        <text:section text:style-name="Sect1" text:name="87dc5bb7afc4c3fb">
          <text:p text:style-name="P1"/>
          <text:section text:style-name="Sect1" text:name="user-query-content-13">
            <text:p text:style-name="P356">Pada Bab 9 Tambahkan prompt pada awal bab untuk mendapatkan pengantar , pada tiap subbab/sub-subab untuk mendapatkan isi dengan pembahasan mendalam </text:p>
          </text:section>
          <text:p text:style-name="P175">Tampilkan alur berpikir</text:p>
          <text:section text:style-name="Sect2" text:name="model-response-message-contentr_87dc5bb7afc4c3fb">
            <text:p text:style-name="P1">Tentu, berikut adalah prompt untuk pengantar Bab 9 dan prompt mendalam untuk setiap subbabnya, yang berfokus pada dampak budaya dan sosial game komputer:</text:p>
            <text:p text:style-name="P22"><text:span text:style-name="Strong_20_Emphasis"><text:span text:style-name="T1">Bab 9: Dampak Budaya dan Sosial Game Komputer</text:span></text:span></text:p>
            <text:list xml:id="list2197507064547347597" text:style-name="L33">
              <text:list-item>
                <text:p text:style-name="P227"><text:span text:style-name="Strong_20_Emphasis"><text:span text:style-name="T1">Prompt untuk Pengantar Bab:</text:span></text:span><text:span text:style-name="T1"> </text:span></text:p>
                <text:list>
                  <text:list-item>
                    <text:p text:style-name="P42"><text:span text:style-name="T1">"Awali bab terakhir ini (sebelum Penutup) dengan mengalihkan fokus dari </text:span><text:span text:style-name="Emphasis"><text:span text:style-name="T1">bagaimana</text:span></text:span><text:span text:style-name="T1"> game komputer berevolusi (seperti yang telah dirinci dalam Bab 1 hingga 8) menjadi </text:span><text:span text:style-name="Emphasis"><text:span text:style-name="T1">mengapa</text:span></text:span><text:span text:style-name="T1"> evolusi tersebut penting dalam skala yang lebih luas. Tekankan bahwa setelah menelusuri perjalanan panjang dari eksperimen laboratorium hingga menjadi fenomena global di saku kita, saatnya untuk merefleksikan </text:span><text:span text:style-name="Strong_20_Emphasis"><text:span text:style-name="T1">dampak mendalam dan multifaset</text:span></text:span><text:span text:style-name="T1"> yang telah dan terus diberikan oleh medium interaktif ini pada </text:span><text:span text:style-name="Strong_20_Emphasis"><text:span text:style-name="T1">budaya dan masyarakat global</text:span></text:span><text:span text:style-name="T1">. Jelaskan bahwa bab ini tidak lagi mengikuti alur kronologis yang ketat, melainkan akan membahas secara tematik berbagai aspek pengaruh game – mulai dari pengakuannya sebagai </text:span><text:span text:style-name="Strong_20_Emphasis"><text:span text:style-name="T1">bentuk seni</text:span></text:span><text:span text:style-name="T1"> yang matang dan </text:span><text:span text:style-name="Strong_20_Emphasis"><text:span text:style-name="T1">media naratif</text:span></text:span><text:span text:style-name="T1"> yang unik, kekuatan </text:span><text:span text:style-name="Strong_20_Emphasis"><text:span text:style-name="T1">ekonominya</text:span></text:span><text:span text:style-name="T1"> yang luar biasa dan dampaknya pada lapangan </text:span><text:soft-page-break/><text:span text:style-name="T1">kerja, perannya dalam membentuk </text:span><text:span text:style-name="Strong_20_Emphasis"><text:span text:style-name="T1">komunitas dan interaksi sosial</text:span></text:span><text:span text:style-name="T1"> baru, potensinya yang semakin diakui dalam </text:span><text:span text:style-name="Strong_20_Emphasis"><text:span text:style-name="T1">pendidikan dan pelatihan</text:span></text:span><text:span text:style-name="T1">, hingga </text:span><text:span text:style-name="Strong_20_Emphasis"><text:span text:style-name="T1">sisi gelap, kontroversi, dan perdebatan etis</text:span></text:span><text:span text:style-name="T1"> yang tak terhindarkan yang terus menyertainya. Siapkan pembaca untuk sebuah analisis menyeluruh tentang signifikansi dan kompleksitas peran game komputer sebagai fenomena budaya dan sosial utama di abad ke-21 (per April 2025)." </text:span></text:p>
                  </text:list-item>
                </text:list>
              </text:list-item>
            </text:list>
            <text:p text:style-name="P359"/>
            <text:list xml:id="list5935447098201306588" text:style-name="L34">
              <text:list-item>
                <text:p text:style-name="P43"><text:span text:style-name="Strong_20_Emphasis"><text:span text:style-name="T1">Subbab 9.1: Game sebagai Bentuk Seni dan Media Naratif</text:span></text:span></text:p>
                <text:list>
                  <text:list-item>
                    <text:p text:style-name="P228"><text:span text:style-name="Strong_20_Emphasis"><text:span text:style-name="T1">Prompt untuk Isi Mendalam:</text:span></text:span><text:span text:style-name="T1"> </text:span></text:p>
                    <text:list>
                      <text:list-item>
                        <text:p text:style-name="P228"><text:span text:style-name="T1">"Fokus pada argumen dan bukti bahwa video game telah berkembang menjadi </text:span><text:span text:style-name="Strong_20_Emphasis"><text:span text:style-name="T1">bentuk seni yang kompleks dan diakui</text:span></text:span><text:span text:style-name="T1">, serta </text:span><text:span text:style-name="Strong_20_Emphasis"><text:span text:style-name="T1">media naratif yang memiliki kekuatan dan keunikan tersendiri</text:span></text:span><text:span text:style-name="T1">. </text:span></text:p>
                        <text:list>
                          <text:list-item>
                            <text:p text:style-name="P228"><text:span text:style-name="Strong_20_Emphasis"><text:span text:style-name="T1">Melampaui Perdebatan 'Apakah Game Itu Seni?':</text:span></text:span><text:span text:style-name="T1"> Singgung secara singkat perdebatan historis ini dan jelaskan bagaimana konsensus di kalangan kritikus, akademisi, dan bahkan institusi seni (museum) telah bergeser ke arah penerimaan game sebagai medium artistik yang sah. Diskusikan elemen kunci yang membedakan dan memperkaya seni melalui game: </text:span><text:span text:style-name="Strong_20_Emphasis"><text:span text:style-name="T1">interaktivitas</text:span></text:span><text:span text:style-name="T1">, </text:span><text:span text:style-name="Strong_20_Emphasis"><text:span text:style-name="T1">partisipasi aktif pemain (player agency)</text:span></text:span><text:span text:style-name="T1">, dan kemampuan untuk menciptakan </text:span><text:span text:style-name="Strong_20_Emphasis"><text:span text:style-name="T1">sistem estetika</text:span></text:span><text:span text:style-name="T1"> yang kompleks. </text:span></text:p>
                          </text:list-item>
                          <text:list-item>
                            <text:p text:style-name="P228"><text:span text:style-name="Strong_20_Emphasis"><text:span text:style-name="T1">Keindahan Visual sebagai Ekspresi Artistik:</text:span></text:span><text:span text:style-name="T1"> Jelajahi bagaimana game memanfaatkan </text:span><text:span text:style-name="Strong_20_Emphasis"><text:span text:style-name="T1">seni visual</text:span></text:span><text:span text:style-name="T1"> tidak hanya untuk mencapai realisme, tetapi juga sebagai alat ekspresi artistik yang kuat. Bahas keragaman </text:span><text:span text:style-name="Strong_20_Emphasis"><text:span text:style-name="T1">gaya seni (art style)</text:span></text:span><text:span text:style-name="T1"> yang ikonik dan inovatif dalam game (misalnya: </text:span><text:span text:style-name="Emphasis"><text:span text:style-name="T1">cel-shading</text:span></text:span><text:span text:style-name="T1"> di </text:span><text:span text:style-name="Emphasis"><text:span text:style-name="T1">The Legend of Zelda: The Wind Waker</text:span></text:span><text:span text:style-name="T1">, gaya lukisan kuas di </text:span><text:span text:style-name="Emphasis"><text:span text:style-name="T1">Okami</text:span></text:span><text:span text:style-name="T1">, visual atmosferik minimalis di </text:span><text:span text:style-name="Emphasis"><text:span text:style-name="T1">Limbo</text:span></text:span><text:span text:style-name="T1"> atau </text:span><text:span text:style-name="Emphasis"><text:span text:style-name="T1">Inside</text:span></text:span><text:span text:style-name="T1">, </text:span><text:soft-page-break/><text:span text:style-name="T1">kebangkitan </text:span><text:span text:style-name="Emphasis"><text:span text:style-name="T1">pixel art</text:span></text:span><text:span text:style-name="T1"> modern yang detail, surealisme di </text:span><text:span text:style-name="Emphasis"><text:span text:style-name="T1">Control</text:span></text:span><text:span text:style-name="T1">). Tekankan peran vital </text:span><text:span text:style-name="Strong_20_Emphasis"><text:span text:style-name="T1">pengarah seni (art director)</text:span></text:span><text:span text:style-name="T1"> dan tim seniman dalam membangun dunia dan suasana game. Berikan contoh game yang diakui secara luas karena pencapaian artistik visualnya. </text:span></text:p>
                          </text:list-item>
                          <text:list-item>
                            <text:p text:style-name="P228"><text:span text:style-name="Strong_20_Emphasis"><text:span text:style-name="T1">Musik dan Desain Suara sebagai Pilar Emosi:</text:span></text:span><text:span text:style-name="T1"> Analisis peran fundamental </text:span><text:span text:style-name="Strong_20_Emphasis"><text:span text:style-name="T1">komposisi musik orisinal (soundtrack)</text:span></text:span><text:span text:style-name="T1"> dan </text:span><text:span text:style-name="Strong_20_Emphasis"><text:span text:style-name="T1">desain suara (sound design)</text:span></text:span><text:span text:style-name="T1"> dalam membangun atmosfer, membangkitkan emosi, memberikan umpan balik gameplay, dan memperkuat narasi. Diskusikan beberapa </text:span><text:span text:style-name="Emphasis"><text:span text:style-name="T1">soundtrack</text:span></text:span><text:span text:style-name="T1"> game yang paling ikonik atau mendapat pujian kritis, serta komponis game terkenal. Sebutkan tren penggunaan musik orkestra skala besar, musik lisensi yang dipilih dengan cermat, dan bagaimana apresiasi terhadap musik game telah berkembang (penghargaan industri, konser simfoni musik game). </text:span></text:p>
                          </text:list-item>
                          <text:list-item>
                            <text:p text:style-name="P228"><text:span text:style-name="Strong_20_Emphasis"><text:span text:style-name="T1">Kekuatan Naratif Interaktif (Interactive Storytelling):</text:span></text:span><text:span text:style-name="T1"> Uraikan bagaimana game mampu </text:span><text:span text:style-name="Strong_20_Emphasis"><text:span text:style-name="T1">menceritakan kisah</text:span></text:span><text:span text:style-name="T1"> dengan cara yang unik dan berbeda dari media naratif pasif seperti film atau novel. Jelajahi berbagai teknik penceritaan dalam game: </text:span><text:span text:style-name="Strong_20_Emphasis"><text:span text:style-name="T1">narasi bercabang (branching narratives)</text:span></text:span><text:span text:style-name="T1"> yang hasilnya dipengaruhi oleh pilihan pemain, </text:span><text:span text:style-name="Strong_20_Emphasis"><text:span text:style-name="T1">penceritaan melalui lingkungan (environmental storytelling)</text:span></text:span><text:span text:style-name="T1"> di mana dunia game sendiri mengungkapkan cerita, </text:span><text:span text:style-name="Strong_20_Emphasis"><text:span text:style-name="T1">narasi yang muncul secara organik (emergent narrative)</text:span></text:span><text:span text:style-name="T1"> dari interaksi sistem dalam game sandbox atau simulasi, dan </text:span><text:span text:style-name="Strong_20_Emphasis"><text:span text:style-name="T1">narasi yang sangat dipersonalisasi (player-driven stories)</text:span></text:span><text:span text:style-name="T1">. Lakukan analisis mendalam pada beberapa contoh game (dari berbagai genre dan skala, </text:span><text:soft-page-break/><text:span text:style-name="T1">AAA hingga indie) yang diakui secara luas karena </text:span><text:span text:style-name="Strong_20_Emphasis"><text:span text:style-name="T1">kedalaman cerita, kompleksitas karakter, tema yang menggugah pemikiran, dan kemampuan untuk menimbulkan dampak emosional yang kuat</text:span></text:span><text:span text:style-name="T1"> pada pemain (contoh: </text:span><text:span text:style-name="Emphasis"><text:span text:style-name="T1">The Last of Us</text:span></text:span><text:span text:style-name="T1"> series, </text:span><text:span text:style-name="Emphasis"><text:span text:style-name="T1">Red Dead Redemption</text:span></text:span><text:span text:style-name="T1"> series, </text:span><text:span text:style-name="Emphasis"><text:span text:style-name="T1">God of War (2018/Ragnarök)</text:span></text:span><text:span text:style-name="T1">, </text:span><text:span text:style-name="Emphasis"><text:span text:style-name="T1">Mass Effect</text:span></text:span><text:span text:style-name="T1"> trilogy, </text:span><text:span text:style-name="Emphasis"><text:span text:style-name="T1">Life is Strange</text:span></text:span><text:span text:style-name="T1">, </text:span><text:span text:style-name="Emphasis"><text:span text:style-name="T1">Nier: Automata</text:span></text:span><text:span text:style-name="T1">, </text:span><text:span text:style-name="Emphasis"><text:span text:style-name="T1">Undertale</text:span></text:span><text:span text:style-name="T1">, </text:span><text:span text:style-name="Emphasis"><text:span text:style-name="T1">What Remains of Edith Finch</text:span></text:span><text:span text:style-name="T1">, </text:span><text:span text:style-name="Emphasis"><text:span text:style-name="T1">Disco Elysium</text:span></text:span><text:span text:style-name="T1">, </text:span><text:span text:style-name="Emphasis"><text:span text:style-name="T1">Outer Wilds</text:span></text:span><text:span text:style-name="T1">). </text:span></text:p>
                          </text:list-item>
                          <text:list-item>
                            <text:p text:style-name="P228"><text:span text:style-name="Strong_20_Emphasis"><text:span text:style-name="T1">Interaktivitas sebagai Komponen Artistik:</text:span></text:span><text:span text:style-name="T1"> Simpulkan dengan menekankan bagaimana </text:span><text:span text:style-name="Strong_20_Emphasis"><text:span text:style-name="T1">kemampuan pemain untuk bertindak, membuat pilihan, dan mengalami konsekuensi</text:span></text:span><text:span text:style-name="T1"> di dalam dunia game bukan sekadar mekanik, tetapi merupakan bagian integral dari </text:span><text:span text:style-name="Strong_20_Emphasis"><text:span text:style-name="T1">makna dan pengalaman artistik</text:span></text:span><text:span text:style-name="T1"> yang ditawarkan oleh medium ini." </text:span></text:p>
                          </text:list-item>
                        </text:list>
                      </text:list-item>
                    </text:list>
                  </text:list-item>
                </text:list>
              </text:list-item>
              <text:list-item>
                <text:p text:style-name="P43"><text:span text:style-name="Strong_20_Emphasis"><text:span text:style-name="T1">Subbab 9.2: Pengaruh Ekonomi Industri Game</text:span></text:span></text:p>
                <text:list>
                  <text:list-item>
                    <text:p text:style-name="P228"><text:span text:style-name="Strong_20_Emphasis"><text:span text:style-name="T1">Prompt untuk Isi Mendalam:</text:span></text:span><text:span text:style-name="T1"> </text:span></text:p>
                    <text:list>
                      <text:list-item>
                        <text:p text:style-name="P228"><text:span text:style-name="T1">"Fokus pada penggambaran </text:span><text:span text:style-name="Strong_20_Emphasis"><text:span text:style-name="T1">skala ekonomi raksasa</text:span></text:span><text:span text:style-name="T1"> dan pengaruh signifikan industri game global terhadap perekonomian dunia. </text:span></text:p>
                        <text:list>
                          <text:list-item>
                            <text:p text:style-name="P228"><text:span text:style-name="Strong_20_Emphasis"><text:span text:style-name="T1">Ukuran Pasar Global dan Pertumbuhan Berkelanjutan:</text:span></text:span><text:span text:style-name="T1"> Sajikan data dan statistik </text:span><text:span text:style-name="Strong_20_Emphasis"><text:span text:style-name="T1">terkini (sedekat mungkin dengan April 2025, dengan catatan perlunya pembaruan data saat penulisan akhir)</text:span></text:span><text:span text:style-name="T1"> mengenai </text:span><text:span text:style-name="Strong_20_Emphasis"><text:span text:style-name="T1">nilai pendapatan (revenue)</text:span></text:span><text:span text:style-name="T1"> industri game global. Lakukan </text:span><text:span text:style-name="Strong_20_Emphasis"><text:span text:style-name="T1">perbandingan</text:span></text:span><text:span text:style-name="T1"> yang jelas dengan industri hiburan besar lainnya (film box office global, industri musik rekaman global) untuk menunjukkan dominasinya. Diskusikan </text:span><text:span text:style-name="Strong_20_Emphasis"><text:span text:style-name="T1">tren pertumbuhan</text:span></text:span><text:span text:style-name="T1"> industri yang secara historis kuat dan relatif tahan banting terhadap fluktuasi </text:span><text:soft-page-break/><text:span text:style-name="T1">ekonomi. Identifikasi </text:span><text:span text:style-name="Strong_20_Emphasis"><text:span text:style-name="T1">pasar regional utama</text:span></text:span><text:span text:style-name="T1"> (misalnya Asia-Pasifik seringkali menjadi yang terbesar, diikuti Amerika Utara dan Eropa) dan dinamika pertumbuhan di masing-masing wilayah. </text:span></text:p>
                          </text:list-item>
                          <text:list-item>
                            <text:p text:style-name="P228"><text:span text:style-name="Strong_20_Emphasis"><text:span text:style-name="T1">Mesin Penciptaan Lapangan Kerja:</text:span></text:span><text:span text:style-name="T1"> Uraikan secara komprehensif </text:span><text:span text:style-name="Strong_20_Emphasis"><text:span text:style-name="T1">beragamnya jenis profesi dan lapangan kerja</text:span></text:span><text:span text:style-name="T1"> yang diciptakan secara langsung maupun tidak langsung oleh ekosistem industri game. Rinci peran-peran kunci: </text:span><text:span text:style-name="Strong_20_Emphasis"><text:span text:style-name="T1">dalam pengembangan</text:span></text:span><text:span text:style-name="T1"> (programmer [engine, gameplay, tools, network], seniman [konsep, 2D, 3D, karakter, lingkungan, UI/UX], desainer [game, level, sistem, narasi, ekonomi], penulis, perancang dan insinyur audio, produser, manajer proyek), </text:span><text:span text:style-name="Strong_20_Emphasis"><text:span text:style-name="T1">penjaminan kualitas (QA)</text:span></text:span><text:span text:style-name="T1">, staf </text:span><text:span text:style-name="Strong_20_Emphasis"><text:span text:style-name="T1">pemasaran, hubungan masyarakat (PR), manajemen komunitas, dan penerbitan</text:span></text:span><text:span text:style-name="T1">, </text:span><text:span text:style-name="Strong_20_Emphasis"><text:span text:style-name="T1">profesional di kancah esports</text:span></text:span><text:span text:style-name="T1"> (pemain, pelatih, analis, caster, manajer tim, staf liga/turnamen), </text:span><text:span text:style-name="Strong_20_Emphasis"><text:span text:style-name="T1">streamer dan kreator konten game</text:span></text:span><text:span text:style-name="T1">, </text:span><text:span text:style-name="Strong_20_Emphasis"><text:span text:style-name="T1">jurnalis dan kritikus game</text:span></text:span><text:span text:style-name="T1">, </text:span><text:span text:style-name="Strong_20_Emphasis"><text:span text:style-name="T1">penyelenggara acara</text:span></text:span><text:span text:style-name="T1"> (konferensi, pameran, turnamen), staf </text:span><text:span text:style-name="Strong_20_Emphasis"><text:span text:style-name="T1">ritel</text:span></text:span><text:span text:style-name="T1"> (fisik maupun digital), hingga peran di </text:span><text:span text:style-name="Strong_20_Emphasis"><text:span text:style-name="T1">industri pendukung</text:span></text:span><text:span text:style-name="T1">. </text:span></text:p>
                          </text:list-item>
                          <text:list-item>
                            <text:p text:style-name="P228"><text:span text:style-name="Strong_20_Emphasis"><text:span text:style-name="T1">Efek Multiplier: Dampak pada Industri Terkait:</text:span></text:span><text:span text:style-name="T1"> Jelaskan bagaimana pertumbuhan pesat industri game turut </text:span><text:span text:style-name="Strong_20_Emphasis"><text:span text:style-name="T1">menjadi katalisator dan pendorong pertumbuhan bagi sektor-sektor industri lain</text:span></text:span><text:span text:style-name="T1">: industri </text:span><text:span text:style-name="Strong_20_Emphasis"><text:span text:style-name="T1">perangkat keras komputer dan konsol</text:span></text:span><text:span text:style-name="T1"> (permintaan tinggi untuk GPU, CPU, SSD, monitor, periferal gaming), industri </text:span><text:span text:style-name="Strong_20_Emphasis"><text:span text:style-name="T1">perangkat lunak</text:span></text:span><text:span text:style-name="T1"> (kesuksesan besar game engine seperti Unreal Engine dan Unity, serta berbagai middleware), penyedia </text:span><text:span text:style-name="Strong_20_Emphasis"><text:span text:style-name="T1">infrastruktur internet dan cloud</text:span></text:span><text:span text:style-name="T1"> (kebutuhan </text:span><text:soft-page-break/><text:span text:style-name="T1">server, bandwidth, latensi rendah), industri </text:span><text:span text:style-name="Strong_20_Emphasis"><text:span text:style-name="T1">merchandise dan lisensi</text:span></text:span><text:span text:style-name="T1"> karakter/IP game, industri </text:span><text:span text:style-name="Strong_20_Emphasis"><text:span text:style-name="T1">manajemen acara dan pariwisata</text:span></text:span><text:span text:style-name="T1"> (terkait konferensi game besar dan turnamen esports internasional). </text:span></text:p>
                          </text:list-item>
                          <text:list-item>
                            <text:p text:style-name="P228"><text:span text:style-name="Strong_20_Emphasis"><text:span text:style-name="T1">Tren Investasi dan Konsolidasi:</text:span></text:span><text:span text:style-name="T1"> Singgung tren </text:span><text:span text:style-name="Strong_20_Emphasis"><text:span text:style-name="T1">investasi modal ventura</text:span></text:span><text:span text:style-name="T1"> yang signifikan ke dalam startup game serta </text:span><text:span text:style-name="Strong_20_Emphasis"><text:span text:style-name="T1">gelombang akuisisi dan merger (M&amp;A)</text:span></text:span><text:span text:style-name="T1"> bernilai besar yang melibatkan perusahaan-perusahaan game raksasa (seperti contoh Microsoft/Activision Blizzard, Sony/Bungie, Take-Two/Zynga). Jelaskan bagaimana fenomena ini menggarisbawahi </text:span><text:span text:style-name="Strong_20_Emphasis"><text:span text:style-name="T1">nilai ekonomi strategis</text:span></text:span><text:span text:style-name="T1"> industri dan adanya </text:span><text:span text:style-name="Strong_20_Emphasis"><text:span text:style-name="T1">kecenderungan konsolidasi</text:span></text:span><text:span text:style-name="T1"> pasar. </text:span></text:p>
                          </text:list-item>
                          <text:list-item>
                            <text:p text:style-name="P228"><text:span text:style-name="Strong_20_Emphasis"><text:span text:style-name="T1">Potensi Ekonomi Lokal/Regional:</text:span></text:span><text:span text:style-name="T1"> Jika relevan, diskusikan secara singkat </text:span><text:span text:style-name="Strong_20_Emphasis"><text:span text:style-name="T1">kontribusi ekonomi industri game di tingkat nasional atau regional</text:span></text:span><text:span text:style-name="T1">, terutama di negara-negara yang dikenal sebagai pusat pengembangan game (misal: AS [California, Texas, Washington], Kanada [Montreal, Vancouver, Toronto], Jepang, Korea Selatan, Tiongkok, Inggris, Prancis, Jerman, Polandia, negara-negara Nordik). Tambahkan catatan tentang </text:span><text:span text:style-name="Strong_20_Emphasis"><text:span text:style-name="T1">potensi pengembangan industri game di Indonesia</text:span></text:span><text:span text:style-name="T1"> dan dampaknya pada ekonomi kreatif lokal (per April 2025)." </text:span></text:p>
                          </text:list-item>
                        </text:list>
                      </text:list-item>
                    </text:list>
                  </text:list-item>
                </text:list>
              </text:list-item>
              <text:list-item>
                <text:p text:style-name="P43"><text:span text:style-name="Strong_20_Emphasis"><text:span text:style-name="T1">Subbab 9.3: Komunitas dan Koneksi Sosial</text:span></text:span></text:p>
                <text:list>
                  <text:list-item>
                    <text:p text:style-name="P228"><text:span text:style-name="Strong_20_Emphasis"><text:span text:style-name="T1">Prompt untuk Isi Mendalam:</text:span></text:span><text:span text:style-name="T1"> </text:span></text:p>
                    <text:list>
                      <text:list-item>
                        <text:p text:style-name="P228"><text:span text:style-name="T1">"Jelajahi secara mendalam </text:span><text:span text:style-name="Strong_20_Emphasis"><text:span text:style-name="T1">dimensi sosial yang kaya</text:span></text:span><text:span text:style-name="T1"> dari bermain game, menantang stereotip lama dan menyoroti bagaimana game modern berfungsi sebagai platform penting untuk </text:span><text:span text:style-name="Strong_20_Emphasis"><text:span text:style-name="T1">membentuk komunitas, </text:span></text:span><text:soft-page-break/><text:span text:style-name="Strong_20_Emphasis"><text:span text:style-name="T1">memelihara persahabatan, dan memfasilitasi interaksi sosial</text:span></text:span><text:span text:style-name="T1">. </text:span></text:p>
                        <text:list>
                          <text:list-item>
                            <text:p text:style-name="P228"><text:span text:style-name="Strong_20_Emphasis"><text:span text:style-name="T1">Melawan Stereotip Gamer Penyendiri:</text:span></text:span><text:span text:style-name="T1"> Awali dengan secara eksplisit menantang dan membongkar </text:span><text:span text:style-name="Strong_20_Emphasis"><text:span text:style-name="T1">citra usang gamer sebagai individu antisosial</text:span></text:span><text:span text:style-name="T1"> yang terisolasi di depan layar. Tegaskan bahwa bagi banyak orang, bermain game (terutama game online) adalah </text:span><text:span text:style-name="Strong_20_Emphasis"><text:span text:style-name="T1">aktivitas sosial yang inheren</text:span></text:span><text:span text:style-name="T1">. </text:span></text:p>
                          </text:list-item>
                          <text:list-item>
                            <text:p text:style-name="P228"><text:span text:style-name="Strong_20_Emphasis"><text:span text:style-name="T1">Game Multiplayer sebagai Ruang Interaksi:</text:span></text:span><text:span text:style-name="T1"> Diskusikan bagaimana berbagai jenis game multiplayer online – mulai dari </text:span><text:span text:style-name="Strong_20_Emphasis"><text:span text:style-name="T1">MMORPG yang masif, game kooperatif (co-op) berbasis tim kecil, hingga game kompetitif yang intens</text:span></text:span><text:span text:style-name="T1"> – berfungsi sebagai </text:span><text:span text:style-name="Strong_20_Emphasis"><text:span text:style-name="T1">'ruang ketiga' digital</text:span></text:span><text:span text:style-name="T1"> yang vital. Jelaskan bagaimana ruang ini menjadi tempat orang bertemu, bersosialisasi, membentuk ikatan pertemanan, dan belajar keterampilan sosial penting seperti </text:span><text:span text:style-name="Strong_20_Emphasis"><text:span text:style-name="T1">komunikasi, koordinasi, dan kerja sama tim</text:span></text:span><text:span text:style-name="T1">. Berikan contoh konkret dinamika sosial dalam </text:span><text:span text:style-name="Emphasis"><text:span text:style-name="T1">guild</text:span></text:span><text:span text:style-name="T1">, </text:span><text:span text:style-name="Emphasis"><text:span text:style-name="T1">clan</text:span></text:span><text:span text:style-name="T1">, atau sekadar tim acak dalam game seperti </text:span><text:span text:style-name="Emphasis"><text:span text:style-name="T1">World of Warcraft</text:span></text:span><text:span text:style-name="T1">, </text:span><text:span text:style-name="Emphasis"><text:span text:style-name="T1">Final Fantasy XIV</text:span></text:span><text:span text:style-name="T1">, </text:span><text:span text:style-name="Emphasis"><text:span text:style-name="T1">Destiny 2</text:span></text:span><text:span text:style-name="T1">, </text:span><text:span text:style-name="Emphasis"><text:span text:style-name="T1">Monster Hunter</text:span></text:span><text:span text:style-name="T1"> series, </text:span><text:span text:style-name="Emphasis"><text:span text:style-name="T1">League of Legends</text:span></text:span><text:span text:style-name="T1">, </text:span><text:span text:style-name="Emphasis"><text:span text:style-name="T1">Valorant</text:span></text:span><text:span text:style-name="T1">, </text:span><text:span text:style-name="Emphasis"><text:span text:style-name="T1">Among Us</text:span></text:span><text:span text:style-name="T1">. </text:span></text:p>
                          </text:list-item>
                          <text:list-item>
                            <text:p text:style-name="P228"><text:span text:style-name="Strong_20_Emphasis"><text:span text:style-name="T1">Ekosistem Komunitas Online:</text:span></text:span><text:span text:style-name="T1"> Jelajahi bagaimana </text:span><text:span text:style-name="Strong_20_Emphasis"><text:span text:style-name="T1">komunitas yang berdedikasi dan bersemangat</text:span></text:span><text:span text:style-name="T1"> tumbuh subur di sekitar game, franchise, genre, atau bahkan platform tertentu. Diskusikan peran penting berbagai </text:span><text:span text:style-name="Strong_20_Emphasis"><text:span text:style-name="T1">platform digital</text:span></text:span><text:span text:style-name="T1"> dalam memelihara komunitas ini: </text:span><text:span text:style-name="Strong_20_Emphasis"><text:span text:style-name="T1">forum online (seperti subreddit khusus game), server Discord, grup media sosial, wiki buatan penggemar (fan wikis), dan situs penggemar</text:span></text:span><text:span text:style-name="T1">. Akui sisi positifnya (berbagi hasrat, dukungan mutual antar pemain, pertukaran </text:span><text:soft-page-break/><text:span text:style-name="T1">informasi dan strategi, kreativitas penggemar [fan art, fan fiction, modding]) tetapi jangan abaikan potensi sisi negatifnya (seperti toksisitas, elitisme, atau </text:span><text:span text:style-name="Emphasis"><text:span text:style-name="T1">gatekeeping</text:span></text:span><text:span text:style-name="T1"> – yang bisa dirujuk silang ke Subbab 9.5). </text:span></text:p>
                          </text:list-item>
                          <text:list-item>
                            <text:p text:style-name="P228"><text:span text:style-name="Strong_20_Emphasis"><text:span text:style-name="T1">Menjembatani Dunia Maya dan Nyata:</text:span></text:span><text:span text:style-name="T1"> Bahas bagaimana koneksi dan persahabatan yang terjalin melalui game online seringkali </text:span><text:span text:style-name="Strong_20_Emphasis"><text:span text:style-name="T1">berkembang menjadi hubungan di dunia nyata</text:span></text:span><text:span text:style-name="T1">. Sebutkan peran </text:span><text:span text:style-name="Strong_20_Emphasis"><text:span text:style-name="T1">LAN party</text:span></text:span><text:span text:style-name="T1"> (baik secara historis sebagai fondasi maupun dalam bentuk modern yang lebih terorganisir), </text:span><text:span text:style-name="Strong_20_Emphasis"><text:span text:style-name="T1">pertemuan komunitas lokal (gatherings/meetups)</text:span></text:span><text:span text:style-name="T1">, dan pengalaman bersama saat </text:span><text:span text:style-name="Strong_20_Emphasis"><text:span text:style-name="T1">menghadiri acara game besar</text:span></text:span><text:span text:style-name="T1"> (konvensi, pameran, turnamen esports) dalam memperkuat ikatan sosial ini. </text:span></text:p>
                          </text:list-item>
                          <text:list-item>
                            <text:p text:style-name="P228"><text:span text:style-name="Strong_20_Emphasis"><text:span text:style-name="T1">Streaming dan Pembentukan Komunitas:</text:span></text:span><text:span text:style-name="T1"> Jelaskan bagaimana platform streaming game seperti </text:span><text:span text:style-name="Strong_20_Emphasis"><text:span text:style-name="T1">Twitch</text:span></text:span><text:span text:style-name="T1"> dan </text:span><text:span text:style-name="Strong_20_Emphasis"><text:span text:style-name="T1">YouTube Gaming</text:span></text:span><text:span text:style-name="T1"> telah menciptakan </text:span><text:span text:style-name="Strong_20_Emphasis"><text:span text:style-name="T1">bentuk komunitas baru yang terpusat di sekitar kepribadian streamer</text:span></text:span><text:span text:style-name="T1">. Diskusikan bagaimana interaksi real-time antara streamer dan penonton (melalui chat), budaya meme dan emote unik per kanal, serta acara bersama membangun rasa kebersamaan dan identitas kolektif. Sentuh juga fenomena hubungan parasosial dalam konteks ini. </text:span></text:p>
                          </text:list-item>
                          <text:list-item>
                            <text:p text:style-name="P228"><text:span text:style-name="Strong_20_Emphasis"><text:span text:style-name="T1">Nilai Intrinsik Bermain Kooperatif:</text:span></text:span><text:span text:style-name="T1"> Soroti kepuasan emosional dan sosial yang unik yang berasal dari </text:span><text:span text:style-name="Strong_20_Emphasis"><text:span text:style-name="T1">pengalaman bermain game secara kooperatif (co-op)</text:span></text:span><text:span text:style-name="T1">, di mana fokusnya adalah pada </text:span><text:span text:style-name="Strong_20_Emphasis"><text:span text:style-name="T1">kerja sama tim, saling mendukung, dan mencapai tujuan bersama</text:span></text:span><text:span text:style-name="T1"> melawan tantangan yang dirancang oleh game. Berikan contoh game yang dirancang khusus untuk co-op atau memiliki mode co-op yang kuat (</text:span><text:span text:style-name="Emphasis"><text:span text:style-name="T1">It Takes Two</text:span></text:span><text:span text:style-name="T1">, </text:span><text:soft-page-break/><text:span text:style-name="Emphasis"><text:span text:style-name="T1">Deep Rock Galactic</text:span></text:span><text:span text:style-name="T1">, </text:span><text:span text:style-name="Emphasis"><text:span text:style-name="T1">Left 4 Dead</text:span></text:span><text:span text:style-name="T1">, </text:span><text:span text:style-name="Emphasis"><text:span text:style-name="T1">Portal 2 co-op</text:span></text:span><text:span text:style-name="T1">, </text:span><text:span text:style-name="Emphasis"><text:span text:style-name="T1">Stardew Valley multiplayer</text:span></text:span><text:span text:style-name="T1">)." </text:span></text:p>
                          </text:list-item>
                        </text:list>
                      </text:list-item>
                    </text:list>
                  </text:list-item>
                </text:list>
              </text:list-item>
              <text:list-item>
                <text:p text:style-name="P43"><text:span text:style-name="Strong_20_Emphasis"><text:span text:style-name="T1">Subbab 9.4: Game dalam Pendidikan dan Pelatihan (Serious Games)</text:span></text:span></text:p>
                <text:list>
                  <text:list-item>
                    <text:p text:style-name="P228"><text:span text:style-name="Strong_20_Emphasis"><text:span text:style-name="T1">Prompt untuk Isi Mendalam:</text:span></text:span><text:span text:style-name="T1"> </text:span></text:p>
                    <text:list>
                      <text:list-item>
                        <text:p text:style-name="P228"><text:span text:style-name="T1">"Jelajahi secara komprehensif penerapan </text:span><text:span text:style-name="Strong_20_Emphasis"><text:span text:style-name="T1">prinsip-prinsip desain game, mekanika interaktif, dan teknologi simulasi</text:span></text:span><text:span text:style-name="T1"> di luar konteks hiburan murni, khususnya dalam bidang </text:span><text:span text:style-name="Strong_20_Emphasis"><text:span text:style-name="T1">pendidikan ('Edutainment'), pelatihan profesional, kesehatan, dan advokasi sosial ('Games for Change')</text:span></text:span><text:span text:style-name="T1">. </text:span></text:p>
                        <text:list>
                          <text:list-item>
                            <text:p text:style-name="P228"><text:span text:style-name="Strong_20_Emphasis"><text:span text:style-name="T1">Mendefinisikan dan Memahami 'Serious Games':</text:span></text:span><text:span text:style-name="T1"> Jelaskan secara jelas apa yang dimaksud dengan </text:span><text:span text:style-name="Strong_20_Emphasis"><text:span text:style-name="T1">'Serious Games'</text:span></text:span><text:span text:style-name="T1"> – yaitu aplikasi interaktif yang menggunakan teknologi dan prinsip desain game untuk tujuan utama </text:span><text:span text:style-name="Strong_20_Emphasis"><text:span text:style-name="T1">selain hiburan</text:span></text:span><text:span text:style-name="T1">, seperti transfer pengetahuan, pengembangan keterampilan, perubahan perilaku, atau pengumpulan data. </text:span></text:p>
                          </text:list-item>
                          <text:list-item>
                            <text:p text:style-name="P228"><text:span text:style-name="Strong_20_Emphasis"><text:span text:style-name="T1">Perbedaan dengan 'Gamifikasi':</text:span></text:span><text:span text:style-name="T1"> Buat perbedaan konseptual yang jelas antara 'Serious Games' (yang merupakan produk game utuh dengan tujuan serius) dengan </text:span><text:span text:style-name="Strong_20_Emphasis"><text:span text:style-name="T1">'Gamifikasi'</text:span></text:span><text:span text:style-name="T1"> (yang merupakan penerapan elemen-elemen game seperti poin, lencana, papan peringkat pada aktivitas non-game untuk meningkatkan motivasi, engagement, atau pembelajaran). </text:span></text:p>
                          </text:list-item>
                          <text:list-item>
                            <text:p text:style-name="P228"><text:span text:style-name="Strong_20_Emphasis"><text:span text:style-name="T1">Aplikasi dalam Pendidikan (Semua Tingkatan):</text:span></text:span><text:span text:style-name="T1"> Diskusikan berbagai cara game digunakan dalam konteks </text:span><text:span text:style-name="Strong_20_Emphasis"><text:span text:style-name="T1">pendidikan formal (sekolah, universitas) dan informal (pembelajaran mandiri)</text:span></text:span><text:span text:style-name="T1">. Berikan contoh spesifik: </text:span><text:span text:style-name="Strong_20_Emphasis"><text:span text:style-name="T1">simulasi sejarah atau sains</text:span></text:span><text:span text:style-name="T1"> (</text:span><text:span text:style-name="Emphasis"><text:span text:style-name="T1">Oregon Trail</text:span></text:span><text:span text:style-name="T1">, potensi penggunaan </text:span><text:span text:style-name="Emphasis"><text:span text:style-name="T1">Civilization</text:span></text:span><text:span text:style-name="T1"> atau </text:span><text:span text:style-name="Emphasis"><text:span text:style-name="T1">Kerbal Space Program</text:span></text:span><text:span text:style-name="T1"> di kelas), </text:span><text:span text:style-name="Strong_20_Emphasis"><text:span text:style-name="T1">aplikasi </text:span></text:span><text:soft-page-break/><text:span text:style-name="Strong_20_Emphasis"><text:span text:style-name="T1">pembelajaran bahasa</text:span></text:span><text:span text:style-name="T1"> yang digamifikasi (seperti Duolingo), </text:span><text:span text:style-name="Strong_20_Emphasis"><text:span text:style-name="T1">game untuk melatih matematika atau logika</text:span></text:span><text:span text:style-name="T1"> (</text:span><text:span text:style-name="Emphasis"><text:span text:style-name="T1">Prodigy Math Game</text:span></text:span><text:span text:style-name="T1">), platform yang mengajarkan </text:span><text:span text:style-name="Strong_20_Emphasis"><text:span text:style-name="T1">keterampilan pemrograman atau computational thinking</text:span></text:span><text:span text:style-name="T1"> (</text:span><text:span text:style-name="Emphasis"><text:span text:style-name="T1">Scratch</text:span></text:span><text:span text:style-name="T1">, </text:span><text:span text:style-name="Emphasis"><text:span text:style-name="T1">CodeCombat</text:span></text:span><text:span text:style-name="T1">), dan penggunaan </text:span><text:span text:style-name="Strong_20_Emphasis"><text:span text:style-name="T1">platform seperti </text:span></text:span><text:span text:style-name="Strong_20_Emphasis"><text:span text:style-name="Emphasis"><text:span text:style-name="T1">Minecraft: Education Edition</text:span></text:span></text:span><text:span text:style-name="T1"> untuk pembelajaran berbasis proyek yang kreatif. Diskusikan potensi manfaatnya (meningkatkan motivasi belajar, memungkinkan pembelajaran aktif dan eksperimental, mengakomodasi gaya belajar berbeda) serta tantangannya (desain pedagogis yang efektif, integrasi ke dalam kurikulum, aksesibilitas teknologi). </text:span></text:p>
                          </text:list-item>
                          <text:list-item>
                            <text:p text:style-name="P228"><text:span text:style-name="Strong_20_Emphasis"><text:span text:style-name="T1">Simulasi Tingkat Lanjut untuk Pelatihan Profesional:</text:span></text:span><text:span text:style-name="T1"> Jelajahi penggunaan </text:span><text:span text:style-name="Strong_20_Emphasis"><text:span text:style-name="T1">simulasi berbasis game</text:span></text:span><text:span text:style-name="T1"> yang realistis dan kompleks untuk </text:span><text:span text:style-name="Strong_20_Emphasis"><text:span text:style-name="T1">pelatihan di berbagai sektor profesional</text:span></text:span><text:span text:style-name="T1"> di mana risiko di dunia nyata tinggi atau biaya pelatihan tradisional mahal. Contoh utama: </text:span><text:span text:style-name="Strong_20_Emphasis"><text:span text:style-name="T1">simulator penerbangan</text:span></text:span><text:span text:style-name="T1"> untuk pelatihan pilot, </text:span><text:span text:style-name="Strong_20_Emphasis"><text:span text:style-name="T1">simulator medis dan bedah</text:span></text:span><text:span text:style-name="T1"> untuk melatih dokter, perawat, dan ahli bedah (termasuk simulasi VR), </text:span><text:span text:style-name="Strong_20_Emphasis"><text:span text:style-name="T1">simulator pelatihan militer, kepolisian, atau tim tanggap darurat</text:span></text:span><text:span text:style-name="T1">, simulasi untuk </text:span><text:span text:style-name="Strong_20_Emphasis"><text:span text:style-name="T1">pelatihan keterampilan teknis industri</text:span></text:span><text:span text:style-name="T1"> (misalnya, mengoperasikan alat berat), atau bahkan pelatihan </text:span><text:span text:style-name="Strong_20_Emphasis"><text:span text:style-name="T1">soft skills</text:span></text:span><text:span text:style-name="T1"> (kepemimpinan, negosiasi, pengambilan keputusan) di lingkungan korporat. Tekankan keunggulannya dalam menyediakan lingkungan latihan yang aman, terukur, dapat diulang, dan seringkali lebih menarik daripada metode pelatihan konvensional. </text:span></text:p>
                          </text:list-item>
                          <text:list-item>
                            <text:p text:style-name="P228"><text:span text:style-name="Strong_20_Emphasis"><text:span text:style-name="T1">Kontribusi pada Kesehatan dan Kesejahteraan (Games for Health):</text:span></text:span><text:span text:style-name="T1"> Diskusikan berbagai </text:span><text:soft-page-break/><text:span text:style-name="T1">aplikasi game dalam bidang </text:span><text:span text:style-name="Strong_20_Emphasis"><text:span text:style-name="T1">kesehatan fisik dan mental</text:span></text:span><text:span text:style-name="T1">. Contoh: </text:span><text:span text:style-name="Strong_20_Emphasis"><text:span text:style-name="T1">exergames</text:span></text:span><text:span text:style-name="T1"> (seperti yang dipopulerkan oleh Wii Fit atau game VR aktif) untuk mendorong aktivitas fisik, rehabilitasi pasca cedera, atau manajemen kondisi kronis; </text:span><text:span text:style-name="Strong_20_Emphasis"><text:span text:style-name="T1">game kognitif ('brain training games')</text:span></text:span><text:span text:style-name="T1"> yang diklaim dapat melatih memori, perhatian, atau fungsi eksekutif lainnya (diskusikan juga skeptisisme ilmiah terkait klaim ini); game yang dirancang khusus untuk </text:span><text:span text:style-name="Strong_20_Emphasis"><text:span text:style-name="T1">mendukung kesehatan mental</text:span></text:span><text:span text:style-name="T1"> (misalnya, mengurangi kecemasan, mengajarkan teknik mindfulness, meningkatkan literasi kesehatan mental); atau game sebagai alat </text:span><text:span text:style-name="Strong_20_Emphasis"><text:span text:style-name="T1">edukasi pasien</text:span></text:span><text:span text:style-name="T1"> tentang kondisi medis mereka. </text:span></text:p>
                          </text:list-item>
                          <text:list-item>
                            <text:p text:style-name="P228"><text:span text:style-name="Strong_20_Emphasis"><text:span text:style-name="T1">Mendorong Perubahan Sosial (Games for Change):</text:span></text:span><text:span text:style-name="T1"> Sebutkan dan analisis beberapa contoh game yang secara eksplisit dirancang untuk </text:span><text:span text:style-name="Strong_20_Emphasis"><text:span text:style-name="T1">meningkatkan kesadaran publik</text:span></text:span><text:span text:style-name="T1"> tentang isu-isu sosial, lingkungan, atau politik yang kompleks, </text:span><text:span text:style-name="Strong_20_Emphasis"><text:span text:style-name="T1">mendorong empati</text:span></text:span><text:span text:style-name="T1"> terhadap perspektif atau pengalaman orang lain, atau bahkan memfasilitasi </text:span><text:span text:style-name="Strong_20_Emphasis"><text:span text:style-name="T1">aksi kolektif atau penelitian ilmiah (citizen science)</text:span></text:span><text:span text:style-name="T1">. Contoh: </text:span><text:span text:style-name="Emphasis"><text:span text:style-name="T1">Papers, Please</text:span></text:span><text:span text:style-name="T1"> (dilema etis petugas imigrasi), </text:span><text:span text:style-name="Emphasis"><text:span text:style-name="T1">This War of Mine</text:span></text:span><text:span text:style-name="T1"> (perspektif warga sipil dalam perang), </text:span><text:span text:style-name="Emphasis"><text:span text:style-name="T1">Spent</text:span></text:span><text:span text:style-name="T1"> (simulasi kemiskinan), </text:span><text:span text:style-name="Emphasis"><text:span text:style-name="T1">Foldit</text:span></text:span><text:span text:style-name="T1"> (game puzzle untuk penelitian pelipatan protein), </text:span><text:span text:style-name="Emphasis"><text:span text:style-name="T1">Sea Hero Quest</text:span></text:span><text:span text:style-name="T1"> (game untuk penelitian demensia). </text:span></text:p>
                          </text:list-item>
                          <text:list-item>
                            <text:p text:style-name="P228"><text:span text:style-name="Strong_20_Emphasis"><text:span text:style-name="T1">Potensi vs Realitas:</text:span></text:span><text:span text:style-name="T1"> Simpulkan dengan mengakui </text:span><text:span text:style-name="Strong_20_Emphasis"><text:span text:style-name="T1">potensi transformatif</text:span></text:span><text:span text:style-name="T1"> dari Serious Games di berbagai sektor, namun tetap realistis mengenai </text:span><text:span text:style-name="Strong_20_Emphasis"><text:span text:style-name="T1">tantangan</text:span></text:span><text:span text:style-name="T1"> yang dihadapi, termasuk </text:span><text:span text:style-name="Strong_20_Emphasis"><text:span text:style-name="T1">biaya pengembangan</text:span></text:span><text:span text:style-name="T1"> yang tinggi, kebutuhan akan </text:span><text:span text:style-name="Strong_20_Emphasis"><text:span text:style-name="T1">validasi ilmiah yang kuat</text:span></text:span><text:span text:style-name="T1"> mengenai </text:span><text:soft-page-break/><text:span text:style-name="T1">efektivitasnya (terutama dalam pendidikan dan kesehatan), risiko menciptakan pengalaman belajar yang </text:span><text:span text:style-name="Strong_20_Emphasis"><text:span text:style-name="T1">terasa dipaksakan atau tidak menyenangkan ('chocolate-covered broccoli')</text:span></text:span><text:span text:style-name="T1">, serta tantangan </text:span><text:span text:style-name="Strong_20_Emphasis"><text:span text:style-name="T1">adopsi dan integrasi</text:span></text:span><text:span text:style-name="T1"> ke dalam sistem dan praktik yang sudah mapan." </text:span></text:p>
                          </text:list-item>
                        </text:list>
                      </text:list-item>
                    </text:list>
                  </text:list-item>
                </text:list>
              </text:list-item>
              <text:list-item>
                <text:p text:style-name="P43"><text:span text:style-name="Strong_20_Emphasis"><text:span text:style-name="T1">Subbab 9.5: Sisi Gelap dan Kontroversi</text:span></text:span></text:p>
                <text:list>
                  <text:list-item>
                    <text:p text:style-name="P228"><text:span text:style-name="Strong_20_Emphasis"><text:span text:style-name="T1">Prompt untuk Isi Mendalam:</text:span></text:span><text:span text:style-name="T1"> </text:span></text:p>
                    <text:list>
                      <text:list-item>
                        <text:p text:style-name="P228"><text:span text:style-name="T1">"Sajikan analisis yang </text:span><text:span text:style-name="Strong_20_Emphasis"><text:span text:style-name="T1">kritis namun seimbang</text:span></text:span><text:span text:style-name="T1"> mengenai </text:span><text:span text:style-name="Strong_20_Emphasis"><text:span text:style-name="T1">sisi negatif, risiko, kritik, dan kontroversi</text:span></text:span><text:span text:style-name="T1"> yang terus membayangi industri dan medium video game, mengakui adanya potensi dampak buruk dan tantangan sosial yang signifikan. </text:span></text:p>
                        <text:list>
                          <text:list-item>
                            <text:p text:style-name="P228"><text:span text:style-name="Strong_20_Emphasis"><text:span text:style-name="T1">Perdebatan Tak Berujung: Kaitan Game Kekerasan dan Agresi:</text:span></text:span><text:span text:style-name="T1"> Ulas kembali secara komprehensif </text:span><text:span text:style-name="Strong_20_Emphasis"><text:span text:style-name="T1">perdebatan panjang dan seringkali dipolitisasi</text:span></text:span><text:span text:style-name="T1"> mengenai dugaan hubungan kausal antara bermain game yang mengandung kekerasan dengan peningkatan perilaku agresif atau kekerasan di dunia nyata. Rangkum secara objektif temuan dari </text:span><text:span text:style-name="Strong_20_Emphasis"><text:span text:style-name="T1">meta-analisis dan penelitian ilmiah selama beberapa dekade</text:span></text:span><text:span text:style-name="T1"> (yang umumnya menunjukkan hubungan korelasi yang lemah, tidak konsisten, atau tidak signifikan secara statistik setelah mengontrol faktor-faktor lain; soroti juga kompleksitas metodologis dan perdebatan antar peneliti). Sebutkan contoh </text:span><text:span text:style-name="Strong_20_Emphasis"><text:span text:style-name="T1">episode kepanikan moral (moral panic)</text:span></text:span><text:span text:style-name="T1"> di masa lalu dan bagaimana game seringkali menjadi kambing hitam yang mudah untuk masalah sosial yang kompleks. Akui keberadaan konten game yang sangat eksplisit dan brutal, namun tempatkan perdebatan ini dalam perspektif ilmiah dan sosial yang lebih luas. </text:span></text:p>
                          </text:list-item>
                          <text:list-item>
                            <text:p text:style-name="P228"><text:soft-page-break/><text:span text:style-name="Strong_20_Emphasis"><text:span text:style-name="T1">Risiko Kecanduan: Mengenal 'Gaming Disorder':</text:span></text:span><text:span text:style-name="T1"> Diskusikan pengakuan </text:span><text:span text:style-name="Strong_20_Emphasis"><text:span text:style-name="T1">'Gangguan Bermain Game' (Gaming Disorder)</text:span></text:span><text:span text:style-name="T1"> oleh Organisasi Kesehatan Dunia (WHO) dalam klasifikasi penyakit internasional (ICD-11). Jelaskan </text:span><text:span text:style-name="Strong_20_Emphasis"><text:span text:style-name="T1">kriteria diagnostik utamanya</text:span></text:span><text:span text:style-name="T1"> secara jelas (pola perilaku bermain game yang persisten atau berulang yang ditandai oleh: </text:span><text:span text:style-name="Strong_20_Emphasis"><text:span text:style-name="T1">1) gangguan kontrol</text:span></text:span><text:span text:style-name="T1"> atas bermain game [frekuensi, intensitas, durasi, penghentian, konteks]; </text:span><text:span text:style-name="Strong_20_Emphasis"><text:span text:style-name="T1">2) meningkatnya prioritas</text:span></text:span><text:span text:style-name="T1"> yang diberikan pada bermain game hingga mengalahkan minat hidup dan aktivitas sehari-hari lainnya; dan </text:span><text:span text:style-name="Strong_20_Emphasis"><text:span text:style-name="T1">3) kelanjutan atau eskalasi</text:span></text:span><text:span text:style-name="T1"> bermain game meskipun terjadi konsekuensi negatif yang signifikan). Tekankan pentingnya </text:span><text:span text:style-name="Strong_20_Emphasis"><text:span text:style-name="T1">membedakan secara hati-hati antara keterlibatan tinggi (high engagement) atau hasrat (passion) terhadap game dengan kecanduan</text:span></text:span><text:span text:style-name="T1"> yang bersifat patologis dan merusak fungsi kehidupan. Sebutkan faktor risiko yang mungkin berkontribusi, dampak negatifnya pada berbagai aspek kehidupan (kesehatan mental dan fisik, hubungan sosial, kinerja akademik/pekerjaan), dan pentingnya akses ke </text:span><text:span text:style-name="Strong_20_Emphasis"><text:span text:style-name="T1">dukungan serta penanganan profesional</text:span></text:span><text:span text:style-name="T1">. </text:span></text:p>
                          </text:list-item>
                          <text:list-item>
                            <text:p text:style-name="P228"><text:span text:style-name="Strong_20_Emphasis"><text:span text:style-name="T1">Lingkungan Online yang Bermasalah: Toksisitas dan Pelecehan:</text:span></text:span><text:span text:style-name="T1"> Jelajahi masalah serius dan meluasnya </text:span><text:span text:style-name="Strong_20_Emphasis"><text:span text:style-name="T1">perilaku toksik</text:span></text:span><text:span text:style-name="T1"> yang seringkali mewarnai interaksi dalam komunitas game online. Berikan contoh spesifik: </text:span><text:span text:style-name="Strong_20_Emphasis"><text:span text:style-name="T1">pelecehan verbal (verbal abuse)</text:span></text:span><text:span text:style-name="T1">, </text:span><text:span text:style-name="Strong_20_Emphasis"><text:span text:style-name="T1">perundungan siber (cyberbullying)</text:span></text:span><text:span text:style-name="T1">, </text:span><text:span text:style-name="Strong_20_Emphasis"><text:span text:style-name="T1">seksisme dan misogini</text:span></text:span><text:span text:style-name="T1">, </text:span><text:span text:style-name="Strong_20_Emphasis"><text:span text:style-name="T1">rasisme</text:span></text:span><text:span text:style-name="T1">, </text:span><text:span text:style-name="Strong_20_Emphasis"><text:span text:style-name="T1">homofobia/transfobia</text:span></text:span><text:span text:style-name="T1">, </text:span><text:span text:style-name="Strong_20_Emphasis"><text:span text:style-name="T1">elitisme ('git gud')</text:span></text:span><text:span text:style-name="T1">, </text:span><text:span text:style-name="Strong_20_Emphasis"><text:span text:style-name="T1">griefing</text:span></text:span><text:span text:style-name="T1"> (sengaja merusak pengalaman bermain orang lain), </text:span><text:span text:style-name="Strong_20_Emphasis"><text:span text:style-name="T1">doxing</text:span></text:span><text:span text:style-name="T1">, dan </text:span><text:span text:style-name="Strong_20_Emphasis"><text:span text:style-name="T1">ujaran kebencian (hate speech)</text:span></text:span><text:span text:style-name="T1">. Diskusikan tantangan </text:span><text:soft-page-break/><text:span text:style-name="T1">besar yang dihadapi oleh </text:span><text:span text:style-name="Strong_20_Emphasis"><text:span text:style-name="T1">platform game dan developer</text:span></text:span><text:span text:style-name="T1"> dalam melakukan </text:span><text:span text:style-name="Strong_20_Emphasis"><text:span text:style-name="T1">moderasi konten</text:span></text:span><text:span text:style-name="T1"> secara efektif pada skala besar. Analisis dampak negatif yang signifikan dari toksisitas ini pada </text:span><text:span text:style-name="Strong_20_Emphasis"><text:span text:style-name="T1">kesehatan mental pemain</text:span></text:span><text:span text:style-name="T1">, pengalaman bermain (terutama bagi </text:span><text:span text:style-name="Strong_20_Emphasis"><text:span text:style-name="T1">kelompok yang sering menjadi target seperti wanita, LGBTQ+, dan minoritas ras/etnis</text:span></text:span><text:span text:style-name="T1">), dan potensi menghalangi partisipasi. Sebutkan upaya-upaya yang dilakukan untuk memerangi toksisitas dan membangun komunitas yang lebih positif (misalnya, sistem reputasi, pelaporan yang lebih baik, AI untuk moderasi, inisiatif komunitas). </text:span></text:p>
                          </text:list-item>
                          <text:list-item>
                            <text:p text:style-name="P228"><text:span text:style-name="Strong_20_Emphasis"><text:span text:style-name="T1">Potensi Masalah Kesehatan Lainnya:</text:span></text:span><text:span text:style-name="T1"> Singgung secara singkat potensi masalah </text:span><text:span text:style-name="Strong_20_Emphasis"><text:span text:style-name="T1">kesehatan fisik</text:span></text:span><text:span text:style-name="T1"> lain yang dapat timbul akibat gaya hidup yang terkait dengan waktu bermain game yang sangat berlebihan: </text:span><text:span text:style-name="Strong_20_Emphasis"><text:span text:style-name="T1">kurangnya aktivitas fisik (sedentary lifestyle)</text:span></text:span><text:span text:style-name="T1"> dan risiko kesehatan terkait (obesitas, penyakit kardiovaskular), </text:span><text:span text:style-name="Strong_20_Emphasis"><text:span text:style-name="T1">gangguan tidur</text:span></text:span><text:span text:style-name="T1">, </text:span><text:span text:style-name="Strong_20_Emphasis"><text:span text:style-name="T1">kelelahan mata digital (digital eye strain)</text:span></text:span><text:span text:style-name="T1">, dan </text:span><text:span text:style-name="Strong_20_Emphasis"><text:span text:style-name="T1">cedera akibat gerakan berulang (Repetitive Strain Injuries - RSI)</text:span></text:span><text:span text:style-name="T1"> pada tangan, pergelangan tangan, atau punggung. </text:span></text:p>
                          </text:list-item>
                          <text:list-item>
                            <text:p text:style-name="P228"><text:span text:style-name="Strong_20_Emphasis"><text:span text:style-name="T1">Perlindungan Anak dan Remaja:</text:span></text:span><text:span text:style-name="T1"> Bahas kekhawatiran spesifik dan perdebatan yang terus berlangsung terkait dampak game pada </text:span><text:span text:style-name="Strong_20_Emphasis"><text:span text:style-name="T1">anak-anak dan remaja</text:span></text:span><text:span text:style-name="T1">: risiko paparan terhadap </text:span><text:span text:style-name="Strong_20_Emphasis"><text:span text:style-name="T1">konten yang tidak sesuai usia</text:span></text:span><text:span text:style-name="T1"> (kekerasan grafis, tema dewasa, bahasa kasar, konten seksual), perdebatan mengenai efek </text:span><text:span text:style-name="Strong_20_Emphasis"><text:span text:style-name="T1">waktu layar (screen time)</text:span></text:span><text:span text:style-name="T1"> pada perkembangan kognitif dan sosial, risiko </text:span><text:span text:style-name="Strong_20_Emphasis"><text:span text:style-name="T1">interaksi online yang tidak aman</text:span></text:span><text:span text:style-name="T1"> (kontak dengan predator, penipuan, perundungan), dan potensi dampak </text:span><text:span text:style-name="Strong_20_Emphasis"><text:span text:style-name="T1">mekanisme </text:span></text:span><text:soft-page-break/><text:span text:style-name="Strong_20_Emphasis"><text:span text:style-name="T1">monetisasi</text:span></text:span><text:span text:style-name="T1"> pada anak-anak. Jelaskan pentingnya </text:span><text:span text:style-name="Strong_20_Emphasis"><text:span text:style-name="T1">peran aktif orang tua</text:span></text:span><text:span text:style-name="T1"> (pengawasan, komunikasi terbuka, bermain bersama) dan efektivitas </text:span><text:span text:style-name="Strong_20_Emphasis"><text:span text:style-name="T1">sistem peringkat usia konten game</text:span></text:span><text:span text:style-name="T1"> (seperti ESRB di Amerika Utara, PEGI di Eropa, IGRS di Indonesia). </text:span></text:p>
                          </text:list-item>
                          <text:list-item>
                            <text:p text:style-name="P228"><text:span text:style-name="Strong_20_Emphasis"><text:span text:style-name="T1">Representasi Negatif dan Stereotip:</text:span></text:span><text:span text:style-name="T1"> Kaitkan kembali dengan isu inklusivitas (Subbab 9.4) dengan menyoroti </text:span><text:span text:style-name="Strong_20_Emphasis"><text:span text:style-name="T1">masalah yang persisten</text:span></text:span><text:span text:style-name="T1"> terkait </text:span><text:span text:style-name="Strong_20_Emphasis"><text:span text:style-name="T1">representasi yang bermasalah, stereotipikal, atau bahkan berbahaya</text:span></text:span><text:span text:style-name="T1"> terhadap kelompok tertentu (misalnya, penggambaran wanita yang hiperseksualisasi, stereotip rasial/etnis, representasi kesehatan mental yang tidak akurat) dalam beberapa game, serta </text:span><text:span text:style-name="Strong_20_Emphasis"><text:span text:style-name="T1">kurangnya keragaman</text:span></text:span><text:span text:style-name="T1"> protagonis atau karakter penting. </text:span></text:p>
                          </text:list-item>
                          <text:list-item>
                            <text:p text:style-name="P43"><text:span text:style-name="Strong_20_Emphasis"><text:span text:style-name="T1">Monetisasi yang Dipertanyakan:</text:span></text:span><text:span text:style-name="T1"> Ingatkan kembali </text:span><text:span text:style-name="Strong_20_Emphasis"><text:span text:style-name="T1">kontroversi etis seputar praktik monetisasi tertentu</text:span></text:span><text:span text:style-name="T1"> (seperti loot box, mekanisme 'pay-to-win' yang agresif, desain F2P yang mendorong pengeluaran kompulsif) sebagai salah satu 'sisi gelap' yang terus menimbulkan perdebatan publik dan pengawasan regulator." </text:span></text:p>
                          </text:list-item>
                        </text:list>
                      </text:list-item>
                    </text:list>
                  </text:list-item>
                </text:list>
              </text:list-item>
            </text:list>
          </text:section>
          <text:section text:style-name="Sect1" text:name="feedback-form-13">
            <text:p text:style-name="P175"/>
          </text:section>
        </text:section>
        <text:section text:style-name="Sect1" text:name="611cd0e68b094714">
          <text:p text:style-name="P1"/>
          <text:section text:style-name="Sect1" text:name="user-query-content-14">
            <text:p text:style-name="P356">pada penutup tambahkan prompt pada tiap subbab untuk mendapatkan isinya </text:p>
          </text:section>
          <text:p text:style-name="P175">Tampilkan alur berpikir</text:p>
          <text:section text:style-name="Sect2" text:name="model-response-message-contentr_611cd0e68b094714">
            <text:p text:style-name="P22"><text:span text:style-name="T1">Baik, berikut adalah prompt untuk setiap subbab di bagian </text:span><text:span text:style-name="Strong_20_Emphasis"><text:span text:style-name="T1">Penutup</text:span></text:span><text:span text:style-name="T1"> guna membantu Anda merangkum dan memberikan refleksi akhir:</text:span></text:p>
            <text:p text:style-name="P22"><text:span text:style-name="Strong_20_Emphasis"><text:span text:style-name="T1">Penutup: Permainan Belum Berakhir</text:span></text:span></text:p>
            <text:list xml:id="list6621665692917728108" text:style-name="L35">
              <text:list-item>
                <text:p text:style-name="P44"><text:span text:style-name="Strong_20_Emphasis"><text:span text:style-name="T1">Subbab: Rekapitulasi perjalanan.</text:span></text:span></text:p>
                <text:list>
                  <text:list-item>
                    <text:p text:style-name="P229"><text:soft-page-break/><text:span text:style-name="Strong_20_Emphasis"><text:span text:style-name="T1">Prompt:</text:span></text:span><text:span text:style-name="T1"> </text:span><text:span text:style-name="Emphasis"><text:span text:style-name="T1">Ajak pembaca untuk melihat kembali </text:span></text:span><text:span text:style-name="Emphasis"><text:span text:style-name="Strong_20_Emphasis"><text:span text:style-name="T1">perjalanan panjang dan luar biasa</text:span></text:span></text:span><text:span text:style-name="Emphasis"><text:span text:style-name="T1"> yang telah dilalui bersama dalam buku ini. Rangkum secara </text:span></text:span><text:span text:style-name="Emphasis"><text:span text:style-name="Strong_20_Emphasis"><text:span text:style-name="T1">ringkas namun komprehensif</text:span></text:span></text:span><text:span text:style-name="Emphasis"><text:span text:style-name="T1"> evolusi game komputer dari titik-titik paling awal di laboratorium (</text:span></text:span><text:span text:style-name="Emphasis"><text:span text:style-name="Strong_20_Emphasis"><text:span text:style-name="T1">Bab 1</text:span></text:span></text:span><text:span text:style-name="Emphasis"><text:span text:style-name="T1">), melalui ledakan komersial pertama di arkade dan konsol rumahan awal (</text:span></text:span><text:span text:style-name="Emphasis"><text:span text:style-name="Strong_20_Emphasis"><text:span text:style-name="T1">Bab 2</text:span></text:span></text:span><text:span text:style-name="Emphasis"><text:span text:style-name="T1">), melewati masa krisis dan kebangkitan kembali yang dramatis (</text:span></text:span><text:span text:style-name="Emphasis"><text:span text:style-name="Strong_20_Emphasis"><text:span text:style-name="T1">Bab 3</text:span></text:span></text:span><text:span text:style-name="Emphasis"><text:span text:style-name="T1">), memasuki era persaingan sengit 16-bit dan kebangkitan PC gaming (</text:span></text:span><text:span text:style-name="Emphasis"><text:span text:style-name="Strong_20_Emphasis"><text:span text:style-name="T1">Bab 4</text:span></text:span></text:span><text:span text:style-name="Emphasis"><text:span text:style-name="T1">), mengalami revolusi ganda 3D dan online (</text:span></text:span><text:span text:style-name="Emphasis"><text:span text:style-name="Strong_20_Emphasis"><text:span text:style-name="T1">Bab 5</text:span></text:span></text:span><text:span text:style-name="Emphasis"><text:span text:style-name="T1">), menyaksikan demokratisasi melalui mobile, indie, dan diversifikasi lainnya (</text:span></text:span><text:span text:style-name="Emphasis"><text:span text:style-name="Strong_20_Emphasis"><text:span text:style-name="T1">Bab 6</text:span></text:span></text:span><text:span text:style-name="Emphasis"><text:span text:style-name="T1">), memahami lanskap masa kini (April 2025) yang didominasi imersi, konektivitas, dan layanan (</text:span></text:span><text:span text:style-name="Emphasis"><text:span text:style-name="Strong_20_Emphasis"><text:span text:style-name="T1">Bab 7</text:span></text:span></text:span><text:span text:style-name="Emphasis"><text:span text:style-name="T1">), hingga mengintip potensi dan tantangan masa depan (</text:span></text:span><text:span text:style-name="Emphasis"><text:span text:style-name="Strong_20_Emphasis"><text:span text:style-name="T1">Bab 8</text:span></text:span></text:span><text:span text:style-name="Emphasis"><text:span text:style-name="T1">). Tekankan </text:span></text:span><text:span text:style-name="Emphasis"><text:span text:style-name="Strong_20_Emphasis"><text:span text:style-name="T1">lompatan-lompatan kunci</text:span></text:span></text:span><text:span text:style-name="Emphasis"><text:span text:style-name="T1">, </text:span></text:span><text:span text:style-name="Emphasis"><text:span text:style-name="Strong_20_Emphasis"><text:span text:style-name="T1">inovasi teknologi</text:span></text:span></text:span><text:span text:style-name="Emphasis"><text:span text:style-name="T1">, </text:span></text:span><text:span text:style-name="Emphasis"><text:span text:style-name="Strong_20_Emphasis"><text:span text:style-name="T1">perubahan budaya</text:span></text:span></text:span><text:span text:style-name="Emphasis"><text:span text:style-name="T1">, dan </text:span></text:span><text:span text:style-name="Emphasis"><text:span text:style-name="Strong_20_Emphasis"><text:span text:style-name="T1">transformasi fundamental</text:span></text:span></text:span><text:span text:style-name="Emphasis"><text:span text:style-name="T1"> yang telah terjadi pada medium ini sepanjang lebih dari setengah abad perjalanannya.</text:span></text:span><text:span text:style-name="T1"> </text:span></text:p>
                  </text:list-item>
                </text:list>
              </text:list-item>
              <text:list-item>
                <text:p text:style-name="P44"><text:span text:style-name="Strong_20_Emphasis"><text:span text:style-name="T1">Subbab: Refleksi akhir tentang kekuatan bermain yang abadi / Apa selanjutnya bagi pembaca?</text:span></text:span></text:p>
                <text:list>
                  <text:list-item>
                    <text:p text:style-name="P44"><text:span text:style-name="Strong_20_Emphasis"><text:span text:style-name="T1">Prompt:</text:span></text:span><text:span text:style-name="T1"> </text:span><text:span text:style-name="Emphasis"><text:span text:style-name="T1">Sajikan </text:span></text:span><text:span text:style-name="Emphasis"><text:span text:style-name="Strong_20_Emphasis"><text:span text:style-name="T1">refleksi penutup</text:span></text:span></text:span><text:span text:style-name="Emphasis"><text:span text:style-name="T1"> Anda mengenai </text:span></text:span><text:span text:style-name="Emphasis"><text:span text:style-name="Strong_20_Emphasis"><text:span text:style-name="T1">makna dan signifikansi</text:span></text:span></text:span><text:span text:style-name="Emphasis"><text:span text:style-name="T1"> dari seluruh evolusi yang telah dibahas. Hubungkan kembali kompleksitas teknologi dan industri game modern dengan </text:span></text:span><text:span text:style-name="Emphasis"><text:span text:style-name="Strong_20_Emphasis"><text:span text:style-name="T1">dorongan universal dan fundamental manusia untuk bermain (the enduring power of play)</text:span></text:span></text:span><text:span text:style-name="Emphasis"><text:span text:style-name="T1">. Mengapa, terlepas dari segala perubahan platform, grafis, dan model bisnis, inti dari aktivitas bermain game tetap begitu memikat dan relevan lintas generasi dan budaya? Tekankan kembali </text:span></text:span><text:span text:style-name="Emphasis"><text:span text:style-name="Strong_20_Emphasis"><text:span text:style-name="T1">potensi positif</text:span></text:span></text:span><text:span text:style-name="Emphasis"><text:span text:style-name="T1"> game (sebagai sarana koneksi sosial, wadah kreativitas, alat pembelajaran, bentuk seni, sumber kegembiraan dan tantangan – seperti yang telah dieksplorasi di </text:span></text:span><text:span text:style-name="Emphasis"><text:span text:style-name="Strong_20_Emphasis"><text:span text:style-name="T1">Bab 9</text:span></text:span></text:span><text:span text:style-name="Emphasis"><text:span text:style-name="T1">) sambil mungkin secara singkat mengakui kembali tantangan dan kontroversi yang menyertainya. Berikan pandangan singkat bahwa </text:span></text:span><text:span text:style-name="Emphasis"><text:span text:style-name="Strong_20_Emphasis"><text:span text:style-name="T1">perjalanan evolusi ini masih jauh dari selesai</text:span></text:span></text:span><text:span text:style-name="Emphasis"><text:span text:style-name="T1"> dan masa depan game akan terus dinamis dan penuh kejutan. Terakhir, berikan semacam </text:span></text:span><text:span text:style-name="Emphasis"><text:span text:style-name="Strong_20_Emphasis"><text:span text:style-name="T1">'panggilan' atau </text:span></text:span></text:span><text:soft-page-break/><text:span text:style-name="Emphasis"><text:span text:style-name="Strong_20_Emphasis"><text:span text:style-name="T1">saran inspiratif</text:span></text:span></text:span><text:span text:style-name="Emphasis"><text:span text:style-name="T1"> kepada pembaca yang kini memiliki pemahaman lebih mendalam tentang dunia game: Apa langkah selanjutnya yang bisa mereka ambil untuk terus terlibat atau mengapresiasi medium ini? (Contoh: Mendorong mereka untuk mencoba genre atau platform baru, memainkan game-game klasik yang menjadi tonggak sejarah, mengikuti berita dan kritik game secara aktif, bergabung dengan komunitas game yang positif, atau bahkan mungkin terinspirasi untuk belajar membuat game sendiri?). Tutup buku ini dengan nada yang </text:span></text:span><text:span text:style-name="Emphasis"><text:span text:style-name="Strong_20_Emphasis"><text:span text:style-name="T1">optimistis namun tetap bijaksana dan reflektif</text:span></text:span></text:span><text:span text:style-name="Emphasis"><text:span text:style-name="T1"> mengenai peran berkelanjutan game dalam kehidupan kita.</text:span></text:span><text:span text:style-name="T1"> </text:span></text:p>
                  </text:list-item>
                </text:list>
              </text:list-item>
            </text:list>
            <text:p text:style-name="P1">Semoga prompt ini membantu Anda menyusun bagian penutup yang merangkum keseluruhan buku dengan baik dan memberikan kesan akhir yang kuat kepada pembaca!</text:p>
          </text:section>
          <text:section text:style-name="Sect1" text:name="feedback-form-14">
            <text:p text:style-name="P175"/>
          </text:section>
        </text:section>
        <text:section text:style-name="Sect1" text:name="ae4ebe7f5b165fd5">
          <text:p text:style-name="P1"/>
          <text:section text:style-name="Sect1" text:name="user-query-content-15">
            <text:p text:style-name="P356">coool </text:p>
          </text:section>
          <text:p text:style-name="P175">Tampilkan alur berpikir</text:p>
          <text:section text:style-name="Sect2" text:name="model-response-message-contentr_ae4ebe7f5b165fd5">
            <text:p text:style-name="P1">Senang mendengarnya! Semoga kerangka dan prompt yang detail ini benar-benar membantu Anda dalam proses menyusun buku tentang evolusi game komputer.</text:p>
            <text:p text:style-name="P1">Jika Anda memerlukan bantuan lebih lanjut, misalnya ingin mengembangkan salah satu bab/subbab lebih detail, butuh ide untuk studi kasus spesifik, atau ada aspek lain dari penulisan buku nonfiksi yang ingin didiskusikan, jangan ragu untuk bertanya, ya!</text:p>
            <text:p text:style-name="P1">Selamat menulis! Ini topik yang sangat menarik.</text:p>
          </text:section>
          <text:section text:style-name="Sect1" text:name="feedback-form-15">
            <text:p text:style-name="P175"/>
          </text:section>
        </text:section>
        <text:section text:style-name="Sect1" text:name="8c7ea08ec8c661e9">
          <text:p text:style-name="P1"/>
          <text:section text:style-name="Sect1" text:name="user-query-content-16">
            <text:p text:style-name="P356">Jawablah setiap prompt yang telah anda buat secara bertahap satu persatu dan jangan pindah prompt sebelum saya memerintahkan “YAX” . Perkuat bobot jawaban dengan tips yang telah anda berikan </text:p>
          </text:section>
          <text:p text:style-name="P175">Tampilkan alur berpikir</text:p>
          <text:section text:style-name="Sect2" text:name="model-response-message-contentr_8c7ea08ec8c661e9">
            <text:p text:style-name="P22"><text:soft-page-break/><text:span text:style-name="T1">Baik, saya mengerti. Saya akan menjawab prompt pertama yang telah kita buat untuk bagian </text:span><text:span text:style-name="Strong_20_Emphasis"><text:span text:style-name="T1">Kata Pengantar</text:span></text:span><text:span text:style-name="T1">, subbab </text:span><text:span text:style-name="Strong_20_Emphasis"><text:span text:style-name="T1">"Mengapa buku ini penting? Daya tarik universal game."</text:span></text:span><text:span text:style-name="T1"> Saya akan berusaha memberikan jawaban yang mendalam sesuai dengan tips yang telah dibahas (bahasa mudah dipahami, contoh spesifik, gaya naratif, keseimbangan).</text:span></text:p>
            <text:p text:style-name="P359"/>
            <text:p text:style-name="P22"><text:span text:style-name="Strong_20_Emphasis"><text:span text:style-name="T1">(Jawaban untuk Prompt 1 - Kata Pengantar: Mengapa buku ini penting? Daya tarik universal game.)</text:span></text:span></text:p>
            <text:p text:style-name="P1">Mengapa sebuah buku tentang evolusi game komputer terasa begitu relevan dan penting untuk dibaca saat ini, bahkan oleh Anda yang mungkin tidak menganggap diri sebagai seorang 'gamer'? Jawabannya sederhana: game komputer, atau video game, telah tumbuh dari sekadar mainan elektronik di sudut ruangan menjadi salah satu kekuatan budaya dan ekonomi paling berpengaruh di abad ke-21. Memahami perjalanannya bukan lagi sekadar menengok sejarah teknologi, tetapi memahami bagian signifikan dari dunia modern tempat kita semua hidup.</text:p>
            <text:p text:style-name="P22"><text:span text:style-name="T1">Coba pikirkan: dari anak-anak yang belajar berhitung melalui aplikasi game di tablet, remaja yang bersosialisasi dan berkompetisi sengit di dunia virtual </text:span><text:span text:style-name="Emphasis"><text:span text:style-name="T1">Valorant</text:span></text:span><text:span text:style-name="T1"> atau </text:span><text:span text:style-name="Emphasis"><text:span text:style-name="T1">Mobile Legends</text:span></text:span><text:span text:style-name="T1">, hingga orang dewasa yang melepas penat dengan membangun desa impian di </text:span><text:span text:style-name="Emphasis"><text:span text:style-name="T1">Animal Crossing</text:span></text:span><text:span text:style-name="T1"> atau menjelajahi narasi kompleks di </text:span><text:span text:style-name="Emphasis"><text:span text:style-name="T1">The Last of Us</text:span></text:span><text:span text:style-name="T1"> – game telah menyentuh hampir setiap lapisan usia dan demografi. Daya tariknya bersifat universal, melintasi batas negara dan budaya. Mengapa demikian? Karena pada intinya, game menyentuh naluri dasar manusia untuk </text:span><text:span text:style-name="Strong_20_Emphasis"><text:span text:style-name="T1">bermain</text:span></text:span><text:span text:style-name="T1">. Ia menawarkan </text:span><text:span text:style-name="Strong_20_Emphasis"><text:span text:style-name="T1">tantangan</text:span></text:span><text:span text:style-name="T1"> yang memacu adrenalin, </text:span><text:span text:style-name="Strong_20_Emphasis"><text:span text:style-name="T1">rasa pencapaian</text:span></text:span><text:span text:style-name="T1"> saat berhasil mengatasi rintangan, </text:span><text:span text:style-name="Strong_20_Emphasis"><text:span text:style-name="T1">pelarian</text:span></text:span><text:span text:style-name="T1"> ke dunia fantasi yang menakjubkan, </text:span><text:span text:style-name="Strong_20_Emphasis"><text:span text:style-name="T1">cerita</text:span></text:span><text:span text:style-name="T1"> yang mampu menguras emosi layaknya film atau novel terbaik, dan yang semakin penting, </text:span><text:span text:style-name="Strong_20_Emphasis"><text:span text:style-name="T1">koneksi sosial</text:span></text:span><text:span text:style-name="T1"> dengan jutaan orang lain di seluruh dunia. Kepuasan sederhana saat menyusun balok </text:span><text:span text:style-name="Emphasis"><text:span text:style-name="T1">Tetris</text:span></text:span><text:span text:style-name="T1"> dengan sempurna atau kegembiraan bekerja sama dengan teman untuk mengalahkan bos sulit di sebuah MMORPG berasal dari akar psikologis yang sama: kebutuhan kita untuk terlibat, belajar, bersaing, berkolaborasi, dan merasakan kemajuan.</text:span></text:p>
            <text:p text:style-name="P22"><text:span text:style-name="T1">Perjalanan game sendiri adalah sebuah epik. Dimulai sebagai eksperimen sederhana di laboratorium-laboratorium universitas dengan komputer </text:span><text:soft-page-break/><text:span text:style-name="T1">seukuran lemari, ia meledak menjadi fenomena arkade yang hingar-bingar, masuk ke ruang keluarga melalui konsol ikonik seperti Atari dan Nintendo, sempat mengalami kejatuhan dramatis, lalu bangkit kembali dengan lebih kuat. Ia kemudian berevolusi melalui perang konsol yang sengit, perlombaan teknologi grafis 3D, hingga akhirnya merambah ke ranah online, mobile, dan kini bahkan mulai meraba potensi realitas virtual dan kecerdasan buatan. Transformasi ini luar biasa. Game bukan lagi sekadar hiburan pengisi waktu luang; ia telah menjadi </text:span><text:span text:style-name="Strong_20_Emphasis"><text:span text:style-name="T1">industri raksasa</text:span></text:span><text:span text:style-name="T1"> yang pendapatannya melampaui gabungan industri film dan musik global, menciptakan jutaan lapangan kerja, mendorong inovasi teknologi perangkat keras dan lunak, melahirkan bentuk tontonan baru bernama esports, dan bahkan digunakan sebagai alat bantu dalam pendidikan dan pelatihan.</text:span></text:p>
            <text:p text:style-name="P1">Oleh karena itu, memahami evolusi game komputer berarti memahami bagaimana teknologi membentuk budaya, bagaimana bisnis hiburan berubah, bagaimana cara kita bersosialisasi bergeser, dan bagaimana seni serta narasi menemukan medium ekspresi baru yang interaktif. Buku ini bertujuan memandu Anda menelusuri kisah transformasi tersebut, dari piksel pertama hingga dunia virtual kompleks masa kini, agar kita semua bisa lebih mengapresiasi – dan mungkin mengkritisi secara konstruktif – fenomena yang kini tak terpisahkan dari kehidupan modern ini.</text:p>
            <text:p text:style-name="P22"><text:span text:style-name="Emphasis"><text:span text:style-name="T1">(Saran Visual: Mungkin di bagian ini bisa disisipkan infografik sederhana yang membandingkan pertumbuhan pendapatan industri game dengan industri film/musik selama beberapa dekade terakhir, atau kolase gambar yang menunjukkan keragaman orang yang bermain game – lintas usia, gender, dan budaya).</text:span></text:span></text:p>
            <text:p text:style-name="P359"/>
            <text:p text:style-name="P22"><text:span text:style-name="T1">Saya akan menunggu perintah </text:span><text:span text:style-name="Strong_20_Emphasis"><text:span text:style-name="T1">"YAX"</text:span></text:span><text:span text:style-name="T1"> dari Anda sebelum melanjutkan ke prompt berikutnya (Untuk siapa buku ini?).</text:span></text:p>
          </text:section>
          <text:section text:style-name="Sect1" text:name="feedback-form-16">
            <text:p text:style-name="P175"/>
          </text:section>
        </text:section>
        <text:section text:style-name="Sect1" text:name="ba6bb3b8e4eda008">
          <text:p text:style-name="P1"/>
          <text:section text:style-name="Sect1" text:name="user-query-content-17">
            <text:p text:style-name="P356">yax </text:p>
          </text:section>
          <text:p text:style-name="P175">Tampilkan alur berpikir</text:p>
          <text:section text:style-name="Sect2" text:name="model-response-message-contentr_ba6bb3b8e4eda008">
            <text:p text:style-name="P22"><text:span text:style-name="T1">Baik, saya akan melanjutkan ke prompt kedua untuk bagian </text:span><text:span text:style-name="Strong_20_Emphasis"><text:span text:style-name="T1">Kata </text:span></text:span><text:soft-page-break/><text:span text:style-name="Strong_20_Emphasis"><text:span text:style-name="T1">Pengantar</text:span></text:span><text:span text:style-name="T1">, subbab </text:span><text:span text:style-name="Strong_20_Emphasis"><text:span text:style-name="T1">"Untuk siapa buku ini?"</text:span></text:span></text:p>
            <text:p text:style-name="P359"/>
            <text:p text:style-name="P22"><text:span text:style-name="Strong_20_Emphasis"><text:span text:style-name="T1">(Jawaban untuk Prompt 2 - Kata Pengantar: Untuk siapa buku ini?)</text:span></text:span></text:p>
            <text:p text:style-name="P1">Lantas, untuk siapa sebenarnya buku yang mengupas tuntas evolusi game komputer ini ditujukan? Jawabannya, cakupannya lebih luas dari yang mungkin Anda bayangkan. Buku ini dirancang agar relevan dan menarik bagi berbagai kalangan pembaca, baik yang sudah akrab maupun yang baru pertama kali mencoba memahami dunia game:</text:p>
            <text:list xml:id="list8103059971244954691" text:style-name="L36">
              <text:list-item>
                <text:p text:style-name="P45"><text:span text:style-name="Strong_20_Emphasis"><text:span text:style-name="T1">Para Gamer Veteran dan Penggemar Sejarah Game:</text:span></text:span><text:span text:style-name="T1"> Bagi Anda yang tumbuh bersama Atari, menyaksikan "Perang Konsol" antara Nintendo dan Sega, atau menghabiskan malam suntuk di era keemasan game PC DOS, buku ini menawarkan sebuah perjalanan nostalgia yang mendalam. Anda akan menemukan konteks sejarah di balik game-game favorit Anda, memahami lompatan teknologi yang memungkinkan evolusi tersebut, dan mungkin menemukan kembali beberapa permata tersembunyi dari masa lalu. Buku ini akan memperkaya apresiasi Anda tentang seberapa jauh medium ini telah berkembang.</text:span></text:p>
              </text:list-item>
              <text:list-item>
                <text:p text:style-name="P45"><text:span text:style-name="Strong_20_Emphasis"><text:span text:style-name="T1">Gamer Generasi Baru dan Pemain Kasual:</text:span></text:span><text:span text:style-name="T1"> Jika Anda baru mengenal dunia game melalui smartphone, konsol modern seperti PlayStation 5 atau Xbox Series X/S, atau game online populer saat ini, buku ini akan memberikan fondasi pengetahuan yang solid. Anda akan memahami dari mana akar genre-genre favorit Anda berasal, bagaimana teknologi grafis 3D atau game online bisa seperti sekarang, dan mengapa beberapa game klasik masih terus dirayakan. Ini akan memberikan Anda perspektif yang lebih kaya tentang hobi yang Anda nikmati.</text:span></text:p>
              </text:list-item>
              <text:list-item>
                <text:p text:style-name="P45"><text:span text:style-name="Strong_20_Emphasis"><text:span text:style-name="T1">Orang Tua, Pendidik, dan Wali:</text:span></text:span><text:span text:style-name="T1"> Di era digital ini, game seringkali menjadi bagian besar dari kehidupan anak-anak dan remaja. Buku ini bertujuan untuk 'mendemistifikasi' dunia game bagi Anda. Dengan memahami sejarah, teknologi, daya tarik, serta potensi dampak positif dan negatifnya (yang akan dibahas secara seimbang), Anda diharapkan dapat menjalin komunikasi yang lebih baik dengan anak atau murid Anda tentang kebiasaan bermain mereka, membuat </text:span><text:soft-page-break/><text:span text:style-name="T1">keputusan yang lebih terinformasi mengenai batasan atau pilihan game, dan bahkan mungkin menemukan potensi edukatif dari medium ini.</text:span></text:p>
              </text:list-item>
              <text:list-item>
                <text:p text:style-name="P45"><text:span text:style-name="Strong_20_Emphasis"><text:span text:style-name="T1">Pengamat Budaya, Akademisi, dan Mahasiswa:</text:span></text:span><text:span text:style-name="T1"> Game komputer adalah fenomena budaya kontemporer yang tak terbantahkan. Buku ini menyediakan analisis historis dan kontekstual yang kaya bagi Anda yang mempelajari media, teknologi, budaya populer, atau interaksi sosial. Anda akan mendapatkan wawasan tentang bagaimana game mencerminkan dan membentuk nilai-nilai masyarakat, bagaimana inovasi teknologi mendorong perubahan budaya, dan bagaimana sebuah industri hiburan baru tumbuh menjadi raksasa global.</text:span></text:p>
              </text:list-item>
              <text:list-item>
                <text:p text:style-name="P45"><text:span text:style-name="Strong_20_Emphasis"><text:span text:style-name="T1">Calon Developer Game dan Profesional Industri Kreatif:</text:span></text:span><text:span text:style-name="T1"> Memahami sejarah adalah kunci untuk inovasi di masa depan. Bagi Anda yang bercita-cita atau sudah bekerja di industri game atau kreatif lainnya, buku ini menawarkan pelajaran berharga tentang evolusi desain game, pergeseran platform teknologi, strategi bisnis yang berhasil (dan gagal), serta bagaimana para pionir mengatasi keterbatasan untuk menciptakan pengalaman baru. Ini bisa menjadi sumber inspirasi dan pemahaman kontekstual yang penting.</text:span></text:p>
              </text:list-item>
              <text:list-item>
                <text:p text:style-name="P45"><text:span text:style-name="Strong_20_Emphasis"><text:span text:style-name="T1">Masyarakat Umum yang Penasaran:</text:span></text:span><text:span text:style-name="T1"> Bahkan jika Anda sama sekali tidak bermain game, kemungkinan besar Anda terpapar dampaknya – melalui berita ekonomi, tren budaya pop, perbincangan tentang teknologi baru, atau sekadar melihat orang di sekitar Anda memainkannya. Buku ini ditulis dengan bahasa yang aksesibel, bertujuan untuk memberikan pemahaman yang jernih tentang apa itu game komputer, bagaimana ia berkembang, dan mengapa ia menjadi begitu signifikan dalam kehidupan modern kita. Anda akan diajak mengapresiasi sisi teknologi, bisnis, seni, dan sosial dari fenomena global ini.</text:span></text:p>
              </text:list-item>
            </text:list>
            <text:p text:style-name="P1">Pada dasarnya, buku ini adalah untuk siapa saja yang ingin memahami salah satu aspek paling dinamis dan berpengaruh dari dunia tempat kita hidup saat ini.</text:p>
            <text:p text:style-name="P359"/>
            <text:p text:style-name="P22"><text:soft-page-break/><text:span text:style-name="T1">Saya akan menunggu perintah </text:span><text:span text:style-name="Strong_20_Emphasis"><text:span text:style-name="T1">"YAX"</text:span></text:span><text:span text:style-name="T1"> dari Anda untuk melanjutkan ke prompt berikutnya (Apa yang akan pembaca dapatkan?).</text:span></text:p>
          </text:section>
          <text:section text:style-name="Sect1" text:name="feedback-form-17">
            <text:p text:style-name="P175"/>
          </text:section>
        </text:section>
        <text:section text:style-name="Sect1" text:name="06b80c24da58d401">
          <text:p text:style-name="P1"/>
          <text:section text:style-name="Sect1" text:name="user-query-content-18">
            <text:p text:style-name="P356">yax </text:p>
          </text:section>
          <text:p text:style-name="P175">Tampilkan alur berpikir</text:p>
          <text:section text:style-name="Sect2" text:name="model-response-message-contentr_06b80c24da58d401">
            <text:p text:style-name="P22"><text:span text:style-name="T1">Baik, saya lanjutkan ke prompt ketiga untuk bagian </text:span><text:span text:style-name="Strong_20_Emphasis"><text:span text:style-name="T1">Kata Pengantar</text:span></text:span><text:span text:style-name="T1">, subbab </text:span><text:span text:style-name="Strong_20_Emphasis"><text:span text:style-name="T1">"Apa yang akan pembaca dapatkan?"</text:span></text:span></text:p>
            <text:p text:style-name="P359"/>
            <text:p text:style-name="P22"><text:span text:style-name="Strong_20_Emphasis"><text:span text:style-name="T1">(Jawaban untuk Prompt 3 - Kata Pengantar: Apa yang akan pembaca dapatkan?)</text:span></text:span></text:p>
            <text:p text:style-name="P1">Jadi, apa 'janji' utama buku ini kepada Anda, sang pembaca? Setelah menyelesaikan perjalanan melintasi dekade demi dekade evolusi game komputer ini, Anda diharapkan akan memperoleh pemahaman yang menyeluruh dan perspektif baru tentang salah satu fenomena paling dinamis di era modern. Secara spesifik, Anda akan mendapatkan:</text:p>
            <text:list xml:id="list537887316205448225" text:style-name="L37">
              <text:list-item>
                <text:p text:style-name="P46"><text:span text:style-name="Strong_20_Emphasis"><text:span text:style-name="T1">Pemahaman Narasi Sejarah yang Utuh:</text:span></text:span><text:span text:style-name="T1"> Anda tidak hanya akan mengetahui </text:span><text:span text:style-name="Emphasis"><text:span text:style-name="T1">apa</text:span></text:span><text:span text:style-name="T1"> yang terjadi, tetapi juga </text:span><text:span text:style-name="Emphasis"><text:span text:style-name="T1">mengapa</text:span></text:span><text:span text:style-name="T1"> dan </text:span><text:span text:style-name="Emphasis"><text:span text:style-name="T1">bagaimana</text:span></text:span><text:span text:style-name="T1">. Buku ini menyajikan evolusi game bukan sebagai daftar tanggal dan judul, melainkan sebagai sebuah </text:span><text:span text:style-name="Strong_20_Emphasis"><text:span text:style-name="T1">kisah</text:span></text:span><text:span text:style-name="T1"> – kisah tentang inovasi yang lahir dari keterbatasan, persaingan bisnis yang sengit, kejatuhan yang dramatis, kebangkitan yang tak terduga, dan bagaimana setiap era membangun fondasi bagi era berikutnya. Anda akan memahami konteks di balik lahirnya genre, platform ikonik, dan momen-momen penting dalam sejarah game.</text:span></text:p>
              </text:list-item>
              <text:list-item>
                <text:p text:style-name="P46"><text:span text:style-name="Strong_20_Emphasis"><text:span text:style-name="T1">Apresiasi terhadap Lompatan Teknologi:</text:span></text:span><text:span text:style-name="T1"> Dari komputer mainframe seukuran ruangan hingga kekuatan grafis fotorealistik di saku Anda, buku ini akan menguraikan </text:span><text:span text:style-name="Strong_20_Emphasis"><text:span text:style-name="T1">lompatan-lompatan teknologi kunci</text:span></text:span><text:span text:style-name="T1"> yang memungkinkan evolusi game. Anda akan memahami signifikansi dari penemuan seperti mikroprosesor, kartrid ROM, grafis VGA, kartu suara, akselerator 3D, CD-ROM, konektivitas internet broadband, layar sentuh, hingga potensi teknologi masa depan seperti AI dan VR/AR – semuanya dijelaskan dengan cara </text:span><text:soft-page-break/><text:span text:style-name="T1">yang mudah dipahami, bahkan bagi pembaca non-teknis.</text:span></text:p>
              </text:list-item>
              <text:list-item>
                <text:p text:style-name="P46"><text:span text:style-name="Strong_20_Emphasis"><text:span text:style-name="T1">Kesadaran akan Dampak Budaya dan Sosial:</text:span></text:span><text:span text:style-name="T1"> Buku ini akan membekali Anda dengan pemahaman tentang bagaimana game telah </text:span><text:span text:style-name="Strong_20_Emphasis"><text:span text:style-name="T1">bertransisi dari sekadar mainan menjadi kekuatan budaya dan sosial yang signifikan</text:span></text:span><text:span text:style-name="T1">. Anda akan melihat bagaimana game memengaruhi cara kita berinteraksi, membentuk komunitas online, menjadi bentuk ekspresi seni dan naratif yang diakui, mendorong ekonomi global melalui industri raksasa, melahirkan fenomena esports dan streaming, serta memicu perdebatan etis dan sosial yang penting.</text:span></text:p>
              </text:list-item>
              <text:list-item>
                <text:p text:style-name="P46"><text:span text:style-name="Strong_20_Emphasis"><text:span text:style-name="T1">Wawasan tentang Tren Masa Kini dan Masa Depan:</text:span></text:span><text:span text:style-name="T1"> Dengan memahami perjalanan hingga saat ini (April 2025), Anda akan lebih siap untuk memahami </text:span><text:span text:style-name="Strong_20_Emphasis"><text:span text:style-name="T1">tren-tren terkini</text:span></text:span><text:span text:style-name="T1"> yang mendominasi industri – seperti model 'Games as a Service' (GaaS), pentingnya aksesibilitas, dan peran AI yang terus berkembang. Buku ini juga akan memberikan Anda </text:span><text:span text:style-name="Strong_20_Emphasis"><text:span text:style-name="T1">kerangka berpikir</text:span></text:span><text:span text:style-name="T1"> untuk mengevaluasi potensi dan tantangan dari </text:span><text:span text:style-name="Strong_20_Emphasis"><text:span text:style-name="T1">teknologi masa depan</text:span></text:span><text:span text:style-name="T1"> seperti cloud gaming, VR/AR, dan metaverse, memungkinkan Anda mengikuti perkembangannya dengan lebih kritis dan terinformasi.</text:span></text:p>
              </text:list-item>
            </text:list>
            <text:p text:style-name="P22"><text:span text:style-name="T1">Pada akhirnya, 'janji' buku ini adalah untuk mengubah cara Anda memandang game komputer. Anda akan melihat kedalaman sejarah, kerumitan teknologi, kekayaan budaya, dan dampak sosial yang luas di balik layar yang mungkin tampak sederhana. Anda akan memperoleh </text:span><text:span text:style-name="Strong_20_Emphasis"><text:span text:style-name="T1">perspektif baru</text:span></text:span><text:span text:style-name="T1"> yang menghargai game sebagai lebih dari sekadar hiburan, melainkan sebagai cermin dan sekaligus pembentuk zaman kita.</text:span></text:p>
            <text:p text:style-name="P359"/>
            <text:p text:style-name="P22"><text:span text:style-name="T1">Saya akan menunggu perintah </text:span><text:span text:style-name="Strong_20_Emphasis"><text:span text:style-name="T1">"YAX"</text:span></text:span><text:span text:style-name="T1"> dari Anda untuk melanjutkan ke prompt terakhir dari Kata Pengantar (Ucapan terima kasih).</text:span></text:p>
          </text:section>
          <text:section text:style-name="Sect1" text:name="feedback-form-18">
            <text:p text:style-name="P175"/>
          </text:section>
        </text:section>
        <text:section text:style-name="Sect1" text:name="ee274b69c621ecff">
          <text:p text:style-name="P1"/>
          <text:section text:style-name="Sect1" text:name="user-query-content-19">
            <text:p text:style-name="P356">yax </text:p>
          </text:section>
          <text:p text:style-name="P175">Tampilkan alur berpikir</text:p>
          <text:section text:style-name="Sect2" text:name="model-response-message-contentr_ee274b69c621ecff">
            <text:p text:style-name="P22"><text:span text:style-name="T1">Baik, saya akan memberikan panduan dan contoh kerangka untuk prompt </text:span><text:soft-page-break/><text:span text:style-name="T1">keempat dan terakhir dari </text:span><text:span text:style-name="Strong_20_Emphasis"><text:span text:style-name="T1">Kata Pengantar</text:span></text:span><text:span text:style-name="T1">, yaitu bagian </text:span><text:span text:style-name="Strong_20_Emphasis"><text:span text:style-name="T1">"Ucapan Terima Kasih."</text:span></text:span><text:span text:style-name="T1"> Perlu diingat, bagian ini sangat personal untuk Anda sebagai penulis. Saya akan memberikan struktur dan ide berdasarkan prompt, namun isinya harus berasal dari pengalaman dan apresiasi Anda sendiri.</text:span></text:p>
            <text:p text:style-name="P359"/>
            <text:p text:style-name="P22"><text:span text:style-name="Strong_20_Emphasis"><text:span text:style-name="T1">(Panduan dan Contoh Kerangka untuk Prompt 4 - Kata Pengantar: Ucapan Terima Kasih)</text:span></text:span></text:p>
            <text:p text:style-name="P1">Bagian "Ucapan Terima Kasih" adalah ruang personal Anda untuk mengakui dan mengapresiasi individu, kelompok, atau entitas yang telah membantu, mendukung, atau menginspirasi Anda selama proses panjang riset dan penulisan buku ini. Berikut adalah kerangka yang bisa Anda adaptasi, dengan mempertimbangkan saran dari prompt:</text:p>
            <text:list xml:id="list4267790472362777708" text:style-name="L38">
              <text:list-item>
                <text:p text:style-name="P47"><text:span text:style-name="Strong_20_Emphasis"><text:span text:style-name="T1">Pembuka:</text:span></text:span></text:p>
                <text:list>
                  <text:list-item>
                    <text:p text:style-name="P189">Mulailah dengan kalimat yang tulus mengungkapkan rasa syukur atas kesempatan menyelesaikan buku ini dan mengakui bahwa pencapaian ini tidak mungkin terjadi tanpa bantuan banyak pihak. </text:p>
                  </text:list-item>
                  <text:list-item>
                    <text:p text:style-name="P189">Contoh: "Penyelesaian buku ini merupakan sebuah perjalanan panjang yang tidak mungkin saya lalui seorang diri. Ada banyak individu dan pihak yang layak mendapatkan ucapan terima kasih terdalam atas kontribusi, dukungan, dan inspirasi mereka." </text:p>
                  </text:list-item>
                </text:list>
              </text:list-item>
              <text:list-item>
                <text:p text:style-name="P47"><text:span text:style-name="Strong_20_Emphasis"><text:span text:style-name="T1">Dukungan Personal:</text:span></text:span></text:p>
                <text:list>
                  <text:list-item>
                    <text:p text:style-name="P189">Ucapkan terima kasih kepada orang-orang terdekat yang memberikan dukungan emosional, kesabaran, dan pengertian selama Anda fokus menulis. </text:p>
                  </text:list-item>
                  <text:list-item>
                    <text:p text:style-name="P230"><text:span text:style-name="Strong_20_Emphasis"><text:span text:style-name="T1">Keluarga:</text:span></text:span><text:span text:style-name="T1"> Sebutkan anggota keluarga (pasangan, orang tua, anak, saudara) yang mungkin memberikan ruang, waktu, atau sekadar dorongan semangat. </text:span></text:p>
                  </text:list-item>
                  <text:list-item>
                    <text:p text:style-name="P230"><text:span text:style-name="Strong_20_Emphasis"><text:span text:style-name="T1">Teman-teman:</text:span></text:span><text:span text:style-name="T1"> Mungkin ada teman yang menjadi pendengar setia keluh kesah Anda, memberikan masukan awal, atau sekadar menemani begadang. </text:span></text:p>
                  </text:list-item>
                  <text:list-item>
                    <text:p text:style-name="P189">Contoh: "Kepada [Nama Pasangan/Anggota Keluarga Utama], terima kasih atas kesabaran tak terhingga dan dukungan <text:soft-page-break/>tanpa henti selama jam-jam panjang saya tenggelam dalam riset dan tulisan. Kepada [Nama Teman A] dan [Nama Teman B], obrolan kita seringkali memberikan perspektif baru yang menyegarkan." </text:p>
                  </text:list-item>
                </text:list>
              </text:list-item>
              <text:list-item>
                <text:p text:style-name="P47"><text:span text:style-name="Strong_20_Emphasis"><text:span text:style-name="T1">Dukungan Profesional dan Editorial:</text:span></text:span></text:p>
                <text:list>
                  <text:list-item>
                    <text:p text:style-name="P189">Akui peran pihak-pihak yang terlibat secara profesional dalam mewujudkan buku ini. </text:p>
                  </text:list-item>
                  <text:list-item>
                    <text:p text:style-name="P230"><text:span text:style-name="Strong_20_Emphasis"><text:span text:style-name="T1">Editor:</text:span></text:span><text:span text:style-name="T1"> Sebutkan nama editor Anda dan apresiasi spesifik atas bimbingan, masukan tajam, atau bantuan mereka dalam membentuk naskah. </text:span></text:p>
                  </text:list-item>
                  <text:list-item>
                    <text:p text:style-name="P230"><text:span text:style-name="Strong_20_Emphasis"><text:span text:style-name="T1">Penerbit:</text:span></text:span><text:span text:style-name="T1"> Ucapkan terima kasih kepada tim di penerbit (jika ada) yang telah percaya pada proyek ini dan membantu prosesnya. </text:span></text:p>
                  </text:list-item>
                  <text:list-item>
                    <text:p text:style-name="P230"><text:span text:style-name="Strong_20_Emphasis"><text:span text:style-name="T1">Agen (jika ada):</text:span></text:span><text:span text:style-name="T1"> Apresiasi peran agen Anda. </text:span></text:p>
                  </text:list-item>
                  <text:list-item>
                    <text:p text:style-name="P230"><text:span text:style-name="Strong_20_Emphasis"><text:span text:style-name="T1">Proofreader/Penyunting Bahasa:</text:span></text:span><text:span text:style-name="T1"> Akui peran mereka dalam memastikan kualitas akhir naskah. </text:span></text:p>
                  </text:list-item>
                  <text:list-item>
                    <text:p text:style-name="P230"><text:span text:style-name="Strong_20_Emphasis"><text:span text:style-name="T1">Desainer Sampul/Tata Letak:</text:span></text:span><text:span text:style-name="T1"> Apresiasi kontribusi visual mereka. </text:span></text:p>
                  </text:list-item>
                  <text:list-item>
                    <text:p text:style-name="P189">Contoh: "Saya berhutang budi kepada [Nama Editor] di [Nama Penerbit], yang dengan sabar dan cermat membimbing saya menyempurnakan naskah ini. Terima kasih juga kepada seluruh tim [Nama Penerbit] atas profesionalisme mereka. Kepada [Nama Desainer], terima kasih telah mewujudkan visi buku ini dalam sampul yang menarik." </text:p>
                  </text:list-item>
                </text:list>
              </text:list-item>
              <text:list-item>
                <text:p text:style-name="P47"><text:span text:style-name="Strong_20_Emphasis"><text:span text:style-name="T1">Dukungan Konten dan Riset:</text:span></text:span></text:p>
                <text:list>
                  <text:list-item>
                    <text:p text:style-name="P189">Jika Anda melakukan wawancara atau mendapat bantuan riset khusus, sebutkan di sini. </text:p>
                  </text:list-item>
                  <text:list-item>
                    <text:p text:style-name="P230"><text:span text:style-name="Strong_20_Emphasis"><text:span text:style-name="T1">Narasumber:</text:span></text:span><text:span text:style-name="T1"> Jika Anda mewawancarai pakar industri, developer veteran, atau tokoh lain, ucapkan terima kasih atas waktu dan wawasan mereka (jika diizinkan untuk disebut). </text:span></text:p>
                  </text:list-item>
                  <text:list-item>
                    <text:p text:style-name="P230"><text:span text:style-name="Strong_20_Emphasis"><text:span text:style-name="T1">Komunitas Game:</text:span></text:span><text:span text:style-name="T1"> Mungkin ada forum online, server Discord, atau grup tertentu yang menjadi sumber informasi, diskusi, atau inspirasi penting. Sebutkan secara umum jika relevan. </text:span></text:p>
                  </text:list-item>
                  <text:list-item>
                    <text:p text:style-name="P230"><text:span text:style-name="Strong_20_Emphasis"><text:span text:style-name="T1">Pustakawan/Arsiparis:</text:span></text:span><text:span text:style-name="T1"> Jika Anda memanfaatkan perpustakaan atau arsip khusus. </text:span></text:p>
                  </text:list-item>
                  <text:list-item>
                    <text:p text:style-name="P230"><text:soft-page-break/><text:span text:style-name="Strong_20_Emphasis"><text:span text:style-name="T1">Beta Reader:</text:span></text:span><text:span text:style-name="T1"> Jika ada teman atau kolega yang membaca draf awal dan memberikan masukan. </text:span></text:p>
                  </text:list-item>
                  <text:list-item>
                    <text:p text:style-name="P189">Contoh: "Terima kasih kepada [Nama Narasumber, jika diizinkan] atas kesediaannya berbagi pengalaman berharga. Diskusi di komunitas [Nama Komunitas Online, misal: 'Retro Gaming Indonesia'] juga seringkali memberikan sudut pandang yang menarik." </text:p>
                  </text:list-item>
                </text:list>
              </text:list-item>
              <text:list-item>
                <text:p text:style-name="P47"><text:span text:style-name="Strong_20_Emphasis"><text:span text:style-name="T1">Inspirasi:</text:span></text:span></text:p>
                <text:list>
                  <text:list-item>
                    <text:p text:style-name="P189">Akui sumber inspirasi utama Anda, termasuk para pelaku sejarah yang Anda tulis. </text:p>
                  </text:list-item>
                  <text:list-item>
                    <text:p text:style-name="P230"><text:span text:style-name="Strong_20_Emphasis"><text:span text:style-name="T1">Para Pionir Industri Game:</text:span></text:span><text:span text:style-name="T1"> Ucapkan apresiasi secara umum kepada para developer, desainer, seniman, dan insinyur yang karya-karyanya menjadi subjek utama buku ini. Merekalah yang menciptakan sejarah yang Anda ceritakan. </text:span></text:p>
                  </text:list-item>
                  <text:list-item>
                    <text:p text:style-name="P230"><text:span text:style-name="Strong_20_Emphasis"><text:span text:style-name="T1">Penulis/Sejarawan Lain:</text:span></text:span><text:span text:style-name="T1"> Jika ada buku, artikel, atau dokumenter tertentu yang sangat menginspirasi Anda. </text:span></text:p>
                  </text:list-item>
                  <text:list-item>
                    <text:p text:style-name="P189">Contoh: "Dan tentu saja, buku ini tidak akan ada tanpa kerja keras dan kreativitas ribuan orang yang telah membangun industri game selama lebih dari setengah abad. Kepada para pionir dan inovator, karya Anda adalah inspirasi utama." </text:p>
                  </text:list-item>
                </text:list>
              </text:list-item>
              <text:list-item>
                <text:p text:style-name="P47"><text:span text:style-name="Strong_20_Emphasis"><text:span text:style-name="T1">Penutup Ucapan Terima Kasih:</text:span></text:span></text:p>
                <text:list>
                  <text:list-item>
                    <text:p text:style-name="P189">Akhiri dengan kalimat penutup yang ringkas. </text:p>
                  </text:list-item>
                  <text:list-item>
                    <text:p text:style-name="P15">Contoh: "Semua kesalahan dan kekurangan dalam buku ini sepenuhnya menjadi tanggung jawab saya. Terima kasih sekali lagi kepada semua yang telah berperan." </text:p>
                  </text:list-item>
                </text:list>
              </text:list-item>
            </text:list>
            <text:p text:style-name="P22"><text:span text:style-name="Strong_20_Emphasis"><text:span text:style-name="T1">Ingat:</text:span></text:span><text:span text:style-name="T1"> Ini hanyalah panduan. Anda bebas menyesuaikan urutan, menambahkan kategori lain, atau menulis dengan gaya Anda sendiri. Yang terpenting adalah ketulusan dalam mengapresiasi bantuan yang Anda terima.</text:span></text:p>
            <text:p text:style-name="P359"/>
            <text:p text:style-name="P22"><text:span text:style-name="T1">Ini adalah prompt terakhir untuk bagian Kata Pengantar. Saya akan menunggu perintah </text:span><text:span text:style-name="Strong_20_Emphasis"><text:span text:style-name="T1">"YAX"</text:span></text:span><text:span text:style-name="T1"> dari Anda untuk melanjutkan ke prompt pertama dari Bab Pendahuluan.</text:span></text:p>
          </text:section>
          <text:section text:style-name="Sect1" text:name="feedback-form-19">
            <text:p text:style-name="P175"/>
          </text:section>
        </text:section>
        <text:section text:style-name="Sect1" text:name="9b29218eb9779ab9">
          <text:p text:style-name="P1"><text:soft-page-break/></text:p>
          <text:section text:style-name="Sect1" text:name="user-query-content-20">
            <text:p text:style-name="P356">yax </text:p>
          </text:section>
          <text:p text:style-name="P175">Tampilkan alur berpikir</text:p>
          <text:section text:style-name="Sect2" text:name="model-response-message-contentr_9b29218eb9779ab9">
            <text:p text:style-name="P22"><text:span text:style-name="T1">Baik, kita masuk ke bagian </text:span><text:span text:style-name="Strong_20_Emphasis"><text:span text:style-name="T1">Pendahuluan</text:span></text:span><text:span text:style-name="T1">, prompt pertama: </text:span><text:span text:style-name="Strong_20_Emphasis"><text:span text:style-name="T1">"Definisi 'game komputer' (cakupan: video game di berbagai platform)."</text:span></text:span></text:p>
            <text:p text:style-name="P359"/>
            <text:p text:style-name="P22"><text:span text:style-name="Strong_20_Emphasis"><text:span text:style-name="T1">(Jawaban untuk Prompt 1 - Pendahuluan: Definisi 'game komputer' (cakupan: video game di berbagai platform))</text:span></text:span></text:p>
            <text:p text:style-name="P22"><text:span text:style-name="T1">Sebelum kita memulai perjalanan epik melintasi sejarah dan masa depan dunia game, mari kita samakan persepsi terlebih dahulu: Apa sebenarnya yang dimaksud dengan "game komputer" atau "video game" dalam konteks buku ini? Secara sederhana, kita akan merujuk pada </text:span><text:span text:style-name="Strong_20_Emphasis"><text:span text:style-name="T1">segala bentuk hiburan elektronik interaktif yang dimainkan melalui manipulasi gambar atau representasi visual di layar, yang dikendalikan oleh input dari pemain.</text:span></text:span><text:span text:style-name="T1"> Istilah "game komputer" dan "video game" seringkali digunakan silih berganti, dan dalam buku ini, kita akan menganggapnya memiliki makna yang serupa, merujuk pada fenomena yang sama.</text:span></text:p>
            <text:p text:style-name="P22"><text:span text:style-name="T1">Cakupan pembahasan kita akan </text:span><text:span text:style-name="Strong_20_Emphasis"><text:span text:style-name="T1">seluas mungkin</text:span></text:span><text:span text:style-name="T1">, merangkum evolusi game di berbagai platform utama yang telah menjadi panggung bagi perkembangannya:</text:span></text:p>
            <text:list xml:id="list4729583037536317378" text:style-name="L39">
              <text:list-item>
                <text:p text:style-name="P231"><text:span text:style-name="Strong_20_Emphasis"><text:span text:style-name="T1">Game Arkade:</text:span></text:span><text:span text:style-name="T1"> Mesin-mesin ikonik yang pernah mendominasi pusat hiburan, bar, dan mal, dimainkan dengan koin. </text:span></text:p>
              </text:list-item>
              <text:list-item>
                <text:p text:style-name="P231"><text:span text:style-name="Strong_20_Emphasis"><text:span text:style-name="T1">Konsol Game Rumahan:</text:span></text:span><text:span text:style-name="T1"> Perangkat keras yang terhubung ke televisi, mulai dari generasi paling awal seperti Magnavox Odyssey dan Atari 2600, melewati era Nintendo, Sega, PlayStation, Xbox, hingga konsol generasi terkini (per April 2025). </text:span></text:p>
              </text:list-item>
              <text:list-item>
                <text:p text:style-name="P231"><text:span text:style-name="Strong_20_Emphasis"><text:span text:style-name="T1">Komputer Pribadi (PC):</text:span></text:span><text:span text:style-name="T1"> Game yang dimainkan di komputer desktop atau laptop, mencakup era MS-DOS, Windows, Mac, dan sistem operasi lainnya. </text:span></text:p>
              </text:list-item>
              <text:list-item>
                <text:p text:style-name="P231"><text:span text:style-name="Strong_20_Emphasis"><text:span text:style-name="T1">Konsol Genggam (Handheld):</text:span></text:span><text:span text:style-name="T1"> Perangkat portabel yang dirancang khusus untuk bermain game, seperti Game Boy, Nintendo DS, PlayStation Portable (PSP), hingga Nintendo Switch dalam mode handheld-nya. </text:span></text:p>
              </text:list-item>
              <text:list-item>
                <text:p text:style-name="P48"><text:soft-page-break/><text:span text:style-name="Strong_20_Emphasis"><text:span text:style-name="T1">Game Mobile:</text:span></text:span><text:span text:style-name="T1"> Game yang dimainkan di perangkat seluler seperti smartphone dan tablet, sebuah segmen yang meledak popularitasnya di abad ke-21. </text:span></text:p>
              </text:list-item>
            </text:list>
            <text:p text:style-name="P22"><text:span text:style-name="T1">Seiring waktu, definisi dan persepsi tentang "game" itu sendiri tentu telah </text:span><text:span text:style-name="Strong_20_Emphasis"><text:span text:style-name="T1">berevolusi</text:span></text:span><text:span text:style-name="T1">. Dari sekadar titik-titik cahaya sederhana yang berinteraksi di layar osiloskop, ia berkembang menjadi simulasi olahraga primitif, petualangan teks, ledakan aksi 2D penuh warna, dunia 3D yang kompleks dan imersif, pengalaman online masif yang menghubungkan jutaan pemain, hingga permainan kasual yang bisa dinikmati dalam hitungan menit di ponsel. Apa yang dianggap sebagai "game" kini jauh lebih beragam daripada lima puluh tahun yang lalu.</text:span></text:p>
            <text:p text:style-name="P22"><text:span text:style-name="T1">Namun, untuk menjaga fokus buku ini pada narasi evolusi utamanya, ada beberapa </text:span><text:span text:style-name="Strong_20_Emphasis"><text:span text:style-name="T1">batasan</text:span></text:span><text:span text:style-name="T1"> yang perlu ditetapkan. Buku ini </text:span><text:span text:style-name="Strong_20_Emphasis"><text:span text:style-name="T1">tidak akan membahas secara mendalam</text:span></text:span><text:span text:style-name="T1">:</text:span></text:p>
            <text:list xml:id="list631464112086018369" text:style-name="L40">
              <text:list-item>
                <text:p text:style-name="P190">Detail pemrograman teknis yang sangat rumit di balik setiap game atau platform. </text:p>
              </text:list-item>
              <text:list-item>
                <text:p text:style-name="P190">Daftar ensiklopedis setiap game yang pernah dirilis (fokus akan pada game-game yang signifikan secara historis, inovatif, atau berpengaruh). </text:p>
              </text:list-item>
              <text:list-item>
                <text:p text:style-name="P232"><text:span text:style-name="T1">Analisis mendalam untuk setiap </text:span><text:span text:style-name="Emphasis"><text:span text:style-name="T1">niche</text:span></text:span><text:span text:style-name="T1"> genre kecuali jika genre tersebut memiliki peran penting dalam cerita evolusi yang lebih besar. </text:span></text:p>
              </text:list-item>
              <text:list-item>
                <text:p text:style-name="P190">Mesin judi elektronik atau mesin kasino, meskipun mungkin memiliki beberapa akar teknologi yang sama. </text:p>
              </text:list-item>
              <text:list-item>
                <text:p text:style-name="P16">Permainan non-elektronik atau non-digital seperti permainan papan (board games), permainan kartu tradisional, atau permainan fisik lainnya, meskipun inspirasi bisa datang dari sana. </text:p>
              </text:list-item>
            </text:list>
            <text:p text:style-name="P1">Intinya, buku ini akan menelusuri sejarah perkembangan bentuk hiburan interaktif digital yang kita kenal sebagai game komputer atau video game di berbagai platform utamanya, dari awal mula hingga kondisi terkini dan proyeksi masa depannya.</text:p>
            <text:p text:style-name="P359"/>
            <text:p text:style-name="P22"><text:span text:style-name="T1">Saya akan menunggu perintah </text:span><text:span text:style-name="Strong_20_Emphasis"><text:span text:style-name="T1">"YAX"</text:span></text:span><text:span text:style-name="T1"> dari Anda untuk melanjutkan ke prompt berikutnya (Mengapa game begitu memikat?).</text:span></text:p>
          </text:section>
          <text:section text:style-name="Sect1" text:name="feedback-form-20">
            <text:p text:style-name="P175"><text:soft-page-break/></text:p>
          </text:section>
        </text:section>
        <text:section text:style-name="Sect1" text:name="66f7602e81add05c">
          <text:p text:style-name="P1"/>
          <text:section text:style-name="Sect1" text:name="user-query-content-21">
            <text:p text:style-name="P356">yax </text:p>
          </text:section>
          <text:p text:style-name="P175">Tampilkan alur berpikir</text:p>
          <text:section text:style-name="Sect2" text:name="model-response-message-contentr_66f7602e81add05c">
            <text:p text:style-name="P22"><text:span text:style-name="T1">Baik, saya lanjutkan ke prompt kedua untuk bagian </text:span><text:span text:style-name="Strong_20_Emphasis"><text:span text:style-name="T1">Pendahuluan</text:span></text:span><text:span text:style-name="T1">: </text:span><text:span text:style-name="Strong_20_Emphasis"><text:span text:style-name="T1">"Mengapa game begitu memikat?"</text:span></text:span></text:p>
            <text:p text:style-name="P359"/>
            <text:p text:style-name="P22"><text:span text:style-name="Strong_20_Emphasis"><text:span text:style-name="T1">(Jawaban untuk Prompt 2 - Pendahuluan: Mengapa game begitu memikat?)</text:span></text:span></text:p>
            <text:p text:style-name="P1">Pernahkah Anda bertanya-tanya, apa sebenarnya 'sihir' di balik video game yang membuatnya begitu memikat, bahkan terkadang adiktif, bagi ratusan juta orang di seluruh penjuru dunia, termasuk mungkin di sekitar Anda atau bahkan diri Anda sendiri? Mengapa kita rela menghabiskan waktu berjam-jam di depan layar, tenggelam dalam dunia digital? Jawabannya terletak pada kemampuan unik game untuk menyentuh berbagai kebutuhan dan dorongan psikologis serta emosional kita yang paling mendasar:</text:p>
            <text:list xml:id="list2381866937747885737" text:style-name="L41">
              <text:list-item>
                <text:p text:style-name="P49"><text:span text:style-name="Strong_20_Emphasis"><text:span text:style-name="T1">Naluri akan Tantangan dan Penguasaan (Mastery):</text:span></text:span><text:span text:style-name="T1"> Manusia secara alami suka mengatasi rintangan. Game menyediakan </text:span><text:span text:style-name="Strong_20_Emphasis"><text:span text:style-name="T1">tantangan</text:span></text:span><text:span text:style-name="T1"> yang terstruktur dengan aturan yang jelas dan tujuan yang dapat dicapai. Proses belajar menguasai kontrol, memahami mekanika, mengalahkan level sulit, atau mengungguli lawan memberikan </text:span><text:span text:style-name="Strong_20_Emphasis"><text:span text:style-name="T1">rasa kompetensi dan kepuasan</text:span></text:span><text:span text:style-name="T1"> yang luar biasa. Sensasi "akhirnya bisa!" setelah berkali-kali mencoba mengalahkan bos di </text:span><text:span text:style-name="Emphasis"><text:span text:style-name="T1">Elden Ring</text:span></text:span><text:span text:style-name="T1"> atau merancang strategi jitu di </text:span><text:span text:style-name="Emphasis"><text:span text:style-name="T1">Civilization</text:span></text:span><text:span text:style-name="T1"> adalah candu tersendiri.</text:span></text:p>
              </text:list-item>
              <text:list-item>
                <text:p text:style-name="P49"><text:span text:style-name="Strong_20_Emphasis"><text:span text:style-name="T1">Siklus Umpan Balik dan Penghargaan (Reward):</text:span></text:span><text:span text:style-name="T1"> Otak kita menyukai hadiah. Game adalah ahli dalam memberikan </text:span><text:span text:style-name="Strong_20_Emphasis"><text:span text:style-name="T1">umpan balik (feedback)</text:span></text:span><text:span text:style-name="T1"> instan dan </text:span><text:span text:style-name="Strong_20_Emphasis"><text:span text:style-name="T1">penghargaan (rewards)</text:span></text:span><text:span text:style-name="T1"> yang konstan – entah itu skor yang bertambah, karakter yang naik level, item baru yang didapat, area baru yang terbuka, atau sekadar efek suara dan visual yang memuaskan saat berhasil melakukan sesuatu. Siklus ini mengaktifkan jalur dopamin di otak, membuat kita merasa senang dan ingin terus bermain untuk mendapatkan hadiah berikutnya, </text:span><text:soft-page-break/><text:span text:style-name="T1">seperti saat membuka </text:span><text:span text:style-name="Emphasis"><text:span text:style-name="T1">skin</text:span></text:span><text:span text:style-name="T1"> langka di </text:span><text:span text:style-name="Emphasis"><text:span text:style-name="T1">Fortnite</text:span></text:span><text:span text:style-name="T1"> atau menyelesaikan sebuah </text:span><text:span text:style-name="Emphasis"><text:span text:style-name="T1">quest</text:span></text:span><text:span text:style-name="T1"> di RPG favorit.</text:span></text:p>
              </text:list-item>
              <text:list-item>
                <text:p text:style-name="P49"><text:span text:style-name="Strong_20_Emphasis"><text:span text:style-name="T1">Dorongan Eksplorasi dan Rasa Ingin Tahu:</text:span></text:span><text:span text:style-name="T1"> Game seringkali menawarkan dunia virtual yang luas, misterius, dan penuh rahasia untuk dijelajahi. Memuaskan </text:span><text:span text:style-name="Strong_20_Emphasis"><text:span text:style-name="T1">rasa ingin tahu</text:span></text:span><text:span text:style-name="T1"> kita dengan menemukan lokasi tersembunyi, mengungkap potongan cerita (lore), atau sekadar melihat apa yang ada di balik bukit berikutnya adalah daya tarik yang kuat, seperti saat menjelajahi luasnya Hyrule di </text:span><text:span text:style-name="Emphasis"><text:span text:style-name="T1">The Legend of Zelda: Tears of the Kingdom</text:span></text:span><text:span text:style-name="T1"> atau sudut-sudut galaksi di </text:span><text:span text:style-name="Emphasis"><text:span text:style-name="T1">No Man's Sky</text:span></text:span><text:span text:style-name="T1">.</text:span></text:p>
              </text:list-item>
              <text:list-item>
                <text:p text:style-name="P49"><text:span text:style-name="Strong_20_Emphasis"><text:span text:style-name="T1">Kekuatan Cerita dan Koneksi Emosional:</text:span></text:span><text:span text:style-name="T1"> Layaknya film atau novel, banyak game kini menawarkan </text:span><text:span text:style-name="Strong_20_Emphasis"><text:span text:style-name="T1">narasi yang kaya, karakter yang kompleks, dan tema yang menggugah pemikiran</text:span></text:span><text:span text:style-name="T1">. Bedanya, game memungkinkan kita menjadi </text:span><text:span text:style-name="Strong_20_Emphasis"><text:span text:style-name="T1">bagian aktif</text:span></text:span><text:span text:style-name="T1"> dari cerita tersebut, membuat pilihan yang memiliki konsekuensi, dan membentuk ikatan emosional yang kuat dengan karakter atau dunianya. Pengalaman mengikuti perjalanan emosional Joel dan Ellie di </text:span><text:span text:style-name="Emphasis"><text:span text:style-name="T1">The Last of Us</text:span></text:span><text:span text:style-name="T1"> atau merasakan dilema moral Komandan Shepard di </text:span><text:span text:style-name="Emphasis"><text:span text:style-name="T1">Mass Effect</text:span></text:span><text:span text:style-name="T1"> bisa terasa sangat personal dan mendalam.</text:span></text:p>
              </text:list-item>
              <text:list-item>
                <text:p text:style-name="P49"><text:span text:style-name="Strong_20_Emphasis"><text:span text:style-name="T1">Kebutuhan Akan Koneksi Sosial:</text:span></text:span><text:span text:style-name="T1"> Jauh dari stereotip penyendiri, game modern justru seringkali menjadi </text:span><text:span text:style-name="Strong_20_Emphasis"><text:span text:style-name="T1">platform sosial</text:span></text:span><text:span text:style-name="T1"> yang sangat penting. Bekerja sama dengan teman untuk menyelesaikan misi sulit di </text:span><text:span text:style-name="Emphasis"><text:span text:style-name="T1">Destiny 2</text:span></text:span><text:span text:style-name="T1">, tertawa bersama saat menuduh teman sebagai impostor di </text:span><text:span text:style-name="Emphasis"><text:span text:style-name="T1">Among Us</text:span></text:span><text:span text:style-name="T1">, atau menjadi bagian dari komunitas besar dalam sebuah </text:span><text:span text:style-name="Emphasis"><text:span text:style-name="T1">guild</text:span></text:span><text:span text:style-name="T1"> di </text:span><text:span text:style-name="Emphasis"><text:span text:style-name="T1">World of Warcraft</text:span></text:span><text:span text:style-name="T1"> memenuhi kebutuhan dasar kita akan </text:span><text:span text:style-name="Strong_20_Emphasis"><text:span text:style-name="T1">interaksi, kerja sama, persaingan sehat, dan rasa memiliki (belonging)</text:span></text:span><text:span text:style-name="T1">.</text:span></text:p>
              </text:list-item>
              <text:list-item>
                <text:p text:style-name="P49"><text:span text:style-name="Strong_20_Emphasis"><text:span text:style-name="T1">Pelarian (Escapism) dan Keadaan 'Flow':</text:span></text:span><text:span text:style-name="T1"> Di tengah tekanan hidup sehari-hari, game menawarkan </text:span><text:span text:style-name="Strong_20_Emphasis"><text:span text:style-name="T1">pelarian sementara</text:span></text:span><text:span text:style-name="T1"> ke dunia lain di mana kita bisa menjadi pahlawan, penjelajah, perancang kota, atau apapun yang kita inginkan. Saat benar-benar tenggelam dalam permainan, kita bisa mencapai keadaan psikologis yang disebut </text:span><text:span text:style-name="Strong_20_Emphasis"><text:span text:style-name="T1">'flow'</text:span></text:span><text:span text:style-name="T1"> – kondisi fokus penuh di mana waktu terasa berlalu begitu saja, memberikan jeda yang menyegarkan dari realitas.</text:span></text:p>
              </text:list-item>
              <text:list-item>
                <text:p text:style-name="P49"><text:soft-page-break/><text:span text:style-name="Strong_20_Emphasis"><text:span text:style-name="T1">Kreativitas dan Ekspresi Diri:</text:span></text:span><text:span text:style-name="T1"> Banyak game juga menyediakan kanvas bagi </text:span><text:span text:style-name="Strong_20_Emphasis"><text:span text:style-name="T1">kreativitas</text:span></text:span><text:span text:style-name="T1"> kita, memungkinkan kita membangun, merancang, dan mengekspresikan diri, seperti mendirikan bangunan megah di </text:span><text:span text:style-name="Emphasis"><text:span text:style-name="T1">Minecraft</text:span></text:span><text:span text:style-name="T1"> atau menciptakan keluarga dan rumah impian di </text:span><text:span text:style-name="Emphasis"><text:span text:style-name="T1">The Sims</text:span></text:span><text:span text:style-name="T1">.</text:span></text:p>
              </text:list-item>
            </text:list>
            <text:p text:style-name="P1">Kombinasi dari elemen-elemen inilah – tantangan, penghargaan, eksplorasi, cerita, sosial, pelarian, dan kreativitas – yang dijalin secara interaktif, yang menciptakan daya pikat unik dan universal dari game komputer, membuatnya relevan dan terus berkembang hingga hari ini (April 2025).</text:p>
            <text:p text:style-name="P359"/>
            <text:p text:style-name="P22"><text:span text:style-name="T1">Saya akan menunggu perintah </text:span><text:span text:style-name="Strong_20_Emphasis"><text:span text:style-name="T1">"YAX"</text:span></text:span><text:span text:style-name="T1"> dari Anda untuk melanjutkan ke prompt berikutnya (Sekilas perjalanan: Dari laboratorium ke ruang tamu, hingga ke saku Anda).</text:span></text:p>
          </text:section>
          <text:section text:style-name="Sect1" text:name="feedback-form-21">
            <text:p text:style-name="P175"/>
          </text:section>
        </text:section>
        <text:section text:style-name="Sect1" text:name="793c6958acea0044">
          <text:p text:style-name="P1"/>
          <text:section text:style-name="Sect1" text:name="user-query-content-22">
            <text:p text:style-name="P356">yax </text:p>
          </text:section>
          <text:p text:style-name="P175">Tampilkan alur berpikir</text:p>
          <text:section text:style-name="Sect2" text:name="model-response-message-contentr_793c6958acea0044">
            <text:p text:style-name="P22"><text:span text:style-name="T1">Baik, saya lanjutkan ke prompt ketiga untuk bagian </text:span><text:span text:style-name="Strong_20_Emphasis"><text:span text:style-name="T1">Pendahuluan</text:span></text:span><text:span text:style-name="T1">: </text:span><text:span text:style-name="Strong_20_Emphasis"><text:span text:style-name="T1">"Sekilas perjalanan: Dari laboratorium ke ruang tamu, hingga ke saku Anda."</text:span></text:span></text:p>
            <text:p text:style-name="P359"/>
            <text:p text:style-name="P22"><text:span text:style-name="Strong_20_Emphasis"><text:span text:style-name="T1">(Jawaban untuk Prompt 3 - Pendahuluan: Sekilas perjalanan: Dari laboratorium ke ruang tamu, hingga ke saku Anda)</text:span></text:span></text:p>
            <text:p text:style-name="P1">Bersiaplah untuk sebuah perjalanan melintasi waktu yang sungguh menakjubkan. Evolusi game komputer adalah kisah tentang bagaimana sebuah ide sederhana – bermain dengan mesin – bertransformasi secara dramatis dalam skala yang sulit dibayangkan hanya dalam beberapa dekade.</text:p>
            <text:p text:style-name="P22"><text:span text:style-name="T1">Bayangkan ini: pertengahan abad ke-20, di dalam laboratorium universitas atau pusat riset yang dingin dan steril, para insinyur dengan jas putih bereksperimen menggunakan komputer raksasa seukuran ruangan. Di layar osiloskop bundar atau tabung sinar katoda primitif, mereka berhasil membuat </text:span><text:span text:style-name="Strong_20_Emphasis"><text:span text:style-name="T1">titik-titik cahaya sederhana</text:span></text:span><text:span text:style-name="T1"> bergerak dan berinteraksi – sebuah </text:span><text:soft-page-break/><text:span text:style-name="T1">simulasi tenis atau duel pesawat luar angkasa vektor yang hanya bisa dinikmati oleh segelintir akademisi. Itulah titik nol kita.</text:span></text:p>
            <text:p text:style-name="P22"><text:span text:style-name="T1">Lompat beberapa tahun ke depan, dan tiba-tiba 'permainan elektronik' ini meledak keluar dari laboratorium. </text:span><text:span text:style-name="Strong_20_Emphasis"><text:span text:style-name="T1">Arkade-arkade</text:span></text:span><text:span text:style-name="T1"> yang bising dan penuh warna bermunculan di mana-mana, dipenuhi remaja yang antusias memasukkan koin demi koin untuk memainkan </text:span><text:span text:style-name="Emphasis"><text:span text:style-name="T1">Pong</text:span></text:span><text:span text:style-name="T1">, menembaki alien di </text:span><text:span text:style-name="Emphasis"><text:span text:style-name="T1">Space Invaders</text:span></text:span><text:span text:style-name="T1">, atau melahap titik-titik bersama </text:span><text:span text:style-name="Emphasis"><text:span text:style-name="T1">Pac-Man</text:span></text:span><text:span text:style-name="T1">. Game menjadi fenomena publik, komersial, dan sosial untuk pertama kalinya.</text:span></text:p>
            <text:p text:style-name="P22"><text:span text:style-name="T1">Tak lama kemudian, keajaiban itu masuk ke </text:span><text:span text:style-name="Strong_20_Emphasis"><text:span text:style-name="T1">ruang keluarga</text:span></text:span><text:span text:style-name="T1">. Konsol seperti Atari 2600, dengan joystick ikoniknya dan kartrid-kartrid game yang bisa diganti, membawa pengalaman bermain (meskipun dengan grafis balok sederhana) ke hadapan layar televisi di rumah-rumah di seluruh dunia. Game menjadi bagian dari hiburan keluarga.</text:span></text:p>
            <text:p text:style-name="P22"><text:span text:style-name="T1">Perjalanan ini tidak selalu mulus; industri sempat nyaris runtuh sebelum diselamatkan dan dibangkitkan kembali. Lalu datanglah era persaingan sengit antar konsol 16-bit yang melahirkan ikon seperti Mario dan Sonic. Di saat yang sama, </text:span><text:span text:style-name="Strong_20_Emphasis"><text:span text:style-name="T1">Komputer Pribadi (PC)</text:span></text:span><text:span text:style-name="T1"> berevolusi dari alat kerja menjadi mesin gaming tangguh, melahirkan genre-genre kompleks seperti strategi mendalam ala </text:span><text:span text:style-name="Emphasis"><text:span text:style-name="T1">Civilization</text:span></text:span><text:span text:style-name="T1"> dan merevolusi aksi dengan game 3D perintis seperti </text:span><text:span text:style-name="Emphasis"><text:span text:style-name="T1">Doom</text:span></text:span><text:span text:style-name="T1">.</text:span></text:p>
            <text:p text:style-name="P22"><text:span text:style-name="T1">Pertengahan 90-an membawa </text:span><text:span text:style-name="Strong_20_Emphasis"><text:span text:style-name="T1">lompatan ke dimensi ketiga</text:span></text:span><text:span text:style-name="T1"> yang sesungguhnya. Konsol seperti Sony PlayStation dan Nintendo 64 menyajikan dunia 3D yang imersif, mengubah ekspektasi visual selamanya. Tak lama kemudian, </text:span><text:span text:style-name="Strong_20_Emphasis"><text:span text:style-name="T1">internet</text:span></text:span><text:span text:style-name="T1"> mulai menjalin jaringannya, memungkinkan kita tidak hanya bermain melawan mesin, tetapi juga melawan atau bersama jutaan pemain lain di seluruh dunia dalam game online masif (MMORPG) atau pertempuran multiplayer yang sengit.</text:span></text:p>
            <text:p text:style-name="P22"><text:span text:style-name="T1">Dan lihatlah di mana kita berada hari ini, di tahun 2025 ini. Teknologi yang dulu memerlukan ruangan khusus kini </text:span><text:span text:style-name="Strong_20_Emphasis"><text:span text:style-name="T1">muat di saku Anda</text:span></text:span><text:span text:style-name="T1">. Smartphone di genggaman kita memiliki kekuatan komputasi yang jauh melampaui superkomputer di masa lalu, mampu menampilkan grafis yang nyaris fotorealistik dan menghubungkan kita secara instan ke jaringan game global. Dari titik cahaya di osiloskop, kita kini memiliki dunia virtual kompleks, tontonan esports bernilai miliaran dolar, game sebagai layanan </text:span><text:soft-page-break/><text:span text:style-name="T1">yang terus berkembang, dan bahkan mulai menjajaki potensi realitas virtual dan kecerdasan buatan.</text:span></text:p>
            <text:p text:style-name="P1">Bagaimana mungkin transformasi luar biasa ini terjadi? Teknologi apa yang mendorongnya? Siapa saja tokoh kunci di baliknya? Dan apa dampaknya bagi kita semua? Pertanyaan-pertanyaan inilah yang akan kita jelajahi bersama dalam bab-bab selanjutnya di buku ini.</text:p>
            <text:p text:style-name="P22"><text:span text:style-name="Emphasis"><text:span text:style-name="T1">(Saran Visual: Sebuah timeline visual di awal bab ini atau di bagian Pendahuluan secara keseluruhan akan sangat efektif, menampilkan gambar representatif dari setiap era – Osiloskop -&gt; Mesin Pong -&gt; Atari 2600 -&gt; Mario/Sonic -&gt; Doom -&gt; Lara Croft (PS1) -&gt; Screenshot MMO -&gt; Smartphone Gaming -&gt; Arena Esports/VR Headset).</text:span></text:span></text:p>
            <text:p text:style-name="P359"/>
            <text:p text:style-name="P22"><text:span text:style-name="T1">Saya akan menunggu perintah </text:span><text:span text:style-name="Strong_20_Emphasis"><text:span text:style-name="T1">"YAX"</text:span></text:span><text:span text:style-name="T1"> dari Anda untuk melanjutkan ke prompt terakhir dari Pendahuluan (Peta jalan buku ini).</text:span></text:p>
          </text:section>
          <text:section text:style-name="Sect1" text:name="feedback-form-22">
            <text:p text:style-name="P175"/>
          </text:section>
        </text:section>
        <text:section text:style-name="Sect1" text:name="7082b39ffa95a6cd">
          <text:p text:style-name="P1"/>
          <text:section text:style-name="Sect1" text:name="user-query-content-23">
            <text:p text:style-name="P356">yax </text:p>
          </text:section>
          <text:p text:style-name="P175">Tampilkan alur berpikir</text:p>
          <text:section text:style-name="Sect2" text:name="model-response-message-contentr_7082b39ffa95a6cd">
            <text:p text:style-name="P22"><text:span text:style-name="T1">Baik, saya lanjutkan ke prompt keempat dan terakhir untuk bagian </text:span><text:span text:style-name="Strong_20_Emphasis"><text:span text:style-name="T1">Pendahuluan</text:span></text:span><text:span text:style-name="T1">: </text:span><text:span text:style-name="Strong_20_Emphasis"><text:span text:style-name="T1">"Peta jalan buku ini."</text:span></text:span></text:p>
            <text:p text:style-name="P359"/>
            <text:p text:style-name="P22"><text:span text:style-name="Strong_20_Emphasis"><text:span text:style-name="T1">(Jawaban untuk Prompt 4 - Pendahuluan: Peta jalan buku ini)</text:span></text:span></text:p>
            <text:p text:style-name="P22"><text:span text:style-name="T1">Untuk membantu Anda menavigasi kisah evolusi game komputer yang kaya dan terkadang kompleks ini, buku ini disusun terutama secara </text:span><text:span text:style-name="Strong_20_Emphasis"><text:span text:style-name="T1">kronologis</text:span></text:span><text:span text:style-name="T1">, mengikuti alur waktu perkembangan teknologi, pergeseran pasar, dan momen-momen kunci yang membentuk industri. Anggaplah ini sebagai peta jalan Anda:</text:span></text:p>
            <text:list xml:id="list4446610569324861627" text:style-name="L42">
              <text:list-item>
                <text:p text:style-name="P50"><text:span text:style-name="Strong_20_Emphasis"><text:span text:style-name="T1">Bab 1: Akar Permainan Digital (1950-an - Awal 1970-an):</text:span></text:span><text:span text:style-name="T1"> Kita akan mulai dari titik paling awal, menelusuri eksperimen-eksperimen perintis di laboratorium universitas yang melahirkan konsep dasar permainan digital.</text:span></text:p>
              </text:list-item>
              <text:list-item>
                <text:p text:style-name="P50"><text:soft-page-break/><text:span text:style-name="Strong_20_Emphasis"><text:span text:style-name="T1">Bab 2: Ledakan Pertama: Arkade dan Konsol Rumahan Awal (1970-an - Awal 1980-an):</text:span></text:span><text:span text:style-name="T1"> Bab ini akan membahas demam game arkade pertama (</text:span><text:span text:style-name="Emphasis"><text:span text:style-name="T1">Pong</text:span></text:span><text:span text:style-name="T1">, </text:span><text:span text:style-name="Emphasis"><text:span text:style-name="T1">Pac-Man</text:span></text:span><text:span text:style-name="T1">) dan upaya awal membawa game ke ruang keluarga melalui konsol seperti Atari 2600.</text:span></text:p>
              </text:list-item>
              <text:list-item>
                <text:p text:style-name="P50"><text:span text:style-name="Strong_20_Emphasis"><text:span text:style-name="T1">Bab 3: Kejatuhan Besar dan Kelahiran Kembali (1983 - Akhir 1980-an):</text:span></text:span><text:span text:style-name="T1"> Kita akan mengupas tuntas bencana industri video game 1983 yang menghancurkan pasar Amerika Utara, dan bagaimana Nintendo datang sebagai penyelamat, membangkitkan kembali industri dengan NES.</text:span></text:p>
              </text:list-item>
              <text:list-item>
                <text:p text:style-name="P50"><text:span text:style-name="Strong_20_Emphasis"><text:span text:style-name="T1">Bab 4: Perang Konsol dan Kebangkitan PC Gaming (Akhir 1980-an - Pertengahan 1990-an):</text:span></text:span><text:span text:style-name="T1"> Fokus pada era persaingan sengit 16-bit antara Nintendo (SNES) dan Sega (Genesis), serta bagaimana PC mulai menemukan jati dirinya sebagai platform gaming yang kuat dengan genre-genre khasnya.</text:span></text:p>
              </text:list-item>
              <text:list-item>
                <text:p text:style-name="P50"><text:span text:style-name="Strong_20_Emphasis"><text:span text:style-name="T1">Bab 5: Revolusi 3D dan Era Online (Pertengahan 1990-an - Awal 2000-an):</text:span></text:span><text:span text:style-name="T1"> Bab ini meliput lompatan besar ke grafis 3D real-time (era PlayStation, N64) dan awal mula game terkoneksi secara online, termasuk kelahiran MMORPG.</text:span></text:p>
              </text:list-item>
              <text:list-item>
                <text:p text:style-name="P50"><text:span text:style-name="Strong_20_Emphasis"><text:span text:style-name="T1">Bab 6: Demokratisasi Game: Mobile, Indie, dan Diversifikasi (Pertengahan 2000-an - Pertengahan 2010-an):</text:span></text:span><text:span text:style-name="T1"> Kita akan melihat bagaimana ledakan game mobile, kebangkitan developer independen (indie), dan inovasi seperti kontrol gerak (Wii) memperluas audiens dan keragaman game.</text:span></text:p>
              </text:list-item>
              <text:list-item>
                <text:p text:style-name="P50"><text:span text:style-name="Strong_20_Emphasis"><text:span text:style-name="T1">Bab 7: Masa Kini: Imersi, Konektivitas, dan Layanan (Pertengahan 2010-an - Sekarang, April 2025):</text:span></text:span><text:span text:style-name="T1"> Bab ini membahas lanskap gaming kontemporer, termasuk pengejaran fotorealisme, dominasi model 'Games as a Service' (GaaS), fenomena esports dan streaming, serta isu aksesibilitas.</text:span></text:p>
              </text:list-item>
              <text:list-item>
                <text:p text:style-name="P50"><text:span text:style-name="Strong_20_Emphasis"><text:span text:style-name="T1">Bab 8: Mengintip Masa Depan:</text:span></text:span><text:span text:style-name="T1"> Kita akan beralih ke mode spekulatif, menjelajahi potensi teknologi masa depan seperti VR/AR, Cloud Gaming, AI yang lebih canggih, Metaverse, dan tantangan etis yang dihadapi industri.</text:span></text:p>
              </text:list-item>
              <text:list-item>
                <text:p text:style-name="P50"><text:span text:style-name="Strong_20_Emphasis"><text:span text:style-name="T1">Bab 9: Dampak Budaya dan Sosial Game Komputer:</text:span></text:span><text:span text:style-name="T1"> Setelah </text:span><text:soft-page-break/><text:span text:style-name="T1">menelusuri sejarah, bab ini akan mengambil langkah mundur untuk menganalisis secara tematik dampak luas game pada seni, narasi, ekonomi, komunitas, pendidikan, serta kontroversi yang menyertainya.</text:span></text:p>
              </text:list-item>
              <text:list-item>
                <text:p text:style-name="P50"><text:span text:style-name="Strong_20_Emphasis"><text:span text:style-name="T1">Penutup:</text:span></text:span><text:span text:style-name="T1"> Akhirnya, kita akan merangkum perjalanan ini dan memberikan refleksi akhir tentang kekuatan bermain dan masa depan medium interaktif ini.</text:span></text:p>
              </text:list-item>
            </text:list>
            <text:p text:style-name="P1">Dengan struktur ini, Anda akan dipandu langkah demi langkah melalui setiap era penting, melihat bagaimana satu perkembangan mengarah ke perkembangan berikutnya, hingga mendapatkan gambaran utuh tentang evolusi game komputer dari awal hingga kemungkinan masa depannya.</text:p>
            <text:p text:style-name="P359"/>
            <text:p text:style-name="P22"><text:span text:style-name="T1">Ini adalah prompt terakhir untuk bagian Pendahuluan. Saya akan menunggu perintah </text:span><text:span text:style-name="Strong_20_Emphasis"><text:span text:style-name="T1">"YAX"</text:span></text:span><text:span text:style-name="T1"> dari Anda untuk melanjutkan ke prompt pertama dari Bab 1 (Pengantar Bab 1).</text:span></text:p>
          </text:section>
          <text:section text:style-name="Sect1" text:name="feedback-form-23">
            <text:p text:style-name="P175"/>
          </text:section>
        </text:section>
        <text:section text:style-name="Sect1" text:name="8e5e02e9aaa0518b">
          <text:p text:style-name="P1"/>
          <text:section text:style-name="Sect1" text:name="user-query-content-24">
            <text:p text:style-name="P356">yax </text:p>
          </text:section>
          <text:p text:style-name="P175">Tampilkan alur berpikir</text:p>
          <text:section text:style-name="Sect2" text:name="model-response-message-contentr_8e5e02e9aaa0518b">
            <text:p text:style-name="P175"/>
          </text:section>
          <text:section text:style-name="Sect1" text:name="feedback-form-24">
            <text:p text:style-name="P175"/>
          </text:section>
        </text:section>
        <text:section text:style-name="Sect1" text:name="ad05ba0b2ce75ad2">
          <text:p text:style-name="P1"/>
          <text:section text:style-name="Sect1" text:name="user-query-content-25">
            <text:p text:style-name="P356">present it </text:p>
          </text:section>
          <text:p text:style-name="P175">Tampilkan alur berpikir</text:p>
          <text:section text:style-name="Sect2" text:name="model-response-message-contentr_ad05ba0b2ce75ad2">
            <text:p text:style-name="P22"><text:span text:style-name="T1">Baik, kita mulai </text:span><text:span text:style-name="Strong_20_Emphasis"><text:span text:style-name="T1">Bab 1: Akar Permainan Digital (1950-an - Awal 1970-an)</text:span></text:span><text:span text:style-name="T1">. Berikut adalah jawaban untuk prompt pengantar bab ini:</text:span></text:p>
            <text:p text:style-name="P359"/>
            <text:p text:style-name="P22"><text:span text:style-name="Strong_20_Emphasis"><text:span text:style-name="T1">(Jawaban untuk Prompt Pengantar Bab 1)</text:span></text:span></text:p>
            <text:p text:style-name="P22"><text:span text:style-name="T1">Mari kita putar kembali mesin waktu, jauh sebelum hingar-bingar arkade, perang konsol, atau dunia virtual megah yang kita kenal hari ini (April 2025). Kita akan kembali ke masa-masa paling awal, sebuah era di mana konsep "industri video game" bahkan belum pernah terlintas di benak siapa </text:span><text:soft-page-break/><text:span text:style-name="T1">pun. Sebagaimana dijanjikan dalam Pendahuluan, perjalanan kita dimulai di tempat yang mungkin tak terduga: </text:span><text:span text:style-name="Strong_20_Emphasis"><text:span text:style-name="T1">laboratorium</text:span></text:span><text:span text:style-name="T1"> universitas dan pusat riset pemerintah.</text:span></text:p>
            <text:p text:style-name="P22"><text:span text:style-name="T1">Bab ini akan membawa Anda menyelami </text:span><text:span text:style-name="Strong_20_Emphasis"><text:span text:style-name="T1">eksperimen-eksperimen perintis</text:span></text:span><text:span text:style-name="T1"> yang lahir bukan dari motivasi komersial, melainkan dari </text:span><text:span text:style-name="Strong_20_Emphasis"><text:span text:style-name="T1">rasa ingin tahu akademis</text:span></text:span><text:span text:style-name="T1">, keinginan untuk </text:span><text:span text:style-name="Strong_20_Emphasis"><text:span text:style-name="T1">mendemonstrasikan kemampuan teknologi baru</text:span></text:span><text:span text:style-name="T1">, atau sekadar </text:span><text:span text:style-name="Strong_20_Emphasis"><text:span text:style-name="T1">proyek iseng</text:span></text:span><text:span text:style-name="T1"> para ilmuwan dan mahasiswa yang beruntung memiliki akses ke </text:span><text:span text:style-name="Strong_20_Emphasis"><text:span text:style-name="T1">teknologi komputasi awal</text:span></text:span><text:span text:style-name="T1">. Bayangkan sebuah masa di era optimisme teknologi pasca-Perang Dunia II, di mana komputer masih berupa mesin raksasa yang memenuhi ruangan, mahal, lambat (menurut standar sekarang), dan hanya dapat diakses oleh segelintir institusi. Komputer dilihat murni sebagai alat kalkulasi ilmiah, pemrosesan data, atau simulasi serius.</text:span></text:p>
            <text:p text:style-name="P22"><text:span text:style-name="T1">Namun, di tengah perhitungan rumit dan penelitian formal itulah, percikan ide cemerlang muncul. Bagaimana jika mesin logis ini bisa digunakan untuk sesuatu yang lain – sesuatu yang menyenangkan, sesuatu yang interaktif? Bab ini akan fokus pada momen-momen krusial ketika konsep </text:span><text:span text:style-name="Strong_20_Emphasis"><text:span text:style-name="T1">'bermain'</text:span></text:span><text:span text:style-name="T1"> yang naluriah mulai bersinggungan dengan kekuatan </text:span><text:span text:style-name="Strong_20_Emphasis"><text:span text:style-name="T1">'komputer'</text:span></text:span><text:span text:style-name="T1"> yang baru lahir. Kita akan melihat bagaimana interaksi-interaksi digital pertama dirancang, bagaimana aturan dan tujuan permainan mulai dirumuskan dalam kode, dan bagaimana keterbatasan teknologi justru memicu kreativitas. Inilah kisah tentang peletakan </text:span><text:span text:style-name="Strong_20_Emphasis"><text:span text:style-name="T1">fondasi paling dasar</text:span></text:span><text:span text:style-name="T1">, 'DNA' awal yang kelak akan berkembang menjadi fenomena global bernama video game.</text:span></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1.1 (Percobaan Awal di Laboratorium: </text:span><text:span text:style-name="Emphasis"><text:span text:style-name="T1">Tennis for Two</text:span></text:span><text:span text:style-name="T1">, </text:span><text:span text:style-name="Emphasis"><text:span text:style-name="T1">Spacewar!</text:span></text:span><text:span text:style-name="T1">).</text:span></text:p>
          </text:section>
          <text:section text:style-name="Sect1" text:name="feedback-form-25">
            <text:p text:style-name="P175"/>
          </text:section>
        </text:section>
        <text:section text:style-name="Sect1" text:name="3aba858dbad5734e">
          <text:p text:style-name="P1"/>
          <text:section text:style-name="Sect1" text:name="user-query-content-26">
            <text:p text:style-name="P356">yax </text:p>
          </text:section>
          <text:p text:style-name="P175">Tampilkan alur berpikir</text:p>
          <text:section text:style-name="Sect2" text:name="model-response-message-contentr_3aba858dbad5734e">
            <text:p text:style-name="P22"><text:span text:style-name="T1">Baik, saya lanjutkan ke pembahasan mendalam untuk </text:span><text:span text:style-name="Strong_20_Emphasis"><text:span text:style-name="T1">Subbab 1.1: </text:span></text:span><text:soft-page-break/><text:span text:style-name="Strong_20_Emphasis"><text:span text:style-name="T1">Percobaan Awal di Laboratorium</text:span></text:span><text:span text:style-name="T1">, fokus pada </text:span><text:span text:style-name="Emphasis"><text:span text:style-name="T1">Tennis for Two</text:span></text:span><text:span text:style-name="T1"> dan </text:span><text:span text:style-name="Emphasis"><text:span text:style-name="T1">Spacewar!</text:span></text:span></text:p>
            <text:p text:style-name="P359"/>
            <text:p text:style-name="P22"><text:span text:style-name="Strong_20_Emphasis"><text:span text:style-name="T1">(Jawaban untuk Prompt Isi Mendalam Subbab 1.1)</text:span></text:span></text:p>
            <text:p text:style-name="P1">Meskipun sulit menunjuk satu titik sebagai 'kelahiran' mutlak video game, dua eksperimen dari era awal komputasi ini secara luas diakui sebagai leluhur penting yang menunjukkan potensi interaktif mesin hitung. Keduanya lahir bukan untuk dijual, melainkan dari kreativitas di lingkungan akademis dan riset.</text:p>
            <text:p text:style-name="P22"><text:span text:style-name="Strong_20_Emphasis"><text:span text:style-name="T1">1. </text:span></text:span><text:span text:style-name="Strong_20_Emphasis"><text:span text:style-name="Emphasis"><text:span text:style-name="T1">Tennis for Two</text:span></text:span></text:span><text:span text:style-name="Strong_20_Emphasis"><text:span text:style-name="T1"> (1958): Hiburan Interaktif di Pameran Sains</text:span></text:span></text:p>
            <text:list xml:id="list1948268478829026213" text:style-name="L43">
              <text:list-item>
                <text:p text:style-name="P51"><text:span text:style-name="Strong_20_Emphasis"><text:span text:style-name="T1">Konteks Penciptaan:</text:span></text:span><text:span text:style-name="T1"> Jauh sebelum </text:span><text:span text:style-name="Emphasis"><text:span text:style-name="T1">Pong</text:span></text:span><text:span text:style-name="T1"> mempopulerkan tenis digital, fisikawan </text:span><text:span text:style-name="Strong_20_Emphasis"><text:span text:style-name="T1">William Higinbotham</text:span></text:span><text:span text:style-name="T1"> di </text:span><text:span text:style-name="Strong_20_Emphasis"><text:span text:style-name="T1">Brookhaven National Laboratory (BNL)</text:span></text:span><text:span text:style-name="T1">, New York, sudah memikirkan cara membuat sains lebih menarik. Menjelang hari kunjungan publik tahunan laboratorium pada Oktober 1958, Higinbotham ingin sesuatu yang lebih dinamis daripada sekadar pameran alat atau poster statis. Tujuannya adalah menghibur dan menunjukkan bahwa sains bisa relevan dan menyenangkan, terutama bagi para siswa yang berkunjung. Menggunakan keahliannya dalam elektronik (ia bekerja pada sistem radar selama Perang Dunia II), ia merancang sebuah 'permainan tenis' elektronik dalam waktu sekitar tiga minggu.</text:span></text:p>
              </text:list-item>
              <text:list-item>
                <text:p text:style-name="P51"><text:span text:style-name="Strong_20_Emphasis"><text:span text:style-name="T1">Teknologi yang Digunakan:</text:span></text:span><text:span text:style-name="T1"> Ini adalah poin krusial: </text:span><text:span text:style-name="Emphasis"><text:span text:style-name="T1">Tennis for Two</text:span></text:span><text:span text:style-name="T1"> </text:span><text:span text:style-name="Strong_20_Emphasis"><text:span text:style-name="T1">tidak menggunakan komputer digital</text:span></text:span><text:span text:style-name="T1">. Ia berjalan pada sebuah </text:span><text:span text:style-name="Strong_20_Emphasis"><text:span text:style-name="T1">komputer analog Donner Model 30</text:span></text:span><text:span text:style-name="T1">, sebuah mesin yang dirancang untuk menghitung lintasan balistik atau kurva serupa. Outputnya tidak ditampilkan di layar televisi, melainkan pada layar </text:span><text:span text:style-name="Strong_20_Emphasis"><text:span text:style-name="T1">osiloskop</text:span></text:span><text:span text:style-name="T1"> bundar kecil berdiameter sekitar 5 inci. Untuk kontrol, Higinbotham dan teknisi Robert V. Dvorak membuat dua </text:span><text:span text:style-name="Strong_20_Emphasis"><text:span text:style-name="T1">kotak aluminium</text:span></text:span><text:span text:style-name="T1"> sederhana, masing-masing dilengkapi </text:span><text:span text:style-name="Strong_20_Emphasis"><text:span text:style-name="T1">tombol tekan</text:span></text:span><text:span text:style-name="T1"> (untuk 'memukul' bola) dan </text:span><text:span text:style-name="Strong_20_Emphasis"><text:span text:style-name="T1">kenop putar (dial)</text:span></text:span><text:span text:style-name="T1"> (untuk mengatur sudut pukulan).</text:span></text:p>
              </text:list-item>
              <text:list-item>
                <text:p text:style-name="P51"><text:span text:style-name="Strong_20_Emphasis"><text:span text:style-name="T1">Mekanisme Gameplay:</text:span></text:span><text:span text:style-name="T1"> Di layar osiloskop, pemain melihat representasi lapangan tenis dari samping: sebuah garis horizontal </text:span><text:soft-page-break/><text:span text:style-name="T1">panjang sebagai tanah dan sebuah garis vertikal pendek di tengah sebagai jaring. Sebuah titik cahaya merepresentasikan bola. Komputer analog menghitung lintasan bola, mensimulasikan efek </text:span><text:span text:style-name="Strong_20_Emphasis"><text:span text:style-name="T1">gravitasi</text:span></text:span><text:span text:style-name="T1"> (bola melengkung ke bawah) dan bahkan </text:span><text:span text:style-name="Strong_20_Emphasis"><text:span text:style-name="T1">hambatan udara</text:span></text:span><text:span text:style-name="T1"> (bola melambat). Pemain menggunakan kenop untuk menentukan sudut 'pukulan' mereka dan menekan tombol pada saat yang tepat untuk mengirim bola melewati jaring ke sisi lawan. Tidak ada sistem skor otomatis; tujuannya murni untuk menjaga reli bola berlangsung selama mungkin.</text:span></text:p>
              </text:list-item>
              <text:list-item>
                <text:p text:style-name="P51"><text:span text:style-name="Strong_20_Emphasis"><text:span text:style-name="T1">Signifikansi dan Warisan:</text:span></text:span><text:span text:style-name="T1"> </text:span><text:span text:style-name="Emphasis"><text:span text:style-name="T1">Tennis for Two</text:span></text:span><text:span text:style-name="T1"> sering disebut sebagai salah satu </text:span><text:span text:style-name="Strong_20_Emphasis"><text:span text:style-name="T1">video game paling awal</text:span></text:span><text:span text:style-name="T1">, mungkin yang pertama dirancang murni untuk hiburan interaktif. Meskipun menggunakan teknologi analog dan sempat terlupakan selama hampir dua dekade (karena dibongkar setelah pameran dan Higinbotham tidak mematenkannya karena menganggapnya tidak terlalu penting), penemuannya kembali mengukuhkan statusnya sebagai leluhur penting. Dampaknya saat itu? Menurut laporan dari BNL, permainan ini menjadi </text:span><text:span text:style-name="Strong_20_Emphasis"><text:span text:style-name="T1">sangat populer</text:span></text:span><text:span text:style-name="T1"> selama hari kunjungan publik, dengan antrean panjang pengunjung yang ingin mencobanya, membuktikan keberhasilan Higinbotham dalam menciptakan pameran sains yang interaktif dan menarik.</text:span></text:p>
              </text:list-item>
            </text:list>
            <text:p text:style-name="P22"><text:span text:style-name="Strong_20_Emphasis"><text:span text:style-name="T1">2. </text:span></text:span><text:span text:style-name="Strong_20_Emphasis"><text:span text:style-name="Emphasis"><text:span text:style-name="T1">Spacewar!</text:span></text:span></text:span><text:span text:style-name="Strong_20_Emphasis"><text:span text:style-name="T1"> (1962): Duel Antariksa di Jantung MIT</text:span></text:span></text:p>
            <text:list xml:id="list1194834909083779357" text:style-name="L44">
              <text:list-item>
                <text:p text:style-name="P52"><text:span text:style-name="Strong_20_Emphasis"><text:span text:style-name="T1">Konteks Penciptaan:</text:span></text:span><text:span text:style-name="T1"> Empat tahun setelah </text:span><text:span text:style-name="Emphasis"><text:span text:style-name="T1">Tennis for Two</text:span></text:span><text:span text:style-name="T1">, di lingkungan yang berbeda namun sama akademisnya – </text:span><text:span text:style-name="Strong_20_Emphasis"><text:span text:style-name="T1">Massachusetts Institute of Technology (MIT)</text:span></text:span><text:span text:style-name="T1"> – sebuah lompatan besar terjadi. Sekelompok mahasiswa dan staf yang tergabung dalam </text:span><text:span text:style-name="Strong_20_Emphasis"><text:span text:style-name="T1">Tech Model Railroad Club (TMRC)</text:span></text:span><text:span text:style-name="T1">, termasuk tokoh kunci seperti </text:span><text:span text:style-name="Strong_20_Emphasis"><text:span text:style-name="T1">Steve "Slug" Russell</text:span></text:span><text:span text:style-name="T1">, Martin Graetz, dan Wayne Wiitanen, mendapatkan akses ke mainan baru yang revolusioner (pada masanya): sebuah komputer mini </text:span><text:span text:style-name="Strong_20_Emphasis"><text:span text:style-name="T1">Digital Equipment Corporation (DEC) PDP-1</text:span></text:span><text:span text:style-name="T1">. PDP-1 ini, meskipun masih mahal ($120.000), relatif lebih kecil dan yang terpenting, dilengkapi </text:span><text:span text:style-name="Strong_20_Emphasis"><text:span text:style-name="T1">layar CRT (Cathode Ray Tube) Type 30</text:span></text:span><text:span text:style-name="T1"> yang mampu menampilkan grafik secara real-time. Terinspirasi oleh novel-novel fiksi ilmiah </text:span><text:span text:style-name="Emphasis"><text:span text:style-name="T1">pulp</text:span></text:span><text:span text:style-name="T1"> (khususnya seri </text:span><text:span text:style-name="Emphasis"><text:span text:style-name="T1">Lensman</text:span></text:span><text:span text:style-name="T1"> karya E.E. "Doc" Smith) dan keinginan untuk </text:span><text:soft-page-break/><text:span text:style-name="T1">mendemonstrasikan kemampuan PDP-1, kelompok ini memutuskan untuk membuat sebuah permainan duel pesawat luar angkasa.</text:span></text:p>
              </text:list-item>
              <text:list-item>
                <text:p text:style-name="P52"><text:span text:style-name="Strong_20_Emphasis"><text:span text:style-name="T1">Mekanisme Gameplay Rinci:</text:span></text:span><text:span text:style-name="T1"> </text:span><text:span text:style-name="Emphasis"><text:span text:style-name="T1">Spacewar!</text:span></text:span><text:span text:style-name="T1"> menampilkan latar belakang medan bintang statis dengan sebuah </text:span><text:span text:style-name="Strong_20_Emphasis"><text:span text:style-name="T1">bintang di tengah</text:span></text:span><text:span text:style-name="T1"> yang menghasilkan </text:span><text:span text:style-name="Strong_20_Emphasis"><text:span text:style-name="T1">medan gravitasi</text:span></text:span><text:span text:style-name="T1">. Dua pemain mengendalikan pesawat luar angkasa berbentuk unik ("Needle" dan "Wedge"). Setiap pesawat dapat </text:span><text:span text:style-name="Strong_20_Emphasis"><text:span text:style-name="T1">berotasi</text:span></text:span><text:span text:style-name="T1"> searah atau berlawanan arah jarum jam, memberikan </text:span><text:span text:style-name="Strong_20_Emphasis"><text:span text:style-name="T1">dorongan (thrust)</text:span></text:span><text:span text:style-name="T1"> ke depan (yang perilakunya mengikuti hukum fisika Newton tentang inersia – sekali bergerak, akan terus bergerak hingga ada gaya lain), dan menembakkan sejumlah </text:span><text:span text:style-name="Strong_20_Emphasis"><text:span text:style-name="T1">torpedo</text:span></text:span><text:span text:style-name="T1"> terbatas. Medan gravitasi bintang menambah lapisan strategi, karena pemain harus memperhitungkannya agar tidak jatuh ke bintang atau menggunakannya untuk manuver 'lemparan gravitasi'. Ada juga fitur </text:span><text:span text:style-name="Strong_20_Emphasis"><text:span text:style-name="T1">'hyperspace'</text:span></text:span><text:span text:style-name="T1"> – tombol panik yang membuat pesawat menghilang dan muncul kembali secara acak di lokasi lain, namun dengan risiko meledak. Tujuannya adalah menghancurkan pesawat lawan dengan torpedo sambil menghindari tabrakan, gravitasi bintang, atau tembakan lawan.</text:span></text:p>
              </text:list-item>
              <text:list-item>
                <text:p text:style-name="P52"><text:span text:style-name="Strong_20_Emphasis"><text:span text:style-name="T1">Pengaruh dan Penyebaran Luas:</text:span></text:span><text:span text:style-name="T1"> Berbeda dengan </text:span><text:span text:style-name="Emphasis"><text:span text:style-name="T1">Tennis for Two</text:span></text:span><text:span text:style-name="T1"> yang nasibnya terlupakan, </text:span><text:span text:style-name="Emphasis"><text:span text:style-name="T1">Spacewar!</text:span></text:span><text:span text:style-name="T1"> memiliki </text:span><text:span text:style-name="Strong_20_Emphasis"><text:span text:style-name="T1">pengaruh yang luar biasa dan menyebar luas</text:span></text:span><text:span text:style-name="T1">. DEC seringkali menyertakan program </text:span><text:span text:style-name="Emphasis"><text:span text:style-name="T1">Spacewar!</text:span></text:span><text:span text:style-name="T1"> sebagai </text:span><text:span text:style-name="Strong_20_Emphasis"><text:span text:style-name="T1">program diagnostik</text:span></text:span><text:span text:style-name="T1"> untuk PDP-1, artinya hampir setiap institusi (universitas, laboratorium riset) yang membeli komputer tersebut juga mendapatkan game ini. Lebih penting lagi, para pembuatnya </text:span><text:span text:style-name="Strong_20_Emphasis"><text:span text:style-name="T1">membagikan kode sumbernya secara bebas</text:span></text:span><text:span text:style-name="T1">, memungkinkan programmer di tempat lain untuk mempelajari, memodifikasi, dan memperbaikinya (semangat </text:span><text:span text:style-name="Emphasis"><text:span text:style-name="T1">hacker</text:span></text:span><text:span text:style-name="T1"> dan </text:span><text:span text:style-name="Emphasis"><text:span text:style-name="T1">open source</text:span></text:span><text:span text:style-name="T1"> awal). </text:span><text:span text:style-name="Emphasis"><text:span text:style-name="T1">Spacewar!</text:span></text:span><text:span text:style-name="T1"> menjadi sensasi di kalangan komunitas komputasi awal, menginspirasi banyak programmer muda (termasuk </text:span><text:span text:style-name="Strong_20_Emphasis"><text:span text:style-name="T1">Nolan Bushnell</text:span></text:span><text:span text:style-name="T1">, pendiri Atari di kemudian hari) dan secara definitif menunjukkan bahwa komputer bisa menjadi platform untuk hiburan grafis interaktif yang kompleks dan sangat menarik.</text:span></text:p>
              </text:list-item>
              <text:list-item>
                <text:p text:style-name="P52"><text:span text:style-name="Strong_20_Emphasis"><text:span text:style-name="T1">Aspek Teknis Kunci:</text:span></text:span><text:span text:style-name="T1"> Pembuatan </text:span><text:span text:style-name="Emphasis"><text:span text:style-name="T1">Spacewar!</text:span></text:span><text:span text:style-name="T1"> merupakan pencapaian teknis yang mengesankan pada masanya. Ia harus berjalan efisien dalam memori PDP-1 yang hanya </text:span><text:span text:style-name="Strong_20_Emphasis"><text:span text:style-name="T1">4 Kilobyte (4096 words)</text:span></text:span><text:span text:style-name="T1">, sambil </text:span><text:soft-page-break/><text:span text:style-name="T1">secara bersamaan menghitung fisika dua pesawat dan banyak torpedo, mendeteksi tabrakan, dan mengupdate tampilan grafis secara </text:span><text:span text:style-name="Emphasis"><text:span text:style-name="T1">real-time</text:span></text:span><text:span text:style-name="T1">. Saking sulitnya dikendalikan menggunakan saklar-saklar di konsol PDP-1, para pemain awal sampai membuat </text:span><text:span text:style-name="Strong_20_Emphasis"><text:span text:style-name="T1">kontroler kustom</text:span></text:span><text:span text:style-name="T1"> sendiri, yang menjadi cikal bakal </text:span><text:span text:style-name="Emphasis"><text:span text:style-name="T1">joystick</text:span></text:span><text:span text:style-name="T1"> modern.</text:span></text:p>
              </text:list-item>
            </text:list>
            <text:p text:style-name="P1">Kedua game ini, meskipun sangat berbeda dalam teknologi dan dampaknya, secara bersama-sama mewakili langkah paling awal dalam perjalanan panjang video game, menunjukkan percikan kreativitas dan potensi hiburan dari mesin yang awalnya dirancang hanya untuk perhitungan serius.</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1.2 (Konsep Dasar Gameplay Mulai Terbentuk).</text:span></text:p>
          </text:section>
          <text:section text:style-name="Sect1" text:name="feedback-form-26">
            <text:p text:style-name="P175"/>
          </text:section>
        </text:section>
        <text:section text:style-name="Sect1" text:name="228d657aa635ab4c">
          <text:p text:style-name="P1"/>
          <text:section text:style-name="Sect1" text:name="user-query-content-27">
            <text:p text:style-name="P356">yax </text:p>
          </text:section>
          <text:p text:style-name="P175">Tampilkan alur berpikir</text:p>
          <text:section text:style-name="Sect2" text:name="model-response-message-contentr_228d657aa635ab4c">
            <text:p text:style-name="P22"><text:span text:style-name="T1">Baik, saya lanjutkan ke pembahasan mendalam untuk </text:span><text:span text:style-name="Strong_20_Emphasis"><text:span text:style-name="T1">Subbab 1.2: Konsep Dasar Gameplay Mulai Terbentuk</text:span></text:span><text:span text:style-name="T1">.</text:span></text:p>
            <text:p text:style-name="P359"/>
            <text:p text:style-name="P22"><text:span text:style-name="Strong_20_Emphasis"><text:span text:style-name="T1">(Jawaban untuk Prompt Isi Mendalam Subbab 1.2)</text:span></text:span></text:p>
            <text:p text:style-name="P22"><text:span text:style-name="T1">Setelah menyaksikan kemunculan </text:span><text:span text:style-name="Emphasis"><text:span text:style-name="T1">Tennis for Two</text:span></text:span><text:span text:style-name="T1"> dan </text:span><text:span text:style-name="Emphasis"><text:span text:style-name="T1">Spacewar!</text:span></text:span><text:span text:style-name="T1">, penting untuk menyadari bahwa signifikansi mereka melampaui sekadar menjadi 'yang pertama'. Eksperimen-eksperimen awal ini, meskipun lahir dari teknologi primitif (menurut standar kita di April 2025), secara fundamental mulai </text:span><text:span text:style-name="Strong_20_Emphasis"><text:span text:style-name="T1">meletakkan dasar-dasar konseptual</text:span></text:span><text:span text:style-name="T1"> yang akan mendefinisikan medium video game selama beberapa dekade ke depan. Mereka adalah 'batu bata' pertama dalam bangunan kompleks gameplay modern. Mari kita urai beberapa konsep inti tersebut:</text:span></text:p>
            <text:list xml:id="list2695717124105176864" text:style-name="L45">
              <text:list-item>
                <text:p text:style-name="P53"><text:span text:style-name="Strong_20_Emphasis"><text:span text:style-name="T1">Interaksi Pemain (Player Interaction):</text:span></text:span><text:span text:style-name="T1"> Mungkin inilah lompatan konseptual paling mendasar. Berbeda dengan media pasif seperti </text:span><text:soft-page-break/><text:span text:style-name="T1">film atau buku, game-game awal ini memperkenalkan </text:span><text:span text:style-name="Strong_20_Emphasis"><text:span text:style-name="T1">interaksi dua arah secara </text:span></text:span><text:span text:style-name="Strong_20_Emphasis"><text:span text:style-name="Emphasis"><text:span text:style-name="T1">real-time</text:span></text:span></text:span><text:span text:style-name="T1">. Tindakan pemain – memutar kenop di </text:span><text:span text:style-name="Emphasis"><text:span text:style-name="T1">Tennis for Two</text:span></text:span><text:span text:style-name="T1"> atau menekan tombol untuk menembakkan torpedo di </text:span><text:span text:style-name="Emphasis"><text:span text:style-name="T1">Spacewar!</text:span></text:span><text:span text:style-name="T1"> – secara </text:span><text:span text:style-name="Strong_20_Emphasis"><text:span text:style-name="T1">langsung dan segera</text:span></text:span><text:span text:style-name="T1"> memengaruhi apa yang terjadi di layar. Hubungan sebab-akibat yang instan antara input pemain dan output visual ini menjadi inti dari apa yang membedakan game dari bentuk hiburan lainnya. Pemain bukan lagi penonton, tetapi partisipan aktif.</text:span></text:p>
              </text:list-item>
              <text:list-item>
                <text:p text:style-name="P53"><text:span text:style-name="Strong_20_Emphasis"><text:span text:style-name="T1">Aturan dan Tujuan (Rules and Objectives):</text:span></text:span><text:span text:style-name="T1"> Permainan, secara definisi, membutuhkan struktur. </text:span><text:span text:style-name="Emphasis"><text:span text:style-name="T1">Tennis for Two</text:span></text:span><text:span text:style-name="T1"> dan </text:span><text:span text:style-name="Emphasis"><text:span text:style-name="T1">Spacewar!</text:span></text:span><text:span text:style-name="T1"> mulai menetapkan </text:span><text:span text:style-name="Strong_20_Emphasis"><text:span text:style-name="T1">aturan main</text:span></text:span><text:span text:style-name="T1"> yang jelas (misalnya, bola harus melewati net, pesawat hancur jika menabrak bintang atau terkena torpedo) dan </text:span><text:span text:style-name="Strong_20_Emphasis"><text:span text:style-name="T1">tujuan (objectives)</text:span></text:span><text:span text:style-name="T1"> yang harus dicapai pemain (menjaga reli bola tetap berjalan, menjadi pesawat terakhir yang bertahan). Batasan-batasan seperti jumlah torpedo atau bahan bakar yang terbatas di </text:span><text:span text:style-name="Emphasis"><text:span text:style-name="T1">Spacewar!</text:span></text:span><text:span text:style-name="T1"> juga merupakan bentuk aturan yang menambahkan lapisan strategi dan tantangan. Struktur aturan dan tujuan inilah yang menciptakan kerangka bagi pengalaman bermain yang bermakna.</text:span></text:p>
              </text:list-item>
              <text:list-item>
                <text:p text:style-name="P53"><text:span text:style-name="Strong_20_Emphasis"><text:span text:style-name="T1">Simulasi (Simulation):</text:span></text:span><text:span text:style-name="T1"> Kekuatan inti komputer adalah kemampuannya untuk memodelkan sistem. Game-game awal ini memanfaatkan kemampuan tersebut untuk </text:span><text:span text:style-name="Strong_20_Emphasis"><text:span text:style-name="T1">mensimulasikan</text:span></text:span><text:span text:style-name="T1"> dunia atau fenomena, betapapun sederhananya. </text:span><text:span text:style-name="Emphasis"><text:span text:style-name="T1">Tennis for Two</text:span></text:span><text:span text:style-name="T1"> mensimulasikan </text:span><text:span text:style-name="Strong_20_Emphasis"><text:span text:style-name="T1">hukum fisika dasar</text:span></text:span><text:span text:style-name="T1"> seperti gravitasi dan hambatan udara pada sebuah titik cahaya. </text:span><text:span text:style-name="Emphasis"><text:span text:style-name="T1">Spacewar!</text:span></text:span><text:span text:style-name="T1"> menciptakan </text:span><text:span text:style-name="Strong_20_Emphasis"><text:span text:style-name="T1">model mini tata surya</text:span></text:span><text:span text:style-name="T1"> dengan hukum fisikanya sendiri, termasuk gravitasi dan inersia di ruang hampa. Kemampuan untuk menciptakan 'dunia' virtual ini, lengkap dengan hukum internalnya sendiri, menjadi fondasi bagi semua genre game, dari simulasi realistis hingga dunia fantasi yang paling liar sekalipun.</text:span></text:p>
              </text:list-item>
              <text:list-item>
                <text:p text:style-name="P53"><text:span text:style-name="Strong_20_Emphasis"><text:span text:style-name="T1">Umpan Balik Visual (Visual Feedback):</text:span></text:span><text:span text:style-name="T1"> Layar osiloskop atau CRT menjadi jendela utama bagi pemain untuk memahami keadaan permainan dan dampak dari tindakan mereka. Posisi titik cahaya (bola), pergerakan pesawat, lintasan torpedo, ledakan – semua ini adalah bentuk </text:span><text:span text:style-name="Strong_20_Emphasis"><text:span text:style-name="T1">umpan balik visual</text:span></text:span><text:span text:style-name="T1"> yang krusial. Tanpa feedback </text:span><text:soft-page-break/><text:span text:style-name="T1">instan ini, interaksi menjadi tidak mungkin. Meskipun grafisnya sangat primitif (titik dan garis vektor), layar secara efektif mengkomunikasikan informasi penting yang dibutuhkan pemain untuk bereaksi dan membuat keputusan selanjutnya.</text:span></text:p>
              </text:list-item>
              <text:list-item>
                <text:p text:style-name="P53"><text:span text:style-name="Strong_20_Emphasis"><text:span text:style-name="T1">Tantangan dan Kompetisi (Challenge/Competition):</text:span></text:span><text:span text:style-name="T1"> Kedua game ini, meskipun berbeda nuansa, sama-sama menyajikan </text:span><text:span text:style-name="Strong_20_Emphasis"><text:span text:style-name="T1">tantangan</text:span></text:span><text:span text:style-name="T1"> kepada pemain. </text:span><text:span text:style-name="Emphasis"><text:span text:style-name="T1">Tennis for Two</text:span></text:span><text:span text:style-name="T1"> menantang koordinasi tangan-mata dan waktu reaksi dalam menjaga reli. </text:span><text:span text:style-name="Emphasis"><text:span text:style-name="T1">Spacewar!</text:span></text:span><text:span text:style-name="T1">, di sisi lain, secara eksplisit bersifat </text:span><text:span text:style-name="Strong_20_Emphasis"><text:span text:style-name="T1">kompetitif</text:span></text:span><text:span text:style-name="T1">, menantang tidak hanya refleks tetapi juga pemikiran taktis, manajemen sumber daya, dan kemampuan untuk menguasai simulasi fisika yang unik. Dorongan untuk mengatasi kesulitan, mengalahkan lawan (baik manusia maupun sistem), atau sekadar memperbaiki performa diri sendiri, terbukti menjadi salah satu motivator paling kuat dalam bermain game.</text:span></text:p>
              </text:list-item>
            </text:list>
            <text:p text:style-name="P22"><text:span text:style-name="Strong_20_Emphasis"><text:span text:style-name="T1">Kreativitas di Tengah Keterbatasan:</text:span></text:span><text:span text:style-name="T1"> Penting untuk ditekankan bahwa konsep-konsep ini lahir di tengah </text:span><text:span text:style-name="Strong_20_Emphasis"><text:span text:style-name="T1">keterbatasan teknologi yang ekstrem</text:span></text:span><text:span text:style-name="T1"> (memori yang sangat kecil, prosesor yang lambat, kemampuan grafis yang minimalis). Justru keterbatasan inilah yang seringkali </text:span><text:span text:style-name="Strong_20_Emphasis"><text:span text:style-name="T1">memicu kreativitas</text:span></text:span><text:span text:style-name="T1"> para pembuatnya. Mereka tidak bisa mengandalkan grafis spektakuler atau suara bombastis; mereka harus fokus pada inti </text:span><text:span text:style-name="Strong_20_Emphasis"><text:span text:style-name="T1">mekanika permainan</text:span></text:span><text:span text:style-name="T1"> dan merancang </text:span><text:span text:style-name="Strong_20_Emphasis"><text:span text:style-name="T1">interaksi</text:span></text:span><text:span text:style-name="T1"> yang menarik dan bermakna dengan sumber daya yang sangat terbatas. Keanggunan dan daya tarik abadi dari game seperti </text:span><text:span text:style-name="Emphasis"><text:span text:style-name="T1">Spacewar!</text:span></text:span><text:span text:style-name="T1"> sebagian besar berasal dari kecerdasan desain dalam mengatasi kendala teknis ini.</text:span></text:p>
            <text:p text:style-name="P22"><text:span text:style-name="Strong_20_Emphasis"><text:span text:style-name="T1">Fondasi Masa Depan:</text:span></text:span><text:span text:style-name="T1"> Meskipun tampak sederhana dari sudut pandang kita sekarang, elemen-elemen inti ini – interaksi langsung, aturan dan tujuan, dunia simulasi, umpan balik visual, serta tantangan/kompetisi – membentuk </text:span><text:span text:style-name="Strong_20_Emphasis"><text:span text:style-name="T1">'tata bahasa' fundamental</text:span></text:span><text:span text:style-name="T1"> dari video game. Mereka adalah benih konseptual yang ditanam di era paling awal, yang kemudian akan tumbuh, berkembang, dan dikombinasikan dalam cara-cara yang semakin kompleks dan canggih oleh generasi developer game selanjutnya, membangun seluruh industri dan bentuk seni yang kita kenal hari ini.</text:span></text:p>
            <text:p text:style-name="P359"/>
            <text:p text:style-name="P22"><text:span text:style-name="T1">Ini adalah prompt terakhir untuk Bab 1. Saya akan menunggu perintah </text:span><text:soft-page-break/><text:span text:style-name="Strong_20_Emphasis"><text:span text:style-name="T1">"YAX"</text:span></text:span><text:span text:style-name="T1"> dari Anda untuk melanjutkan ke prompt pertama dari Bab 2 (Pengantar Bab 2).</text:span></text:p>
          </text:section>
          <text:section text:style-name="Sect1" text:name="feedback-form-27">
            <text:p text:style-name="P175"/>
          </text:section>
        </text:section>
        <text:section text:style-name="Sect1" text:name="95ac68d1697062a6">
          <text:p text:style-name="P1"/>
          <text:section text:style-name="Sect1" text:name="user-query-content-28">
            <text:p text:style-name="P356">yax </text:p>
          </text:section>
          <text:p text:style-name="P175">Tampilkan alur berpikir</text:p>
          <text:section text:style-name="Sect2" text:name="model-response-message-contentr_95ac68d1697062a6">
            <text:p text:style-name="P22"><text:span text:style-name="T1">Baik, kita masuk ke </text:span><text:span text:style-name="Strong_20_Emphasis"><text:span text:style-name="T1">Bab 2: Ledakan Pertama: Arkade dan Konsol Rumahan Awal (1970-an - Awal 1980-an)</text:span></text:span><text:span text:style-name="T1">. Berikut adalah jawaban untuk prompt pengantar bab ini:</text:span></text:p>
            <text:p text:style-name="P359"/>
            <text:p text:style-name="P22"><text:span text:style-name="Strong_20_Emphasis"><text:span text:style-name="T1">(Jawaban untuk Prompt Pengantar Bab 2)</text:span></text:span></text:p>
            <text:p text:style-name="P22"><text:span text:style-name="T1">Jika Bab 1 adalah tentang percikan api di dalam laboratorium yang sunyi, maka Bab 2 adalah tentang bagaimana api itu berkobar dan </text:span><text:span text:style-name="Strong_20_Emphasis"><text:span text:style-name="T1">keluar dari menara gading</text:span></text:span><text:span text:style-name="T1">, menyebar dengan cepat untuk merebut imajinasi publik dan, yang tak kalah penting, para wirausahawan. Periode awal 1970-an hingga awal 1980-an menyaksikan transisi krusial: ide 'bermain dengan mesin' yang tadinya eksklusif dan eksperimental mulai diubah menjadi </text:span><text:span text:style-name="Strong_20_Emphasis"><text:span text:style-name="T1">produk komersial</text:span></text:span><text:span text:style-name="T1"> yang dapat diakses oleh orang banyak.</text:span></text:p>
            <text:p text:style-name="P22"><text:span text:style-name="T1">Ini adalah era yang dimungkinkan oleh kemajuan teknologi kunci; sirkuit terpadu (integrated circuits) dan komponen elektronik lainnya mulai menjadi cukup </text:span><text:span text:style-name="Strong_20_Emphasis"><text:span text:style-name="T1">murah dan andal</text:span></text:span><text:span text:style-name="T1"> untuk diproduksi secara massal. Visi untuk menciptakan hiburan elektronik interaktif tidak lagi terbatas pada institusi riset bermodal besar. Semangat kewirausahaan mulai melihat potensi bisnis dalam titik-titik cahaya yang bergerak di layar itu.</text:span></text:p>
            <text:p text:style-name="P22"><text:span text:style-name="T1">Bab ini akan membawa Anda menyelami </text:span><text:span text:style-name="Strong_20_Emphasis"><text:span text:style-name="T1">'ledakan pertama' popularitas video game</text:span></text:span><text:span text:style-name="T1">, sebuah fenomena yang mewujud dalam dua arena utama yang berjalan secara paralel:</text:span></text:p>
            <text:list xml:id="list4042229362975999643" text:style-name="L46">
              <text:list-item>
                <text:p text:style-name="P233"><text:span text:style-name="Strong_20_Emphasis"><text:span text:style-name="T1">Demam Arkade:</text:span></text:span><text:span text:style-name="T1"> Lahirnya mesin-mesin game yang dioperasikan dengan koin dan ditempatkan di lokasi-lokasi publik seperti bar, arena bowling, dan kemudian pusat arkade khusus. Tempat-tempat ini dengan cepat menjadi pusat keramaian baru, terutama bagi kaum muda. </text:span></text:p>
              </text:list-item>
              <text:list-item>
                <text:p text:style-name="P54"><text:span text:style-name="Strong_20_Emphasis"><text:span text:style-name="T1">Invasi Ruang Keluarga:</text:span></text:span><text:span text:style-name="T1"> Upaya-upaya awal, yang kemudian menjadi </text:span><text:soft-page-break/><text:span text:style-name="T1">sangat sukses, untuk membawa pengalaman bermain game interaktif langsung ke </text:span><text:span text:style-name="Strong_20_Emphasis"><text:span text:style-name="T1">televisi di rumah-rumah masyarakat</text:span></text:span><text:span text:style-name="T1"> melalui perangkat yang kita kenal sebagai konsol game rumahan. </text:span></text:p>
              </text:list-item>
            </text:list>
            <text:p text:style-name="P22"><text:span text:style-name="T1">Kita akan menjelajahi bagaimana game untuk pertama kalinya menjadi sebuah </text:span><text:span text:style-name="Strong_20_Emphasis"><text:span text:style-name="T1">industri</text:span></text:span><text:span text:style-name="T1">, bagaimana ikon-ikon pertama seperti </text:span><text:span text:style-name="Emphasis"><text:span text:style-name="T1">Pong</text:span></text:span><text:span text:style-name="T1"> dan Atari lahir, bagaimana model bisnis baru terbentuk, dan bagaimana medium ini mulai menancapkan akarnya sebagai bagian tak terpisahkan dari budaya populer global. Inilah kisah awal mula komersialisasi game, fondasi bagi industri triliunan rupiah yang kita kenal hari ini (April 2025).</text:span></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2.1 (Demam Arkade Menginvasi Dunia).</text:span></text:p>
          </text:section>
          <text:section text:style-name="Sect1" text:name="feedback-form-28">
            <text:p text:style-name="P175"/>
          </text:section>
        </text:section>
        <text:section text:style-name="Sect1" text:name="1773c1dd79fc6cf7">
          <text:p text:style-name="P1"/>
          <text:section text:style-name="Sect1" text:name="user-query-content-29">
            <text:p text:style-name="P356">yax </text:p>
          </text:section>
          <text:p text:style-name="P175">Tampilkan alur berpikir</text:p>
          <text:section text:style-name="Sect2" text:name="model-response-message-contentr_1773c1dd79fc6cf7">
            <text:p text:style-name="P22"><text:span text:style-name="T1">Baik, kita lanjutkan ke pembahasan mendalam untuk </text:span><text:span text:style-name="Strong_20_Emphasis"><text:span text:style-name="T1">Subbab 2.1: Demam Arkade Menginvasi Dunia</text:span></text:span><text:span text:style-name="T1">.</text:span></text:p>
            <text:p text:style-name="P359"/>
            <text:p text:style-name="P22"><text:span text:style-name="Strong_20_Emphasis"><text:span text:style-name="T1">(Jawaban untuk Prompt Isi Mendalam Subbab 2.1)</text:span></text:span></text:p>
            <text:p text:style-name="P22"><text:span text:style-name="T1">Era 1970-an hingga awal 1980-an adalah saksi bisu lahirnya sebuah fenomena budaya baru yang berpusat pada mesin-mesin hiburan elektronik: </text:span><text:span text:style-name="Strong_20_Emphasis"><text:span text:style-name="T1">Arkade Video Game</text:span></text:span><text:span text:style-name="T1">. Jauh sebelum internet atau bahkan konsol rumahan merajalela, tempat-tempat inilah yang menjadi garda terdepan pengalaman bermain game bagi publik.</text:span></text:p>
            <text:p text:style-name="P22"><text:span text:style-name="Strong_20_Emphasis"><text:span text:style-name="T1">Fenomena Budaya Arkade:</text:span></text:span></text:p>
            <text:p text:style-name="P22"><text:span text:style-name="T1">Bayangkan memasuki sebuah arkade di puncak kejayaannya: ruangan yang seringkali remang-remang, diterangi oleh cahaya berpendar dari puluhan layar CRT, dipenuhi </text:span><text:span text:style-name="Strong_20_Emphasis"><text:span text:style-name="T1">simfoni suara elektronik</text:span></text:span><text:span text:style-name="T1"> yang khas – 'bip', 'bup', ledakan digital, musik chiptune yang repetitif namun ikonik. Udara dipenuhi </text:span><text:span text:style-name="Strong_20_Emphasis"><text:span text:style-name="T1">dengungan mesin</text:span></text:span><text:span text:style-name="T1">, </text:span><text:span text:style-name="Strong_20_Emphasis"><text:span text:style-name="T1">dentuman koin</text:span></text:span><text:span text:style-name="T1"> yang dimasukkan ke slot, dan seruan antusias para pemain. Arkade bukan sekadar tempat bermain; ia adalah </text:span><text:soft-page-break/><text:span text:style-name="Strong_20_Emphasis"><text:span text:style-name="T1">pusat sosial</text:span></text:span><text:span text:style-name="T1">, terutama bagi remaja dan dewasa muda. Awalnya, mesin-mesin ini mungkin hanya satu atau dua unit yang diletakkan di sudut bar, restoran pizza, atau arena bowling. Namun seiring ledakan popularitasnya, muncullah </text:span><text:span text:style-name="Strong_20_Emphasis"><text:span text:style-name="T1">pusat arkade khusus</text:span></text:span><text:span text:style-name="T1"> (video arcades) di pusat perbelanjaan atau lokasi tersendiri, menjadi tujuan utama untuk 'nongkrong', bersosialisasi, dan tentu saja, bermain. Aspek </text:span><text:span text:style-name="Strong_20_Emphasis"><text:span text:style-name="T1">kompetisi skor tinggi (high score)</text:span></text:span><text:span text:style-name="T1"> menjadi sangat penting – mengukir inisial nama di puncak layar sebuah mesin adalah sumber kebanggaan dan status sosial tersendiri di kalangan pemain. Menonton pemain ahli ('jagoan') beraksi juga menjadi daya tarik tersendiri. Meskipun fenomena ini dimulai di Amerika Serikat dan Jepang, pengaruh budaya arkade perlahan menyebar ke seluruh dunia, termasuk akhirnya mencapai kota-kota besar di Indonesia, meskipun mungkin dengan jeda waktu beberapa tahun dari puncak awalnya di Barat dan Jepang.</text:span></text:p>
            <text:p text:style-name="P22"><text:span text:style-name="Strong_20_Emphasis"><text:span text:style-name="T1">Game-Game Ikonik yang Mendefinisikan Era Arkade:</text:span></text:span></text:p>
            <text:p text:style-name="P1">Di jantung demam arkade ini adalah game-game yang tidak hanya sukses secara komersial tetapi juga menjadi ikon budaya pop yang bertahan hingga hari ini (April 2025):</text:p>
            <text:list xml:id="list5009072085344287640" text:style-name="L47">
              <text:list-item>
                <text:p text:style-name="P55"><text:span text:style-name="Strong_20_Emphasis"><text:span text:style-name="T1">PONG (1972): Sang Pelopor Komersial</text:span></text:span></text:p>
                <text:list>
                  <text:list-item>
                    <text:p text:style-name="P234"><text:span text:style-name="Strong_20_Emphasis"><text:span text:style-name="T1">Kisah:</text:span></text:span><text:span text:style-name="T1"> Lahir dari perusahaan rintisan bernama </text:span><text:span text:style-name="Strong_20_Emphasis"><text:span text:style-name="T1">Atari</text:span></text:span><text:span text:style-name="T1">, didirikan oleh </text:span><text:span text:style-name="Strong_20_Emphasis"><text:span text:style-name="T1">Nolan Bushnell</text:span></text:span><text:span text:style-name="T1"> dan Ted Dabney. Diprogram oleh insinyur </text:span><text:span text:style-name="Strong_20_Emphasis"><text:span text:style-name="T1">Al Alcorn</text:span></text:span><text:span text:style-name="T1">, </text:span><text:span text:style-name="Emphasis"><text:span text:style-name="T1">Pong</text:span></text:span><text:span text:style-name="T1"> sebenarnya terinspirasi dari game tenis di konsol rumahan Magnavox Odyssey (yang kemudian memicu gugatan hukum). Prototipe pertamanya yang legendaris ditempatkan di sebuah bar bernama Andy Capp's Tavern di California dan langsung 'rusak' karena kotak koinnya penuh sesak dalam waktu singkat. </text:span></text:p>
                  </text:list-item>
                  <text:list-item>
                    <text:p text:style-name="P234"><text:span text:style-name="Strong_20_Emphasis"><text:span text:style-name="T1">Gameplay &amp; Teknologi:</text:span></text:span><text:span text:style-name="T1"> Sangat sederhana. Dua pemain mengendalikan 'pemukul' vertikal di sisi layar, berusaha memantulkan 'bola' (kotak) melewati pemukul lawan. Skor ditampilkan di bagian atas. Visual hitam putih minimalis, suara 'bip' sederhana. Secara teknis, </text:span><text:span text:style-name="Emphasis"><text:span text:style-name="T1">Pong</text:span></text:span><text:span text:style-name="T1"> tidak menggunakan mikroprosesor, melainkan </text:span><text:span text:style-name="Strong_20_Emphasis"><text:span text:style-name="T1">sirkuit logika diskrit (TTL)</text:span></text:span><text:span text:style-name="T1"> yang dirancang khusus untuk game ini, membuatnya relatif murah untuk diproduksi massal. </text:span></text:p>
                  </text:list-item>
                  <text:list-item>
                    <text:p text:style-name="P234"><text:soft-page-break/><text:span text:style-name="Strong_20_Emphasis"><text:span text:style-name="T1">Dampak:</text:span></text:span><text:span text:style-name="T1"> </text:span><text:span text:style-name="Emphasis"><text:span text:style-name="T1">Pong</text:span></text:span><text:span text:style-name="T1"> adalah </text:span><text:span text:style-name="Strong_20_Emphasis"><text:span text:style-name="T1">ledakan komersial pertama</text:span></text:span><text:span text:style-name="T1"> industri video game. Ia membuktikan secara tak terbantahkan bahwa masyarakat bersedia membayar (dengan koin) berulang kali untuk bermain game elektronik. Kesuksesannya melahirkan Atari sebagai raksasa awal industri dan memicu banjir game tiruan ('klon'). </text:span></text:p>
                  </text:list-item>
                </text:list>
              </text:list-item>
              <text:list-item>
                <text:p text:style-name="P55"><text:span text:style-name="Strong_20_Emphasis"><text:span text:style-name="T1">Space Invaders (1978): Invasi Alien yang Mendunia</text:span></text:span></text:p>
                <text:list>
                  <text:list-item>
                    <text:p text:style-name="P234"><text:span text:style-name="Strong_20_Emphasis"><text:span text:style-name="T1">Kisah:</text:span></text:span><text:span text:style-name="T1"> Diciptakan oleh </text:span><text:span text:style-name="Strong_20_Emphasis"><text:span text:style-name="T1">Tomohiro Nishikado</text:span></text:span><text:span text:style-name="T1"> untuk perusahaan Jepang, </text:span><text:span text:style-name="Strong_20_Emphasis"><text:span text:style-name="T1">Taito</text:span></text:span><text:span text:style-name="T1">. Game ini menjadi jawaban atas keinginan pasar akan sesuatu yang lebih kompleks setelah era </text:span><text:span text:style-name="Emphasis"><text:span text:style-name="T1">Pong</text:span></text:span><text:span text:style-name="T1"> dan </text:span><text:span text:style-name="Emphasis"><text:span text:style-name="T1">Breakout</text:span></text:span><text:span text:style-name="T1">. </text:span></text:p>
                  </text:list-item>
                  <text:list-item>
                    <text:p text:style-name="P234"><text:span text:style-name="Strong_20_Emphasis"><text:span text:style-name="T1">Gameplay &amp; Teknologi:</text:span></text:span><text:span text:style-name="T1"> Pemain mengendalikan meriam laser di bagian bawah layar, bergerak ke kiri dan kanan untuk menembak barisan alien piksel yang perlahan turun sambil balas menembak. Ada bunker pelindung yang bisa hancur. Yang menarik, semakin sedikit alien tersisa, semakin cepat gerakan mereka – ini awalnya adalah akibat keterbatasan hardware (beban prosesor berkurang), namun justru menciptakan kurva kesulitan yang brilian. Secara teknis, </text:span><text:span text:style-name="Emphasis"><text:span text:style-name="T1">Space Invaders</text:span></text:span><text:span text:style-name="T1"> adalah salah satu game arkade besar pertama yang menggunakan </text:span><text:span text:style-name="Strong_20_Emphasis"><text:span text:style-name="T1">mikroprosesor (Intel 8080)</text:span></text:span><text:span text:style-name="T1">, memungkinkan logika permainan yang lebih kompleks. </text:span></text:p>
                  </text:list-item>
                  <text:list-item>
                    <text:p text:style-name="P234"><text:span text:style-name="Strong_20_Emphasis"><text:span text:style-name="T1">Dampak:</text:span></text:span><text:span text:style-name="T1"> Fenomena global yang masif. Di Jepang, popularitasnya begitu luar biasa hingga menyebabkan </text:span><text:span text:style-name="Strong_20_Emphasis"><text:span text:style-name="T1">kelangkaan koin 100 yen</text:span></text:span><text:span text:style-name="T1">. Ia merevitalisasi industri arkade yang sempat lesu dan membawa game tembak-menembak (shoot 'em up) ke garis depan. Desain aliennya menjadi ikon budaya pop yang langsung dikenali. </text:span></text:p>
                  </text:list-item>
                </text:list>
              </text:list-item>
              <text:list-item>
                <text:p text:style-name="P55"><text:span text:style-name="Strong_20_Emphasis"><text:span text:style-name="T1">Pac-Man (1980): Sang Bintang Pop Kuning Pemakan Titik</text:span></text:span></text:p>
                <text:list>
                  <text:list-item>
                    <text:p text:style-name="P234"><text:span text:style-name="Strong_20_Emphasis"><text:span text:style-name="T1">Kisah:</text:span></text:span><text:span text:style-name="T1"> Didesain oleh </text:span><text:span text:style-name="Strong_20_Emphasis"><text:span text:style-name="T1">Toru Iwatani</text:span></text:span><text:span text:style-name="T1"> untuk </text:span><text:span text:style-name="Strong_20_Emphasis"><text:span text:style-name="T1">Namco</text:span></text:span><text:span text:style-name="T1"> (Jepang). Iwatani ingin menciptakan game yang bisa menarik </text:span><text:span text:style-name="Strong_20_Emphasis"><text:span text:style-name="T1">audiens lebih luas</text:span></text:span><text:span text:style-name="T1">, termasuk wanita dan pasangan, yang saat itu kurang tertarik pada game tembak-menembak atau olahraga yang dominan. Ia memilih tema non-kekerasan (makan), karakter yang lucu (terinspirasi bentuk pizza dengan satu </text:span><text:soft-page-break/><text:span text:style-name="T1">potongan hilang), dan gameplay yang berfokus pada navigasi labirin. </text:span></text:p>
                  </text:list-item>
                  <text:list-item>
                    <text:p text:style-name="P234"><text:span text:style-name="Strong_20_Emphasis"><text:span text:style-name="T1">Gameplay &amp; Teknologi:</text:span></text:span><text:span text:style-name="T1"> Pemain mengendalikan karakter kuning bulat, Pac-Man, untuk memakan semua titik di dalam labirin sambil menghindari empat hantu berwarna (Blinky, Pinky, Inky, Clyde). Setiap hantu diprogram dengan 'kepribadian' atau pola pergerakan AI sederhana yang berbeda. Memakan 'power pellet' besar akan membuat hantu berubah biru dan bisa dimakan oleh Pac-Man untuk sementara waktu. Kontrolnya sederhana menggunakan joystick 4-arah. </text:span></text:p>
                  </text:list-item>
                  <text:list-item>
                    <text:p text:style-name="P234"><text:span text:style-name="Strong_20_Emphasis"><text:span text:style-name="T1">Dampak:</text:span></text:span><text:span text:style-name="T1"> Mungkin </text:span><text:span text:style-name="Strong_20_Emphasis"><text:span text:style-name="T1">game arkade paling ikonik dan sukses secara komersial sepanjang masa</text:span></text:span><text:span text:style-name="T1">. Menciptakan 'Pac-Mania' global, menghasilkan pendapatan miliaran dolar dari mesin arkade saja, dan melahirkan </text:span><text:span text:style-name="Strong_20_Emphasis"><text:span text:style-name="T1">industri merchandising video game pertama</text:span></text:span><text:span text:style-name="T1"> dalam skala besar (lagu hit, serial kartun, sereal, mainan, dll.). </text:span><text:span text:style-name="Emphasis"><text:span text:style-name="T1">Pac-Man</text:span></text:span><text:span text:style-name="T1"> membuktikan daya tarik karakter yang kuat dan gameplay non-kekerasan, serta mengukuhkan status video game dalam budaya populer arus utama. </text:span></text:p>
                  </text:list-item>
                </text:list>
              </text:list-item>
              <text:list-item>
                <text:p text:style-name="P55"><text:span text:style-name="Strong_20_Emphasis"><text:span text:style-name="T1">Donkey Kong (1981): Lahirnya Sang Legenda Tukang Ledeng</text:span></text:span></text:p>
                <text:list>
                  <text:list-item>
                    <text:p text:style-name="P234"><text:span text:style-name="Strong_20_Emphasis"><text:span text:style-name="T1">Kisah:</text:span></text:span><text:span text:style-name="T1"> Diciptakan oleh desainer muda jenius, </text:span><text:span text:style-name="Strong_20_Emphasis"><text:span text:style-name="T1">Shigeru Miyamoto</text:span></text:span><text:span text:style-name="T1">, untuk </text:span><text:span text:style-name="Strong_20_Emphasis"><text:span text:style-name="T1">Nintendo</text:span></text:span><text:span text:style-name="T1">. Nintendo saat itu sedang berjuang menembus pasar arkade Amerika Utara yang sulit. </text:span><text:span text:style-name="Emphasis"><text:span text:style-name="T1">Donkey Kong</text:span></text:span><text:span text:style-name="T1"> awalnya dirancang sebagai game berbasis karakter Popeye, namun karena masalah lisensi, Miyamoto menciptakan karakter orisinal: Jumpman (yang kelak menjadi Mario), Pauline (sang gadis dalam bahaya), dan Donkey Kong (sang kera raksasa). </text:span></text:p>
                  </text:list-item>
                  <text:list-item>
                    <text:p text:style-name="P234"><text:span text:style-name="Strong_20_Emphasis"><text:span text:style-name="T1">Gameplay &amp; Teknologi:</text:span></text:span><text:span text:style-name="T1"> Pemain mengendalikan Jumpman untuk mendaki struktur bangunan demi menyelamatkan Pauline dari Donkey Kong yang melemparkan rintangan (terutama tong). Game ini </text:span><text:span text:style-name="Strong_20_Emphasis"><text:span text:style-name="T1">mempelopori genre platformer</text:span></text:span><text:span text:style-name="T1">, memperkenalkan mekanik </text:span><text:span text:style-name="Strong_20_Emphasis"><text:span text:style-name="T1">melompat</text:span></text:span><text:span text:style-name="T1"> untuk menghindari rintangan dan menaiki tangga antar platform. Game ini juga unik karena memiliki </text:span><text:span text:style-name="Strong_20_Emphasis"><text:span text:style-name="T1">beberapa layar/level yang berbeda</text:span></text:span><text:span text:style-name="T1"> </text:span><text:soft-page-break/><text:span text:style-name="T1">dengan tantangan bervariasi, serta </text:span><text:span text:style-name="Strong_20_Emphasis"><text:span text:style-name="T1">narasi sederhana</text:span></text:span><text:span text:style-name="T1"> (penyelamatan) yang memberikan tujuan lebih dari sekadar skor tinggi. </text:span></text:p>
                  </text:list-item>
                  <text:list-item>
                    <text:p text:style-name="P55"><text:span text:style-name="Strong_20_Emphasis"><text:span text:style-name="T1">Dampak:</text:span></text:span><text:span text:style-name="T1"> Sukses besar yang menyelamatkan divisi arcade Nintendo di Amerika. Mengukuhkan reputasi Miyamoto sebagai desainer visioner. Yang terpenting, ia </text:span><text:span text:style-name="Strong_20_Emphasis"><text:span text:style-name="T1">memperkenalkan Mario</text:span></text:span><text:span text:style-name="T1"> kepada dunia, karakter yang akan menjadi ikon terbesar dalam sejarah video game dan pendorong utama kesuksesan Nintendo di masa depan, terutama di pasar konsol rumahan. </text:span><text:span text:style-name="Emphasis"><text:span text:style-name="T1">Donkey Kong</text:span></text:span><text:span text:style-name="T1"> juga membuktikan efektivitas gameplay platforming berbasis karakter. </text:span></text:p>
                  </text:list-item>
                </text:list>
              </text:list-item>
            </text:list>
            <text:p text:style-name="P1">Keempat game ini, bersama puluhan judul lainnya, membentuk tulang punggung era keemasan arkade, mengubah cara orang bersenang-senang dan bersosialisasi, serta meletakkan dasar bagi industri multi-miliar dolar yang kita lihat hari ini.</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2.2 (Game Masuk ke Ruang Keluarga).</text:span></text:p>
          </text:section>
          <text:section text:style-name="Sect1" text:name="feedback-form-29">
            <text:p text:style-name="P175"/>
          </text:section>
        </text:section>
        <text:section text:style-name="Sect1" text:name="b4f0cecca8ba91b3">
          <text:p text:style-name="P1"/>
          <text:section text:style-name="Sect1" text:name="user-query-content-30">
            <text:p text:style-name="P356">yax </text:p>
          </text:section>
          <text:p text:style-name="P175">Tampilkan alur berpikir</text:p>
          <text:section text:style-name="Sect2" text:name="model-response-message-contentr_b4f0cecca8ba91b3">
            <text:p text:style-name="P22"><text:span text:style-name="T1">Baik, kita geser fokus dari keramaian arkade ke dalam kehangatan ruang tamu. Berikut adalah pembahasan mendalam untuk </text:span><text:span text:style-name="Strong_20_Emphasis"><text:span text:style-name="T1">Subbab 2.2: Game Masuk ke Ruang Keluarga</text:span></text:span><text:span text:style-name="T1">.</text:span></text:p>
            <text:p text:style-name="P359"/>
            <text:p text:style-name="P22"><text:span text:style-name="Strong_20_Emphasis"><text:span text:style-name="T1">(Jawaban untuk Prompt Isi Mendalam Subbab 2.2)</text:span></text:span></text:p>
            <text:p text:style-name="P1">Sementara mesin arkade menarik perhatian publik di luar rumah, upaya lain yang tak kalah penting sedang berlangsung: membawa keajaiban permainan interaktif elektronik langsung ke hadapan keluarga melalui layar televisi mereka. Dua sistem pionir menandai era ini, meskipun dengan tingkat kesuksesan dan dampak yang sangat berbeda.</text:p>
            <text:p text:style-name="P22"><text:soft-page-break/><text:span text:style-name="Strong_20_Emphasis"><text:span text:style-name="T1">1. Magnavox Odyssey (1972): Sang Pelopor yang Terlupakan</text:span></text:span></text:p>
            <text:list xml:id="list5112492414283366313" text:style-name="L48">
              <text:list-item>
                <text:p text:style-name="P235"><text:span text:style-name="Strong_20_Emphasis"><text:span text:style-name="T1">Kisah Penciptaan:</text:span></text:span><text:span text:style-name="T1"> Jauh sebelum </text:span><text:span text:style-name="Emphasis"><text:span text:style-name="T1">Pong</text:span></text:span><text:span text:style-name="T1"> bahkan ada, insinyur </text:span><text:span text:style-name="Strong_20_Emphasis"><text:span text:style-name="T1">Ralph Baer</text:span></text:span><text:span text:style-name="T1"> di perusahaan pertahanan Sanders Associates telah mengembangkan prototipe konsol game rumahan sejak pertengahan 1960-an, yang dikenal sebagai "Brown Box". Visi Baer adalah menciptakan cara baru untuk berinteraksi dengan televisi. Prototipe ini kemudian dilisensikan ke perusahaan elektronik </text:span><text:span text:style-name="Strong_20_Emphasis"><text:span text:style-name="T1">Magnavox</text:span></text:span><text:span text:style-name="T1">, yang merilisnya ke pasar pada tahun 1972 sebagai Magnavox Odyssey. Ini menjadikannya </text:span><text:span text:style-name="Strong_20_Emphasis"><text:span text:style-name="T1">konsol video game rumahan komersial pertama di dunia</text:span></text:span><text:span text:style-name="T1">. </text:span></text:p>
              </text:list-item>
              <text:list-item>
                <text:p text:style-name="P235"><text:span text:style-name="Strong_20_Emphasis"><text:span text:style-name="T1">Teknologi Unik (dan Terbatas):</text:span></text:span><text:span text:style-name="T1"> Odyssey adalah produk zamannya, menggunakan teknologi yang sangat berbeda dari konsol digital modern. Ia </text:span><text:span text:style-name="Strong_20_Emphasis"><text:span text:style-name="T1">tidak memiliki CPU atau mikroprosesor</text:span></text:span><text:span text:style-name="T1"> dan berjalan pada </text:span><text:span text:style-name="Strong_20_Emphasis"><text:span text:style-name="T1">sirkuit analog</text:span></text:span><text:span text:style-name="T1"> diskrit. Grafisnya sangat mendasar, biasanya hanya menampilkan dua atau tiga 'kotak' atau 'garis' putih di layar yang dikendalikan pemain. Untuk memberikan konteks visual pada permainan (seperti lapangan tenis, rumah hantu, atau papan permainan), pemain harus </text:span><text:span text:style-name="Strong_20_Emphasis"><text:span text:style-name="T1">menempelkan lapisan plastik transparan (overlays)</text:span></text:span><text:span text:style-name="T1"> secara fisik ke layar televisi mereka. Konsol ini juga tidak menghasilkan suara. Uniknya, paket penjualannya seringkali menyertakan aksesoris fisik seperti dadu, uang mainan, dan papan skor, membuatnya terasa seperti perpaduan antara game elektronik dan permainan papan tradisional. 'Game' dipilih dengan memasukkan </text:span><text:span text:style-name="Strong_20_Emphasis"><text:span text:style-name="T1">kartu sirkuit cetak (game cards)</text:span></text:span><text:span text:style-name="T1"> yang pada dasarnya berfungsi seperti </text:span><text:span text:style-name="Emphasis"><text:span text:style-name="T1">jumper</text:span></text:span><text:span text:style-name="T1">, mengaktifkan konfigurasi sirkuit yang berbeda di dalam konsol untuk game yang berbeda pula (bukan menyimpan program seperti kartrid modern). </text:span></text:p>
              </text:list-item>
              <text:list-item>
                <text:p text:style-name="P235"><text:span text:style-name="Strong_20_Emphasis"><text:span text:style-name="T1">Pemasaran dan Penerimaan:</text:span></text:span><text:span text:style-name="T1"> Magnavox memasarkan Odyssey sebagai pusat hiburan keluarga yang futuristik. Namun, penjualannya relatif </text:span><text:span text:style-name="Strong_20_Emphasis"><text:span text:style-name="T1">terbatas</text:span></text:span><text:span text:style-name="T1"> (sekitar 350.000 unit seumur hidup). Beberapa faktor penyebabnya adalah </text:span><text:span text:style-name="Strong_20_Emphasis"><text:span text:style-name="T1">harga yang cukup mahal</text:span></text:span><text:span text:style-name="T1"> ($100 pada tahun 1972, setara dengan lebih dari $700 hari ini (April 2025)), strategi pemasaran yang terkadang </text:span><text:span text:style-name="Strong_20_Emphasis"><text:span text:style-name="T1">menyesatkan</text:span></text:span><text:span text:style-name="T1"> (menciptakan kesan bahwa Odyssey hanya berfungsi di TV merek Magnavox), dan sifat permainannya yang </text:span><text:span text:style-name="Strong_20_Emphasis"><text:span text:style-name="T1">abstrak</text:span></text:span><text:span text:style-name="T1"> yang membutuhkan imajinasi </text:span><text:soft-page-break/><text:span text:style-name="T1">pemain dan penggunaan overlay yang kurang praktis. </text:span></text:p>
              </text:list-item>
              <text:list-item>
                <text:p text:style-name="P56"><text:span text:style-name="Strong_20_Emphasis"><text:span text:style-name="T1">Warisan dan Perseteruan dengan Atari:</text:span></text:span><text:span text:style-name="T1"> Meskipun penjualannya tidak meledak, signifikansi historis Odyssey sangat besar sebagai </text:span><text:span text:style-name="Strong_20_Emphasis"><text:span text:style-name="T1">pelopor absolut</text:span></text:span><text:span text:style-name="T1"> konsol game rumahan. Warisan penting lainnya adalah </text:span><text:span text:style-name="Strong_20_Emphasis"><text:span text:style-name="T1">gugatan hukum</text:span></text:span><text:span text:style-name="T1"> yang berhasil dimenangkan Magnavox terhadap Atari (dan perusahaan lain) atas pelanggaran paten terkait game </text:span><text:span text:style-name="Emphasis"><text:span text:style-name="T1">Pong</text:span></text:span><text:span text:style-name="T1">, membuktikan bahwa tim Ralph Baer memang telah menciptakan konsep permainan tenis di televisi terlebih dahulu. Atari terpaksa membayar lisensi kepada Magnavox. </text:span></text:p>
              </text:list-item>
            </text:list>
            <text:p text:style-name="P22"><text:span text:style-name="Strong_20_Emphasis"><text:span text:style-name="T1">2. Atari Video Computer System / Atari 2600 (1977): Revolusi Kartrid dan Dominasi Pasar</text:span></text:span></text:p>
            <text:list xml:id="list4789877412400310951" text:style-name="L49">
              <text:list-item>
                <text:p text:style-name="P236"><text:span text:style-name="Strong_20_Emphasis"><text:span text:style-name="T1">Konteks dan Ambisi Atari:</text:span></text:span><text:span text:style-name="T1"> Setelah meraih sukses besar di arkade dengan </text:span><text:span text:style-name="Emphasis"><text:span text:style-name="T1">Pong</text:span></text:span><text:span text:style-name="T1"> dan game lainnya, Atari berambisi menaklukkan pasar rumahan dengan cara yang lebih berdampak daripada Odyssey. Mereka meluncurkan Atari Video Computer System (VCS) pada tahun 1977 (kemudian lebih dikenal sebagai Atari 2600). </text:span></text:p>
              </text:list-item>
              <text:list-item>
                <text:p text:style-name="P236"><text:span text:style-name="Strong_20_Emphasis"><text:span text:style-name="T1">Inovasi Kunci yang Mengubah Segalanya:</text:span></text:span><text:span text:style-name="T1"> Perbedaan fundamental dan </text:span><text:span text:style-name="Strong_20_Emphasis"><text:span text:style-name="T1">revolusioner</text:span></text:span><text:span text:style-name="T1"> Atari 2600 terletak pada arsitekturnya. Ia menggunakan </text:span><text:span text:style-name="Strong_20_Emphasis"><text:span text:style-name="T1">mikroprosesor (CPU)</text:span></text:span><text:span text:style-name="T1"> – sebuah MOS Technology 6507 – dan yang terpenting, </text:span><text:span text:style-name="Strong_20_Emphasis"><text:span text:style-name="T1">program game disimpan secara terpisah dalam kartrid ROM (Read-Only Memory)</text:span></text:span><text:span text:style-name="T1"> yang bisa diganti-ganti. Ini adalah terobosan besar: </text:span><text:span text:style-name="Strong_20_Emphasis"><text:span text:style-name="T1">satu konsol kini bisa memainkan judul game yang berbeda dalam jumlah tak terbatas</text:span></text:span><text:span text:style-name="T1">, cukup dengan membeli dan memasukkan kartrid baru. Konsep inilah yang benar-benar meluncurkan industri konsol game rumahan seperti yang kita kenal. </text:span></text:p>
              </text:list-item>
              <text:list-item>
                <text:p text:style-name="P236"><text:span text:style-name="Strong_20_Emphasis"><text:span text:style-name="T1">Perangkat Keras Ikonik:</text:span></text:span><text:span text:style-name="T1"> Meskipun terbatas menurut standar modern, perangkat keras Atari 2600 menjadi ikonik. Ia mampu menampilkan </text:span><text:span text:style-name="Strong_20_Emphasis"><text:span text:style-name="T1">grafis balok-balok sederhana</text:span></text:span><text:span text:style-name="T1"> (dikenal sebagai </text:span><text:span text:style-name="Emphasis"><text:span text:style-name="T1">Player-Missile graphics</text:span></text:span><text:span text:style-name="T1">) dengan palet warna terbatas, serta menghasilkan </text:span><text:span text:style-name="Strong_20_Emphasis"><text:span text:style-name="T1">efek suara dasar yang khas</text:span></text:span><text:span text:style-name="T1"> melalui chip TIA (Television Interface Adaptor). Kontroler standarnya, </text:span><text:span text:style-name="Strong_20_Emphasis"><text:span text:style-name="T1">joystick digital CX40</text:span></text:span><text:span text:style-name="T1"> dengan satu tombol merah, menjadi simbol gaming generasi awal. </text:span></text:p>
              </text:list-item>
              <text:list-item>
                <text:p text:style-name="P236"><text:span text:style-name="Strong_20_Emphasis"><text:span text:style-name="T1">Strategi Sukses dan Dampak Budaya:</text:span></text:span><text:span text:style-name="T1"> Peluncuran awal Atari 2600 </text:span><text:soft-page-break/><text:span text:style-name="T1">pada 1977 sebenarnya tidak langsung meledak. Kesuksesan masif baru datang beberapa tahun kemudian, terutama setelah Atari membuat keputusan brilian untuk </text:span><text:span text:style-name="Strong_20_Emphasis"><text:span text:style-name="T1">melisensikan dan membuat versi rumahan (port)</text:span></text:span><text:span text:style-name="T1"> dari </text:span><text:span text:style-name="Strong_20_Emphasis"><text:span text:style-name="T1">game-game arkade populer</text:span></text:span><text:span text:style-name="T1">. Momen kuncinya adalah perilisan </text:span><text:span text:style-name="Emphasis"><text:span text:style-name="T1">port</text:span></text:span><text:span text:style-name="T1"> </text:span><text:span text:style-name="Strong_20_Emphasis"><text:span text:style-name="T1">Space Invaders</text:span></text:span><text:span text:style-name="T1"> pada tahun 1980, yang menjadi 'killer app' pertama konsol ini dan mendorong penjualan sistem secara eksponensial. </text:span><text:span text:style-name="Emphasis"><text:span text:style-name="T1">Port</text:span></text:span><text:span text:style-name="T1"> game arkade lain seperti </text:span><text:span text:style-name="Emphasis"><text:span text:style-name="T1">Pac-Man</text:span></text:span><text:span text:style-name="T1"> (meskipun kualitasnya dikritik) dan </text:span><text:span text:style-name="Emphasis"><text:span text:style-name="T1">Asteroids</text:span></text:span><text:span text:style-name="T1"> juga turut mendongkrak popularitas. Atari membangun perpustakaan game yang besar, dan (seperti yang akan dibahas di subbab berikutnya) kemudian muncul pula pengembang pihak ketiga yang membuat game untuk platform ini. </text:span></text:p>
              </text:list-item>
              <text:list-item>
                <text:p text:style-name="P57"><text:span text:style-name="Strong_20_Emphasis"><text:span text:style-name="T1">Dominasi Pasar:</text:span></text:span><text:span text:style-name="T1"> Atari 2600 menjadi </text:span><text:span text:style-name="Strong_20_Emphasis"><text:span text:style-name="T1">fenomena budaya</text:span></text:span><text:span text:style-name="T1"> dan </text:span><text:span text:style-name="Strong_20_Emphasis"><text:span text:style-name="T1">mendominasi pasar</text:span></text:span><text:span text:style-name="T1"> konsol rumahan pada akhir 1970-an hingga awal 1980-an, terjual puluhan juta unit di seluruh dunia. Ia berhasil membawa sensasi arkade ke ruang keluarga, mendefinisikan pengalaman bermain game bagi satu generasi, menciptakan pasar perangkat lunak game rumahan pertama yang signifikan, dan untuk sementara waktu, menjadikan Atari sebagai raja tak terbantahkan di dunia video game. </text:span></text:p>
              </text:list-item>
            </text:list>
            <text:p text:style-name="P1">Perbedaan fundamental antara Odyssey yang analog dan terbatas dengan Atari 2600 yang digital dan berbasis kartrid menandai langkah evolusi krusial, mengubah game rumahan dari sekadar barang baru yang unik menjadi industri hiburan massal.</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2.3 (Kelahiran Industri Game).</text:span></text:p>
          </text:section>
          <text:section text:style-name="Sect1" text:name="feedback-form-30">
            <text:p text:style-name="P175"/>
          </text:section>
        </text:section>
        <text:section text:style-name="Sect1" text:name="01e48adb59c705ea">
          <text:p text:style-name="P1"/>
          <text:section text:style-name="Sect1" text:name="user-query-content-31">
            <text:p text:style-name="P356">yax </text:p>
          </text:section>
          <text:p text:style-name="P175">Tampilkan alur berpikir</text:p>
          <text:section text:style-name="Sect2" text:name="model-response-message-contentr_01e48adb59c705ea">
            <text:p text:style-name="P22"><text:span text:style-name="T1">Baik, mari kita lihat di balik layar kesuksesan komersial game-game awal ini dan menganalisis bagaimana struktur industri video game modern mulai terbentuk. Berikut adalah pembahasan mendalam untuk </text:span><text:span text:style-name="Strong_20_Emphasis"><text:span text:style-name="T1">Subbab 2.3: </text:span></text:span><text:soft-page-break/><text:span text:style-name="Strong_20_Emphasis"><text:span text:style-name="T1">Kelahiran Industri Game</text:span></text:span><text:span text:style-name="T1">.</text:span></text:p>
            <text:p text:style-name="P359"/>
            <text:p text:style-name="P22"><text:span text:style-name="Strong_20_Emphasis"><text:span text:style-name="T1">(Jawaban untuk Prompt Isi Mendalam Subbab 2.3)</text:span></text:span></text:p>
            <text:p text:style-name="P22"><text:span text:style-name="T1">Ledakan popularitas game arkade dan konsol rumahan awal pada tahun 1970-an hingga awal 1980-an bukan hanya melahirkan ikon budaya pop baru, tetapi juga secara fundamental </text:span><text:span text:style-name="Strong_20_Emphasis"><text:span text:style-name="T1">membentuk struktur dasar industri video game</text:span></text:span><text:span text:style-name="T1"> seperti yang kita kenal hingga hari ini (April 2025). Mari kita bedah bagaimana bisnis ini mulai berjalan dan siapa saja pemain kuncinya:</text:span></text:p>
            <text:p text:style-name="P22"><text:span text:style-name="Strong_20_Emphasis"><text:span text:style-name="T1">1. Model Bisnis Awal yang Berbeda:</text:span></text:span></text:p>
            <text:p text:style-name="P1">Dua model bisnis utama muncul dan berkembang pesat pada era ini, melayani dua pasar yang berbeda:</text:p>
            <text:list xml:id="list4110197566038938692" text:style-name="L50">
              <text:list-item>
                <text:p text:style-name="P237"><text:span text:style-name="Strong_20_Emphasis"><text:span text:style-name="T1">Model Bisnis Arkade:</text:span></text:span><text:span text:style-name="T1"> Perusahaan seperti Atari, Midway (yang melisensikan </text:span><text:span text:style-name="Emphasis"><text:span text:style-name="T1">Space Invaders</text:span></text:span><text:span text:style-name="T1"> dan </text:span><text:span text:style-name="Emphasis"><text:span text:style-name="T1">Pac-Man</text:span></text:span><text:span text:style-name="T1"> di AS), Taito, dan Namco menghasilkan uang terutama dengan </text:span><text:span text:style-name="Strong_20_Emphasis"><text:span text:style-name="T1">merancang dan memproduksi kabinet mesin arkade</text:span></text:span><text:span text:style-name="T1"> itu sendiri. Mesin-mesin ini kemudian </text:span><text:span text:style-name="Strong_20_Emphasis"><text:span text:style-name="T1">dijual atau disewakan</text:span></text:span><text:span text:style-name="T1"> kepada distributor atau operator (pemilik bar, pengelola pusat hiburan, dll.). Sang operator kemudian mendapatkan keuntungan dari </text:span><text:span text:style-name="Strong_20_Emphasis"><text:span text:style-name="T1">setiap koin (atau token)</text:span></text:span><text:span text:style-name="T1"> yang dimasukkan pemain untuk bermain ('pay-per-play'). Ini adalah model bisnis berbasis lokasi fisik dan transaksi mikro per permainan. </text:span></text:p>
              </text:list-item>
              <text:list-item>
                <text:p text:style-name="P237"><text:span text:style-name="Strong_20_Emphasis"><text:span text:style-name="T1">Model Bisnis Konsol Rumahan:</text:span></text:span><text:span text:style-name="T1"> Dipelopori oleh Magnavox dan disempurnakan secara masif oleh Atari dengan VCS/2600, model ini mengadopsi strategi </text:span><text:span text:style-name="Strong_20_Emphasis"><text:span text:style-name="T1">"pisau cukur dan silet" (razor and blades)</text:span></text:span><text:span text:style-name="T1">. Perusahaan </text:span><text:span text:style-name="Strong_20_Emphasis"><text:span text:style-name="T1">menjual perangkat keras konsol</text:span></text:span><text:span text:style-name="T1"> itu sendiri, seringkali dengan margin keuntungan yang tipis atau bahkan merugi di awal, untuk membangun basis pengguna yang besar. Keuntungan utama kemudian diraup dari </text:span><text:span text:style-name="Strong_20_Emphasis"><text:span text:style-name="T1">penjualan perangkat lunak (game) dalam bentuk kartrid</text:span></text:span><text:span text:style-name="T1">, yang memiliki biaya produksi relatif rendah namun bisa dijual dengan harga premium dan margin keuntungan tinggi. </text:span></text:p>
              </text:list-item>
              <text:list-item>
                <text:p text:style-name="P58"><text:span text:style-name="Strong_20_Emphasis"><text:span text:style-name="T1">Lisensi dan Merchandising Awal:</text:span></text:span><text:span text:style-name="T1"> Aspek bisnis lain mulai muncul. </text:span><text:span text:style-name="Strong_20_Emphasis"><text:span text:style-name="T1">Lisensi</text:span></text:span><text:span text:style-name="T1"> menjadi penting, contohnya ketika Atari membayar Taito untuk hak membuat </text:span><text:span text:style-name="Emphasis"><text:span text:style-name="T1">port</text:span></text:span><text:span text:style-name="T1"> </text:span><text:span text:style-name="Emphasis"><text:span text:style-name="T1">Space Invaders</text:span></text:span><text:span text:style-name="T1"> di Atari 2600 – sebuah langkah yang sangat menguntungkan kedua belah pihak. Magnavox juga mendapatkan pendapatan dari lisensi patennya kepada Atari. </text:span><text:soft-page-break/><text:span text:style-name="T1">Selain itu, fenomena </text:span><text:span text:style-name="Emphasis"><text:span text:style-name="T1">Pac-Man</text:span></text:span><text:span text:style-name="T1"> membuktikan potensi </text:span><text:span text:style-name="Strong_20_Emphasis"><text:span text:style-name="T1">merchandising</text:span></text:span><text:span text:style-name="T1">, di mana karakter dan merek game bisa dijual dalam bentuk produk lain (mainan, pakaian, musik, dll.), membuka aliran pendapatan baru. </text:span></text:p>
              </text:list-item>
            </text:list>
            <text:p text:style-name="P22"><text:span text:style-name="Strong_20_Emphasis"><text:span text:style-name="T1">2. Peran Sentral Atari di Puncak Kejayaan:</text:span></text:span></text:p>
            <text:p text:style-name="P22"><text:span text:style-name="T1">Pada periode puncaknya (akhir 70-an hingga sekitar 1982), </text:span><text:span text:style-name="Strong_20_Emphasis"><text:span text:style-name="T1">Atari</text:span></text:span><text:span text:style-name="T1"> adalah </text:span><text:span text:style-name="Strong_20_Emphasis"><text:span text:style-name="T1">raksasa yang tak tertandingi</text:span></text:span><text:span text:style-name="T1"> di industri game Amerika Utara. Mereka berhasil </text:span><text:span text:style-name="Strong_20_Emphasis"><text:span text:style-name="T1">mendominasi kedua pasar utama</text:span></text:span><text:span text:style-name="T1">: mereka adalah pemimpin di </text:span><text:span text:style-name="Strong_20_Emphasis"><text:span text:style-name="T1">pasar arkade</text:span></text:span><text:span text:style-name="T1"> dengan hits orisinal seperti </text:span><text:span text:style-name="Emphasis"><text:span text:style-name="T1">Asteroids</text:span></text:span><text:span text:style-name="T1"> dan </text:span><text:span text:style-name="Emphasis"><text:span text:style-name="T1">Centipede</text:span></text:span><text:span text:style-name="T1">, sekaligus menjadi </text:span><text:span text:style-name="Strong_20_Emphasis"><text:span text:style-name="T1">raja absolut di pasar konsol rumahan</text:span></text:span><text:span text:style-name="T1"> dengan Atari 2600 yang ada di jutaan rumah. Nama 'Atari' menjadi sinonim dengan 'video game' bagi banyak orang pada masa itu, menunjukkan kekuatan merek dan pengaruh pasar mereka yang luar biasa.</text:span></text:p>
            <text:p text:style-name="P22"><text:span text:style-name="Strong_20_Emphasis"><text:span text:style-name="T1">3. Revolusi Pihak Ketiga: Kisah Activision Mendobrak Pintu:</text:span></text:span></text:p>
            <text:p text:style-name="P22"><text:span text:style-name="T1">Awalnya, Atari menjalankan bisnis konsol 2600 sebagai </text:span><text:span text:style-name="Strong_20_Emphasis"><text:span text:style-name="T1">'taman bertembok' (walled garden)</text:span></text:span><text:span text:style-name="T1"> – hanya Atari yang membuat dan menjual game untuk konsolnya. Namun, model ini memicu ketidakpuasan internal. Para programmer berbakat di Atari merasa </text:span><text:span text:style-name="Strong_20_Emphasis"><text:span text:style-name="T1">kurang dihargai</text:span></text:span><text:span text:style-name="T1"> – mereka tidak mendapatkan </text:span><text:span text:style-name="Strong_20_Emphasis"><text:span text:style-name="T1">pengakuan publik</text:span></text:span><text:span text:style-name="T1"> (nama mereka tidak dicantumkan di game atau manual) dan tidak menerima </text:span><text:span text:style-name="Strong_20_Emphasis"><text:span text:style-name="T1">kompensasi finansial (royalti)</text:span></text:span><text:span text:style-name="T1"> yang sepadan dengan kesuksesan game jutaan dolar yang mereka ciptakan, meskipun CEO Ray Kassar saat itu menganggap mereka tak lebih dari pekerja pabrik biasa.</text:span></text:p>
            <text:p text:style-name="P22"><text:span text:style-name="T1">Puncaknya adalah pada tahun 1979, ketika empat programmer bintang Atari – </text:span><text:span text:style-name="Strong_20_Emphasis"><text:span text:style-name="T1">David Crane, Larry Kaplan, Alan Miller, dan Bob Whitehead</text:span></text:span><text:span text:style-name="T1"> – memutuskan untuk keluar dan </text:span><text:span text:style-name="Strong_20_Emphasis"><text:span text:style-name="T1">mendirikan perusahaan mereka sendiri: Activision</text:span></text:span><text:span text:style-name="T1">. Tujuan mereka jelas: mendapatkan pengakuan kreatif dan bagian keuntungan yang lebih adil. Activision menjadi </text:span><text:span text:style-name="Strong_20_Emphasis"><text:span text:style-name="T1">developer dan publisher game pihak ketiga (third-party) independen pertama</text:span></text:span><text:span text:style-name="T1"> yang khusus membuat game untuk konsol milik perusahaan lain (dalam hal ini, Atari 2600).</text:span></text:p>
            <text:p text:style-name="P22"><text:span text:style-name="T1">Langkah ini </text:span><text:span text:style-name="Strong_20_Emphasis"><text:span text:style-name="T1">mendobrak model bisnis tertutup</text:span></text:span><text:span text:style-name="T1"> Atari. Atari berusaha menghentikan Activision melalui jalur hukum namun gagal, dan akhirnya terpaksa menerima keberadaan mereka (meskipun hubungan keduanya tetap tegang). Activision dengan cerdik memasarkan game mereka dengan </text:span><text:soft-page-break/><text:span text:style-name="T1">menonjolkan nama para 'desainer bintang' di kemasan, memberikan sentuhan personal yang kontras dengan anonimitas di Atari.</text:span></text:p>
            <text:p text:style-name="P22"><text:span text:style-name="T1">Munculnya Activision memiliki </text:span><text:span text:style-name="Strong_20_Emphasis"><text:span text:style-name="T1">dampak ganda</text:span></text:span><text:span text:style-name="T1">:</text:span></text:p>
            <text:list xml:id="list1654155532183998399" text:style-name="L51">
              <text:list-item>
                <text:p text:style-name="P238"><text:span text:style-name="Strong_20_Emphasis"><text:span text:style-name="T1">Positif:</text:span></text:span><text:span text:style-name="T1"> Membuka pintu bagi </text:span><text:span text:style-name="Strong_20_Emphasis"><text:span text:style-name="T1">persaingan dan inovasi</text:span></text:span><text:span text:style-name="T1">. Lebih banyak perusahaan (Imagic, Parker Brothers, Coleco, dll.) mengikuti jejak Activision, menciptakan </text:span><text:span text:style-name="Strong_20_Emphasis"><text:span text:style-name="T1">keragaman game yang lebih besar</text:span></text:span><text:span text:style-name="T1"> bagi konsumen. Ini membuktikan model bisnis developer/publisher independen bisa berjalan sukses. </text:span></text:p>
              </text:list-item>
              <text:list-item>
                <text:p text:style-name="P59"><text:span text:style-name="Strong_20_Emphasis"><text:span text:style-name="T1">Negatif (Konsekuensi Tak Terduga):</text:span></text:span><text:span text:style-name="T1"> Ledakan jumlah publisher pihak ketiga ini, sayangnya, tidak diimbangi dengan </text:span><text:span text:style-name="Strong_20_Emphasis"><text:span text:style-name="T1">kontrol kualitas</text:span></text:span><text:span text:style-name="T1"> yang memadai dari Atari sebagai pemegang platform. Pasar dengan cepat dibanjiri oleh banyak game berkualitas rendah atau sekadar tiruan. Inilah yang menjadi salah satu </text:span><text:span text:style-name="Strong_20_Emphasis"><text:span text:style-name="T1">faktor utama</text:span></text:span><text:span text:style-name="T1"> yang akan memicu </text:span><text:span text:style-name="Strong_20_Emphasis"><text:span text:style-name="T1">Kejatuhan Besar tahun 1983</text:span></text:span><text:span text:style-name="T1"> (akan dibahas tuntas di Bab 3). </text:span></text:p>
              </text:list-item>
            </text:list>
            <text:p text:style-name="P22"><text:span text:style-name="Strong_20_Emphasis"><text:span text:style-name="T1">4. Fondasi Industri Modern dan Kerentanannya:</text:span></text:span></text:p>
            <text:p text:style-name="P22"><text:span text:style-name="T1">Periode ledakan pertama ini sangat krusial karena </text:span><text:span text:style-name="Strong_20_Emphasis"><text:span text:style-name="T1">meletakkan fondasi struktur dasar industri game</text:span></text:span><text:span text:style-name="T1"> yang masih relevan hingga hari ini (April 2025):</text:span></text:p>
            <text:list xml:id="list4178132712824995720" text:style-name="L52">
              <text:list-item>
                <text:p text:style-name="P239"><text:span text:style-name="Strong_20_Emphasis"><text:span text:style-name="T1">Pemegang Platform (Platform Holder):</text:span></text:span><text:span text:style-name="T1"> Perusahaan yang memiliki dan mengontrol ekosistem perangkat keras (konsol) dan/atau perangkat lunak (sistem operasi, toko digital). Contoh: Atari (dulu), Sony, Microsoft, Nintendo (sekarang). </text:span></text:p>
              </text:list-item>
              <text:list-item>
                <text:p text:style-name="P239"><text:span text:style-name="Strong_20_Emphasis"><text:span text:style-name="T1">Pengembang Pihak Pertama (First-Party Developer):</text:span></text:span><text:span text:style-name="T1"> Studio game yang dimiliki langsung oleh pemegang platform, membuat game eksklusif untuk platform tersebut. Contoh: studio internal Atari (dulu), Naughty Dog (milik Sony), 343 Industries (milik Microsoft), Nintendo EPD (sekarang). </text:span></text:p>
              </text:list-item>
              <text:list-item>
                <text:p text:style-name="P60"><text:span text:style-name="Strong_20_Emphasis"><text:span text:style-name="T1">Pengembang/Penerbit Pihak Ketiga (Third-Party Developer/Publisher):</text:span></text:span><text:span text:style-name="T1"> Perusahaan independen yang membuat dan/atau menerbitkan game untuk berbagai platform. Contoh: Activision (dulu dan sekarang), Electronic Arts, Ubisoft, Square Enix, Capcom (sekarang). </text:span></text:p>
              </text:list-item>
            </text:list>
            <text:p text:style-name="P22"><text:span text:style-name="T1">Namun, era ini juga menunjukkan </text:span><text:span text:style-name="Strong_20_Emphasis"><text:span text:style-name="T1">kerentanan awal</text:span></text:span><text:span text:style-name="T1"> industri yang tumbuh </text:span><text:soft-page-break/><text:span text:style-name="T1">terlalu cepat tanpa regulasi atau standar yang jelas. Fokus pada kuantitas di atas kualitas, terutama di pasar konsol rumahan yang dibanjiri produk pihak ketiga, menciptakan kondisi pasar yang tidak stabil dan siap runtuh – sebuah pelajaran pahit yang akan membentuk kembali industri ini di bab selanjutnya.</text:span></text:p>
            <text:p text:style-name="P359"/>
            <text:p text:style-name="P22"><text:span text:style-name="T1">Ini adalah prompt terakhir untuk Bab 2. Saya akan menunggu perintah </text:span><text:span text:style-name="Strong_20_Emphasis"><text:span text:style-name="T1">"YAX"</text:span></text:span><text:span text:style-name="T1"> dari Anda untuk melanjutkan ke prompt pertama dari Bab 3 (Pengantar Bab 3).</text:span></text:p>
          </text:section>
          <text:section text:style-name="Sect1" text:name="feedback-form-31">
            <text:p text:style-name="P175"/>
          </text:section>
        </text:section>
        <text:section text:style-name="Sect1" text:name="f9dfac90315cc168">
          <text:p text:style-name="P1"/>
          <text:section text:style-name="Sect1" text:name="user-query-content-32">
            <text:p text:style-name="P356">yax </text:p>
          </text:section>
          <text:p text:style-name="P175">Tampilkan alur berpikir</text:p>
          <text:section text:style-name="Sect2" text:name="model-response-message-contentr_f9dfac90315cc168">
            <text:p text:style-name="P22"><text:span text:style-name="T1">Baik, kita sekarang memasuki </text:span><text:span text:style-name="Strong_20_Emphasis"><text:span text:style-name="T1">Bab 3: Kejatuhan Besar dan Kelahiran Kembali (1983 - Akhir 1980-an)</text:span></text:span><text:span text:style-name="T1">. Berikut adalah jawaban untuk prompt pengantar bab ini:</text:span></text:p>
            <text:p text:style-name="P359"/>
            <text:p text:style-name="P22"><text:span text:style-name="Strong_20_Emphasis"><text:span text:style-name="T1">(Jawaban untuk Prompt Pengantar Bab 3)</text:span></text:span></text:p>
            <text:p text:style-name="P1">Setelah menyaksikan euforia 'ledakan pertama' di Bab 2 – pertumbuhan eksponensial Atari, keramaian arkade yang seolah tak berkesudahan, dan optimisme industri yang tampaknya tanpa batas – kita kini tiba pada sebuah tikungan tajam yang dramatis. Pesta pora di awal dekade 1980-an itu ternyata tidak berlangsung selamanya. Bagaikan gelembung ekonomi yang akhirnya pecah, fondasi industri video game yang dibangun dengan begitu cepat ternyata menyimpan kerapuhan yang fatal.</text:p>
            <text:p text:style-name="P22"><text:span text:style-name="T1">Bab ini akan membawa Anda menyelami salah satu periode paling kelam, namun juga paling transformatif, dalam sejarah video game: </text:span><text:span text:style-name="Strong_20_Emphasis"><text:span text:style-name="T1">Kejatuhan Besar (The Great Video Game Crash) tahun 1983</text:span></text:span><text:span text:style-name="T1">. Kita akan mengupas tuntas bagaimana pasar yang tadinya membara tiba-tiba mendingin dan nyaris beku, terutama dampaknya yang </text:span><text:span text:style-name="Strong_20_Emphasis"><text:span text:style-name="T1">menghancurkan industri di kawasan Amerika Utara</text:span></text:span><text:span text:style-name="T1">. Banyak perusahaan raksasa tumbang, pengecer kehilangan kepercayaan, dan media massa dengan cepat mencap video game sebagai tren sesaat (</text:span><text:span text:style-name="Emphasis"><text:span text:style-name="T1">fad</text:span></text:span><text:span text:style-name="T1">) yang telah berakhir. (Perlu dicatat, dampak </text:span><text:soft-page-break/><text:span text:style-name="T1">kejatuhan ini tidak separah di wilayah lain seperti Jepang atau Eropa, yang memiliki dinamika pasar berbeda pada saat itu).</text:span></text:p>
            <text:p text:style-name="P22"><text:span text:style-name="T1">Namun, kisah di bab ini bukanlah tentang akhir dari segalanya. Justru sebaliknya. Di tengah puing-puing kehancuran pasar Amerika Utara, muncullah harapan baru dari arah yang tak terduga. Setelah kita memahami penyebab dan akibat dari 'Bencana 83', bab ini akan beralih ke bagian kedua yang tak kalah penting: </text:span><text:span text:style-name="Strong_20_Emphasis"><text:span text:style-name="T1">kelahiran kembali (rebirth)</text:span></text:span><text:span text:style-name="T1"> industri konsol rumahan. Kebangkitan ini secara fenomenal dipimpin oleh sebuah perusahaan mainan asal Jepang yang relatif belum terlalu dikenal di Barat saat itu, </text:span><text:span text:style-name="Strong_20_Emphasis"><text:span text:style-name="T1">Nintendo</text:span></text:span><text:span text:style-name="T1">. Dengan belajar dari kesalahan fatal para pendahulunya dan menerapkan strategi bisnis serta standar kualitas yang revolusioner, Nintendo berhasil menyalakan kembali api industri yang padam.</text:span></text:p>
            <text:p text:style-name="P1">Bab ini adalah sebuah narasi tentang kehancuran spektakuler yang diikuti oleh inovasi penyelamatan yang cerdik. Kita akan melihat bagaimana kesalahan masa lalu membuka jalan bagi standar baru, dan bagaimana dari abu kehancuran muncullah tatanan industri baru yang akan didominasi oleh pemain-pemain berbeda, menyiapkan panggung bagi persaingan sengit di era berikutnya.</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3.1 (Bencana Industri Video Game 1983).</text:span></text:p>
          </text:section>
          <text:section text:style-name="Sect1" text:name="feedback-form-32">
            <text:p text:style-name="P175"/>
          </text:section>
        </text:section>
        <text:section text:style-name="Sect1" text:name="fe3e116f701f9bdb">
          <text:p text:style-name="P1"/>
          <text:section text:style-name="Sect1" text:name="user-query-content-33">
            <text:p text:style-name="P356">yax </text:p>
          </text:section>
          <text:p text:style-name="P175">Tampilkan alur berpikir</text:p>
          <text:section text:style-name="Sect2" text:name="model-response-message-contentr_fe3e116f701f9bdb">
            <text:p text:style-name="P22"><text:span text:style-name="T1">Baik, mari kita selami periode kelam dalam sejarah video game, yaitu </text:span><text:span text:style-name="Strong_20_Emphasis"><text:span text:style-name="T1">Subbab 3.1: Bencana Industri Video Game 1983</text:span></text:span><text:span text:style-name="T1">.</text:span></text:p>
            <text:p text:style-name="P359"/>
            <text:p text:style-name="P22"><text:span text:style-name="Strong_20_Emphasis"><text:span text:style-name="T1">(Jawaban untuk Prompt Isi Mendalam Subbab 3.1)</text:span></text:span></text:p>
            <text:p text:style-name="P22"><text:span text:style-name="T1">Kejatuhan Besar Industri Video Game tahun 1983 bukanlah peristiwa tunggal yang disebabkan oleh satu faktor, melainkan hasil dari akumulasi </text:span><text:soft-page-break/><text:span text:style-name="T1">berbagai masalah yang saling terkait, menciptakan 'badai sempurna' yang menghantam dan meluluhlantakkan pasar video game, </text:span><text:span text:style-name="Strong_20_Emphasis"><text:span text:style-name="T1">terutama di Amerika Utara</text:span></text:span><text:span text:style-name="T1">. Berikut adalah analisis mendalam mengenai penyebab dan dampaknya:</text:span></text:p>
            <text:p text:style-name="P22"><text:span text:style-name="Strong_20_Emphasis"><text:span text:style-name="T1">Penyebab Multifaktorial Kejatuhan 1983:</text:span></text:span></text:p>
            <text:list xml:id="list8298575697487838994" text:style-name="L53">
              <text:list-item>
                <text:p text:style-name="P61"><text:span text:style-name="Strong_20_Emphasis"><text:span text:style-name="T1">Kejenuhan Pasar (Market Oversaturation):</text:span></text:span></text:p>
                <text:list>
                  <text:list-item>
                    <text:p text:style-name="P240"><text:span text:style-name="Strong_20_Emphasis"><text:span text:style-name="T1">Terlalu Banyak Konsol:</text:span></text:span><text:span text:style-name="T1"> Pasar dibanjiri oleh berbagai sistem konsol yang bersaing ketat memperebutkan perhatian dan dompet konsumen: Atari 2600, penerusnya Atari 5200, ColecoVision (yang punya </text:span><text:span text:style-name="Emphasis"><text:span text:style-name="T1">port</text:span></text:span><text:span text:style-name="T1"> </text:span><text:span text:style-name="Emphasis"><text:span text:style-name="T1">Donkey Kong</text:span></text:span><text:span text:style-name="T1"> berkualitas tinggi), Mattel Intellivision, Vectrex (dengan layar vektor unik), dan lainnya. Konsumen menjadi bingung, dan persaingan harga antar produsen perangkat keras semakin ketat. </text:span></text:p>
                  </text:list-item>
                  <text:list-item>
                    <text:p text:style-name="P240"><text:span text:style-name="Strong_20_Emphasis"><text:span text:style-name="T1">Banjir Perangkat Lunak (Software Flood):</text:span></text:span><text:span text:style-name="T1"> Mengikuti kesuksesan Activision sebagai pionir pihak ketiga (dibahas di Bab 2), puluhan perusahaan baru bermunculan seperti jamur di musim hujan, semuanya berlomba-lomba membuat game untuk platform terpopuler, terutama Atari 2600. Rak-rak toko dibanjiri oleh ratusan judul game baru dalam waktu singkat, banyak di antaranya dibuat dengan terburu-buru, kurang inovatif, atau sekadar tiruan dari game populer. Hal ini tidak hanya membingungkan konsumen tetapi juga memicu perang harga yang menurunkan persepsi nilai sebuah game. </text:span></text:p>
                  </text:list-item>
                </text:list>
              </text:list-item>
              <text:list-item>
                <text:p text:style-name="P61"><text:span text:style-name="Strong_20_Emphasis"><text:span text:style-name="T1">Krisis Kualitas Perangkat Lunak ("Shovelware"):</text:span></text:span></text:p>
                <text:list>
                  <text:list-item>
                    <text:p text:style-name="P240"><text:span text:style-name="Strong_20_Emphasis"><text:span text:style-name="T1">Minimnya Kontrol Kualitas:</text:span></text:span><text:span text:style-name="T1"> Ini adalah faktor krusial. Atari, sebagai pemimpin pasar dan pemegang platform Atari 2600, </text:span><text:span text:style-name="Strong_20_Emphasis"><text:span text:style-name="T1">gagal menerapkan kontrol kualitas yang efektif</text:span></text:span><text:span text:style-name="T1"> terhadap game-game yang dirilis oleh pihak ketiga (dan terkadang, bahkan game buatan mereka sendiri pun dipertanyakan kualitasnya belakangan). Hampir semua perusahaan bisa mendapatkan lisensi untuk membuat game Atari, tanpa memandang pengalaman, sumber daya, atau standar kualitas mereka. </text:span></text:p>
                  </text:list-item>
                  <text:list-item>
                    <text:p text:style-name="P240"><text:span text:style-name="Strong_20_Emphasis"><text:span text:style-name="T1">Kekecewaan Konsumen Massal:</text:span></text:span><text:span text:style-name="T1"> Akibatnya, konsumen </text:span><text:soft-page-break/><text:span text:style-name="T1">semakin sering membeli kartrid game (yang harganya tidak murah saat itu) hanya untuk menemukan produk yang </text:span><text:span text:style-name="Strong_20_Emphasis"><text:span text:style-name="T1">penuh bug, tidak menarik, bergrafis buruk, atau bahkan hampir tidak bisa dimainkan</text:span></text:span><text:span text:style-name="T1">. Rasa 'tertipu' dan kecewa ini menyebar luas, mengikis kepercayaan dan antusiasme konsumen terhadap video game secara keseluruhan. Efek 'wow' dari bermain game mulai memudar, digantikan oleh skeptisisme. </text:span></text:p>
                  </text:list-item>
                </text:list>
              </text:list-item>
              <text:list-item>
                <text:p text:style-name="P61"><text:span text:style-name="Strong_20_Emphasis"><text:span text:style-name="T1">Studi Kasus Simbolik: Kegagalan Total </text:span></text:span><text:span text:style-name="Strong_20_Emphasis"><text:span text:style-name="Emphasis"><text:span text:style-name="T1">E.T. the Extra-Terrestrial</text:span></text:span></text:span></text:p>
                <text:list>
                  <text:list-item>
                    <text:p text:style-name="P240"><text:span text:style-name="Strong_20_Emphasis"><text:span text:style-name="T1">Kesepakatan Ambisius:</text:span></text:span><text:span text:style-name="T1"> Setelah sukses besar film </text:span><text:span text:style-name="Emphasis"><text:span text:style-name="T1">E.T.</text:span></text:span><text:span text:style-name="T1"> karya Steven Spielberg, Atari (di bawah perusahaan induknya, Warner Communications) membayar biaya lisensi yang sangat mahal (dilaporkan sekitar $20-25 juta) untuk hak eksklusif membuat game berdasarkan film tersebut, berharap popularitas film akan menjamin penjualan game. </text:span></text:p>
                  </text:list-item>
                  <text:list-item>
                    <text:p text:style-name="P240"><text:span text:style-name="Strong_20_Emphasis"><text:span text:style-name="T1">Pengembangan Super Cepat:</text:span></text:span><text:span text:style-name="T1"> Untuk mengejar musim liburan Natal 1982, programmer Howard Scott Warshaw hanya diberi waktu </text:span><text:span text:style-name="Strong_20_Emphasis"><text:span text:style-name="T1">sekitar 5-6 minggu</text:span></text:span><text:span text:style-name="T1"> untuk merancang dan memprogram seluruh game dari nol – sebuah jadwal yang sangat tidak realistis untuk proyek sebesar itu. </text:span></text:p>
                  </text:list-item>
                  <text:list-item>
                    <text:p text:style-name="P240"><text:span text:style-name="Strong_20_Emphasis"><text:span text:style-name="T1">Produksi Berlebih, Penjualan Anjlok:</text:span></text:span><text:span text:style-name="T1"> Dengan keyakinan tinggi, Atari memproduksi jutaan (dilaporkan antara 4 hingga 5 juta) kartrid </text:span><text:span text:style-name="Emphasis"><text:span text:style-name="T1">E.T.</text:span></text:span><text:span text:style-name="T1">. Namun, game yang dihasilkan </text:span><text:span text:style-name="Strong_20_Emphasis"><text:span text:style-name="T1">dicerca habis-habisan</text:span></text:span><text:span text:style-name="T1"> oleh kritikus dan pemain karena gameplay-nya yang membingungkan, berulang-ulang (terutama jatuh ke dalam lubang), dan sangat membuat frustrasi. Penjualan jauh di bawah ekspektasi, menyisakan jutaan kartrid tidak terjual di gudang Atari. </text:span></text:p>
                  </text:list-item>
                  <text:list-item>
                    <text:p text:style-name="P240"><text:span text:style-name="Strong_20_Emphasis"><text:span text:style-name="T1">Penguburan di Alamogordo:</text:span></text:span><text:span text:style-name="T1"> Kegagalan </text:span><text:span text:style-name="Emphasis"><text:span text:style-name="T1">E.T.</text:span></text:span><text:span text:style-name="T1">, ditambah tumpukan kartrid game lain yang juga tidak laku (termasuk </text:span><text:span text:style-name="Emphasis"><text:span text:style-name="T1">port</text:span></text:span><text:span text:style-name="T1"> </text:span><text:span text:style-name="Emphasis"><text:span text:style-name="T1">Pac-Man</text:span></text:span><text:span text:style-name="T1"> untuk 2600 yang terkenal buruk), menjadi beban finansial besar. Pada bulan September 1983, Atari secara diam-diam </text:span><text:span text:style-name="Strong_20_Emphasis"><text:span text:style-name="T1">mengubur belasan truk berisi kartrid game</text:span></text:span><text:span text:style-name="T1"> tersebut di sebuah tempat pembuangan sampah di Alamogordo, New Mexico. Peristiwa ini, yang lama menjadi legenda urban dan baru dikonfirmasi melalui penggalian pada </text:span><text:soft-page-break/><text:span text:style-name="T1">tahun 2014, menjadi </text:span><text:span text:style-name="Strong_20_Emphasis"><text:span text:style-name="T1">simbol paling kuat</text:span></text:span><text:span text:style-name="T1"> dari kesombongan, kelebihan produksi, dan keruntuhan spektakuler industri game saat itu. </text:span></text:p>
                  </text:list-item>
                </text:list>
              </text:list-item>
              <text:list-item>
                <text:p text:style-name="P61"><text:span text:style-name="Strong_20_Emphasis"><text:span text:style-name="T1">Persaingan dari Komputer Rumahan:</text:span></text:span></text:p>
                <text:list>
                  <text:list-item>
                    <text:p text:style-name="P240"><text:span text:style-name="Strong_20_Emphasis"><text:span text:style-name="T1">Alternatif Menarik:</text:span></text:span><text:span text:style-name="T1"> Di saat yang sama, komputer rumahan seperti </text:span><text:span text:style-name="Strong_20_Emphasis"><text:span text:style-name="T1">Commodore 64 (C64)</text:span></text:span><text:span text:style-name="T1">, Apple II, dan bahkan lini komputer Atari sendiri (seri 400/800) menjadi semakin populer dan terjangkau. </text:span></text:p>
                  </text:list-item>
                  <text:list-item>
                    <text:p text:style-name="P240"><text:span text:style-name="Strong_20_Emphasis"><text:span text:style-name="T1">Nilai Lebih:</text:span></text:span><text:span text:style-name="T1"> Komputer ini menawarkan </text:span><text:span text:style-name="Strong_20_Emphasis"><text:span text:style-name="T1">nilai lebih</text:span></text:span><text:span text:style-name="T1"> di mata banyak keluarga. Selain bisa digunakan untuk bermain game (yang seringkali lebih kompleks atau memiliki genre berbeda dari game konsol), komputer juga bisa dipakai untuk </text:span><text:span text:style-name="Strong_20_Emphasis"><text:span text:style-name="T1">belajar pemrograman, tugas sekolah/kantor (pengolah kata),</text:span></text:span><text:span text:style-name="T1"> dan aktivitas produktif lainnya. Commodore 64, khususnya, menawarkan kemampuan grafis dan suara yang impresif untuk harganya, menjadikannya pesaing serius bagi konsol murni untuk game. Ini menarik sebagian potensi pembeli konsol. </text:span></text:p>
                  </text:list-item>
                </text:list>
              </text:list-item>
              <text:list-item>
                <text:p text:style-name="P61"><text:span text:style-name="Strong_20_Emphasis"><text:span text:style-name="T1">Faktor Lainnya:</text:span></text:span></text:p>
                <text:list>
                  <text:list-item>
                    <text:p text:style-name="P61"><text:span text:style-name="Strong_20_Emphasis"><text:span text:style-name="T1">Hilangnya Eksklusivitas Arkade:</text:span></text:span><text:span text:style-name="T1"> Game-game arkade paling populer mulai muncul di berbagai sistem konsol rumahan, mengurangi alasan kuat untuk membeli satu konsol spesifik hanya demi memainkan satu game hit. </text:span></text:p>
                  </text:list-item>
                </text:list>
              </text:list-item>
            </text:list>
            <text:p text:style-name="P22"><text:span text:style-name="Strong_20_Emphasis"><text:span text:style-name="T1">Dampak Kehancuran (Terutama di Amerika Utara):</text:span></text:span></text:p>
            <text:p text:style-name="P1">Keruntuhan pasar yang terjadi antara tahun 1983 hingga 1985 memiliki dampak yang sangat parah, khususnya di Amerika Utara:</text:p>
            <text:list xml:id="list607196286902299101" text:style-name="L54">
              <text:list-item>
                <text:p text:style-name="P241"><text:span text:style-name="Strong_20_Emphasis"><text:span text:style-name="T1">Kehancuran Ekonomi:</text:span></text:span><text:span text:style-name="T1"> Pendapatan industri video game di Amerika Utara anjlok drastis, dari sekitar $3,2 miliar pada puncaknya di tahun 1983 menjadi hanya sekitar $100 juta pada tahun 1985 – </text:span><text:span text:style-name="Strong_20_Emphasis"><text:span text:style-name="T1">penurunan sekitar 97%</text:span></text:span><text:span text:style-name="T1">. Banyak perusahaan game gulung tikar, termasuk perusahaan besar seperti </text:span><text:span text:style-name="Strong_20_Emphasis"><text:span text:style-name="T1">Mattel (pembuat Intellivision) dan Coleco (pembuat ColecoVision)</text:span></text:span><text:span text:style-name="T1"> yang menarik diri sepenuhnya dari bisnis video game. </text:span><text:span text:style-name="Strong_20_Emphasis"><text:span text:style-name="T1">Atari</text:span></text:span><text:span text:style-name="T1"> sendiri menderita kerugian ratusan juta dolar, yang berujung pada </text:span><text:span text:style-name="Strong_20_Emphasis"><text:span text:style-name="T1">pemecahan perusahaan</text:span></text:span><text:span text:style-name="T1"> dan penjualan divisi konsol &amp; komputernya oleh Warner Communications pada </text:span><text:soft-page-break/><text:span text:style-name="T1">tahun 1984. Puluhan penerbit pihak ketiga juga bangkrut. </text:span></text:p>
              </text:list-item>
              <text:list-item>
                <text:p text:style-name="P241"><text:span text:style-name="Strong_20_Emphasis"><text:span text:style-name="T1">Penolakan Pengecer:</text:span></text:span><text:span text:style-name="T1"> Toko-toko ritel, yang merugi besar akibat tumpukan inventaris game yang tidak terjual, </text:span><text:span text:style-name="Strong_20_Emphasis"><text:span text:style-name="T1">kehilangan kepercayaan total</text:span></text:span><text:span text:style-name="T1">. Mereka mengobral game dengan harga sangat murah, menolak untuk memesan produk video game baru, dan menganggapnya sebagai barang obralan. Rak-rak yang tadinya diisi game kini dialokasikan untuk komputer rumahan atau mainan lain. </text:span></text:p>
              </text:list-item>
              <text:list-item>
                <text:p text:style-name="P62"><text:span text:style-name="Strong_20_Emphasis"><text:span text:style-name="T1">Persepsi Publik: "Video Game Sudah Mati":</text:span></text:span><text:span text:style-name="T1"> Persepsi publik dan media berubah drastis. Video game secara luas </text:span><text:span text:style-name="Strong_20_Emphasis"><text:span text:style-name="T1">dicap sebagai tren sesaat (fad)</text:span></text:span><text:span text:style-name="T1"> yang telah berakhir, seperti mainan Hula-Hoop atau gelang karet. Istilah "video game" bahkan menjadi 'racun' di dunia bisnis selama beberapa tahun. Perlu ditekankan sekali lagi, sentimen ekstrem dan keruntuhan pasar ini </text:span><text:span text:style-name="Strong_20_Emphasis"><text:span text:style-name="T1">terkonsentrasi di Amerika Utara</text:span></text:span><text:span text:style-name="T1">, sementara pasar di Jepang dan Eropa, meskipun juga terpengaruh, tidak mengalami kehancuran sedahsyat ini. </text:span></text:p>
              </text:list-item>
            </text:list>
            <text:p text:style-name="P1">Kejatuhan Besar 1983 adalah pelajaran pahit tentang bahaya pertumbuhan yang tidak terkendali, pentingnya kualitas, dan perlunya manajemen pasar yang baik. Namun, dari titik terendah inilah, fondasi untuk kebangkitan baru akan segera diletakkan.</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3.2 (Sang Penyelamat dari Timur: Nintendo Datang).</text:span></text:p>
          </text:section>
          <text:section text:style-name="Sect1" text:name="feedback-form-33">
            <text:p text:style-name="P175"/>
          </text:section>
        </text:section>
        <text:section text:style-name="Sect1" text:name="bd53c8c7e17e1a40">
          <text:p text:style-name="P1"/>
          <text:section text:style-name="Sect1" text:name="user-query-content-34">
            <text:p text:style-name="P356">yax </text:p>
          </text:section>
          <text:p text:style-name="P175">Tampilkan alur berpikir</text:p>
          <text:section text:style-name="Sect2" text:name="model-response-message-contentr_bd53c8c7e17e1a40">
            <text:p text:style-name="P22"><text:span text:style-name="T1">Baik, setelah membahas kehancuran pasar di Amerika Utara, mari kita fokus pada kisah kebangkitan yang luar biasa, yang dipimpin oleh sebuah perusahaan dari Jepang. Berikut adalah pembahasan mendalam untuk </text:span><text:span text:style-name="Strong_20_Emphasis"><text:span text:style-name="T1">Subbab 3.2: Sang Penyelamat dari Timur: Nintendo Datang</text:span></text:span><text:span text:style-name="T1">.</text:span></text:p>
            <text:p text:style-name="P359"/>
            <text:p text:style-name="P22"><text:span text:style-name="Strong_20_Emphasis"><text:span text:style-name="T1">(Jawaban untuk Prompt Isi Mendalam Subbab 3.2)</text:span></text:span></text:p>
            <text:p text:style-name="P22"><text:soft-page-break/><text:span text:style-name="T1">Di tengah puing-puing industri video game Amerika Utara yang ditinggalkan oleh Kejatuhan Besar 1983, muncullah kekuatan baru yang secara tak terduga akan mendefinisikan ulang dan membangkitkan kembali pasar konsol rumahan: </text:span><text:span text:style-name="Strong_20_Emphasis"><text:span text:style-name="T1">Nintendo</text:span></text:span><text:span text:style-name="T1">.</text:span></text:p>
            <text:p text:style-name="P22"><text:span text:style-name="Strong_20_Emphasis"><text:span text:style-name="T1">Latar Belakang Nintendo dan Kesuksesan Famicom:</text:span></text:span></text:p>
            <text:p text:style-name="P22"><text:span text:style-name="T1">Nintendo bukanlah pemain baru kemarin sore. Didirikan pada akhir abad ke-19 sebagai produsen kartu permainan Hanafuda, perusahaan asal Kyoto ini telah bertransformasi beberapa kali, memasuki pasar mainan pada tahun 1960-an, kemudian merambah ke game elektronik dengan seri Game &amp; Watch yang sukses di awal 1980-an, dan meraih hit besar di pasar arkade global dengan </text:span><text:span text:style-name="Emphasis"><text:span text:style-name="T1">Donkey Kong</text:span></text:span><text:span text:style-name="T1"> (1981) dan </text:span><text:span text:style-name="Emphasis"><text:span text:style-name="T1">Mario Bros.</text:span></text:span><text:span text:style-name="T1"> (1983). Pengalaman panjang di industri mainan dan kesuksesan di arkade memberikan mereka fondasi yang kuat.</text:span></text:p>
            <text:p text:style-name="P22"><text:span text:style-name="T1">Secara krusial, tepat ketika pasar Amerika Utara sedang runtuh, Nintendo meluncurkan konsol rumahan pertama mereka di </text:span><text:span text:style-name="Strong_20_Emphasis"><text:span text:style-name="T1">Jepang pada Juli 1983</text:span></text:span><text:span text:style-name="T1">: </text:span><text:span text:style-name="Strong_20_Emphasis"><text:span text:style-name="T1">Family Computer</text:span></text:span><text:span text:style-name="T1">, atau </text:span><text:span text:style-name="Strong_20_Emphasis"><text:span text:style-name="T1">Famicom</text:span></text:span><text:span text:style-name="T1">. Dengan desain yang menarik (merah dan putih), kontroler yang inovatif, dan kemampuan untuk memainkan game-game berkualitas tinggi (termasuk port dari hits arkade mereka), Famicom menjadi </text:span><text:span text:style-name="Strong_20_Emphasis"><text:span text:style-name="T1">sukses besar</text:span></text:span><text:span text:style-name="T1"> di negara asalnya. Keberhasilan ini memberi Nintendo platform perangkat keras yang teruji, perpustakaan game awal yang kuat, dan keyakinan untuk mencoba peruntungan di pasar Barat yang sedang 'sakit'.</text:span></text:p>
            <text:p text:style-name="P22"><text:span text:style-name="Strong_20_Emphasis"><text:span text:style-name="T1">Strategi Cerdas Menaklukkan Pasar Amerika Utara (NES, 1985):</text:span></text:span></text:p>
            <text:p text:style-name="P22"><text:span text:style-name="T1">Dipimpin oleh presiden Nintendo of America saat itu, </text:span><text:span text:style-name="Strong_20_Emphasis"><text:span text:style-name="T1">Minoru Arakawa</text:span></text:span><text:span text:style-name="T1"> (menantu dari presiden Nintendo global, Hiroshi Yamauchi) dan kepala pemasaran </text:span><text:span text:style-name="Strong_20_Emphasis"><text:span text:style-name="T1">Howard Lincoln</text:span></text:span><text:span text:style-name="T1">, Nintendo mendekati pasar Amerika Utara yang trauma dengan sangat hati-hati namun penuh strategi:</text:span></text:p>
            <text:list xml:id="list3359347495886695032" text:style-name="L55">
              <text:list-item>
                <text:p text:style-name="P63"><text:span text:style-name="Strong_20_Emphasis"><text:span text:style-name="T1">Penyamaran dan Pemasaran sebagai 'Mainan':</text:span></text:span><text:span text:style-name="T1"> Mereka sadar betul bahwa istilah "video game" telah menjadi racun bagi pengecer dan konsumen Amerika. Oleh karena itu:</text:span></text:p>
                <text:list>
                  <text:list-item>
                    <text:p text:style-name="P242"><text:span text:style-name="Strong_20_Emphasis"><text:span text:style-name="T1">Nama &amp; Desain:</text:span></text:span><text:span text:style-name="T1"> Famicom didesain ulang total untuk pasar Barat menjadi </text:span><text:span text:style-name="Strong_20_Emphasis"><text:span text:style-name="T1">Nintendo Entertainment System (NES)</text:span></text:span><text:span text:style-name="T1">. Kata "Video Game" sengaja dihindari. Desainnya dibuat lebih </text:span><text:soft-page-break/><text:span text:style-name="T1">'dewasa' dan futuristik, menyerupai perangkat elektronik seperti VCR dengan warna abu-abu dominan dan slot kartrid di bagian depan (front-loading), berbeda drastis dari desain konsol generasi sebelumnya yang lebih mirip 'mainan'. </text:span></text:p>
                  </text:list-item>
                  <text:list-item>
                    <text:p text:style-name="P242"><text:span text:style-name="Strong_20_Emphasis"><text:span text:style-name="T1">R.O.B. si 'Kuda Troya':</text:span></text:span><text:span text:style-name="T1"> Pada peluncuran awal dan pasar uji coba (dimulai akhir 1985), NES seringkali dijual dalam bundel mahal yang menyertakan </text:span><text:span text:style-name="Strong_20_Emphasis"><text:span text:style-name="T1">R.O.B. (Robotic Operating Buddy)</text:span></text:span><text:span text:style-name="T1">, sebuah aksesori robot mainan yang bisa berinteraksi dengan beberapa game tertentu. Meskipun R.O.B. sendiri tidak terlalu sukses sebagai mainan atau periferal game, ia memainkan peran pemasaran yang krusial. Dengan adanya R.O.B., Nintendo berhasil meyakinkan </text:span><text:span text:style-name="Strong_20_Emphasis"><text:span text:style-name="T1">pengecer mainan</text:span></text:span><text:span text:style-name="T1"> (yang sangat skeptis terhadap video game pasca-crash) bahwa NES adalah sebuah </text:span><text:span text:style-name="Strong_20_Emphasis"><text:span text:style-name="T1">'mainan' canggih yang inovatif</text:span></text:span><text:span text:style-name="T1">, bukan sekadar 'konsol video game' yang sudah gagal. Ini memungkinkan NES masuk ke rak-rak toko mainan, menghindari penolakan dari toko elektronik. </text:span></text:p>
                  </text:list-item>
                </text:list>
              </text:list-item>
              <text:list-item>
                <text:p text:style-name="P63"><text:span text:style-name="Strong_20_Emphasis"><text:span text:style-name="T1">Kontrol Kualitas Super Ketat ('Nintendo Seal of Quality'):</text:span></text:span><text:span text:style-name="T1"> Belajar langsung dari kesalahan fatal Atari yang membiarkan pasar dibanjiri game berkualitas rendah, Nintendo menerapkan </text:span><text:span text:style-name="Strong_20_Emphasis"><text:span text:style-name="T1">sistem lisensi pihak ketiga yang sangat ketat dan terkontrol</text:span></text:span><text:span text:style-name="T1">, sebuah antitesis dari pendekatan sebelumnya:</text:span></text:p>
                <text:list>
                  <text:list-item>
                    <text:p text:style-name="P242"><text:span text:style-name="Strong_20_Emphasis"><text:span text:style-name="T1">Lisensi Mahal &amp; Kontrol Produksi:</text:span></text:span><text:span text:style-name="T1"> Penerbit pihak ketiga harus membayar biaya lisensi yang signifikan, dan Nintendo </text:span><text:span text:style-name="Strong_20_Emphasis"><text:span text:style-name="T1">memegang kendali penuh atas produksi semua kartrid NES</text:span></text:span><text:span text:style-name="T1">, memastikan mereka mendapatkan keuntungan dari setiap game yang terjual dan mengontrol pasokan. </text:span></text:p>
                  </text:list-item>
                  <text:list-item>
                    <text:p text:style-name="P242"><text:span text:style-name="Strong_20_Emphasis"><text:span text:style-name="T1">Pembatasan Rilis:</text:span></text:span><text:span text:style-name="T1"> Penerbit dibatasi hanya boleh merilis </text:span><text:span text:style-name="Strong_20_Emphasis"><text:span text:style-name="T1">sejumlah kecil judul game per tahun</text:span></text:span><text:span text:style-name="T1"> (misalnya, lima game), mencegah mereka membanjiri pasar dengan produk asal jadi. </text:span></text:p>
                  </text:list-item>
                  <text:list-item>
                    <text:p text:style-name="P242"><text:span text:style-name="Strong_20_Emphasis"><text:span text:style-name="T1">Persetujuan Konten:</text:span></text:span><text:span text:style-name="T1"> Semua game harus </text:span><text:span text:style-name="Strong_20_Emphasis"><text:span text:style-name="T1">diserahkan dan disetujui oleh Nintendo</text:span></text:span><text:span text:style-name="T1"> untuk memastikan standar kualitas teknis minimum terpenuhi dan kontennya dianggap sesuai (Nintendo awalnya memiliki kebijakan sensor yang cukup ketat terhadap konten kekerasan atau seksual eksplisit). </text:span></text:p>
                  </text:list-item>
                  <text:list-item>
                    <text:p text:style-name="P242"><text:soft-page-break/><text:span text:style-name="Strong_20_Emphasis"><text:span text:style-name="T1">Chip Pengunci 10NES:</text:span></text:span><text:span text:style-name="T1"> Nintendo menyertakan </text:span><text:span text:style-name="Strong_20_Emphasis"><text:span text:style-name="T1">chip pengunci (lockout chip)</text:span></text:span><text:span text:style-name="T1"> bernama 10NES di dalam konsol NES dan chip 'kunci' yang sesuai di setiap kartrid berlisensi resmi. Sistem ini </text:span><text:span text:style-name="Strong_20_Emphasis"><text:span text:style-name="T1">mencegah game bajakan atau game yang tidak berlisensi</text:span></text:span><text:span text:style-name="T1"> berjalan di konsol NES, memberikan Nintendo kontrol penuh atas ekosistem perangkat lunaknya. </text:span></text:p>
                  </text:list-item>
                  <text:list-item>
                    <text:p text:style-name="P63"><text:span text:style-name="Strong_20_Emphasis"><text:span text:style-name="T1">'Nintendo Seal of Quality':</text:span></text:span><text:span text:style-name="T1"> Logo segel emas ini dicantumkan di setiap kemasan game dan perangkat keras berlisensi. Meskipun secara teknis hanya menjamin bahwa produk tersebut berlisensi resmi dan memenuhi standar teknis Nintendo (bukan jaminan subjektif bahwa game itu bagus), logo ini menjadi </text:span><text:span text:style-name="Strong_20_Emphasis"><text:span text:style-name="T1">simbol kepercayaan</text:span></text:span><text:span text:style-name="T1"> bagi konsumen dan pengecer bahwa mereka tidak akan membeli produk 'sampah' seperti di era Atari. Ini adalah langkah krusial untuk membangun kembali kepercayaan pasar. </text:span></text:p>
                  </text:list-item>
                </text:list>
              </text:list-item>
            </text:list>
            <text:p text:style-name="P22"><text:span text:style-name="Strong_20_Emphasis"><text:span text:style-name="T1">Kekuatan Konten Unggulan ('Killer Apps'):</text:span></text:span></text:p>
            <text:p text:style-name="P22"><text:span text:style-name="T1">Strategi bisnis yang cerdik ini didukung oleh fondasi terpenting: </text:span><text:span text:style-name="Strong_20_Emphasis"><text:span text:style-name="T1">kualitas game yang luar biasa</text:span></text:span><text:span text:style-name="T1">, baik dari Nintendo sendiri (first-party) maupun dari mitra pihak ketiga terpilih:</text:span></text:p>
            <text:list xml:id="list1037270719692447853" text:style-name="L56">
              <text:list-item>
                <text:p text:style-name="P243"><text:span text:style-name="Emphasis"><text:span text:style-name="Strong_20_Emphasis"><text:span text:style-name="T1">Super Mario Bros. (1985):</text:span></text:span></text:span><text:span text:style-name="T1"> Seringkali dibundel dengan NES, game karya Shigeru Miyamoto ini adalah sebuah </text:span><text:span text:style-name="Strong_20_Emphasis"><text:span text:style-name="T1">mahakarya revolusioner</text:span></text:span><text:span text:style-name="T1">. Ia mendefinisikan ulang genre </text:span><text:span text:style-name="Strong_20_Emphasis"><text:span text:style-name="T1">platformer side-scrolling</text:span></text:span><text:span text:style-name="T1"> dengan kontrol yang sangat presisi, desain level yang penuh rahasia dan kejutan, grafis yang cerah dan menarik, serta musik dan efek suara yang ikonik. </text:span><text:span text:style-name="Emphasis"><text:span text:style-name="T1">Super Mario Bros.</text:span></text:span><text:span text:style-name="T1"> menjadi fenomena budaya global, terjual puluhan juta kopi, dan merupakan </text:span><text:span text:style-name="Strong_20_Emphasis"><text:span text:style-name="T1">alasan utama</text:span></text:span><text:span text:style-name="T1"> mengapa banyak orang membeli NES. </text:span></text:p>
              </text:list-item>
              <text:list-item>
                <text:p text:style-name="P243"><text:span text:style-name="Emphasis"><text:span text:style-name="Strong_20_Emphasis"><text:span text:style-name="T1">The Legend of Zelda (1986):</text:span></text:span></text:span><text:span text:style-name="T1"> Game ambisius lainnya dari Miyamoto, </text:span><text:span text:style-name="Emphasis"><text:span text:style-name="T1">Zelda</text:span></text:span><text:span text:style-name="T1"> </text:span><text:span text:style-name="Strong_20_Emphasis"><text:span text:style-name="T1">mempelopori genre action-adventure</text:span></text:span><text:span text:style-name="T1"> di konsol. Ia menawarkan dunia fantasi </text:span><text:span text:style-name="Strong_20_Emphasis"><text:span text:style-name="T1">non-linear yang luas</text:span></text:span><text:span text:style-name="T1"> untuk dijelajahi, dungeon-dungeon penuh teka-teki, sistem inventori item yang progresif, dan yang paling inovatif saat itu, </text:span><text:span text:style-name="Strong_20_Emphasis"><text:span text:style-name="T1">kemampuan untuk menyimpan kemajuan permainan (save game)</text:span></text:span><text:span text:style-name="T1"> langsung di dalam kartrid berkat baterai internal. Ini memungkinkan pengalaman bermain yang jauh lebih panjang dan mendalam. Kartrid emasnya </text:span><text:soft-page-break/><text:span text:style-name="T1">yang unik juga menambah kesan premium. </text:span></text:p>
              </text:list-item>
              <text:list-item>
                <text:p text:style-name="P64"><text:span text:style-name="Strong_20_Emphasis"><text:span text:style-name="T1">Perpustakaan Berkualitas:</text:span></text:span><text:span text:style-name="T1"> Selain dua raksasa tersebut, NES memiliki banyak game berkualitas tinggi lainnya yang membangun reputasinya, seperti </text:span><text:span text:style-name="Emphasis"><text:span text:style-name="T1">Metroid</text:span></text:span><text:span text:style-name="T1"> (non-linear platformer), </text:span><text:span text:style-name="Emphasis"><text:span text:style-name="T1">Kid Icarus</text:span></text:span><text:span text:style-name="T1">, serta dukungan kuat dari pihak ketiga seperti Capcom (</text:span><text:span text:style-name="Emphasis"><text:span text:style-name="T1">Mega Man</text:span></text:span><text:span text:style-name="T1"> series), Konami (</text:span><text:span text:style-name="Emphasis"><text:span text:style-name="T1">Castlevania</text:span></text:span><text:span text:style-name="T1"> series, </text:span><text:span text:style-name="Emphasis"><text:span text:style-name="T1">Contra</text:span></text:span><text:span text:style-name="T1">), Square (</text:span><text:span text:style-name="Emphasis"><text:span text:style-name="T1">Final Fantasy</text:span></text:span><text:span text:style-name="T1"> pertama, yang menyelamatkan perusahaan tersebut dari kebangkrutan), dan Enix (</text:span><text:span text:style-name="Emphasis"><text:span text:style-name="T1">Dragon Quest</text:span></text:span><text:span text:style-name="T1">, yang menjadi fenomena nasional di Jepang). </text:span></text:p>
              </text:list-item>
            </text:list>
            <text:p text:style-name="P22"><text:span text:style-name="Strong_20_Emphasis"><text:span text:style-name="T1">Hasil Akhir: Kebangkitan Industri:</text:span></text:span></text:p>
            <text:p text:style-name="P22"><text:span text:style-name="T1">Kombinasi sempurna antara strategi pemasaran yang cerdik dan berani, kontrol kualitas yang ketat yang memulihkan kepercayaan, serta jajaran game-game berkualitas tinggi yang inovatif dan sangat menarik, terbukti menjadi formula kemenangan. Nintendo tidak hanya berhasil memasuki pasar Amerika Utara yang hancur; mereka secara efektif </text:span><text:span text:style-name="Strong_20_Emphasis"><text:span text:style-name="T1">membangkitkan kembali industri konsol video game rumahan dari kematian klinis</text:span></text:span><text:span text:style-name="T1">. NES mendominasi pasar secara absolut sepanjang sisa dekade 1980-an, menetapkan standar baru bagi industri, dan menjadikan Nintendo nama besar yang identik dengan video game bagi satu generasi.</text:span></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3.3 (Pesaing Mulai Bangkit).</text:span></text:p>
          </text:section>
          <text:section text:style-name="Sect1" text:name="feedback-form-34">
            <text:p text:style-name="P175"/>
          </text:section>
        </text:section>
        <text:section text:style-name="Sect1" text:name="8e914c00574a95c2">
          <text:p text:style-name="P1"/>
          <text:section text:style-name="Sect1" text:name="user-query-content-35">
            <text:p text:style-name="P356">yax </text:p>
          </text:section>
          <text:p text:style-name="P175">Tampilkan alur berpikir</text:p>
          <text:section text:style-name="Sect2" text:name="model-response-message-contentr_8e914c00574a95c2">
            <text:p text:style-name="P22"><text:span text:style-name="T1">Baik, meskipun Nintendo berhasil mendominasi pasar konsol Amerika Utara pasca-kehancuran, penting untuk diingat bahwa lanskap gaming global pada akhir 1980-an lebih kompleks. Nintendo tidak sendirian. Berikut adalah pembahasan mendalam untuk </text:span><text:span text:style-name="Strong_20_Emphasis"><text:span text:style-name="T1">Subbab 3.3: Pesaing Mulai Bangkit</text:span></text:span><text:span text:style-name="T1">.</text:span></text:p>
            <text:p text:style-name="P359"/>
            <text:p text:style-name="P22"><text:span text:style-name="Strong_20_Emphasis"><text:span text:style-name="T1">(Jawaban untuk Prompt Isi Mendalam Subbab 3.3)</text:span></text:span></text:p>
            <text:p text:style-name="P1">Dominasi Nintendo Entertainment System (NES) di Amerika Utara memang <text:soft-page-break/>fenomenal, namun di panggung global, pemain lain berusaha merebut pangsa pasar dan menawarkan alternatif bagi para gamer. Dua kekuatan utama yang patut dicatat adalah rival abadi Nintendo, Sega, dan pasar komputer rumahan yang tetap bertahan kuat, terutama di Eropa.</text:p>
            <text:p text:style-name="P22"><text:span text:style-name="Strong_20_Emphasis"><text:span text:style-name="T1">1. Tantangan Awal dari Sega: Sega Master System (1986)</text:span></text:span></text:p>
            <text:list xml:id="list5883834695622498352" text:style-name="L57">
              <text:list-item>
                <text:p text:style-name="P244"><text:span text:style-name="Strong_20_Emphasis"><text:span text:style-name="T1">Latar Belakang Sega:</text:span></text:span><text:span text:style-name="T1"> Sega, sama seperti Nintendo, memiliki akar yang kuat di industri game arkade (dengan hits seperti </text:span><text:span text:style-name="Emphasis"><text:span text:style-name="T1">Zaxxon</text:span></text:span><text:span text:style-name="T1"> dan </text:span><text:span text:style-name="Emphasis"><text:span text:style-name="T1">Out Run</text:span></text:span><text:span text:style-name="T1">) dan telah meluncurkan konsol rumahan pertamanya, SG-1000, di Jepang pada tahun 1983 (bersamaan dengan Famicom). Setelah SG-1000, mereka merilis Sega Mark III di Jepang pada tahun 1985, yang kemudian didesain ulang dan diluncurkan di Amerika Utara pada tahun 1986 sebagai </text:span><text:span text:style-name="Strong_20_Emphasis"><text:span text:style-name="T1">Sega Master System</text:span></text:span><text:span text:style-name="T1">. Sega diposisikan sebagai penantang utama dominasi Nintendo. </text:span></text:p>
              </text:list-item>
              <text:list-item>
                <text:p text:style-name="P244"><text:span text:style-name="Strong_20_Emphasis"><text:span text:style-name="T1">Perbandingan dengan NES:</text:span></text:span><text:span text:style-name="T1"> Secara teknis, Master System dalam beberapa aspek </text:span><text:span text:style-name="Strong_20_Emphasis"><text:span text:style-name="T1">lebih unggul</text:span></text:span><text:span text:style-name="T1"> daripada NES. Ia mampu menampilkan </text:span><text:span text:style-name="Strong_20_Emphasis"><text:span text:style-name="T1">palet warna yang lebih luas</text:span></text:span><text:span text:style-name="T1"> dan resolusi yang sedikit lebih tinggi, menghasilkan grafis yang seringkali terlihat lebih cerah dan detail. CPU-nya (Zilog Z80 8-bit) sedikit lebih lambat daripada CPU NES, namun kemampuan grafisnya dianggap lebih baik oleh banyak pihak. Sega juga sempat bereksperimen dengan kacamata 3D (SegaScope 3-D) untuk beberapa game. </text:span></text:p>
              </text:list-item>
              <text:list-item>
                <text:p text:style-name="P244"><text:span text:style-name="Strong_20_Emphasis"><text:span text:style-name="T1">Perjuangan di Amerika Utara:</text:span></text:span><text:span text:style-name="T1"> Meskipun memiliki perangkat keras yang mumpuni, Master System </text:span><text:span text:style-name="Strong_20_Emphasis"><text:span text:style-name="T1">sangat kesulitan bersaing</text:span></text:span><text:span text:style-name="T1"> dengan NES di pasar krusial Amerika Utara. Faktor utamanya adalah </text:span><text:span text:style-name="Strong_20_Emphasis"><text:span text:style-name="T1">praktik lisensi pihak ketiga Nintendo yang sangat agresif dan restriktif</text:span></text:span><text:span text:style-name="T1">. Nintendo seringkali menuntut eksklusivitas dari para developer dan publisher game, melarang mereka merilis game-game populer mereka (yang sudah sukses di NES) untuk platform pesaing seperti Master System. Akibatnya, Master System kekurangan dukungan game dari nama-nama besar pihak ketiga yang sangat penting untuk menarik minat konsumen di Amerika Utara. Strategi pemasaran awal yang kurang efektif oleh distributor pihak ketiga (Tonka) juga tidak membantu. </text:span></text:p>
              </text:list-item>
              <text:list-item>
                <text:p text:style-name="P244"><text:span text:style-name="Strong_20_Emphasis"><text:span text:style-name="T1">Sukses di Wilayah Lain:</text:span></text:span><text:span text:style-name="T1"> Nasib Master System sangat berbeda di luar Amerika Utara. Di </text:span><text:span text:style-name="Strong_20_Emphasis"><text:span text:style-name="T1">Eropa</text:span></text:span><text:span text:style-name="T1"> dan </text:span><text:span text:style-name="Strong_20_Emphasis"><text:span text:style-name="T1">Australia</text:span></text:span><text:span text:style-name="T1">, di mana pengaruh dan </text:span><text:soft-page-break/><text:span text:style-name="T1">praktik lisensi Nintendo tidak seketat di AS, Master System meraih </text:span><text:span text:style-name="Strong_20_Emphasis"><text:span text:style-name="T1">kesuksesan yang jauh lebih signifikan</text:span></text:span><text:span text:style-name="T1">, bersaing ketat dengan NES dan bahkan menjadi pemimpin pasar di beberapa negara. Di </text:span><text:span text:style-name="Strong_20_Emphasis"><text:span text:style-name="T1">Brasil</text:span></text:span><text:span text:style-name="T1">, berkat distribusi dan dukungan jangka panjang oleh mitra lokal </text:span><text:span text:style-name="Strong_20_Emphasis"><text:span text:style-name="T1">Tec Toy</text:span></text:span><text:span text:style-name="T1">, Master System menjadi fenomena budaya yang bertahan sangat lama, bahkan terus mendapatkan game baru hingga bertahun-tahun setelah produksinya dihentikan di wilayah lain. </text:span></text:p>
              </text:list-item>
              <text:list-item>
                <text:p text:style-name="P244"><text:span text:style-name="Strong_20_Emphasis"><text:span text:style-name="T1">Game-Game Kunci:</text:span></text:span><text:span text:style-name="T1"> Meskipun kesulitan mendapatkan dukungan pihak ketiga di AS, Master System memiliki beberapa game </text:span><text:span text:style-name="Emphasis"><text:span text:style-name="T1">first-party</text:span></text:span><text:span text:style-name="T1"> dan eksklusif yang solid dan dikenang, seperti </text:span><text:span text:style-name="Emphasis"><text:span text:style-name="T1">Alex Kidd in Miracle World</text:span></text:span><text:span text:style-name="T1"> (yang sempat menjadi maskot tidak resmi Sega sebelum Sonic), seri </text:span><text:span text:style-name="Emphasis"><text:span text:style-name="T1">Wonder Boy</text:span></text:span><text:span text:style-name="T1">, RPG perintis </text:span><text:span text:style-name="Emphasis"><text:span text:style-name="T1">Phantasy Star</text:span></text:span><text:span text:style-name="T1">, </text:span><text:span text:style-name="Emphasis"><text:span text:style-name="T1">Shinobi</text:span></text:span><text:span text:style-name="T1">, </text:span><text:span text:style-name="Emphasis"><text:span text:style-name="T1">Hang-On</text:span></text:span><text:span text:style-name="T1">, dan </text:span><text:span text:style-name="Emphasis"><text:span text:style-name="T1">Out Run</text:span></text:span><text:span text:style-name="T1">. </text:span></text:p>
              </text:list-item>
              <text:list-item>
                <text:p text:style-name="P65"><text:span text:style-name="Strong_20_Emphasis"><text:span text:style-name="T1">Meletakkan Dasar Persaingan:</text:span></text:span><text:span text:style-name="T1"> Meskipun gagal menggoyahkan dominasi NES di Amerika Utara, kehadiran Master System sangat penting. Ia </text:span><text:span text:style-name="Strong_20_Emphasis"><text:span text:style-name="T1">mengukuhkan posisi Sega sebagai rival utama Nintendo</text:span></text:span><text:span text:style-name="T1"> dan memberikan mereka pelajaran berharga yang akan digunakan dalam serangan mereka yang jauh lebih sukses dan agresif di generasi konsol berikutnya (16-bit), memicu 'Perang Konsol' legendaris yang akan dibahas di Bab 4. </text:span></text:p>
              </text:list-item>
            </text:list>
            <text:p text:style-name="P22"><text:span text:style-name="Strong_20_Emphasis"><text:span text:style-name="T1">2. Alternatif Komputer Rumahan yang Bertahan Kuat:</text:span></text:span></text:p>
            <text:p text:style-name="P22"><text:span text:style-name="T1">Di saat konsol bangkit kembali di Amerika Utara, pasar </text:span><text:span text:style-name="Strong_20_Emphasis"><text:span text:style-name="T1">komputer rumahan 8-bit</text:span></text:span><text:span text:style-name="T1"> terus berkembang pesat, terutama di </text:span><text:span text:style-name="Strong_20_Emphasis"><text:span text:style-name="T1">Eropa</text:span></text:span><text:span text:style-name="T1">. Platform seperti </text:span><text:span text:style-name="Strong_20_Emphasis"><text:span text:style-name="T1">Commodore 64 (C64)</text:span></text:span><text:span text:style-name="T1"> (yang juga sangat populer di AS) dan </text:span><text:span text:style-name="Strong_20_Emphasis"><text:span text:style-name="T1">Sinclair ZX Spectrum</text:span></text:span><text:span text:style-name="T1"> (dominan di Inggris Raya) tetap menjadi pilihan utama bagi banyak gamer dan keluarga karena beberapa alasan:</text:span></text:p>
            <text:list xml:id="list6359983123088900124" text:style-name="L58">
              <text:list-item>
                <text:p text:style-name="P245"><text:span text:style-name="Strong_20_Emphasis"><text:span text:style-name="T1">Keterjangkauan dan Fleksibilitas:</text:span></text:span><text:span text:style-name="T1"> Komputer rumahan seringkali menawarkan </text:span><text:span text:style-name="Strong_20_Emphasis"><text:span text:style-name="T1">nilai lebih</text:span></text:span><text:span text:style-name="T1"> karena selain bisa memainkan game, ia juga bisa digunakan untuk </text:span><text:span text:style-name="Strong_20_Emphasis"><text:span text:style-name="T1">belajar pemrograman (seringkali dengan bahasa BASIC bawaan), mengetik tugas, atau fungsi produktivitas lainnya</text:span></text:span><text:span text:style-name="T1">. Harganya pun seringkali lebih kompetitif dibandingkan membeli konsol ditambah beberapa kartrid game. </text:span></text:p>
              </text:list-item>
              <text:list-item>
                <text:p text:style-name="P245"><text:span text:style-name="Strong_20_Emphasis"><text:span text:style-name="T1">Platform Terbuka:</text:span></text:span><text:span text:style-name="T1"> Berbeda dengan ekosistem konsol yang sangat terkontrol (terutama NES), komputer rumahan adalah </text:span><text:span text:style-name="Strong_20_Emphasis"><text:span text:style-name="T1">platform yang relatif terbuka</text:span></text:span><text:span text:style-name="T1">. Siapa saja bisa membuat dan mendistribusikan </text:span><text:soft-page-break/><text:span text:style-name="T1">perangkat lunak untuk C64 atau Spectrum, seringkali melalui </text:span><text:span text:style-name="Strong_20_Emphasis"><text:span text:style-name="T1">media kaset atau disket</text:span></text:span><text:span text:style-name="T1"> yang murah. Hal ini mendorong lahirnya </text:span><text:span text:style-name="Strong_20_Emphasis"><text:span text:style-name="T1">kancah developer independen yang sangat hidup ('bedroom coders')</text:span></text:span><text:span text:style-name="T1"> di Eropa, menghasilkan ribuan game inovatif dan eksperimental. Sisi negatifnya, keterbukaan ini juga memfasilitasi </text:span><text:span text:style-name="Strong_20_Emphasis"><text:span text:style-name="T1">pembajakan perangkat lunak</text:span></text:span><text:span text:style-name="T1"> dalam skala besar. </text:span></text:p>
              </text:list-item>
              <text:list-item>
                <text:p text:style-name="P66"><text:span text:style-name="Strong_20_Emphasis"><text:span text:style-name="T1">Lanskap Game yang Berbeda:</text:span></text:span><text:span text:style-name="T1"> Jenis game yang populer di komputer rumahan seringkali berbeda dari fokus utama NES (yang awalnya banyak diisi game aksi cepat dan platformer turunan arkade). Komputer rumahan menjadi 'rumah' bagi genre-genre yang lebih kompleks atau membutuhkan input keyboard: </text:span><text:span text:style-name="Strong_20_Emphasis"><text:span text:style-name="T1">RPG</text:span></text:span><text:span text:style-name="T1"> yang mendalam (seri </text:span><text:span text:style-name="Emphasis"><text:span text:style-name="T1">Ultima</text:span></text:span><text:span text:style-name="T1">, </text:span><text:span text:style-name="Emphasis"><text:span text:style-name="T1">Wizardry</text:span></text:span><text:span text:style-name="T1">), </text:span><text:span text:style-name="Strong_20_Emphasis"><text:span text:style-name="T1">game strategi</text:span></text:span><text:span text:style-name="T1"> (awal mula genre </text:span><text:span text:style-name="Emphasis"><text:span text:style-name="T1">god game</text:span></text:span><text:span text:style-name="T1"> atau simulasi perang), </text:span><text:span text:style-name="Strong_20_Emphasis"><text:span text:style-name="T1">simulasi</text:span></text:span><text:span text:style-name="T1"> (penerbangan, bisnis), </text:span><text:span text:style-name="Strong_20_Emphasis"><text:span text:style-name="T1">game petualangan berbasis teks (text adventures)</text:span></text:span><text:span text:style-name="T1">, dan kemudian </text:span><text:span text:style-name="Strong_20_Emphasis"><text:span text:style-name="T1">petualangan grafis (graphical adventures)</text:span></text:span><text:span text:style-name="T1">. </text:span></text:p>
              </text:list-item>
            </text:list>
            <text:p text:style-name="P22"><text:span text:style-name="T1">Pasar komputer rumahan dan pasar konsol yang bangkit kembali sebagian besar </text:span><text:span text:style-name="Strong_20_Emphasis"><text:span text:style-name="T1">hidup berdampingan (co-existed)</text:span></text:span><text:span text:style-name="T1"> pada akhir 1980-an. Meskipun ada persaingan dalam memperebutkan waktu dan uang konsumen, mereka seringkali melayani audiens atau preferensi genre yang sedikit berbeda, dengan komputer rumahan mempertahankan identitasnya yang kuat dan berbeda, khususnya di benua Eropa.</text:span></text:p>
            <text:p text:style-name="P359"/>
            <text:p text:style-name="P22"><text:span text:style-name="T1">Ini adalah prompt terakhir untuk Bab 3. Saya akan menunggu perintah </text:span><text:span text:style-name="Strong_20_Emphasis"><text:span text:style-name="T1">"YAX"</text:span></text:span><text:span text:style-name="T1"> dari Anda untuk melanjutkan ke prompt pertama dari Bab 4 (Pengantar Bab 4).</text:span></text:p>
          </text:section>
          <text:section text:style-name="Sect1" text:name="feedback-form-35">
            <text:p text:style-name="P175"/>
          </text:section>
        </text:section>
        <text:section text:style-name="Sect1" text:name="f60902c015823a1b">
          <text:p text:style-name="P1"/>
          <text:section text:style-name="Sect1" text:name="user-query-content-36">
            <text:p text:style-name="P356">yax </text:p>
          </text:section>
          <text:p text:style-name="P175">Tampilkan alur berpikir</text:p>
          <text:section text:style-name="Sect2" text:name="model-response-message-contentr_f60902c015823a1b">
            <text:p text:style-name="P22"><text:span text:style-name="T1">Baik, kita beralih ke </text:span><text:span text:style-name="Strong_20_Emphasis"><text:span text:style-name="T1">Bab 4: Perang Konsol dan Kebangkitan PC Gaming (Akhir 1980-an - Pertengahan 1990-an)</text:span></text:span><text:span text:style-name="T1">. Berikut adalah jawaban untuk prompt pengantar bab ini:</text:span></text:p>
            <text:p text:style-name="P359"/>
            <text:p text:style-name="P22"><text:soft-page-break/><text:span text:style-name="Strong_20_Emphasis"><text:span text:style-name="T1">(Jawaban untuk Prompt Pengantar Bab 4)</text:span></text:span></text:p>
            <text:p text:style-name="P1">Era dominasi nyaris mutlak Nintendo dengan NES, yang menjadi penutup Bab 3, ternyata tidak berlangsung selamanya. Memasuki penghujung dekade 1980-an dan menyambut awal 1990-an, lanskap industri game mulai bergeser menuju era persaingan yang jauh lebih sengit dan terbuka. Fondasi persaingan antara Nintendo dan Sega yang telah diletakkan di generasi 8-bit kini siap meledak menjadi konflik besar-besaran.</text:p>
            <text:p text:style-name="P22"><text:span text:style-name="T1">Bab ini akan membawa Anda ke jantung </text:span><text:span text:style-name="Strong_20_Emphasis"><text:span text:style-name="T1">'Perang Konsol' (Console War)</text:span></text:span><text:span text:style-name="T1"> pertama yang sesungguhnya, sebuah periode ikonik yang didorong oleh </text:span><text:span text:style-name="Strong_20_Emphasis"><text:span text:style-name="T1">lompatan teknologi ke era 16-bit</text:span></text:span><text:span text:style-name="T1">. Pertarungan head-to-head antara </text:span><text:span text:style-name="Strong_20_Emphasis"><text:span text:style-name="T1">Nintendo</text:span></text:span><text:span text:style-name="T1"> dengan Super Nintendo Entertainment System (SNES) barunya melawan </text:span><text:span text:style-name="Strong_20_Emphasis"><text:span text:style-name="T1">Sega</text:span></text:span><text:span text:style-name="T1"> yang lebih dulu menyerang dengan Genesis (dikenal sebagai Mega Drive di luar Amerika Utara) akan mendefinisikan budaya gaming di awal dekade 90-an, lengkap dengan maskot yang saling beradu (Mario vs. Sonic) dan kampanye pemasaran yang agresif.</text:span></text:p>
            <text:p text:style-name="P22"><text:span text:style-name="T1">Namun, medan pertempuran tidak hanya berkecamuk di ranah konsol. Secara paralel, terjadi sebuah evolusi penting lainnya. </text:span><text:span text:style-name="Strong_20_Emphasis"><text:span text:style-name="T1">Personal Computer (PC)</text:span></text:span><text:span text:style-name="T1">, yang di era sebelumnya mungkin lebih sering dilihat sebagai platform alternatif, rumah bagi genre-genre 'serius' seperti simulasi dan strategi, atau sekadar mesin serbaguna, mulai </text:span><text:span text:style-name="Strong_20_Emphasis"><text:span text:style-name="T1">menemukan jati dirinya sebagai platform gaming yang matang, kuat, dan sangat inovatif</text:span></text:span><text:span text:style-name="T1">. Didorong oleh kemajuan pesat dalam teknologi kartu grafis (VGA) dan kartu suara (Sound Blaster), serta lahirnya genre-genre baru yang revolusioner seperti </text:span><text:span text:style-name="Emphasis"><text:span text:style-name="T1">first-person shooter</text:span></text:span><text:span text:style-name="T1"> (FPS) modern, PC mengukuhkan posisinya sebagai kekuatan yang berbeda dan tak bisa diremehkan dalam ekosistem gaming.</text:span></text:p>
            <text:p text:style-name="P22"><text:span text:style-name="T1">Oleh karena itu, bab ini akan menjelajahi </text:span><text:span text:style-name="Strong_20_Emphasis"><text:span text:style-name="T1">dua narasi besar yang berjalan beriringan</text:span></text:span><text:span text:style-name="T1">:</text:span></text:p>
            <text:list xml:id="list4424399832527563342" text:style-name="L59">
              <text:list-item>
                <text:p text:style-name="P191">Intensitas pertarungan supremasi antara raksasa konsol 16-bit. </text:p>
              </text:list-item>
              <text:list-item>
                <text:p text:style-name="P17">Kebangkitan dan pematangan PC sebagai platform gaming yang unik dan berpengaruh. </text:p>
              </text:list-item>
            </text:list>
            <text:p text:style-name="P22"><text:span text:style-name="T1">Kita juga akan sedikit menyinggung </text:span><text:span text:style-name="Strong_20_Emphasis"><text:span text:style-name="T1">eksperimen-eksperimen awal</text:span></text:span><text:span text:style-name="T1"> dengan teknologi </text:span><text:span text:style-name="Strong_20_Emphasis"><text:span text:style-name="T1">CD-ROM</text:span></text:span><text:span text:style-name="T1"> yang mulai muncul di penghujung era ini, sebuah teknologi yang menjanjikan kapasitas penyimpanan masif dan pengalaman 'multimedia', yang kelak akan menjadi standar di generasi berikutnya. </text:span><text:soft-page-break/><text:span text:style-name="T1">Bersiaplah memasuki salah satu periode paling dinamis dan kompetitif dalam sejarah game komputer.</text:span></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4.1 (Era 16-Bit: Pertarungan Super NES vs Sega Genesis/Mega Drive).</text:span></text:p>
          </text:section>
          <text:section text:style-name="Sect1" text:name="feedback-form-36">
            <text:p text:style-name="P175"/>
          </text:section>
        </text:section>
        <text:section text:style-name="Sect1" text:name="2b9a473d6a45f779">
          <text:p text:style-name="P1"/>
          <text:section text:style-name="Sect1" text:name="user-query-content-37">
            <text:p text:style-name="P356">yax </text:p>
          </text:section>
          <text:p text:style-name="P175">Tampilkan alur berpikir</text:p>
          <text:section text:style-name="Sect2" text:name="model-response-message-contentr_2b9a473d6a45f779">
            <text:p text:style-name="P22"><text:span text:style-name="T1">Baik, mari kita selami </text:span><text:span text:style-name="Strong_20_Emphasis"><text:span text:style-name="T1">Subbab 4.1: Era 16-Bit: Pertarungan Super NES vs Sega Genesis/Mega Drive</text:span></text:span><text:span text:style-name="T1">, sebuah periode yang sering dianggap sebagai salah satu zaman keemasan dan paling kompetitif dalam sejarah konsol game.</text:span></text:p>
            <text:p text:style-name="P359"/>
            <text:p text:style-name="P22"><text:span text:style-name="Strong_20_Emphasis"><text:span text:style-name="T1">(Jawaban untuk Prompt Isi Mendalam Subbab 4.1)</text:span></text:span></text:p>
            <text:p text:style-name="P22"><text:span text:style-name="T1">Jika era 8-bit ditandai oleh dominasi Nintendo pasca-kehancuran, maka era berikutnya, yang didorong oleh lompatan teknologi ke </text:span><text:span text:style-name="Strong_20_Emphasis"><text:span text:style-name="T1">arsitektur 16-bit</text:span></text:span><text:span text:style-name="T1">, adalah tentang persaingan sengit yang melegenda. Ini adalah panggung 'Perang Konsol' pertama yang sesungguhnya, sebuah pertarungan epik memperebutkan hati dan dompet para gamer di seluruh dunia, terutama antara dua raksasa Jepang: Nintendo dan Sega.</text:span></text:p>
            <text:p text:style-name="P22"><text:span text:style-name="Strong_20_Emphasis"><text:span text:style-name="T1">Para Petarung Utama:</text:span></text:span></text:p>
            <text:list xml:id="list7513948656334179755" text:style-name="L60">
              <text:list-item>
                <text:p text:style-name="P246"><text:span text:style-name="Strong_20_Emphasis"><text:span text:style-name="T1">Sega Genesis (Mega Drive di luar Amerika Utara):</text:span></text:span><text:span text:style-name="T1"> Diluncurkan lebih awal (1988 di Jepang, 1989 di Amerika Utara), Sega mengambil langkah agresif dengan Genesis. Ditenagai oleh </text:span><text:span text:style-name="Strong_20_Emphasis"><text:span text:style-name="T1">CPU Motorola 68000</text:span></text:span><text:span text:style-name="T1"> yang relatif cepat (chip yang sama digunakan di komputer Apple Macintosh dan Amiga), Genesis diposisikan sebagai konsol yang lebih </text:span><text:span text:style-name="Strong_20_Emphasis"><text:span text:style-name="T1">'keren', lebih 'dewasa', dan lebih cepat</text:span></text:span><text:span text:style-name="T1"> dibandingkan NES 8-bit. Keunggulan peluncuran awal ini, ditambah strategi pemasaran yang cerdas, memberikannya pijakan yang kuat, terutama di pasar Amerika Utara dan Eropa. </text:span></text:p>
              </text:list-item>
              <text:list-item>
                <text:p text:style-name="P246"><text:soft-page-break/><text:span text:style-name="Strong_20_Emphasis"><text:span text:style-name="T1">Super Nintendo Entertainment System (SNES / Super Famicom di Jepang):</text:span></text:span><text:span text:style-name="T1"> Nintendo merespons lebih lambat, meluncurkan SNES pada tahun 1990 di Jepang dan 1991 di Amerika Utara. Meskipun </text:span><text:span text:style-name="Strong_20_Emphasis"><text:span text:style-name="T1">CPU utamanya (Ricoh 5A22)</text:span></text:span><text:span text:style-name="T1"> secara teknis sedikit lebih lambat daripada 68000 milik Genesis dalam hal clock speed, SNES unggul dalam </text:span><text:span text:style-name="Strong_20_Emphasis"><text:span text:style-name="T1">kemampuan grafis dan suara</text:span></text:span><text:span text:style-name="T1">. Ia mampu menampilkan </text:span><text:span text:style-name="Strong_20_Emphasis"><text:span text:style-name="T1">lebih banyak warna secara bersamaan di layar</text:span></text:span><text:span text:style-name="T1">, memiliki efek </text:span><text:span text:style-name="Strong_20_Emphasis"><text:span text:style-name="T1">transparansi</text:span></text:span><text:span text:style-name="T1"> perangkat keras, kemampuan </text:span><text:span text:style-name="Strong_20_Emphasis"><text:span text:style-name="T1">scaling dan rotasi sprite</text:span></text:span><text:span text:style-name="T1"> yang canggih (dikenal sebagai </text:span><text:span text:style-name="Strong_20_Emphasis"><text:span text:style-name="T1">'Mode 7'</text:span></text:span><text:span text:style-name="T1">, terkenal digunakan di game seperti </text:span><text:span text:style-name="Emphasis"><text:span text:style-name="T1">F-Zero</text:span></text:span><text:span text:style-name="T1"> dan </text:span><text:span text:style-name="Emphasis"><text:span text:style-name="T1">Super Mario Kart</text:span></text:span><text:span text:style-name="T1">), serta dilengkapi </text:span><text:span text:style-name="Strong_20_Emphasis"><text:span text:style-name="T1">chip suara Sony SPC700</text:span></text:span><text:span text:style-name="T1"> yang sangat superior, menghasilkan kualitas audio yang jauh melampaui Genesis. Secara umum, game-game SNES seringkali dianggap memiliki nilai produksi yang lebih tinggi dan polesan teknis yang lebih halus. </text:span></text:p>
              </text:list-item>
              <text:list-item>
                <text:p text:style-name="P67"><text:span text:style-name="Strong_20_Emphasis"><text:span text:style-name="T1">Pemain Lain:</text:span></text:span><text:span text:style-name="T1"> Meskipun pertarungan utama adalah antara Sega dan Nintendo, perlu disebut juga </text:span><text:span text:style-name="Strong_20_Emphasis"><text:span text:style-name="T1">NEC TurboGrafx-16 (PC Engine di Jepang)</text:span></text:span><text:span text:style-name="T1">. Konsol ini sebenarnya diluncurkan lebih awal dari Genesis di Jepang dan cukup sukses di sana, namun kesulitan mendapatkan pangsa pasar signifikan secara global meskipun memiliki beberapa game berkualitas dan menjadi pionir dalam menggunakan add-on CD-ROM. </text:span></text:p>
              </text:list-item>
            </text:list>
            <text:p text:style-name="P22"><text:span text:style-name="Strong_20_Emphasis"><text:span text:style-name="T1">Medan Perang Pemasaran yang Ikonik:</text:span></text:span></text:p>
            <text:p text:style-name="P22"><text:span text:style-name="T1">Persaingan 16-bit tidak hanya terjadi di ranah teknologi dan game, tetapi juga di medan perang </text:span><text:span text:style-name="Strong_20_Emphasis"><text:span text:style-name="T1">pemasaran</text:span></text:span><text:span text:style-name="T1"> yang sangat agresif dan berkesan:</text:span></text:p>
            <text:list xml:id="list3808092325206630854" text:style-name="L61">
              <text:list-item>
                <text:p text:style-name="P247"><text:span text:style-name="Strong_20_Emphasis"><text:span text:style-name="T1">Strategi Agresif Sega:</text:span></text:span><text:span text:style-name="T1"> Di bawah kepemimpinan </text:span><text:span text:style-name="Strong_20_Emphasis"><text:span text:style-name="T1">Tom Kalinske</text:span></text:span><text:span text:style-name="T1"> di Sega of America, Sega melancarkan kampanye pemasaran yang menyerang langsung Nintendo. Slogan ikonik </text:span><text:span text:style-name="Strong_20_Emphasis"><text:span text:style-name="T1">"Genesis does what Nintendon't"</text:span></text:span><text:span text:style-name="T1"> menjadi senjata utama, menyoroti keunggulan kecepatan Genesis (sering disebut dengan istilah pemasaran </text:span><text:span text:style-name="Strong_20_Emphasis"><text:span text:style-name="T1">"Blast Processing"</text:span></text:span><text:span text:style-name="T1">) dan menyindir kebijakan sensor Nintendo yang lebih ketat. Sega secara aktif menargetkan demografi </text:span><text:span text:style-name="Strong_20_Emphasis"><text:span text:style-name="T1">remaja dan dewasa muda</text:span></text:span><text:span text:style-name="T1">, membangun citra merek yang 'edgy' dan 'cool'. Mereka juga berhasil menjalin kemitraan penting, terutama dengan </text:span><text:span text:style-name="Strong_20_Emphasis"><text:span text:style-name="T1">Electronic Arts (EA)</text:span></text:span><text:span text:style-name="T1"> untuk game olahraga yang sangat populer. </text:span></text:p>
              </text:list-item>
              <text:list-item>
                <text:p text:style-name="P247"><text:span text:style-name="Strong_20_Emphasis"><text:span text:style-name="T1">Respon Nintendo:</text:span></text:span><text:span text:style-name="T1"> Awalnya, Nintendo lebih mengandalkan </text:span><text:span text:style-name="Strong_20_Emphasis"><text:span text:style-name="T1">reputasi </text:span></text:span><text:soft-page-break/><text:span text:style-name="Strong_20_Emphasis"><text:span text:style-name="T1">merek</text:span></text:span><text:span text:style-name="T1"> mereka yang kuat, </text:span><text:span text:style-name="Strong_20_Emphasis"><text:span text:style-name="T1">kualitas game first-party</text:span></text:span><text:span text:style-name="T1"> yang tak diragukan (Mario, Zelda), dan </text:span><text:span text:style-name="Strong_20_Emphasis"><text:span text:style-name="T1">hubungan erat dengan developer pihak ketiga</text:span></text:span><text:span text:style-name="T1"> penting, terutama </text:span><text:span text:style-name="Strong_20_Emphasis"><text:span text:style-name="T1">Squaresoft</text:span></text:span><text:span text:style-name="T1"> (yang merilis seri </text:span><text:span text:style-name="Emphasis"><text:span text:style-name="T1">Final Fantasy</text:span></text:span><text:span text:style-name="T1"> secara eksklusif di SNES pada era ini). Meskipun demikian, Nintendo tetap mempertahankan </text:span><text:span text:style-name="Strong_20_Emphasis"><text:span text:style-name="T1">kebijakan sensor konten</text:span></text:span><text:span text:style-name="T1"> yang lebih ketat dibandingkan Sega, yang menjadi poin perbandingan penting saat game kontroversial seperti </text:span><text:span text:style-name="Emphasis"><text:span text:style-name="T1">Mortal Kombat</text:span></text:span><text:span text:style-name="T1"> dirilis (versi SNES awalnya mengganti darah dengan 'keringat'). </text:span></text:p>
              </text:list-item>
              <text:list-item>
                <text:p text:style-name="P68"><text:span text:style-name="Strong_20_Emphasis"><text:span text:style-name="T1">Dominasi Regional yang Berbeda:</text:span></text:span><text:span text:style-name="T1"> Hasil dari 'perang' ini sangat bervariasi tergantung wilayah. Di </text:span><text:span text:style-name="Strong_20_Emphasis"><text:span text:style-name="T1">Jepang</text:span></text:span><text:span text:style-name="T1">, </text:span><text:span text:style-name="Strong_20_Emphasis"><text:span text:style-name="T1">SNES (Super Famicom)</text:span></text:span><text:span text:style-name="T1"> mendominasi secara absolut, sebagian besar berkat popularitas genre JRPG yang sangat kuat di sana dan loyalitas merek Nintendo. Namun, di </text:span><text:span text:style-name="Strong_20_Emphasis"><text:span text:style-name="T1">Amerika Utara</text:span></text:span><text:span text:style-name="T1">, </text:span><text:span text:style-name="Strong_20_Emphasis"><text:span text:style-name="T1">Genesis</text:span></text:span><text:span text:style-name="T1"> memberikan perlawanan yang sangat sengit dan seringkali memimpin pasar, terutama di awal hingga pertengahan era 16-bit. Di </text:span><text:span text:style-name="Strong_20_Emphasis"><text:span text:style-name="T1">Eropa</text:span></text:span><text:span text:style-name="T1"> dan </text:span><text:span text:style-name="Strong_20_Emphasis"><text:span text:style-name="T1">Brasil</text:span></text:span><text:span text:style-name="T1">, </text:span><text:span text:style-name="Strong_20_Emphasis"><text:span text:style-name="T1">Mega Drive</text:span></text:span><text:span text:style-name="T1"> bahkan lebih dominan daripada di Amerika Utara. (Konteks Indonesia pada era awal 90-an mungkin lebih kompleks, bisa jadi dipengaruhi oleh ketersediaan konsol 'kloningan' Famicom/NES yang murah terlebih dahulu, sebelum kemudian konsol 16-bit asli (mungkin awalnya Mega Drive karena lebih dulu populer secara global) mulai masuk dan populer di kalangan tertentu). </text:span></text:p>
              </text:list-item>
            </text:list>
            <text:p text:style-name="P22"><text:span text:style-name="Strong_20_Emphasis"><text:span text:style-name="T1">Duel Maskot: Mario Melawan Sonic:</text:span></text:span></text:p>
            <text:p text:style-name="P1">Tidak ada yang melambangkan Perang Konsol 16-bit lebih baik daripada persaingan antara maskot kedua perusahaan:</text:p>
            <text:list xml:id="list6023383458738259298" text:style-name="L62">
              <text:list-item>
                <text:p text:style-name="P248"><text:span text:style-name="Strong_20_Emphasis"><text:span text:style-name="T1">Kelahiran Sonic the Hedgehog:</text:span></text:span><text:span text:style-name="T1"> Sega sadar mereka membutuhkan karakter sekuat Mario untuk menjadi wajah Genesis. Tim internal Sega (termasuk </text:span><text:span text:style-name="Strong_20_Emphasis"><text:span text:style-name="T1">Yuji Naka, Naoto Ohshima, Hirokazu Yasuhara</text:span></text:span><text:span text:style-name="T1">) secara sengaja merancang </text:span><text:span text:style-name="Strong_20_Emphasis"><text:span text:style-name="T1">Sonic the Hedgehog</text:span></text:span><text:span text:style-name="T1"> sebagai </text:span><text:span text:style-name="Strong_20_Emphasis"><text:span text:style-name="T1">antitesis Mario</text:span></text:span><text:span text:style-name="T1">: ia cepat, memiliki 'attitude' (sikap keren dan sedikit pemberontak), dan desainnya ramping serta modern. Gameplay </text:span><text:span text:style-name="Emphasis"><text:span text:style-name="T1">Sonic the Hedgehog</text:span></text:span><text:span text:style-name="T1"> (1991) dirancang khusus untuk memamerkan </text:span><text:span text:style-name="Strong_20_Emphasis"><text:span text:style-name="T1">kecepatan</text:span></text:span><text:span text:style-name="T1"> prosesor Genesis. </text:span></text:p>
              </text:list-item>
              <text:list-item>
                <text:p text:style-name="P248"><text:span text:style-name="Strong_20_Emphasis"><text:span text:style-name="T1">Filosofi Gameplay yang Berbeda:</text:span></text:span><text:span text:style-name="T1"> Jika Mario unggul dalam </text:span><text:span text:style-name="Strong_20_Emphasis"><text:span text:style-name="T1">platforming presisi</text:span></text:span><text:span text:style-name="T1"> yang membutuhkan lompatan terukur dan eksplorasi level yang cermat, maka Sonic menawarkan sensasi </text:span><text:soft-page-break/><text:span text:style-name="Strong_20_Emphasis"><text:span text:style-name="T1">kecepatan yang memabukkan</text:span></text:span><text:span text:style-name="T1">, desain level yang penuh tanjakan, turunan, dan loop, serta penekanan pada momentum. </text:span></text:p>
              </text:list-item>
              <text:list-item>
                <text:p text:style-name="P69"><text:span text:style-name="Strong_20_Emphasis"><text:span text:style-name="T1">Representasi Merek:</text:span></text:span><text:span text:style-name="T1"> Kedua maskot ini menjadi perwujudan sempurna dari citra konsol mereka: </text:span><text:span text:style-name="Strong_20_Emphasis"><text:span text:style-name="T1">Mario</text:span></text:span><text:span text:style-name="T1"> mewakili Nintendo yang andal, berkualitas tinggi, dan ramah keluarga; sementara </text:span><text:span text:style-name="Strong_20_Emphasis"><text:span text:style-name="T1">Sonic</text:span></text:span><text:span text:style-name="T1"> mewakili Sega yang cepat, edgy, dan modern. Persaingan mereka menjadi fenomena budaya tersendiri. </text:span></text:p>
              </text:list-item>
            </text:list>
            <text:p text:style-name="P22"><text:span text:style-name="Strong_20_Emphasis"><text:span text:style-name="T1">Perpustakaan Game yang Mendefinisikan Era:</text:span></text:span></text:p>
            <text:p text:style-name="P1">Era 16-bit adalah masa keemasan bagi banyak genre dan menghasilkan beberapa game paling dicintai sepanjang masa:</text:p>
            <text:list xml:id="list3652665887280859153" text:style-name="L63">
              <text:list-item>
                <text:p text:style-name="P249"><text:span text:style-name="Strong_20_Emphasis"><text:span text:style-name="T1">Kekuatan SNES:</text:span></text:span><text:span text:style-name="T1"> Dikenal karena kualitas polesan dan seringkali dianggap sebagai 'rumah' bagi genre JRPG epik. Judul-judul kunci: </text:span><text:span text:style-name="Emphasis"><text:span text:style-name="T1">Super Mario World</text:span></text:span><text:span text:style-name="T1"> (salah satu platformer terbaik sepanjang masa), </text:span><text:span text:style-name="Emphasis"><text:span text:style-name="T1">The Legend of Zelda: A Link to the Past</text:span></text:span><text:span text:style-name="T1"> (petualangan 2D yang luas dan sempurna), </text:span><text:span text:style-name="Emphasis"><text:span text:style-name="T1">Super Metroid</text:span></text:span><text:span text:style-name="T1"> (masterclass dalam desain atmosfer dan eksplorasi), </text:span><text:span text:style-name="Emphasis"><text:span text:style-name="T1">F-Zero</text:span></text:span><text:span text:style-name="T1"> &amp; </text:span><text:span text:style-name="Emphasis"><text:span text:style-name="T1">Super Mario Kart</text:span></text:span><text:span text:style-name="T1"> (memanfaatkan Mode 7 secara brilian), RPG legendaris dari Squaresoft seperti </text:span><text:span text:style-name="Emphasis"><text:span text:style-name="T1">Final Fantasy IV</text:span></text:span><text:span text:style-name="T1"> (II di AS), </text:span><text:span text:style-name="Emphasis"><text:span text:style-name="T1">Final Fantasy VI</text:span></text:span><text:span text:style-name="T1"> (III di AS), dan </text:span><text:span text:style-name="Emphasis"><text:span text:style-name="T1">Chrono Trigger</text:span></text:span><text:span text:style-name="T1">, serta </text:span><text:span text:style-name="Emphasis"><text:span text:style-name="T1">Donkey Kong Country</text:span></text:span><text:span text:style-name="T1"> (dari Rare, menggunakan teknik grafis pre-rendered yang memukau). </text:span></text:p>
              </text:list-item>
              <text:list-item>
                <text:p text:style-name="P249"><text:span text:style-name="Strong_20_Emphasis"><text:span text:style-name="T1">Kekuatan Genesis/Mega Drive:</text:span></text:span><text:span text:style-name="T1"> Unggul dalam game aksi cepat, olahraga, dan nuansa arkade. Judul-judul kunci: Seri </text:span><text:span text:style-name="Emphasis"><text:span text:style-name="T1">Sonic the Hedgehog</text:span></text:span><text:span text:style-name="T1"> (1, 2, 3 &amp; Knuckles – puncak platformer cepat), seri beat 'em up </text:span><text:span text:style-name="Emphasis"><text:span text:style-name="T1">Streets of Rage</text:span></text:span><text:span text:style-name="T1">, RPG berkualitas </text:span><text:span text:style-name="Emphasis"><text:span text:style-name="T1">Phantasy Star IV</text:span></text:span><text:span text:style-name="T1">, perpustakaan </text:span><text:span text:style-name="Strong_20_Emphasis"><text:span text:style-name="T1">game olahraga</text:span></text:span><text:span text:style-name="T1"> yang sangat kuat berkat kemitraan dengan </text:span><text:span text:style-name="Strong_20_Emphasis"><text:span text:style-name="T1">EA</text:span></text:span><text:span text:style-name="T1"> (</text:span><text:span text:style-name="Emphasis"><text:span text:style-name="T1">Madden NFL</text:span></text:span><text:span text:style-name="T1">, </text:span><text:span text:style-name="Emphasis"><text:span text:style-name="T1">NHL Hockey</text:span></text:span><text:span text:style-name="T1">, </text:span><text:span text:style-name="Emphasis"><text:span text:style-name="T1">FIFA International Soccer</text:span></text:span><text:span text:style-name="T1">), game aksi/shmup yang intens seperti </text:span><text:span text:style-name="Emphasis"><text:span text:style-name="T1">Gunstar Heroes</text:span></text:span><text:span text:style-name="T1"> dan seri </text:span><text:span text:style-name="Emphasis"><text:span text:style-name="T1">Thunder Force</text:span></text:span><text:span text:style-name="T1">. </text:span></text:p>
              </text:list-item>
              <text:list-item>
                <text:p text:style-name="P70"><text:span text:style-name="Strong_20_Emphasis"><text:span text:style-name="T1">Genre yang Berkembang Pesat:</text:span></text:span><text:span text:style-name="T1"> Era ini adalah puncak bagi </text:span><text:span text:style-name="Strong_20_Emphasis"><text:span text:style-name="T1">platformer 2D</text:span></text:span><text:span text:style-name="T1">, </text:span><text:span text:style-name="Strong_20_Emphasis"><text:span text:style-name="T1">JRPG</text:span></text:span><text:span text:style-name="T1">, </text:span><text:span text:style-name="Strong_20_Emphasis"><text:span text:style-name="T1">beat 'em up</text:span></text:span><text:span text:style-name="T1">, dan </text:span><text:span text:style-name="Strong_20_Emphasis"><text:span text:style-name="T1">shoot 'em up (shmup)</text:span></text:span><text:span text:style-name="T1">. Secara khusus, genre </text:span><text:span text:style-name="Strong_20_Emphasis"><text:span text:style-name="T1">fighting game satu lawan satu</text:span></text:span><text:span text:style-name="T1"> meledak popularitasnya berkat kesuksesan port arkade </text:span><text:span text:style-name="Strong_20_Emphasis"><text:span text:style-name="T1">Street Fighter II</text:span></text:span><text:span text:style-name="T1"> (yang awalnya menjadi pendorong besar penjualan SNES) dan kemunculan </text:span><text:span text:style-name="Strong_20_Emphasis"><text:span text:style-name="T1">Mortal Kombat</text:span></text:span><text:span text:style-name="T1"> (yang memicu kontroversi kekerasan, mengarah pada pembentukan sistem rating ESRB, dan menyoroti </text:span><text:soft-page-break/><text:span text:style-name="T1">perbedaan kebijakan sensor – versi Genesis memiliki darah, versi SNES awalnya tidak). </text:span></text:p>
              </text:list-item>
            </text:list>
            <text:p text:style-name="P22"><text:span text:style-name="Strong_20_Emphasis"><text:span text:style-name="T1">Warisan Pertarungan:</text:span></text:span></text:p>
            <text:p text:style-name="P1">'Perang Konsol' 16-bit meninggalkan warisan yang mendalam:</text:p>
            <text:list xml:id="list8654908896565884715" text:style-name="L64">
              <text:list-item>
                <text:p text:style-name="P250"><text:span text:style-name="Strong_20_Emphasis"><text:span text:style-name="T1">Mendorong Inovasi:</text:span></text:span><text:span text:style-name="T1"> Persaingan tanpa henti memaksa Nintendo dan Sega (serta developer pihak ketiga) untuk terus </text:span><text:span text:style-name="Strong_20_Emphasis"><text:span text:style-name="T1">berinovasi</text:span></text:span><text:span text:style-name="T1"> dalam desain game, teknologi (seperti chip tambahan Super FX di beberapa kartrid SNES), dan strategi pemasaran. </text:span></text:p>
              </text:list-item>
              <text:list-item>
                <text:p text:style-name="P250"><text:span text:style-name="Strong_20_Emphasis"><text:span text:style-name="T1">Memperluas Pasar:</text:span></text:span><text:span text:style-name="T1"> Intensitas persaingan dan kualitas game yang dihasilkan bisa dibilang turut </text:span><text:span text:style-name="Strong_20_Emphasis"><text:span text:style-name="T1">memperluas pasar video game secara keseluruhan</text:span></text:span><text:span text:style-name="T1">, menjadikannya lebih terlihat dan diterima oleh khalayak yang lebih luas. </text:span></text:p>
              </text:list-item>
              <text:list-item>
                <text:p text:style-name="P71"><text:span text:style-name="Strong_20_Emphasis"><text:span text:style-name="T1">Dampak Budaya:</text:span></text:span><text:span text:style-name="T1"> Era ini mengukuhkan status video game dalam budaya populer, menciptakan loyalitas merek konsol yang bertahan seumur hidup bagi banyak pemain, dan menghasilkan sebuah perpustakaan game klasik abadi yang masih dimainkan dan dihargai hingga hari ini (April 2025). </text:span></text:p>
              </text:list-item>
            </text:list>
            <text:p text:style-name="P359"/>
            <text:p text:style-name="P22"><text:span text:style-name="T1">Saya akan menunggu perintah </text:span><text:span text:style-name="Strong_20_Emphasis"><text:span text:style-name="T1">"YAX"</text:span></text:span><text:span text:style-name="T1"> dari Anda untuk melanjutkan ke prompt isi mendalam untuk Subbab 4.2 (PC Menemukan Jati Dirinya sebagai Platform Gaming).</text:span></text:p>
          </text:section>
          <text:section text:style-name="Sect1" text:name="feedback-form-37">
            <text:p text:style-name="P175"/>
          </text:section>
        </text:section>
        <text:section text:style-name="Sect1" text:name="0b0b05113e1a5c9b">
          <text:p text:style-name="P1"/>
          <text:section text:style-name="Sect1" text:name="user-query-content-38">
            <text:p text:style-name="P356">yax </text:p>
          </text:section>
          <text:p text:style-name="P175">Tampilkan alur berpikir</text:p>
          <text:section text:style-name="Sect2" text:name="model-response-message-contentr_0b0b05113e1a5c9b">
            <text:p text:style-name="P22"><text:span text:style-name="T1">Baik, mari kita alihkan perhatian dari pertarungan konsol sejenak dan fokus pada platform lain yang mengalami transformasi signifikan pada periode yang sama. Berikut adalah pembahasan mendalam untuk </text:span><text:span text:style-name="Strong_20_Emphasis"><text:span text:style-name="T1">Subbab 4.2: PC Menemukan Jati Dirinya sebagai Platform Gaming</text:span></text:span><text:span text:style-name="T1">.</text:span></text:p>
            <text:p text:style-name="P359"/>
            <text:p text:style-name="P22"><text:span text:style-name="Strong_20_Emphasis"><text:span text:style-name="T1">(Jawaban untuk Prompt Isi Mendalam Subbab 4.2)</text:span></text:span></text:p>
            <text:p text:style-name="P22"><text:span text:style-name="T1">Sementara Nintendo dan Sega bertarung sengit memperebutkan supremasi </text:span><text:soft-page-break/><text:span text:style-name="T1">di pasar konsol 16-bit, sebuah revolusi lain sedang terjadi di dunia </text:span><text:span text:style-name="Strong_20_Emphasis"><text:span text:style-name="T1">Personal Computer (PC)</text:span></text:span><text:span text:style-name="T1">. Periode akhir 1980-an hingga pertengahan 1990-an adalah titik balik krusial di mana PC, yang sebelumnya sering dianggap sebagai alat kerja atau platform untuk genre game yang lebih 'serius' dan niche, mulai </text:span><text:span text:style-name="Strong_20_Emphasis"><text:span text:style-name="T1">berkembang menjadi platform gaming yang matang, kuat, dan sangat inovatif</text:span></text:span><text:span text:style-name="T1">, dengan ekosistem dan identitasnya sendiri yang berbeda dari konsol.</text:span></text:p>
            <text:p text:style-name="P22"><text:span text:style-name="Strong_20_Emphasis"><text:span text:style-name="T1">Revolusi Perangkat Keras yang Membuka Jalan:</text:span></text:span></text:p>
            <text:p text:style-name="P1">Transformasi PC gaming didorong oleh kemajuan pesat dan adopsi luas dari beberapa teknologi perangkat keras kunci:</text:p>
            <text:list xml:id="list6837988134362835124" text:style-name="L65">
              <text:list-item>
                <text:p text:style-name="P251"><text:span text:style-name="Strong_20_Emphasis"><text:span text:style-name="T1">Era Grafis VGA (dan SVGA):</text:span></text:span><text:span text:style-name="T1"> Lompatan paling signifikan adalah dari standar grafis sebelumnya seperti CGA (4 warna) atau EGA (16 warna) ke </text:span><text:span text:style-name="Strong_20_Emphasis"><text:span text:style-name="T1">VGA (Video Graphics Array)</text:span></text:span><text:span text:style-name="T1">, yang diperkenalkan IBM pada tahun 1987. VGA standar memungkinkan tampilan </text:span><text:span text:style-name="Strong_20_Emphasis"><text:span text:style-name="T1">256 warna secara bersamaan</text:span></text:span><text:span text:style-name="T1"> (biasanya pada resolusi 320x200 untuk game), atau resolusi lebih tinggi (640x480) dengan 16 warna. Ini adalah peningkatan dramatis yang memungkinkan developer menciptakan dunia game yang </text:span><text:span text:style-name="Strong_20_Emphasis"><text:span text:style-name="T1">jauh lebih detail, atmosferik, dan kaya secara visual</text:span></text:span><text:span text:style-name="T1">. Seni piksel menjadi lebih canggih, dan palet warna yang lebih luas memungkinkan ekspresi artistik yang lebih baik. Tak lama kemudian, muncul standar </text:span><text:span text:style-name="Strong_20_Emphasis"><text:span text:style-name="T1">Super VGA (SVGA)</text:span></text:span><text:span text:style-name="T1"> yang menawarkan resolusi dan kedalaman warna yang lebih tinggi lagi, terus mendorong batas visual di PC. </text:span></text:p>
              </text:list-item>
              <text:list-item>
                <text:p text:style-name="P251"><text:span text:style-name="Strong_20_Emphasis"><text:span text:style-name="T1">Revolusi Audio: Kartu Suara (Sound Cards):</text:span></text:span><text:span text:style-name="T1"> Sebelum era ini, suara game PC terbatas pada bunyi 'bip-bop' monoton dari speaker internal PC. Kemunculan </text:span><text:span text:style-name="Strong_20_Emphasis"><text:span text:style-name="T1">kartu suara (sound card)</text:span></text:span><text:span text:style-name="T1"> mengubah segalanya. Dimulai dengan kartu seperti </text:span><text:span text:style-name="Strong_20_Emphasis"><text:span text:style-name="T1">AdLib</text:span></text:span><text:span text:style-name="T1"> (1987) yang menggunakan teknologi sintesis FM (Frequency Modulation) untuk menghasilkan musik, revolusi sesungguhnya datang dengan </text:span><text:span text:style-name="Strong_20_Emphasis"><text:span text:style-name="T1">Sound Blaster</text:span></text:span><text:span text:style-name="T1"> dari </text:span><text:span text:style-name="Strong_20_Emphasis"><text:span text:style-name="T1">Creative Labs</text:span></text:span><text:span text:style-name="T1"> (1989). Sound Blaster tidak hanya menyertakan sintesis FM yang kompatibel dengan AdLib, tetapi juga menambahkan kemampuan untuk memutar </text:span><text:span text:style-name="Strong_20_Emphasis"><text:span text:style-name="T1">audio digital (sampel suara)</text:span></text:span><text:span text:style-name="T1"> dan merekam suara. Ini berarti game PC kini bisa memiliki </text:span><text:span text:style-name="Strong_20_Emphasis"><text:span text:style-name="T1">soundtrack musik MIDI yang kaya dan kompleks</text:span></text:span><text:span text:style-name="T1">, serta </text:span><text:span text:style-name="Strong_20_Emphasis"><text:span text:style-name="T1">efek suara digital yang realistis</text:span></text:span><text:span text:style-name="T1"> (ledakan, tembakan, langkah kaki) dan </text:span><text:soft-page-break/><text:span text:style-name="T1">bahkan </text:span><text:span text:style-name="Strong_20_Emphasis"><text:span text:style-name="T1">dialog suara</text:span></text:span><text:span text:style-name="T1">. Sound Blaster dengan cepat menjadi standar de facto, dan kompatibilitasnya menjadi syarat wajib bagi game PC, meningkatkan tingkat imersi secara drastis. </text:span></text:p>
              </text:list-item>
              <text:list-item>
                <text:p text:style-name="P72"><text:span text:style-name="Strong_20_Emphasis"><text:span text:style-name="T1">Peningkatan Kekuatan CPU, RAM, dan Penyimpanan:</text:span></text:span><text:span text:style-name="T1"> Adopsi prosesor </text:span><text:span text:style-name="Strong_20_Emphasis"><text:span text:style-name="T1">Intel 80386 (386)</text:span></text:span><text:span text:style-name="T1"> dan kemudian </text:span><text:span text:style-name="Strong_20_Emphasis"><text:span text:style-name="T1">80486 (486)</text:span></text:span><text:span text:style-name="T1"> memberikan kekuatan pemrosesan yang jauh lebih besar dibandingkan CPU 8-bit atau 16-bit awal. Ditambah dengan </text:span><text:span text:style-name="Strong_20_Emphasis"><text:span text:style-name="T1">kapasitas RAM</text:span></text:span><text:span text:style-name="T1"> yang semakin meningkat dan </text:span><text:span text:style-name="Strong_20_Emphasis"><text:span text:style-name="T1">hard drive</text:span></text:span><text:span text:style-name="T1"> yang mulai menjadi standar (menggantikan disket sebagai media penyimpanan utama), PC kini memiliki sumber daya yang cukup untuk menjalankan game yang lebih besar, logika AI yang lebih kompleks, simulasi fisika yang lebih rumit, dan akhirnya, rendering grafis 3D real-time. </text:span></text:p>
              </text:list-item>
            </text:list>
            <text:p text:style-name="P22"><text:span text:style-name="Strong_20_Emphasis"><text:span text:style-name="T1">Era Keemasan Gaming di Bawah MS-DOS:</text:span></text:span></text:p>
            <text:p text:style-name="P22"><text:span text:style-name="T1">Selama periode ini, </text:span><text:span text:style-name="Strong_20_Emphasis"><text:span text:style-name="T1">MS-DOS (Microsoft Disk Operating System)</text:span></text:span><text:span text:style-name="T1"> adalah lingkungan operasi dominan untuk menjalankan game PC. Windows 3.x saat itu lebih berfungsi sebagai lapisan grafis di atas DOS dan belum menjadi platform gaming utama. Bermain game di DOS seringkali membutuhkan </text:span><text:span text:style-name="Strong_20_Emphasis"><text:span text:style-name="T1">pengetahuan teknis dasar</text:span></text:span><text:span text:style-name="T1">:</text:span></text:p>
            <text:list xml:id="list6692503466632249361" text:style-name="L66">
              <text:list-item>
                <text:p text:style-name="P252"><text:span text:style-name="Strong_20_Emphasis"><text:span text:style-name="T1">Manajemen Memori:</text:span></text:span><text:span text:style-name="T1"> Gamer PC era ini akrab dengan tantangan mengkonfigurasi memori melalui file </text:span><text:span text:style-name="Source_20_Text"><text:span text:style-name="T1">CONFIG.SYS</text:span></text:span><text:span text:style-name="T1"> dan </text:span><text:span text:style-name="Source_20_Text"><text:span text:style-name="T1">AUTOEXEC.BAT</text:span></text:span><text:span text:style-name="T1">. Mereka harus memahami perbedaan antara memori konvensional (di bawah 640KB), memori diperluas (EMS), dan memori diperpanjang (XMS), serta menggunakan driver seperti </text:span><text:span text:style-name="Source_20_Text"><text:span text:style-name="T1">EMM386.EXE</text:span></text:span><text:span text:style-name="T1"> dan </text:span><text:span text:style-name="Source_20_Text"><text:span text:style-name="T1">HIMEM.SYS</text:span></text:span><text:span text:style-name="T1"> agar game dapat berjalan optimal dan mengakses RAM sebanyak mungkin. </text:span></text:p>
              </text:list-item>
              <text:list-item>
                <text:p text:style-name="P73"><text:span text:style-name="Strong_20_Emphasis"><text:span text:style-name="T1">Konfigurasi Perangkat Keras:</text:span></text:span><text:span text:style-name="T1"> Mengatur kartu suara agar tidak konflik dengan perangkat lain (melalui pengaturan IRQ, DMA, I/O address) adalah 'ritual' umum lainnya. Meskipun rumit dibandingkan pengalaman 'colok dan main' di konsol, tantangan teknis ini juga melahirkan komunitas pengguna PC yang berpengetahuan luas dan terbiasa 'mengoprek' sistem mereka. Munculnya teknologi </text:span><text:span text:style-name="Strong_20_Emphasis"><text:span text:style-name="T1">DOS Extender</text:span></text:span><text:span text:style-name="T1"> (seperti DOS/4G) juga sangat penting, memungkinkan game untuk melampaui batasan memori 640KB yang terkenal dari DOS dan memanfaatkan RAM yang lebih besar secara langsung. </text:span></text:p>
              </text:list-item>
            </text:list>
            <text:p text:style-name="P22"><text:soft-page-break/><text:span text:style-name="Strong_20_Emphasis"><text:span text:style-name="T1">Berkembang Pesatnya Genre-Genre Khas PC:</text:span></text:span></text:p>
            <text:p text:style-name="P1">Kombinasi perangkat keras yang semakin kuat, kontrol presisi via keyboard dan mouse, serta platform yang lebih terbuka memungkinkan berkembang pesatnya genre-genre game yang menjadi ciri khas PC pada era ini:</text:p>
            <text:list xml:id="list6000447242439175937" text:style-name="L67">
              <text:list-item>
                <text:p text:style-name="P253"><text:span text:style-name="Strong_20_Emphasis"><text:span text:style-name="T1">Zaman Keemasan Adventure Games:</text:span></text:span><text:span text:style-name="T1"> Genre petualangan grafis point-and-click mencapai puncak kreativitas dan popularitasnya. Dua raksasa mendominasi: </text:span><text:span text:style-name="Strong_20_Emphasis"><text:span text:style-name="T1">LucasArts</text:span></text:span><text:span text:style-name="T1"> (dikenal dengan humor cerdas, teka-teki yang (biasanya) logis, dan desain 'anti-kematian' dalam game seperti </text:span><text:span text:style-name="Emphasis"><text:span text:style-name="T1">The Secret of Monkey Island</text:span></text:span><text:span text:style-name="T1">, </text:span><text:span text:style-name="Emphasis"><text:span text:style-name="T1">Day of the Tentacle</text:span></text:span><text:span text:style-name="T1">, </text:span><text:span text:style-name="Emphasis"><text:span text:style-name="T1">Sam &amp; Max Hit the Road</text:span></text:span><text:span text:style-name="T1">) dan </text:span><text:span text:style-name="Strong_20_Emphasis"><text:span text:style-name="T1">Sierra On-Line</text:span></text:span><text:span text:style-name="T1"> (</text:span><text:span text:style-name="Emphasis"><text:span text:style-name="T1">King's Quest V &amp; VI</text:span></text:span><text:span text:style-name="T1">, </text:span><text:span text:style-name="Emphasis"><text:span text:style-name="T1">Space Quest IV &amp; V</text:span></text:span><text:span text:style-name="T1">, </text:span><text:span text:style-name="Emphasis"><text:span text:style-name="T1">Leisure Suit Larry 5 &amp; 6</text:span></text:span><text:span text:style-name="T1"> – seringkali dengan grafis yang lebih ambisius, teka-teki yang kadang obskur, dan kemungkinan karakter mati). </text:span></text:p>
              </text:list-item>
              <text:list-item>
                <text:p text:style-name="P253"><text:span text:style-name="Strong_20_Emphasis"><text:span text:style-name="T1">Simulasi yang Mendalam (Simulation Games):</text:span></text:span><text:span text:style-name="T1"> PC menjadi rumah bagi simulasi kompleks yang membutuhkan daya prosesor dan input presisi. Genre ini meledak dengan </text:span><text:span text:style-name="Strong_20_Emphasis"><text:span text:style-name="T1">simulasi pembangunan kota</text:span></text:span><text:span text:style-name="T1"> (</text:span><text:span text:style-name="Emphasis"><text:span text:style-name="T1">SimCity</text:span></text:span><text:span text:style-name="T1"> karya Will Wright), </text:span><text:span text:style-name="Strong_20_Emphasis"><text:span text:style-name="T1">simulator penerbangan</text:span></text:span><text:span text:style-name="T1"> yang realistis (</text:span><text:span text:style-name="Emphasis"><text:span text:style-name="T1">Microsoft Flight Simulator</text:span></text:span><text:span text:style-name="T1">, seri </text:span><text:span text:style-name="Emphasis"><text:span text:style-name="T1">Falcon</text:span></text:span><text:span text:style-name="T1">), dan </text:span><text:span text:style-name="Strong_20_Emphasis"><text:span text:style-name="T1">simulator luar angkasa</text:span></text:span><text:span text:style-name="T1"> yang menggabungkan pertempuran dogfight dengan narasi sinematik (</text:span><text:span text:style-name="Emphasis"><text:span text:style-name="T1">Wing Commander</text:span></text:span><text:span text:style-name="T1"> series karya Chris Roberts). </text:span></text:p>
              </text:list-item>
              <text:list-item>
                <text:p text:style-name="P253"><text:span text:style-name="Strong_20_Emphasis"><text:span text:style-name="T1">Dominasi Strategi (Strategy Games):</text:span></text:span><text:span text:style-name="T1"> Genre strategi menemukan habitat alaminya di PC. Lahirnya mahakarya </text:span><text:span text:style-name="Strong_20_Emphasis"><text:span text:style-name="T1">4X (eXplore, eXpand, eXploit, eXterminate)</text:span></text:span><text:span text:style-name="T1"> seperti </text:span><text:span text:style-name="Emphasis"><text:span text:style-name="Strong_20_Emphasis"><text:span text:style-name="T1">Civilization</text:span></text:span></text:span><text:span text:style-name="T1"> karya Sid Meier; peletakan fondasi genre </text:span><text:span text:style-name="Strong_20_Emphasis"><text:span text:style-name="T1">Real-Time Strategy (RTS)</text:span></text:span><text:span text:style-name="T1"> modern oleh </text:span><text:span text:style-name="Emphasis"><text:span text:style-name="Strong_20_Emphasis"><text:span text:style-name="T1">Dune II: The Building of a Dynasty</text:span></text:span></text:span><text:span text:style-name="T1"> dari Westwood Studios; dan munculnya game </text:span><text:span text:style-name="Strong_20_Emphasis"><text:span text:style-name="T1">taktis berbasis giliran (turn-based tactical)</text:span></text:span><text:span text:style-name="T1"> yang mendalam seperti ***X-COM: UFO Defense (UFO: Enemy Unknown)***. </text:span></text:p>
              </text:list-item>
              <text:list-item>
                <text:p text:style-name="P74"><text:span text:style-name="Strong_20_Emphasis"><text:span text:style-name="T1">Kelahiran First-Person Shooter (FPS) Modern:</text:span></text:span><text:span text:style-name="T1"> Mungkin kontribusi PC paling revolusioner di era ini. Dipelopori oleh </text:span><text:span text:style-name="Strong_20_Emphasis"><text:span text:style-name="T1">id Software</text:span></text:span><text:span text:style-name="T1"> (John Carmack, John Romero, dkk.), dimulai dengan eksperimen awal, lalu </text:span><text:span text:style-name="Emphasis"><text:span text:style-name="Strong_20_Emphasis"><text:span text:style-name="T1">Wolfenstein 3D</text:span></text:span></text:span><text:span text:style-name="T1"> (1992) yang mempopulerkan formula dasar (aksi cepat, perspektif orang pertama, labirin). Puncaknya adalah </text:span><text:span text:style-name="Emphasis"><text:span text:style-name="Strong_20_Emphasis"><text:span text:style-name="T1">DOOM</text:span></text:span></text:span><text:span text:style-name="T1"> (1993), sebuah fenomena global. </text:span><text:span text:style-name="Emphasis"><text:span text:style-name="T1">DOOM</text:span></text:span><text:span text:style-name="T1"> tidak hanya menawarkan </text:span><text:span text:style-name="Strong_20_Emphasis"><text:span text:style-name="T1">teknologi engine 3D (pseudo-3D) yang jauh lebih canggih</text:span></text:span><text:span text:style-name="T1"> </text:span><text:soft-page-break/><text:span text:style-name="T1">(dengan perbedaan ketinggian lantai/langit-langit, pencahayaan dinamis, tekstur detail), gameplay yang brutal dan memuaskan, tetapi juga mempopulerkan </text:span><text:span text:style-name="Strong_20_Emphasis"><text:span text:style-name="T1">multiplayer 'deathmatch'</text:span></text:span><text:span text:style-name="T1"> melalui jaringan LAN (memicu budaya LAN party) dan model distribusi </text:span><text:span text:style-name="Strong_20_Emphasis"><text:span text:style-name="T1">shareware</text:span></text:span><text:span text:style-name="T1"> yang sangat sukses (episode pertama gratis). </text:span><text:span text:style-name="Emphasis"><text:span text:style-name="T1">DOOM</text:span></text:span><text:span text:style-name="T1"> mengukuhkan genre FPS dan membuktikan bahwa PC mampu menghadirkan pengalaman aksi 3D yang paling mutakhir. </text:span></text:p>
              </text:list-item>
            </text:list>
            <text:p text:style-name="P22"><text:span text:style-name="Strong_20_Emphasis"><text:span text:style-name="T1">Perbandingan Ekosistem PC vs. Konsol:</text:span></text:span></text:p>
            <text:p text:style-name="P22"><text:span text:style-name="T1">Pada pertengahan 1990-an, perbedaan antara pengalaman gaming di PC dan konsol semakin jelas. Gaming PC cenderung membutuhkan </text:span><text:span text:style-name="Strong_20_Emphasis"><text:span text:style-name="T1">investasi awal yang lebih tinggi</text:span></text:span><text:span text:style-name="T1"> dan </text:span><text:span text:style-name="Strong_20_Emphasis"><text:span text:style-name="T1">pemahaman teknis</text:span></text:span><text:span text:style-name="T1"> yang lebih baik, tetapi menawarkan </text:span><text:span text:style-name="Strong_20_Emphasis"><text:span text:style-name="T1">fleksibilitas, kustomisasi, kemampuan upgrade</text:span></text:span><text:span text:style-name="T1">, seringkali menjadi </text:span><text:span text:style-name="Strong_20_Emphasis"><text:span text:style-name="T1">platform pertama</text:span></text:span><text:span text:style-name="T1"> yang mengadopsi teknologi grafis terbaru, dan menjadi rumah bagi </text:span><text:span text:style-name="Strong_20_Emphasis"><text:span text:style-name="T1">genre-genre yang lebih kompleks atau membutuhkan kontrol presisi</text:span></text:span><text:span text:style-name="T1">. Sebaliknya, konsol menawarkan </text:span><text:span text:style-name="Strong_20_Emphasis"><text:span text:style-name="T1">kesederhanaan 'plug-and-play'</text:span></text:span><text:span text:style-name="T1">, </text:span><text:span text:style-name="Strong_20_Emphasis"><text:span text:style-name="T1">harga awal yang lebih terjangkau</text:span></text:span><text:span text:style-name="T1">, dan unggul dalam genre seperti </text:span><text:span text:style-name="Strong_20_Emphasis"><text:span text:style-name="T1">platformer aksi, JRPG (terutama SNES), dan fighting game</text:span></text:span><text:span text:style-name="T1">. Keduanya adalah ekosistem yang berbeda, melayani preferensi dan kebutuhan gamer yang beragam.</text:span></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4.3 (Eksperimen Awal dengan CD-ROM dan Multimedia).</text:span></text:p>
          </text:section>
          <text:section text:style-name="Sect1" text:name="feedback-form-38">
            <text:p text:style-name="P175"/>
          </text:section>
        </text:section>
        <text:section text:style-name="Sect1" text:name="ec2665e028172cfa">
          <text:p text:style-name="P1"/>
          <text:section text:style-name="Sect1" text:name="user-query-content-39">
            <text:p text:style-name="P356">yax </text:p>
          </text:section>
          <text:p text:style-name="P175">Tampilkan alur berpikir</text:p>
          <text:section text:style-name="Sect2" text:name="model-response-message-contentr_ec2665e028172cfa">
            <text:p text:style-name="P22"><text:span text:style-name="T1">Baik, mari kita jelajahi </text:span><text:span text:style-name="Strong_20_Emphasis"><text:span text:style-name="T1">Subbab 4.3: Eksperimen Awal dengan CD-ROM dan Multimedia</text:span></text:span><text:span text:style-name="T1">, sebuah periode penuh harapan, hype, dan seringkali, kekecewaan di awal hingga pertengahan 1990-an.</text:span></text:p>
            <text:p text:style-name="P359"/>
            <text:p text:style-name="P22"><text:span text:style-name="Strong_20_Emphasis"><text:span text:style-name="T1">(Jawaban untuk Prompt Isi Mendalam Subbab 4.3)</text:span></text:span></text:p>
            <text:p text:style-name="P22"><text:soft-page-break/><text:span text:style-name="T1">Sementara pertarungan 16-bit berkecamuk dan PC gaming menemukan pijakannya, teknologi baru yang menjanjikan revolusi berikutnya sudah mulai muncul di cakrawala: </text:span><text:span text:style-name="Strong_20_Emphasis"><text:span text:style-name="T1">CD-ROM (Compact Disc Read-Only Memory)</text:span></text:span><text:span text:style-name="T1">. Diiringi dengan kata kunci (buzzword) yang ada di mana-mana saat itu, </text:span><text:span text:style-name="Strong_20_Emphasis"><text:span text:style-name="T1">"multimedia"</text:span></text:span><text:span text:style-name="T1">, format cakram optik ini menjanjikan lompatan besar melampaui keterbatasan kartrid game tradisional.</text:span></text:p>
            <text:p text:style-name="P22"><text:span text:style-name="Strong_20_Emphasis"><text:span text:style-name="T1">Daya Tarik Luar Biasa Format CD-ROM:</text:span></text:span></text:p>
            <text:p text:style-name="P1">Mengapa CD-ROM begitu menarik bagi para developer dan publisher game pada awal 90-an? Ada beberapa keunggulan fundamental dibandingkan kartrid:</text:p>
            <text:list xml:id="list8153882854118956263" text:style-name="L68">
              <text:list-item>
                <text:p text:style-name="P254"><text:span text:style-name="Strong_20_Emphasis"><text:span text:style-name="T1">Kapasitas Penyimpanan Masif:</text:span></text:span><text:span text:style-name="T1"> Ini adalah keunggulan terbesar. Sebuah CD-ROM standar dapat menampung data sekitar </text:span><text:span text:style-name="Strong_20_Emphasis"><text:span text:style-name="T1">650 Megabyte (MB)</text:span></text:span><text:span text:style-name="T1">. Bandingkan dengan kartrid SNES atau Genesis yang pada umumnya hanya berisi beberapa MB (mungkin 4MB, 8MB, 16MB, meskipun ada yang lebih besar di akhir era). Perbedaan kapasitas ratusan kali lipat ini membuka potensi untuk dunia game yang jauh lebih besar, aset grafis dan audio yang lebih banyak, dan jenis konten yang sebelumnya tidak mungkin dimasukkan ke dalam kartrid. </text:span></text:p>
              </text:list-item>
              <text:list-item>
                <text:p text:style-name="P254"><text:span text:style-name="Strong_20_Emphasis"><text:span text:style-name="T1">Audio Berkualitas CD (Red Book Audio):</text:span></text:span><text:span text:style-name="T1"> CD-ROM memungkinkan penyertaan trek audio dengan kualitas standar </text:span><text:span text:style-name="Strong_20_Emphasis"><text:span text:style-name="T1">CD musik (Red Book audio)</text:span></text:span><text:span text:style-name="T1">. Ini berarti game bisa memiliki </text:span><text:span text:style-name="Emphasis"><text:span text:style-name="T1">soundtrack</text:span></text:span><text:span text:style-name="T1"> orkestra yang megah, lagu-lagu berlisensi dari artis populer, atau dialog suara yang jernih, menggantikan musik </text:span><text:span text:style-name="Emphasis"><text:span text:style-name="T1">chiptune</text:span></text:span><text:span text:style-name="T1"> sintesis yang menjadi ciri khas konsol 16-bit. Ini adalah lompatan besar untuk atmosfer dan imersi. </text:span></text:p>
              </text:list-item>
              <text:list-item>
                <text:p text:style-name="P254"><text:span text:style-name="Strong_20_Emphasis"><text:span text:style-name="T1">Potensi Full Motion Video (FMV):</text:span></text:span><text:span text:style-name="T1"> Kapasitas besar juga memungkinkan penyimpanan </text:span><text:span text:style-name="Strong_20_Emphasis"><text:span text:style-name="T1">klip video digital (Full Motion Video)</text:span></text:span><text:span text:style-name="T1">. Hal ini memicu impian (dan hype) untuk menciptakan </text:span><text:span text:style-name="Strong_20_Emphasis"><text:span text:style-name="T1">"film interaktif"</text:span></text:span><text:span text:style-name="T1"> yang menampilkan aktor sungguhan, set nyata, dan adegan sinematik yang dapat dimainkan. </text:span></text:p>
              </text:list-item>
              <text:list-item>
                <text:p text:style-name="P75"><text:span text:style-name="Strong_20_Emphasis"><text:span text:style-name="T1">Biaya Produksi (Potensial) Lebih Rendah:</text:span></text:span><text:span text:style-name="T1"> Mencetak CD secara massal berpotensi lebih murah daripada memproduksi kartrid game yang kompleks dengan chip ROM di dalamnya. </text:span></text:p>
              </text:list-item>
            </text:list>
            <text:p text:style-name="P22"><text:span text:style-name="Strong_20_Emphasis"><text:span text:style-name="T1">Implementasi Awal yang Seringkali Canggung dan Gagal:</text:span></text:span></text:p>
            <text:p text:style-name="P1"><text:soft-page-break/>Sayangnya, memanfaatkan potensi besar CD-ROM ini terbukti jauh lebih sulit daripada yang dibayangkan, dan upaya-upaya awal seringkali menghasilkan produk yang mengecewakan atau gagal secara komersial:</text:p>
            <text:list xml:id="list7846072404498315607" text:style-name="L69">
              <text:list-item>
                <text:p text:style-name="P76"><text:span text:style-name="Strong_20_Emphasis"><text:span text:style-name="T1">Add-on untuk Konsol yang Sudah Ada:</text:span></text:span></text:p>
                <text:list>
                  <text:list-item>
                    <text:p text:style-name="P255"><text:span text:style-name="Strong_20_Emphasis"><text:span text:style-name="T1">Sega CD (Mega-CD):</text:span></text:span><text:span text:style-name="T1"> Mungkin contoh paling terkenal. Diluncurkan sebagai periferal tambahan untuk Sega Genesis/Mega Drive (1991 di Jepang, 1992 di Amerika Utara). Tujuannya adalah memberikan kemampuan CD-ROM pada basis pengguna Genesis yang sudah ada. Perpustakaan gamenya sangat beragam kualitasnya: ada beberapa game orisinal yang bagus dan dihargai (</text:span><text:span text:style-name="Emphasis"><text:span text:style-name="T1">Sonic CD</text:span></text:span><text:span text:style-name="T1">, RPG </text:span><text:span text:style-name="Emphasis"><text:span text:style-name="T1">Lunar</text:span></text:span><text:span text:style-name="T1">), beberapa peningkatan dari game Genesis (biasanya dengan tambahan audio CD atau cutscene FMV), tetapi sebagian besar library-nya dipenuhi oleh </text:span><text:span text:style-name="Strong_20_Emphasis"><text:span text:style-name="T1">game berbasis FMV berkualitas rendah</text:span></text:span><text:span text:style-name="T1"> seperti </text:span><text:span text:style-name="Emphasis"><text:span text:style-name="T1">Night Trap</text:span></text:span><text:span text:style-name="T1"> (yang memicu kontroversi sensor), </text:span><text:span text:style-name="Emphasis"><text:span text:style-name="T1">Sewer Shark</text:span></text:span><text:span text:style-name="T1">, dan </text:span><text:span text:style-name="Emphasis"><text:span text:style-name="T1">Double Switch</text:span></text:span><text:span text:style-name="T1">. Sega CD akhirnya dianggap </text:span><text:span text:style-name="Strong_20_Emphasis"><text:span text:style-name="T1">gagal secara komersial</text:span></text:span><text:span text:style-name="T1"> karena beberapa alasan: harga add-on yang mahal, kurangnya 'killer app' yang benar-benar menunjukkan keunggulannya, kualitas game FMV yang seringkali buruk, dan kebingungan konsumen. </text:span></text:p>
                  </text:list-item>
                  <text:list-item>
                    <text:p text:style-name="P255"><text:span text:style-name="Strong_20_Emphasis"><text:span text:style-name="T1">TurboGrafx-CD (PC Engine CD-ROM²):</text:span></text:span><text:span text:style-name="T1"> NEC lebih dulu meluncurkan add-on CD untuk konsol TurboGrafx-16/PC Engine di Jepang (1988) dan meraih kesuksesan yang lumayan di sana (terutama dengan JRPG), namun dampaknya di pasar Barat lebih terbatas. </text:span></text:p>
                  </text:list-item>
                </text:list>
              </text:list-item>
              <text:list-item>
                <text:p text:style-name="P76"><text:span text:style-name="Strong_20_Emphasis"><text:span text:style-name="T1">Konsol Mandiri Berbasis CD Generasi Awal:</text:span></text:span><text:span text:style-name="T1"> Beberapa perusahaan mencoba meluncurkan konsol yang sepenuhnya berbasis CD, namun umumnya bernasib buruk:</text:span></text:p>
                <text:list>
                  <text:list-item>
                    <text:p text:style-name="P255"><text:span text:style-name="Strong_20_Emphasis"><text:span text:style-name="T1">Philips CD-i (1991):</text:span></text:span><text:span text:style-name="T1"> Lebih diposisikan sebagai pemutar multimedia interaktif keluarga daripada konsol game murni. Terkenal (atau lebih tepatnya, terkenal buruk) karena mendapatkan lisensi dari Nintendo untuk membuat beberapa game berdasarkan franchise </text:span><text:span text:style-name="Emphasis"><text:span text:style-name="T1">Mario</text:span></text:span><text:span text:style-name="T1"> dan </text:span><text:span text:style-name="Emphasis"><text:span text:style-name="T1">Zelda</text:span></text:span><text:span text:style-name="T1"> yang kualitasnya sangat rendah dan dicerca penggemar. </text:span></text:p>
                  </text:list-item>
                  <text:list-item>
                    <text:p text:style-name="P255"><text:span text:style-name="Strong_20_Emphasis"><text:span text:style-name="T1">3DO Interactive Multiplayer (1993):</text:span></text:span><text:span text:style-name="T1"> Sebuah proyek ambisius </text:span><text:soft-page-break/><text:span text:style-name="T1">yang didukung oleh tokoh besar industri (Trip Hawkins, pendiri EA). Konsol ini memiliki perangkat keras 32-bit yang kuat untuk masanya, namun diluncurkan dengan </text:span><text:span text:style-name="Strong_20_Emphasis"><text:span text:style-name="T1">harga yang sangat mahal</text:span></text:span><text:span text:style-name="T1"> ($699 di AS) dan model lisensi perangkat keras yang unik (diproduksi oleh beberapa perusahaan seperti Panasonic, Sanyo, GoldStar) yang gagal menarik dukungan developer secara luas. </text:span></text:p>
                  </text:list-item>
                  <text:list-item>
                    <text:p text:style-name="P255"><text:span text:style-name="Strong_20_Emphasis"><text:span text:style-name="T1">Atari Jaguar CD (1995):</text:span></text:span><text:span text:style-name="T1"> Add-on CD untuk konsol Atari Jaguar yang sudah berjuang keras di pasar. Datang terlalu terlambat dan tidak mampu menyelamatkan platform Jaguar dari kegagalan. </text:span></text:p>
                  </text:list-item>
                  <text:list-item>
                    <text:p text:style-name="P255"><text:span text:style-name="Strong_20_Emphasis"><text:span text:style-name="T1">Commodore CDTV (1991) &amp; Amiga CD32 (1993):</text:span></text:span><text:span text:style-name="T1"> Upaya dari Commodore untuk memasuki pasar multimedia/konsol berbasis CD, keduanya juga gagal meraih sukses komersial yang signifikan. </text:span></text:p>
                  </text:list-item>
                  <text:list-item>
                    <text:p text:style-name="P18">(Perlu dicatat bahwa ketersediaan dan dampak dari platform-platform spesifik yang seringkali mahal dan gagal ini di pasar seperti Indonesia pada awal hingga pertengahan 90-an kemungkinan sangat terbatas). </text:p>
                  </text:list-item>
                </text:list>
              </text:list-item>
            </text:list>
            <text:p text:style-name="P22"><text:span text:style-name="Strong_20_Emphasis"><text:span text:style-name="T1">Demam dan Kekecewaan Full Motion Video (FMV):</text:span></text:span></text:p>
            <text:p text:style-name="P22"><text:span text:style-name="T1">Salah satu tren terbesar (dan paling dikritik) yang dimungkinkan oleh CD-ROM adalah </text:span><text:span text:style-name="Strong_20_Emphasis"><text:span text:style-name="T1">game berbasis FMV</text:span></text:span><text:span text:style-name="T1">.</text:span></text:p>
            <text:list xml:id="list5791779295630015047" text:style-name="L70">
              <text:list-item>
                <text:p text:style-name="P256"><text:span text:style-name="Strong_20_Emphasis"><text:span text:style-name="T1">Daya Tarik Awal:</text:span></text:span><text:span text:style-name="T1"> Ide menggunakan aktor sungguhan dan set nyata tampak seperti langkah logis menuju realisme sinematik dalam game. </text:span></text:p>
              </text:list-item>
              <text:list-item>
                <text:p text:style-name="P256"><text:span text:style-name="Strong_20_Emphasis"><text:span text:style-name="T1">Realitas yang Mengecewakan:</text:span></text:span><text:span text:style-name="T1"> Namun, dalam praktiknya, sebagian besar game FMV menderita masalah fundamental: </text:span><text:span text:style-name="Strong_20_Emphasis"><text:span text:style-name="T1">interaktivitas yang sangat minim</text:span></text:span><text:span text:style-name="T1"> (pemain seringkali hanya menonton klip video dan membuat pilihan sederhana atau menekan tombol pada waktu yang tepat), </text:span><text:span text:style-name="Strong_20_Emphasis"><text:span text:style-name="T1">kualitas video yang buruk</text:span></text:span><text:span text:style-name="T1"> (kompresi berat, resolusi rendah, seringkali ditampilkan dalam jendela kecil), akting dan produksi yang seringkali berkualitas </text:span><text:span text:style-name="Strong_20_Emphasis"><text:span text:style-name="T1">film kelas B ('cheesy')</text:span></text:span><text:span text:style-name="T1">, dan </text:span><text:span text:style-name="Strong_20_Emphasis"><text:span text:style-name="T1">gameplay yang dangkal dan repetitif</text:span></text:span><text:span text:style-name="T1">. Contoh terkenal termasuk </text:span><text:span text:style-name="Emphasis"><text:span text:style-name="T1">Night Trap</text:span></text:span><text:span text:style-name="T1">, </text:span><text:span text:style-name="Emphasis"><text:span text:style-name="T1">Mad Dog McCree</text:span></text:span><text:span text:style-name="T1">, </text:span><text:span text:style-name="Emphasis"><text:span text:style-name="T1">Dragon's Lair</text:span></text:span><text:span text:style-name="T1"> (versi CD), dan </text:span><text:span text:style-name="Emphasis"><text:span text:style-name="T1">Sewer Shark</text:span></text:span><text:span text:style-name="T1">. </text:span></text:p>
              </text:list-item>
              <text:list-item>
                <text:p text:style-name="P77"><text:soft-page-break/><text:span text:style-name="Strong_20_Emphasis"><text:span text:style-name="T1">Pengecualian yang Sukses:</text:span></text:span><text:span text:style-name="T1"> Meskipun demikian, ada beberapa game yang menggunakan FMV atau elemen video secara lebih efektif. Game puzzle atmosferik </text:span><text:span text:style-name="Emphasis"><text:span text:style-name="Strong_20_Emphasis"><text:span text:style-name="T1">The 7th Guest</text:span></text:span></text:span><text:span text:style-name="T1"> (1993) dan </text:span><text:span text:style-name="Emphasis"><text:span text:style-name="Strong_20_Emphasis"><text:span text:style-name="T1">Myst</text:span></text:span></text:span><text:span text:style-name="T1"> (1993) menggunakan video secara terbatas yang dipadukan dengan grafis pre-rendered berkualitas tinggi dan menjadi hit besar di PC. Game simulasi luar angkasa </text:span><text:span text:style-name="Emphasis"><text:span text:style-name="Strong_20_Emphasis"><text:span text:style-name="T1">Wing Commander III: Heart of the Tiger</text:span></text:span></text:span><text:span text:style-name="T1"> (1994) di PC juga sukses menggunakan cutscene FMV dengan aktor terkenal (Mark Hamill, Malcolm McDowell) untuk menyajikan cerita yang epik. </text:span></text:p>
              </text:list-item>
            </text:list>
            <text:p text:style-name="P22"><text:span text:style-name="Strong_20_Emphasis"><text:span text:style-name="T1">Membuka Jalan Menuju Generasi Berikutnya:</text:span></text:span></text:p>
            <text:p text:style-name="P22"><text:span text:style-name="T1">Meskipun era eksperimen awal CD-ROM ini dipenuhi dengan banyak kegagalan komersial dan produk berkualitas rendah (terutama FMV dan konsol add-on/mandiri awal), periode ini </text:span><text:span text:style-name="Strong_20_Emphasis"><text:span text:style-name="T1">sangat penting sebagai fase pembelajaran</text:span></text:span><text:span text:style-name="T1"> bagi industri. Kegagalan dan keberhasilan kecil ini secara kolektif </text:span><text:span text:style-name="Strong_20_Emphasis"><text:span text:style-name="T1">menunjukkan potensi sesungguhnya</text:span></text:span><text:span text:style-name="T1"> dari format CD-ROM: kapasitas penyimpanan besar untuk dunia yang lebih kaya, audio berkualitas tinggi untuk imersi yang lebih baik, dan potensi (jika digunakan dengan bijak) untuk elemen visual baru.</text:span></text:p>
            <text:p text:style-name="P22"><text:span text:style-name="T1">Pengalaman ini, terutama kesuksesan game CD-ROM yang signifikan di platform PC seperti </text:span><text:span text:style-name="Emphasis"><text:span text:style-name="T1">Myst</text:span></text:span><text:span text:style-name="T1"> dan </text:span><text:span text:style-name="Emphasis"><text:span text:style-name="T1">Doom</text:span></text:span><text:span text:style-name="T1"> (versi CD dengan audio lebih baik), membantu </text:span><text:span text:style-name="Strong_20_Emphasis"><text:span text:style-name="T1">memvalidasi CD-ROM sebagai media masa depan</text:span></text:span><text:span text:style-name="T1">. Ini secara langsung </text:span><text:span text:style-name="Strong_20_Emphasis"><text:span text:style-name="T1">membuka jalan bagi adopsi CD-ROM sebagai standar de facto</text:span></text:span><text:span text:style-name="T1"> oleh generasi konsol berikutnya yang akan segera tiba – terutama </text:span><text:span text:style-name="Strong_20_Emphasis"><text:span text:style-name="T1">Sony PlayStation</text:span></text:span><text:span text:style-name="T1"> dan </text:span><text:span text:style-name="Strong_20_Emphasis"><text:span text:style-name="T1">Sega Saturn</text:span></text:span><text:span text:style-name="T1"> – serta memperkuat dominasinya yang berkelanjutan di platform PC, di mana potensi 'multimedia' akhirnya dapat direalisasikan dengan cara yang jauh lebih matang dan memuaskan.</text:span></text:p>
            <text:p text:style-name="P359"/>
            <text:p text:style-name="P22"><text:span text:style-name="T1">Ini adalah prompt terakhir untuk Bab 4. Saya akan menunggu perintah </text:span><text:span text:style-name="Strong_20_Emphasis"><text:span text:style-name="T1">"YAX"</text:span></text:span><text:span text:style-name="T1"> dari Anda untuk melanjutkan ke prompt pertama dari Bab 5 (Pengantar Bab 5).</text:span></text:p>
          </text:section>
          <text:section text:style-name="Sect1" text:name="feedback-form-39">
            <text:p text:style-name="P175"/>
          </text:section>
        </text:section>
        <text:section text:style-name="Sect1" text:name="ac314a3222db8a59">
          <text:p text:style-name="P1"/>
          <text:section text:style-name="Sect1" text:name="user-query-content-40">
            <text:p text:style-name="P356">yax </text:p>
          </text:section>
          <text:p text:style-name="P175"><text:soft-page-break/>Tampilkan alur berpikir</text:p>
          <text:section text:style-name="Sect2" text:name="model-response-message-contentr_ac314a3222db8a59">
            <text:p text:style-name="P22"><text:span text:style-name="T1">Baik, kita sekarang melangkah memasuki era transformasional berikutnya dalam </text:span><text:span text:style-name="Strong_20_Emphasis"><text:span text:style-name="T1">Bab 5: Revolusi 3D dan Era Online (Pertengahan 1990-an - Awal 2000-an)</text:span></text:span><text:span text:style-name="T1">. Berikut adalah jawaban untuk prompt pengantar bab ini:</text:span></text:p>
            <text:p text:style-name="P359"/>
            <text:p text:style-name="P22"><text:span text:style-name="Strong_20_Emphasis"><text:span text:style-name="T1">(Jawaban untuk Prompt Pengantar Bab 5)</text:span></text:span></text:p>
            <text:p text:style-name="P22"><text:span text:style-name="T1">Jika Bab 4 adalah tentang puncak persaingan 2D dan eksperimen awal multimedia, maka Bab 5 menandai sebuah </text:span><text:span text:style-name="Strong_20_Emphasis"><text:span text:style-name="T1">lompatan paradigma</text:span></text:span><text:span text:style-name="T1"> yang sesungguhnya, sebuah periode perubahan fundamental yang efeknya masih sangat kita rasakan dalam lanskap gaming hari ini (April 2025). Pertengahan dekade 1990-an hingga awal 2000-an menyaksikan </text:span><text:span text:style-name="Strong_20_Emphasis"><text:span text:style-name="T1">dua revolusi teknologi besar</text:span></text:span><text:span text:style-name="T1"> yang berjalan beriringan dan secara radikal mengubah cara game dibuat, dimainkan, dan dipahami.</text:span></text:p>
            <text:p text:style-name="P22"><text:span text:style-name="T1">Revolusi pertama adalah </text:span><text:span text:style-name="Strong_20_Emphasis"><text:span text:style-name="T1">lompatan spektakuler ke dimensi ketiga</text:span></text:span><text:span text:style-name="T1">. Setelah bertahun-tahun terpaku pada dunia dua dimensi (sprite) atau trik-trik pseudo-3D, industri game akhirnya memiliki kekuatan komputasi – baik melalui konsol generasi baru maupun kartu grafis khusus di PC – untuk menciptakan dan menjelajahi </text:span><text:span text:style-name="Strong_20_Emphasis"><text:span text:style-name="T1">dunia tiga dimensi (3D) secara </text:span></text:span><text:span text:style-name="Strong_20_Emphasis"><text:span text:style-name="Emphasis"><text:span text:style-name="T1">real-time</text:span></text:span></text:span><text:span text:style-name="T1">. Pergeseran dari piksel datar ke poligon spasial ini bukan sekadar peningkatan visual; ia membuka cakrawala baru untuk desain level, mekanika gameplay, dan tingkat imersi yang belum pernah terbayangkan sebelumnya.</text:span></text:p>
            <text:p text:style-name="P22"><text:span text:style-name="T1">Revolusi kedua, yang tak kalah penting dan saling terkait, adalah </text:span><text:span text:style-name="Strong_20_Emphasis"><text:span text:style-name="T1">ledakan konektivitas online</text:span></text:span><text:span text:style-name="T1">. </text:span><text:span text:style-name="Strong_20_Emphasis"><text:span text:style-name="T1">Internet</text:span></text:span><text:span text:style-name="T1">, yang sebelumnya merupakan domain eksklusif akademisi dan penggemar teknologi, mulai merambah ke rumah-rumah masyarakat umum. Konektivitas yang semakin luas dan (perlahan) semakin cepat ini membuka pintu bagi era baru </text:span><text:span text:style-name="Strong_20_Emphasis"><text:span text:style-name="T1">permainan multiplayer</text:span></text:span><text:span text:style-name="T1"> dalam skala besar, melampaui keterbatasan bermain bersama di satu ruangan (sofa co-op) atau melalui sambungan modem yang lamban. Lebih dari itu, ia memungkinkan lahirnya </text:span><text:span text:style-name="Strong_20_Emphasis"><text:span text:style-name="T1">dunia virtual persisten</text:span></text:span><text:span text:style-name="T1"> pertama yang dihuni oleh ribuan pemain secara bersamaan – cikal bakal dari game online masif (MMO) yang kita kenal sekarang.</text:span></text:p>
            <text:p text:style-name="P22"><text:span text:style-name="T1">Bab ini akan mengupas tuntas bagaimana kedua kekuatan transformasional ini – </text:span><text:span text:style-name="Strong_20_Emphasis"><text:span text:style-name="T1">grafis 3D real-time</text:span></text:span><text:span text:style-name="T1"> dan </text:span><text:span text:style-name="Strong_20_Emphasis"><text:span text:style-name="T1">konektivitas online</text:span></text:span><text:span text:style-name="T1"> – membentuk ulang </text:span><text:soft-page-break/><text:span text:style-name="T1">industri game. Kita akan menjelajahi kemunculan platform-platform ikonik yang menjadi ujung tombak perubahan ini (seperti Sony PlayStation, Nintendo 64, akselerator 3D PC, hingga generasi Dreamcast, PlayStation 2, dan Xbox pertama), menganalisis game-game revolusioner yang mendefinisikan ulang genre dan ekspektasi pemain, serta memahami bagaimana fondasi utama untuk gaming modern – dunia 3D yang imersif dan pengalaman yang terhubung secara global – diletakkan pada periode yang krusial ini.</text:span></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5.1 (Lompatan ke Dimensi Ketiga).</text:span></text:p>
          </text:section>
          <text:section text:style-name="Sect1" text:name="feedback-form-40">
            <text:p text:style-name="P175"/>
          </text:section>
        </text:section>
        <text:section text:style-name="Sect1" text:name="e7e8820be1022c81">
          <text:p text:style-name="P1"/>
          <text:section text:style-name="Sect1" text:name="user-query-content-41">
            <text:p text:style-name="P356">yax </text:p>
          </text:section>
          <text:p text:style-name="P175">Tampilkan alur berpikir</text:p>
          <text:section text:style-name="Sect2" text:name="model-response-message-contentr_e7e8820be1022c81">
            <text:p text:style-name="P22"><text:span text:style-name="T1">Baik, mari kita selami lebih dalam revolusi pertama yang mendefinisikan era pertengahan 1990-an hingga awal 2000-an: </text:span><text:span text:style-name="Strong_20_Emphasis"><text:span text:style-name="T1">Subbab 5.1: Lompatan ke Dimensi Ketiga</text:span></text:span><text:span text:style-name="T1">.</text:span></text:p>
            <text:p text:style-name="P359"/>
            <text:p text:style-name="P22"><text:span text:style-name="Strong_20_Emphasis"><text:span text:style-name="T1">(Jawaban untuk Prompt Isi Mendalam Subbab 5.1)</text:span></text:span></text:p>
            <text:p text:style-name="P22"><text:span text:style-name="T1">Periode pertengahan 1990-an menandai titik balik fundamental dalam estetika dan desain video game. Setelah bertahun-tahun didominasi oleh grafis 2D berbasis sprite atau eksperimen pseudo-3D, industri secara massal melakukan </text:span><text:span text:style-name="Strong_20_Emphasis"><text:span text:style-name="T1">lompatan ke grafis tiga dimensi (3D) </text:span></text:span><text:span text:style-name="Strong_20_Emphasis"><text:span text:style-name="Emphasis"><text:span text:style-name="T1">real-time</text:span></text:span></text:span><text:span text:style-name="T1">. Ini bukan sekadar peningkatan visual; ini adalah revolusi yang mengubah cara game dirancang, dimainkan, dan dirasakan, dimotori oleh persaingan sengit antar konsol generasi baru dan perlombaan teknologi di platform PC.</text:span></text:p>
            <text:p text:style-name="P22"><text:span text:style-name="Strong_20_Emphasis"><text:span text:style-name="T1">Medan Perang Konsol Generasi Kelima (Era 32/64-bit):</text:span></text:span></text:p>
            <text:p text:style-name="P1">Tiga konsol utama bertarung memperebutkan supremasi di era 3D awal ini, masing-masing dengan filosofi, kekuatan, dan kelemahannya sendiri:</text:p>
            <text:list xml:id="list4868638798221144500" text:style-name="L71">
              <text:list-item>
                <text:p text:style-name="P78"><text:span text:style-name="Strong_20_Emphasis"><text:span text:style-name="T1">Sony PlayStation (PS1 / PSX): Sang Pendatang Baru yang Mendominasi</text:span></text:span></text:p>
                <text:list>
                  <text:list-item>
                    <text:p text:style-name="P257"><text:soft-page-break/><text:span text:style-name="Strong_20_Emphasis"><text:span text:style-name="T1">Kisah Masuknya Sony:</text:span></text:span><text:span text:style-name="T1"> Sebuah ironi sejarah, PlayStation lahir dari abu kerjasama yang gagal antara Sony dan Nintendo untuk membuat add-on CD-ROM untuk Super NES. Merasa 'dikhianati', Sony memutuskan untuk terjun langsung ke pasar konsol sendirian, membawa keahlian mereka di bidang elektronik konsumen dan media optik (CD). </text:span></text:p>
                  </text:list-item>
                  <text:list-item>
                    <text:p text:style-name="P257"><text:span text:style-name="Strong_20_Emphasis"><text:span text:style-name="T1">Strategi Kunci:</text:span></text:span><text:span text:style-name="T1"> Sony membuat beberapa keputusan strategis yang krusial: </text:span></text:p>
                    <text:list>
                      <text:list-item>
                        <text:p text:style-name="P257"><text:span text:style-name="Strong_20_Emphasis"><text:span text:style-name="T1">Mengadopsi Penuh CD-ROM:</text:span></text:span><text:span text:style-name="T1"> Ini memungkinkan kapasitas penyimpanan yang masif (sekitar 650MB) dan biaya produksi game yang lebih murah per unit dibandingkan kartrid, membuka pintu bagi konten yang lebih kaya (termasuk FMV dan audio berkualitas CD). </text:span></text:p>
                      </text:list-item>
                      <text:list-item>
                        <text:p text:style-name="P257"><text:span text:style-name="Strong_20_Emphasis"><text:span text:style-name="T1">Menargetkan Audiens Lebih Dewasa:</text:span></text:span><text:span text:style-name="T1"> Dengan kampanye pemasaran yang 'edgy' dan fokus pada game dengan tema yang lebih matang, Sony berhasil memposisikan PlayStation sebagai konsol yang 'keren' bagi remaja dan dewasa muda, melepaskan diri dari citra 'mainan anak-anak' yang terkadang masih melekat pada Nintendo. </text:span></text:p>
                      </text:list-item>
                      <text:list-item>
                        <text:p text:style-name="P257"><text:span text:style-name="Strong_20_Emphasis"><text:span text:style-name="T1">Merangkul Pihak Ketiga:</text:span></text:span><text:span text:style-name="T1"> Belajar dari kesulitan developer di era sebelumnya, Sony secara aktif merangkul developer dan publisher pihak ketiga dengan menyediakan alat pengembangan yang relatif lebih mudah digunakan dan model bisnis yang lebih menarik. Ini menghasilkan dukungan perangkat lunak yang luar biasa melimpah. </text:span></text:p>
                      </text:list-item>
                    </text:list>
                  </text:list-item>
                  <text:list-item>
                    <text:p text:style-name="P257"><text:span text:style-name="Strong_20_Emphasis"><text:span text:style-name="T1">Arsitektur dan Kesuksesan:</text:span></text:span><text:span text:style-name="T1"> PlayStation dirancang dengan fokus kuat pada rendering </text:span><text:span text:style-name="Strong_20_Emphasis"><text:span text:style-name="T1">grafis 3D berbasis poligon</text:span></text:span><text:span text:style-name="T1">. Meskipun memiliki beberapa keterbatasan teknis awal (seperti 'goyangan' tekstur karena kurangnya koreksi perspektif perangkat keras), kemampuannya menghasilkan dunia 3D yang kompleks pada masanya, dikombinasikan dengan strategi di atas, membawanya ke </text:span><text:span text:style-name="Strong_20_Emphasis"><text:span text:style-name="T1">kesuksesan global yang fenomenal</text:span></text:span><text:span text:style-name="T1">, terjual lebih dari 100 juta unit dan secara signifikan memperluas pasar game. (Di Indonesia pada masa </text:span><text:soft-page-break/><text:span text:style-name="T1">itu, popularitas PlayStation kemungkinan besar diperkuat oleh penggunaan media CD, yang sayangnya juga lebih mudah dibajak dibandingkan kartrid, membuatnya sangat populer dan mudah diakses oleh masyarakat luas). </text:span></text:p>
                  </text:list-item>
                  <text:list-item>
                    <text:p text:style-name="P257"><text:span text:style-name="Strong_20_Emphasis"><text:span text:style-name="T1">Game-Game Pendefinisi Era 3D:</text:span></text:span><text:span text:style-name="T1"> Perpustakaan PS1 dipenuhi game 3D ikonik yang membentuk genre: </text:span><text:span text:style-name="Emphasis"><text:span text:style-name="T1">Ridge Racer</text:span></text:span><text:span text:style-name="T1"> dan </text:span><text:span text:style-name="Emphasis"><text:span text:style-name="T1">Tekken</text:span></text:span><text:span text:style-name="T1"> (menunjukkan kekuatan port arkade 3D), </text:span><text:span text:style-name="Emphasis"><text:span text:style-name="T1">Wipeout</text:span></text:span><text:span text:style-name="T1"> (balapan futuristik penuh gaya), </text:span><text:span text:style-name="Emphasis"><text:span text:style-name="T1">Crash Bandicoot</text:span></text:span><text:span text:style-name="T1"> (maskot platformer 3D Sony), </text:span><text:span text:style-name="Emphasis"><text:span text:style-name="T1">Tomb Raider</text:span></text:span><text:span text:style-name="T1"> (aksi-petualangan 3D dengan protagonis wanita ikonik), </text:span><text:span text:style-name="Emphasis"><text:span text:style-name="T1">Resident Evil</text:span></text:span><text:span text:style-name="T1"> (mempelopori genre survival horror), </text:span><text:span text:style-name="Emphasis"><text:span text:style-name="T1">Gran Turismo</text:span></text:span><text:span text:style-name="T1"> (standar baru untuk simulasi balap realistis), </text:span><text:span text:style-name="Emphasis"><text:span text:style-name="T1">Metal Gear Solid</text:span></text:span><text:span text:style-name="T1"> (revolusi dalam narasi sinematik dan stealth action), dan tentu saja, </text:span><text:span text:style-name="Emphasis"><text:span text:style-name="Strong_20_Emphasis"><text:span text:style-name="T1">Final Fantasy VII</text:span></text:span></text:span><text:span text:style-name="T1"> (1997) – JRPG epik dari Squaresoft yang menjadi blockbuster global, membuktikan daya tarik cerita mendalam di konsol, dan secara signifikan membantu PS1 memenangkan 'perang' konsol, terutama di pasar Barat. </text:span></text:p>
                  </text:list-item>
                </text:list>
              </text:list-item>
              <text:list-item>
                <text:p text:style-name="P78"><text:span text:style-name="Strong_20_Emphasis"><text:span text:style-name="T1">Nintendo 64 (N64): Inovasi Kontrol di Tengah Keterbatasan Kartrid</text:span></text:span></text:p>
                <text:list>
                  <text:list-item>
                    <text:p text:style-name="P257"><text:span text:style-name="Strong_20_Emphasis"><text:span text:style-name="T1">Keputusan Kontroversial:</text:span></text:span><text:span text:style-name="T1"> Berbeda dengan Sony dan Sega, Nintendo membuat keputusan yang banyak diperdebatkan untuk </text:span><text:span text:style-name="Strong_20_Emphasis"><text:span text:style-name="T1">tetap menggunakan format kartrid</text:span></text:span><text:span text:style-name="T1"> untuk N64 (diluncurkan 1996). Alasannya termasuk waktu muat (loading time) yang lebih cepat dan lebih sulit dibajak. Namun, ini membawa </text:span><text:span text:style-name="Strong_20_Emphasis"><text:span text:style-name="T1">kelemahan signifikan</text:span></text:span><text:span text:style-name="T1">: kapasitas penyimpanan yang jauh lebih kecil (biasanya 8MB hingga 64MB) dibandingkan CD, dan biaya produksi kartrid yang lebih mahal, membuat harga game N64 cenderung lebih tinggi. </text:span></text:p>
                  </text:list-item>
                  <text:list-item>
                    <text:p text:style-name="P257"><text:span text:style-name="Strong_20_Emphasis"><text:span text:style-name="T1">Kekuatan dan Kelemahan Perangkat Keras:</text:span></text:span><text:span text:style-name="T1"> N64 membanggakan </text:span><text:span text:style-name="Strong_20_Emphasis"><text:span text:style-name="T1">arsitektur 64-bit</text:span></text:span><text:span text:style-name="T1"> yang kuat (hasil kerjasama dengan Silicon Graphics/SGI) dan fitur grafis canggih seperti </text:span><text:span text:style-name="Emphasis"><text:span text:style-name="T1">anti-aliasing</text:span></text:span><text:span text:style-name="T1"> bawaan yang menghaluskan tepi poligon. Inovasi terbesarnya adalah </text:span><text:span text:style-name="Strong_20_Emphasis"><text:span text:style-name="T1">stik analog (analog stick)</text:span></text:span><text:span text:style-name="T1"> pada kontrolernya, yang </text:span><text:span text:style-name="Strong_20_Emphasis"><text:span text:style-name="T1">merevolusi cara mengontrol gerakan karakter</text:span></text:span><text:span text:style-name="T1"> dalam ruang 3D, menjadi standar industri hingga hari </text:span><text:soft-page-break/><text:span text:style-name="T1">ini. Namun, keterbatasan kapasitas kartrid sering memaksa developer menggunakan </text:span><text:span text:style-name="Strong_20_Emphasis"><text:span text:style-name="T1">tekstur beresolusi rendah</text:span></text:span><text:span text:style-name="T1"> yang dikompresi (membuat banyak game N64 terlihat 'kabur' dibandingkan PS1) dan membatasi penggunaan cutscene FMV atau audio berkualitas tinggi. </text:span></text:p>
                  </text:list-item>
                  <text:list-item>
                    <text:p text:style-name="P257"><text:span text:style-name="Strong_20_Emphasis"><text:span text:style-name="T1">Mahakarya First-Party:</text:span></text:span><text:span text:style-name="T1"> Nintendo mengandalkan kekuatan studio internalnya dan mitra dekat (seperti Rare) untuk menghasilkan beberapa game 3D paling berpengaruh dan dicintai sepanjang masa: </text:span><text:span text:style-name="Emphasis"><text:span text:style-name="Strong_20_Emphasis"><text:span text:style-name="T1">Super Mario 64</text:span></text:span></text:span><text:span text:style-name="T1"> (dianggap sebagai cetak biru kontrol dan desain level platformer 3D), </text:span><text:span text:style-name="Emphasis"><text:span text:style-name="Strong_20_Emphasis"><text:span text:style-name="T1">The Legend of Zelda: Ocarina of Time</text:span></text:span></text:span><text:span text:style-name="T1"> (sering disebut sebagai salah satu game terbaik sepanjang masa, memperkenalkan sistem </text:span><text:span text:style-name="Emphasis"><text:span text:style-name="T1">Z-targeting</text:span></text:span><text:span text:style-name="T1"> dan dunia 3D yang luas), </text:span><text:span text:style-name="Emphasis"><text:span text:style-name="Strong_20_Emphasis"><text:span text:style-name="T1">GoldenEye 007</text:span></text:span></text:span><text:span text:style-name="T1"> (dikembangkan Rare, merevolusi genre FPS di konsol, terutama mode multiplayer split-screen-nya), </text:span><text:span text:style-name="Emphasis"><text:span text:style-name="T1">Mario Kart 64</text:span></text:span><text:span text:style-name="T1">, </text:span><text:span text:style-name="Emphasis"><text:span text:style-name="T1">Star Fox 64</text:span></text:span><text:span text:style-name="T1"> (dikenal sebagai </text:span><text:span text:style-name="Emphasis"><text:span text:style-name="T1">Lylat Wars</text:span></text:span><text:span text:style-name="T1"> di Eropa/Australia), </text:span><text:span text:style-name="Emphasis"><text:span text:style-name="T1">Super Smash Bros.</text:span></text:span><text:span text:style-name="T1"> </text:span></text:p>
                  </text:list-item>
                </text:list>
              </text:list-item>
              <text:list-item>
                <text:p text:style-name="P78"><text:span text:style-name="Strong_20_Emphasis"><text:span text:style-name="T1">Sega Saturn: Kekuatan 2D di Dunia 3D</text:span></text:span></text:p>
                <text:list>
                  <text:list-item>
                    <text:p text:style-name="P257"><text:span text:style-name="Strong_20_Emphasis"><text:span text:style-name="T1">Arsitektur Kompleks:</text:span></text:span><text:span text:style-name="T1"> Diluncurkan hampir bersamaan dengan PlayStation (1994 di Jepang, 1995 di Amerika Utara/Eropa), Saturn memiliki </text:span><text:span text:style-name="Strong_20_Emphasis"><text:span text:style-name="T1">arsitektur perangkat keras yang sangat kompleks</text:span></text:span><text:span text:style-name="T1">, terutama penggunaan dua CPU paralel. Meskipun kuat di atas kertas, arsitektur ini terkenal </text:span><text:span text:style-name="Strong_20_Emphasis"><text:span text:style-name="T1">sulit diprogram secara efisien untuk grafis 3D</text:span></text:span><text:span text:style-name="T1">, membuatnya kalah bersaing dengan PlayStation yang lebih fokus pada 3D. </text:span></text:p>
                  </text:list-item>
                  <text:list-item>
                    <text:p text:style-name="P257"><text:span text:style-name="Strong_20_Emphasis"><text:span text:style-name="T1">Perjuangan Pasar:</text:span></text:span><text:span text:style-name="T1"> Saturn mengalami </text:span><text:span text:style-name="Strong_20_Emphasis"><text:span text:style-name="T1">peluncuran yang kacau dan terburu-buru</text:span></text:span><text:span text:style-name="T1"> di Amerika Utara, diluncurkan dengan harga lebih mahal daripada PlayStation, dan kesulitan mendapatkan dukungan kuat dari developer pihak ketiga untuk game 3D. Akibatnya, penjualannya </text:span><text:span text:style-name="Strong_20_Emphasis"><text:span text:style-name="T1">jauh tertinggal</text:span></text:span><text:span text:style-name="T1"> di pasar Barat dibandingkan PS1 dan N64, meskipun cukup sukses untuk sementara waktu di Jepang berkat perpustakaan game 2D yang kuat (terutama fighting game dan shoot 'em up) serta port game arkade Sega yang populer. </text:span></text:p>
                  </text:list-item>
                  <text:list-item>
                    <text:p text:style-name="P78"><text:span text:style-name="Strong_20_Emphasis"><text:span text:style-name="T1">Game-game Penting:</text:span></text:span><text:span text:style-name="T1"> Saturn unggul dalam menampilkan </text:span><text:soft-page-break/><text:span text:style-name="T1">game 2D yang indah. Namun, ia juga memiliki beberapa game 3D yang patut dicatat, seperti seri </text:span><text:span text:style-name="Emphasis"><text:span text:style-name="T1">Virtua Fighter</text:span></text:span><text:span text:style-name="T1"> (upaya membawa pengalaman arkade 3D ke rumah), </text:span><text:span text:style-name="Emphasis"><text:span text:style-name="T1">Nights into Dreams...</text:span></text:span><text:span text:style-name="T1"> (game unik dari Sonic Team), dan seri </text:span><text:span text:style-name="Emphasis"><text:span text:style-name="T1">Panzer Dragoon</text:span></text:span><text:span text:style-name="T1"> (termasuk RPG </text:span><text:span text:style-name="Emphasis"><text:span text:style-name="T1">Panzer Dragoon Saga</text:span></text:span><text:span text:style-name="T1"> yang langka dan sangat dihargai). </text:span></text:p>
                  </text:list-item>
                </text:list>
              </text:list-item>
            </text:list>
            <text:p text:style-name="P22"><text:span text:style-name="Strong_20_Emphasis"><text:span text:style-name="T1">Perlombaan Senjata Grafis di PC:</text:span></text:span></text:p>
            <text:p text:style-name="P1">Secara paralel, PC juga mengalami revolusi 3D-nya sendiri, didorong oleh munculnya kartu grafis khusus:</text:p>
            <text:list xml:id="list5174063651711053925" text:style-name="L72">
              <text:list-item>
                <text:p text:style-name="P258"><text:span text:style-name="Strong_20_Emphasis"><text:span text:style-name="T1">Kebutuhan Akselerasi:</text:span></text:span><text:span text:style-name="T1"> Menjalankan game 3D yang kompleks hanya dengan CPU utama terbukti sangat lambat dan tidak efisien. Diperlukan perangkat keras khusus untuk menangani rendering grafis 3D. </text:span></text:p>
              </text:list-item>
              <text:list-item>
                <text:p text:style-name="P258"><text:span text:style-name="Strong_20_Emphasis"><text:span text:style-name="T1">Era Kejayaan 3dfx Voodoo:</text:span></text:span><text:span text:style-name="T1"> Kartu grafis </text:span><text:span text:style-name="Strong_20_Emphasis"><text:span text:style-name="T1">3dfx Voodoo Graphics</text:span></text:span><text:span text:style-name="T1"> (1996) menjadi pengubah permainan. Dengan menggunakan </text:span><text:span text:style-name="Strong_20_Emphasis"><text:span text:style-name="T1">API (Application Programming Interface) proprietary-nya, Glide</text:span></text:span><text:span text:style-name="T1">, Voodoo menawarkan peningkatan kinerja 3D yang luar biasa dibandingkan rendering perangkat lunak (software rendering) oleh CPU. Kartu ini menjadi standar de facto bagi gamer PC serius selama beberapa tahun, dan dukungan Glide menjadi fitur wajib bagi banyak game PC papan atas saat itu. </text:span></text:p>
              </text:list-item>
              <text:list-item>
                <text:p text:style-name="P258"><text:span text:style-name="Strong_20_Emphasis"><text:span text:style-name="T1">Persaingan dan Standarisasi API:</text:span></text:span><text:span text:style-name="T1"> Kesuksesan Voodoo memicu persaingan ketat. </text:span><text:span text:style-name="Strong_20_Emphasis"><text:span text:style-name="T1">Nvidia</text:span></text:span><text:span text:style-name="T1"> muncul dengan seri Riva (Riva 128, Riva TNT) dan </text:span><text:span text:style-name="Strong_20_Emphasis"><text:span text:style-name="T1">ATI</text:span></text:span><text:span text:style-name="T1"> (kemudian diakuisisi AMD) dengan seri Rage. Terjadi 'perang API' antara Glide, </text:span><text:span text:style-name="Strong_20_Emphasis"><text:span text:style-name="T1">Direct3D</text:span></text:span><text:span text:style-name="T1"> dari Microsoft (bagian dari DirectX yang menjadi standar di Windows), dan </text:span><text:span text:style-name="Strong_20_Emphasis"><text:span text:style-name="T1">OpenGL</text:span></text:span><text:span text:style-name="T1"> (API lintas platform). Akhirnya, Direct3D dan OpenGL menjadi standar industri, dan 3dfx, meskipun sempat dominan, akhirnya memudar dan diakuisisi oleh Nvidia. </text:span></text:p>
              </text:list-item>
              <text:list-item>
                <text:p text:style-name="P79"><text:span text:style-name="Strong_20_Emphasis"><text:span text:style-name="T1">Mendorong Batas Kemampuan PC:</text:span></text:span><text:span text:style-name="T1"> Perlombaan kartu grafis ini memungkinkan PC seringkali berada di </text:span><text:span text:style-name="Strong_20_Emphasis"><text:span text:style-name="T1">ujung tombak teknologi 3D</text:span></text:span><text:span text:style-name="T1">, menghasilkan game-game yang secara visual paling mengesankan pada masanya, seperti engine 3D sejati pertama dari id Software di </text:span><text:span text:style-name="Emphasis"><text:span text:style-name="Strong_20_Emphasis"><text:span text:style-name="T1">Quake</text:span></text:span></text:span><text:span text:style-name="T1"> (1996), versi PC dari </text:span><text:span text:style-name="Emphasis"><text:span text:style-name="T1">Tomb Raider</text:span></text:span><text:span text:style-name="T1">, game dengan engine revolusioner dari Epic Games, </text:span><text:span text:style-name="Emphasis"><text:span text:style-name="Strong_20_Emphasis"><text:span text:style-name="T1">Unreal</text:span></text:span></text:span><text:span text:style-name="T1"> (1998), dan mahakarya naratif </text:span><text:soft-page-break/><text:span text:style-name="T1">sekaligus teknis dari Valve, </text:span><text:span text:style-name="Emphasis"><text:span text:style-name="Strong_20_Emphasis"><text:span text:style-name="T1">Half-Life</text:span></text:span></text:span><text:span text:style-name="T1"> (1998). </text:span></text:p>
              </text:list-item>
            </text:list>
            <text:p text:style-name="P22"><text:span text:style-name="Strong_20_Emphasis"><text:span text:style-name="T1">Merancang Gameplay untuk Dimensi Ketiga:</text:span></text:span></text:p>
            <text:p text:style-name="P22"><text:span text:style-name="T1">Transisi ke 3D bukan hanya soal visual; ia secara fundamental </text:span><text:span text:style-name="Strong_20_Emphasis"><text:span text:style-name="T1">mengubah cara game dirancang dan dimainkan</text:span></text:span><text:span text:style-name="T1">:</text:span></text:p>
            <text:list xml:id="list2687221251871517107" text:style-name="L73">
              <text:list-item>
                <text:p text:style-name="P259"><text:span text:style-name="Strong_20_Emphasis"><text:span text:style-name="T1">Tantangan Kontrol dan Kamera:</text:span></text:span><text:span text:style-name="T1"> Mengendalikan karakter dan mengelola kamera dalam ruang 3D menjadi tantangan besar awal. Solusi inovatif seperti </text:span><text:span text:style-name="Strong_20_Emphasis"><text:span text:style-name="T1">stik analog N64</text:span></text:span><text:span text:style-name="T1"> dan sistem penguncian target (</text:span><text:span text:style-name="Strong_20_Emphasis"><text:span text:style-name="T1">Z-targeting</text:span></text:span><text:span text:style-name="T1"> di </text:span><text:span text:style-name="Emphasis"><text:span text:style-name="T1">Ocarina of Time</text:span></text:span><text:span text:style-name="T1">) menjadi standar baru. </text:span></text:p>
              </text:list-item>
              <text:list-item>
                <text:p text:style-name="P80"><text:span text:style-name="Strong_20_Emphasis"><text:span text:style-name="T1">Evolusi Genre:</text:span></text:span><text:span text:style-name="T1"> Genre baru lahir, seperti </text:span><text:span text:style-name="Strong_20_Emphasis"><text:span text:style-name="T1">platformer 3D</text:span></text:span><text:span text:style-name="T1"> (</text:span><text:span text:style-name="Emphasis"><text:span text:style-name="T1">Super Mario 64</text:span></text:span><text:span text:style-name="T1">, </text:span><text:span text:style-name="Emphasis"><text:span text:style-name="T1">Crash Bandicoot</text:span></text:span><text:span text:style-name="T1">, </text:span><text:span text:style-name="Emphasis"><text:span text:style-name="T1">Spyro the Dragon</text:span></text:span><text:span text:style-name="T1">) yang fokus pada navigasi ruang, dan </text:span><text:span text:style-name="Strong_20_Emphasis"><text:span text:style-name="T1">survival horror</text:span></text:span><text:span text:style-name="T1"> (</text:span><text:span text:style-name="Emphasis"><text:span text:style-name="T1">Resident Evil</text:span></text:span><text:span text:style-name="T1">, </text:span><text:span text:style-name="Emphasis"><text:span text:style-name="T1">Silent Hill</text:span></text:span><text:span text:style-name="T1">) yang menggunakan sudut pandang kamera tetap atau kontrol 'tank' untuk membangun ketegangan. Genre-genre yang sudah ada seperti </text:span><text:span text:style-name="Strong_20_Emphasis"><text:span text:style-name="T1">FPS</text:span></text:span><text:span text:style-name="T1">, </text:span><text:span text:style-name="Strong_20_Emphasis"><text:span text:style-name="T1">RPG</text:span></text:span><text:span text:style-name="T1">, </text:span><text:span text:style-name="Strong_20_Emphasis"><text:span text:style-name="T1">game balap</text:span></text:span><text:span text:style-name="T1">, dan </text:span><text:span text:style-name="Strong_20_Emphasis"><text:span text:style-name="T1">game aksi</text:span></text:span><text:span text:style-name="T1"> juga harus beradaptasi secara signifikan untuk memanfaatkan kedalaman dan kebebasan yang ditawarkan oleh ruang 3D. </text:span></text:p>
              </text:list-item>
            </text:list>
            <text:p text:style-name="P1">Era pertengahan 90-an hingga awal 2000-an adalah periode krusial di mana fondasi visual dan interaktif untuk sebagian besar game modern diletakkan, baik di konsol maupun PC, berkat lompatan berani ke dimensi ketiga.</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5.2 (Dunia Terhubung: Awal Mula Game Online).</text:span></text:p>
          </text:section>
          <text:section text:style-name="Sect1" text:name="feedback-form-41">
            <text:p text:style-name="P175"/>
          </text:section>
        </text:section>
        <text:section text:style-name="Sect1" text:name="ca9f64218984a270">
          <text:p text:style-name="P1"/>
          <text:section text:style-name="Sect1" text:name="user-query-content-42">
            <text:p text:style-name="P356">yax </text:p>
          </text:section>
          <text:p text:style-name="P175">Tampilkan alur berpikir</text:p>
          <text:section text:style-name="Sect2" text:name="model-response-message-contentr_ca9f64218984a270">
            <text:p text:style-name="P22"><text:span text:style-name="T1">Baik, mari kita jelajahi revolusi kedua yang berjalan secara paralel dengan lompatan ke 3D: </text:span><text:span text:style-name="Strong_20_Emphasis"><text:span text:style-name="T1">Subbab 5.2: Dunia Terhubung: Awal Mula Game Online</text:span></text:span><text:span text:style-name="T1">.</text:span></text:p>
            <text:p text:style-name="P359"/>
            <text:p text:style-name="P22"><text:span text:style-name="Strong_20_Emphasis"><text:span text:style-name="T1">(Jawaban untuk Prompt Isi Mendalam Subbab 5.2)</text:span></text:span></text:p>
            <text:p text:style-name="P22"><text:soft-page-break/><text:span text:style-name="T1">Sementara grafis 3D mengubah </text:span><text:span text:style-name="Emphasis"><text:span text:style-name="T1">apa</text:span></text:span><text:span text:style-name="T1"> yang kita lihat di layar, revolusi lain yang tak kalah penting sedang mengubah </text:span><text:span text:style-name="Emphasis"><text:span text:style-name="T1">dengan siapa</text:span></text:span><text:span text:style-name="T1"> dan </text:span><text:span text:style-name="Emphasis"><text:span text:style-name="T1">bagaimana</text:span></text:span><text:span text:style-name="T1"> kita bermain: munculnya </text:span><text:span text:style-name="Strong_20_Emphasis"><text:span text:style-name="T1">konektivitas online</text:span></text:span><text:span text:style-name="T1"> sebagai kekuatan transformatif dalam dunia game. Periode pertengahan 1990-an hingga awal 2000-an adalah saksi bagaimana game bertransisi dari pengalaman yang sebagian besar bersifat soliter atau terbatas pada multiplayer lokal, menjadi medium yang terhubung secara global.</text:span></text:p>
            <text:p text:style-name="P22"><text:span text:style-name="Strong_20_Emphasis"><text:span text:style-name="T1">Akar-Akar Konektivitas Sebelum Era Internet Massal:</text:span></text:span></text:p>
            <text:p text:style-name="P1">Jauh sebelum internet ada di setiap rumah, benih-benih permainan terhubung telah ditanam:</text:p>
            <text:list xml:id="list1096523604947774789" text:style-name="L74">
              <text:list-item>
                <text:p text:style-name="P260"><text:span text:style-name="Strong_20_Emphasis"><text:span text:style-name="T1">Eksperimen Awal:</text:span></text:span><text:span text:style-name="T1"> Sistem seperti PLATO di universitas pada tahun 1970-an sudah memungkinkan permainan multiplayer melalui jaringan terminal terpusat. Di era 1980-an, pengguna </text:span><text:span text:style-name="Strong_20_Emphasis"><text:span text:style-name="T1">Bulletin Board Systems (BBSes)</text:span></text:span><text:span text:style-name="T1"> yang terhubung melalui modem dial-up bisa memainkan "door games" berbasis teks secara bergantian. </text:span></text:p>
              </text:list-item>
              <text:list-item>
                <text:p text:style-name="P260"><text:span text:style-name="Strong_20_Emphasis"><text:span text:style-name="T1">Era Keemasan LAN Party:</text:span></text:span><text:span text:style-name="T1"> Bagi gamer PC di tahun 90-an, </text:span><text:span text:style-name="Strong_20_Emphasis"><text:span text:style-name="T1">Local Area Network (LAN)</text:span></text:span><text:span text:style-name="T1"> menjadi sangat krusial. Game seperti </text:span><text:span text:style-name="Emphasis"><text:span text:style-name="Strong_20_Emphasis"><text:span text:style-name="T1">Doom</text:span></text:span></text:span><text:span text:style-name="T1">, </text:span><text:span text:style-name="Emphasis"><text:span text:style-name="Strong_20_Emphasis"><text:span text:style-name="T1">Quake</text:span></text:span></text:span><text:span text:style-name="T1">, </text:span><text:span text:style-name="Emphasis"><text:span text:style-name="Strong_20_Emphasis"><text:span text:style-name="T1">Warcraft II</text:span></text:span></text:span><text:span text:style-name="T1">, dan </text:span><text:span text:style-name="Emphasis"><text:span text:style-name="Strong_20_Emphasis"><text:span text:style-name="T1">StarCraft</text:span></text:span></text:span><text:span text:style-name="T1"> memicu budaya </text:span><text:span text:style-name="Strong_20_Emphasis"><text:span text:style-name="T1">LAN party</text:span></text:span><text:span text:style-name="T1">, di mana para pemain secara fisik membawa komputer mereka (lengkap dengan monitor CRT yang berat) ke satu lokasi (rumah teman, aula sewaan) untuk menghubungkan mesin mereka dan bermain multiplayer secara intens dan bebas lag. Ini adalah pengalaman sosial yang kuat dan langkah penting menuju permainan berjaringan, meskipun terbatas secara geografis. </text:span></text:p>
              </text:list-item>
              <text:list-item>
                <text:p text:style-name="P81"><text:span text:style-name="Strong_20_Emphasis"><text:span text:style-name="T1">Keterbatasan Dial-Up:</text:span></text:span><text:span text:style-name="T1"> Bermain langsung antar dua pemain melalui </text:span><text:span text:style-name="Strong_20_Emphasis"><text:span text:style-name="T1">modem dial-up</text:span></text:span><text:span text:style-name="T1"> juga dimungkinkan, tetapi sangat terbatas oleh kecepatan yang lambat dan </text:span><text:span text:style-name="Strong_20_Emphasis"><text:span text:style-name="T1">latensi (keterlambatan)</text:span></text:span><text:span text:style-name="T1"> yang tinggi, membuatnya hanya cocok untuk game 1v1 yang lebih lambat (seperti strategi) atau implementasi FPS awal yang seringkali membuat frustrasi. </text:span></text:p>
              </text:list-item>
            </text:list>
            <text:p text:style-name="P22"><text:span text:style-name="Strong_20_Emphasis"><text:span text:style-name="T1">Internet Membuka Gerbang Banjir:</text:span></text:span></text:p>
            <text:p text:style-name="P22"><text:span text:style-name="T1">Titik balik terjadi ketika </text:span><text:span text:style-name="Strong_20_Emphasis"><text:span text:style-name="T1">akses internet rumahan</text:span></text:span><text:span text:style-name="T1"> mulai menyebar luas di pertengahan hingga akhir 1990-an, meskipun awalnya masih didominasi oleh koneksi </text:span><text:span text:style-name="Strong_20_Emphasis"><text:span text:style-name="T1">dial-up</text:span></text:span><text:span text:style-name="T1"> yang lambat di banyak tempat.</text:span></text:p>
            <text:list xml:id="list7608062769634788067" text:style-name="L75">
              <text:list-item>
                <text:p text:style-name="P261"><text:soft-page-break/><text:span text:style-name="Strong_20_Emphasis"><text:span text:style-name="T1">Layanan Perantara:</text:span></text:span><text:span text:style-name="T1"> Muncul layanan pintar seperti </text:span><text:span text:style-name="Strong_20_Emphasis"><text:span text:style-name="T1">Kali</text:span></text:span><text:span text:style-name="T1">, </text:span><text:span text:style-name="Strong_20_Emphasis"><text:span text:style-name="T1">MPlayer</text:span></text:span><text:span text:style-name="T1">, dan </text:span><text:span text:style-name="Strong_20_Emphasis"><text:span text:style-name="T1">TEN (Total Entertainment Network)</text:span></text:span><text:span text:style-name="T1"> yang berfungsi sebagai 'jembatan', memungkinkan game yang awalnya dirancang hanya untuk LAN (seperti </text:span><text:span text:style-name="Emphasis"><text:span text:style-name="T1">Doom</text:span></text:span><text:span text:style-name="T1">, </text:span><text:span text:style-name="Emphasis"><text:span text:style-name="T1">Warcraft II</text:span></text:span><text:span text:style-name="T1">) dimainkan melalui internet dengan 'menipu' game agar mengira sedang berada di jaringan lokal. Layanan ini sangat penting di masa transisi. </text:span></text:p>
              </text:list-item>
              <text:list-item>
                <text:p text:style-name="P261"><text:span text:style-name="Strong_20_Emphasis"><text:span text:style-name="T1">Upaya Awal Konsol:</text:span></text:span><text:span text:style-name="T1"> Beberapa konsol mencoba mengintegrasikan fitur online, seperti modem add-on </text:span><text:span text:style-name="Strong_20_Emphasis"><text:span text:style-name="T1">NetLink</text:span></text:span><text:span text:style-name="T1"> untuk Sega Saturn, namun adopsi dan dukungannya sangat terbatas pada era ini (sebelum Dreamcast benar-benar memprioritaskannya). </text:span></text:p>
              </text:list-item>
              <text:list-item>
                <text:p text:style-name="P82"><text:span text:style-name="Strong_20_Emphasis"><text:span text:style-name="T1">Konteks Infrastruktur (Penting untuk Indonesia):</text:span></text:span><text:span text:style-name="T1"> Perlu ditekankan bahwa ledakan awal game online ini </text:span><text:span text:style-name="Strong_20_Emphasis"><text:span text:style-name="T1">sangat bergantung pada ketersediaan infrastruktur internet</text:span></text:span><text:span text:style-name="T1"> yang memadai (koneksi yang relatif cepat, stabil, terjangkau, dan memiliki latensi rendah). Di banyak negara berkembang, termasuk </text:span><text:span text:style-name="Strong_20_Emphasis"><text:span text:style-name="T1">Indonesia</text:span></text:span><text:span text:style-name="T1">, pada periode akhir 90-an hingga awal 2000-an, akses internet seperti ini </text:span><text:span text:style-name="Strong_20_Emphasis"><text:span text:style-name="T1">masih sangat terbatas dan mahal</text:span></text:span><text:span text:style-name="T1"> bagi sebagian besar masyarakat. Akibatnya, pengalaman bermain game online secara masif melalui dial-up, apalagi game MMO awal yang membutuhkan koneksi persisten, kemungkinan besar merupakan </text:span><text:span text:style-name="Strong_20_Emphasis"><text:span text:style-name="T1">fenomena yang jauh lebih niche dan kurang merata</text:span></text:span><text:span text:style-name="T1"> dibandingkan di Amerika Utara, Eropa, atau negara-negara Asia Timur seperti Korea Selatan dan Jepang. Budaya LAN party, terutama di warung internet (warnet) yang mulai menjamur di kemudian hari, mungkin menjadi bentuk permainan multiplayer berjaringan yang lebih umum di Indonesia pada periode awal ini. </text:span></text:p>
              </text:list-item>
            </text:list>
            <text:p text:style-name="P22"><text:span text:style-name="Strong_20_Emphasis"><text:span text:style-name="T1">Dunia Teks Persisten: MUDs (Multi-User Dungeons)</text:span></text:span></text:p>
            <text:p text:style-name="P22"><text:span text:style-name="T1">Sebelum dunia virtual grafis meledak, </text:span><text:span text:style-name="Strong_20_Emphasis"><text:span text:style-name="T1">MUDs</text:span></text:span><text:span text:style-name="T1"> telah meletakkan fondasinya di ranah teks. Diakses melalui koneksi internet sederhana (seperti Telnet), MUDs adalah </text:span><text:span text:style-name="Strong_20_Emphasis"><text:span text:style-name="T1">dunia online berbasis teks yang persisten</text:span></text:span><text:span text:style-name="T1"> di mana ribuan pemain bisa masuk secara bersamaan. Pemain membuat karakter, menjelajahi ruangan yang dideskripsikan melalui teks, berinteraksi dengan objek, NPC, dan pemain lain menggunakan perintah teks sederhana (misalnya, </text:span><text:span text:style-name="Source_20_Text"><text:span text:style-name="T1">lihat pedang</text:span></text:span><text:span text:style-name="T1">, </text:span><text:span text:style-name="Source_20_Text"><text:span text:style-name="T1">ambil obor</text:span></text:span><text:span text:style-name="T1">, </text:span><text:span text:style-name="Source_20_Text"><text:span text:style-name="T1">serang goblin</text:span></text:span><text:span text:style-name="T1">, </text:span><text:span text:style-name="Source_20_Text"><text:span text:style-name="T1">bicara Budi</text:span></text:span><text:span text:style-name="T1">). MUDs sangat menekankan </text:span><text:span text:style-name="Strong_20_Emphasis"><text:span text:style-name="T1">imajinasi, role-playing, dan interaksi sosial</text:span></text:span><text:span text:style-name="T1">. Mereka </text:span><text:soft-page-break/><text:span text:style-name="T1">adalah </text:span><text:span text:style-name="Strong_20_Emphasis"><text:span text:style-name="T1">leluhur konseptual langsung</text:span></text:span><text:span text:style-name="T1"> dari MMORPG modern, memperkenalkan ide-ide kunci seperti dunia persisten, komunitas online, sistem progresi karakter, pertarungan (PvP/PvE), dan ekonomi virtual.</text:span></text:p>
            <text:p text:style-name="P22"><text:span text:style-name="Strong_20_Emphasis"><text:span text:style-name="T1">Kelahiran Raksasa: MMORPG Grafis Pertama</text:span></text:span></text:p>
            <text:p text:style-name="P22"><text:span text:style-name="T1">Era akhir 90-an menyaksikan penerjemahan konsep MUD ke dalam dunia grafis 3D (atau isometrik), melahirkan genre baru yang akan mendominasi lanskap online selama bertahun-tahun: </text:span><text:span text:style-name="Strong_20_Emphasis"><text:span text:style-name="T1">Massively Multiplayer Online Role-Playing Game (MMORPG)</text:span></text:span><text:span text:style-name="T1">. Dua judul perintis menonjol:</text:span></text:p>
            <text:list xml:id="list1192110671398712718" text:style-name="L76">
              <text:list-item>
                <text:p text:style-name="P262"><text:span text:style-name="Emphasis"><text:span text:style-name="Strong_20_Emphasis"><text:span text:style-name="T1">Ultima Online (UO) (1997):</text:span></text:span></text:span><text:span text:style-name="T1"> Dikembangkan oleh Origin Systems di bawah arahan </text:span><text:span text:style-name="Strong_20_Emphasis"><text:span text:style-name="T1">Richard Garriott</text:span></text:span><text:span text:style-name="T1"> (pencipta seri RPG </text:span><text:span text:style-name="Emphasis"><text:span text:style-name="T1">Ultima</text:span></text:span><text:span text:style-name="T1">). </text:span><text:span text:style-name="Emphasis"><text:span text:style-name="T1">UO</text:span></text:span><text:span text:style-name="T1"> adalah sebuah terobosan: ia menawarkan </text:span><text:span text:style-name="Strong_20_Emphasis"><text:span text:style-name="T1">dunia fantasi persisten berskala besar</text:span></text:span><text:span text:style-name="T1"> dalam tampilan isometrik, di mana ribuan pemain bisa hidup, berinteraksi, membangun rumah, membuat barang (crafting), dan membentuk masyarakat virtual. Fitur utamanya adalah </text:span><text:span text:style-name="Strong_20_Emphasis"><text:span text:style-name="T1">sistem progresi berbasis skill</text:span></text:span><text:span text:style-name="T1"> (bukan level) dan </text:span><text:span text:style-name="Strong_20_Emphasis"><text:span text:style-name="T1">kebebasan pemain yang ekstrem</text:span></text:span><text:span text:style-name="T1">, termasuk sistem </text:span><text:span text:style-name="Strong_20_Emphasis"><text:span text:style-name="T1">Player vs. Player (PvP) yang sangat terbuka</text:span></text:span><text:span text:style-name="T1"> (pemain bisa menyerang dan membunuh pemain lain hampir di mana saja), yang menciptakan dinamika sosial yang kompleks sekaligus seringkali brutal ('player killing'). Meskipun dilanda banyak </text:span><text:span text:style-name="Strong_20_Emphasis"><text:span text:style-name="T1">masalah teknis awal</text:span></text:span><text:span text:style-name="T1"> (lag, bug, server down), </text:span><text:span text:style-name="Emphasis"><text:span text:style-name="T1">UO</text:span></text:span><text:span text:style-name="T1"> membuktikan potensi komersial dan daya tarik dari dunia virtual online yang persisten dan digerakkan pemain. </text:span></text:p>
              </text:list-item>
              <text:list-item>
                <text:p text:style-name="P262"><text:span text:style-name="Emphasis"><text:span text:style-name="Strong_20_Emphasis"><text:span text:style-name="T1">EverQuest (EQ) (1999):</text:span></text:span></text:span><text:span text:style-name="T1"> Dikembangkan oleh Verant Interactive (kemudian menjadi Sony Online Entertainment). </text:span><text:span text:style-name="Emphasis"><text:span text:style-name="T1">EQ</text:span></text:span><text:span text:style-name="T1"> mengambil pendekatan yang berbeda. Ia menggunakan </text:span><text:span text:style-name="Strong_20_Emphasis"><text:span text:style-name="T1">grafis 3D penuh</text:span></text:span><text:span text:style-name="T1"> (meskipun masih kaku menurut standar sekarang) dan memperkenalkan sistem </text:span><text:span text:style-name="Strong_20_Emphasis"><text:span text:style-name="T1">berbasis kelas (class-based)</text:span></text:span><text:span text:style-name="T1"> yang menekankan </text:span><text:span text:style-name="Strong_20_Emphasis"><text:span text:style-name="T1">kerja sama tim dan saling ketergantungan antar kelas</text:span></text:span><text:span text:style-name="T1"> untuk mengatasi tantangan </text:span><text:span text:style-name="Strong_20_Emphasis"><text:span text:style-name="T1">Player vs. Environment (PvE)</text:span></text:span><text:span text:style-name="T1">. Fokus utamanya adalah pada petualangan kelompok di </text:span><text:span text:style-name="Emphasis"><text:span text:style-name="T1">dungeon</text:span></text:span><text:span text:style-name="T1">, mengalahkan monster kuat, dan mendapatkan </text:span><text:span text:style-name="Emphasis"><text:span text:style-name="T1">loot</text:span></text:span><text:span text:style-name="T1"> (harta karun). </text:span><text:span text:style-name="Emphasis"><text:span text:style-name="T1">EQ</text:span></text:span><text:span text:style-name="T1"> terkenal karena gameplay-nya yang </text:span><text:span text:style-name="Strong_20_Emphasis"><text:span text:style-name="T1">sangat menantang, memakan waktu, dan adiktif</text:span></text:span><text:span text:style-name="T1">, hingga mendapat julukan "EverCrack". Kesuksesannya yang masif </text:span><text:span text:style-name="Strong_20_Emphasis"><text:span text:style-name="T1">sangat memengaruhi desain MMO generasi berikutnya</text:span></text:span><text:span text:style-name="T1">, termasuk </text:span><text:span text:style-name="Emphasis"><text:span text:style-name="T1">World of Warcraft</text:span></text:span><text:span text:style-name="T1">. </text:span></text:p>
              </text:list-item>
              <text:list-item>
                <text:p text:style-name="P83"><text:soft-page-break/><text:span text:style-name="Strong_20_Emphasis"><text:span text:style-name="T1">Pelopor Lain:</text:span></text:span><text:span text:style-name="T1"> Perlu juga disebut MMO grafis awal lainnya seperti </text:span><text:span text:style-name="Emphasis"><text:span text:style-name="Strong_20_Emphasis"><text:span text:style-name="T1">Meridian 59</text:span></text:span></text:span><text:span text:style-name="T1"> (1996), yang sering dianggap sebagai MMO 3D pertama, dan </text:span><text:span text:style-name="Emphasis"><text:span text:style-name="Strong_20_Emphasis"><text:span text:style-name="T1">Asheron's Call</text:span></text:span></text:span><text:span text:style-name="T1"> (1999). </text:span></text:p>
              </text:list-item>
            </text:list>
            <text:p text:style-name="P22"><text:span text:style-name="Strong_20_Emphasis"><text:span text:style-name="T1">Aksi Cepat Melalui Jaringan:</text:span></text:span></text:p>
            <text:p text:style-name="P1">Di luar dunia RPG yang kompleks, internet juga merevolusi genre aksi cepat, terutama First-Person Shooter (FPS) di PC:</text:p>
            <text:list xml:id="list2115822496310444266" text:style-name="L77">
              <text:list-item>
                <text:p text:style-name="P263"><text:span text:style-name="Strong_20_Emphasis"><text:span text:style-name="T1">Era </text:span></text:span><text:span text:style-name="Strong_20_Emphasis"><text:span text:style-name="Emphasis"><text:span text:style-name="T1">QuakeWorld</text:span></text:span></text:span><text:span text:style-name="Strong_20_Emphasis"><text:span text:style-name="T1">:</text:span></text:span><text:span text:style-name="T1"> id Software merilis </text:span><text:span text:style-name="Emphasis"><text:span text:style-name="Strong_20_Emphasis"><text:span text:style-name="T1">QuakeWorld</text:span></text:span></text:span><text:span text:style-name="T1"> pada tahun 1996, sebuah pembaruan untuk </text:span><text:span text:style-name="Emphasis"><text:span text:style-name="T1">Quake</text:span></text:span><text:span text:style-name="T1"> yang mengimplementasikan </text:span><text:span text:style-name="Strong_20_Emphasis"><text:span text:style-name="T1">arsitektur client-server</text:span></text:span><text:span text:style-name="T1"> yang lebih baik dan </text:span><text:span text:style-name="Strong_20_Emphasis"><text:span text:style-name="T1">prediksi sisi klien (client-side prediction)</text:span></text:span><text:span text:style-name="T1">. Ini secara signifikan </text:span><text:span text:style-name="Strong_20_Emphasis"><text:span text:style-name="T1">memperbaiki pengalaman bermain FPS melalui koneksi internet</text:span></text:span><text:span text:style-name="T1"> dengan latensi tinggi (seperti dial-up), membuatnya jauh lebih lancar dan responsif dibandingkan model peer-to-peer sebelumnya. </text:span></text:p>
              </text:list-item>
              <text:list-item>
                <text:p text:style-name="P84"><text:span text:style-name="Strong_20_Emphasis"><text:span text:style-name="T1">Shooter Online Kompetitif:</text:span></text:span><text:span text:style-name="T1"> Kesuksesan </text:span><text:span text:style-name="Emphasis"><text:span text:style-name="T1">QuakeWorld</text:span></text:span><text:span text:style-name="T1"> membuka jalan bagi ledakan FPS online kompetitif. Game seperti </text:span><text:span text:style-name="Emphasis"><text:span text:style-name="Strong_20_Emphasis"><text:span text:style-name="T1">Unreal Tournament</text:span></text:span></text:span><text:span text:style-name="T1"> (1999) dari Epic Games dan, yang paling fenomenal, </text:span><text:span text:style-name="Emphasis"><text:span text:style-name="Strong_20_Emphasis"><text:span text:style-name="T1">Counter-Strike</text:span></text:span></text:span><text:span text:style-name="T1"> (dimulai sebagai mod untuk </text:span><text:span text:style-name="Emphasis"><text:span text:style-name="T1">Half-Life</text:span></text:span><text:span text:style-name="T1"> pada 1999, dirilis resmi oleh Valve pada 2000) menjadi sangat populer, membangun komunitas online yang besar dan meletakkan dasar bagi kancah esports FPS modern. </text:span></text:p>
              </text:list-item>
            </text:list>
            <text:p text:style-name="P1">Era ini adalah masa ketika bermain game mulai bertransisi dari aktivitas pribadi atau lokal menjadi pengalaman sosial global yang terhubung, meskipun aksesibilitasnya masih sangat bervariasi di seluruh dunia.</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5.3 (Konsol Generasi Keenam: Dreamcast, PS2, GameCube, Xbox).</text:span></text:p>
          </text:section>
          <text:section text:style-name="Sect1" text:name="feedback-form-42">
            <text:p text:style-name="P175"/>
          </text:section>
        </text:section>
        <text:section text:style-name="Sect1" text:name="fa5e91f209c7612f">
          <text:p text:style-name="P1"/>
          <text:section text:style-name="Sect1" text:name="user-query-content-43">
            <text:p text:style-name="P356">yax </text:p>
          </text:section>
          <text:p text:style-name="P175">Tampilkan alur berpikir</text:p>
          <text:section text:style-name="Sect2" text:name="model-response-message-contentr_fa5e91f209c7612f">
            <text:p text:style-name="P22"><text:span text:style-name="T1">Baik, mari kita bahas </text:span><text:span text:style-name="Strong_20_Emphasis"><text:span text:style-name="T1">generasi konsol keenam</text:span></text:span><text:span text:style-name="T1"> (sekitar 1998-2005), sebuah periode penting di mana grafis 3D mencapai tingkat kematangan </text:span><text:soft-page-break/><text:span text:style-name="T1">baru dan konektivitas online mulai diintegrasikan secara lebih serius ke dalam pengalaman konsol. Berikut adalah pembahasan mendalam untuk </text:span><text:span text:style-name="Strong_20_Emphasis"><text:span text:style-name="T1">Subbab 5.3: Konsol Generasi Keenam: Dreamcast, PS2, GameCube, Xbox</text:span></text:span><text:span text:style-name="T1">.</text:span></text:p>
            <text:p text:style-name="P359"/>
            <text:p text:style-name="P22"><text:span text:style-name="Strong_20_Emphasis"><text:span text:style-name="T1">(Jawaban untuk Prompt Isi Mendalam Subbab 5.3)</text:span></text:span></text:p>
            <text:p text:style-name="P1">Memasuki akhir milenium, industri konsol bersiap untuk lompatan generasi berikutnya. Era ini menyaksikan kematangan teknologi 3D yang dimulai di generasi sebelumnya, serta upaya yang lebih serius – meskipun dengan pendekatan yang sangat berbeda – untuk membawa pengalaman online ke ruang keluarga. Empat pemain utama meramaikan medan perang generasi keenam ini:</text:p>
            <text:p text:style-name="P22"><text:span text:style-name="Strong_20_Emphasis"><text:span text:style-name="T1">1. Sega Dreamcast (1998 JP, 1999 NA/EU): Inovasi Cemerlang, Akhir yang Tragis</text:span></text:span></text:p>
            <text:list xml:id="list2488710812811694315" text:style-name="L78">
              <text:list-item>
                <text:p text:style-name="P264"><text:span text:style-name="Strong_20_Emphasis"><text:span text:style-name="T1">Pionir yang Berani:</text:span></text:span><text:span text:style-name="T1"> Diluncurkan lebih dulu dari para pesaingnya, Dreamcast adalah konsol yang penuh </text:span><text:span text:style-name="Strong_20_Emphasis"><text:span text:style-name="T1">inovasi</text:span></text:span><text:span text:style-name="T1"> dan sering dianggap 'di depan masanya'. Ia menjadi konsol pertama yang menyertakan </text:span><text:span text:style-name="Strong_20_Emphasis"><text:span text:style-name="T1">modem built-in</text:span></text:span><text:span text:style-name="T1"> sebagai fitur standar, menunjukkan visi Sega akan masa depan game online. Fitur unik lainnya adalah </text:span><text:span text:style-name="Strong_20_Emphasis"><text:span text:style-name="T1">VMU (Visual Memory Unit)</text:span></text:span><text:span text:style-name="T1">, sebuah kartu memori dengan layar LCD kecil yang bisa menampilkan informasi game atau bahkan dimainkan sebagai mini-game terpisah. Dreamcast menggunakan format disk proprietary GD-ROM (Gigabyte Disc ROM) yang berkapasitas sekitar 1GB. </text:span></text:p>
              </text:list-item>
              <text:list-item>
                <text:p text:style-name="P264"><text:span text:style-name="Strong_20_Emphasis"><text:span text:style-name="T1">Peluncuran Kuat &amp; Perpustakaan Berkualitas:</text:span></text:span><text:span text:style-name="T1"> Dreamcast memiliki salah satu jajaran game peluncuran terbaik saat itu, memamerkan kemampuan grafisnya yang impresif (berbasis teknologi NAOMI arcade Sega). Judul-judul awal yang menonjol termasuk </text:span><text:span text:style-name="Emphasis"><text:span text:style-name="T1">Sonic Adventure</text:span></text:span><text:span text:style-name="T1">, game fighting 3D yang memukau </text:span><text:span text:style-name="Emphasis"><text:span text:style-name="T1">Soul Calibur</text:span></text:span><text:span text:style-name="T1">, game pertarungan arena </text:span><text:span text:style-name="Emphasis"><text:span text:style-name="T1">Power Stone</text:span></text:span><text:span text:style-name="T1">, dan seri olahraga realistis </text:span><text:span text:style-name="Emphasis"><text:span text:style-name="T1">NFL 2K</text:span></text:span><text:span text:style-name="T1"> &amp; </text:span><text:span text:style-name="Emphasis"><text:span text:style-name="T1">NBA 2K</text:span></text:span><text:span text:style-name="T1"> (yang secara serius menantang dominasi EA Sports). </text:span></text:p>
              </text:list-item>
              <text:list-item>
                <text:p text:style-name="P264"><text:span text:style-name="Strong_20_Emphasis"><text:span text:style-name="T1">Pelopor Online Konsol:</text:span></text:span><text:span text:style-name="T1"> Peran Dreamcast dalam </text:span><text:span text:style-name="Strong_20_Emphasis"><text:span text:style-name="T1">mempelopori game online di konsol</text:span></text:span><text:span text:style-name="T1"> tidak bisa diremehkan. Game seperti MMORPG-lite </text:span><text:span text:style-name="Emphasis"><text:span text:style-name="Strong_20_Emphasis"><text:span text:style-name="T1">Phantasy Star Online</text:span></text:span></text:span><text:span text:style-name="T1"> menjadi sangat populer dan </text:span><text:soft-page-break/><text:span text:style-name="T1">membuktikan bahwa pengalaman online yang kompleks dan adiktif bisa berhasil di konsol. Game lain seperti </text:span><text:span text:style-name="Emphasis"><text:span text:style-name="T1">Quake III Arena</text:span></text:span><text:span text:style-name="T1"> dan game puzzle </text:span><text:span text:style-name="Emphasis"><text:span text:style-name="T1">ChuChu Rocket!</text:span></text:span><text:span text:style-name="T1"> juga memanfaatkan kemampuan online-nya. </text:span></text:p>
              </text:list-item>
              <text:list-item>
                <text:p text:style-name="P85"><text:span text:style-name="Strong_20_Emphasis"><text:span text:style-name="T1">Kegagalan Komersial dan Mundurnya Sega:</text:span></text:span><text:span text:style-name="T1"> Meskipun mendapatkan pujian kritis dan memiliki basis penggemar yang setia, Dreamcast </text:span><text:span text:style-name="Strong_20_Emphasis"><text:span text:style-name="T1">gagal secara komersial</text:span></text:span><text:span text:style-name="T1"> dalam jangka panjang. Beberapa faktor penyebabnya: </text:span><text:span text:style-name="Strong_20_Emphasis"><text:span text:style-name="T1">reputasi merek Sega yang sudah tercoreng</text:span></text:span><text:span text:style-name="T1"> akibat kegagalan add-on Sega CD dan konsol Saturn di pasar Barat; </text:span><text:span text:style-name="Strong_20_Emphasis"><text:span text:style-name="T1">antisipasi pasar yang luar biasa besar terhadap PlayStation 2</text:span></text:span><text:span text:style-name="T1"> yang akan datang; </text:span><text:span text:style-name="Strong_20_Emphasis"><text:span text:style-name="T1">kurangnya fitur pemutar DVD</text:span></text:span><text:span text:style-name="T1"> (yang menjadi nilai jual utama PS2); dan yang sangat fatal, format </text:span><text:span text:style-name="Strong_20_Emphasis"><text:span text:style-name="T1">GD-ROM ternyata relatif mudah dibajak</text:span></text:span><text:span text:style-name="T1">, yang merugikan penjualan perangkat lunak secara signifikan. Akibat kerugian finansial yang terus membengkak, Sega membuat keputusan menyakitkan untuk </text:span><text:span text:style-name="Strong_20_Emphasis"><text:span text:style-name="T1">menghentikan produksi Dreamcast pada tahun 2001</text:span></text:span><text:span text:style-name="T1"> dan </text:span><text:span text:style-name="Strong_20_Emphasis"><text:span text:style-name="T1">mundur sepenuhnya dari bisnis perangkat keras konsol</text:span></text:span><text:span text:style-name="T1">, bertransformasi menjadi penerbit perangkat lunak pihak ketiga hingga hari ini. </text:span></text:p>
              </text:list-item>
            </text:list>
            <text:p text:style-name="P22"><text:span text:style-name="Strong_20_Emphasis"><text:span text:style-name="T1">2. Sony PlayStation 2 (PS2) (2000): Dominasi Absolut Sang Raksasa</text:span></text:span></text:p>
            <text:list xml:id="list124083194709100467" text:style-name="L79">
              <text:list-item>
                <text:p text:style-name="P265"><text:span text:style-name="Strong_20_Emphasis"><text:span text:style-name="T1">Mesin Penjual Terlaris:</text:span></text:span><text:span text:style-name="T1"> PS2 bukan sekadar konsol; ia adalah sebuah fenomena. Ia melanjutkan kesuksesan luar biasa pendahulunya dan menjadi </text:span><text:span text:style-name="Strong_20_Emphasis"><text:span text:style-name="T1">konsol game rumahan terlaris sepanjang masa</text:span></text:span><text:span text:style-name="T1"> (terjual lebih dari 155 juta unit di seluruh dunia). </text:span></text:p>
              </text:list-item>
              <text:list-item>
                <text:p text:style-name="P265"><text:span text:style-name="Strong_20_Emphasis"><text:span text:style-name="T1">Faktor Kesuksesan yang Tak Terbendung:</text:span></text:span><text:span text:style-name="T1"> Dominasi PS2 didorong oleh kombinasi beberapa faktor kunci: </text:span></text:p>
                <text:list>
                  <text:list-item>
                    <text:p text:style-name="P265"><text:span text:style-name="Strong_20_Emphasis"><text:span text:style-name="T1">Kompatibilitas Mundur (Backwards Compatibility):</text:span></text:span><text:span text:style-name="T1"> Kemampuan untuk memainkan hampir semua game PS1 yang sudah dimiliki konsumen adalah nilai jual yang sangat besar saat peluncuran. </text:span></text:p>
                  </text:list-item>
                  <text:list-item>
                    <text:p text:style-name="P265"><text:span text:style-name="Strong_20_Emphasis"><text:span text:style-name="T1">Pemutar DVD Bawaan:</text:span></text:span><text:span text:style-name="T1"> Di saat pemutar DVD mandiri masih mahal, PS2 menawarkan fungsi ganda sebagai konsol game canggih </text:span><text:span text:style-name="Emphasis"><text:span text:style-name="T1">dan</text:span></text:span><text:span text:style-name="T1"> pemutar film DVD yang terjangkau, menjadikannya pusat hiburan ruang keluarga yang menarik bagi khalayak luas di luar gamer hardcore. </text:span></text:p>
                  </text:list-item>
                  <text:list-item>
                    <text:p text:style-name="P265"><text:span text:style-name="Strong_20_Emphasis"><text:span text:style-name="T1">Dukungan Pihak Ketiga Masif:</text:span></text:span><text:span text:style-name="T1"> Sony mempertahankan </text:span><text:soft-page-break/><text:span text:style-name="T1">hubungan baik dengan developer dan publisher, memastikan PS2 mendapatkan </text:span><text:span text:style-name="Strong_20_Emphasis"><text:span text:style-name="T1">dukungan perangkat lunak pihak ketiga yang tak tertandingi</text:span></text:span><text:span text:style-name="T1">, menghasilkan perpustakaan game terbesar dan paling beragam di generasinya. </text:span></text:p>
                  </text:list-item>
                </text:list>
              </text:list-item>
              <text:list-item>
                <text:p text:style-name="P265"><text:span text:style-name="Strong_20_Emphasis"><text:span text:style-name="T1">Perpustakaan Game Legendaris:</text:span></text:span><text:span text:style-name="T1"> PS2 memiliki koleksi game ikonik yang luar biasa melimpah di hampir semua genre: seri </text:span><text:span text:style-name="Emphasis"><text:span text:style-name="Strong_20_Emphasis"><text:span text:style-name="T1">Grand Theft Auto</text:span></text:span></text:span><text:span text:style-name="T1"> (</text:span><text:span text:style-name="Emphasis"><text:span text:style-name="T1">III</text:span></text:span><text:span text:style-name="T1">, </text:span><text:span text:style-name="Emphasis"><text:span text:style-name="T1">Vice City</text:span></text:span><text:span text:style-name="T1">, </text:span><text:span text:style-name="Emphasis"><text:span text:style-name="T1">San Andreas</text:span></text:span><text:span text:style-name="T1">) yang merevolusi genre open-world; sekuel stealth sinematik </text:span><text:span text:style-name="Emphasis"><text:span text:style-name="Strong_20_Emphasis"><text:span text:style-name="T1">Metal Gear Solid 2: Sons of Liberty</text:span></text:span></text:span><text:span text:style-name="T1"> &amp; </text:span><text:span text:style-name="Emphasis"><text:span text:style-name="Strong_20_Emphasis"><text:span text:style-name="T1">3: Snake Eater</text:span></text:span></text:span><text:span text:style-name="T1">; JRPG blockbuster seperti </text:span><text:span text:style-name="Emphasis"><text:span text:style-name="Strong_20_Emphasis"><text:span text:style-name="T1">Final Fantasy X</text:span></text:span></text:span><text:span text:style-name="T1">; simulator balap realistis </text:span><text:span text:style-name="Emphasis"><text:span text:style-name="Strong_20_Emphasis"><text:span text:style-name="T1">Gran Turismo 3: A-Spec</text:span></text:span></text:span><text:span text:style-name="T1"> &amp; </text:span><text:span text:style-name="Emphasis"><text:span text:style-name="Strong_20_Emphasis"><text:span text:style-name="T1">4</text:span></text:span></text:span><text:span text:style-name="T1">; seri action RPG menawan </text:span><text:span text:style-name="Emphasis"><text:span text:style-name="Strong_20_Emphasis"><text:span text:style-name="T1">Kingdom Hearts</text:span></text:span></text:span><text:span text:style-name="T1">; aksi brutal </text:span><text:span text:style-name="Emphasis"><text:span text:style-name="Strong_20_Emphasis"><text:span text:style-name="T1">God of War</text:span></text:span></text:span><text:span text:style-name="T1"> &amp; </text:span><text:span text:style-name="Emphasis"><text:span text:style-name="Strong_20_Emphasis"><text:span text:style-name="T1">God of War II</text:span></text:span></text:span><text:span text:style-name="T1">; game aksi penuh gaya </text:span><text:span text:style-name="Emphasis"><text:span text:style-name="Strong_20_Emphasis"><text:span text:style-name="T1">Devil May Cry</text:span></text:span></text:span><text:span text:style-name="T1">; mahakarya artistik dari Team Ico, </text:span><text:span text:style-name="Emphasis"><text:span text:style-name="Strong_20_Emphasis"><text:span text:style-name="T1">ICO</text:span></text:span></text:span><text:span text:style-name="T1"> &amp; </text:span><text:span text:style-name="Emphasis"><text:span text:style-name="Strong_20_Emphasis"><text:span text:style-name="T1">Shadow of the Colossus</text:span></text:span></text:span><text:span text:style-name="T1">; platformer populer </text:span><text:span text:style-name="Emphasis"><text:span text:style-name="Strong_20_Emphasis"><text:span text:style-name="T1">Jak and Daxter</text:span></text:span></text:span><text:span text:style-name="T1"> &amp; </text:span><text:span text:style-name="Emphasis"><text:span text:style-name="Strong_20_Emphasis"><text:span text:style-name="T1">Ratchet &amp; Clank</text:span></text:span></text:span><text:span text:style-name="T1">; dan masih banyak lagi. </text:span></text:p>
              </text:list-item>
              <text:list-item>
                <text:p text:style-name="P265"><text:span text:style-name="Strong_20_Emphasis"><text:span text:style-name="T1">Pendekatan Online Bertahap:</text:span></text:span><text:span text:style-name="T1"> Pendekatan Sony terhadap game online awalnya lebih hati-hati. PS2 memerlukan pembelian </text:span><text:span text:style-name="Strong_20_Emphasis"><text:span text:style-name="T1">Network Adaptor</text:span></text:span><text:span text:style-name="T1"> terpisah (yang dipasang di bagian belakang konsol) untuk bisa terhubung online. Meskipun demikian, beberapa game online penting dirilis, seperti shooter taktis </text:span><text:span text:style-name="Emphasis"><text:span text:style-name="Strong_20_Emphasis"><text:span text:style-name="T1">SOCOM U.S. Navy SEALs</text:span></text:span></text:span><text:span text:style-name="T1"> (yang sangat populer di AS), serta MMO </text:span><text:span text:style-name="Emphasis"><text:span text:style-name="Strong_20_Emphasis"><text:span text:style-name="T1">Final Fantasy XI</text:span></text:span></text:span><text:span text:style-name="T1"> dan </text:span><text:span text:style-name="Emphasis"><text:span text:style-name="Strong_20_Emphasis"><text:span text:style-name="T1">EverQuest Online Adventures</text:span></text:span></text:span><text:span text:style-name="T1">. Namun, pengalaman online di PS2 secara umum kurang terintegrasi dan mulus dibandingkan Xbox Live. </text:span></text:p>
              </text:list-item>
              <text:list-item>
                <text:p text:style-name="P86"><text:span text:style-name="Strong_20_Emphasis"><text:span text:style-name="T1">Konteks Indonesia:</text:span></text:span><text:span text:style-name="T1"> Di Indonesia, PS2 kemungkinan besar menjadi </text:span><text:span text:style-name="Strong_20_Emphasis"><text:span text:style-name="T1">konsol yang paling dominan dan merakyat</text:span></text:span><text:span text:style-name="T1"> di generasinya. Faktor pemutar DVD dan terutama </text:span><text:span text:style-name="Strong_20_Emphasis"><text:span text:style-name="T1">kemudahan mendapatkan game bajakan</text:span></text:span><text:span text:style-name="T1"> dalam format DVD membuatnya sangat terjangkau dan populer di berbagai kalangan, jauh melampaui pesaingnya. </text:span></text:p>
              </text:list-item>
            </text:list>
            <text:p text:style-name="P22"><text:span text:style-name="Strong_20_Emphasis"><text:span text:style-name="T1">3. Nintendo GameCube (GCN) (2001): Kualitas Unik, Fokus Berbeda</text:span></text:span></text:p>
            <text:list xml:id="list3796781017493309598" text:style-name="L80">
              <text:list-item>
                <text:p text:style-name="P266"><text:span text:style-name="Strong_20_Emphasis"><text:span text:style-name="T1">Desain Khas dan Kekuatan Tersembunyi:</text:span></text:span><text:span text:style-name="T1"> GameCube tampil beda dengan desain </text:span><text:span text:style-name="Strong_20_Emphasis"><text:span text:style-name="T1">kubus kompak</text:span></text:span><text:span text:style-name="T1"> berwarna-warni (ungu menjadi warna ikonik) dan pegangan untuk portabilitas. Meskipun terlihat 'imut', ia memiliki </text:span><text:span text:style-name="Strong_20_Emphasis"><text:span text:style-name="T1">perangkat keras yang kuat</text:span></text:span><text:span text:style-name="T1"> (CPU "Gekko" berbasis PowerPC dari IBM, GPU "Flipper" dari ATI), dalam beberapa aspek bahkan lebih unggul dari PS2. Nintendo memilih format disk </text:span><text:span text:style-name="Strong_20_Emphasis"><text:span text:style-name="T1">mini-DVD proprietary</text:span></text:span><text:span text:style-name="T1"> berkapasitas 1.5GB, yang membantu mencegah </text:span><text:soft-page-break/><text:span text:style-name="T1">pembajakan tetapi membatasi kapasitas dibandingkan DVD standar. </text:span></text:p>
              </text:list-item>
              <text:list-item>
                <text:p text:style-name="P266"><text:span text:style-name="Strong_20_Emphasis"><text:span text:style-name="T1">Fokus pada Kualitas dan Multiplayer Lokal:</text:span></text:span><text:span text:style-name="T1"> Strategi Nintendo tetap konsisten: fokus pada penciptaan </text:span><text:span text:style-name="Strong_20_Emphasis"><text:span text:style-name="T1">game-game </text:span></text:span><text:span text:style-name="Strong_20_Emphasis"><text:span text:style-name="Emphasis"><text:span text:style-name="T1">first-party</text:span></text:span></text:span><text:span text:style-name="Strong_20_Emphasis"><text:span text:style-name="T1"> berkualitas sangat tinggi</text:span></text:span><text:span text:style-name="T1"> dengan gameplay yang inovatif dan polesan sempurna, serta mempertahankan penekanan kuat pada </text:span><text:span text:style-name="Strong_20_Emphasis"><text:span text:style-name="T1">pengalaman multiplayer lokal</text:span></text:span><text:span text:style-name="T1"> (GameCube memiliki empat port kontroler bawaan sebagai standar). </text:span></text:p>
              </text:list-item>
              <text:list-item>
                <text:p text:style-name="P266"><text:span text:style-name="Strong_20_Emphasis"><text:span text:style-name="T1">Jajaran Game Eksklusif yang Dicintai:</text:span></text:span><text:span text:style-name="T1"> Meskipun penjualannya berada di posisi ketiga di generasinya (sekitar 22 juta unit), GameCube memiliki banyak game eksklusif yang sangat dihargai oleh para penggemar dan kritikus: </text:span><text:span text:style-name="Emphasis"><text:span text:style-name="T1">Super Mario Sunshine</text:span></text:span><text:span text:style-name="T1">, </text:span><text:span text:style-name="Emphasis"><text:span text:style-name="T1">The Legend of Zelda: The Wind Waker</text:span></text:span><text:span text:style-name="T1"> (dengan gaya visual </text:span><text:span text:style-name="Emphasis"><text:span text:style-name="T1">cel-shaded</text:span></text:span><text:span text:style-name="T1"> yang unik dan kontroversial saat itu) &amp; </text:span><text:span text:style-name="Emphasis"><text:span text:style-name="T1">Twilight Princess</text:span></text:span><text:span text:style-name="T1"> (versi GCN dirilis bersamaan dengan versi Wii), reboot FPS yang brilian </text:span><text:span text:style-name="Emphasis"><text:span text:style-name="T1">Metroid Prime</text:span></text:span><text:span text:style-name="T1"> &amp; </text:span><text:span text:style-name="Emphasis"><text:span text:style-name="T1">Metroid Prime 2: Echoes</text:span></text:span><text:span text:style-name="T1">, fenomena fighting game kompetitif </text:span><text:span text:style-name="Emphasis"><text:span text:style-name="Strong_20_Emphasis"><text:span text:style-name="T1">Super Smash Bros. Melee</text:span></text:span></text:span><text:span text:style-name="T1">, simulator kehidupan yang menawan </text:span><text:span text:style-name="Emphasis"><text:span text:style-name="T1">Animal Crossing</text:span></text:span><text:span text:style-name="T1">, game strategi unik </text:span><text:span text:style-name="Emphasis"><text:span text:style-name="T1">Pikmin</text:span></text:span><text:span text:style-name="T1"> &amp; </text:span><text:span text:style-name="Emphasis"><text:span text:style-name="T1">Pikmin 2</text:span></text:span><text:span text:style-name="T1">, </text:span><text:span text:style-name="Emphasis"><text:span text:style-name="T1">Luigi's Mansion</text:span></text:span><text:span text:style-name="T1">, serta mendapatkan eksklusivitas awal untuk mahakarya survival horror </text:span><text:span text:style-name="Emphasis"><text:span text:style-name="Strong_20_Emphasis"><text:span text:style-name="T1">Resident Evil 4</text:span></text:span></text:span><text:span text:style-name="T1">. </text:span></text:p>
              </text:list-item>
              <text:list-item>
                <text:p text:style-name="P87"><text:span text:style-name="Strong_20_Emphasis"><text:span text:style-name="T1">Minim Dukungan Online:</text:span></text:span><text:span text:style-name="T1"> Nintendo mengambil </text:span><text:span text:style-name="Strong_20_Emphasis"><text:span text:style-name="T1">pendekatan yang sangat minimalis</text:span></text:span><text:span text:style-name="T1"> terhadap game online untuk GameCube. Diperlukan pembelian </text:span><text:span text:style-name="Strong_20_Emphasis"><text:span text:style-name="T1">Broadband Adapter</text:span></text:span><text:span text:style-name="T1"> atau </text:span><text:span text:style-name="Strong_20_Emphasis"><text:span text:style-name="T1">Modem Adapter</text:span></text:span><text:span text:style-name="T1"> terpisah, dan hanya </text:span><text:span text:style-name="Strong_20_Emphasis"><text:span text:style-name="T1">segenggam game</text:span></text:span><text:span text:style-name="T1"> yang mendukung fitur online (</text:span><text:span text:style-name="Emphasis"><text:span text:style-name="T1">Phantasy Star Online Episode I &amp; II</text:span></text:span><text:span text:style-name="T1"> adalah contoh paling signifikan). Fokus yang minim pada online ini, ditambah format mini-DVD yang kurang umum, kemungkinan membuatnya kurang menarik bagi pasar Indonesia dibandingkan PS2. </text:span></text:p>
              </text:list-item>
            </text:list>
            <text:p text:style-name="P22"><text:span text:style-name="Strong_20_Emphasis"><text:span text:style-name="T1">4. Microsoft Xbox (2001): Pendatang Baru yang Menggebrak dengan Kekuatan PC dan Visi Online</text:span></text:span></text:p>
            <text:list xml:id="list4674457853984282785" text:style-name="L81">
              <text:list-item>
                <text:p text:style-name="P267"><text:span text:style-name="Strong_20_Emphasis"><text:span text:style-name="T1">Langkah Strategis Microsoft:</text:span></text:span><text:span text:style-name="T1"> Raksasa perangkat lunak Microsoft memasuki pasar konsol dengan </text:span><text:span text:style-name="Strong_20_Emphasis"><text:span text:style-name="T1">langkah berani dan modal besar</text:span></text:span><text:span text:style-name="T1">, sebagian didorong oleh kekhawatiran akan dominasi Sony di ruang keluarga dan keinginan untuk memiliki platform di luar PC. </text:span></text:p>
              </text:list-item>
              <text:list-item>
                <text:p text:style-name="P267"><text:span text:style-name="Strong_20_Emphasis"><text:span text:style-name="T1">Arsitektur Mirip PC dan Fitur Inovatif:</text:span></text:span><text:span text:style-name="T1"> Xbox dirancang dengan </text:span><text:span text:style-name="Strong_20_Emphasis"><text:span text:style-name="T1">arsitektur yang sangat mirip PC</text:span></text:span><text:span text:style-name="T1"> pada masanya (menggunakan CPU </text:span><text:soft-page-break/><text:span text:style-name="T1">berbasis Intel Pentium III dan GPU berbasis Nvidia GeForce 3/4). Ini memudahkankan developer (terutama dari Barat) untuk membuat game untuknya. Dua inovasi perangkat keras kunci untuk konsol saat itu adalah penyertaan </text:span><text:span text:style-name="Strong_20_Emphasis"><text:span text:style-name="T1">hard drive (HDD) internal</text:span></text:span><text:span text:style-name="T1"> sebagai standar (memungkinkan penyimpanan save game tanpa memory card, instalasi game untuk loading lebih cepat, penyimpanan konten unduhan, dan pembaruan sistem) serta </text:span><text:span text:style-name="Strong_20_Emphasis"><text:span text:style-name="T1">port Ethernet bawaan</text:span></text:span><text:span text:style-name="T1"> untuk koneksi internet broadband. </text:span></text:p>
              </text:list-item>
              <text:list-item>
                <text:p text:style-name="P267"><text:span text:style-name="Strong_20_Emphasis"><text:span text:style-name="T1">Xbox Live: Standar Baru Online Gaming:</text:span></text:span><text:span text:style-name="T1"> Fitur andalan Xbox adalah layanan online </text:span><text:span text:style-name="Strong_20_Emphasis"><text:span text:style-name="T1">Xbox Live</text:span></text:span><text:span text:style-name="T1"> (diluncurkan 2002). Ini adalah </text:span><text:span text:style-name="Strong_20_Emphasis"><text:span text:style-name="T1">layanan online yang terintegrasi penuh ke dalam sistem operasi konsol</text:span></text:span><text:span text:style-name="T1">, menawarkan pengalaman yang jauh lebih mulus dan terstandarisasi dibandingkan pendekatan PS2 atau GCN. Fitur kuncinya termasuk </text:span><text:span text:style-name="Strong_20_Emphasis"><text:span text:style-name="T1">daftar teman (Friends List)</text:span></text:span><text:span text:style-name="T1"> terpadu, </text:span><text:span text:style-name="Strong_20_Emphasis"><text:span text:style-name="T1">komunikasi suara (voice chat)</text:span></text:span><text:span text:style-name="T1"> melalui headset sebagai standar (sebuah revolusi untuk interaksi online di konsol), dan model bisnis </text:span><text:span text:style-name="Strong_20_Emphasis"><text:span text:style-name="T1">berlangganan</text:span></text:span><text:span text:style-name="T1"> yang terbukti sukses. Xbox Live menetapkan standar emas untuk layanan game online konsol di masa depan. </text:span></text:p>
              </text:list-item>
              <text:list-item>
                <text:p text:style-name="P267"><text:span text:style-name="Strong_20_Emphasis"><text:span text:style-name="Emphasis"><text:span text:style-name="T1">Halo: Combat Evolved</text:span></text:span></text:span><text:span text:style-name="Strong_20_Emphasis"><text:span text:style-name="T1"> - Sang 'Killer App':</text:span></text:span><text:span text:style-name="T1"> Kesuksesan awal Xbox sangat bergantung pada </text:span><text:span text:style-name="Strong_20_Emphasis"><text:span text:style-name="T1">Halo: Combat Evolved</text:span></text:span><text:span text:style-name="T1">, game FPS yang dikembangkan oleh Bungie. </text:span><text:span text:style-name="Emphasis"><text:span text:style-name="T1">Halo</text:span></text:span><text:span text:style-name="T1"> tidak hanya menjadi fenomena budaya dan penjualan masif yang mendorong adopsi Xbox, tetapi juga secara definitif </text:span><text:span text:style-name="Strong_20_Emphasis"><text:span text:style-name="T1">membuktikan bahwa genre FPS bisa dimainkan dengan sangat baik dan intuitif di konsol</text:span></text:span><text:span text:style-name="T1"> berkat skema kontrol dual analog yang disempurnakan. Mode multiplayer-nya (awalnya LAN dan split-screen, kemudian di Live) menjadi legendaris. </text:span></text:p>
              </text:list-item>
              <text:list-item>
                <text:p text:style-name="P267"><text:span text:style-name="Strong_20_Emphasis"><text:span text:style-name="T1">Judul Eksklusif Lainnya:</text:span></text:span><text:span text:style-name="T1"> Xbox juga membangun portofolio game eksklusif yang menarik bagi audiens Barat, seperti RPG </text:span><text:span text:style-name="Emphasis"><text:span text:style-name="T1">Fable</text:span></text:span><text:span text:style-name="T1"> dan </text:span><text:span text:style-name="Emphasis"><text:span text:style-name="T1">Star Wars: Knights of the Old Republic</text:span></text:span><text:span text:style-name="T1"> (dari BioWare), game aksi </text:span><text:span text:style-name="Emphasis"><text:span text:style-name="T1">Ninja Gaiden</text:span></text:span><text:span text:style-name="T1">, seri balap </text:span><text:span text:style-name="Emphasis"><text:span text:style-name="T1">Project Gotham Racing</text:span></text:span><text:span text:style-name="T1">, dan seri stealth </text:span><text:span text:style-name="Emphasis"><text:span text:style-name="T1">Splinter Cell</text:span></text:span><text:span text:style-name="T1"> (yang awalnya eksklusif). </text:span></text:p>
              </text:list-item>
              <text:list-item>
                <text:p text:style-name="P88"><text:span text:style-name="Strong_20_Emphasis"><text:span text:style-name="T1">Membangun Pijakan Kuat:</text:span></text:span><text:span text:style-name="T1"> Meskipun tidak mampu mengalahkan penjualan global PS2, Xbox berhasil menjual sekitar 24 juta unit, melampaui GameCube, dan yang terpenting, </text:span><text:span text:style-name="Strong_20_Emphasis"><text:span text:style-name="T1">berhasil menjadikan Microsoft sebagai pemain utama yang kredibel dan permanen</text:span></text:span><text:span text:style-name="T1"> di </text:span><text:soft-page-break/><text:span text:style-name="T1">industri konsol. Visi online-nya sangat berpengaruh pada arah industri. (Di Indonesia, penetrasi Xbox kemungkinan jauh lebih rendah dari PS2 karena faktor harga, merek yang baru, fokus pada online broadband yang belum merata, dan mungkin persepsi kesulitan pembajakan dibandingkan DVD PS2). </text:span></text:p>
              </text:list-item>
            </text:list>
            <text:p text:style-name="P22"><text:span text:style-name="Strong_20_Emphasis"><text:span text:style-name="T1">Tren Utama Generasi Keenam:</text:span></text:span></text:p>
            <text:p text:style-name="P22"><text:span text:style-name="T1">Secara keseluruhan, generasi konsol keenam ditandai oleh: kematangan signifikan </text:span><text:span text:style-name="Strong_20_Emphasis"><text:span text:style-name="T1">grafis 3D</text:span></text:span><text:span text:style-name="T1"> (lebih banyak poligon, tekstur lebih baik, efek pencahayaan lebih maju), kebangkitan </text:span><text:span text:style-name="Strong_20_Emphasis"><text:span text:style-name="T1">game open-world</text:span></text:span><text:span text:style-name="T1"> modern yang dipicu oleh </text:span><text:span text:style-name="Emphasis"><text:span text:style-name="T1">Grand Theft Auto III</text:span></text:span><text:span text:style-name="T1">, peningkatan fokus pada </text:span><text:span text:style-name="Strong_20_Emphasis"><text:span text:style-name="T1">presentasi sinematik dan narasi</text:span></text:span><text:span text:style-name="T1"> dalam game, serta </text:span><text:span text:style-name="Strong_20_Emphasis"><text:span text:style-name="T1">integrasi awal namun penting dari fitur dan layanan online</text:span></text:span><text:span text:style-name="T1"> ke dalam ekosistem konsol, meskipun dengan strategi dan tingkat keberhasilan yang bervariasi antar platform.</text:span></text:p>
            <text:p text:style-name="P359"/>
            <text:p text:style-name="P22"><text:span text:style-name="T1">Ini adalah prompt terakhir untuk Bab 5. Saya akan menunggu perintah </text:span><text:span text:style-name="Strong_20_Emphasis"><text:span text:style-name="T1">"YAX"</text:span></text:span><text:span text:style-name="T1"> dari Anda untuk melanjutkan ke prompt pertama dari Bab 6 (Pengantar Bab 6).</text:span></text:p>
          </text:section>
          <text:section text:style-name="Sect1" text:name="feedback-form-43">
            <text:p text:style-name="P175"/>
          </text:section>
        </text:section>
        <text:section text:style-name="Sect1" text:name="31a59aca014d8b0b">
          <text:p text:style-name="P1"/>
          <text:section text:style-name="Sect1" text:name="user-query-content-44">
            <text:p text:style-name="P356">yax </text:p>
          </text:section>
          <text:p text:style-name="P175">Tampilkan alur berpikir</text:p>
          <text:section text:style-name="Sect2" text:name="model-response-message-contentr_31a59aca014d8b0b">
            <text:p text:style-name="P22"><text:span text:style-name="T1">Baik, kita melangkah ke bab berikutnya, </text:span><text:span text:style-name="Strong_20_Emphasis"><text:span text:style-name="T1">Bab 6: Demokratisasi Game: Mobile, Indie, dan Diversifikasi (Pertengahan 2000-an - Pertengahan 2010-an)</text:span></text:span><text:span text:style-name="T1">. Berikut adalah jawaban untuk prompt pengantar bab ini:</text:span></text:p>
            <text:p text:style-name="P359"/>
            <text:p text:style-name="P22"><text:span text:style-name="Strong_20_Emphasis"><text:span text:style-name="T1">(Jawaban untuk Prompt Pengantar Bab 6)</text:span></text:span></text:p>
            <text:p text:style-name="P22"><text:span text:style-name="T1">Setelah era konsol generasi keenam (dibahas di Bab 5) yang mematangkan grafis 3D dan memperkenalkan konektivitas online secara lebih serius, lanskap industri game memasuki fase baru yang tak kalah transformatif. Meskipun konsol generasi ketujuh (seperti PlayStation 3, Xbox 360, dan Nintendo Wii) serta PC gaming terus mendorong batas teknologi high-end, periode pertengahan 2000-an hingga pertengahan 2010-an secara </text:span><text:soft-page-break/><text:span text:style-name="T1">signifikan ditandai oleh munculnya kekuatan-kekuatan baru yang secara fundamental </text:span><text:span text:style-name="Strong_20_Emphasis"><text:span text:style-name="T1">mendemokratisasi</text:span></text:span><text:span text:style-name="T1"> dunia game.</text:span></text:p>
            <text:p text:style-name="P22"><text:span text:style-name="T1">Apa artinya 'demokratisasi' dalam konteks ini? Ini adalah tentang </text:span><text:span text:style-name="Strong_20_Emphasis"><text:span text:style-name="T1">runtuhnya berbagai hambatan</text:span></text:span><text:span text:style-name="T1"> yang sebelumnya membatasi siapa yang bisa </text:span><text:span text:style-name="Emphasis"><text:span text:style-name="T1">bermain</text:span></text:span><text:span text:style-name="T1"> game dan siapa yang bisa </text:span><text:span text:style-name="Emphasis"><text:span text:style-name="T1">membuat</text:span></text:span><text:span text:style-name="T1"> game. Tema utama bab ini adalah eksplorasi tentang bagaimana:</text:span></text:p>
            <text:list xml:id="list9217619315159997709" text:style-name="L82">
              <text:list-item>
                <text:p text:style-name="P268"><text:span text:style-name="T1">Game menjadi </text:span><text:span text:style-name="Strong_20_Emphasis"><text:span text:style-name="T1">jauh lebih mudah diakses</text:span></text:span><text:span text:style-name="T1"> oleh audiens yang </text:span><text:span text:style-name="Strong_20_Emphasis"><text:span text:style-name="T1">lebih luas dan beragam</text:span></text:span><text:span text:style-name="T1"> daripada sebelumnya, melampaui demografi 'gamer' tradisional. </text:span></text:p>
              </text:list-item>
              <text:list-item>
                <text:p text:style-name="P268"><text:span text:style-name="Strong_20_Emphasis"><text:span text:style-name="T1">Hambatan biaya dan distribusi</text:span></text:span><text:span text:style-name="T1"> untuk menciptakan serta memasarkan game mulai </text:span><text:span text:style-name="Strong_20_Emphasis"><text:span text:style-name="T1">menurun drastis</text:span></text:span><text:span text:style-name="T1">, memberdayakan para kreator independen dengan visi unik. </text:span></text:p>
              </text:list-item>
              <text:list-item>
                <text:p text:style-name="P89"><text:span text:style-name="T1">Lanskap gaming menjadi </text:span><text:span text:style-name="Strong_20_Emphasis"><text:span text:style-name="T1">semakin kaya dan beragam</text:span></text:span><text:span text:style-name="T1">, baik dalam hal platform tempat kita bermain, genre yang tersedia, model bisnis yang diterapkan, maupun cara kita berinteraksi dengan game itu sendiri. </text:span></text:p>
              </text:list-item>
            </text:list>
            <text:p text:style-name="P1">Bab ini akan mengupas tiga pilar utama yang mendorong gelombang demokratisasi ini:</text:p>
            <text:list xml:id="list3846458592135893261" text:style-name="L83">
              <text:list-item>
                <text:p text:style-name="P269"><text:span text:style-name="Strong_20_Emphasis"><text:span text:style-name="T1">Ledakan Fenomenal Mobile Gaming:</text:span></text:span><text:span text:style-name="T1"> Bagaimana smartphone dan toko aplikasi (App Store, Google Play) mengubah ponsel di saku miliaran orang – termasuk di Indonesia dan pasar berkembang lainnya – menjadi perangkat gaming yang kuat, melahirkan era game kasual dan model bisnis </text:span><text:span text:style-name="Emphasis"><text:span text:style-name="T1">freemium</text:span></text:span><text:span text:style-name="T1">. </text:span></text:p>
              </text:list-item>
              <text:list-item>
                <text:p text:style-name="P269"><text:span text:style-name="Strong_20_Emphasis"><text:span text:style-name="T1">Kebangkitan Developer Independen (Indie):</text:span></text:span><text:span text:style-name="T1"> Bagaimana platform distribusi digital seperti Steam, Xbox Live Arcade (XBLA), dan PlayStation Network (PSN) membuka pintu bagi tim-tim kecil atau bahkan individu untuk menciptakan dan menjual game-game inovatif dan artistik mereka ke audiens global, memicu gelombang kreativitas baru. </text:span></text:p>
              </text:list-item>
              <text:list-item>
                <text:p text:style-name="P90"><text:span text:style-name="Strong_20_Emphasis"><text:span text:style-name="T1">Diversifikasi Platform dan Genre:</text:span></text:span><text:span text:style-name="T1"> Bagaimana inovasi seperti kontrol gerak (motion control) pada Nintendo Wii, munculnya game di jejaring sosial (seperti </text:span><text:span text:style-name="Emphasis"><text:span text:style-name="T1">FarmVille</text:span></text:span><text:span text:style-name="T1"> di Facebook), dan popularitas genre baru seperti game musik ritme (seri </text:span><text:span text:style-name="Emphasis"><text:span text:style-name="T1">Guitar Hero</text:span></text:span><text:span text:style-name="T1"> dan </text:span><text:span text:style-name="Emphasis"><text:span text:style-name="T1">Rock Band</text:span></text:span><text:span text:style-name="T1">) semakin memperluas daya tarik dan bentuk-bentuk pengalaman </text:span><text:soft-page-break/><text:span text:style-name="T1">bermain game. </text:span></text:p>
              </text:list-item>
            </text:list>
            <text:p text:style-name="P1">Bersiaplah untuk menjelajahi sebuah era di mana definisi tentang 'siapa itu gamer' dan 'apa itu game' meluas secara dramatis, menjadikan medium interaktif ini lebih merakyat, bervariasi, dan tertanam dalam kehidupan sehari-hari daripada sebelumnya.</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6.1 (Game di Genggaman: Ledakan Mobile Gaming).</text:span></text:p>
          </text:section>
          <text:section text:style-name="Sect1" text:name="feedback-form-44">
            <text:p text:style-name="P175"/>
          </text:section>
        </text:section>
        <text:section text:style-name="Sect1" text:name="bc9573e7efff2533">
          <text:p text:style-name="P1"/>
          <text:section text:style-name="Sect1" text:name="user-query-content-45">
            <text:p text:style-name="P356">yax </text:p>
          </text:section>
          <text:p text:style-name="P175">Tampilkan alur berpikir</text:p>
          <text:section text:style-name="Sect2" text:name="model-response-message-contentr_bc9573e7efff2533">
            <text:p text:style-name="P22"><text:span text:style-name="T1">Baik, mari kita fokus pada salah satu pilar demokratisasi game yang paling berdampak global, termasuk di Indonesia: </text:span><text:span text:style-name="Strong_20_Emphasis"><text:span text:style-name="T1">Subbab 6.1: Game di Genggaman: Ledakan Mobile Gaming</text:span></text:span><text:span text:style-name="T1">.</text:span></text:p>
            <text:p text:style-name="P359"/>
            <text:p text:style-name="P22"><text:span text:style-name="Strong_20_Emphasis"><text:span text:style-name="T1">(Jawaban untuk Prompt Isi Mendalam Subbab 6.1)</text:span></text:span></text:p>
            <text:p text:style-name="P22"><text:span text:style-name="T1">Jika ada satu kekuatan yang secara radikal mengubah siapa yang bermain game dan di mana mereka bermain pada periode pertengahan 2000-an hingga pertengahan 2010-an, itu adalah </text:span><text:span text:style-name="Strong_20_Emphasis"><text:span text:style-name="T1">ledakan fenomenal mobile gaming</text:span></text:span><text:span text:style-name="T1">. Fenomena ini menempatkan perangkat gaming yang semakin kuat ke dalam saku miliaran orang di seluruh dunia, menjadikannya segmen terbesar dan paling mudah diakses dalam industri hiburan interaktif global.</text:span></text:p>
            <text:p text:style-name="P22"><text:span text:style-name="Strong_20_Emphasis"><text:span text:style-name="T1">Akar Permainan Portabel dan Mobile Awal:</text:span></text:span></text:p>
            <text:p text:style-name="P22"><text:span text:style-name="T1">Keinginan untuk bermain game di mana saja bukanlah hal baru. Jauh sebelumnya, konsol genggam (handheld) khusus seperti </text:span><text:span text:style-name="Strong_20_Emphasis"><text:span text:style-name="T1">Nintendo Game Boy</text:span></text:span><text:span text:style-name="T1"> (yang menjadi fenomena budaya tersendiri), Game Gear dari Sega, dan kemudian </text:span><text:span text:style-name="Strong_20_Emphasis"><text:span text:style-name="T1">Nintendo DS</text:span></text:span><text:span text:style-name="T1"> serta </text:span><text:span text:style-name="Strong_20_Emphasis"><text:span text:style-name="T1">Sony PSP</text:span></text:span><text:span text:style-name="T1">, telah membuktikan potensi pasar game portabel. Namun, ini masih merupakan perangkat terpisah yang harus dibeli khusus untuk bermain game.</text:span></text:p>
            <text:p text:style-name="P22"><text:span text:style-name="T1">Di sisi lain, ponsel itu sendiri mulai menawarkan bentuk hiburan interaktif </text:span><text:soft-page-break/><text:span text:style-name="T1">sederhana. Siapa yang bisa melupakan game ikonik bawaan seperti </text:span><text:span text:style-name="Emphasis"><text:span text:style-name="Strong_20_Emphasis"><text:span text:style-name="T1">Snake</text:span></text:span></text:span><text:span text:style-name="T1"> di ponsel Nokia era akhir 90-an/awal 2000-an? Bagi banyak orang di seluruh dunia, termasuk di Indonesia, </text:span><text:span text:style-name="Emphasis"><text:span text:style-name="T1">Snake</text:span></text:span><text:span text:style-name="T1"> mungkin merupakan pengalaman bermain video game pertama mereka. Selanjutnya, muncul platform seperti </text:span><text:span text:style-name="Strong_20_Emphasis"><text:span text:style-name="T1">Java ME (J2ME)</text:span></text:span><text:span text:style-name="T1"> yang memungkinkan pengguna mengunduh game-game sederhana ke </text:span><text:span text:style-name="Emphasis"><text:span text:style-name="T1">feature phone</text:span></text:span><text:span text:style-name="T1"> mereka. Namun, pengalaman ini masih sangat terbatas: grafis dan suara primitif, kontrol menggunakan keypad fisik yang kaku, proses menemukan dan membeli game yang seringkali rumit melalui portal operator seluler, serta fragmentasi platform yang menyulitkan developer.</text:span></text:p>
            <text:p text:style-name="P22"><text:span text:style-name="Strong_20_Emphasis"><text:span text:style-name="T1">Revolusi Ganda: Smartphone dan App Store:</text:span></text:span></text:p>
            <text:p text:style-name="P22"><text:span text:style-name="T1">Titik balik sesungguhnya datang dengan </text:span><text:span text:style-name="Strong_20_Emphasis"><text:span text:style-name="T1">revolusi smartphone</text:span></text:span><text:span text:style-name="T1"> yang dipicu oleh peluncuran </text:span><text:span text:style-name="Strong_20_Emphasis"><text:span text:style-name="T1">Apple iPhone pada tahun 2007</text:span></text:span><text:span text:style-name="T1">, diikuti dengan cepat oleh sistem operasi </text:span><text:span text:style-name="Strong_20_Emphasis"><text:span text:style-name="T1">Android dari Google</text:span></text:span><text:span text:style-name="T1">. Faktor-faktor kunci yang mengubah permainan adalah:</text:span></text:p>
            <text:list xml:id="list525002486390819178" text:style-name="L84">
              <text:list-item>
                <text:p text:style-name="P270"><text:span text:style-name="Strong_20_Emphasis"><text:span text:style-name="T1">Perangkat Keras yang Mumpuni:</text:span></text:span><text:span text:style-name="T1"> Smartphone modern (saat itu) dilengkapi prosesor yang jauh lebih kuat, memori yang lebih besar, dan terutama </text:span><text:span text:style-name="Strong_20_Emphasis"><text:span text:style-name="T1">layar sentuh kapasitif (multi-touch screen)</text:span></text:span><text:span text:style-name="T1"> yang besar dan responsif. </text:span></text:p>
              </text:list-item>
              <text:list-item>
                <text:p text:style-name="P270"><text:span text:style-name="Strong_20_Emphasis"><text:span text:style-name="T1">Antarmuka Intuitif:</text:span></text:span><text:span text:style-name="T1"> Layar sentuh membuka kemungkinan </text:span><text:span text:style-name="Strong_20_Emphasis"><text:span text:style-name="T1">skema kontrol baru yang intuitif</text:span></text:span><text:span text:style-name="T1"> (ketuk, geser/swipe, pinch-to-zoom) yang sangat berbeda dari keypad fisik atau bahkan tombol konsol. </text:span></text:p>
              </text:list-item>
              <text:list-item>
                <text:p text:style-name="P270"><text:span text:style-name="Strong_20_Emphasis"><text:span text:style-name="T1">Konektivitas Selalu Aktif:</text:span></text:span><text:span text:style-name="T1"> Kemampuan untuk terhubung ke internet secara konstan (melalui data seluler atau Wi-Fi) membuka potensi untuk game multiplayer, fitur sosial, dan pembaruan konten. </text:span></text:p>
              </text:list-item>
              <text:list-item>
                <text:p text:style-name="P91"><text:span text:style-name="Strong_20_Emphasis"><text:span text:style-name="T1">Distribusi Terpusat via App Store:</text:span></text:span><text:span text:style-name="T1"> Peluncuran </text:span><text:span text:style-name="Strong_20_Emphasis"><text:span text:style-name="T1">Apple App Store pada tahun 2008</text:span></text:span><text:span text:style-name="T1"> (dan kemudian </text:span><text:span text:style-name="Strong_20_Emphasis"><text:span text:style-name="T1">Google Play Store</text:span></text:span><text:span text:style-name="T1"> untuk Android) adalah pengubah permainan terbesar. Ini menciptakan sebuah </text:span><text:span text:style-name="Strong_20_Emphasis"><text:span text:style-name="T1">pasar digital terpusat</text:span></text:span><text:span text:style-name="T1"> di mana developer bisa dengan mudah mengunggah game mereka, dan pengguna bisa dengan mudah </text:span><text:span text:style-name="Strong_20_Emphasis"><text:span text:style-name="T1">menemukan, membeli (seringkali dengan harga sangat murah, $0.99 atau bahkan gratis), mengunduh, dan menginstal game</text:span></text:span><text:span text:style-name="T1"> langsung ke perangkat mereka. Hambatan distribusi runtuh seketika. </text:span></text:p>
              </text:list-item>
            </text:list>
            <text:p text:style-name="P1">Kombinasi dari perangkat keras canggih, antarmuka baru, konektivitas, <text:soft-page-break/>distribusi mudah, dan harga rendah menciptakan 'badai sempurna' yang melambungkan mobile gaming.</text:p>
            <text:p text:style-name="P22"><text:span text:style-name="Strong_20_Emphasis"><text:span text:style-name="T1">Demam Game Kasual dan Audiens Baru:</text:span></text:span></text:p>
            <text:p text:style-name="P22"><text:span text:style-name="T1">Aksesibilitas luar biasa dari smartphone dan app store melahirkan gelombang </text:span><text:span text:style-name="Strong_20_Emphasis"><text:span text:style-name="T1">game kasual (casual games)</text:span></text:span><text:span text:style-name="T1"> yang berhasil menarik </text:span><text:span text:style-name="Strong_20_Emphasis"><text:span text:style-name="T1">audiens massal</text:span></text:span><text:span text:style-name="T1"> – orang-orang dari segala usia dan latar belakang yang sebelumnya mungkin tidak pernah menyentuh konsol atau PC gaming. Ini sangat terasa dampaknya di pasar seperti </text:span><text:span text:style-name="Strong_20_Emphasis"><text:span text:style-name="T1">Indonesia</text:span></text:span><text:span text:style-name="T1">, di mana smartphone seringkali menjadi perangkat komputasi utama bagi banyak orang.</text:span></text:p>
            <text:p text:style-name="P1">Ciri khas game kasual mobile yang sukses adalah:</text:p>
            <text:list xml:id="list8643796713477541232" text:style-name="L85">
              <text:list-item>
                <text:p text:style-name="P271"><text:span text:style-name="Strong_20_Emphasis"><text:span text:style-name="T1">Gameplay Sederhana:</text:span></text:span><text:span text:style-name="T1"> Mudah dipelajari dalam hitungan detik, seringkali hanya membutuhkan satu jari untuk bermain (ketuk atau geser). </text:span></text:p>
              </text:list-item>
              <text:list-item>
                <text:p text:style-name="P271"><text:span text:style-name="Strong_20_Emphasis"><text:span text:style-name="T1">Sesi Bermain Singkat:</text:span></text:span><text:span text:style-name="T1"> Dirancang untuk dimainkan dalam waktu singkat, seperti saat menunggu bus, istirahat makan siang, atau antre. </text:span></text:p>
              </text:list-item>
              <text:list-item>
                <text:p text:style-name="P92"><text:span text:style-name="Strong_20_Emphasis"><text:span text:style-name="T1">Kepuasan Instan:</text:span></text:span><text:span text:style-name="T1"> Memberikan umpan balik dan rasa pencapaian yang cepat. </text:span></text:p>
              </text:list-item>
            </text:list>
            <text:p text:style-name="P1">Beberapa contoh ikonik yang meledak secara global termasuk:</text:p>
            <text:list xml:id="list1822219971270168172" text:style-name="L86">
              <text:list-item>
                <text:p text:style-name="P272"><text:span text:style-name="Emphasis"><text:span text:style-name="Strong_20_Emphasis"><text:span text:style-name="T1">Angry Birds</text:span></text:span></text:span><text:span text:style-name="T1"> (Rovio): Game puzzle berbasis fisika yang sangat adiktif dengan karakter ikonik. </text:span></text:p>
              </text:list-item>
              <text:list-item>
                <text:p text:style-name="P272"><text:span text:style-name="Emphasis"><text:span text:style-name="Strong_20_Emphasis"><text:span text:style-name="T1">Fruit Ninja</text:span></text:span></text:span><text:span text:style-name="T1"> (Halfbrick): Aksi menggesek layar yang memuaskan untuk memotong buah. </text:span></text:p>
              </text:list-item>
              <text:list-item>
                <text:p text:style-name="P272"><text:span text:style-name="Emphasis"><text:span text:style-name="Strong_20_Emphasis"><text:span text:style-name="T1">Temple Run</text:span></text:span></text:span><text:span text:style-name="T1"> (Imangi Studios) &amp; </text:span><text:span text:style-name="Emphasis"><text:span text:style-name="Strong_20_Emphasis"><text:span text:style-name="T1">Subway Surfers</text:span></text:span></text:span><text:span text:style-name="T1"> (Kiloo/SYBO): Mempopulerkan genre </text:span><text:span text:style-name="Emphasis"><text:span text:style-name="T1">endless runner</text:span></text:span><text:span text:style-name="T1"> 3D yang dinamis. </text:span></text:p>
              </text:list-item>
              <text:list-item>
                <text:p text:style-name="P93"><text:span text:style-name="Emphasis"><text:span text:style-name="Strong_20_Emphasis"><text:span text:style-name="T1">Candy Crush Saga</text:span></text:span></text:span><text:span text:style-name="T1"> (King): Menyempurnakan formula puzzle </text:span><text:span text:style-name="Emphasis"><text:span text:style-name="T1">match-3</text:span></text:span><text:span text:style-name="T1"> dengan lapisan sosial dan monetisasi cerdik yang membuatnya menjadi fenomena mainstream. </text:span></text:p>
              </text:list-item>
            </text:list>
            <text:p text:style-name="P22"><text:span text:style-name="Strong_20_Emphasis"><text:span text:style-name="T1">Model Bisnis Dominan: Freemium (Free-to-Play) dan Mikrotransaksi:</text:span></text:span></text:p>
            <text:p text:style-name="P22"><text:span text:style-name="T1">Persaingan harga yang ketat di app store dengan cepat mendorong pergeseran model bisnis dari premium (bayar di muka) ke </text:span><text:span text:style-name="Strong_20_Emphasis"><text:span text:style-name="T1">Freemium (Free-to-Play)</text:span></text:span><text:span text:style-name="T1">. Konsepnya sederhana: game dapat </text:span><text:span text:style-name="Strong_20_Emphasis"><text:span text:style-name="T1">diunduh dan dimainkan secara gratis</text:span></text:span><text:span text:style-name="T1">, memberikan akses tanpa hambatan kepada sebanyak </text:span><text:soft-page-break/><text:span text:style-name="T1">mungkin pemain. Pendapatan kemudian dihasilkan melalui </text:span><text:span text:style-name="Strong_20_Emphasis"><text:span text:style-name="T1">pembelian dalam aplikasi (In-App Purchases - IAPs)</text:span></text:span><text:span text:style-name="T1"> atau iklan.</text:span></text:p>
            <text:p text:style-name="P22"><text:span text:style-name="T1">Beberapa bentuk </text:span><text:span text:style-name="Strong_20_Emphasis"><text:span text:style-name="T1">mikrotransaksi</text:span></text:span><text:span text:style-name="T1"> yang umum digunakan:</text:span></text:p>
            <text:list xml:id="list6978673171561938979" text:style-name="L87">
              <text:list-item>
                <text:p text:style-name="P273"><text:span text:style-name="Strong_20_Emphasis"><text:span text:style-name="T1">Mata Uang Virtual:</text:span></text:span><text:span text:style-name="T1"> Membeli 'koin', 'permata', atau mata uang premium lainnya untuk ditukarkan dengan item, keuntungan, atau konten dalam game. </text:span></text:p>
              </text:list-item>
              <text:list-item>
                <text:p text:style-name="P273"><text:span text:style-name="Strong_20_Emphasis"><text:span text:style-name="T1">Sistem Energi/Nyawa:</text:span></text:span><text:span text:style-name="T1"> Membatasi jumlah permainan atau waktu bermain, pemain harus menunggu energi pulih atau membayar untuk melanjutkan bermain segera. </text:span></text:p>
              </text:list-item>
              <text:list-item>
                <text:p text:style-name="P273"><text:span text:style-name="Strong_20_Emphasis"><text:span text:style-name="T1">Item Kosmetik:</text:span></text:span><text:span text:style-name="T1"> Membeli tampilan visual untuk karakter atau item (skin, kostum) yang tidak memengaruhi gameplay (umum di game kompetitif). </text:span></text:p>
              </text:list-item>
              <text:list-item>
                <text:p text:style-name="P273"><text:span text:style-name="Strong_20_Emphasis"><text:span text:style-name="T1">Menghapus Iklan:</text:span></text:span><text:span text:style-name="T1"> Membayar sejumlah uang untuk menghilangkan iklan yang muncul dalam game. </text:span></text:p>
              </text:list-item>
              <text:list-item>
                <text:p text:style-name="P94"><text:span text:style-name="Strong_20_Emphasis"><text:span text:style-name="T1">Percepatan Progres ('Pay-to-Progress'/'Pay-to-Win'):</text:span></text:span><text:span text:style-name="T1"> Membayar untuk melewati waktu tunggu, mendapatkan sumber daya lebih cepat, atau bahkan membeli keuntungan gameplay langsung yang bisa membuat pemain lebih kuat dari pemain non-bayar (konsep 'pay-to-win' yang kontroversial). </text:span></text:p>
              </text:list-item>
            </text:list>
            <text:p text:style-name="P22"><text:span text:style-name="T1">Model Freemium terbukti </text:span><text:span text:style-name="Strong_20_Emphasis"><text:span text:style-name="T1">sangat sukses secara finansial</text:span></text:span><text:span text:style-name="T1">, menjadikan mobile gaming segmen dengan pendapatan terbesar di industri game global. Namun, model ini juga menuai banyak </text:span><text:span text:style-name="Strong_20_Emphasis"><text:span text:style-name="T1">kritik dan kontroversi etis</text:span></text:span><text:span text:style-name="T1">, terutama terkait potensi desain yang </text:span><text:span text:style-name="Strong_20_Emphasis"><text:span text:style-name="T1">eksploitatif</text:span></text:span><text:span text:style-name="T1"> (mendorong pengeluaran kompulsif), mekanisme </text:span><text:span text:style-name="Strong_20_Emphasis"><text:span text:style-name="T1">'gacha'</text:span></text:span><text:span text:style-name="T1"> yang menyerupai perjudian, dan praktik </text:span><text:span text:style-name="Strong_20_Emphasis"><text:span text:style-name="T1">'pay-to-win'</text:span></text:span><text:span text:style-name="T1"> yang merusak keseimbangan kompetitif.</text:span></text:p>
            <text:p text:style-name="P22"><text:span text:style-name="Strong_20_Emphasis"><text:span text:style-name="T1">Dampak Jangka Panjang Mobile Gaming:</text:span></text:span></text:p>
            <text:p text:style-name="P1">Ledakan mobile gaming memiliki dampak yang luas dan bertahan lama:</text:p>
            <text:list xml:id="list7704098262916993092" text:style-name="L88">
              <text:list-item>
                <text:p text:style-name="P274"><text:span text:style-name="Strong_20_Emphasis"><text:span text:style-name="T1">Pemimpin Pasar:</text:span></text:span><text:span text:style-name="T1"> Menjadi segmen industri game dengan </text:span><text:span text:style-name="Strong_20_Emphasis"><text:span text:style-name="T1">pendapatan tertinggi</text:span></text:span><text:span text:style-name="T1"> secara global. </text:span></text:p>
              </text:list-item>
              <text:list-item>
                <text:p text:style-name="P274"><text:span text:style-name="Strong_20_Emphasis"><text:span text:style-name="T1">Perubahan Demografi:</text:span></text:span><text:span text:style-name="T1"> Secara signifikan </text:span><text:span text:style-name="Strong_20_Emphasis"><text:span text:style-name="T1">memperluas demografi pemain game</text:span></text:span><text:span text:style-name="T1">, menjangkau lebih banyak wanita, pemain usia lanjut, dan terutama </text:span><text:span text:style-name="Strong_20_Emphasis"><text:span text:style-name="T1">audiens massal di negara berkembang</text:span></text:span><text:span text:style-name="T1"> seperti Indonesia, di mana ponsel adalah platform komputasi utama. Definisi 'gamer' menjadi jauh lebih inklusif. </text:span></text:p>
              </text:list-item>
              <text:list-item>
                <text:p text:style-name="P95"><text:soft-page-break/><text:span text:style-name="Strong_20_Emphasis"><text:span text:style-name="T1">Pengaruh Desain:</text:span></text:span><text:span text:style-name="T1"> Kesuksesan mekanika gameplay mobile (kontrol sederhana, sesi singkat), model bisnis F2P, dan praktik monetisasi mikrotransaksi mulai </text:span><text:span text:style-name="Strong_20_Emphasis"><text:span text:style-name="T1">memengaruhi tren desain game</text:span></text:span><text:span text:style-name="T1"> di platform konsol dan PC juga. </text:span></text:p>
              </text:list-item>
            </text:list>
            <text:p text:style-name="P1">Mobile gaming bukan lagi sekadar 'pelengkap', tetapi telah menjadi pusat kekuatan utama dalam ekosistem hiburan interaktif global.</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6.2 (Kebangkitan Independen (Indie)).</text:span></text:p>
          </text:section>
          <text:section text:style-name="Sect1" text:name="feedback-form-45">
            <text:p text:style-name="P175"/>
          </text:section>
        </text:section>
        <text:section text:style-name="Sect1" text:name="27ca4dc994e2e113">
          <text:p text:style-name="P1"/>
          <text:section text:style-name="Sect1" text:name="user-query-content-46">
            <text:p text:style-name="P356">yax </text:p>
          </text:section>
          <text:p text:style-name="P175">Tampilkan alur berpikir</text:p>
          <text:section text:style-name="Sect2" text:name="model-response-message-contentr_27ca4dc994e2e113">
            <text:p text:style-name="P22"><text:span text:style-name="T1">Baik, mari kita bahas pilar demokratisasi kedua yang tak kalah pentingnya: </text:span><text:span text:style-name="Strong_20_Emphasis"><text:span text:style-name="T1">Subbab 6.2: Kebangkitan Independen (Indie)</text:span></text:span><text:span text:style-name="T1">.</text:span></text:p>
            <text:p text:style-name="P359"/>
            <text:p text:style-name="P22"><text:span text:style-name="Strong_20_Emphasis"><text:span text:style-name="T1">(Jawaban untuk Prompt Isi Mendalam Subbab 6.2)</text:span></text:span></text:p>
            <text:p text:style-name="P22"><text:span text:style-name="T1">Bersamaan dengan ledakan mobile gaming yang memperluas </text:span><text:span text:style-name="Emphasis"><text:span text:style-name="T1">siapa</text:span></text:span><text:span text:style-name="T1"> yang bermain game, terjadi pula revolusi di sisi </text:span><text:span text:style-name="Emphasis"><text:span text:style-name="T1">pembuatan</text:span></text:span><text:span text:style-name="T1"> game. Periode pertengahan 2000-an hingga pertengahan 2010-an menyaksikan </text:span><text:span text:style-name="Strong_20_Emphasis"><text:span text:style-name="T1">kebangkitan spektakuler para pengembang independen (indie)</text:span></text:span><text:span text:style-name="T1">, yang membawa gelombang kreativitas, inovasi, dan keragaman baru ke dalam industri, sebagian besar berkat perubahan fundamental dalam cara game didistribusikan.</text:span></text:p>
            <text:p text:style-name="P22"><text:span text:style-name="Strong_20_Emphasis"><text:span text:style-name="T1">Mendobrak Tembok Penerbitan Tradisional:</text:span></text:span></text:p>
            <text:p text:style-name="P22"><text:span text:style-name="T1">Sebelum era ini, jalan bagi tim pengembang kecil atau individu untuk merilis game mereka secara komersial sangatlah terjal. Model bisnis tradisional sangat bergantung pada </text:span><text:span text:style-name="Strong_20_Emphasis"><text:span text:style-name="T1">penerbit (publisher) besar</text:span></text:span><text:span text:style-name="T1">. Publisher ini tidak hanya mendanai proyek-proyek mahal tetapi juga menangani tugas-tugas kompleks dan berbiaya tinggi seperti </text:span><text:span text:style-name="Strong_20_Emphasis"><text:span text:style-name="T1">manufaktur media fisik</text:span></text:span><text:span text:style-name="T1"> (kartrid atau CD/DVD), pengemasan, logistik </text:span><text:span text:style-name="Strong_20_Emphasis"><text:span text:style-name="T1">distribusi ke toko-toko ritel</text:span></text:span><text:span text:style-name="T1">, dan </text:span><text:span text:style-name="Strong_20_Emphasis"><text:span text:style-name="T1">pemasaran skala besar</text:span></text:span><text:span text:style-name="T1">. Akibatnya, publisher bertindak sebagai </text:span><text:soft-page-break/><text:span text:style-name="Strong_20_Emphasis"><text:span text:style-name="T1">'penjaga gerbang' (gatekeeper)</text:span></text:span><text:span text:style-name="T1"> yang sangat kuat. Mereka cenderung memilih proyek yang dianggap 'aman' secara komersial, seringkali mengambil porsi keuntungan yang sangat besar, dan memegang kontrol kreatif yang signifikan. Hal ini membuat sangat sulit bagi ide-ide game yang lebih eksperimental, personal, atau niche untuk bisa melihat cahaya hari.</text:span></text:p>
            <text:p text:style-name="P22"><text:span text:style-name="Strong_20_Emphasis"><text:span text:style-name="T1">Revolusi Distribusi Digital: Pintu Terbuka Lebar:</text:span></text:span></text:p>
            <text:p text:style-name="P22"><text:span text:style-name="T1">Perubahan paling fundamental datang dari munculnya dan diadopsinya secara luas </text:span><text:span text:style-name="Strong_20_Emphasis"><text:span text:style-name="T1">platform distribusi digital</text:span></text:span><text:span text:style-name="T1">, yang memungkinkan developer menjual game mereka langsung ke konsumen melalui internet, memotong banyak perantara dan biaya tradisional:</text:span></text:p>
            <text:list xml:id="list443401347621395055" text:style-name="L89">
              <text:list-item>
                <text:p text:style-name="P275"><text:span text:style-name="Strong_20_Emphasis"><text:span text:style-name="T1">Steam (PC): Pelopor dan Raksasa:</text:span></text:span><text:span text:style-name="T1"> Diluncurkan oleh Valve pada tahun 2003 awalnya untuk mendistribusikan game mereka sendiri (</text:span><text:span text:style-name="Emphasis"><text:span text:style-name="T1">Half-Life 2</text:span></text:span><text:span text:style-name="T1">), </text:span><text:span text:style-name="Strong_20_Emphasis"><text:span text:style-name="T1">Steam</text:span></text:span><text:span text:style-name="T1"> secara bertahap </text:span><text:span text:style-name="Strong_20_Emphasis"><text:span text:style-name="T1">terbuka untuk developer pihak ketiga</text:span></text:span><text:span text:style-name="T1">. Platform ini berevolusi menjadi </text:span><text:span text:style-name="Strong_20_Emphasis"><text:span text:style-name="T1">etalase (marketplace) digital dominan untuk PC gaming</text:span></text:span><text:span text:style-name="T1">. Bagi developer indie, Steam menawarkan </text:span><text:span text:style-name="Strong_20_Emphasis"><text:span text:style-name="T1">akses langsung ke pasar global</text:span></text:span><text:span text:style-name="T1"> dengan jutaan pengguna potensial. Mereka bisa menetapkan harga sendiri (dengan Steam mengambil persentase penjualan), mengelola pembaruan, dan berinteraksi dengan komunitas pemain, semua dengan biaya awal yang jauh lebih rendah dibandingkan distribusi fisik. </text:span></text:p>
              </text:list-item>
              <text:list-item>
                <text:p text:style-name="P96"><text:span text:style-name="Strong_20_Emphasis"><text:span text:style-name="T1">Etalase Konsol Digital (XBLA, PSN, WiiWare):</text:span></text:span><text:span text:style-name="T1"> Konsol generasi ketujuh juga memainkan peran krusial. </text:span><text:span text:style-name="Strong_20_Emphasis"><text:span text:style-name="T1">Xbox Live Arcade (XBLA)</text:span></text:span><text:span text:style-name="T1"> di Xbox 360 (diluncurkan 2005) menjadi sangat berpengaruh. Microsoft secara aktif </text:span><text:span text:style-name="Strong_20_Emphasis"><text:span text:style-name="T1">mengkurasi dan mempromosikan</text:span></text:span><text:span text:style-name="T1"> game-game downloadable yang lebih kecil, inovatif, dan seringkali dari developer independen, dengan harga yang lebih terjangkau daripada game ritel. Ini membuktikan adanya pasar yang signifikan untuk game indie di konsol. </text:span><text:span text:style-name="Strong_20_Emphasis"><text:span text:style-name="T1">PlayStation Network (PSN)</text:span></text:span><text:span text:style-name="T1"> di PlayStation 3 dan </text:span><text:span text:style-name="Strong_20_Emphasis"><text:span text:style-name="T1">WiiWare</text:span></text:span><text:span text:style-name="T1"> di Nintendo Wii segera mengikuti dengan platform serupa, menciptakan lebih banyak jalur bagi developer indie untuk menjangkau audiens konsol. (Meskipun demikian, perlu dicatat bahwa akses ke platform konsol ini tentu saja membutuhkan kepemilikan konsol tersebut, yang mungkin masih menjadi penghalang biaya di pasar seperti Indonesia dibandingkan dengan akses ke PC/Steam yang basis penggunanya bisa lebih luas seiring </text:span><text:soft-page-break/><text:span text:style-name="T1">waktu, walaupun koneksi internet yang andal untuk mengunduh game tetap diperlukan untuk keduanya). </text:span></text:p>
              </text:list-item>
            </text:list>
            <text:p text:style-name="P22"><text:span text:style-name="Strong_20_Emphasis"><text:span text:style-name="T1">Memberdayakan Kreator Kecil dan Menurunkan Hambatan:</text:span></text:span></text:p>
            <text:p text:style-name="P22"><text:span text:style-name="T1">Kombinasi platform distribusi digital ini secara dramatis </text:span><text:span text:style-name="Strong_20_Emphasis"><text:span text:style-name="T1">menurunkan biaya dan kompleksitas</text:span></text:span><text:span text:style-name="T1"> untuk merilis game. Developer indie kini bisa fokus pada pengembangan itu sendiri, menjangkau pemain secara global, mempertahankan </text:span><text:span text:style-name="Strong_20_Emphasis"><text:span text:style-name="T1">kontrol kreatif</text:span></text:span><text:span text:style-name="T1"> yang lebih besar, dan mendapatkan </text:span><text:span text:style-name="Strong_20_Emphasis"><text:span text:style-name="T1">porsi pendapatan</text:span></text:span><text:span text:style-name="T1"> yang lebih signifikan. Selain itu, perkembangan </text:span><text:span text:style-name="Strong_20_Emphasis"><text:span text:style-name="T1">mesin game (game engines)</text:span></text:span><text:span text:style-name="T1"> yang semakin </text:span><text:span text:style-name="Strong_20_Emphasis"><text:span text:style-name="T1">terjangkau dan mudah digunakan</text:span></text:span><text:span text:style-name="T1"> seperti </text:span><text:span text:style-name="Strong_20_Emphasis"><text:span text:style-name="T1">Unity</text:span></text:span><text:span text:style-name="T1"> dan </text:span><text:span text:style-name="Strong_20_Emphasis"><text:span text:style-name="T1">GameMaker Studio</text:span></text:span><text:span text:style-name="T1"> (serta Unreal Engine yang juga menjadi lebih aksesibel) semakin menurunkan hambatan teknis, memungkinkan tim kecil atau bahkan individu untuk menciptakan game yang terlihat profesional dan berfungsi dengan baik.</text:span></text:p>
            <text:p text:style-name="P22"><text:span text:style-name="Strong_20_Emphasis"><text:span text:style-name="T1">Ledakan Kreativitas dan Inovasi:</text:span></text:span></text:p>
            <text:p text:style-name="P22"><text:span text:style-name="T1">Akibatnya, kancah indie menjadi </text:span><text:span text:style-name="Strong_20_Emphasis"><text:span text:style-name="T1">lahan subur bagi kreativitas, eksperimen, dan pengambilan risiko</text:span></text:span><text:span text:style-name="T1"> yang seringkali sulit ditemukan dalam pengembangan game AAA (Triple-A) yang beranggaran besar dan berorientasi pada keuntungan maksimal. Game indie seringkali menampilkan:</text:span></text:p>
            <text:list xml:id="list6599911495449595429" text:style-name="L90">
              <text:list-item>
                <text:p text:style-name="P276"><text:span text:style-name="Strong_20_Emphasis"><text:span text:style-name="T1">Inovasi Gameplay:</text:span></text:span><text:span text:style-name="T1"> Mekanika permainan yang unik, pencampuran genre (genre-bending), atau eksplorasi konsep yang belum pernah ada. </text:span></text:p>
              </text:list-item>
              <text:list-item>
                <text:p text:style-name="P276"><text:span text:style-name="Strong_20_Emphasis"><text:span text:style-name="T1">Ekspresi Artistik:</text:span></text:span><text:span text:style-name="T1"> Gaya visual yang khas dan berani (pixel art, gaya lukisan tangan, minimalis, surealis), serta desain suara dan musik yang atmosferik atau eksperimental. </text:span></text:p>
              </text:list-item>
              <text:list-item>
                <text:p text:style-name="P276"><text:span text:style-name="Strong_20_Emphasis"><text:span text:style-name="T1">Narasi Personal dan Beragam:</text:span></text:span><text:span text:style-name="T1"> Cerita yang lebih intim, personal, ambigu, atau mengangkat tema-tema yang jarang disentuh oleh game mainstream. </text:span></text:p>
              </text:list-item>
              <text:list-item>
                <text:p text:style-name="P97"><text:span text:style-name="Strong_20_Emphasis"><text:span text:style-name="T1">Proyek Penuh Gairah:</text:span></text:span><text:span text:style-name="T1"> Game yang jelas lahir dari visi pribadi dan dedikasi tim kecil atau satu orang. </text:span></text:p>
              </text:list-item>
            </text:list>
            <text:p text:style-name="P22"><text:span text:style-name="Strong_20_Emphasis"><text:span text:style-name="T1">Contoh Game Indie Ikonik yang Mendefinisikan Era:</text:span></text:span></text:p>
            <text:p text:style-name="P1">Beberapa game indie dari periode ini tidak hanya sukses secara kritis dan komersial tetapi juga memiliki dampak besar dalam menunjukkan potensi <text:soft-page-break/>gerakan indie:</text:p>
            <text:list xml:id="list4850603245492212633" text:style-name="L91">
              <text:list-item>
                <text:p text:style-name="P277"><text:span text:style-name="Strong_20_Emphasis"><text:span text:style-name="Emphasis"><text:span text:style-name="T1">Braid</text:span></text:span></text:span><text:span text:style-name="Strong_20_Emphasis"><text:span text:style-name="T1"> (2008):</text:span></text:span><text:span text:style-name="T1"> Diluncurkan pertama kali di XBLA, puzzle-platformer karya </text:span><text:span text:style-name="Strong_20_Emphasis"><text:span text:style-name="T1">Jonathan Blow</text:span></text:span><text:span text:style-name="T1"> ini dipuji secara luas karena mekanisme </text:span><text:span text:style-name="Strong_20_Emphasis"><text:span text:style-name="T1">manipulasi waktu</text:span></text:span><text:span text:style-name="T1"> yang cerdas dan inovatif, </text:span><text:span text:style-name="Strong_20_Emphasis"><text:span text:style-name="T1">gaya seni lukis cat air</text:span></text:span><text:span text:style-name="T1"> yang indah, serta narasi puitisnya yang ambigu. </text:span><text:span text:style-name="Emphasis"><text:span text:style-name="T1">Braid</text:span></text:span><text:span text:style-name="T1"> membuktikan bahwa game indie bisa menjadi karya seni yang mendalam sekaligus sukses secara komersial. </text:span></text:p>
              </text:list-item>
              <text:list-item>
                <text:p text:style-name="P277"><text:span text:style-name="Strong_20_Emphasis"><text:span text:style-name="Emphasis"><text:span text:style-name="T1">Minecraft</text:span></text:span></text:span><text:span text:style-name="Strong_20_Emphasis"><text:span text:style-name="T1"> (Alpha 2009, Rilis Penuh 2011):</text:span></text:span><text:span text:style-name="T1"> Mungkin kisah sukses indie terbesar sepanjang masa. Awalnya dikembangkan oleh satu orang, </text:span><text:span text:style-name="Strong_20_Emphasis"><text:span text:style-name="T1">Markus "Notch" Persson</text:span></text:span><text:span text:style-name="T1"> (kemudian membentuk </text:span><text:span text:style-name="Strong_20_Emphasis"><text:span text:style-name="T1">Mojang</text:span></text:span><text:span text:style-name="T1">). Game sandbox ini menawarkan </text:span><text:span text:style-name="Strong_20_Emphasis"><text:span text:style-name="T1">kebebasan kreatif tanpa batas</text:span></text:span><text:span text:style-name="T1"> dalam dunia balok prosedural – membangun, menjelajah, bertahan hidup. Dengan model pengembangan alpha yang terbuka dan keterlibatan komunitas yang kuat, </text:span><text:span text:style-name="Emphasis"><text:span text:style-name="T1">Minecraft</text:span></text:span><text:span text:style-name="T1"> menjadi fenomena budaya global lintas usia, terjual ratusan juta kopi, dan akhirnya diakuisisi oleh Microsoft seharga $2,5 miliar, menunjukkan potensi luar biasa dari sebuah ide indie yang orisinal. </text:span></text:p>
              </text:list-item>
              <text:list-item>
                <text:p text:style-name="P98"><text:span text:style-name="Strong_20_Emphasis"><text:span text:style-name="T1">Contoh Berpengaruh Lainnya:</text:span></text:span><text:span text:style-name="T1"> Era ini juga melahirkan banyak game indie penting lainnya seperti </text:span><text:span text:style-name="Emphasis"><text:span text:style-name="T1">World of Goo</text:span></text:span><text:span text:style-name="T1"> (puzzle fisika berbasis goo), </text:span><text:span text:style-name="Emphasis"><text:span text:style-name="T1">Super Meat Boy</text:span></text:span><text:span text:style-name="T1"> (platformer super sulit dengan kontrol presisi), </text:span><text:span text:style-name="Emphasis"><text:span text:style-name="T1">Limbo</text:span></text:span><text:span text:style-name="T1"> (puzzle-platformer atmosferik hitam-putih), </text:span><text:span text:style-name="Emphasis"><text:span text:style-name="T1">Fez</text:span></text:span><text:span text:style-name="T1"> (puzzle platformer berbasis rotasi perspektif), </text:span><text:span text:style-name="Emphasis"><text:span text:style-name="T1">Castle Crashers</text:span></text:span><text:span text:style-name="T1"> (beat 'em up co-op populer di XBLA), </text:span><text:span text:style-name="Emphasis"><text:span text:style-name="T1">Bastion</text:span></text:span><text:span text:style-name="T1"> (action RPG isometrik dengan narasi dinamis dan gaya seni yang khas). </text:span></text:p>
              </text:list-item>
            </text:list>
            <text:p text:style-name="P22"><text:span text:style-name="Strong_20_Emphasis"><text:span text:style-name="T1">Semangat 'Indie':</text:span></text:span></text:p>
            <text:p text:style-name="P22"><text:span text:style-name="T1">Menjadi 'indie' seringkali bukan hanya tentang ukuran tim atau anggaran, tetapi juga tentang </text:span><text:span text:style-name="Strong_20_Emphasis"><text:span text:style-name="T1">semangat</text:span></text:span><text:span text:style-name="T1">. Ini tentang </text:span><text:span text:style-name="Strong_20_Emphasis"><text:span text:style-name="T1">independensi</text:span></text:span><text:span text:style-name="T1"> – baik secara finansial maupun kreatif – dari kendali penerbit besar. Ini tentang kebebasan untuk mengejar visi artistik yang unik, mengambil risiko, dan terhubung langsung dengan audiens. Meskipun seiring waktu batas antara 'indie' dan 'mainstream' bisa menjadi kabur (dengan adanya 'penerbit indie' atau studio indie yang tumbuh besar), semangat inovasi dan ekspresi pribadi tetap menjadi inti dari gerakan ini.</text:span></text:p>
            <text:p text:style-name="P1">Kebangkitan indie, yang didorong oleh distribusi digital, secara permanen <text:soft-page-break/>mengubah lanskap industri game, memperkaya ekosistem dengan keragaman ide, gaya, dan suara yang belum pernah ada sebelumnya.</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6.3 (Diversifikasi Genre dan Platform).</text:span></text:p>
          </text:section>
          <text:section text:style-name="Sect1" text:name="feedback-form-46">
            <text:p text:style-name="P175"/>
          </text:section>
        </text:section>
        <text:section text:style-name="Sect1" text:name="ecc86296a0203c56">
          <text:p text:style-name="P1"/>
          <text:section text:style-name="Sect1" text:name="user-query-content-47">
            <text:p text:style-name="P356">yax </text:p>
          </text:section>
          <text:p text:style-name="P175">Tampilkan alur berpikir</text:p>
          <text:section text:style-name="Sect2" text:name="model-response-message-contentr_ecc86296a0203c56">
            <text:p text:style-name="P22"><text:span text:style-name="T1">Baik, mari kita jelajahi berbagai tren diversifikasi penting lainnya yang turut membentuk lanskap gaming pada periode pertengahan 2000-an hingga pertengahan 2010-an di </text:span><text:span text:style-name="Strong_20_Emphasis"><text:span text:style-name="T1">Subbab 6.3: Diversifikasi Genre dan Platform</text:span></text:span><text:span text:style-name="T1">.</text:span></text:p>
            <text:p text:style-name="P359"/>
            <text:p text:style-name="P22"><text:span text:style-name="Strong_20_Emphasis"><text:span text:style-name="T1">(Jawaban untuk Prompt Isi Mendalam Subbab 6.3)</text:span></text:span></text:p>
            <text:p text:style-name="P1">Selain ledakan mobile gaming dan kebangkitan developer indie, periode ini juga ditandai oleh berbagai inovasi dan tren lain yang memperluas audiens, cara bermain, dan jenis pengalaman yang ditawarkan oleh video game.</text:p>
            <text:p text:style-name="P22"><text:span text:style-name="Strong_20_Emphasis"><text:span text:style-name="T1">1. Invasi Game ke Jejaring Sosial (Terutama Facebook):</text:span></text:span></text:p>
            <text:list xml:id="list2230389375266933883" text:style-name="L92">
              <text:list-item>
                <text:p text:style-name="P278"><text:span text:style-name="Strong_20_Emphasis"><text:span text:style-name="T1">Platform Baru untuk Bermain:</text:span></text:span><text:span text:style-name="T1"> Jejaring sosial, khususnya </text:span><text:span text:style-name="Strong_20_Emphasis"><text:span text:style-name="T1">Facebook</text:span></text:span><text:span text:style-name="T1"> yang sedang meroket popularitasnya secara global, menjadi lahan subur yang tak terduga bagi jenis game baru. Game-game ini dimainkan langsung di dalam platform Facebook, memanfaatkan </text:span><text:span text:style-name="Strong_20_Emphasis"><text:span text:style-name="T1">grafik sosial (social graph)</text:span></text:span><text:span text:style-name="T1"> pengguna secara ekstensif. </text:span></text:p>
              </text:list-item>
              <text:list-item>
                <text:p text:style-name="P278"><text:span text:style-name="Strong_20_Emphasis"><text:span text:style-name="T1">Dominasi Awal Zynga:</text:span></text:span><text:span text:style-name="T1"> Perusahaan </text:span><text:span text:style-name="Strong_20_Emphasis"><text:span text:style-name="T1">Zynga</text:span></text:span><text:span text:style-name="T1"> menjadi raja tak terbantahkan di ranah ini. Mereka meluncurkan serangkaian game yang menjadi fenomena budaya sesaat, seperti </text:span><text:span text:style-name="Emphasis"><text:span text:style-name="Strong_20_Emphasis"><text:span text:style-name="T1">FarmVille</text:span></text:span></text:span><text:span text:style-name="T1"> (simulasi pertanian yang sangat populer), </text:span><text:span text:style-name="Emphasis"><text:span text:style-name="Strong_20_Emphasis"><text:span text:style-name="T1">Mafia Wars</text:span></text:span></text:span><text:span text:style-name="T1"> (RPG berbasis teks/strategi), </text:span><text:span text:style-name="Emphasis"><text:span text:style-name="Strong_20_Emphasis"><text:span text:style-name="T1">CityVille</text:span></text:span></text:span><text:span text:style-name="T1"> (simulasi pembangunan kota), dan </text:span><text:span text:style-name="Emphasis"><text:span text:style-name="Strong_20_Emphasis"><text:span text:style-name="T1">Zynga Poker</text:span></text:span></text:span><text:span text:style-name="T1">. </text:span></text:p>
              </text:list-item>
              <text:list-item>
                <text:p text:style-name="P278"><text:span text:style-name="Strong_20_Emphasis"><text:span text:style-name="T1">Mekanisme Khas:</text:span></text:span><text:span text:style-name="T1"> Game jejaring sosial ini memiliki ciri khas desain: </text:span></text:p>
                <text:list>
                  <text:list-item>
                    <text:p text:style-name="P278"><text:span text:style-name="Strong_20_Emphasis"><text:span text:style-name="T1">Gameplay Sederhana &amp; Asinkron:</text:span></text:span><text:span text:style-name="T1"> Biasanya melibatkan klik sederhana, manajemen sumber daya dasar, dan putaran </text:span><text:soft-page-break/><text:span text:style-name="T1">permainan yang bisa ditinggal dan dilanjutkan nanti (asinkron). </text:span></text:p>
                  </text:list-item>
                  <text:list-item>
                    <text:p text:style-name="P278"><text:span text:style-name="Strong_20_Emphasis"><text:span text:style-name="T1">Energi &amp; Penghitung Waktu:</text:span></text:span><text:span text:style-name="T1"> Sering menggunakan sistem 'energi' yang terbatas atau waktu tunggu (time gates) untuk membatasi aksi pemain dalam satu sesi, mendorong mereka untuk kembali lagi nanti atau meminta bantuan teman. </text:span></text:p>
                  </text:list-item>
                  <text:list-item>
                    <text:p text:style-name="P278"><text:span text:style-name="Strong_20_Emphasis"><text:span text:style-name="T1">Viralitas Sosial yang Agresif:</text:span></text:span><text:span text:style-name="T1"> Inti dari desainnya adalah memanfaatkan jaringan pertemanan pengguna. Pemain didorong (bahkan terkadang diharuskan) untuk </text:span><text:span text:style-name="Strong_20_Emphasis"><text:span text:style-name="T1">mengajak teman</text:span></text:span><text:span text:style-name="T1"> bermain, </text:span><text:span text:style-name="Strong_20_Emphasis"><text:span text:style-name="T1">mengirim dan menerima hadiah/bantuan</text:span></text:span><text:span text:style-name="T1"> virtual, dan </text:span><text:span text:style-name="Strong_20_Emphasis"><text:span text:style-name="T1">mempublikasikan pencapaian mereka</text:span></text:span><text:span text:style-name="T1"> ke lini masa (news feed), berfungsi sebagai iklan gratis dan mekanisme pertumbuhan viral. </text:span></text:p>
                  </text:list-item>
                </text:list>
              </text:list-item>
              <text:list-item>
                <text:p text:style-name="P278"><text:span text:style-name="Strong_20_Emphasis"><text:span text:style-name="T1">Popularitas Meroket dan Menukik Tajam:</text:span></text:span><text:span text:style-name="T1"> Game-game ini berhasil menarik </text:span><text:span text:style-name="Strong_20_Emphasis"><text:span text:style-name="T1">jutaan pemain non-tradisional</text:span></text:span><text:span text:style-name="T1"> yang mungkin tidak pernah menyentuh konsol atau PC. Namun, popularitasnya cenderung </text:span><text:span text:style-name="Strong_20_Emphasis"><text:span text:style-name="T1">cepat naik dan cepat turun</text:span></text:span><text:span text:style-name="T1">. Banyak pemain merasa jenuh dengan gameplay yang repetitif dan mekanika sosial yang dianggap 'mengganggu' atau 'spammy'. Perubahan kebijakan platform Facebook yang membatasi notifikasi game juga turut mempercepat penurunan popularitasnya. </text:span></text:p>
              </text:list-item>
              <text:list-item>
                <text:p text:style-name="P99"><text:span text:style-name="Strong_20_Emphasis"><text:span text:style-name="T1">Kritik dan Kontroversi:</text:span></text:span><text:span text:style-name="T1"> Zynga dan model game sosial ini sering menuai kritik tajam, terutama terkait tuduhan </text:span><text:span text:style-name="Strong_20_Emphasis"><text:span text:style-name="T1">meniru (kloning)</text:span></text:span><text:span text:style-name="T1"> mekanika game dari developer lain secara terang-terangan dan merancang game yang </text:span><text:span text:style-name="Strong_20_Emphasis"><text:span text:style-name="T1">mengeksploitasi tekanan sosial</text:span></text:span><text:span text:style-name="T1"> serta putaran paksaan (compulsion loops) untuk monetisasi. (Mengingat penetrasi Facebook yang tinggi di Indonesia, game seperti </text:span><text:span text:style-name="Emphasis"><text:span text:style-name="T1">FarmVille</text:span></text:span><text:span text:style-name="T1"> kemungkinan besar juga sempat populer dan dimainkan oleh banyak pengguna lokal). </text:span></text:p>
              </text:list-item>
            </text:list>
            <text:p text:style-name="P22"><text:span text:style-name="Strong_20_Emphasis"><text:span text:style-name="T1">2. Revolusi Kontrol Gerak: Fenomena Nintendo Wii (2006):</text:span></text:span></text:p>
            <text:list xml:id="list5579146040262954179" text:style-name="L93">
              <text:list-item>
                <text:p text:style-name="P279"><text:span text:style-name="Strong_20_Emphasis"><text:span text:style-name="T1">Strategi Disruptif Nintendo:</text:span></text:span><text:span text:style-name="T1"> Di saat Sony (PlayStation 3) dan Microsoft (Xbox 360) berlomba menawarkan grafis definisi tinggi (HD) dan kekuatan pemrosesan, Nintendo mengambil jalur berbeda dengan </text:span><text:span text:style-name="Strong_20_Emphasis"><text:span text:style-name="T1">Wii</text:span></text:span><text:span text:style-name="T1">. Fokus utamanya bukan pada visual, melainkan pada </text:span><text:span text:style-name="Strong_20_Emphasis"><text:span text:style-name="T1">inovasi cara bermain</text:span></text:span><text:span text:style-name="T1"> melalui </text:span><text:span text:style-name="Strong_20_Emphasis"><text:span text:style-name="T1">kontroler Wii Remote ('Wiimote')</text:span></text:span><text:span text:style-name="T1"> yang intuitif dan </text:span><text:span text:style-name="Strong_20_Emphasis"><text:span text:style-name="T1">sensitif terhadap gerakan (motion control)</text:span></text:span><text:span text:style-name="T1">. </text:span></text:p>
              </text:list-item>
              <text:list-item>
                <text:p text:style-name="P279"><text:soft-page-break/><text:span text:style-name="Strong_20_Emphasis"><text:span text:style-name="T1">Menjangkau 'Samudra Biru':</text:span></text:span><text:span text:style-name="T1"> Strategi ini terbukti jenius. Kontrol gerak yang sederhana (mengayunkan Wiimote seperti raket tenis atau tongkat golf) sangat </text:span><text:span text:style-name="Strong_20_Emphasis"><text:span text:style-name="T1">mudah dipahami dan diakses</text:span></text:span><text:span text:style-name="T1"> oleh orang-orang yang mungkin merasa terintimidasi oleh kontroler tradisional yang penuh tombol. Wii berhasil menarik </text:span><text:span text:style-name="Strong_20_Emphasis"><text:span text:style-name="T1">audiens 'blue ocean'</text:span></text:span><text:span text:style-name="T1"> yang sangat luas: keluarga, anak-anak, orang tua, bahkan kakek-nenek. Wii menjadi pusat perhatian di ruang keluarga dan acara kumpul-kumpul. </text:span></text:p>
              </text:list-item>
              <text:list-item>
                <text:p text:style-name="P279"><text:span text:style-name="Strong_20_Emphasis"><text:span text:style-name="T1">Keajaiban </text:span></text:span><text:span text:style-name="Strong_20_Emphasis"><text:span text:style-name="Emphasis"><text:span text:style-name="T1">Wii Sports</text:span></text:span></text:span><text:span text:style-name="Strong_20_Emphasis"><text:span text:style-name="T1">:</text:span></text:span><text:span text:style-name="T1"> Kunci kesuksesan fenomenal Wii adalah game </text:span><text:span text:style-name="Strong_20_Emphasis"><text:span text:style-name="Emphasis"><text:span text:style-name="T1">Wii Sports</text:span></text:span></text:span><text:span text:style-name="T1"> yang dibundel dengan konsol di banyak wilayah. Game ini (terdiri dari tenis, bowling, golf, bisbol, tinju) secara sempurna </text:span><text:span text:style-name="Strong_20_Emphasis"><text:span text:style-name="T1">mendemonstrasikan keasyikan dan kemudahan</text:span></text:span><text:span text:style-name="T1"> kontrol gerak Wii. Ia menjadi fenomena budaya global tersendiri dan pendorong utama penjualan konsol Wii yang meledak. </text:span></text:p>
              </text:list-item>
              <text:list-item>
                <text:p text:style-name="P279"><text:span text:style-name="Strong_20_Emphasis"><text:span text:style-name="T1">Sukses Lainnya:</text:span></text:span><text:span text:style-name="T1"> Wii juga melahirkan game-game sukses lain yang memanfaatkan kontrol uniknya atau daya tarik massalnya, seperti </text:span><text:span text:style-name="Emphasis"><text:span text:style-name="Strong_20_Emphasis"><text:span text:style-name="T1">Wii Fit</text:span></text:span></text:span><text:span text:style-name="T1"> (dengan aksesori Balance Board, mempopulerkan 'exergaming' atau olahraga sambil bermain game), </text:span><text:span text:style-name="Emphasis"><text:span text:style-name="Strong_20_Emphasis"><text:span text:style-name="T1">Mario Kart Wii</text:span></text:span></text:span><text:span text:style-name="T1"> (salah satu game terlaris di platform ini), dan seri </text:span><text:span text:style-name="Emphasis"><text:span text:style-name="T1">Super Mario Galaxy</text:span></text:span><text:span text:style-name="T1"> yang tetap mempertahankan kualitas tinggi khas Nintendo. </text:span></text:p>
              </text:list-item>
              <text:list-item>
                <text:p text:style-name="P100"><text:span text:style-name="Strong_20_Emphasis"><text:span text:style-name="T1">Upaya Pesaing:</text:span></text:span><text:span text:style-name="T1"> Kesuksesan Wii mendorong Sony meluncurkan </text:span><text:span text:style-name="Strong_20_Emphasis"><text:span text:style-name="T1">PlayStation Move</text:span></text:span><text:span text:style-name="T1"> dan Microsoft meluncurkan </text:span><text:span text:style-name="Strong_20_Emphasis"><text:span text:style-name="T1">Kinect</text:span></text:span><text:span text:style-name="T1"> (sensor gerak tanpa kontroler) untuk platform mereka. Meskipun keduanya memiliki teknologi yang menarik, mereka tidak berhasil mereplikasi dampak budaya atau kesuksesan komersial masif yang diraih Wii di pasar kontrol gerak. (Di Indonesia, Nintendo Wii tersedia secara resmi, namun popularitasnya mungkin tidak sebesar PS2 atau kemudian PS3, karena faktor harga dan mungkin persepsi sebagai konsol yang lebih 'kasual' atau 'keluarga', serta kemudahan pembajakan game di platform Sony). </text:span></text:p>
              </text:list-item>
            </text:list>
            <text:p text:style-name="P22"><text:span text:style-name="Strong_20_Emphasis"><text:span text:style-name="T1">3. Demam (dan Kejatuhan) Game Musik Ritme Berinstrumen Plastik:</text:span></text:span></text:p>
            <text:p text:style-name="P22"><text:span text:style-name="T1">Periode pertengahan hingga akhir 2000-an juga menyaksikan </text:span><text:span text:style-name="Strong_20_Emphasis"><text:span text:style-name="T1">ledakan popularitas genre game musik ritme</text:span></text:span><text:span text:style-name="T1"> yang menggunakan </text:span><text:span text:style-name="Strong_20_Emphasis"><text:span text:style-name="T1">periferal berbentuk instrumen musik</text:span></text:span><text:span text:style-name="T1"> dari plastik.</text:span></text:p>
            <text:list xml:id="list1830279140120244142" text:style-name="L94">
              <text:list-item>
                <text:p text:style-name="P280"><text:span text:style-name="Strong_20_Emphasis"><text:span text:style-name="T1">Franchise Utama:</text:span></text:span><text:span text:style-name="T1"> Dua seri utama mendominasi: </text:span><text:span text:style-name="Emphasis"><text:span text:style-name="Strong_20_Emphasis"><text:span text:style-name="T1">Guitar Hero</text:span></text:span></text:span><text:span text:style-name="T1"> </text:span><text:soft-page-break/><text:span text:style-name="T1">(awalnya dikembangkan oleh Harmonix untuk penerbit RedOctane, kemudian diambil alih oleh Neversoft/Activision) yang mempopulerkan penggunaan kontroler gitar plastik, dan </text:span><text:span text:style-name="Emphasis"><text:span text:style-name="Strong_20_Emphasis"><text:span text:style-name="T1">Rock Band</text:span></text:span></text:span><text:span text:style-name="T1"> (dibuat oleh Harmonix setelah mereka berpisah dari </text:span><text:span text:style-name="Emphasis"><text:span text:style-name="T1">Guitar Hero</text:span></text:span><text:span text:style-name="T1">, diterbitkan oleh MTV Games/EA) yang memperluas konsep menjadi </text:span><text:span text:style-name="Strong_20_Emphasis"><text:span text:style-name="T1">satu band penuh</text:span></text:span><text:span text:style-name="T1"> dengan tambahan drum dan mikrofon vokal. </text:span></text:p>
              </text:list-item>
              <text:list-item>
                <text:p text:style-name="P280"><text:span text:style-name="Strong_20_Emphasis"><text:span text:style-name="T1">Daya Tarik:</text:span></text:span><text:span text:style-name="T1"> Genre ini meledak karena beberapa alasan: ia memenuhi </text:span><text:span text:style-name="Strong_20_Emphasis"><text:span text:style-name="T1">fantasi menjadi bintang rock</text:span></text:span><text:span text:style-name="T1"> bagi banyak orang, gameplay mencocokkan not berwarna relatif </text:span><text:span text:style-name="Strong_20_Emphasis"><text:span text:style-name="T1">mudah dipelajari</text:span></text:span><text:span text:style-name="T1"> namun menantang untuk dikuasai, menggunakan </text:span><text:span text:style-name="Strong_20_Emphasis"><text:span text:style-name="T1">lagu-lagu rock dan pop populer berlisensi</text:span></text:span><text:span text:style-name="T1">, dan yang terpenting, menjadi </text:span><text:span text:style-name="Strong_20_Emphasis"><text:span text:style-name="T1">aktivitas sosial/pesta yang sangat menyenangkan</text:span></text:span><text:span text:style-name="T1"> dimainkan bersama teman-teman. </text:span></text:p>
              </text:list-item>
              <text:list-item>
                <text:p text:style-name="P101"><text:span text:style-name="Strong_20_Emphasis"><text:span text:style-name="T1">Kejenuhan Pasar dan Keruntuhan:</text:span></text:span><text:span text:style-name="T1"> Namun, popularitas genre ini </text:span><text:span text:style-name="Strong_20_Emphasis"><text:span text:style-name="T1">runtuh dengan cepat</text:span></text:span><text:span text:style-name="T1"> sekitar tahun 2009-2011. Penyebab utamanya adalah </text:span><text:span text:style-name="Strong_20_Emphasis"><text:span text:style-name="T1">kejenuhan pasar (market saturation)</text:span></text:span><text:span text:style-name="T1">. Penerbit (terutama Activision dengan </text:span><text:span text:style-name="Emphasis"><text:span text:style-name="T1">Guitar Hero</text:span></text:span><text:span text:style-name="T1">) merilis terlalu banyak sekuel, spin-off, track pack, dan edisi khusus band dalam waktu yang sangat singkat. Selain itu, </text:span><text:span text:style-name="Strong_20_Emphasis"><text:span text:style-name="T1">biaya periferal</text:span></text:span><text:span text:style-name="T1"> (gitar, drum) yang mahal menjadi beban bagi konsumen, terutama jika mereka ingin memiliki set lengkap atau mengganti instrumen yang rusak. Akhirnya, publik pun mengalami </text:span><text:span text:style-name="Strong_20_Emphasis"><text:span text:style-name="T1">kelelahan genre (genre fatigue)</text:span></text:span><text:span text:style-name="T1"> terhadap formula yang sama. (Aksesibilitas genre ini di Indonesia kemungkinan juga terbatas karena harga periferal instrumen plastik yang relatif mahal). </text:span></text:p>
              </text:list-item>
            </text:list>
            <text:p text:style-name="P22"><text:span text:style-name="Strong_20_Emphasis"><text:span text:style-name="T1">4. Tren Diversifikasi Lainnya:</text:span></text:span></text:p>
            <text:p text:style-name="P1">Selain tiga fenomena besar di atas, beberapa tren lain juga menandai diversifikasi di era ini:</text:p>
            <text:list xml:id="list3900728596487764936" text:style-name="L95">
              <text:list-item>
                <text:p text:style-name="P281"><text:span text:style-name="Strong_20_Emphasis"><text:span text:style-name="T1">Popularitas Game Puzzle Kasual:</text:span></text:span><text:span text:style-name="T1"> Perusahaan seperti </text:span><text:span text:style-name="Strong_20_Emphasis"><text:span text:style-name="T1">PopCap Games</text:span></text:span><text:span text:style-name="T1"> meraih sukses besar dengan game puzzle kasual yang adiktif seperti </text:span><text:span text:style-name="Emphasis"><text:span text:style-name="Strong_20_Emphasis"><text:span text:style-name="T1">Bejeweled</text:span></text:span></text:span><text:span text:style-name="T1">, </text:span><text:span text:style-name="Emphasis"><text:span text:style-name="Strong_20_Emphasis"><text:span text:style-name="T1">Peggle</text:span></text:span></text:span><text:span text:style-name="T1">, dan </text:span><text:span text:style-name="Emphasis"><text:span text:style-name="Strong_20_Emphasis"><text:span text:style-name="T1">Plants vs. Zombies</text:span></text:span></text:span><text:span text:style-name="T1">, yang tersedia di berbagai platform (PC, web, mobile, konsol). </text:span></text:p>
              </text:list-item>
              <text:list-item>
                <text:p text:style-name="P281"><text:span text:style-name="Strong_20_Emphasis"><text:span text:style-name="T1">Munculnya Downloadable Content (DLC):</text:span></text:span><text:span text:style-name="T1"> Model bisnis menjual </text:span><text:span text:style-name="Strong_20_Emphasis"><text:span text:style-name="T1">konten tambahan berbayar</text:span></text:span><text:span text:style-name="T1"> setelah game utama dirilis (seperti peta baru, misi, item, ekspansi cerita) menjadi semakin umum di konsol (melalui XBLA/PSN) dan PC (Steam), sebagai cara untuk </text:span><text:soft-page-break/><text:span text:style-name="T1">memperpanjang umur game dan menghasilkan pendapatan tambahan. </text:span></text:p>
              </text:list-item>
              <text:list-item>
                <text:p text:style-name="P102"><text:span text:style-name="Strong_20_Emphasis"><text:span text:style-name="T1">Pertumbuhan Free-to-Play (F2P) di Luar Mobile:</text:span></text:span><text:span text:style-name="T1"> Model F2P mulai merambah ke PC dan bahkan konsol, terutama dengan kesuksesan genre MOBA (Multiplayer Online Battle Arena) seperti </text:span><text:span text:style-name="Emphasis"><text:span text:style-name="Strong_20_Emphasis"><text:span text:style-name="T1">League of Legends</text:span></text:span></text:span><text:span text:style-name="T1"> (diluncurkan 2009) dan berbagai game MMO yang beralih dari model langganan ke F2P atau hybrid. </text:span></text:p>
              </text:list-item>
            </text:list>
            <text:p text:style-name="P1">Secara keseluruhan, periode ini adalah tentang meluasnya batas-batas gaming – siapa yang bermain, di mana mereka bermain, apa yang mereka mainkan, dan bagaimana game itu sendiri dibuat dan didistribusikan.</text:p>
            <text:p text:style-name="P359"/>
            <text:p text:style-name="P22"><text:span text:style-name="T1">Ini adalah prompt terakhir untuk Bab 6. Saya akan menunggu perintah </text:span><text:span text:style-name="Strong_20_Emphasis"><text:span text:style-name="T1">"YAX"</text:span></text:span><text:span text:style-name="T1"> dari Anda untuk melanjutkan ke prompt pertama dari Bab 7 (Pengantar Bab 7).</text:span></text:p>
          </text:section>
          <text:section text:style-name="Sect1" text:name="feedback-form-47">
            <text:p text:style-name="P175"/>
          </text:section>
        </text:section>
        <text:section text:style-name="Sect1" text:name="abcd171fde8ff9eb">
          <text:p text:style-name="P1"/>
          <text:section text:style-name="Sect1" text:name="user-query-content-48">
            <text:p text:style-name="P356">yax </text:p>
          </text:section>
          <text:p text:style-name="P175">Tampilkan alur berpikir</text:p>
          <text:section text:style-name="Sect2" text:name="model-response-message-contentr_abcd171fde8ff9eb">
            <text:p text:style-name="P22"><text:span text:style-name="T1">Baik, kita sekarang memasuki pembahasan mengenai era terkini dalam evolusi game. Selamat datang di </text:span><text:span text:style-name="Strong_20_Emphasis"><text:span text:style-name="T1">Bab 7: Masa Kini: Imersi, Konektivitas, dan Layanan (Pertengahan 2010-an - Sekarang, April 2025)</text:span></text:span><text:span text:style-name="T1">. Berikut adalah jawaban untuk prompt pengantar bab ini:</text:span></text:p>
            <text:p text:style-name="P359"/>
            <text:p text:style-name="P22"><text:span text:style-name="Strong_20_Emphasis"><text:span text:style-name="T1">(Jawaban untuk Prompt Pengantar Bab 7)</text:span></text:span></text:p>
            <text:p text:style-name="P22"><text:span text:style-name="T1">Setelah menjelajahi bagaimana game didemokratisasi melalui ledakan mobile, kebangkitan indie, dan diversifikasi platform di Bab 6, kini kita tiba di </text:span><text:span text:style-name="Strong_20_Emphasis"><text:span text:style-name="T1">lanskap gaming masa kini</text:span></text:span><text:span text:style-name="T1"> – sebuah era yang membentang dari pertengahan dekade 2010-an hingga saat buku ini ditulis (sekitar April 2025). Fondasi yang diletakkan di era sebelumnya terus berkembang, namun periode kontemporer ini ditandai oleh perpaduan unik antara </text:span><text:span text:style-name="Strong_20_Emphasis"><text:span text:style-name="T1">kemajuan teknologi visual yang semakin mendekati realitas</text:span></text:span><text:span text:style-name="T1">, </text:span><text:span text:style-name="Strong_20_Emphasis"><text:span text:style-name="T1">konektivitas online yang nyaris ada di mana-mana</text:span></text:span><text:span text:style-name="T1"> (meskipun kualitas dan aksesibilitasnya masih bervariasi antar wilayah, termasuk di berbagai </text:span><text:soft-page-break/><text:span text:style-name="T1">daerah di Indonesia seperti Medan), dan </text:span><text:span text:style-name="Strong_20_Emphasis"><text:span text:style-name="T1">perubahan fundamental dalam model bisnis serta cara kita berinteraksi</text:span></text:span><text:span text:style-name="T1"> dengan game itu sendiri.</text:span></text:p>
            <text:p text:style-name="P1">Gaming modern bukan lagi sekadar produk yang dibeli dan dimainkan hingga selesai; ia telah menjadi ekosistem yang hidup, terus berubah, dan terintegrasi erat dengan aspek lain kehidupan digital kita. Bab ini akan mengupas tuntas beberapa tema utama yang mendefinisikan gaming di era saat ini:</text:p>
            <text:list xml:id="list4300225707927909042" text:style-name="L96">
              <text:list-item>
                <text:p text:style-name="P282"><text:span text:style-name="Strong_20_Emphasis"><text:span text:style-name="T1">Pengejaran Imersi Maksimal:</text:span></text:span><text:span text:style-name="T1"> Dorongan tanpa henti untuk menciptakan pengalaman yang semakin </text:span><text:span text:style-name="Strong_20_Emphasis"><text:span text:style-name="T1">imersif</text:span></text:span><text:span text:style-name="T1"> melalui </text:span><text:span text:style-name="Strong_20_Emphasis"><text:span text:style-name="T1">grafis fotorealistik</text:span></text:span><text:span text:style-name="T1"> yang memukau, dunia virtual yang lebih besar dan lebih detail, serta teknologi audio spasial, didukung oleh kekuatan konsol generasi terbaru (PlayStation 5, Xbox Series X/S) dan PC gaming high-end. </text:span></text:p>
              </text:list-item>
              <text:list-item>
                <text:p text:style-name="P282"><text:span text:style-name="Strong_20_Emphasis"><text:span text:style-name="T1">Dominasi Model 'Games as a Service' (GaaS):</text:span></text:span><text:span text:style-name="T1"> Pergeseran paradigma bisnis dari menjual produk sekali jadi menjadi menawarkan </text:span><text:span text:style-name="Strong_20_Emphasis"><text:span text:style-name="T1">layanan berkelanjutan</text:span></text:span><text:span text:style-name="T1">, di mana game terus diperbarui dengan konten baru, dimonetisasi melalui </text:span><text:span text:style-name="Emphasis"><text:span text:style-name="T1">season pass</text:span></text:span><text:span text:style-name="T1"> atau mikrotransaksi, dan dirancang untuk mempertahankan pemain dalam jangka waktu yang sangat panjang. </text:span></text:p>
              </text:list-item>
              <text:list-item>
                <text:p text:style-name="P282"><text:span text:style-name="Strong_20_Emphasis"><text:span text:style-name="T1">Ledakan Esports dan Streaming:</text:span></text:span><text:span text:style-name="T1"> Transformasi game dari sekadar aktivitas partisipatif menjadi </text:span><text:span text:style-name="Strong_20_Emphasis"><text:span text:style-name="T1">bentuk tontonan massal</text:span></text:span><text:span text:style-name="T1">. Kita akan melihat bagaimana </text:span><text:span text:style-name="Strong_20_Emphasis"><text:span text:style-name="T1">esports</text:span></text:span><text:span text:style-name="T1"> (kompetisi game profesional) menjadi industri global bernilai miliaran dolar, dan bagaimana </text:span><text:span text:style-name="Strong_20_Emphasis"><text:span text:style-name="T1">platform streaming</text:span></text:span><text:span text:style-name="T1"> (seperti Twitch dan YouTube Gaming) melahirkan generasi baru kreator konten dan selebriti internet. </text:span></text:p>
              </text:list-item>
              <text:list-item>
                <text:p text:style-name="P103"><text:span text:style-name="Strong_20_Emphasis"><text:span text:style-name="T1">Meningkatnya Fokus pada Aksesibilitas dan Inklusivitas:</text:span></text:span><text:span text:style-name="T1"> Tumbuhnya kesadaran dan upaya nyata dari developer dan platform holder untuk membuat game </text:span><text:span text:style-name="Strong_20_Emphasis"><text:span text:style-name="T1">lebih mudah diakses</text:span></text:span><text:span text:style-name="T1"> oleh pemain dengan berbagai jenis disabilitas, serta menciptakan </text:span><text:span text:style-name="Strong_20_Emphasis"><text:span text:style-name="T1">representasi yang lebih beragam dan inklusif</text:span></text:span><text:span text:style-name="T1"> dalam narasi, karakter, dan komunitas game. </text:span></text:p>
              </text:list-item>
            </text:list>
            <text:p text:style-name="P1">Bab ini akan memandu Anda memahami ekosistem gaming kontemporer yang dinamis, kompleks secara teknologi dan bisnis, serta memiliki pengaruh budaya dan ekonomi yang sangat signifikan di seluruh dunia, termasuk bagaimana tren-tren global ini dirasakan dan diadaptasi dalam <text:soft-page-break/>konteks lokal seperti di Medan, Indonesia, hingga April 2025.</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7.1 (Grafis Fotorealistik dan Dunia yang Imersif).</text:span></text:p>
          </text:section>
          <text:section text:style-name="Sect1" text:name="feedback-form-48">
            <text:p text:style-name="P175"/>
          </text:section>
        </text:section>
        <text:section text:style-name="Sect1" text:name="5fe8bdd9ab3d6176">
          <text:p text:style-name="P1"/>
          <text:section text:style-name="Sect1" text:name="user-query-content-49">
            <text:p text:style-name="P356">yax </text:p>
          </text:section>
          <text:p text:style-name="P175">Tampilkan alur berpikir</text:p>
          <text:section text:style-name="Sect2" text:name="model-response-message-contentr_5fe8bdd9ab3d6176">
            <text:p text:style-name="P22"><text:span text:style-name="T1">Baik, mari kita selami lebih dalam ciri khas utama pertama dari gaming era modern: </text:span><text:span text:style-name="Strong_20_Emphasis"><text:span text:style-name="T1">Subbab 7.1: Grafis Fotorealistik dan Dunia yang Imersif</text:span></text:span><text:span text:style-name="T1">.</text:span></text:p>
            <text:p text:style-name="P359"/>
            <text:p text:style-name="P22"><text:span text:style-name="Strong_20_Emphasis"><text:span text:style-name="T1">(Jawaban untuk Prompt Isi Mendalam Subbab 7.1)</text:span></text:span></text:p>
            <text:p text:style-name="P22"><text:span text:style-name="T1">Salah satu tren paling mencolok dalam pengembangan game </text:span><text:span text:style-name="Emphasis"><text:span text:style-name="T1">high-end</text:span></text:span><text:span text:style-name="T1"> (terutama di konsol dan PC) selama periode pertengahan 2010-an hingga hari ini (April 2025) adalah pengejaran tanpa henti terhadap </text:span><text:span text:style-name="Strong_20_Emphasis"><text:span text:style-name="T1">realisme visual</text:span></text:span><text:span text:style-name="T1"> dan penciptaan </text:span><text:span text:style-name="Strong_20_Emphasis"><text:span text:style-name="T1">dunia virtual yang semakin imersif</text:span></text:span><text:span text:style-name="T1">. Tujuannya adalah untuk membuat pemain merasa benar-benar 'hadir' dan tenggelam di dalam pengalaman digital tersebut. Hal ini dimungkinkan oleh kombinasi kekuatan perangkat keras generasi terbaru dan adopsi teknologi grafis yang semakin canggih.</text:span></text:p>
            <text:p text:style-name="P22"><text:span text:style-name="Strong_20_Emphasis"><text:span text:style-name="T1">Kekuatan Perangkat Keras Generasi Terkini:</text:span></text:span></text:p>
            <text:p text:style-name="P1">Fondasi dari revolusi visual ini adalah lompatan besar dalam kemampuan perangkat keras:</text:p>
            <text:list xml:id="list5101375439316488000" text:style-name="L97">
              <text:list-item>
                <text:p text:style-name="P283"><text:span text:style-name="Strong_20_Emphasis"><text:span text:style-name="T1">Konsol Generasi 8 &amp; 9:</text:span></text:span><text:span text:style-name="T1"> Generasi kedelapan (</text:span><text:span text:style-name="Strong_20_Emphasis"><text:span text:style-name="T1">PlayStation 4</text:span></text:span><text:span text:style-name="T1"> dan </text:span><text:span text:style-name="Strong_20_Emphasis"><text:span text:style-name="T1">Xbox One</text:span></text:span><text:span text:style-name="T1">) telah menetapkan standar baru dengan kemampuan menampilkan grafis Full HD (1080p) secara konsisten dan memungkinkan dunia game yang lebih besar dan kompleks. Namun, lompatan yang lebih signifikan datang dengan generasi kesembilan (</text:span><text:span text:style-name="Strong_20_Emphasis"><text:span text:style-name="T1">PlayStation 5</text:span></text:span><text:span text:style-name="T1"> dan </text:span><text:span text:style-name="Strong_20_Emphasis"><text:span text:style-name="T1">Xbox Series X/S</text:span></text:span><text:span text:style-name="T1">, diluncurkan akhir 2020). Konsol-konsol ini menawarkan: </text:span></text:p>
                <text:list>
                  <text:list-item>
                    <text:p text:style-name="P283"><text:span text:style-name="Strong_20_Emphasis"><text:span text:style-name="T1">CPU &amp; GPU yang Jauh Lebih Kuat:</text:span></text:span><text:span text:style-name="T1"> Berbasis arsitektur AMD </text:span><text:soft-page-break/><text:span text:style-name="T1">Zen 2 (CPU) dan RDNA 2 (GPU), memungkinkan pemrosesan fisika yang lebih kompleks, AI yang lebih cerdas, dan terutama, rendering grafis yang jauh lebih detail dan efek visual canggih. </text:span></text:p>
                  </text:list-item>
                  <text:list-item>
                    <text:p text:style-name="P283"><text:span text:style-name="Strong_20_Emphasis"><text:span text:style-name="T1">Adopsi SSD (Solid State Drive) Ultra-Cepat:</text:span></text:span><text:span text:style-name="T1"> Mungkin perubahan paling berdampak pada </text:span><text:span text:style-name="Emphasis"><text:span text:style-name="T1">pengalaman bermain</text:span></text:span><text:span text:style-name="T1">. Penggunaan NVMe SSD secara drastis </text:span><text:span text:style-name="Strong_20_Emphasis"><text:span text:style-name="T1">mengurangi atau bahkan menghilangkan waktu muat (loading times)</text:span></text:span><text:span text:style-name="T1">, memungkinkan transisi antar area yang mulus, dunia yang bisa di-stream dengan lebih cepat, dan desain game yang tidak lagi terlalu dibatasi oleh kecepatan akses data. </text:span></text:p>
                  </text:list-item>
                  <text:list-item>
                    <text:p text:style-name="P283"><text:span text:style-name="Strong_20_Emphasis"><text:span text:style-name="T1">Target Resolusi dan Frame Rate Tinggi:</text:span></text:span><text:span text:style-name="T1"> Mendukung resolusi </text:span><text:span text:style-name="Strong_20_Emphasis"><text:span text:style-name="T1">4K</text:span></text:span><text:span text:style-name="T1"> secara native menjadi umum, dan target performa bergeser ke </text:span><text:span text:style-name="Strong_20_Emphasis"><text:span text:style-name="T1">60 frame per detik (fps)</text:span></text:span><text:span text:style-name="T1"> sebagai standar baru untuk gameplay yang mulus, dengan beberapa game bahkan menargetkan </text:span><text:span text:style-name="Strong_20_Emphasis"><text:span text:style-name="T1">120 fps</text:span></text:span><text:span text:style-name="T1"> untuk aksi yang sangat responsif. </text:span></text:p>
                  </text:list-item>
                </text:list>
              </text:list-item>
              <text:list-item>
                <text:p text:style-name="P104"><text:span text:style-name="Strong_20_Emphasis"><text:span text:style-name="T1">PC High-End sebagai Ujung Tombak:</text:span></text:span><text:span text:style-name="T1"> Meskipun konsol generasi terbaru sangat kuat, </text:span><text:span text:style-name="Strong_20_Emphasis"><text:span text:style-name="T1">PC gaming kelas atas</text:span></text:span><text:span text:style-name="T1"> terus menjadi platform yang mendorong batas terjauh teknologi grafis. Pemain PC dengan </text:span><text:span text:style-name="Strong_20_Emphasis"><text:span text:style-name="T1">kartu grafis (GPU)</text:span></text:span><text:span text:style-name="T1"> terbaru dan terkuat (seperti seri </text:span><text:span text:style-name="Strong_20_Emphasis"><text:span text:style-name="T1">GeForce RTX</text:span></text:span><text:span text:style-name="T1"> dari Nvidia atau seri </text:span><text:span text:style-name="Strong_20_Emphasis"><text:span text:style-name="T1">Radeon RX</text:span></text:span><text:span text:style-name="T1"> dari AMD) seringkali dapat menikmati resolusi yang lebih tinggi lagi (di atas 4K), </text:span><text:span text:style-name="Emphasis"><text:span text:style-name="T1">frame rate</text:span></text:span><text:span text:style-name="T1"> yang tidak terkunci (di atas 120 fps), pengaturan grafis kualitas 'ultra', dan implementasi fitur mutakhir seperti </text:span><text:span text:style-name="Emphasis"><text:span text:style-name="T1">ray tracing</text:span></text:span><text:span text:style-name="T1"> yang lebih komprehensif dibandingkan versi konsol. </text:span><text:span text:style-name="Emphasis"><text:span text:style-name="T1">(Penting untuk dicatat: Mengakses tingkat kualitas visual tertinggi ini, baik melalui konsol generasi terbaru maupun PC high-end, membutuhkan investasi finansial yang signifikan. Harga perangkat keras ini, ditambah potensi biaya impor dan pajak, mungkin membuatnya kurang terjangkau atau tidak tersebar merata bagi banyak gamer di Indonesia per April 2025).</text:span></text:span><text:span text:style-name="T1"> </text:span></text:p>
              </text:list-item>
            </text:list>
            <text:p text:style-name="P22"><text:span text:style-name="Strong_20_Emphasis"><text:span text:style-name="T1">Teknologi Grafis Mutakhir di Balik Realisme:</text:span></text:span></text:p>
            <text:p text:style-name="P1">Beberapa teknologi kunci menjadi pendorong utama tercapainya fotorealisme:</text:p>
            <text:list xml:id="list3492097712560722828" text:style-name="L98">
              <text:list-item>
                <text:p text:style-name="P284"><text:span text:style-name="Strong_20_Emphasis"><text:span text:style-name="T1">Ray Tracing:</text:span></text:span><text:span text:style-name="T1"> Teknik rendering yang secara komputasi sangat mahal </text:span><text:soft-page-break/><text:span text:style-name="T1">ini bekerja dengan </text:span><text:span text:style-name="Strong_20_Emphasis"><text:span text:style-name="T1">mensimulasikan jalur fisik sinar cahaya</text:span></text:span><text:span text:style-name="T1"> saat berinteraksi dengan objek di lingkungan virtual. Hasilnya adalah efek visual yang sangat realistis, terutama dalam hal: </text:span></text:p>
                <text:list>
                  <text:list-item>
                    <text:p text:style-name="P284"><text:span text:style-name="Strong_20_Emphasis"><text:span text:style-name="T1">Refleksi (Pantulan):</text:span></text:span><text:span text:style-name="T1"> Permukaan seperti air, kaca, atau logam mengkilap dapat menampilkan pantulan lingkungan sekitarnya secara akurat dan dinamis. </text:span></text:p>
                  </text:list-item>
                  <text:list-item>
                    <text:p text:style-name="P284"><text:span text:style-name="Strong_20_Emphasis"><text:span text:style-name="T1">Bayangan (Shadows):</text:span></text:span><text:span text:style-name="T1"> Menghasilkan bayangan yang lebih lembut, akurat secara fisik, dan bereaksi secara alami terhadap perubahan sumber cahaya. </text:span></text:p>
                  </text:list-item>
                  <text:list-item>
                    <text:p text:style-name="P284"><text:span text:style-name="Strong_20_Emphasis"><text:span text:style-name="T1">Pencahayaan Global (Global Illumination):</text:span></text:span><text:span text:style-name="T1"> Mensimulasikan bagaimana cahaya memantul dari satu permukaan ke permukaan lain, menerangi area yang tidak terkena cahaya langsung secara lebih alami (misalnya, cahaya matahari masuk jendela dan menerangi sudut ruangan). </text:span></text:p>
                  </text:list-item>
                  <text:list-item>
                    <text:p text:style-name="P284"><text:span text:style-name="T1">Dampaknya pada visual bisa sangat dramatis, meskipun seringkali membutuhkan sumber daya komputasi yang besar dan teknik </text:span><text:span text:style-name="Emphasis"><text:span text:style-name="T1">upscaling</text:span></text:span><text:span text:style-name="T1"> (seperti DLSS dari Nvidia atau FSR dari AMD) untuk mempertahankan </text:span><text:span text:style-name="Emphasis"><text:span text:style-name="T1">frame rate</text:span></text:span><text:span text:style-name="T1"> yang dapat dimainkan. </text:span></text:p>
                  </text:list-item>
                </text:list>
              </text:list-item>
              <text:list-item>
                <text:p text:style-name="P284"><text:span text:style-name="Strong_20_Emphasis"><text:span text:style-name="T1">Physically Based Rendering (PBR):</text:span></text:span><text:span text:style-name="T1"> Ini adalah pendekatan dalam mendefinisikan material objek dalam game. Daripada seniman secara subjektif menentukan bagaimana sebuah material terlihat, PBR menggunakan </text:span><text:span text:style-name="Strong_20_Emphasis"><text:span text:style-name="T1">parameter fisika dunia nyata</text:span></text:span><text:span text:style-name="T1"> (seperti tingkat kekasaran/roughness, tingkat kelogaman/metallicness) untuk mendikte bagaimana material tersebut berinteraksi dengan cahaya. Hasilnya adalah material seperti </text:span><text:span text:style-name="Strong_20_Emphasis"><text:span text:style-name="T1">logam, kayu, kain, kulit, atau plastik terlihat jauh lebih konsisten dan realistis</text:span></text:span><text:span text:style-name="T1"> di bawah berbagai kondisi pencahayaan yang berbeda. </text:span></text:p>
              </text:list-item>
              <text:list-item>
                <text:p text:style-name="P105"><text:span text:style-name="Strong_20_Emphasis"><text:span text:style-name="T1">Peningkatan Detail Animasi, Fisika, dan Lingkungan:</text:span></text:span><text:span text:style-name="T1"> Realisme juga didukung oleh kemajuan dalam </text:span><text:span text:style-name="Strong_20_Emphasis"><text:span text:style-name="T1">animasi karakter</text:span></text:span><text:span text:style-name="T1"> (gerakan yang lebih halus dan alami, penangkapan gerak/performance capture untuk ekspresi wajah yang lebih hidup), </text:span><text:span text:style-name="Strong_20_Emphasis"><text:span text:style-name="T1">sistem fisika</text:span></text:span><text:span text:style-name="T1"> yang lebih canggih (objek di dunia bereaksi lebih realistis terhadap gaya), serta </text:span><text:span text:style-name="Strong_20_Emphasis"><text:span text:style-name="T1">tingkat detail yang luar biasa</text:span></text:span><text:span text:style-name="T1"> pada tekstur resolusi tinggi, geometri model 3D, dan 'keramaian' objek di lingkungan (environmental clutter). </text:span></text:p>
              </text:list-item>
            </text:list>
            <text:p text:style-name="P22"><text:soft-page-break/><text:span text:style-name="Strong_20_Emphasis"><text:span text:style-name="T1">Era Dunia Terbuka (Open World) yang Merajalela:</text:span></text:span></text:p>
            <text:p text:style-name="P22"><text:span text:style-name="T1">Kekuatan perangkat keras modern telah memungkinkan genre </text:span><text:span text:style-name="Strong_20_Emphasis"><text:span text:style-name="T1">dunia terbuka (open-world)</text:span></text:span><text:span text:style-name="T1"> menjadi salah satu desain paling dominan dan populer di game AAA.</text:span></text:p>
            <text:list xml:id="list5506496830636102400" text:style-name="L99">
              <text:list-item>
                <text:p text:style-name="P285"><text:span text:style-name="Strong_20_Emphasis"><text:span text:style-name="T1">Daya Tarik Utama:</text:span></text:span><text:span text:style-name="T1"> Game open-world menawarkan </text:span><text:span text:style-name="Strong_20_Emphasis"><text:span text:style-name="T1">dunia virtual yang luas, seringkali mulus tanpa layar muat, yang dapat dijelajahi pemain secara bebas</text:span></text:span><text:span text:style-name="T1"> dengan kecepatan mereka sendiri. Ini memberikan rasa </text:span><text:span text:style-name="Strong_20_Emphasis"><text:span text:style-name="T1">kebebasan, penemuan (discovery)</text:span></text:span><text:span text:style-name="T1">, kesempatan untuk </text:span><text:span text:style-name="Strong_20_Emphasis"><text:span text:style-name="T1">gameplay yang muncul secara organik (emergent gameplay)</text:span></text:span><text:span text:style-name="T1">, dan skala pengalaman yang epik. </text:span></text:p>
              </text:list-item>
              <text:list-item>
                <text:p text:style-name="P285"><text:span text:style-name="Strong_20_Emphasis"><text:span text:style-name="T1">Contoh Ikonik Era Ini:</text:span></text:span><text:span text:style-name="T1"> Banyak game paling terkenal dan sukses secara komersial di era ini mengadopsi desain open-world, seperti </text:span><text:span text:style-name="Emphasis"><text:span text:style-name="Strong_20_Emphasis"><text:span text:style-name="T1">Grand Theft Auto V</text:span></text:span></text:span><text:span text:style-name="T1"> (yang terus relevan bertahun-tahun setelah rilis), </text:span><text:span text:style-name="Emphasis"><text:span text:style-name="Strong_20_Emphasis"><text:span text:style-name="T1">The Witcher 3: Wild Hunt</text:span></text:span></text:span><text:span text:style-name="T1">, </text:span><text:span text:style-name="Emphasis"><text:span text:style-name="Strong_20_Emphasis"><text:span text:style-name="T1">Red Dead Redemption 2</text:span></text:span></text:span><text:span text:style-name="T1">, seri </text:span><text:span text:style-name="Emphasis"><text:span text:style-name="Strong_20_Emphasis"><text:span text:style-name="T1">Assassin's Creed</text:span></text:span></text:span><text:span text:style-name="T1"> terbaru (seperti </text:span><text:span text:style-name="Emphasis"><text:span text:style-name="T1">Valhalla</text:span></text:span><text:span text:style-name="T1">, </text:span><text:span text:style-name="Emphasis"><text:span text:style-name="T1">Odyssey</text:span></text:span><text:span text:style-name="T1">), </text:span><text:span text:style-name="Emphasis"><text:span text:style-name="Strong_20_Emphasis"><text:span text:style-name="T1">Cyberpunk 2077</text:span></text:span></text:span><text:span text:style-name="T1">, </text:span><text:span text:style-name="Emphasis"><text:span text:style-name="Strong_20_Emphasis"><text:span text:style-name="T1">Elden Ring</text:span></text:span></text:span><text:span text:style-name="T1">, seri </text:span><text:span text:style-name="Emphasis"><text:span text:style-name="Strong_20_Emphasis"><text:span text:style-name="T1">Horizon</text:span></text:span></text:span><text:span text:style-name="T1">, seri </text:span><text:span text:style-name="Emphasis"><text:span text:style-name="Strong_20_Emphasis"><text:span text:style-name="T1">Marvel's Spider-Man</text:span></text:span></text:span><text:span text:style-name="T1">, dan pendekatan inovatif Nintendo dalam </text:span><text:span text:style-name="Emphasis"><text:span text:style-name="Strong_20_Emphasis"><text:span text:style-name="T1">The Legend of Zelda: Breath of the Wild</text:span></text:span></text:span><text:span text:style-name="T1"> serta sekuelnya </text:span><text:span text:style-name="Emphasis"><text:span text:style-name="Strong_20_Emphasis"><text:span text:style-name="T1">Tears of the Kingdom</text:span></text:span></text:span><text:span text:style-name="T1">. </text:span></text:p>
              </text:list-item>
              <text:list-item>
                <text:p text:style-name="P106"><text:span text:style-name="Strong_20_Emphasis"><text:span text:style-name="T1">Tantangan Desain:</text:span></text:span><text:span text:style-name="T1"> Meskipun populer, menciptakan open world yang menarik juga penuh tantangan: bagaimana </text:span><text:span text:style-name="Strong_20_Emphasis"><text:span text:style-name="T1">mengisi dunia yang begitu besar dengan konten yang bermakna</text:span></text:span><text:span text:style-name="T1"> dan bervariasi, bagaimana </text:span><text:span text:style-name="Strong_20_Emphasis"><text:span text:style-name="T1">menghindari repetisi</text:span></text:span><text:span text:style-name="T1"> atau desain 'daftar tugas' (checklist design), bagaimana </text:span><text:span text:style-name="Strong_20_Emphasis"><text:span text:style-name="T1">menjaga alur narasi</text:span></text:span><text:span text:style-name="T1"> di tengah kebebasan pemain, serta </text:span><text:span text:style-name="Strong_20_Emphasis"><text:span text:style-name="T1">waktu dan biaya pengembangan</text:span></text:span><text:span text:style-name="T1"> yang sangat besar. </text:span></text:p>
              </text:list-item>
            </text:list>
            <text:p text:style-name="P22"><text:span text:style-name="Strong_20_Emphasis"><text:span text:style-name="T1">Tujuan Akhir: Imersi yang Lebih Dalam:</text:span></text:span></text:p>
            <text:p text:style-name="P22"><text:span text:style-name="T1">Semua elemen ini – perangkat keras yang kuat, teknologi grafis canggih, dan desain dunia yang ambisius – pada akhirnya bertujuan untuk satu hal: meningkatkan </text:span><text:span text:style-name="Strong_20_Emphasis"><text:span text:style-name="T1">imersivitas (immersion)</text:span></text:span><text:span text:style-name="T1"> pemain. Tujuannya adalah untuk menarik pemain lebih dalam ke dunia game, membuat mereka merasa benar-benar 'ada' di sana, terhubung secara emosional dengan karakter dan cerita, serta membuat pengalaman bermain menjadi lebih dapat dipercaya, menarik, dan berkesan secara keseluruhan. Pengejaran imersi ini terus menjadi salah satu pendorong utama inovasi dalam pengembangan game </text:span><text:soft-page-break/><text:span text:style-name="T1">high-end.</text:span></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7.2 (Games as a Service (GaaS)).</text:span></text:p>
          </text:section>
          <text:section text:style-name="Sect1" text:name="feedback-form-49">
            <text:p text:style-name="P175"/>
          </text:section>
        </text:section>
        <text:section text:style-name="Sect1" text:name="30d5203d50d36492">
          <text:p text:style-name="P1"/>
          <text:section text:style-name="Sect1" text:name="user-query-content-50">
            <text:p text:style-name="P356">yax </text:p>
          </text:section>
          <text:p text:style-name="P175">Tampilkan alur berpikir</text:p>
          <text:section text:style-name="Sect2" text:name="model-response-message-contentr_30d5203d50d36492">
            <text:p text:style-name="P22"><text:span text:style-name="T1">Baik, mari kita bahas salah satu pergeseran paling fundamental dalam model bisnis dan pengalaman bermain game di era modern: </text:span><text:span text:style-name="Strong_20_Emphasis"><text:span text:style-name="T1">Subbab 7.2: Games as a Service (GaaS)</text:span></text:span><text:span text:style-name="T1">.</text:span></text:p>
            <text:p text:style-name="P359"/>
            <text:p text:style-name="P22"><text:span text:style-name="Strong_20_Emphasis"><text:span text:style-name="T1">(Jawaban untuk Prompt Isi Mendalam Subbab 7.2)</text:span></text:span></text:p>
            <text:p text:style-name="P22"><text:span text:style-name="T1">Di era gaming modern (pertengahan 2010-an hingga April 2025), salah satu tren paling dominan dan transformatif adalah pergeseran menuju model bisnis </text:span><text:span text:style-name="Strong_20_Emphasis"><text:span text:style-name="T1">"Games as a Service" (GaaS)</text:span></text:span><text:span text:style-name="T1">. Ini menandai perubahan fundamental dari cara game secara tradisional dibuat, dijual, dan dimainkan.</text:span></text:p>
            <text:p text:style-name="P22"><text:span text:style-name="Strong_20_Emphasis"><text:span text:style-name="T1">Definisi dan Filosofi GaaS:</text:span></text:span></text:p>
            <text:p text:style-name="P22"><text:span text:style-name="T1">Secara sederhana, GaaS memperlakukan game </text:span><text:span text:style-name="Strong_20_Emphasis"><text:span text:style-name="T1">bukan sebagai produk sekali beli yang statis</text:span></text:span><text:span text:style-name="T1">, melainkan sebagai </text:span><text:span text:style-name="Strong_20_Emphasis"><text:span text:style-name="T1">layanan yang terus berkembang dan berkelanjutan</text:span></text:span><text:span text:style-name="T1">. Berbeda dengan model 'rilis dan lupakan' di masa lalu (di mana developer merilis game, mungkin merilis beberapa patch atau ekspansi, lalu beralih ke proyek berikutnya), filosofi GaaS berfokus pada </text:span><text:span text:style-name="Strong_20_Emphasis"><text:span text:style-name="T1">mempertahankan keterlibatan pemain (player retention) dalam jangka waktu yang sangat panjang</text:span></text:span><text:span text:style-name="T1"> – berbulan-bulan, bahkan bertahun-tahun – setelah peluncuran awal. Tujuannya adalah membangun komunitas yang loyal dan menciptakan aliran </text:span><text:span text:style-name="Strong_20_Emphasis"><text:span text:style-name="T1">pendapatan berkelanjutan (continuous revenue streams)</text:span></text:span><text:span text:style-name="T1"> melalui berbagai bentuk monetisasi pasca-peluncuran.</text:span></text:p>
            <text:p text:style-name="P22"><text:span text:style-name="Strong_20_Emphasis"><text:span text:style-name="T1">Elemen dan Mekanisme Umum GaaS:</text:span></text:span></text:p>
            <text:p text:style-name="P1">Game yang mengadopsi model GaaS biasanya memiliki beberapa ciri khas:</text:p>
            <text:list xml:id="list4322423241804732703" text:style-name="L100">
              <text:list-item>
                <text:p text:style-name="P286"><text:soft-page-break/><text:span text:style-name="Strong_20_Emphasis"><text:span text:style-name="T1">Pembaruan Konten Reguler:</text:span></text:span><text:span text:style-name="T1"> Kunci utama GaaS adalah menjaga game tetap segar. Developer secara berkala merilis </text:span><text:span text:style-name="Strong_20_Emphasis"><text:span text:style-name="T1">konten baru</text:span></text:span><text:span text:style-name="T1"> seperti peta, karakter, senjata, item kosmetik, mode permainan, misi cerita, atau penyesuaian </text:span><text:span text:style-name="Emphasis"><text:span text:style-name="T1">balancing</text:span></text:span><text:span text:style-name="T1">. Pembaruan ini seringkali diorganisir dalam bentuk </text:span><text:span text:style-name="Strong_20_Emphasis"><text:span text:style-name="T1">"musim" (seasons)</text:span></text:span><text:span text:style-name="T1">, masing-masing dengan tema dan konten uniknya, untuk menjaga pemain tetap kembali. Ini membutuhkan tim pengembangan yang didedikasikan untuk dukungan jangka panjang. </text:span></text:p>
              </text:list-item>
              <text:list-item>
                <text:p text:style-name="P286"><text:span text:style-name="Strong_20_Emphasis"><text:span text:style-name="T1">Acara Langsung (Live Events):</text:span></text:span><text:span text:style-name="T1"> Untuk mendorong </text:span><text:span text:style-name="Emphasis"><text:span text:style-name="T1">engagement</text:span></text:span><text:span text:style-name="T1"> pada waktu-waktu tertentu, game GaaS sering mengadakan </text:span><text:span text:style-name="Strong_20_Emphasis"><text:span text:style-name="T1">event waktu terbatas</text:span></text:span><text:span text:style-name="T1">. Ini bisa berupa event musiman (Natal, Halloween), kolaborasi dengan merek atau franchise lain (film, anime, artis musik), atau periode kompetitif khusus dengan hadiah eksklusif. Tujuannya adalah menciptakan rasa urgensi dan kebersamaan dalam komunitas. </text:span></text:p>
              </text:list-item>
              <text:list-item>
                <text:p text:style-name="P286"><text:span text:style-name="Strong_20_Emphasis"><text:span text:style-name="T1">Strategi Monetisasi Berkelanjutan:</text:span></text:span><text:span text:style-name="T1"> Karena banyak game GaaS (terutama yang F2P) tidak menghasilkan pendapatan dari penjualan awal, mereka sangat bergantung pada monetisasi pasca-peluncuran. Metode yang umum digunakan (seringkali dikombinasikan) meliputi: </text:span></text:p>
                <text:list>
                  <text:list-item>
                    <text:p text:style-name="P286"><text:span text:style-name="Strong_20_Emphasis"><text:span text:style-name="T1">Season Pass / Battle Pass:</text:span></text:span><text:span text:style-name="T1"> Sistem progresi berjenjang yang sangat populer. Pemain naik level dalam </text:span><text:span text:style-name="Emphasis"><text:span text:style-name="T1">pass</text:span></text:span><text:span text:style-name="T1"> selama satu musim (biasanya dengan bermain game atau menyelesaikan tantangan) untuk membuka hadiah. Seringkali ada jalur hadiah gratis (free track) dan jalur premium berbayar (premium track) yang menawarkan hadiah lebih banyak atau lebih baik (umumnya kosmetik, mata uang virtual, atau item non-esensial). </text:span></text:p>
                  </text:list-item>
                  <text:list-item>
                    <text:p text:style-name="P286"><text:span text:style-name="Strong_20_Emphasis"><text:span text:style-name="T1">Penjualan Item Kosmetik Langsung:</text:span></text:span><text:span text:style-name="T1"> Menjual </text:span><text:span text:style-name="Emphasis"><text:span text:style-name="T1">skin</text:span></text:span><text:span text:style-name="T1"> (tampilan karakter/senjata), </text:span><text:span text:style-name="Emphasis"><text:span text:style-name="T1">emote</text:span></text:span><text:span text:style-name="T1"> (gerakan/tarian), atau item visual lainnya secara langsung menggunakan mata uang virtual (yang bisa didapatkan dengan bermain atau dibeli dengan uang nyata). Secara teori, ini tidak memengaruhi keseimbangan gameplay. </text:span></text:p>
                  </text:list-item>
                  <text:list-item>
                    <text:p text:style-name="P286"><text:span text:style-name="Strong_20_Emphasis"><text:span text:style-name="T1">Loot Box (Kotak Harta Karun Acak):</text:span></text:span><text:span text:style-name="T1"> Mekanisme pembelian 'kotak' yang berisi hadiah acak dengan tingkat kelangkaan berbeda. Sangat kontroversial karena dianggap mirip </text:span><text:soft-page-break/><text:span text:style-name="Strong_20_Emphasis"><text:span text:style-name="T1">perjudian</text:span></text:span><text:span text:style-name="T1"> dan telah menghadapi pengawasan regulator di banyak negara. Popularitasnya cenderung menurun di pasar Barat pada April 2025, meskipun masih bisa ditemukan dalam berbagai bentuk (terutama mekanisme </text:span><text:span text:style-name="Strong_20_Emphasis"><text:span text:style-name="T1">'gacha'</text:span></text:span><text:span text:style-name="T1"> di game mobile bergaya anime). </text:span></text:p>
                  </text:list-item>
                  <text:list-item>
                    <text:p text:style-name="P286"><text:span text:style-name="Strong_20_Emphasis"><text:span text:style-name="T1">Langganan (Subscription):</text:span></text:span><text:span text:style-name="T1"> Beberapa game GaaS menawarkan model langganan opsional untuk keuntungan tambahan (misalnya, bonus XP, item bulanan seperti di </text:span><text:span text:style-name="Emphasis"><text:span text:style-name="T1">Fallout 76</text:span></text:span><text:span text:style-name="T1">) atau bahkan mewajibkan langganan untuk akses penuh (model MMO tradisional seperti </text:span><text:span text:style-name="Emphasis"><text:span text:style-name="T1">World of Warcraft</text:span></text:span><text:span text:style-name="T1"> atau </text:span><text:span text:style-name="Emphasis"><text:span text:style-name="T1">Final Fantasy XIV</text:span></text:span><text:span text:style-name="T1">). </text:span></text:p>
                  </text:list-item>
                  <text:list-item>
                    <text:p text:style-name="P286"><text:span text:style-name="Strong_20_Emphasis"><text:span text:style-name="T1">Ekspansi Berbayar:</text:span></text:span><text:span text:style-name="T1"> Mirip model tradisional, ini adalah tambahan konten besar (dunia baru, alur cerita panjang) yang dijual secara terpisah, seringkali dirilis setahun sekali atau lebih jarang. </text:span></text:p>
                  </text:list-item>
                  <text:list-item>
                    <text:p text:style-name="P107"><text:span text:style-name="Strong_20_Emphasis"><text:span text:style-name="T1">Penerapan Luas:</text:span></text:span><text:span text:style-name="T1"> Penting dicatat bahwa strategi monetisasi ini tidak hanya ditemukan di game </text:span><text:span text:style-name="Strong_20_Emphasis"><text:span text:style-name="T1">Free-to-Play (F2P)</text:span></text:span><text:span text:style-name="T1">, tetapi juga semakin umum diterapkan pada game </text:span><text:span text:style-name="Strong_20_Emphasis"><text:span text:style-name="T1">premium berharga penuh</text:span></text:span><text:span text:style-name="T1"> ($60-$70) sebagai cara untuk mendanai pengembangan konten berkelanjutan dan memaksimalkan pendapatan. </text:span></text:p>
                  </text:list-item>
                </text:list>
              </text:list-item>
            </text:list>
            <text:p text:style-name="P22"><text:span text:style-name="Strong_20_Emphasis"><text:span text:style-name="T1">Contoh Nyata GaaS di Berbagai Genre (per April 2025):</text:span></text:span></text:p>
            <text:p text:style-name="P1">Model GaaS telah merambah hampir semua genre populer:</text:p>
            <text:list xml:id="list2926569872393571054" text:style-name="L101">
              <text:list-item>
                <text:p text:style-name="P287"><text:span text:style-name="Strong_20_Emphasis"><text:span text:style-name="T1">Battle Royale (F2P):</text:span></text:span><text:span text:style-name="T1"> </text:span><text:span text:style-name="Emphasis"><text:span text:style-name="Strong_20_Emphasis"><text:span text:style-name="T1">Fortnite</text:span></text:span></text:span><text:span text:style-name="T1"> (contoh paling sukses dalam mengintegrasikan musim, event live, battle pass, dan kosmetik), </text:span><text:span text:style-name="Emphasis"><text:span text:style-name="Strong_20_Emphasis"><text:span text:style-name="T1">Apex Legends</text:span></text:span></text:span><text:span text:style-name="T1">, </text:span><text:span text:style-name="Emphasis"><text:span text:style-name="Strong_20_Emphasis"><text:span text:style-name="T1">Call of Duty: Warzone</text:span></text:span></text:span><text:span text:style-name="T1">. </text:span></text:p>
              </text:list-item>
              <text:list-item>
                <text:p text:style-name="P287"><text:span text:style-name="Strong_20_Emphasis"><text:span text:style-name="T1">Looter Shooter:</text:span></text:span><text:span text:style-name="T1"> </text:span><text:span text:style-name="Emphasis"><text:span text:style-name="Strong_20_Emphasis"><text:span text:style-name="T1">Destiny 2</text:span></text:span></text:span><text:span text:style-name="T1"> (salah satu pionir GaaS di konsol), </text:span><text:span text:style-name="Emphasis"><text:span text:style-name="Strong_20_Emphasis"><text:span text:style-name="T1">Warframe</text:span></text:span></text:span><text:span text:style-name="T1"> (F2P yang sudah berjalan sangat lama), </text:span><text:span text:style-name="Emphasis"><text:span text:style-name="T1">The Division 2</text:span></text:span><text:span text:style-name="T1">. </text:span></text:p>
              </text:list-item>
              <text:list-item>
                <text:p text:style-name="P287"><text:span text:style-name="Strong_20_Emphasis"><text:span text:style-name="T1">MOBA (F2P):</text:span></text:span><text:span text:style-name="T1"> </text:span><text:span text:style-name="Emphasis"><text:span text:style-name="Strong_20_Emphasis"><text:span text:style-name="T1">League of Legends</text:span></text:span></text:span><text:span text:style-name="T1">, </text:span><text:span text:style-name="Emphasis"><text:span text:style-name="Strong_20_Emphasis"><text:span text:style-name="T1">Dota 2</text:span></text:span></text:span><text:span text:style-name="T1"> (raksasa esports dengan monetisasi kosmetik). Di ranah mobile, </text:span><text:span text:style-name="Emphasis"><text:span text:style-name="Strong_20_Emphasis"><text:span text:style-name="T1">Mobile Legends: Bang Bang</text:span></text:span></text:span><text:span text:style-name="T1"> adalah contoh yang sangat relevan dan masif di Indonesia dan Asia Tenggara. </text:span></text:p>
              </text:list-item>
              <text:list-item>
                <text:p text:style-name="P287"><text:span text:style-name="Strong_20_Emphasis"><text:span text:style-name="T1">Action RPG (F2P):</text:span></text:span><text:span text:style-name="T1"> </text:span><text:span text:style-name="Emphasis"><text:span text:style-name="Strong_20_Emphasis"><text:span text:style-name="T1">Genshin Impact</text:span></text:span></text:span><text:span text:style-name="T1"> dan </text:span><text:span text:style-name="Emphasis"><text:span text:style-name="Strong_20_Emphasis"><text:span text:style-name="T1">Honkai: Star Rail</text:span></text:span></text:span><text:span text:style-name="T1"> dari miHoYo (meraih sukses global luar biasa dengan model gacha dan update konten reguler). </text:span></text:p>
              </text:list-item>
              <text:list-item>
                <text:p text:style-name="P287"><text:soft-page-break/><text:span text:style-name="Strong_20_Emphasis"><text:span text:style-name="T1">Game Olahraga:</text:span></text:span><text:span text:style-name="T1"> Mode seperti </text:span><text:span text:style-name="Strong_20_Emphasis"><text:span text:style-name="T1">Ultimate Team</text:span></text:span><text:span text:style-name="T1"> di </text:span><text:span text:style-name="Emphasis"><text:span text:style-name="T1">EA Sports FC</text:span></text:span><text:span text:style-name="T1"> (sebelumnya FIFA) dan </text:span><text:span text:style-name="Emphasis"><text:span text:style-name="T1">NBA 2K</text:span></text:span><text:span text:style-name="T1"> berfungsi sebagai ekosistem GaaS yang sangat menguntungkan di dalam game premium. </text:span></text:p>
              </text:list-item>
              <text:list-item>
                <text:p text:style-name="P108"><text:span text:style-name="Strong_20_Emphasis"><text:span text:style-name="T1">Lainnya:</text:span></text:span><text:span text:style-name="T1"> MMO tradisional (</text:span><text:span text:style-name="Emphasis"><text:span text:style-name="T1">Final Fantasy XIV</text:span></text:span><text:span text:style-name="T1">, </text:span><text:span text:style-name="Emphasis"><text:span text:style-name="T1">World of Warcraft</text:span></text:span><text:span text:style-name="T1">), game survival (</text:span><text:span text:style-name="Emphasis"><text:span text:style-name="T1">Rust</text:span></text:span><text:span text:style-name="T1">, </text:span><text:span text:style-name="Emphasis"><text:span text:style-name="T1">Ark: Survival Evolved</text:span></text:span><text:span text:style-name="T1">), dan bahkan beberapa game yang fokus utamanya single-player kini menerima dukungan pasca-peluncuran ekstensif dalam format musiman atau DLC (</text:span><text:span text:style-name="Emphasis"><text:span text:style-name="T1">Assassin's Creed Valhalla</text:span></text:span><text:span text:style-name="T1"> contohnya). </text:span></text:p>
              </text:list-item>
            </text:list>
            <text:p text:style-name="P22"><text:span text:style-name="Strong_20_Emphasis"><text:span text:style-name="T1">Analisis Kelebihan dan Kekurangan:</text:span></text:span></text:p>
            <text:p text:style-name="P1">Model GaaS menawarkan keuntungan dan kerugian bagi berbagai pihak:</text:p>
            <text:list xml:id="list7352740397798394692" text:style-name="L102">
              <text:list-item>
                <text:p text:style-name="P288"><text:span text:style-name="Strong_20_Emphasis"><text:span text:style-name="T1">Kelebihan:</text:span></text:span><text:span text:style-name="T1"> </text:span></text:p>
                <text:list>
                  <text:list-item>
                    <text:p text:style-name="P288"><text:span text:style-name="Strong_20_Emphasis"><text:span text:style-name="T1">Untuk Pemain:</text:span></text:span><text:span text:style-name="T1"> Potensi mendapatkan konten baru secara terus-menerus untuk game yang mereka sukai, menjaga pengalaman tetap segar, bisa bermain selama bertahun-tahun, komunitas yang aktif. </text:span></text:p>
                  </text:list-item>
                  <text:list-item>
                    <text:p text:style-name="P288"><text:span text:style-name="Strong_20_Emphasis"><text:span text:style-name="T1">Untuk Developer/Publisher:</text:span></text:span><text:span text:style-name="T1"> Aliran pendapatan yang lebih stabil dan dapat diprediksi (mengurangi risiko model bisnis berbasis 'hit'), hubungan langsung dengan komunitas pemain, kemampuan untuk mengulang dan memperbaiki game berdasarkan data dan umpan balik. </text:span></text:p>
                  </text:list-item>
                </text:list>
              </text:list-item>
              <text:list-item>
                <text:p text:style-name="P288"><text:span text:style-name="Strong_20_Emphasis"><text:span text:style-name="T1">Kekurangan:</text:span></text:span><text:span text:style-name="T1"> </text:span></text:p>
                <text:list>
                  <text:list-item>
                    <text:p text:style-name="P288"><text:span text:style-name="Strong_20_Emphasis"><text:span text:style-name="T1">Untuk Pemain:</text:span></text:span><text:span text:style-name="T1"> Potensi praktik </text:span><text:span text:style-name="Strong_20_Emphasis"><text:span text:style-name="T1">monetisasi yang terasa eksploitatif</text:span></text:span><text:span text:style-name="T1"> atau memaksa ('pay-to-win', 'predatory'), tekanan psikologis </text:span><text:span text:style-name="Strong_20_Emphasis"><text:span text:style-name="T1">FOMO (Fear of Missing Out)</text:span></text:span><text:span text:style-name="T1"> untuk terus bermain atau membeli item waktu terbatas, game yang terasa </text:span><text:span text:style-name="Strong_20_Emphasis"><text:span text:style-name="T1">tidak lengkap atau kurang polesan saat rilis awal</text:span></text:span><text:span text:style-name="T1"> (karena mengandalkan pembaruan di masa depan), gameplay yang bisa menjadi </text:span><text:span text:style-name="Strong_20_Emphasis"><text:span text:style-name="T1">terlalu repetitif ('grindy')</text:span></text:span><text:span text:style-name="T1"> untuk mendorong pembelian atau engagement, serta </text:span><text:span text:style-name="Strong_20_Emphasis"><text:span text:style-name="T1">kelelahan konsumen</text:span></text:span><text:span text:style-name="T1"> karena harus mengikuti terlalu banyak game GaaS secara bersamaan. </text:span></text:p>
                  </text:list-item>
                  <text:list-item>
                    <text:p text:style-name="P109"><text:span text:style-name="Strong_20_Emphasis"><text:span text:style-name="T1">Untuk Developer:</text:span></text:span><text:span text:style-name="T1"> Tekanan konstan untuk menghasilkan konten baru berkualitas tinggi secara reguler ('content treadmill'), tantangan dalam menyeimbangkan game live yang kompleks, serta kesulitan mengelola ekspektasi dan toksisitas </text:span><text:soft-page-break/><text:span text:style-name="T1">komunitas. </text:span></text:p>
                  </text:list-item>
                </text:list>
              </text:list-item>
            </text:list>
            <text:p text:style-name="P22"><text:span text:style-name="Strong_20_Emphasis"><text:span text:style-name="T1">Dampak pada Industri dan Pemain:</text:span></text:span></text:p>
            <text:p text:style-name="P1">GaaS telah secara fundamental mengubah cara industri game beroperasi dan cara pemain berinteraksi dengan game:</text:p>
            <text:list xml:id="list3579483146470413856" text:style-name="L103">
              <text:list-item>
                <text:p text:style-name="P289"><text:span text:style-name="Strong_20_Emphasis"><text:span text:style-name="T1">Siklus Pengembangan:</text:span></text:span><text:span text:style-name="T1"> Fokus bergeser dari pengembangan proyek tunggal ke </text:span><text:span text:style-name="Strong_20_Emphasis"><text:span text:style-name="T1">dukungan jangka panjang</text:span></text:span><text:span text:style-name="T1"> dengan tim live-ops yang berdedikasi. Metodologi pengembangan tangkas (agile) dan analisis data pemain menjadi sangat penting. </text:span></text:p>
              </text:list-item>
              <text:list-item>
                <text:p text:style-name="P110"><text:span text:style-name="Strong_20_Emphasis"><text:span text:style-name="T1">Ekspektasi dan Perilaku Pemain:</text:span></text:span><text:span text:style-name="T1"> Pemain kini sering </text:span><text:span text:style-name="Strong_20_Emphasis"><text:span text:style-name="T1">mengharapkan adanya dukungan pasca-peluncuran</text:span></text:span><text:span text:style-name="T1"> untuk game-game besar. Banyak pemain cenderung </text:span><text:span text:style-name="Strong_20_Emphasis"><text:span text:style-name="T1">berinvestasi lebih banyak waktu (dan mungkin uang) ke dalam lebih sedikit judul game</text:span></text:span><text:span text:style-name="T1"> yang mereka mainkan sebagai 'hobi' utama, daripada terus-menerus membeli game baru. Model ini juga secara inheren membutuhkan </text:span><text:span text:style-name="Strong_20_Emphasis"><text:span text:style-name="T1">koneksi internet yang andal</text:span></text:span><text:span text:style-name="T1"> untuk mengunduh pembaruan besar dan seringkali untuk bermain (fitur </text:span><text:span text:style-name="Emphasis"><text:span text:style-name="T1">always-online</text:span></text:span><text:span text:style-name="T1">), yang bisa menjadi tantangan di wilayah dengan infrastruktur internet yang kurang stabil atau mahal, seperti di beberapa bagian Indonesia. </text:span></text:p>
              </text:list-item>
            </text:list>
            <text:p text:style-name="P1">Model Games as a Service, dengan segala kelebihan dan kekurangannya, telah menjadi pilar utama industri game modern, membentuk cara game dibuat, dimainkan, dan dimonetisasi di era digital yang terhubung ini.</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7.3 (Fenomena Esports dan Streaming).</text:span></text:p>
          </text:section>
          <text:section text:style-name="Sect1" text:name="feedback-form-50">
            <text:p text:style-name="P175"/>
          </text:section>
        </text:section>
        <text:section text:style-name="Sect1" text:name="f94c05f5d2448403">
          <text:p text:style-name="P1"/>
          <text:section text:style-name="Sect1" text:name="user-query-content-51">
            <text:p text:style-name="P356">yax </text:p>
          </text:section>
          <text:p text:style-name="P175">Tampilkan alur berpikir</text:p>
          <text:section text:style-name="Sect2" text:name="model-response-message-contentr_f94c05f5d2448403">
            <text:p text:style-name="P22"><text:span text:style-name="T1">Baik, mari kita jelajahi dua fenomena raksasa yang sangat mendefinisikan cara kita berinteraksi dengan game di era modern: </text:span><text:span text:style-name="Strong_20_Emphasis"><text:span text:style-name="T1">Subbab 7.3: Fenomena Esports dan Streaming</text:span></text:span><text:span text:style-name="T1">.</text:span></text:p>
            <text:p text:style-name="P359"/>
            <text:p text:style-name="P22"><text:soft-page-break/><text:span text:style-name="Strong_20_Emphasis"><text:span text:style-name="T1">(Jawaban untuk Prompt Isi Mendalam Subbab 7.3)</text:span></text:span></text:p>
            <text:p text:style-name="P22"><text:span text:style-name="T1">Di luar perubahan dalam cara game dibuat dan dimonetisasi, periode dari pertengahan 2010-an hingga kini (April 2025) juga menyaksikan transformasi fundamental dalam cara kita </text:span><text:span text:style-name="Emphasis"><text:span text:style-name="T1">mengonsumsi</text:span></text:span><text:span text:style-name="T1"> dan </text:span><text:span text:style-name="Emphasis"><text:span text:style-name="T1">berinteraksi</text:span></text:span><text:span text:style-name="T1"> dengan game. Dua pilar utama dari perubahan ini adalah ledakan </text:span><text:span text:style-name="Strong_20_Emphasis"><text:span text:style-name="T1">Esports (Olahraga Elektronik)</text:span></text:span><text:span text:style-name="T1"> dan popularitas masif </text:span><text:span text:style-name="Strong_20_Emphasis"><text:span text:style-name="T1">Game Streaming</text:span></text:span><text:span text:style-name="T1">. Keduanya mengubah game dari sekadar aktivitas partisipatif menjadi tontonan global dan bentuk hiburan baru.</text:span></text:p>
            <text:p text:style-name="P22"><text:span text:style-name="Strong_20_Emphasis"><text:span text:style-name="T1">Esports: Dari Kompetisi Niche Menjadi Industri Global:</text:span></text:span></text:p>
            <text:list xml:id="list6625352736917362533" text:style-name="L104">
              <text:list-item>
                <text:p text:style-name="P290"><text:span text:style-name="Strong_20_Emphasis"><text:span text:style-name="T1">Apa Itu Esports?</text:span></text:span><text:span text:style-name="T1"> </text:span><text:span text:style-name="Strong_20_Emphasis"><text:span text:style-name="T1">Esports</text:span></text:span><text:span text:style-name="T1"> merujuk pada </text:span><text:span text:style-name="Strong_20_Emphasis"><text:span text:style-name="T1">kompetisi video game yang terorganisir, profesional, dan kompetitif</text:span></text:span><text:span text:style-name="T1">. Ini berbeda dari sekadar bermain game melawan teman secara kasual. Esports melibatkan struktur liga atau turnamen formal, </text:span><text:span text:style-name="Strong_20_Emphasis"><text:span text:style-name="T1">pemain dan tim profesional</text:span></text:span><text:span text:style-name="T1"> yang berlatih dan digaji, penonton dalam jumlah besar (baik online maupun di acara </text:span><text:span text:style-name="Emphasis"><text:span text:style-name="T1">offline</text:span></text:span><text:span text:style-name="T1"> skala stadion), hadiah uang yang signifikan, serta siaran profesional dengan komentator (caster) dan analis. </text:span></text:p>
              </text:list-item>
              <text:list-item>
                <text:p text:style-name="P290"><text:span text:style-name="Strong_20_Emphasis"><text:span text:style-name="T1">Faktor Pendorong Pertumbuhan:</text:span></text:span><text:span text:style-name="T1"> Ledakan popularitas esports didorong oleh beberapa faktor kunci: </text:span></text:p>
                <text:list>
                  <text:list-item>
                    <text:p text:style-name="P290"><text:span text:style-name="Strong_20_Emphasis"><text:span text:style-name="T1">Akses Internet Berkecepatan Tinggi:</text:span></text:span><text:span text:style-name="T1"> Ketersediaan internet yang semakin luas dan cepat (meskipun variasinya signifikan secara global dan regional) memungkinkan kompetisi online dengan latensi rendah dan siaran langsung berkualitas tinggi ke jutaan penonton. </text:span></text:p>
                  </text:list-item>
                  <text:list-item>
                    <text:p text:style-name="P290"><text:span text:style-name="Strong_20_Emphasis"><text:span text:style-name="T1">Popularitas Genre Kompetitif:</text:span></text:span><text:span text:style-name="T1"> Genre game seperti MOBA (Multiplayer Online Battle Arena), FPS (First-Person Shooter) Taktis, Fighting Games, dan Battle Royale secara inheren dirancang untuk kompetisi tingkat tinggi. </text:span></text:p>
                  </text:list-item>
                  <text:list-item>
                    <text:p text:style-name="P290"><text:span text:style-name="Strong_20_Emphasis"><text:span text:style-name="T1">Investasi:</text:span></text:span><text:span text:style-name="T1"> Dukungan finansial yang besar dari </text:span><text:span text:style-name="Strong_20_Emphasis"><text:span text:style-name="T1">penerbit game</text:span></text:span><text:span text:style-name="T1"> (yang melihat esports sebagai alat pemasaran dan engagement kuat untuk game mereka) serta masuknya </text:span><text:span text:style-name="Strong_20_Emphasis"><text:span text:style-name="T1">sponsor non-endemik</text:span></text:span><text:span text:style-name="T1"> (merek di luar industri game, seperti minuman, otomotif, fashion) yang melihat potensi demografi penonton esports. </text:span></text:p>
                  </text:list-item>
                  <text:list-item>
                    <text:p text:style-name="P290"><text:span text:style-name="Strong_20_Emphasis"><text:span text:style-name="T1">Platform Streaming:</text:span></text:span><text:span text:style-name="T1"> Kemudahan akses menonton </text:span><text:soft-page-break/><text:span text:style-name="T1">pertandingan melalui platform seperti Twitch dan YouTube. </text:span></text:p>
                  </text:list-item>
                </text:list>
              </text:list-item>
              <text:list-item>
                <text:p text:style-name="P290"><text:span text:style-name="Strong_20_Emphasis"><text:span text:style-name="T1">Ekosistem Profesional:</text:span></text:span><text:span text:style-name="T1"> Esports kini memiliki ekosistem yang kompleks layaknya olahraga tradisional: </text:span></text:p>
                <text:list>
                  <text:list-item>
                    <text:p text:style-name="P290"><text:span text:style-name="Strong_20_Emphasis"><text:span text:style-name="T1">Atlet Profesional:</text:span></text:span><text:span text:style-name="T1"> Gamer yang mendedikasikan waktu penuh untuk berlatih, menganalisis strategi, menjaga kondisi fisik/mental, dan berkompetisi di bawah kontrak tim. </text:span></text:p>
                  </text:list-item>
                  <text:list-item>
                    <text:p text:style-name="P290"><text:span text:style-name="Strong_20_Emphasis"><text:span text:style-name="T1">Tim/Organisasi Esports:</text:span></text:span><text:span text:style-name="T1"> Entitas bisnis yang merekrut pemain, menyediakan pelatih, fasilitas latihan, gaji, sponsor, dan branding. </text:span></text:p>
                  </text:list-item>
                  <text:list-item>
                    <text:p text:style-name="P290"><text:span text:style-name="Strong_20_Emphasis"><text:span text:style-name="T1">Liga &amp; Turnamen:</text:span></text:span><text:span text:style-name="T1"> Beragam kompetisi mulai dari tingkat regional hingga kejuaraan dunia megah dengan total hadiah jutaan dolar (contoh: The International untuk </text:span><text:span text:style-name="Emphasis"><text:span text:style-name="T1">Dota 2</text:span></text:span><text:span text:style-name="T1">, League of Legends World Championship/Worlds). </text:span></text:p>
                  </text:list-item>
                  <text:list-item>
                    <text:p text:style-name="P290"><text:span text:style-name="Strong_20_Emphasis"><text:span text:style-name="T1">Talenta Siaran:</text:span></text:span><text:span text:style-name="T1"> Komentator (caster) yang memandu jalannya pertandingan, analis yang memberikan wawasan strategis. </text:span></text:p>
                  </text:list-item>
                  <text:list-item>
                    <text:p text:style-name="P290"><text:span text:style-name="Strong_20_Emphasis"><text:span text:style-name="T1">Staf Pendukung:</text:span></text:span><text:span text:style-name="T1"> Pelatih, manajer, psikolog olahraga, staf produksi acara, dll. </text:span></text:p>
                  </text:list-item>
                </text:list>
              </text:list-item>
              <text:list-item>
                <text:p text:style-name="P290"><text:span text:style-name="Strong_20_Emphasis"><text:span text:style-name="T1">Judul-Judul Esports Utama (per April 2025):</text:span></text:span><text:span text:style-name="T1"> Beberapa game mendominasi kancah esports global, meskipun popularitas bisa berfluktuasi: </text:span></text:p>
                <text:list>
                  <text:list-item>
                    <text:p text:style-name="P290"><text:span text:style-name="Strong_20_Emphasis"><text:span text:style-name="T1">PC/Konsol Global:</text:span></text:span><text:span text:style-name="T1"> </text:span><text:span text:style-name="Emphasis"><text:span text:style-name="T1">League of Legends</text:span></text:span><text:span text:style-name="T1"> (MOBA), </text:span><text:span text:style-name="Emphasis"><text:span text:style-name="T1">Valorant</text:span></text:span><text:span text:style-name="T1"> (FPS Taktis), </text:span><text:span text:style-name="Emphasis"><text:span text:style-name="T1">Dota 2</text:span></text:span><text:span text:style-name="T1"> (MOBA), </text:span><text:span text:style-name="Emphasis"><text:span text:style-name="T1">Counter-Strike 2</text:span></text:span><text:span text:style-name="T1"> (FPS Taktis), </text:span><text:span text:style-name="Emphasis"><text:span text:style-name="T1">Overwatch 2</text:span></text:span><text:span text:style-name="T1"> (Hero Shooter), </text:span><text:span text:style-name="Emphasis"><text:span text:style-name="T1">Apex Legends</text:span></text:span><text:span text:style-name="T1"> (Battle Royale), game fighting seperti </text:span><text:span text:style-name="Emphasis"><text:span text:style-name="T1">Street Fighter 6</text:span></text:span><text:span text:style-name="T1"> dan </text:span><text:span text:style-name="Emphasis"><text:span text:style-name="T1">Tekken 8</text:span></text:span><text:span text:style-name="T1">. </text:span></text:p>
                  </text:list-item>
                  <text:list-item>
                    <text:p text:style-name="P111"><text:span text:style-name="Strong_20_Emphasis"><text:span text:style-name="T1">Dominasi Mobile (Sangat Relevan di Indonesia/Asia Tenggara):</text:span></text:span><text:span text:style-name="T1"> Sangat penting untuk dicatat bahwa </text:span><text:span text:style-name="Strong_20_Emphasis"><text:span text:style-name="T1">esports mobile</text:span></text:span><text:span text:style-name="T1"> memiliki skala yang </text:span><text:span text:style-name="Strong_20_Emphasis"><text:span text:style-name="T1">luar biasa besar</text:span></text:span><text:span text:style-name="T1">, terutama di Asia Tenggara termasuk Indonesia. Game seperti ***Mobile Legends: Bang Bang (MLBB)***, </text:span><text:span text:style-name="Emphasis"><text:span text:style-name="Strong_20_Emphasis"><text:span text:style-name="T1">PUBG Mobile</text:span></text:span></text:span><text:span text:style-name="T1">, dan </text:span><text:span text:style-name="Emphasis"><text:span text:style-name="Strong_20_Emphasis"><text:span text:style-name="T1">Free Fire</text:span></text:span></text:span><text:span text:style-name="T1"> memiliki basis pemain dan penonton turnamen yang masif, seringkali </text:span><text:span text:style-name="Strong_20_Emphasis"><text:span text:style-name="T1">melampaui jumlah penonton</text:span></text:span><text:span text:style-name="T1"> banyak judul esports PC/konsol global. Liga profesional regional (seperti MPL untuk MLBB) sangat populer dan melahirkan bintang-bintang esports lokal. Fenomena ini sebagian didorong oleh penetrasi smartphone dan internet mobile yang jauh lebih tinggi dibandingkan PC/konsol high-end dan broadband tetap di </text:span><text:soft-page-break/><text:span text:style-name="T1">wilayah ini. </text:span></text:p>
                  </text:list-item>
                </text:list>
              </text:list-item>
            </text:list>
            <text:p text:style-name="P22"><text:span text:style-name="Strong_20_Emphasis"><text:span text:style-name="T1">Game Streaming: Menonton Menjadi Hiburan Utama:</text:span></text:span></text:p>
            <text:p text:style-name="P22"><text:span text:style-name="T1">Secara paralel dengan (dan seringkali terkait erat dengan) esports, muncul fenomena </text:span><text:span text:style-name="Strong_20_Emphasis"><text:span text:style-name="T1">game streaming</text:span></text:span><text:span text:style-name="T1">: menyiarkan permainan video secara langsung (live) ke penonton online.</text:span></text:p>
            <text:list xml:id="list1724124012494383913" text:style-name="L105">
              <text:list-item>
                <text:p text:style-name="P291"><text:span text:style-name="Strong_20_Emphasis"><text:span text:style-name="T1">Platform Dominan:</text:span></text:span><text:span text:style-name="T1"> </text:span><text:span text:style-name="Strong_20_Emphasis"><text:span text:style-name="T1">Twitch</text:span></text:span><text:span text:style-name="T1"> (dimiliki Amazon) adalah platform terdepan secara global, diikuti oleh </text:span><text:span text:style-name="Strong_20_Emphasis"><text:span text:style-name="T1">YouTube Gaming</text:span></text:span><text:span text:style-name="T1">. Platform lain seperti Facebook Gaming atau Kick juga memiliki komunitasnya. </text:span></text:p>
              </text:list-item>
              <text:list-item>
                <text:p text:style-name="P291"><text:span text:style-name="Strong_20_Emphasis"><text:span text:style-name="T1">Aktivitas Streamer:</text:span></text:span><text:span text:style-name="T1"> Inti dari streaming adalah </text:span><text:span text:style-name="Strong_20_Emphasis"><text:span text:style-name="T1">bermain game sambil berinteraksi secara real-time dengan penonton</text:span></text:span><text:span text:style-name="T1"> melalui fitur chat. Namun, streaming seringkali lebih dari sekadar gameplay; ini tentang </text:span><text:span text:style-name="Strong_20_Emphasis"><text:span text:style-name="T1">kepribadian streamer</text:span></text:span><text:span text:style-name="T1">, humor mereka, keterampilan mereka (baik skill tinggi maupun kegagalan lucu), kemampuan membangun komunitas, dan menciptakan suasana yang menarik. Jenis streamer sangat beragam: dari pemain esports pro yang berbagi sesi latihan, entertainer yang fokus pada komedi atau interaksi, streamer edukatif yang mengajarkan strategi, hingga </text:span><text:span text:style-name="Emphasis"><text:span text:style-name="T1">speedrunner</text:span></text:span><text:span text:style-name="T1"> yang mencoba menamatkan game secepat mungkin. </text:span></text:p>
              </text:list-item>
              <text:list-item>
                <text:p text:style-name="P112"><text:span text:style-name="Strong_20_Emphasis"><text:span text:style-name="T1">Streamer sebagai Selebriti dan Influencer:</text:span></text:span><text:span text:style-name="T1"> Streamer paling sukses telah menjadi </text:span><text:span text:style-name="Strong_20_Emphasis"><text:span text:style-name="T1">selebriti internet modern</text:span></text:span><text:span text:style-name="T1"> dengan jutaan pengikut setia. Mereka membangun karier yang sangat menguntungkan melalui berbagai cara: </text:span><text:span text:style-name="Strong_20_Emphasis"><text:span text:style-name="T1">langganan berbayar (subscriptions)</text:span></text:span><text:span text:style-name="T1"> dari penonton, </text:span><text:span text:style-name="Strong_20_Emphasis"><text:span text:style-name="T1">donasi langsung (donations)</text:span></text:span><text:span text:style-name="T1">, </text:span><text:span text:style-name="Strong_20_Emphasis"><text:span text:style-name="T1">pendapatan iklan</text:span></text:span><text:span text:style-name="T1">, </text:span><text:span text:style-name="Strong_20_Emphasis"><text:span text:style-name="T1">kesepakatan sponsor</text:span></text:span><text:span text:style-name="T1"> dengan merek (baik terkait game maupun non-game), dan penjualan </text:span><text:span text:style-name="Strong_20_Emphasis"><text:span text:style-name="T1">merchandise</text:span></text:span><text:span text:style-name="T1"> pribadi. Fenomena ini telah menciptakan jalur karier baru yang tidak terbayangkan beberapa dekade lalu. (Di Indonesia sendiri, banyak streamer game lokal yang memiliki popularitas dan pengaruh besar di kalangan penonton domestik). </text:span></text:p>
              </text:list-item>
            </text:list>
            <text:p text:style-name="P22"><text:span text:style-name="Strong_20_Emphasis"><text:span text:style-name="T1">Dampak Budaya Esports dan Streaming:</text:span></text:span></text:p>
            <text:p text:style-name="P1">Kedua fenomena ini secara signifikan mengubah budaya gaming:</text:p>
            <text:list xml:id="list1687908541187110776" text:style-name="L106">
              <text:list-item>
                <text:p text:style-name="P292"><text:span text:style-name="Strong_20_Emphasis"><text:span text:style-name="T1">Pergeseran Konsumsi:</text:span></text:span><text:span text:style-name="T1"> Bagi sebagian besar orang, </text:span><text:span text:style-name="Strong_20_Emphasis"><text:span text:style-name="T1">menonton orang lain bermain game</text:span></text:span><text:span text:style-name="T1"> (baik kompetisi esports maupun streaming hiburan) kini menjadi bagian penting dari cara mereka </text:span><text:soft-page-break/><text:span text:style-name="T1">berinteraksi dengan hobi ini, setara atau bahkan melebihi waktu yang dihabiskan untuk bermain sendiri. </text:span></text:p>
              </text:list-item>
              <text:list-item>
                <text:p text:style-name="P292"><text:span text:style-name="Strong_20_Emphasis"><text:span text:style-name="T1">Karier Baru:</text:span></text:span><text:span text:style-name="T1"> Menciptakan </text:span><text:span text:style-name="Strong_20_Emphasis"><text:span text:style-name="T1">aspirasi dan jalur karier baru</text:span></text:span><text:span text:style-name="T1"> di dalam dan sekitar industri game yang sebelumnya tidak ada (pemain pro, streamer, caster, manajer esports, dll.). </text:span></text:p>
              </text:list-item>
              <text:list-item>
                <text:p text:style-name="P292"><text:span text:style-name="Strong_20_Emphasis"><text:span text:style-name="T1">Pengaruh pada Desain Game:</text:span></text:span><text:span text:style-name="T1"> Popularitas menonton game telah memengaruhi developer untuk </text:span><text:span text:style-name="Strong_20_Emphasis"><text:span text:style-name="T1">memasukkan fitur yang ramah penonton</text:span></text:span><text:span text:style-name="T1"> (mode penonton/spectator yang lebih baik, alat replay), lebih fokus pada </text:span><text:span text:style-name="Strong_20_Emphasis"><text:span text:style-name="T1">keseimbangan kompetitif</text:span></text:span><text:span text:style-name="T1"> dalam game multiplayer, dan bahkan mempertimbangkan </text:span><text:span text:style-name="Strong_20_Emphasis"><text:span text:style-name="T1">'streamability'</text:span></text:span><text:span text:style-name="T1"> (seberapa menarik sebuah game untuk ditonton) dalam proses desain. </text:span></text:p>
              </text:list-item>
              <text:list-item>
                <text:p text:style-name="P113"><text:span text:style-name="Strong_20_Emphasis"><text:span text:style-name="T1">Legitimasi Mainstream:</text:span></text:span><text:span text:style-name="T1"> Acara esports skala besar yang mengisi stadion dan streamer populer dengan jutaan pengikut telah membantu </text:span><text:span text:style-name="Strong_20_Emphasis"><text:span text:style-name="T1">membawa video game lebih jauh ke dalam arus utama</text:span></text:span><text:span text:style-name="T1"> percakapan budaya, meningkatkan visibilitas dan legitimasinya sebagai bentuk hiburan dan kompetisi yang serius. </text:span></text:p>
              </text:list-item>
            </text:list>
            <text:p text:style-name="P1">Esports dan streaming telah secara permanen mengubah lanskap gaming, menambahkan lapisan tontonan dan interaksi komunitas di atas pengalaman bermain itu sendiri.</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7.4 (Aksesibilitas dan Inklusivitas).</text:span></text:p>
          </text:section>
          <text:section text:style-name="Sect1" text:name="feedback-form-51">
            <text:p text:style-name="P175"/>
          </text:section>
        </text:section>
        <text:section text:style-name="Sect1" text:name="6d0a268797aa8dae">
          <text:p text:style-name="P1"/>
          <text:section text:style-name="Sect1" text:name="user-query-content-52">
            <text:p text:style-name="P356">yax </text:p>
          </text:section>
          <text:p text:style-name="P175">Tampilkan alur berpikir</text:p>
          <text:section text:style-name="Sect2" text:name="model-response-message-contentr_6d0a268797aa8dae">
            <text:p text:style-name="P22"><text:span text:style-name="T1">Baik, mari kita bahas aspek penting lainnya dari gaming modern yang semakin mendapat perhatian: </text:span><text:span text:style-name="Strong_20_Emphasis"><text:span text:style-name="T1">Subbab 7.4: Aksesibilitas dan Inklusivitas</text:span></text:span><text:span text:style-name="T1">.</text:span></text:p>
            <text:p text:style-name="P359"/>
            <text:p text:style-name="P22"><text:span text:style-name="Strong_20_Emphasis"><text:span text:style-name="T1">(Jawaban untuk Prompt Isi Mendalam Subbab 7.4)</text:span></text:span></text:p>
            <text:p text:style-name="P22"><text:span text:style-name="T1">Seiring dengan kemajuan teknologi dan perluasan audiens, industri game di era modern (pertengahan 2010-an hingga April 2025) juga menunjukkan </text:span><text:soft-page-break/><text:span text:style-name="T1">peningkatan kesadaran dan upaya nyata untuk menjadi lebih </text:span><text:span text:style-name="Strong_20_Emphasis"><text:span text:style-name="T1">aksesibel</text:span></text:span><text:span text:style-name="T1"> bagi pemain dengan berbagai kemampuan fisik atau kognitif, serta lebih </text:span><text:span text:style-name="Strong_20_Emphasis"><text:span text:style-name="T1">inklusif</text:span></text:span><text:span text:style-name="T1"> dalam hal representasi dan lingkungan bermain. Ini adalah pergeseran penting menuju visi 'game untuk semua'.</text:span></text:p>
            <text:p text:style-name="P22"><text:span text:style-name="Strong_20_Emphasis"><text:span text:style-name="T1">Memastikan Akses Bermain: Fokus pada Aksesibilitas</text:span></text:span></text:p>
            <text:list xml:id="list3064765503210147616" text:style-name="L107">
              <text:list-item>
                <text:p text:style-name="P293"><text:span text:style-name="Strong_20_Emphasis"><text:span text:style-name="T1">Apa Itu Aksesibilitas Game?</text:span></text:span><text:span text:style-name="T1"> Aksesibilitas dalam konteks ini adalah praktik </text:span><text:span text:style-name="Strong_20_Emphasis"><text:span text:style-name="T1">merancang game, antarmuka, dan pengalaman bermain agar dapat digunakan dan dinikmati oleh sebanyak mungkin orang, terlepas dari kemampuan atau keterbatasan mereka</text:span></text:span><text:span text:style-name="T1">. Tujuannya adalah untuk mengidentifikasi dan </text:span><text:span text:style-name="Strong_20_Emphasis"><text:span text:style-name="T1">menghilangkan hambatan yang tidak perlu</text:span></text:span><text:span text:style-name="T1"> yang mungkin dihadapi oleh pemain dengan berbagai jenis </text:span><text:span text:style-name="Strong_20_Emphasis"><text:span text:style-name="T1">disabilitas</text:span></text:span><text:span text:style-name="T1"> – baik itu </text:span><text:span text:style-name="Strong_20_Emphasis"><text:span text:style-name="T1">visual</text:span></text:span><text:span text:style-name="T1"> (seperti buta warna, penglihatan rendah, kebutaan total), </text:span><text:span text:style-name="Strong_20_Emphasis"><text:span text:style-name="T1">pendengaran</text:span></text:span><text:span text:style-name="T1"> (tuli, sulit mendengar), </text:span><text:span text:style-name="Strong_20_Emphasis"><text:span text:style-name="T1">motorik</text:span></text:span><text:span text:style-name="T1"> (keterbatasan mobilitas, kekuatan, atau ketangkasan jari/tangan), maupun </text:span><text:span text:style-name="Strong_20_Emphasis"><text:span text:style-name="T1">kognitif</text:span></text:span><text:span text:style-name="T1"> (kesulitan belajar, gangguan perhatian, dll.) – tanpa harus mengorbankan inti tantangan atau visi artistik game (kecuali jika opsi kesulitan memang dirancang untuk itu). Prinsipnya adalah memberikan pilihan dan kustomisasi agar lebih banyak orang bisa berpartisipasi. </text:span></text:p>
              </text:list-item>
              <text:list-item>
                <text:p text:style-name="P293"><text:span text:style-name="Strong_20_Emphasis"><text:span text:style-name="T1">Fitur-Fitur Aksesibilitas yang Semakin Umum:</text:span></text:span><text:span text:style-name="T1"> Berkat advokasi dan peningkatan kesadaran, banyak fitur aksesibilitas kini mulai menjadi standar atau setidaknya lebih umum ditemukan dalam game-game modern, terutama judul-judul AAA: </text:span></text:p>
                <text:list>
                  <text:list-item>
                    <text:p text:style-name="P293"><text:span text:style-name="Strong_20_Emphasis"><text:span text:style-name="T1">Opsi Visual:</text:span></text:span><text:span text:style-name="T1"> </text:span><text:span text:style-name="Emphasis"><text:span text:style-name="T1">Filter buta warna</text:span></text:span><text:span text:style-name="T1">, </text:span><text:span text:style-name="Emphasis"><text:span text:style-name="T1">mode kontras tinggi</text:span></text:span><text:span text:style-name="T1">, </text:span><text:span text:style-name="Emphasis"><text:span text:style-name="T1">opsi memperbesar ukuran teks atau elemen antarmuka (UI scaling)</text:span></text:span><text:span text:style-name="T1">, </text:span><text:span text:style-name="Emphasis"><text:span text:style-name="T1">dukungan pembaca layar (screen reader)</text:span></text:span><text:span text:style-name="T1"> untuk menu, </text:span><text:span text:style-name="Emphasis"><text:span text:style-name="T1">opsi mengurangi getaran layar atau efek motion blur</text:span></text:span><text:span text:style-name="T1"> untuk mencegah mabuk visual (motion sickness). </text:span></text:p>
                  </text:list-item>
                  <text:list-item>
                    <text:p text:style-name="P293"><text:span text:style-name="Strong_20_Emphasis"><text:span text:style-name="T1">Opsi Pendengaran:</text:span></text:span><text:span text:style-name="T1"> </text:span><text:span text:style-name="Emphasis"><text:span text:style-name="T1">Kustomisasi subtitle dan teks (caption)</text:span></text:span><text:span text:style-name="T1"> yang mendalam (ukuran, warna, latar belakang, penanda pembicara), </text:span><text:span text:style-name="Emphasis"><text:span text:style-name="T1">indikator visual</text:span></text:span><text:span text:style-name="T1"> untuk suara penting dalam game (misalnya, arah datangnya tembakan, peringatan musuh), </text:span><text:span text:style-name="Emphasis"><text:span text:style-name="T1">kontrol volume terpisah</text:span></text:span><text:span text:style-name="T1"> untuk dialog, musik, dan efek suara. </text:span></text:p>
                  </text:list-item>
                  <text:list-item>
                    <text:p text:style-name="P293"><text:span text:style-name="Strong_20_Emphasis"><text:span text:style-name="T1">Opsi Motorik:</text:span></text:span><text:span text:style-name="T1"> Kemampuan untuk </text:span><text:span text:style-name="Strong_20_Emphasis"><text:span text:style-name="T1">memetakan ulang kontrol (full control remapping)</text:span></text:span><text:span text:style-name="T1"> pada keyboard atau kontroler, </text:span><text:soft-page-break/><text:span text:style-name="Strong_20_Emphasis"><text:span text:style-name="T1">penyesuaian sensitivitas</text:span></text:span><text:span text:style-name="T1"> stik analog atau mouse, opsi untuk </text:span><text:span text:style-name="Strong_20_Emphasis"><text:span text:style-name="T1">mengubah aksi menahan tombol menjadi sekali tekan (toggle vs. hold)</text:span></text:span><text:span text:style-name="T1">, </text:span><text:span text:style-name="Emphasis"><text:span text:style-name="T1">aim assist</text:span></text:span><text:span text:style-name="T1"> (bantuan membidik), skema kontrol alternatif (misalnya, mode satu tangan), dan dukungan untuk </text:span><text:span text:style-name="Strong_20_Emphasis"><text:span text:style-name="T1">perangkat keras adaptif</text:span></text:span><text:span text:style-name="T1"> seperti </text:span><text:span text:style-name="Strong_20_Emphasis"><text:span text:style-name="T1">Xbox Adaptive Controller</text:span></text:span><text:span text:style-name="T1"> (meskipun ketersediaan dan harga perangkat keras khusus ini bisa menjadi tantangan tersendiri di wilayah seperti Indonesia). </text:span></text:p>
                  </text:list-item>
                  <text:list-item>
                    <text:p text:style-name="P293"><text:span text:style-name="Strong_20_Emphasis"><text:span text:style-name="T1">Opsi Kognitif:</text:span></text:span><text:span text:style-name="T1"> Berbagai </text:span><text:span text:style-name="Strong_20_Emphasis"><text:span text:style-name="T1">pilihan tingkat kesulitan</text:span></text:span><text:span text:style-name="T1"> (termasuk mode 'cerita' yang sangat mudah atau fokus naratif), opsi untuk </text:span><text:span text:style-name="Strong_20_Emphasis"><text:span text:style-name="T1">melewatkan teka-teki atau segmen permainan yang sulit</text:span></text:span><text:span text:style-name="T1">, </text:span><text:span text:style-name="Strong_20_Emphasis"><text:span text:style-name="T1">penanda atau pengingat tujuan (objective reminders)</text:span></text:span><text:span text:style-name="T1"> yang jelas, tutorial yang bisa diulang, dan terkadang (meskipun lebih jarang) opsi untuk menyesuaikan kecepatan permainan. </text:span></text:p>
                  </text:list-item>
                </text:list>
              </text:list-item>
              <text:list-item>
                <text:p text:style-name="P114"><text:span text:style-name="Strong_20_Emphasis"><text:span text:style-name="T1">Inisiatif Industri dan Peran Advokasi:</text:span></text:span><text:span text:style-name="T1"> Peningkatan fokus pada aksesibilitas didorong oleh berbagai pihak: </text:span><text:span text:style-name="Strong_20_Emphasis"><text:span text:style-name="T1">kelompok advokasi</text:span></text:span><text:span text:style-name="T1"> seperti AbleGamers, SpecialEffect, dan DAGERSystem yang tak kenal lelah menyuarakan kebutuhan pemain disabilitas; </text:span><text:span text:style-name="Strong_20_Emphasis"><text:span text:style-name="T1">pemegang platform</text:span></text:span><text:span text:style-name="T1"> seperti Microsoft, Sony, dan Nintendo yang mulai menetapkan panduan aksesibilitas dan menyediakan fitur di tingkat sistem operasi; serta </text:span><text:span text:style-name="Strong_20_Emphasis"><text:span text:style-name="T1">studio pengembang</text:span></text:span><text:span text:style-name="T1"> yang semakin proaktif (seperti Naughty Dog, Playground Games, Santa Monica Studio, Ubisoft). Munculnya </text:span><text:span text:style-name="Strong_20_Emphasis"><text:span text:style-name="T1">panduan praktik terbaik</text:span></text:span><text:span text:style-name="T1"> seperti Game Accessibility Guidelines (GAAG) dan regulasi di beberapa negara (seperti CVAA di AS) juga turut mendorong perubahan. Hasilnya, beberapa game modern mendapat pujian luas karena rangkaian fitur aksesibilitasnya yang komprehensif, seperti </text:span><text:span text:style-name="Emphasis"><text:span text:style-name="Strong_20_Emphasis"><text:span text:style-name="T1">The Last of Us Part I &amp; II</text:span></text:span></text:span><text:span text:style-name="T1">, seri </text:span><text:span text:style-name="Emphasis"><text:span text:style-name="Strong_20_Emphasis"><text:span text:style-name="T1">Marvel's Spider-Man</text:span></text:span></text:span><text:span text:style-name="T1"> (Insomniac Games), </text:span><text:span text:style-name="Emphasis"><text:span text:style-name="Strong_20_Emphasis"><text:span text:style-name="T1">Forza Horizon 5</text:span></text:span></text:span><text:span text:style-name="T1">, dan </text:span><text:span text:style-name="Emphasis"><text:span text:style-name="Strong_20_Emphasis"><text:span text:style-name="T1">God of War Ragnarök</text:span></text:span></text:span><text:span text:style-name="T1">, yang menjadi tolok ukur baru bagi industri. </text:span></text:p>
              </text:list-item>
            </text:list>
            <text:p text:style-name="P22"><text:span text:style-name="Strong_20_Emphasis"><text:span text:style-name="T1">Membangun Ruang untuk Semua: Fokus pada Inklusivitas dan Representasi</text:span></text:span></text:p>
            <text:p text:style-name="P22"><text:span text:style-name="T1">Selain aksesibilitas fisik/kognitif, isu </text:span><text:span text:style-name="Strong_20_Emphasis"><text:span text:style-name="T1">inklusivitas (inclusivity)</text:span></text:span><text:span text:style-name="T1"> dan </text:span><text:span text:style-name="Strong_20_Emphasis"><text:span text:style-name="T1">representasi (representation)</text:span></text:span><text:span text:style-name="T1"> juga menjadi semakin penting dalam </text:span><text:soft-page-break/><text:span text:style-name="T1">diskusi industri game modern:</text:span></text:p>
            <text:list xml:id="list5868572629646266836" text:style-name="L108">
              <text:list-item>
                <text:p text:style-name="P294"><text:span text:style-name="Strong_20_Emphasis"><text:span text:style-name="T1">Makna Inklusivitas dan Representasi:</text:span></text:span><text:span text:style-name="T1"> Inklusivitas berarti menciptakan </text:span><text:span text:style-name="Strong_20_Emphasis"><text:span text:style-name="T1">lingkungan dan pengalaman bermain yang aman, ramah, dan menyambut bagi semua orang</text:span></text:span><text:span text:style-name="T1">, terlepas dari latar belakang mereka. Representasi berkaitan dengan bagaimana </text:span><text:span text:style-name="Strong_20_Emphasis"><text:span text:style-name="T1">keragaman identitas manusia</text:span></text:span><text:span text:style-name="T1"> – termasuk (namun tidak terbatas pada) identitas gender dan ekspresinya, ras, etnisitas, orientasi seksual, disabilitas, agama, usia, tipe tubuh, neurodiversitas – </text:span><text:span text:style-name="Strong_20_Emphasis"><text:span text:style-name="T1">digambarkan</text:span></text:span><text:span text:style-name="T1"> di dalam game, baik melalui karakter, narasi, maupun tema. Tujuannya adalah untuk menghadirkan representasi yang </text:span><text:span text:style-name="Strong_20_Emphasis"><text:span text:style-name="T1">autentik, bermakna, dan penuh hormat</text:span></text:span><text:span text:style-name="T1">, serta bergerak </text:span><text:span text:style-name="Strong_20_Emphasis"><text:span text:style-name="T1">melampaui stereotip</text:span></text:span><text:span text:style-name="T1"> yang dangkal atau berbahaya. Menciptakan </text:span><text:span text:style-name="Strong_20_Emphasis"><text:span text:style-name="T1">keragaman di dalam tim pengembang</text:span></text:span><text:span text:style-name="T1"> itu sendiri juga dianggap krusial untuk mencapai representasi yang lebih otentik. </text:span></text:p>
              </text:list-item>
              <text:list-item>
                <text:p text:style-name="P294"><text:span text:style-name="Strong_20_Emphasis"><text:span text:style-name="T1">Konteks Lokal (Indonesia):</text:span></text:span><text:span text:style-name="T1"> Dalam konteks Indonesia, aspek penting dari inklusivitas adalah ketersediaan </text:span><text:span text:style-name="Strong_20_Emphasis"><text:span text:style-name="T1">lokalisasi bahasa</text:span></text:span><text:span text:style-name="T1">, yaitu terjemahan teks atau bahkan sulih suara ke dalam </text:span><text:span text:style-name="Strong_20_Emphasis"><text:span text:style-name="T1">Bahasa Indonesia</text:span></text:span><text:span text:style-name="T1">. Hal ini membuat game lebih mudah diakses dan dipahami oleh pemain lokal yang mungkin tidak fasih berbahasa Inggris. Selain itu, penggambaran </text:span><text:span text:style-name="Strong_20_Emphasis"><text:span text:style-name="T1">budaya atau latar Indonesia</text:span></text:span><text:span text:style-name="T1"> (jika menjadi bagian dari game) secara akurat dan penuh hormat juga merupakan bagian dari representasi yang bermakna. </text:span></text:p>
              </text:list-item>
              <text:list-item>
                <text:p text:style-name="P115"><text:span text:style-name="Strong_20_Emphasis"><text:span text:style-name="T1">Kemajuan dan Tantangan yang Berkelanjutan:</text:span></text:span><text:span text:style-name="T1"> Ada kemajuan yang terlihat: semakin banyak game menawarkan </text:span><text:span text:style-name="Strong_20_Emphasis"><text:span text:style-name="T1">alat pembuatan karakter (character creator)</text:span></text:span><text:span text:style-name="T1"> dengan opsi yang lebih beragam; semakin banyak cerita yang menampilkan </text:span><text:span text:style-name="Strong_20_Emphasis"><text:span text:style-name="T1">protagonis atau karakter pendukung dari latar belakang yang kurang terwakili</text:span></text:span><text:span text:style-name="T1"> secara tradisional; dan diskusi mengenai </text:span><text:span text:style-name="Strong_20_Emphasis"><text:span text:style-name="T1">Keragaman, Ekuitas, dan Inklusi (Diversity, Equity, and Inclusion - DEI)</text:span></text:span><text:span text:style-name="T1"> semakin sering terjadi di dalam industri. Namun, </text:span><text:span text:style-name="Strong_20_Emphasis"><text:span text:style-name="T1">tantangan besar masih ada</text:span></text:span><text:span text:style-name="T1">: kritik mengenai </text:span><text:span text:style-name="Strong_20_Emphasis"><text:span text:style-name="T1">tokenisme</text:span></text:span><text:span text:style-name="T1"> (representasi yang hanya sekadar 'centang kotak' tanpa kedalaman), masih munculnya </text:span><text:span text:style-name="Strong_20_Emphasis"><text:span text:style-name="T1">penggambaran stereotipikal yang berbahaya</text:span></text:span><text:span text:style-name="T1">, </text:span><text:span text:style-name="Strong_20_Emphasis"><text:span text:style-name="T1">kurangnya keragaman yang signifikan</text:span></text:span><text:span text:style-name="T1"> dalam struktur tenaga kerja industri game (terutama di posisi kepemimpinan), serta masalah serius </text:span><text:span text:style-name="Strong_20_Emphasis"><text:span text:style-name="T1">toksisitas dan pelecehan</text:span></text:span><text:span text:style-name="T1"> dalam komunitas online yang seringkali menargetkan pemain dari kelompok minoritas dan </text:span><text:soft-page-break/><text:span text:style-name="T1">menghambat terciptanya lingkungan yang benar-benar inklusif. </text:span></text:p>
              </text:list-item>
            </text:list>
            <text:p text:style-name="P22"><text:span text:style-name="Strong_20_Emphasis"><text:span text:style-name="T1">Mengapa Aksesibilitas &amp; Inklusivitas Penting untuk Masa Depan:</text:span></text:span></text:p>
            <text:p text:style-name="P1">Memprioritaskan aksesibilitas dan inklusivitas bukan hanya tentang melakukan hal yang 'benar' secara etis. Ini juga merupakan langkah strategis yang cerdas bagi masa depan industri game. Dengan merangkul prinsip-prinsip ini, industri dapat:</text:p>
            <text:list xml:id="list4963925659000810597" text:style-name="L109">
              <text:list-item>
                <text:p text:style-name="P295"><text:span text:style-name="Strong_20_Emphasis"><text:span text:style-name="T1">Memperluas Audiens Potensial:</text:span></text:span><text:span text:style-name="T1"> Menjangkau jutaan pemain baru yang sebelumnya mungkin terhalang oleh hambatan aksesibilitas atau merasa tidak terwakili. </text:span></text:p>
              </text:list-item>
              <text:list-item>
                <text:p text:style-name="P295"><text:span text:style-name="Strong_20_Emphasis"><text:span text:style-name="T1">Mendorong Inovasi:</text:span></text:span><text:span text:style-name="T1"> Merancang untuk aksesibilitas seringkali menghasilkan solusi desain yang lebih baik dan lebih fleksibel bagi semua pemain. </text:span></text:p>
              </text:list-item>
              <text:list-item>
                <text:p text:style-name="P295"><text:span text:style-name="Strong_20_Emphasis"><text:span text:style-name="T1">Menciptakan Komunitas yang Lebih Sehat:</text:span></text:span><text:span text:style-name="T1"> Lingkungan yang lebih inklusif cenderung lebih ramah dan tidak terlalu toksik. </text:span></text:p>
              </text:list-item>
              <text:list-item>
                <text:p text:style-name="P295"><text:span text:style-name="Strong_20_Emphasis"><text:span text:style-name="T1">Menghasilkan Cerita yang Lebih Kaya:</text:span></text:span><text:span text:style-name="T1"> Representasi yang beragam memungkinkan eksplorasi narasi dan perspektif yang lebih kaya dan relevan dengan dunia nyata. </text:span></text:p>
              </text:list-item>
              <text:list-item>
                <text:p text:style-name="P116"><text:span text:style-name="Strong_20_Emphasis"><text:span text:style-name="T1">Meningkatkan Relevansi Budaya:</text:span></text:span><text:span text:style-name="T1"> Membantu medium game agar lebih mencerminkan keragaman masyarakat global tempat kita hidup. </text:span></text:p>
              </text:list-item>
            </text:list>
            <text:p text:style-name="P1">Upaya menuju game yang lebih aksesibel dan inklusif adalah perjalanan yang berkelanjutan, namun menjadi semakin penting dalam membentuk masa depan industri yang lebih baik dan lebih terbuka bagi semua orang.</text:p>
            <text:p text:style-name="P359"/>
            <text:p text:style-name="P22"><text:span text:style-name="T1">Ini adalah prompt terakhir untuk Bab 7. Saya akan menunggu perintah </text:span><text:span text:style-name="Strong_20_Emphasis"><text:span text:style-name="T1">"YAX"</text:span></text:span><text:span text:style-name="T1"> dari Anda untuk melanjutkan ke prompt pertama dari Bab 8 (Pengantar Bab 8).</text:span></text:p>
          </text:section>
          <text:section text:style-name="Sect1" text:name="feedback-form-52">
            <text:p text:style-name="P175"/>
          </text:section>
        </text:section>
        <text:section text:style-name="Sect1" text:name="57fbbdc0533bcd09">
          <text:p text:style-name="P1"/>
          <text:section text:style-name="Sect1" text:name="user-query-content-53">
            <text:p text:style-name="P356">yax </text:p>
          </text:section>
          <text:p text:style-name="P175">Tampilkan alur berpikir</text:p>
          <text:section text:style-name="Sect2" text:name="model-response-message-contentr_57fbbdc0533bcd09">
            <text:p text:style-name="P22"><text:span text:style-name="T1">Baik, setelah memahami lanskap gaming masa kini, mari kita arahkan pandangan ke depan dalam </text:span><text:span text:style-name="Strong_20_Emphasis"><text:span text:style-name="T1">Bab 8: Mengintip Masa Depan</text:span></text:span><text:span text:style-name="T1">. Berikut adalah </text:span><text:soft-page-break/><text:span text:style-name="T1">jawaban untuk prompt pengantar bab ini:</text:span></text:p>
            <text:p text:style-name="P359"/>
            <text:p text:style-name="P22"><text:span text:style-name="Strong_20_Emphasis"><text:span text:style-name="T1">(Jawaban untuk Prompt Pengantar Bab 8)</text:span></text:span></text:p>
            <text:p text:style-name="P22"><text:span text:style-name="T1">Setelah menelusuri perjalanan panjang evolusi game komputer dari masa lalu hingga kondisi terkini di Bab 7, kini saatnya kita mencoba </text:span><text:span text:style-name="Strong_20_Emphasis"><text:span text:style-name="T1">mengintip ke cakrawala masa depan</text:span></text:span><text:span text:style-name="T1">. Tentu saja, memprediksi arah perkembangan teknologi dan industri kreatif yang bergerak secepat video game adalah tugas yang penuh dengan ketidakpastian. Apa yang tampak seperti revolusi hari ini mungkin hanya menjadi catatan kaki di kemudian hari, dan inovasi yang tak terduga bisa muncul kapan saja.</text:span></text:p>
            <text:p text:style-name="P22"><text:span text:style-name="T1">Namun demikian, berdasarkan </text:span><text:span text:style-name="Strong_20_Emphasis"><text:span text:style-name="T1">tren yang sedang menguat</text:span></text:span><text:span text:style-name="T1"> dan </text:span><text:span text:style-name="Strong_20_Emphasis"><text:span text:style-name="T1">teknologi yang tengah berkembang pesat saat ini (April 2025)</text:span></text:span><text:span text:style-name="T1">, kita dapat mengidentifikasi beberapa </text:span><text:span text:style-name="Strong_20_Emphasis"><text:span text:style-name="T1">arah potensial</text:span></text:span><text:span text:style-name="T1"> dan </text:span><text:span text:style-name="Strong_20_Emphasis"><text:span text:style-name="T1">konsep kunci</text:span></text:span><text:span text:style-name="T1"> yang kemungkinan besar akan memainkan peran penting dalam membentuk evolusi game selanjutnya. Bab ini bersifat </text:span><text:span text:style-name="Strong_20_Emphasis"><text:span text:style-name="T1">eksplorasi spekulatif</text:span></text:span><text:span text:style-name="T1">, mencoba memetakan kemungkinan-kemungkinan, menimbang potensi, serta mengakui tantangan yang ada di depan mata.</text:span></text:p>
            <text:p text:style-name="P1">Kita akan menyelami beberapa area utama yang menjanjikan perubahan besar:</text:p>
            <text:list xml:id="list2088094636025281993" text:style-name="L110">
              <text:list-item>
                <text:p text:style-name="P296"><text:span text:style-name="T1">Bagaimana teknologi </text:span><text:span text:style-name="Strong_20_Emphasis"><text:span text:style-name="T1">Realitas Virtual (VR) dan Realitas Tertambah (AR)</text:span></text:span><text:span text:style-name="T1"> dapat mewujudkan tingkat </text:span><text:span text:style-name="Strong_20_Emphasis"><text:span text:style-name="T1">imersivitas</text:span></text:span><text:span text:style-name="T1"> yang lebih dalam lagi? </text:span></text:p>
              </text:list-item>
              <text:list-item>
                <text:p text:style-name="P296"><text:span text:style-name="T1">Akankah </text:span><text:span text:style-name="Strong_20_Emphasis"><text:span text:style-name="T1">Cloud Gaming (Game Streaming)</text:span></text:span><text:span text:style-name="T1"> berhasil </text:span><text:span text:style-name="Strong_20_Emphasis"><text:span text:style-name="T1">memisahkan pengalaman bermain game berkualitas tinggi dari ketergantungan pada perangkat keras lokal</text:span></text:span><text:span text:style-name="T1"> yang mahal? </text:span></text:p>
              </text:list-item>
              <text:list-item>
                <text:p text:style-name="P296"><text:span text:style-name="T1">Sejauh mana </text:span><text:span text:style-name="Strong_20_Emphasis"><text:span text:style-name="T1">Kecerdasan Buatan (AI) yang semakin canggih</text:span></text:span><text:span text:style-name="T1"> akan mengubah cara game dibuat dan dimainkan, dari NPC yang lebih hidup hingga alat pengembangan yang lebih cerdas? </text:span></text:p>
              </text:list-item>
              <text:list-item>
                <text:p text:style-name="P296"><text:span text:style-name="T1">Apa realitas di balik visi (dan hype) tentang </text:span><text:span text:style-name="Strong_20_Emphasis"><text:span text:style-name="T1">Metaverse</text:span></text:span><text:span text:style-name="T1"> sebagai masa depan interaksi digital, dan bagaimana hubungannya dengan dunia game? </text:span></text:p>
              </text:list-item>
              <text:list-item>
                <text:p text:style-name="P117"><text:span text:style-name="T1">Dan yang tak kalah penting, </text:span><text:span text:style-name="Strong_20_Emphasis"><text:span text:style-name="T1">tantangan etis dan keberlanjutan</text:span></text:span><text:span text:style-name="T1"> apa saja (terkait lingkungan, kondisi kerja, praktik bisnis, pelestarian) yang harus dihadapi dan diatasi oleh industri ini agar dapat terus </text:span><text:soft-page-break/><text:span text:style-name="T1">berkembang secara bertanggung jawab? </text:span></text:p>
              </text:list-item>
            </text:list>
            <text:p text:style-name="P1">Bab ini bukanlah ramalan pasti, melainkan sebuah ajakan untuk mempertimbangkan berbagai kemungkinan yang ada di depan. Mari kita bersama-sama 'mengintip' peluang menarik, rintangan signifikan, dan pertanyaan-pertanyaan besar yang akan mendefinisikan masa depan medium interaktif yang kita cintai ini, sambil menyadari bahwa kecepatan adopsi dan relevansi tren-tren ini mungkin akan bervariasi di berbagai belahan dunia, termasuk dalam konteks lokal di Indonesia.</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8.1 (Realitas Virtual (VR) dan Augmented Reality (AR)).</text:span></text:p>
          </text:section>
          <text:section text:style-name="Sect1" text:name="feedback-form-53">
            <text:p text:style-name="P175"/>
          </text:section>
        </text:section>
        <text:section text:style-name="Sect1" text:name="fdde9b8644d8aa59">
          <text:p text:style-name="P1"/>
          <text:section text:style-name="Sect1" text:name="user-query-content-54">
            <text:p text:style-name="P356">yax </text:p>
          </text:section>
          <text:p text:style-name="P175">Tampilkan alur berpikir</text:p>
          <text:section text:style-name="Sect2" text:name="model-response-message-contentr_fdde9b8644d8aa59">
            <text:p text:style-name="P22"><text:span text:style-name="T1">Baik, mari kita mulai eksplorasi spekulatif tentang masa depan game dengan melihat teknologi imersif di </text:span><text:span text:style-name="Strong_20_Emphasis"><text:span text:style-name="T1">Subbab 8.1: Realitas Virtual (VR) dan Augmented Reality (AR)</text:span></text:span><text:span text:style-name="T1">.</text:span></text:p>
            <text:p text:style-name="P359"/>
            <text:p text:style-name="P22"><text:span text:style-name="Strong_20_Emphasis"><text:span text:style-name="T1">(Jawaban untuk Prompt Isi Mendalam Subbab 8.1)</text:span></text:span></text:p>
            <text:p text:style-name="P1">Salah satu janji paling menggiurkan untuk masa depan interaksi digital, termasuk gaming, datang dari teknologi Realitas Virtual (VR) dan Realitas Tertambah (AR). Keduanya menawarkan potensi untuk tingkat imersi dan cara bermain yang melampaui layar datar tradisional, meskipun hingga kini (April 2025) keduanya masih menghadapi tantangan signifikan untuk mencapai adopsi massal.</text:p>
            <text:p text:style-name="P22"><text:span text:style-name="Strong_20_Emphasis"><text:span text:style-name="T1">Membedakan Realitas:</text:span></text:span></text:p>
            <text:p text:style-name="P1">Penting untuk memahami perbedaan mendasar antara keduanya:</text:p>
            <text:list xml:id="list6277503047411943060" text:style-name="L111">
              <text:list-item>
                <text:p text:style-name="P297"><text:span text:style-name="Strong_20_Emphasis"><text:span text:style-name="T1">Realitas Virtual (Virtual Reality - VR):</text:span></text:span><text:span text:style-name="T1"> Teknologi ini bertujuan untuk </text:span><text:span text:style-name="Strong_20_Emphasis"><text:span text:style-name="T1">menggantikan sepenuhnya</text:span></text:span><text:span text:style-name="T1"> pandangan dan pendengaran pengguna dari dunia nyata dan </text:span><text:span text:style-name="Strong_20_Emphasis"><text:span text:style-name="T1">membenamkan (immerse)</text:span></text:span><text:span text:style-name="T1"> mereka </text:span><text:soft-page-break/><text:span text:style-name="T1">ke dalam </text:span><text:span text:style-name="Strong_20_Emphasis"><text:span text:style-name="T1">lingkungan digital yang sepenuhnya artifisial</text:span></text:span><text:span text:style-name="T1">. Ini dicapai melalui penggunaan </text:span><text:span text:style-name="Emphasis"><text:span text:style-name="T1">headset</text:span></text:span><text:span text:style-name="T1"> yang menutupi mata dan telinga, serta seringkali menggunakan kontroler tangan untuk interaksi atau pelacakan tangan (hand tracking). Pengalaman VR bersifat total dan isolatif dari lingkungan fisik. </text:span></text:p>
              </text:list-item>
              <text:list-item>
                <text:p text:style-name="P297"><text:span text:style-name="Strong_20_Emphasis"><text:span text:style-name="T1">Realitas Tertambah (Augmented Reality - AR):</text:span></text:span><text:span text:style-name="T1"> Sebaliknya, AR </text:span><text:span text:style-name="Strong_20_Emphasis"><text:span text:style-name="T1">tidak menggantikan dunia nyata</text:span></text:span><text:span text:style-name="T1">, melainkan </text:span><text:span text:style-name="Strong_20_Emphasis"><text:span text:style-name="T1">melapisi (overlays)</text:span></text:span><text:span text:style-name="T1"> informasi atau objek digital (seperti gambar, teks, model 3D) di atas pandangan pengguna terhadap dunia nyata di sekitar mereka. Ini bisa dicapai melalui layar smartphone/tablet (menggunakan kamera) atau melalui kacamata transparan khusus. Tujuannya adalah memperkaya atau berinteraksi dengan realitas fisik, bukan menggantikannya. </text:span></text:p>
              </text:list-item>
              <text:list-item>
                <text:p text:style-name="P118"><text:span text:style-name="Strong_20_Emphasis"><text:span text:style-name="T1">Realitas Campuran (Mixed Reality - MR):</text:span></text:span><text:span text:style-name="T1"> Istilah ini sering digunakan untuk menggambarkan spektrum antara AR dan VR, atau lebih spesifiknya, bentuk AR yang lebih canggih di mana objek digital tidak hanya ditampilkan di atas dunia nyata tetapi juga dapat </text:span><text:span text:style-name="Strong_20_Emphasis"><text:span text:style-name="T1">berinteraksi secara spasial</text:span></text:span><text:span text:style-name="T1"> dengannya (misalnya, bola virtual memantul di meja nyata, karakter digital bersembunyi di balik sofa nyata). Headset VR modern seperti Meta Quest 3 kini seringkali menyertakan kemampuan MR melalui kamera </text:span><text:span text:style-name="Emphasis"><text:span text:style-name="T1">pass-through</text:span></text:span><text:span text:style-name="T1">. </text:span></text:p>
              </text:list-item>
            </text:list>
            <text:p text:style-name="P22"><text:span text:style-name="Strong_20_Emphasis"><text:span text:style-name="T1">Status Terkini (April 2025): Potensi Terlihat, Adopsi Terbatas:</text:span></text:span></text:p>
            <text:list xml:id="list2664631716358359207" text:style-name="L112">
              <text:list-item>
                <text:p text:style-name="P298"><text:span text:style-name="Strong_20_Emphasis"><text:span text:style-name="T1">Pasar VR:</text:span></text:span><text:span text:style-name="T1"> Pasar VR konsumen terus berkembang namun masih dapat dianggap </text:span><text:span text:style-name="Strong_20_Emphasis"><text:span text:style-name="T1">relatif niche</text:span></text:span><text:span text:style-name="T1"> dibandingkan platform gaming utama. Perangkat keras utama yang relevan saat ini termasuk: </text:span></text:p>
                <text:list>
                  <text:list-item>
                    <text:p text:style-name="P298"><text:span text:style-name="Strong_20_Emphasis"><text:span text:style-name="T1">Meta Quest 3:</text:span></text:span><text:span text:style-name="T1"> Pemimpin pasar </text:span><text:span text:style-name="Emphasis"><text:span text:style-name="T1">headset standalone</text:span></text:span><text:span text:style-name="T1"> (tidak perlu PC/konsol), menawarkan pengalaman VR yang solid dengan tambahan kemampuan MR yang signifikan. </text:span></text:p>
                  </text:list-item>
                  <text:list-item>
                    <text:p text:style-name="P298"><text:span text:style-name="Strong_20_Emphasis"><text:span text:style-name="T1">PlayStation VR2 (PSVR2):</text:span></text:span><text:span text:style-name="T1"> Headset </text:span><text:span text:style-name="Emphasis"><text:span text:style-name="T1">tethered</text:span></text:span><text:span text:style-name="T1"> (terhubung kabel) untuk PlayStation 5, menawarkan pengalaman VR berkualitas tinggi dengan layar OLED, pelacakan mata, dan haptic feedback, namun terbatas pada ekosistem PS5. </text:span></text:p>
                  </text:list-item>
                  <text:list-item>
                    <text:p text:style-name="P298"><text:span text:style-name="Strong_20_Emphasis"><text:span text:style-name="T1">PC VR:</text:span></text:span><text:span text:style-name="T1"> Masih ada pasar untuk </text:span><text:span text:style-name="Emphasis"><text:span text:style-name="T1">headset tethered</text:span></text:span><text:span text:style-name="T1"> high-end yang terhubung ke PC gaming kuat (seperti Valve Index atau model dari HTC Vive, Pimax), menawarkan fidelitas visual dan </text:span><text:soft-page-break/><text:span text:style-name="T1">pelacakan terbaik bagi para penggemar, namun dengan biaya dan kompleksitas setup tertinggi. </text:span></text:p>
                  </text:list-item>
                  <text:list-item>
                    <text:p text:style-name="P298"><text:span text:style-name="T1">Meskipun ada game-game VR yang sangat bagus dan inovatif (</text:span><text:span text:style-name="Emphasis"><text:span text:style-name="T1">Half-Life: Alyx</text:span></text:span><text:span text:style-name="T1"> dianggap sebagai tonggak sejarah di PC VR, </text:span><text:span text:style-name="Emphasis"><text:span text:style-name="T1">Beat Saber</text:span></text:span><text:span text:style-name="T1"> sangat populer, </text:span><text:span text:style-name="Emphasis"><text:span text:style-name="T1">Resident Evil Village VR</text:span></text:span><text:span text:style-name="T1">, </text:span><text:span text:style-name="Emphasis"><text:span text:style-name="T1">Horizon Call of the Mountain</text:span></text:span><text:span text:style-name="T1">), adopsi massal masih terhambat. </text:span></text:p>
                  </text:list-item>
                </text:list>
              </text:list-item>
              <text:list-item>
                <text:p text:style-name="P298"><text:span text:style-name="Strong_20_Emphasis"><text:span text:style-name="T1">Pasar AR:</text:span></text:span><text:span text:style-name="T1"> Situasinya lebih terbagi: </text:span></text:p>
                <text:list>
                  <text:list-item>
                    <text:p text:style-name="P298"><text:span text:style-name="Strong_20_Emphasis"><text:span text:style-name="T1">Mobile AR:</text:span></text:span><text:span text:style-name="T1"> Sangat </text:span><text:span text:style-name="Strong_20_Emphasis"><text:span text:style-name="T1">mudah diakses</text:span></text:span><text:span text:style-name="T1"> berkat penetrasi smartphone yang masif. Game seperti </text:span><text:span text:style-name="Emphasis"><text:span text:style-name="Strong_20_Emphasis"><text:span text:style-name="T1">Pokemon Go</text:span></text:span></text:span><text:span text:style-name="T1"> menunjukkan potensi viral dan mainstream dari AR berbasis lokasi. Berbagai aplikasi filter media sosial juga menggunakan AR secara ekstensif. </text:span></text:p>
                  </text:list-item>
                  <text:list-item>
                    <text:p text:style-name="P298"><text:span text:style-name="Strong_20_Emphasis"><text:span text:style-name="T1">Kacamata AR (AR Glasses):</text:span></text:span><text:span text:style-name="T1"> Ini adalah 'cawan suci' AR, namun pengembangannya untuk pasar konsumen masih </text:span><text:span text:style-name="Strong_20_Emphasis"><text:span text:style-name="T1">sangat menantang</text:span></text:span><text:span text:style-name="T1">. Perangkat yang ada saat ini (jika ada yang benar-benar menyasar konsumen luas) cenderung </text:span><text:span text:style-name="Strong_20_Emphasis"><text:span text:style-name="T1">mahal, besar, memiliki bidang pandang (FOV) terbatas, daya tahan baterai pendek</text:span></text:span><text:span text:style-name="T1">, dan menghadapi </text:span><text:span text:style-name="Strong_20_Emphasis"><text:span text:style-name="T1">hambatan penerimaan sosial</text:span></text:span><text:span text:style-name="T1"> (privasi, estetika). AR gaming yang benar-benar imersif melalui kacamata pintar masih jauh dari kenyataan mainstream. </text:span></text:p>
                  </text:list-item>
                </text:list>
              </text:list-item>
              <text:list-item>
                <text:p text:style-name="P119"><text:span text:style-name="Strong_20_Emphasis"><text:span text:style-name="T1">Konteks Indonesia:</text:span></text:span><text:span text:style-name="T1"> Perlu dicatat bahwa </text:span><text:span text:style-name="Strong_20_Emphasis"><text:span text:style-name="T1">aksesibilitas perangkat keras VR high-end</text:span></text:span><text:span text:style-name="T1"> (seperti Quest 3, PSVR2, PC VR) di Indonesia kemungkinan besar </text:span><text:span text:style-name="Strong_20_Emphasis"><text:span text:style-name="T1">sangat terbatas</text:span></text:span><text:span text:style-name="T1"> pada April 2025. Faktor </text:span><text:span text:style-name="Strong_20_Emphasis"><text:span text:style-name="T1">harga</text:span></text:span><text:span text:style-name="T1"> (termasuk biaya impor/pajak), </text:span><text:span text:style-name="Strong_20_Emphasis"><text:span text:style-name="T1">ketersediaan resmi</text:span></text:span><text:span text:style-name="T1">, dan </text:span><text:span text:style-name="Strong_20_Emphasis"><text:span text:style-name="T1">dukungan lokal</text:span></text:span><text:span text:style-name="T1"> menjadi penghalang signifikan bagi sebagian besar konsumen. Sebaliknya, </text:span><text:span text:style-name="Strong_20_Emphasis"><text:span text:style-name="T1">Mobile AR</text:span></text:span><text:span text:style-name="T1"> jauh lebih relevan dan dapat diakses oleh masyarakat luas karena penetrasi smartphone yang tinggi. </text:span></text:p>
              </text:list-item>
            </text:list>
            <text:p text:style-name="P22"><text:span text:style-name="Strong_20_Emphasis"><text:span text:style-name="T1">Janji Imersi dan Interaksi Baru untuk Gaming:</text:span></text:span></text:p>
            <text:p text:style-name="P1">Potensi VR dan AR untuk mengubah gaming sangatlah besar:</text:p>
            <text:list xml:id="list6820290219202914140" text:style-name="L113">
              <text:list-item>
                <text:p text:style-name="P299"><text:span text:style-name="Strong_20_Emphasis"><text:span text:style-name="T1">Imersi Tak Tertandingi (VR):</text:span></text:span><text:span text:style-name="T1"> Kemampuan VR untuk menciptakan </text:span><text:span text:style-name="Strong_20_Emphasis"><text:span text:style-name="T1">'rasa kehadiran' (sense of presence)</text:span></text:span><text:span text:style-name="T1"> – perasaan bahwa Anda benar-benar berada di dalam dunia game – adalah daya tarik utamanya. Ini dapat membuat pengalaman horor lebih menakutkan, petualangan lebih epik, dan simulasi lebih meyakinkan. </text:span></text:p>
              </text:list-item>
              <text:list-item>
                <text:p text:style-name="P299"><text:soft-page-break/><text:span text:style-name="Strong_20_Emphasis"><text:span text:style-name="T1">Interaksi Alami (VR/AR):</text:span></text:span><text:span text:style-name="T1"> Menggunakan kontroler gerak atau pelacakan tangan memungkinkan </text:span><text:span text:style-name="Strong_20_Emphasis"><text:span text:style-name="T1">interaksi yang lebih intuitif dan fisik</text:span></text:span><text:span text:style-name="T1"> dengan dunia game. Mengayunkan pedang, menarik busur panah, mengambil dan melempar objek dengan tangan terasa lebih alami daripada menekan tombol. AR juga memungkinkan interaksi dengan objek digital di ruang fisik Anda. </text:span></text:p>
              </text:list-item>
              <text:list-item>
                <text:p text:style-name="P299"><text:span text:style-name="Strong_20_Emphasis"><text:span text:style-name="T1">Mengaburkan Batas Dunia Nyata (AR):</text:span></text:span><text:span text:style-name="T1"> AR berpotensi </text:span><text:span text:style-name="Strong_20_Emphasis"><text:span text:style-name="T1">mengintegrasikan elemen game ke dalam kehidupan sehari-hari</text:span></text:span><text:span text:style-name="T1">. Bayangkan bermain catur di meja kopi Anda dengan bidak virtual, memelihara hewan peliharaan digital yang berinteraksi dengan perabotan Anda, atau mengikuti petunjuk arah navigasi yang diproyeksikan langsung di jalan di depan Anda saat bermain game berbasis lokasi. </text:span></text:p>
              </text:list-item>
              <text:list-item>
                <text:p text:style-name="P120"><text:span text:style-name="Strong_20_Emphasis"><text:span text:style-name="T1">Kehadiran Sosial (VR):</text:span></text:span><text:span text:style-name="T1"> VR menawarkan potensi untuk </text:span><text:span text:style-name="Strong_20_Emphasis"><text:span text:style-name="T1">interaksi sosial online yang lebih kaya dan personal</text:span></text:span><text:span text:style-name="T1">, di mana avatar dapat mengekspresikan bahasa tubuh dan emosi secara lebih baik dibandingkan dalam game tradisional, menciptakan rasa kebersamaan yang lebih kuat di ruang virtual bersama. </text:span></text:p>
              </text:list-item>
            </text:list>
            <text:p text:style-name="P22"><text:span text:style-name="Strong_20_Emphasis"><text:span text:style-name="T1">Hambatan Signifikan Menuju Adopsi Massal:</text:span></text:span></text:p>
            <text:p text:style-name="P1">Meskipun potensinya besar, jalan VR dan AR menuju mainstream masih terjal:</text:p>
            <text:list xml:id="list6875690642852431068" text:style-name="L114">
              <text:list-item>
                <text:p text:style-name="P300"><text:span text:style-name="Strong_20_Emphasis"><text:span text:style-name="T1">Masalah Perangkat Keras:</text:span></text:span><text:span text:style-name="T1"> </text:span></text:p>
                <text:list>
                  <text:list-item>
                    <text:p text:style-name="P300"><text:span text:style-name="Strong_20_Emphasis"><text:span text:style-name="T1">Biaya:</text:span></text:span><text:span text:style-name="T1"> Headset berkualitas tinggi masih mahal bagi sebagian besar konsumen. </text:span></text:p>
                  </text:list-item>
                  <text:list-item>
                    <text:p text:style-name="P300"><text:span text:style-name="Strong_20_Emphasis"><text:span text:style-name="T1">Kenyamanan:</text:span></text:span><text:span text:style-name="T1"> Berat headset, panas, tekanan di wajah, dan terutama </text:span><text:span text:style-name="Strong_20_Emphasis"><text:span text:style-name="T1">mabuk VR (VR sickness/motion sickness)</text:span></text:span><text:span text:style-name="T1"> yang dialami sebagian pengguna masih menjadi masalah besar untuk penggunaan jangka panjang. </text:span></text:p>
                  </text:list-item>
                  <text:list-item>
                    <text:p text:style-name="P300"><text:span text:style-name="Strong_20_Emphasis"><text:span text:style-name="T1">Keterbatasan Teknis:</text:span></text:span><text:span text:style-name="T1"> </text:span><text:span text:style-name="Strong_20_Emphasis"><text:span text:style-name="T1">Bidang pandang (Field of View - FOV)</text:span></text:span><text:span text:style-name="T1"> yang seringkali terasa terbatas, </text:span><text:span text:style-name="Strong_20_Emphasis"><text:span text:style-name="T1">resolusi layar</text:span></text:span><text:span text:style-name="T1"> yang belum cukup tinggi untuk menghilangkan </text:span><text:span text:style-name="Emphasis"><text:span text:style-name="T1">screen-door effect</text:span></text:span><text:span text:style-name="T1"> sepenuhnya, </text:span><text:span text:style-name="Strong_20_Emphasis"><text:span text:style-name="T1">daya tahan baterai</text:span></text:span><text:span text:style-name="T1"> pada perangkat standalone, dan kebutuhan akan </text:span><text:span text:style-name="Strong_20_Emphasis"><text:span text:style-name="T1">ruang fisik</text:span></text:span><text:span text:style-name="T1"> untuk pengalaman </text:span><text:span text:style-name="Emphasis"><text:span text:style-name="T1">room-scale</text:span></text:span><text:span text:style-name="T1"> VR. </text:span></text:p>
                  </text:list-item>
                </text:list>
              </text:list-item>
              <text:list-item>
                <text:p text:style-name="P300"><text:span text:style-name="Strong_20_Emphasis"><text:span text:style-name="T1">Ekosistem Konten (Masalah 'Killer App'):</text:span></text:span><text:span text:style-name="T1"> Meskipun jumlah game </text:span><text:soft-page-break/><text:span text:style-name="T1">VR/AR terus bertambah, masih banyak yang merasa belum ada cukup banyak </text:span><text:span text:style-name="Strong_20_Emphasis"><text:span text:style-name="T1">game atau aplikasi wajib dimiliki (killer app)</text:span></text:span><text:span text:style-name="T1"> yang benar-benar unik, berkualitas tinggi, dan hanya bisa dinikmati secara maksimal di VR/AR untuk membenarkan investasi perangkat kerasnya bagi khalayak luas. </text:span><text:span text:style-name="Strong_20_Emphasis"><text:span text:style-name="T1">Biaya dan risiko pengembangan</text:span></text:span><text:span text:style-name="T1"> game VR/AR yang berkualitas juga masih tinggi bagi developer. </text:span></text:p>
              </text:list-item>
              <text:list-item>
                <text:p text:style-name="P121"><text:span text:style-name="Strong_20_Emphasis"><text:span text:style-name="T1">Fragmentasi Pasar:</text:span></text:span><text:span text:style-name="T1"> Adanya berbagai platform VR/AR dengan standar, metode pelacakan, dan skema kontrol yang berbeda-beda menyulitkan developer dan konsumen. </text:span></text:p>
              </text:list-item>
            </text:list>
            <text:p text:style-name="P22"><text:span text:style-name="Strong_20_Emphasis"><text:span text:style-name="T1">Proyeksi Masa Depan (Spekulatif):</text:span></text:span></text:p>
            <text:list xml:id="list4144533840247788359" text:style-name="L115">
              <text:list-item>
                <text:p text:style-name="P301"><text:span text:style-name="Strong_20_Emphasis"><text:span text:style-name="T1">Evolusi Perangkat Keras:</text:span></text:span><text:span text:style-name="T1"> Kita mungkin akan melihat headset VR/AR yang </text:span><text:span text:style-name="Strong_20_Emphasis"><text:span text:style-name="T1">lebih ringan, lebih ringkas</text:span></text:span><text:span text:style-name="T1"> (mendekati bentuk kacamata biasa untuk AR), dengan </text:span><text:span text:style-name="Strong_20_Emphasis"><text:span text:style-name="T1">resolusi layar sangat tinggi</text:span></text:span><text:span text:style-name="T1"> ('retina display'), </text:span><text:span text:style-name="Strong_20_Emphasis"><text:span text:style-name="T1">FOV lebih lebar</text:span></text:span><text:span text:style-name="T1">, </text:span><text:span text:style-name="Strong_20_Emphasis"><text:span text:style-name="T1">pelacakan yang lebih akurat</text:span></text:span><text:span text:style-name="T1"> (termasuk pelacakan mata dan ekspresi wajah), </text:span><text:span text:style-name="Strong_20_Emphasis"><text:span text:style-name="T1">haptic feedback</text:span></text:span><text:span text:style-name="T1"> yang lebih canggih, dan mungkin dalam jangka sangat panjang, integrasi dengan </text:span><text:span text:style-name="Strong_20_Emphasis"><text:span text:style-name="T1">Antarmuka Otak-Komputer (Brain-Computer Interfaces - BCI)</text:span></text:span><text:span text:style-name="T1">. </text:span></text:p>
              </text:list-item>
              <text:list-item>
                <text:p text:style-name="P301"><text:span text:style-name="Strong_20_Emphasis"><text:span text:style-name="T1">Lintasan Adopsi:</text:span></text:span><text:span text:style-name="T1"> Apakah VR akan tetap menjadi </text:span><text:span text:style-name="Strong_20_Emphasis"><text:span text:style-name="T1">pasar niche</text:span></text:span><text:span text:style-name="T1"> yang didedikasikan untuk gamer hardcore, penggemar simulasi, dan aplikasi enterprise? Apakah AR akan tetap dominan di mobile hingga teknologi kacamata benar-benar matang dan diterima secara sosial? Atau akankah ada </text:span><text:span text:style-name="Strong_20_Emphasis"><text:span text:style-name="T1">terobosan</text:span></text:span><text:span text:style-name="T1"> (baik dari sisi hardware maupun software) yang akhirnya memicu adopsi massal? </text:span></text:p>
              </text:list-item>
              <text:list-item>
                <text:p text:style-name="P122"><text:span text:style-name="Strong_20_Emphasis"><text:span text:style-name="T1">Pengalaman Pendefinisi:</text:span></text:span><text:span text:style-name="T1"> Jenis pengalaman apa yang akan menjadi kunci sukses VR/AR di masa depan? Apakah itu simulasi ultra-realistis, platform sosial yang imersif, interaksi fisika yang unik, atau aplikasi AR yang terintegrasi mulus dengan aktivitas dunia nyata? Jawabannya masih belum pasti. </text:span></text:p>
              </text:list-item>
            </text:list>
            <text:p text:style-name="P1">VR dan AR tetap menjadi salah satu area paling menarik dan penuh potensi dalam evolusi game, namun jalan mereka menuju adopsi universal masih panjang dan penuh tantangan.</text:p>
            <text:p text:style-name="P359"/>
            <text:p text:style-name="P22"><text:span text:style-name="T1">Saya akan menunggu perintah </text:span><text:span text:style-name="Strong_20_Emphasis"><text:span text:style-name="T1">"YAX"</text:span></text:span><text:span text:style-name="T1"> dari Anda untuk melanjutkan ke </text:span><text:soft-page-break/><text:span text:style-name="T1">prompt isi mendalam untuk Subbab 8.2 (Cloud Gaming (Game Streaming)).</text:span></text:p>
          </text:section>
          <text:section text:style-name="Sect1" text:name="feedback-form-54">
            <text:p text:style-name="P175"/>
          </text:section>
        </text:section>
        <text:section text:style-name="Sect1" text:name="3734e2166a2c2821">
          <text:p text:style-name="P1"/>
          <text:section text:style-name="Sect1" text:name="user-query-content-55">
            <text:p text:style-name="P356">yax </text:p>
          </text:section>
          <text:p text:style-name="P175">Tampilkan alur berpikir</text:p>
          <text:section text:style-name="Sect2" text:name="model-response-message-contentr_3734e2166a2c2821">
            <text:p text:style-name="P22"><text:span text:style-name="T1">Baik, mari kita lanjutkan eksplorasi masa depan game dengan teknologi yang menjanjikan aksesibilitas tinggi namun sangat bergantung pada infrastruktur: </text:span><text:span text:style-name="Strong_20_Emphasis"><text:span text:style-name="T1">Subbab 8.2: Cloud Gaming (Game Streaming)</text:span></text:span><text:span text:style-name="T1">.</text:span></text:p>
            <text:p text:style-name="P359"/>
            <text:p text:style-name="P22"><text:span text:style-name="Strong_20_Emphasis"><text:span text:style-name="T1">(Jawaban untuk Prompt Isi Mendalam Subbab 8.2)</text:span></text:span></text:p>
            <text:p text:style-name="P1">Konsep Cloud Gaming, atau sering disebut juga Game Streaming, mewakili pergeseran paradigma potensial lainnya dalam cara kita mengakses dan memainkan video game. Alih-alih menjalankan game secara lokal di perangkat keras yang kuat, Cloud Gaming memindahkan beban pemrosesan ke server jarak jauh.</text:p>
            <text:p text:style-name="P22"><text:span text:style-name="Strong_20_Emphasis"><text:span text:style-name="T1">Konsep Dasar Cloud Gaming:</text:span></text:span></text:p>
            <text:p text:style-name="P1">Secara sederhana, cara kerja Cloud Gaming adalah sebagai berikut:</text:p>
            <text:list xml:id="list4803317216251921307" text:style-name="L116">
              <text:list-item>
                <text:p text:style-name="P302"><text:span text:style-name="Strong_20_Emphasis"><text:span text:style-name="T1">Eksekusi di Server:</text:span></text:span><text:span text:style-name="T1"> Game yang Anda pilih sebenarnya dijalankan pada komputer (server) super kuat yang berlokasi di pusat data (data center) milik penyedia layanan Cloud Gaming. </text:span></text:p>
              </text:list-item>
              <text:list-item>
                <text:p text:style-name="P302"><text:span text:style-name="Strong_20_Emphasis"><text:span text:style-name="T1">Streaming Video &amp; Audio:</text:span></text:span><text:span text:style-name="T1"> Output visual (gambar) dan audio dari game tersebut kemudian dikompresi dan di-stream melalui internet ke perangkat Anda (bisa berupa PC, laptop, smartphone, tablet, atau smart TV). Anda pada dasarnya menonton siaran video langsung dari game yang sedang berjalan di server. </text:span></text:p>
              </text:list-item>
              <text:list-item>
                <text:p text:style-name="P302"><text:span text:style-name="Strong_20_Emphasis"><text:span text:style-name="T1">Pengiriman Input:</text:span></text:span><text:span text:style-name="T1"> Saat Anda menekan tombol di kontroler atau keyboard/mouse, perintah input tersebut dikirim melalui internet kembali ke server di pusat data. </text:span></text:p>
              </text:list-item>
              <text:list-item>
                <text:p text:style-name="P123"><text:span text:style-name="Strong_20_Emphasis"><text:span text:style-name="T1">Pembaruan Stream:</text:span></text:span><text:span text:style-name="T1"> Server memproses input Anda, mengupdate kondisi game, dan mengirimkan frame video berikutnya kembali kepada Anda. Seluruh siklus ini terjadi dalam hitungan milidetik. </text:span></text:p>
              </text:list-item>
            </text:list>
            <text:p text:style-name="P1">Ini sangat berbeda dari model tradisional di mana Anda harus mengunduh <text:soft-page-break/>(seringkali file berukuran puluhan hingga ratusan Gigabyte), menginstal, dan menjalankan game menggunakan kekuatan pemrosesan (CPU/GPU) perangkat keras lokal Anda sendiri.</text:p>
            <text:p text:style-name="P22"><text:span text:style-name="Strong_20_Emphasis"><text:span text:style-name="T1">Pemain Utama di Pasar (April 2025):</text:span></text:span></text:p>
            <text:p text:style-name="P1">Beberapa perusahaan besar bersaing di pasar Cloud Gaming global saat ini, masing-masing dengan model bisnis yang sedikit berbeda:</text:p>
            <text:list xml:id="list4115929150624115814" text:style-name="L117">
              <text:list-item>
                <text:p text:style-name="P303"><text:span text:style-name="Strong_20_Emphasis"><text:span text:style-name="T1">Xbox Cloud Gaming:</text:span></text:span><text:span text:style-name="T1"> Terintegrasi sebagai bagian dari langganan </text:span><text:span text:style-name="Strong_20_Emphasis"><text:span text:style-name="T1">Xbox Game Pass Ultimate</text:span></text:span><text:span text:style-name="T1">, memungkinkan pelanggan memainkan sebagian besar game dari katalog Game Pass langsung dari cloud ke berbagai perangkat (konsol Xbox, PC, mobile). Modelnya adalah langganan 'all-you-can-play'. </text:span></text:p>
              </text:list-item>
              <text:list-item>
                <text:p text:style-name="P303"><text:span text:style-name="Strong_20_Emphasis"><text:span text:style-name="T1">Nvidia GeForce Now:</text:span></text:span><text:span text:style-name="T1"> Berbeda dari Xbox, GeForce Now </text:span><text:span text:style-name="Strong_20_Emphasis"><text:span text:style-name="T1">memungkinkan Anda memainkan game PC yang sudah Anda miliki</text:span></text:span><text:span text:style-name="T1"> dari toko digital lain (seperti Steam, Epic Games Store, GOG) di server Nvidia. Ada tingkatan gratis (dengan batasan waktu sesi dan antrian) dan tingkatan berbayar (menawarkan akses ke server yang lebih kuat (setara RTX 4080 misalnya), sesi lebih lama, dan prioritas akses). Modelnya lebih seperti menyewa rig gaming virtual di cloud. </text:span></text:p>
              </text:list-item>
              <text:list-item>
                <text:p text:style-name="P303"><text:span text:style-name="Strong_20_Emphasis"><text:span text:style-name="T1">Amazon Luna:</text:span></text:span><text:span text:style-name="T1"> Menggunakan model </text:span><text:span text:style-name="Strong_20_Emphasis"><text:span text:style-name="T1">berbasis kanal langganan</text:span></text:span><text:span text:style-name="T1">, di mana pengguna berlangganan 'kanal' tertentu (misalnya, Luna+, Ubisoft+, Jackbox Games) untuk mengakses katalog game di dalamnya. </text:span></text:p>
              </text:list-item>
              <text:list-item>
                <text:p text:style-name="P303"><text:span text:style-name="Strong_20_Emphasis"><text:span text:style-name="T1">Pelajaran dari Google Stadia:</text:span></text:span><text:span text:style-name="T1"> Penting untuk mengingat kegagalan </text:span><text:span text:style-name="Strong_20_Emphasis"><text:span text:style-name="T1">Google Stadia</text:span></text:span><text:span text:style-name="T1"> (ditutup awal 2023). Meskipun teknologinya dipuji, Stadia gagal karena kombinasi faktor, termasuk model bisnis yang mengharuskan pengguna membeli game secara penuh dengan harga premium di platformnya (selain langganan Pro opsional), perpustakaan game yang dianggap kurang menarik dibandingkan pesaing, dan mungkin kurangnya komitmen jangka panjang yang dirasakan pasar dari Google. Kegagalan Stadia menjadi pelajaran penting bagi pemain lain. </text:span></text:p>
              </text:list-item>
              <text:list-item>
                <text:p text:style-name="P124"><text:span text:style-name="Strong_20_Emphasis"><text:span text:style-name="T1">Ketersediaan Lokal (Indonesia):</text:span></text:span><text:span text:style-name="T1"> Perlu dicatat bahwa </text:span><text:span text:style-name="Strong_20_Emphasis"><text:span text:style-name="T1">ketersediaan resmi dan lokasi server</text:span></text:span><text:span text:style-name="T1"> dari layanan global ini di Indonesia mungkin masih terbatas pada April 2025. Jarak ke server terdekat sangat memengaruhi latensi dan kualitas pengalaman. Mungkin juga </text:span><text:soft-page-break/><text:span text:style-name="T1">ada layanan cloud gaming regional yang muncul di Asia Tenggara. </text:span></text:p>
              </text:list-item>
            </text:list>
            <text:p text:style-name="P22"><text:span text:style-name="Strong_20_Emphasis"><text:span text:style-name="T1">Visi dan Janji Cloud Gaming:</text:span></text:span></text:p>
            <text:p text:style-name="P1">Daya tarik utama Cloud Gaming terletak pada potensinya untuk:</text:p>
            <text:list xml:id="list6244806874159684525" text:style-name="L118">
              <text:list-item>
                <text:p text:style-name="P304"><text:span text:style-name="Strong_20_Emphasis"><text:span text:style-name="T1">Mengatasi Hambatan Perangkat Keras:</text:span></text:span><text:span text:style-name="T1"> Memungkinkan orang memainkan game-game AAA terbaru dengan pengaturan grafis maksimal </text:span><text:span text:style-name="Strong_20_Emphasis"><text:span text:style-name="T1">tanpa perlu membeli PC gaming mahal atau konsol generasi terbaru</text:span></text:span><text:span text:style-name="T1">. Ini secara teori dapat 'mendemokratisasi' akses ke pengalaman gaming berkualitas tinggi. </text:span></text:p>
              </text:list-item>
              <text:list-item>
                <text:p text:style-name="P304"><text:span text:style-name="Strong_20_Emphasis"><text:span text:style-name="T1">Bermain di Mana Saja, Kapan Saja:</text:span></text:span><text:span text:style-name="T1"> Fleksibilitas untuk </text:span><text:span text:style-name="Strong_20_Emphasis"><text:span text:style-name="T1">bermain di berbagai perangkat</text:span></text:span><text:span text:style-name="T1"> yang sudah dimiliki (ponsel saat bepergian, laptop tua di rumah, smart TV) dan melanjutkan progres permainan antar perangkat. </text:span></text:p>
              </text:list-item>
              <text:list-item>
                <text:p text:style-name="P125"><text:span text:style-name="Strong_20_Emphasis"><text:span text:style-name="T1">Akses Instan:</text:span></text:span><text:span text:style-name="T1"> Menghilangkan waktu tunggu untuk mengunduh dan menginstal game berukuran besar; pemain bisa </text:span><text:span text:style-name="Strong_20_Emphasis"><text:span text:style-name="T1">langsung bermain</text:span></text:span><text:span text:style-name="T1"> hampir seketika. </text:span></text:p>
              </text:list-item>
            </text:list>
            <text:p text:style-name="P22"><text:span text:style-name="Strong_20_Emphasis"><text:span text:style-name="T1">Tantangan Teknis Kritis: Latensi dan Kualitas Koneksi Internet:</text:span></text:span></text:p>
            <text:p text:style-name="P22"><text:span text:style-name="T1">Meskipun visinya menarik, Cloud Gaming menghadapi satu rintangan teknis fundamental yang sangat sulit diatasi: </text:span><text:span text:style-name="Strong_20_Emphasis"><text:span text:style-name="T1">latensi (input lag)</text:span></text:span><text:span text:style-name="T1">.</text:span></text:p>
            <text:list xml:id="list8092320736513927115" text:style-name="L119">
              <text:list-item>
                <text:p text:style-name="P305"><text:span text:style-name="Strong_20_Emphasis"><text:span text:style-name="T1">Masalah Latensi:</text:span></text:span><text:span text:style-name="T1"> Latensi adalah jeda waktu antara saat pemain memberikan input (misalnya, menekan tombol lompat) dan saat respons dari tindakan tersebut terlihat di layar. Karena sinyal input harus berjalan ke server jauh, diproses, dan video hasilnya dikirim kembali, latensi </text:span><text:span text:style-name="Strong_20_Emphasis"><text:span text:style-name="T1">secara inheren lebih tinggi</text:span></text:span><text:span text:style-name="T1"> dalam Cloud Gaming dibandingkan bermain secara lokal. Latensi tinggi sangat mengganggu untuk game yang membutuhkan </text:span><text:span text:style-name="Strong_20_Emphasis"><text:span text:style-name="T1">reaksi cepat</text:span></text:span><text:span text:style-name="T1"> seperti game fighting, FPS kompetitif, atau game ritme. </text:span></text:p>
              </text:list-item>
              <text:list-item>
                <text:p text:style-name="P305"><text:span text:style-name="Strong_20_Emphasis"><text:span text:style-name="T1">Ketergantungan Mutlak pada Internet:</text:span></text:span><text:span text:style-name="T1"> Pengalaman Cloud Gaming yang baik </text:span><text:span text:style-name="Strong_20_Emphasis"><text:span text:style-name="T1">sangat bergantung</text:span></text:span><text:span text:style-name="T1"> pada koneksi internet pengguna yang tidak hanya </text:span><text:span text:style-name="Strong_20_Emphasis"><text:span text:style-name="T1">cepat (bandwidth tinggi)</text:span></text:span><text:span text:style-name="T1"> untuk menerima stream video berkualitas tinggi, tetapi juga </text:span><text:span text:style-name="Strong_20_Emphasis"><text:span text:style-name="T1">sangat stabil (koneksi tidak putus-putus, jitter rendah)</text:span></text:span><text:span text:style-name="T1"> dan yang terpenting, memiliki </text:span><text:span text:style-name="Strong_20_Emphasis"><text:span text:style-name="T1">latensi yang sangat rendah</text:span></text:span><text:span text:style-name="T1"> (ping rendah ke server game). </text:span></text:p>
              </text:list-item>
              <text:list-item>
                <text:p text:style-name="P305"><text:span text:style-name="Strong_20_Emphasis"><text:span text:style-name="T1">Konteks Infrastruktur Indonesia:</text:span></text:span><text:span text:style-name="T1"> Mencapai ketiga syarat ini (cepat, stabil, latensi rendah) secara konsisten masih menjadi </text:span><text:span text:style-name="Strong_20_Emphasis"><text:span text:style-name="T1">tantangan </text:span></text:span><text:soft-page-break/><text:span text:style-name="Strong_20_Emphasis"><text:span text:style-name="T1">besar bagi sebagian besar wilayah dan pengguna internet di Indonesia</text:span></text:span><text:span text:style-name="T1"> per April 2025. Meskipun jaringan fiber optic semakin meluas di kota-kota besar seperti Medan, jangkauan dan kualitasnya di luar area tersebut masih bervariasi. Koneksi internet mobile (4G/LTE, bahkan 5G yang mulai menyebar) mungkin menawarkan bandwidth yang cukup, tetapi seringkali memiliki </text:span><text:span text:style-name="Strong_20_Emphasis"><text:span text:style-name="T1">latensi yang lebih tinggi dan stabilitas yang kurang</text:span></text:span><text:span text:style-name="T1"> dibandingkan koneksi kabel, membuatnya kurang ideal untuk cloud gaming yang sensitif terhadap lag. Selain itu, </text:span><text:span text:style-name="Strong_20_Emphasis"><text:span text:style-name="T1">harga paket internet berkecepatan tinggi yang stabil</text:span></text:span><text:span text:style-name="T1"> dan </text:span><text:span text:style-name="Strong_20_Emphasis"><text:span text:style-name="T1">batasan kuota data (data caps)</text:span></text:span><text:span text:style-name="T1"> juga bisa menjadi penghalang signifikan bagi adopsi luas di Indonesia. Akibatnya, janji 'gaming berkualitas tinggi untuk semua' melalui cloud masih sulit terwujud secara merata di sini. </text:span></text:p>
              </text:list-item>
              <text:list-item>
                <text:p text:style-name="P126"><text:span text:style-name="Strong_20_Emphasis"><text:span text:style-name="T1">Konsumsi Bandwidth:</text:span></text:span><text:span text:style-name="T1"> Streaming game dalam resolusi tinggi (misalnya 1080p atau 4K) juga </text:span><text:span text:style-name="Strong_20_Emphasis"><text:span text:style-name="T1">mengonsumsi data dalam jumlah besar</text:span></text:span><text:span text:style-name="T1">, yang bisa menjadi masalah bagi pengguna dengan paket internet berkuota terbatas. </text:span></text:p>
              </text:list-item>
            </text:list>
            <text:p text:style-name="P22"><text:span text:style-name="Strong_20_Emphasis"><text:span text:style-name="T1">Model Bisnis dan Tantangan Perpustakaan Game:</text:span></text:span></text:p>
            <text:p text:style-name="P22"><text:span text:style-name="T1">Selain tantangan teknis, model bisnis dan ketersediaan game juga menjadi faktor penting. Beragamnya model (langganan pustaka, sewa rig, beli game) bisa membingungkan. Yang lebih penting, </text:span><text:span text:style-name="Strong_20_Emphasis"><text:span text:style-name="T1">lisensi game untuk cloud streaming bersifat kompleks</text:span></text:span><text:span text:style-name="T1">. Tidak semua game tersedia di semua layanan, dan game bisa ditambahkan atau dihapus dari katalog (terutama pada model langganan), yang bisa membuat frustrasi pengguna.</text:span></text:p>
            <text:p text:style-name="P22"><text:span text:style-name="Strong_20_Emphasis"><text:span text:style-name="T1">Prospek Masa Depan Cloud Gaming:</text:span></text:span></text:p>
            <text:p text:style-name="P1">Masa depan Cloud Gaming sangat bergantung pada:</text:p>
            <text:list xml:id="list1965161711213719868" text:style-name="L120">
              <text:list-item>
                <text:p text:style-name="P306"><text:span text:style-name="Strong_20_Emphasis"><text:span text:style-name="T1">Peningkatan Infrastruktur Internet:</text:span></text:span><text:span text:style-name="T1"> Penyebaran </text:span><text:span text:style-name="Strong_20_Emphasis"><text:span text:style-name="T1">fiber optic yang lebih merata</text:span></text:span><text:span text:style-name="T1">, serta pengembangan teknologi </text:span><text:span text:style-name="Strong_20_Emphasis"><text:span text:style-name="T1">5G dan 6G</text:span></text:span><text:span text:style-name="T1"> yang benar-benar mampu memberikan kecepatan tinggi </text:span><text:span text:style-name="Emphasis"><text:span text:style-name="T1">dan</text:span></text:span><text:span text:style-name="T1"> latensi sangat rendah secara konsisten, akan menjadi kunci utama. </text:span></text:p>
              </text:list-item>
              <text:list-item>
                <text:p text:style-name="P306"><text:span text:style-name="Strong_20_Emphasis"><text:span text:style-name="T1">Koeksistensi atau Penggantian?:</text:span></text:span><text:span text:style-name="T1"> Apakah Cloud Gaming akan </text:span><text:span text:style-name="Strong_20_Emphasis"><text:span text:style-name="T1">menggantikan sepenuhnya</text:span></text:span><text:span text:style-name="T1"> kebutuhan akan perangkat keras gaming lokal? Atau lebih mungkin ia akan </text:span><text:span text:style-name="Strong_20_Emphasis"><text:span text:style-name="T1">hidup berdampingan</text:span></text:span><text:span text:style-name="T1"> sebagai opsi komplementer – misalnya untuk mencoba game </text:span><text:soft-page-break/><text:span text:style-name="T1">sebelum membeli, bermain saat bepergian, atau mengakses game lama – sementara gamer enthusiast tetap memilih perangkat keras lokal untuk pengalaman terbaik? </text:span></text:p>
              </text:list-item>
              <text:list-item>
                <text:p text:style-name="P306"><text:span text:style-name="Strong_20_Emphasis"><text:span text:style-name="T1">Model Hybrid?:</text:span></text:span><text:span text:style-name="T1"> Munculnya </text:span><text:span text:style-name="Strong_20_Emphasis"><text:span text:style-name="T1">teknologi hybrid</text:span></text:span><text:span text:style-name="T1"> yang menggabungkan pemrosesan lokal dan cloud untuk mengoptimalkan kinerja dan mengurangi latensi bisa menjadi jalan tengah. </text:span></text:p>
              </text:list-item>
              <text:list-item>
                <text:p text:style-name="P127"><text:span text:style-name="Strong_20_Emphasis"><text:span text:style-name="T1">Integrasi Layanan:</text:span></text:span><text:span text:style-name="T1"> Potensi integrasi dengan layanan streaming lain atau platform cloud yang lebih luas. </text:span></text:p>
              </text:list-item>
            </text:list>
            <text:p text:style-name="P1">Cloud Gaming menawarkan visi masa depan yang menarik tentang aksesibilitas game, namun realisasinya secara global, dan terutama di wilayah dengan tantangan infrastruktur seperti Indonesia, masih sangat bergantung pada kemajuan teknologi jaringan dan model bisnis yang berkelanjutan.</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8.3 (Peran Kecerdasan Buatan (AI) yang Semakin Canggih).</text:span></text:p>
          </text:section>
          <text:section text:style-name="Sect1" text:name="feedback-form-55">
            <text:p text:style-name="P175"/>
          </text:section>
        </text:section>
        <text:section text:style-name="Sect1" text:name="26d15351550d5cee">
          <text:p text:style-name="P1"/>
          <text:section text:style-name="Sect1" text:name="user-query-content-56">
            <text:p text:style-name="P356">yax </text:p>
          </text:section>
          <text:p text:style-name="P175">Tampilkan alur berpikir</text:p>
          <text:section text:style-name="Sect2" text:name="model-response-message-contentr_26d15351550d5cee">
            <text:p text:style-name="P22"><text:span text:style-name="T1">Baik, mari kita jelajahi salah satu teknologi yang diprediksi akan membawa perubahan paling fundamental di masa depan gaming: </text:span><text:span text:style-name="Strong_20_Emphasis"><text:span text:style-name="T1">Subbab 8.3: Peran Kecerdasan Buatan (AI) yang Semakin Canggih</text:span></text:span><text:span text:style-name="T1">.</text:span></text:p>
            <text:p text:style-name="P359"/>
            <text:p text:style-name="P22"><text:span text:style-name="Strong_20_Emphasis"><text:span text:style-name="T1">(Jawaban untuk Prompt Isi Mendalam Subbab 8.3)</text:span></text:span></text:p>
            <text:p text:style-name="P22"><text:span text:style-name="T1">Kecerdasan Buatan (Artificial Intelligence - AI) bukanlah konsep baru dalam dunia game. Sejak awal, developer telah menggunakan berbagai teknik untuk membuat musuh bergerak, karakter non-pemain (NPC) bereaksi, atau tingkat kesulitan beradaptasi. Namun, AI yang kita bicarakan untuk masa depan gaming jauh melampaui sekadar skrip perilaku sederhana atau algoritma pencarian jalur (pathfinding) tradisional. Berkat kemajuan pesat dalam </text:span><text:span text:style-name="Strong_20_Emphasis"><text:span text:style-name="T1">Machine Learning (ML)</text:span></text:span><text:span text:style-name="T1">, </text:span><text:span text:style-name="Strong_20_Emphasis"><text:span text:style-name="T1">Neural Networks</text:span></text:span><text:span text:style-name="T1">, dan </text:span><text:span text:style-name="Strong_20_Emphasis"><text:span text:style-name="T1">Large Language </text:span></text:span><text:soft-page-break/><text:span text:style-name="Strong_20_Emphasis"><text:span text:style-name="T1">Models (LLMs)</text:span></text:span><text:span text:style-name="T1">, AI kini berpotensi merevolusi hampir setiap aspek, mulai dari cara game dibuat hingga cara kita mengalaminya sebagai pemain.</text:span></text:p>
            <text:p text:style-name="P22"><text:span text:style-name="Strong_20_Emphasis"><text:span text:style-name="T1">AI dalam Proses Penciptaan Game: Lebih Cepat, Lebih Luas, Lebih Cerdas?</text:span></text:span></text:p>
            <text:p text:style-name="P1">AI semakin menjadi alat bantu yang kuat bagi para developer, menjanjikan efisiensi dan kemungkinan baru:</text:p>
            <text:list xml:id="list8925100258146138958" text:style-name="L121">
              <text:list-item>
                <text:p text:style-name="P307"><text:span text:style-name="Strong_20_Emphasis"><text:span text:style-name="T1">Generasi Konten Prosedural (PCG) Berbasis AI:</text:span></text:span><text:span text:style-name="T1"> Teknik PCG tradisional (menggunakan algoritma untuk menghasilkan konten secara otomatis) telah ada sejak lama. Namun, </text:span><text:span text:style-name="Strong_20_Emphasis"><text:span text:style-name="T1">PCG yang ditenagai oleh AI (khususnya ML)</text:span></text:span><text:span text:style-name="T1"> membawa ini ke tingkat selanjutnya. Model ML dapat 'belajar' dari data besar (misalnya, peta buatan manusia, gaya seni tertentu, pola musik) untuk kemudian </text:span><text:span text:style-name="Strong_20_Emphasis"><text:span text:style-name="T1">menghasilkan konten baru yang serupa namun unik secara otomatis</text:span></text:span><text:span text:style-name="T1">. Bayangkan AI yang mampu menghasilkan: </text:span></text:p>
                <text:list>
                  <text:list-item>
                    <text:p text:style-name="P307"><text:span text:style-name="Strong_20_Emphasis"><text:span text:style-name="T1">Dunia Game yang Luas dan Bervariasi:</text:span></text:span><text:span text:style-name="T1"> Lanskap, tata letak kota, sistem gua, atau bahkan galaksi yang dihasilkan secara prosedural namun terasa lebih 'organik' dan 'dirancang' daripada metode PCG lama. </text:span></text:p>
                  </text:list-item>
                  <text:list-item>
                    <text:p text:style-name="P307"><text:span text:style-name="Strong_20_Emphasis"><text:span text:style-name="T1">Level dan Misi Dinamis:</text:span></text:span><text:span text:style-name="T1"> Tata letak </text:span><text:span text:style-name="Emphasis"><text:span text:style-name="T1">dungeon</text:span></text:span><text:span text:style-name="T1"> atau misi yang dihasilkan secara unik setiap kali dimainkan, meningkatkan </text:span><text:span text:style-name="Emphasis"><text:span text:style-name="T1">replayability</text:span></text:span><text:span text:style-name="T1"> secara dramatis. </text:span></text:p>
                  </text:list-item>
                  <text:list-item>
                    <text:p text:style-name="P307"><text:span text:style-name="Strong_20_Emphasis"><text:span text:style-name="T1">Aset Otomatis:</text:span></text:span><text:span text:style-name="T1"> Generasi tekstur, model 3D sederhana, deskripsi item, atau bahkan komposisi musik latar yang sesuai dengan gaya game. </text:span></text:p>
                  </text:list-item>
                  <text:list-item>
                    <text:p text:style-name="P307"><text:span text:style-name="T1">Potensinya adalah </text:span><text:span text:style-name="Strong_20_Emphasis"><text:span text:style-name="T1">mengurangi waktu dan biaya pengembangan</text:span></text:span><text:span text:style-name="T1"> secara signifikan, terutama untuk game berskala sangat besar, dan menciptakan pengalaman yang unik bagi setiap pemain atau setiap sesi bermain. Contoh penggunaannya (per April 2025) mungkin masih dalam tahap awal atau halus, tetapi potensinya sangat besar. </text:span></text:p>
                  </text:list-item>
                </text:list>
              </text:list-item>
              <text:list-item>
                <text:p text:style-name="P307"><text:span text:style-name="Strong_20_Emphasis"><text:span text:style-name="T1">AI sebagai Asisten Developer:</text:span></text:span><text:span text:style-name="T1"> AI juga semakin berperan sebagai 'asisten' cerdas dalam alur kerja pengembangan: </text:span></text:p>
                <text:list>
                  <text:list-item>
                    <text:p text:style-name="P307"><text:span text:style-name="Strong_20_Emphasis"><text:span text:style-name="Emphasis"><text:span text:style-name="T1">Debugging</text:span></text:span></text:span><text:span text:style-name="Strong_20_Emphasis"><text:span text:style-name="T1"> dan Pengujian Otomatis:</text:span></text:span><text:span text:style-name="T1"> AI dapat dilatih untuk bermain game secara otomatis ribuan kali, mengidentifikasi </text:span><text:span text:style-name="Emphasis"><text:span text:style-name="T1">bug</text:span></text:span><text:span text:style-name="T1">, masalah kinerja, atau ketidakseimbangan gameplay </text:span><text:soft-page-break/><text:span text:style-name="T1">(</text:span><text:span text:style-name="Emphasis"><text:span text:style-name="T1">balancing</text:span></text:span><text:span text:style-name="T1">) yang mungkin terlewat oleh penguji manusia. </text:span></text:p>
                  </text:list-item>
                  <text:list-item>
                    <text:p text:style-name="P307"><text:span text:style-name="Strong_20_Emphasis"><text:span text:style-name="T1">Optimasi Aset dan Kinerja:</text:span></text:span><text:span text:style-name="T1"> AI dapat membantu mengoptimalkan ukuran aset grafis atau kompleksitas kode untuk meningkatkan kinerja game. </text:span></text:p>
                  </text:list-item>
                  <text:list-item>
                    <text:p text:style-name="P307"><text:span text:style-name="Strong_20_Emphasis"><text:span text:style-name="T1">Animasi Karakter:</text:span></text:span><text:span text:style-name="T1"> Teknik ML dapat digunakan untuk menghasilkan animasi karakter yang lebih realistis dan responsif dengan lebih sedikit upaya manual. </text:span></text:p>
                  </text:list-item>
                  <text:list-item>
                    <text:p text:style-name="P307"><text:span text:style-name="Strong_20_Emphasis"><text:span text:style-name="Emphasis"><text:span text:style-name="T1">Generative AI</text:span></text:span></text:span><text:span text:style-name="Strong_20_Emphasis"><text:span text:style-name="T1"> untuk Konsep dan Aset Awal:</text:span></text:span><text:span text:style-name="T1"> Munculnya alat </text:span><text:span text:style-name="Strong_20_Emphasis"><text:span text:style-name="T1">Generative AI</text:span></text:span><text:span text:style-name="T1"> yang mudah diakses (seperti Midjourney atau Stable Diffusion untuk gambar; model seperti ChatGPT untuk teks, ide cerita, atau bahkan potongan kode) pada awal 2020-an telah membawa dampak besar (per April 2025). Alat ini dapat </text:span><text:span text:style-name="Strong_20_Emphasis"><text:span text:style-name="T1">mempercepat fase pra-produksi</text:span></text:span><text:span text:style-name="T1"> dengan menghasilkan konsep seni, ide naratif, atau prototipe dengan cepat. Namun, penggunaannya juga memicu </text:span><text:span text:style-name="Strong_20_Emphasis"><text:span text:style-name="T1">kontroversi signifikan</text:span></text:span><text:span text:style-name="T1"> terkait </text:span><text:span text:style-name="Strong_20_Emphasis"><text:span text:style-name="T1">hak cipta</text:span></text:span><text:span text:style-name="T1"> atas data pelatihan dan hasil karya, </text:span><text:span text:style-name="Strong_20_Emphasis"><text:span text:style-name="T1">etika penggunaan</text:span></text:span><text:span text:style-name="T1"> (apakah ini 'mencuri' gaya seniman?), dan </text:span><text:span text:style-name="Strong_20_Emphasis"><text:span text:style-name="T1">potensi dampaknya pada lapangan kerja</text:span></text:span><text:span text:style-name="T1"> bagi seniman, penulis, dan kreator konten manusia. </text:span></text:p>
                  </text:list-item>
                </text:list>
              </text:list-item>
              <text:list-item>
                <text:p text:style-name="P128"><text:span text:style-name="Strong_20_Emphasis"><text:span text:style-name="T1">AI untuk Narasi yang Lebih Dinamis:</text:span></text:span><text:span text:style-name="T1"> Masih dalam tahap eksplorasi yang sangat awal, ada potensi besar bagi AI (khususnya LLMs) untuk menciptakan </text:span><text:span text:style-name="Strong_20_Emphasis"><text:span text:style-name="T1">dialog NPC yang tidak repetitif</text:span></text:span><text:span text:style-name="T1"> dan </text:span><text:span text:style-name="Strong_20_Emphasis"><text:span text:style-name="T1">alur cerita yang benar-benar adaptif</text:span></text:span><text:span text:style-name="T1">. Bayangkan berbicara dengan NPC yang responsnya tidak hanya dipilih dari skrip, tetapi dihasilkan secara dinamis berdasarkan percakapan sebelumnya, tindakan pemain, dan kondisi dunia game. Ini bisa mengarah pada narasi yang jauh lebih personal dan imersif, meskipun tantangan dalam menjaga koherensi cerita, kualitas tulisan, dan kontrol atas narasi tetap sangat besar. </text:span></text:p>
              </text:list-item>
            </text:list>
            <text:p text:style-name="P22"><text:span text:style-name="Strong_20_Emphasis"><text:span text:style-name="T1">AI Meningkatkan Pengalaman Langsung Pemain:</text:span></text:span></text:p>
            <text:p text:style-name="P1">Di sisi pemain, AI canggih menjanjikan pengalaman yang lebih kaya dan personal:</text:p>
            <text:list xml:id="list6806886110828281903" text:style-name="L122">
              <text:list-item>
                <text:p text:style-name="P308"><text:span text:style-name="Strong_20_Emphasis"><text:span text:style-name="T1">NPC yang Terasa 'Hidup':</text:span></text:span><text:span text:style-name="T1"> Masa depan mungkin menghadirkan NPC yang ditenagai AI canggih, mampu menunjukkan </text:span><text:span text:style-name="Strong_20_Emphasis"><text:span text:style-name="T1">perilaku yang lebih kompleks, adaptif, dan sulit ditebak</text:span></text:span><text:span text:style-name="T1">. Mereka bisa </text:span><text:span text:style-name="Strong_20_Emphasis"><text:span text:style-name="T1">belajar </text:span></text:span><text:soft-page-break/><text:span text:style-name="Strong_20_Emphasis"><text:span text:style-name="T1">dari interaksi</text:span></text:span><text:span text:style-name="T1"> dengan pemain, </text:span><text:span text:style-name="Strong_20_Emphasis"><text:span text:style-name="T1">mengingat peristiwa masa lalu</text:span></text:span><text:span text:style-name="T1">, mengekspresikan </text:span><text:span text:style-name="Strong_20_Emphasis"><text:span text:style-name="T1">emosi yang lebih bernuansa</text:span></text:span><text:span text:style-name="T1">, memiliki tujuan dan rutinitas mereka sendiri di dunia game, dan bahkan mungkin membentuk </text:span><text:span text:style-name="Strong_20_Emphasis"><text:span text:style-name="T1">hubungan sosial yang dinamis</text:span></text:span><text:span text:style-name="T1"> (persahabatan, permusuhan) yang terasa lebih otentik daripada sekadar mengikuti skrip. </text:span></text:p>
              </text:list-item>
              <text:list-item>
                <text:p text:style-name="P308"><text:span text:style-name="Strong_20_Emphasis"><text:span text:style-name="T1">Personalisasi dan Adaptasi Dinamis:</text:span></text:span><text:span text:style-name="T1"> AI berpotensi untuk </text:span><text:span text:style-name="Strong_20_Emphasis"><text:span text:style-name="T1">menganalisis gaya bermain, tingkat keahlian, dan mungkin preferensi</text:span></text:span><text:span text:style-name="T1"> setiap pemain secara individual. Berdasarkan data ini, game dapat </text:span><text:span text:style-name="Strong_20_Emphasis"><text:span text:style-name="T1">secara dinamis menyesuaikan tingkat kesulitan, jenis tantangan yang diberikan, kecepatan cerita, atau bahkan elemen dunia game</text:span></text:span><text:span text:style-name="T1"> secara </text:span><text:span text:style-name="Emphasis"><text:span text:style-name="T1">real-time</text:span></text:span><text:span text:style-name="T1"> untuk menciptakan pengalaman yang paling optimal dan menarik bagi pemain tersebut. </text:span></text:p>
              </text:list-item>
              <text:list-item>
                <text:p text:style-name="P308"><text:span text:style-name="Strong_20_Emphasis"><text:span text:style-name="T1">Layanan Online yang Lebih Cerdas:</text:span></text:span><text:span text:style-name="T1"> Penggunaan AI dan ML sudah mapan dan terus berkembang dalam sistem </text:span><text:span text:style-name="Strong_20_Emphasis"><text:span text:style-name="T1">perjodohan pemain (matchmaking)</text:span></text:span><text:span text:style-name="T1"> di game online kompetitif (berusaha menciptakan pertandingan yang seimbang) dan dalam </text:span><text:span text:style-name="Strong_20_Emphasis"><text:span text:style-name="T1">deteksi serta pencegahan kecurangan (anti-cheat)</text:span></text:span><text:span text:style-name="T1"> (mengidentifikasi pola perilaku mencurigakan atau perangkat lunak curang yang canggih). </text:span></text:p>
              </text:list-item>
              <text:list-item>
                <text:p text:style-name="P129"><text:span text:style-name="Strong_20_Emphasis"><text:span text:style-name="T1">Kawan dan Lawan AI Tingkat Lanjut:</text:span></text:span><text:span text:style-name="T1"> AI yang tidak hanya berfungsi sebagai musuh dengan pola serangan tetap, tetapi sebagai </text:span><text:span text:style-name="Strong_20_Emphasis"><text:span text:style-name="T1">lawan yang mampu belajar</text:span></text:span><text:span text:style-name="T1">, beradaptasi dengan taktik pemain, dan memberikan tantangan strategis yang nyata. Demikian pula, AI bisa menjadi </text:span><text:span text:style-name="Strong_20_Emphasis"><text:span text:style-name="T1">rekan satu tim (companion)</text:span></text:span><text:span text:style-name="T1"> yang benar-benar cerdas, proaktif, dan membantu secara efektif dalam skenario kooperatif. </text:span></text:p>
              </text:list-item>
            </text:list>
            <text:p text:style-name="P22"><text:span text:style-name="Strong_20_Emphasis"><text:span text:style-name="T1">Pertimbangan Etis dan Kekhawatiran Masa Depan:</text:span></text:span></text:p>
            <text:p text:style-name="P22"><text:span text:style-name="T1">Kemajuan pesat AI juga membawa serta </text:span><text:span text:style-name="Strong_20_Emphasis"><text:span text:style-name="T1">pertanyaan etis dan kekhawatiran serius</text:span></text:span><text:span text:style-name="T1"> yang perlu ditangani oleh industri dan masyarakat:</text:span></text:p>
            <text:list xml:id="list6786139715694682805" text:style-name="L123">
              <text:list-item>
                <text:p text:style-name="P309"><text:span text:style-name="Strong_20_Emphasis"><text:span text:style-name="T1">Dampak pada Pekerjaan:</text:span></text:span><text:span text:style-name="T1"> Kekhawatiran yang valid bahwa otomatisasi berbasis AI, terutama </text:span><text:span text:style-name="Strong_20_Emphasis"><text:span text:style-name="T1">Generative AI</text:span></text:span><text:span text:style-name="T1">, dapat </text:span><text:span text:style-name="Strong_20_Emphasis"><text:span text:style-name="T1">mengurangi atau menggantikan kebutuhan akan tenaga kerja manusia</text:span></text:span><text:span text:style-name="T1"> di beberapa bidang kreatif dalam pengembangan game (seniman konsep, penulis level awal, mungkin sebagian QA). </text:span></text:p>
              </text:list-item>
              <text:list-item>
                <text:p text:style-name="P309"><text:span text:style-name="Strong_20_Emphasis"><text:span text:style-name="T1">Risiko Bias Algoritmik:</text:span></text:span><text:span text:style-name="T1"> Sistem AI belajar dari data. Jika data pelatihan mengandung bias (misalnya, bias gender, rasial), AI dapat </text:span><text:soft-page-break/><text:span text:style-name="Strong_20_Emphasis"><text:span text:style-name="T1">melanggengkan atau bahkan memperkuat bias tersebut</text:span></text:span><text:span text:style-name="T1"> dalam perilakunya (misalnya, NPC yang stereotipikal, matchmaking yang tidak adil, moderasi konten yang bias). </text:span></text:p>
              </text:list-item>
              <text:list-item>
                <text:p text:style-name="P309"><text:span text:style-name="Strong_20_Emphasis"><text:span text:style-name="T1">Potensi Manipulasi dan Kecanduan:</text:span></text:span><text:span text:style-name="T1"> AI yang sangat memahami psikologi pemain berpotensi digunakan untuk merancang </text:span><text:span text:style-name="Strong_20_Emphasis"><text:span text:style-name="T1">mekanisme monetisasi atau </text:span></text:span><text:span text:style-name="Strong_20_Emphasis"><text:span text:style-name="Emphasis"><text:span text:style-name="T1">engagement</text:span></text:span></text:span><text:span text:style-name="Strong_20_Emphasis"><text:span text:style-name="T1"> yang lebih efektif namun juga lebih manipulatif atau adiktif</text:span></text:span><text:span text:style-name="T1">. </text:span></text:p>
              </text:list-item>
              <text:list-item>
                <text:p text:style-name="P309"><text:span text:style-name="Strong_20_Emphasis"><text:span text:style-name="T1">Privasi Data Pemain:</text:span></text:span><text:span text:style-name="T1"> Penggunaan AI untuk personalisasi membutuhkan pengumpulan dan analisis data pemain dalam jumlah besar, menimbulkan </text:span><text:span text:style-name="Strong_20_Emphasis"><text:span text:style-name="T1">kekhawatiran serius tentang privasi, keamanan data, dan potensi penyalahgunaannya</text:span></text:span><text:span text:style-name="T1">. </text:span></text:p>
              </text:list-item>
              <text:list-item>
                <text:p text:style-name="P130"><text:span text:style-name="Strong_20_Emphasis"><text:span text:style-name="T1">Isu Hak Cipta dan Orisinalitas (Generative AI):</text:span></text:span><text:span text:style-name="T1"> Debat hukum dan etis yang sedang panas (per April 2025) mengenai </text:span><text:span text:style-name="Strong_20_Emphasis"><text:span text:style-name="T1">kepemilikan dan hak cipta</text:span></text:span><text:span text:style-name="T1"> atas karya yang dihasilkan oleh AI generatif, serta penggunaan karya berhak cipta sebagai data pelatihan tanpa izin atau kompensasi. </text:span></text:p>
              </text:list-item>
            </text:list>
            <text:p text:style-name="P22"><text:span text:style-name="Strong_20_Emphasis"><text:span text:style-name="T1">Menatap Jauh ke Depan (AGI?):</text:span></text:span></text:p>
            <text:p text:style-name="P22"><text:span text:style-name="T1">Jika suatu saat nanti </text:span><text:span text:style-name="Strong_20_Emphasis"><text:span text:style-name="T1">Kecerdasan Buatan Umum (Artificial General Intelligence - AGI)</text:span></text:span><text:span text:style-name="T1"> – AI dengan kemampuan kognitif setara atau melampaui manusia – benar-benar tercapai (sesuatu yang masih sangat spekulatif), dampaknya pada gaming bisa jadi tak terbayangkan. Mungkin AI bisa menjadi pemain super, 'Game Master' yang menciptakan petualangan unik secara </text:span><text:span text:style-name="Emphasis"><text:span text:style-name="T1">on-the-fly</text:span></text:span><text:span text:style-name="T1">, atau bahkan menjadi mitra kolaboratif bagi pemain dalam menciptakan pengalaman mereka sendiri.</text:span></text:p>
            <text:p text:style-name="P1">AI jelas merupakan salah satu kekuatan paling transformatif yang akan membentuk masa depan game, menawarkan potensi luar biasa sekaligus menghadirkan tantangan etis dan sosial yang kompleks dan perlu dinavigasi dengan hati-hati. (Perlu dicatat bahwa tingkat pengembangan dan adopsi teknologi AI canggih ini mungkin bervariasi antar wilayah, tergantung pada investasi R&amp;D, ketersediaan talenta, dan sumber daya komputasi, yang bisa jadi berbeda di Indonesia dibandingkan hub AI global).</text:p>
            <text:p text:style-name="P359"/>
            <text:p text:style-name="P22"><text:span text:style-name="T1">Saya akan menunggu perintah </text:span><text:span text:style-name="Strong_20_Emphasis"><text:span text:style-name="T1">"YAX"</text:span></text:span><text:span text:style-name="T1"> dari Anda untuk melanjutkan ke </text:span><text:soft-page-break/><text:span text:style-name="T1">prompt isi mendalam untuk Subbab 8.4 (Konsep Metaverse).</text:span></text:p>
          </text:section>
          <text:section text:style-name="Sect1" text:name="feedback-form-56">
            <text:p text:style-name="P175"/>
          </text:section>
        </text:section>
        <text:section text:style-name="Sect1" text:name="bc07b03b54353001">
          <text:p text:style-name="P1"/>
          <text:section text:style-name="Sect1" text:name="user-query-content-57">
            <text:p text:style-name="P356">yax </text:p>
          </text:section>
          <text:p text:style-name="P175">Tampilkan alur berpikir</text:p>
          <text:section text:style-name="Sect2" text:name="model-response-message-contentr_bc07b03b54353001">
            <text:p text:style-name="P22"><text:span text:style-name="T1">Baik, mari kita diskusikan salah satu konsep masa depan yang paling banyak dibicarakan (dan juga diperdebatkan) dalam beberapa tahun terakhir: </text:span><text:span text:style-name="Strong_20_Emphasis"><text:span text:style-name="T1">Subbab 8.4: Konsep Metaverse</text:span></text:span><text:span text:style-name="T1">.</text:span></text:p>
            <text:p text:style-name="P359"/>
            <text:p text:style-name="P22"><text:span text:style-name="Strong_20_Emphasis"><text:span text:style-name="T1">(Jawaban untuk Prompt Isi Mendalam Subbab 8.4)</text:span></text:span></text:p>
            <text:p text:style-name="P22"><text:span text:style-name="T1">Istilah "Metaverse" sempat menjadi </text:span><text:span text:style-name="Emphasis"><text:span text:style-name="T1">buzzword</text:span></text:span><text:span text:style-name="T1"> yang mendominasi percakapan teknologi, bisnis, dan bahkan budaya populer, terutama pada periode 2021-2022. Konsep ini seringkali dikaitkan erat dengan masa depan internet, interaksi sosial, dan tentu saja, evolusi video game. Namun, apa sebenarnya Metaverse itu, dan bagaimana realitasnya saat ini (April 2025)?</text:span></text:p>
            <text:p text:style-name="P22"><text:span text:style-name="Strong_20_Emphasis"><text:span text:style-name="T1">Mencoba Mendefinisikan Konsep yang Sulit Dipahami:</text:span></text:span></text:p>
            <text:p text:style-name="P22"><text:span text:style-name="T1">Penting untuk dipahami sejak awal bahwa </text:span><text:span text:style-name="Strong_20_Emphasis"><text:span text:style-name="T1">tidak ada definisi tunggal dan baku</text:span></text:span><text:span text:style-name="T1"> untuk Metaverse. Ia lebih merupakan sebuah </text:span><text:span text:style-name="Strong_20_Emphasis"><text:span text:style-name="T1">visi konseptual</text:span></text:span><text:span text:style-name="T1"> tentang evolusi internet berikutnya daripada sebuah teknologi spesifik. Visi yang paling umum digambarkan adalah:</text:span></text:p>
            <text:list xml:id="list6621055807277885621" text:style-name="L124">
              <text:list-item>
                <text:p text:style-name="P310"><text:span text:style-name="Strong_20_Emphasis"><text:span text:style-name="T1">Jaringan Ruang Virtual 3D:</text:span></text:span><text:span text:style-name="T1"> Sebuah </text:span><text:span text:style-name="Strong_20_Emphasis"><text:span text:style-name="T1">jaringan terinterkoneksi dari dunia-dunia atau ruang-ruang virtual 3D yang persisten</text:span></text:span><text:span text:style-name="T1"> (selalu aktif dan berkembang, bahkan saat pengguna tidak login). </text:span></text:p>
              </text:list-item>
              <text:list-item>
                <text:p text:style-name="P310"><text:span text:style-name="Strong_20_Emphasis"><text:span text:style-name="T1">Kehadiran Sosial via Avatar:</text:span></text:span><text:span text:style-name="T1"> Pengguna akan berinteraksi di dalam ruang-ruang ini melalui </text:span><text:span text:style-name="Strong_20_Emphasis"><text:span text:style-name="T1">avatar</text:span></text:span><text:span text:style-name="T1"> digital yang merepresentasikan diri mereka, memungkinkan rasa kehadiran sosial (</text:span><text:span text:style-name="Emphasis"><text:span text:style-name="T1">social presence</text:span></text:span><text:span text:style-name="T1">) yang lebih mendalam. </text:span></text:p>
              </text:list-item>
              <text:list-item>
                <text:p text:style-name="P310"><text:span text:style-name="Strong_20_Emphasis"><text:span text:style-name="T1">Konvergensi Aktivitas Digital:</text:span></text:span><text:span text:style-name="T1"> Metaverse dibayangkan sebagai tempat di mana berbagai aktivitas online – </text:span><text:span text:style-name="Strong_20_Emphasis"><text:span text:style-name="T1">bekerja, bermain game, bersosialisasi, belajar, berbelanja, menghadiri acara, berkreasi</text:span></text:span><text:span text:style-name="T1"> – dapat menyatu secara lebih mulus dan imersif. </text:span></text:p>
              </text:list-item>
              <text:list-item>
                <text:p text:style-name="P310"><text:span text:style-name="Strong_20_Emphasis"><text:span text:style-name="T1">Interoperabilitas (Kunci Pembeda):</text:span></text:span><text:span text:style-name="T1"> Idealnya, pengguna dan aset </text:span><text:soft-page-break/><text:span text:style-name="T1">digital mereka (avatar, item virtual) dapat </text:span><text:span text:style-name="Strong_20_Emphasis"><text:span text:style-name="T1">bergerak secara bebas dan mudah antar ruang atau platform virtual yang berbeda</text:span></text:span><text:span text:style-name="T1"> di dalam Metaverse, menciptakan sebuah 'alam semesta' digital yang lebih terpadu, berbeda dari ekosistem 'taman bertembok' (</text:span><text:span text:style-name="Emphasis"><text:span text:style-name="T1">walled gardens</text:span></text:span><text:span text:style-name="T1">) yang dominan saat ini (misalnya, Anda tidak bisa membawa item dari </text:span><text:span text:style-name="Emphasis"><text:span text:style-name="T1">Fortnite</text:span></text:span><text:span text:style-name="T1"> ke </text:span><text:span text:style-name="Emphasis"><text:span text:style-name="T1">Roblox</text:span></text:span><text:span text:style-name="T1">). </text:span></text:p>
              </text:list-item>
              <text:list-item>
                <text:p text:style-name="P131"><text:span text:style-name="Strong_20_Emphasis"><text:span text:style-name="T1">Akar Fiksi Ilmiah:</text:span></text:span><text:span text:style-name="T1"> Istilah "Metaverse" sendiri dipopulerkan oleh novel fiksi ilmiah Neal Stephenson tahun 1992, </text:span><text:span text:style-name="Emphasis"><text:span text:style-name="Strong_20_Emphasis"><text:span text:style-name="T1">Snow Crash</text:span></text:span></text:span><text:span text:style-name="T1">, yang menggambarkan dunia virtual bersama tempat orang berinteraksi melalui avatar. </text:span></text:p>
              </text:list-item>
            </text:list>
            <text:p text:style-name="P22"><text:span text:style-name="Strong_20_Emphasis"><text:span text:style-name="T1">Peran Sentral Gaming dalam Wacana Metaverse:</text:span></text:span></text:p>
            <text:p text:style-name="P22"><text:span text:style-name="T1">Industri game seringkali dianggap sebagai </text:span><text:span text:style-name="Strong_20_Emphasis"><text:span text:style-name="T1">pelopor atau fondasi</text:span></text:span><text:span text:style-name="T1"> alami bagi pembangunan Metaverse. Alasannya jelas:</text:span></text:p>
            <text:list xml:id="list7879077054635554306" text:style-name="L125">
              <text:list-item>
                <text:p text:style-name="P311"><text:span text:style-name="Strong_20_Emphasis"><text:span text:style-name="T1">Teknologi dan Pengalaman:</text:span></text:span><text:span text:style-name="T1"> Industri game telah bertahun-tahun mengembangkan teknologi inti yang relevan: </text:span><text:span text:style-name="Strong_20_Emphasis"><text:span text:style-name="T1">engine grafis 3D real-time</text:span></text:span><text:span text:style-name="T1">, </text:span><text:span text:style-name="Strong_20_Emphasis"><text:span text:style-name="T1">dunia virtual persisten berskala besar</text:span></text:span><text:span text:style-name="T1"> (MMORPG), sistem </text:span><text:span text:style-name="Strong_20_Emphasis"><text:span text:style-name="T1">interaksi sosial antar avatar</text:span></text:span><text:span text:style-name="T1">, </text:span><text:span text:style-name="Strong_20_Emphasis"><text:span text:style-name="T1">ekonomi virtual</text:span></text:span><text:span text:style-name="T1"> internal, dan platform untuk </text:span><text:span text:style-name="Strong_20_Emphasis"><text:span text:style-name="T1">konten buatan pengguna (User-Generated Content - UGC)</text:span></text:span><text:span text:style-name="T1">. </text:span></text:p>
              </text:list-item>
              <text:list-item>
                <text:p text:style-name="P311"><text:span text:style-name="Strong_20_Emphasis"><text:span text:style-name="T1">Platform "Proto-Metaverse":</text:span></text:span><text:span text:style-name="T1"> Beberapa platform game atau dunia virtual yang sudah ada sering disebut sebagai contoh awal atau perwujudan sebagian dari visi Metaverse, karena mereka telah mengimplementasikan banyak elemen kuncinya (meskipun masih dalam ekosistem tertutup): </text:span></text:p>
                <text:list>
                  <text:list-item>
                    <text:p text:style-name="P311"><text:span text:style-name="Strong_20_Emphasis"><text:span text:style-name="Emphasis"><text:span text:style-name="T1">Second Life</text:span></text:span></text:span><text:span text:style-name="Strong_20_Emphasis"><text:span text:style-name="T1"> (2003):</text:span></text:span><text:span text:style-name="T1"> Salah satu pelopor dunia virtual sosial yang sepenuhnya digerakkan oleh pengguna, dengan ekonomi dan kreasi kontennya sendiri. </text:span></text:p>
                  </text:list-item>
                  <text:list-item>
                    <text:p text:style-name="P311"><text:span text:style-name="Strong_20_Emphasis"><text:span text:style-name="Emphasis"><text:span text:style-name="T1">Roblox</text:span></text:span></text:span><text:span text:style-name="Strong_20_Emphasis"><text:span text:style-name="T1">:</text:span></text:span><text:span text:style-name="T1"> Platform UGC yang sangat populer, terutama di kalangan anak-anak dan remaja (termasuk di Indonesia), di mana pengguna dapat membuat dan memainkan berbagai macam game dan pengalaman sosial. </text:span></text:p>
                  </text:list-item>
                  <text:list-item>
                    <text:p text:style-name="P311"><text:span text:style-name="Strong_20_Emphasis"><text:span text:style-name="Emphasis"><text:span text:style-name="T1">Fortnite</text:span></text:span></text:span><text:span text:style-name="Strong_20_Emphasis"><text:span text:style-name="T1">:</text:span></text:span><text:span text:style-name="T1"> Telah berevolusi jauh melampaui sekadar game </text:span><text:span text:style-name="Emphasis"><text:span text:style-name="T1">battle royale</text:span></text:span><text:span text:style-name="T1">, menjadi platform sosial dengan acara konser virtual, pemutaran film, dan mode Kreatif yang memungkinkan pengguna membangun dunia mereka sendiri. </text:span></text:p>
                  </text:list-item>
                  <text:list-item>
                    <text:p text:style-name="P132"><text:soft-page-break/><text:span text:style-name="Strong_20_Emphasis"><text:span text:style-name="Emphasis"><text:span text:style-name="T1">VRChat</text:span></text:span></text:span><text:span text:style-name="Strong_20_Emphasis"><text:span text:style-name="T1">:</text:span></text:span><text:span text:style-name="T1"> Platform sosial berbasis VR yang sangat bergantung pada avatar dan dunia buatan pengguna, menunjukkan potensi kehadiran sosial yang imersif. </text:span></text:p>
                  </text:list-item>
                </text:list>
              </text:list-item>
            </text:list>
            <text:p text:style-name="P22"><text:span text:style-name="Strong_20_Emphasis"><text:span text:style-name="T1">Siklus Hype Metaverse (Puncak 2021-2022):</text:span></text:span></text:p>
            <text:p text:style-name="P22"><text:span text:style-name="T1">Konsep Metaverse mengalami </text:span><text:span text:style-name="Strong_20_Emphasis"><text:span text:style-name="T1">gelombang hype yang luar biasa</text:span></text:span><text:span text:style-name="T1"> pada tahun 2021 dan 2022. Ini dipicu oleh beberapa faktor, termasuk percepatan tren digital akibat pandemi COVID-19, kemajuan teknologi VR/AR, dan yang paling signifikan, </text:span><text:span text:style-name="Strong_20_Emphasis"><text:span text:style-name="T1">keputusan Facebook untuk mengubah nama perusahaannya menjadi Meta</text:span></text:span><text:span text:style-name="T1"> pada Oktober 2021 sebagai sinyal pertaruhan besar mereka pada visi ini. Hype ini menarik </text:span><text:span text:style-name="Strong_20_Emphasis"><text:span text:style-name="T1">investasi miliaran dolar</text:span></text:span><text:span text:style-name="T1">, perhatian media massa global, dan janji-janji ambisius tentang revolusi cara kita hidup, bekerja, dan bermain.</text:span></text:p>
            <text:p text:style-name="P22"><text:span text:style-name="Strong_20_Emphasis"><text:span text:style-name="T1">Pemeriksaan Realitas (Kondisi April 2025):</text:span></text:span></text:p>
            <text:p text:style-name="P22"><text:span text:style-name="T1">Namun, setelah beberapa tahun, </text:span><text:span text:style-name="Strong_20_Emphasis"><text:span text:style-name="T1">realitas di lapangan (per April 2025) tampak jauh dari visi ambisius tersebut</text:span></text:span><text:span text:style-name="T1">. Hype Metaverse telah </text:span><text:span text:style-name="Strong_20_Emphasis"><text:span text:style-name="T1">mereda secara signifikan</text:span></text:span><text:span text:style-name="T1">. Banyak proyek korporat besar telah dipangkas, diubah fokusnya, atau bahkan ditinggalkan. Minat publik dan media cenderung menurun. Istilah "Metaverse" itu sendiri kini sering digunakan dengan lebih hati-hati atau bahkan skeptis. Beberapa </text:span><text:span text:style-name="Strong_20_Emphasis"><text:span text:style-name="T1">tantangan fundamental</text:span></text:span><text:span text:style-name="T1"> yang menyebabkan pendinginan ini masih belum terpecahkan:</text:span></text:p>
            <text:list xml:id="list5484369249190971458" text:style-name="L126">
              <text:list-item>
                <text:p text:style-name="P312"><text:span text:style-name="Strong_20_Emphasis"><text:span text:style-name="T1">Kurangnya Interoperabilitas:</text:span></text:span><text:span text:style-name="T1"> Ini mungkin hambatan terbesar. Menciptakan standar terbuka yang memungkinkan avatar, aset, dan identitas berpindah mulus antar platform yang dimiliki oleh perusahaan-perusahaan berbeda (yang secara alami ingin mempertahankan pengguna di ekosistem mereka) terbukti sangat sulit secara teknis dan politis. Visi 'satu Metaverse terpadu' masih jauh dari kenyataan. </text:span></text:p>
              </text:list-item>
              <text:list-item>
                <text:p text:style-name="P312"><text:span text:style-name="Strong_20_Emphasis"><text:span text:style-name="T1">Hambatan Teknologi:</text:span></text:span><text:span text:style-name="T1"> Visi Metaverse seringkali sangat bergantung pada </text:span><text:span text:style-name="Strong_20_Emphasis"><text:span text:style-name="T1">perangkat VR/AR yang matang, nyaman, terjangkau, dan diadopsi secara luas</text:span></text:span><text:span text:style-name="T1">, yang mana (seperti dibahas di Subbab 8.1) kondisinya belum tercapai. Kebutuhan akan daya komputasi masif dan infrastruktur jaringan latensi super rendah juga menjadi kendala, terutama di luar pasar negara maju (termasuk di banyak wilayah Indonesia). </text:span></text:p>
              </text:list-item>
              <text:list-item>
                <text:p text:style-name="P312"><text:soft-page-break/><text:span text:style-name="Strong_20_Emphasis"><text:span text:style-name="T1">Kasus Penggunaan (Use Case) yang Belum Meyakinkan:</text:span></text:span><text:span text:style-name="T1"> Di luar gaming, sosialisasi virtual, dan beberapa aplikasi niche untuk pelatihan atau kolaborasi kerja, masih belum jelas </text:span><text:span text:style-name="Strong_20_Emphasis"><text:span text:style-name="T1">'killer application'</text:span></text:span><text:span text:style-name="T1"> apa yang akan membuat miliaran orang merasa </text:span><text:span text:style-name="Emphasis"><text:span text:style-name="T1">perlu</text:span></text:span><text:span text:style-name="T1"> menghabiskan waktu signifikan di dalam Metaverse yang imersif. </text:span></text:p>
              </text:list-item>
              <text:list-item>
                <text:p text:style-name="P312"><text:span text:style-name="Strong_20_Emphasis"><text:span text:style-name="T1">Biaya dan Aksesibilitas:</text:span></text:span><text:span text:style-name="T1"> Biaya pengembangan untuk menciptakan dunia virtual berkualitas tinggi sangatlah mahal, demikian pula biaya perangkat keras (terutama VR) untuk mengaksesnya secara penuh. </text:span></text:p>
              </text:list-item>
              <text:list-item>
                <text:p text:style-name="P133"><text:span text:style-name="Strong_20_Emphasis"><text:span text:style-name="T1">Skeptisisme dan Kelelahan Publik:</text:span></text:span><text:span text:style-name="T1"> Muncul reaksi balik terhadap hype, kekhawatiran tentang privasi data, kontrol korporat atas ruang digital, potensi dampak sosial negatif, dan perasaan bahwa visi tersebut mungkin terlalu utopis atau bahkan distopian. </text:span></text:p>
              </text:list-item>
            </text:list>
            <text:p text:style-name="P22"><text:span text:style-name="Strong_20_Emphasis"><text:span text:style-name="T1">Potensi Integrasi Masa Depan dengan Gaming (Lebih Realistis?):</text:span></text:span></text:p>
            <text:p text:style-name="P22"><text:span text:style-name="T1">Meskipun visi Metaverse tunggal yang megah tampak surut, </text:span><text:span text:style-name="Strong_20_Emphasis"><text:span text:style-name="T1">prinsip-prinsip di baliknya kemungkinan akan terus memengaruhi evolusi game online dan platform virtual</text:span></text:span><text:span text:style-name="T1"> secara lebih bertahap dan pragmatis:</text:span></text:p>
            <text:list xml:id="list6023648293674647077" text:style-name="L127">
              <text:list-item>
                <text:p text:style-name="P313"><text:span text:style-name="Strong_20_Emphasis"><text:span text:style-name="T1">Interkonektivitas Terbatas:</text:span></text:span><text:span text:style-name="T1"> Mungkin kita akan melihat lebih banyak </text:span><text:span text:style-name="Strong_20_Emphasis"><text:span text:style-name="T1">keterhubungan antar game atau layanan </text:span></text:span><text:span text:style-name="Strong_20_Emphasis"><text:span text:style-name="Emphasis"><text:span text:style-name="T1">di dalam</text:span></text:span></text:span><text:span text:style-name="Strong_20_Emphasis"><text:span text:style-name="T1"> ekosistem penerbit besar</text:span></text:span><text:span text:style-name="T1"> yang sama (misalnya, avatar atau progres yang bisa dibawa antar game Ubisoft, atau integrasi yang lebih dalam antar properti di dalam ekosistem Xbox/PlayStation). </text:span></text:p>
              </text:list-item>
              <text:list-item>
                <text:p text:style-name="P313"><text:span text:style-name="Strong_20_Emphasis"><text:span text:style-name="T1">Identitas Digital yang Lebih Persisten:</text:span></text:span><text:span text:style-name="T1"> Konsep memiliki </text:span><text:span text:style-name="Strong_20_Emphasis"><text:span text:style-name="T1">avatar atau profil digital</text:span></text:span><text:span text:style-name="T1"> yang lebih kaya dan dapat dibawa melintasi beberapa (meskipun tidak semua) pengalaman online mungkin akan terus berkembang. </text:span></text:p>
              </text:list-item>
              <text:list-item>
                <text:p text:style-name="P313"><text:span text:style-name="Strong_20_Emphasis"><text:span text:style-name="T1">Platform UGC yang Semakin Kuat:</text:span></text:span><text:span text:style-name="T1"> Platform seperti </text:span><text:span text:style-name="Emphasis"><text:span text:style-name="T1">Roblox</text:span></text:span><text:span text:style-name="T1"> dan </text:span><text:span text:style-name="Emphasis"><text:span text:style-name="T1">Fortnite Creative</text:span></text:span><text:span text:style-name="T1"> kemungkinan akan terus berkembang, menawarkan alat kreasi yang lebih canggih dan model ekonomi internal yang lebih matang bagi para kreator. </text:span></text:p>
              </text:list-item>
              <text:list-item>
                <text:p text:style-name="P134"><text:span text:style-name="Strong_20_Emphasis"><text:span text:style-name="T1">Ekonomi Virtual dan Blockchain/NFT?:</text:span></text:span><text:span text:style-name="T1"> Ide menggunakan teknologi </text:span><text:span text:style-name="Strong_20_Emphasis"><text:span text:style-name="T1">blockchain dan NFT (Non-Fungible Tokens)</text:span></text:span><text:span text:style-name="T1"> untuk menciptakan 'kepemilikan sejati' atas aset digital dan memungkinkan interoperabilitas ekonomi sempat menjadi bagian besar dari hype Metaverse. Namun, hingga April 2025, implementasinya dalam gaming menghadapi </text:span><text:span text:style-name="Strong_20_Emphasis"><text:span text:style-name="T1">skeptisisme yang luas, penolakan dari </text:span></text:span><text:soft-page-break/><text:span text:style-name="Strong_20_Emphasis"><text:span text:style-name="T1">banyak gamer, masalah volatilitas pasar, kekhawatiran lingkungan terkait beberapa teknologi blockchain, serta maraknya penipuan (scam)</text:span></text:span><text:span text:style-name="T1">. Masa depan peran teknologi ini dalam ekosistem game arus utama masih sangat </text:span><text:span text:style-name="Strong_20_Emphasis"><text:span text:style-name="T1">tidak pasti dan kontroversial</text:span></text:span><text:span text:style-name="T1">. </text:span></text:p>
              </text:list-item>
            </text:list>
            <text:p text:style-name="P1">Kesimpulannya, Metaverse sebagai konsep tunggal dan terpadu mungkin masih berupa visi fiksi ilmiah untuk saat ini. Namun, dorongan menuju dunia virtual yang lebih persisten, sosial, imersif, dan digerakkan oleh pengguna – elemen-elemen yang banyak dipelopori oleh industri game – kemungkinan akan terus membentuk evolusi internet dan hiburan interaktif, meskipun dalam bentuk yang lebih terfragmentasi dan membumi daripada yang digembar-gemborkan selama puncak hype-nya.</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8.5 (Isu Etis dan Masa Depan Industri).</text:span></text:p>
          </text:section>
          <text:section text:style-name="Sect1" text:name="feedback-form-57">
            <text:p text:style-name="P175"/>
          </text:section>
        </text:section>
        <text:section text:style-name="Sect1" text:name="e99c35902b6d45cc">
          <text:p text:style-name="P1"/>
          <text:section text:style-name="Sect1" text:name="user-query-content-58">
            <text:p text:style-name="P356">yax </text:p>
          </text:section>
          <text:p text:style-name="P175">Tampilkan alur berpikir</text:p>
          <text:section text:style-name="Sect2" text:name="model-response-message-contentr_e99c35902b6d45cc">
            <text:p text:style-name="P22"><text:span text:style-name="T1">Baik, mari kita beralih ke penutup bagian eksplorasi masa depan dengan membahas tantangan penting di </text:span><text:span text:style-name="Strong_20_Emphasis"><text:span text:style-name="T1">Subbab 8.5: Isu Etis dan Masa Depan Industri</text:span></text:span><text:span text:style-name="T1">.</text:span></text:p>
            <text:p text:style-name="P359"/>
            <text:p text:style-name="P22"><text:span text:style-name="Strong_20_Emphasis"><text:span text:style-name="T1">(Jawaban untuk Prompt Isi Mendalam Subbab 8.5)</text:span></text:span></text:p>
            <text:p text:style-name="P22"><text:span text:style-name="T1">Sementara kita terpukau oleh potensi teknologi masa depan seperti VR, AI, dan Cloud Gaming, penting untuk tidak melupakan bahwa masa depan industri game tidak hanya ditentukan oleh inovasi teknologi. Keberlanjutan, legitimasi, dan dampak positif jangka panjangnya juga sangat bergantung pada bagaimana industri ini menghadapi serangkaian </text:span><text:span text:style-name="Strong_20_Emphasis"><text:span text:style-name="T1">isu etis, sosial, dan struktural yang krusial</text:span></text:span><text:span text:style-name="T1">. Bab ini akan mengupas beberapa tantangan utama yang dihadapi industri game saat menatap ke depan (per April 2025):</text:span></text:p>
            <text:list xml:id="list3244487757547693182" text:style-name="L128">
              <text:list-item>
                <text:p text:style-name="P135"><text:soft-page-break/><text:span text:style-name="Strong_20_Emphasis"><text:span text:style-name="T1">Keberlanjutan Lingkungan (Environmental Sustainability):</text:span></text:span></text:p>
                <text:list>
                  <text:list-item>
                    <text:p text:style-name="P314"><text:span text:style-name="Strong_20_Emphasis"><text:span text:style-name="T1">Jejak Karbon dan Sampah Elektronik:</text:span></text:span><text:span text:style-name="T1"> Seiring dengan meningkatnya kekuatan perangkat keras dan ketergantungan pada layanan online, muncul kekhawatiran serius tentang </text:span><text:span text:style-name="Strong_20_Emphasis"><text:span text:style-name="T1">dampak lingkungan</text:span></text:span><text:span text:style-name="T1"> industri game. Ini mencakup </text:span><text:span text:style-name="Strong_20_Emphasis"><text:span text:style-name="T1">konsumsi energi yang tinggi</text:span></text:span><text:span text:style-name="T1"> dari konsol generasi terbaru, PC gaming high-end, serta pusat data masif yang menjalankan game cloud dan layanan online 24/7. Selain itu, siklus pembaruan perangkat keras yang cepat (konsol baru setiap beberapa tahun, kartu grafis baru setiap tahun) menghasilkan </text:span><text:span text:style-name="Strong_20_Emphasis"><text:span text:style-name="T1">sampah elektronik (e-waste)</text:span></text:span><text:span text:style-name="T1"> dalam jumlah besar, yang seringkali sulit didaur ulang secara bertanggung jawab. </text:span></text:p>
                  </text:list-item>
                  <text:list-item>
                    <text:p text:style-name="P314"><text:span text:style-name="Strong_20_Emphasis"><text:span text:style-name="T1">Upaya Mitigasi?:</text:span></text:span><text:span text:style-name="T1"> Kesadaran akan isu ini mulai tumbuh, meskipun langkah nyata mungkin masih terbatas. Upaya potensial meliputi desain perangkat keras yang lebih </text:span><text:span text:style-name="Strong_20_Emphasis"><text:span text:style-name="T1">efisien energi</text:span></text:span><text:span text:style-name="T1">, promosi </text:span><text:span text:style-name="Strong_20_Emphasis"><text:span text:style-name="T1">distribusi digital</text:span></text:span><text:span text:style-name="T1"> (meskipun tetap membutuhkan energi server), penggunaan </text:span><text:span text:style-name="Strong_20_Emphasis"><text:span text:style-name="T1">energi terbarukan</text:span></text:span><text:span text:style-name="T1"> untuk pusat data, peningkatan </text:span><text:span text:style-name="Strong_20_Emphasis"><text:span text:style-name="T1">kemudahan perbaikan (repairability)</text:span></text:span><text:span text:style-name="T1"> dan </text:span><text:span text:style-name="Strong_20_Emphasis"><text:span text:style-name="T1">umur pakai perangkat</text:span></text:span><text:span text:style-name="T1">, serta pengembangan </text:span><text:span text:style-name="Strong_20_Emphasis"><text:span text:style-name="T1">program daur ulang e-waste</text:span></text:span><text:span text:style-name="T1"> yang lebih efektif. (Di Indonesia, kesadaran dan infrastruktur untuk isu seperti e-waste mungkin masih perlu pengembangan lebih lanjut). </text:span></text:p>
                  </text:list-item>
                </text:list>
              </text:list-item>
              <text:list-item>
                <text:p text:style-name="P135"><text:span text:style-name="Strong_20_Emphasis"><text:span text:style-name="T1">Etika Kecerdasan Buatan (AI) dan Privasi Data:</text:span></text:span></text:p>
                <text:list>
                  <text:list-item>
                    <text:p text:style-name="P314"><text:span text:style-name="Strong_20_Emphasis"><text:span text:style-name="T1">Tantangan AI Masa Depan:</text:span></text:span><text:span text:style-name="T1"> Seiring dengan semakin canggihnya AI (dibahas di 8.3), muncul pertanyaan etis yang lebih mendalam. Bagaimana memastikan sistem AI yang digunakan dalam game (untuk matchmaking, perilaku NPC, generasi konten) </text:span><text:span text:style-name="Strong_20_Emphasis"><text:span text:style-name="T1">bebas dari bias</text:span></text:span><text:span text:style-name="T1"> yang merugikan kelompok tertentu? Bagaimana menjaga </text:span><text:span text:style-name="Strong_20_Emphasis"><text:span text:style-name="T1">transparansi</text:span></text:span><text:span text:style-name="T1"> dalam cara kerja algoritma AI yang memengaruhi pengalaman pemain? Bagaimana </text:span><text:span text:style-name="Strong_20_Emphasis"><text:span text:style-name="T1">melindungi data pemain dalam jumlah masif</text:span></text:span><text:span text:style-name="T1"> yang dikumpulkan untuk melatih AI personalisasi, dan mencegah penyalahgunaannya? Bagaimana memastikan AI tidak digunakan untuk menciptakan </text:span><text:span text:style-name="Strong_20_Emphasis"><text:span text:style-name="T1">mekanisme adiktif atau </text:span></text:span><text:soft-page-break/><text:span text:style-name="Strong_20_Emphasis"><text:span text:style-name="T1">manipulatif</text:span></text:span><text:span text:style-name="T1"> yang lebih kuat? Industri perlu mengembangkan pedoman etika AI yang jelas dan kuat. </text:span></text:p>
                  </text:list-item>
                </text:list>
              </text:list-item>
              <text:list-item>
                <text:p text:style-name="P135"><text:span text:style-name="Strong_20_Emphasis"><text:span text:style-name="T1">Kondisi Kerja dan Masalah 'Crunch Culture':</text:span></text:span></text:p>
                <text:list>
                  <text:list-item>
                    <text:p text:style-name="P314"><text:span text:style-name="Strong_20_Emphasis"><text:span text:style-name="T1">'Penyakit' Industri?:</text:span></text:span><text:span text:style-name="T1"> Praktik </text:span><text:span text:style-name="Strong_20_Emphasis"><text:span text:style-name="T1">"crunch"</text:span></text:span><text:span text:style-name="T1"> – periode kerja lembur yang ekstrem, seringkali tidak dibayar dan bersifat wajib menjelang tenggat waktu peluncuran game – tetap menjadi masalah serius dan mengakar di banyak studio pengembangan game besar secara global. Praktik ini berdampak buruk pada </text:span><text:span text:style-name="Strong_20_Emphasis"><text:span text:style-name="T1">kesehatan fisik dan mental para pengembang</text:span></text:span><text:span text:style-name="T1">, menyebabkan </text:span><text:span text:style-name="Emphasis"><text:span text:style-name="T1">burnout</text:span></text:span><text:span text:style-name="T1">, dan merusak keseimbangan kerja-hidup. </text:span></text:p>
                  </text:list-item>
                  <text:list-item>
                    <text:p text:style-name="P314"><text:span text:style-name="Strong_20_Emphasis"><text:span text:style-name="T1">Menuju Pembangunan Berkelanjutan?:</text:span></text:span><text:span text:style-name="T1"> Ada upaya yang terus berlangsung (dengan hasil beragam) untuk memperbaiki kondisi ini melalui manajemen proyek yang lebih baik, budaya studio yang lebih sehat, dan peningkatan kesadaran akan pentingnya kesejahteraan karyawan. Gerakan </text:span><text:span text:style-name="Strong_20_Emphasis"><text:span text:style-name="T1">pembentukan serikat pekerja (unionization)</text:span></text:span><text:span text:style-name="T1"> di kalangan pekerja game juga mulai menguat di beberapa negara Barat sebagai cara untuk memperjuangkan hak dan kondisi kerja yang lebih baik. Pertanyaan krusialnya adalah apakah industri secara keseluruhan dapat bergerak menuju model pengembangan yang benar-benar berkelanjutan secara manusiawi. (Struktur industri game di Indonesia yang mungkin berbeda – lebih banyak studio kecil/mobile atau outsourcing – bisa jadi memiliki dinamika 'crunch' atau gerakan buruh yang berbeda pula). </text:span></text:p>
                  </text:list-item>
                </text:list>
              </text:list-item>
              <text:list-item>
                <text:p text:style-name="P135"><text:span text:style-name="Strong_20_Emphasis"><text:span text:style-name="T1">Etika Praktik Monetisasi:</text:span></text:span></text:p>
                <text:list>
                  <text:list-item>
                    <text:p text:style-name="P314"><text:span text:style-name="Strong_20_Emphasis"><text:span text:style-name="T1">Perdebatan Berkelanjutan:</text:span></text:span><text:span text:style-name="T1"> Perdebatan mengenai </text:span><text:span text:style-name="Strong_20_Emphasis"><text:span text:style-name="T1">etika monetisasi</text:span></text:span><text:span text:style-name="T1"> dalam game, terutama dalam model GaaS dan F2P, terus berlanjut. </text:span><text:span text:style-name="Strong_20_Emphasis"><text:span text:style-name="T1">Regulasi terhadap loot box</text:span></text:span><text:span text:style-name="T1"> (karena dianggap mirip perjudian) telah diterapkan atau sedang dipertimbangkan di banyak negara. Kritik juga terus ditujukan pada </text:span><text:span text:style-name="Strong_20_Emphasis"><text:span text:style-name="T1">mekanisme F2P yang agresif</text:span></text:span><text:span text:style-name="T1"> (misalnya, 'pay-to-win'), desain </text:span><text:span text:style-name="Strong_20_Emphasis"><text:span text:style-name="T1">Battle Pass yang terlalu 'grindy'</text:span></text:span><text:span text:style-name="T1"> (memaksa pemain bermain berlebihan atau membayar untuk menyelesaikannya), </text:span><text:soft-page-break/><text:span text:style-name="T1">dan dampak keseluruhan dari praktik ini pada </text:span><text:span text:style-name="Strong_20_Emphasis"><text:span text:style-name="T1">pemain yang rentan</text:span></text:span><text:span text:style-name="T1"> (seperti anak-anak atau individu dengan kecenderungan adiktif). Industri terus mencari keseimbangan antara menghasilkan pendapatan dan praktik bisnis yang etis dan menghargai pemain. (Sikap konsumen dan pendekatan regulasi terhadap model monetisasi tertentu, terutama yang populer di game mobile, mungkin memiliki nuansa berbeda di Indonesia/Asia Tenggara). </text:span></text:p>
                  </text:list-item>
                </text:list>
              </text:list-item>
              <text:list-item>
                <text:p text:style-name="P135"><text:span text:style-name="Strong_20_Emphasis"><text:span text:style-name="T1">Urgensi Pelestarian Sejarah Game (Game Preservation):</text:span></text:span></text:p>
                <text:list>
                  <text:list-item>
                    <text:p text:style-name="P314"><text:span text:style-name="Strong_20_Emphasis"><text:span text:style-name="T1">Risiko Kehilangan Warisan:</text:span></text:span><text:span text:style-name="T1"> Seiring teknologi yang berlalu begitu cepat dan pergeseran ke model digital/layanan, ada risiko nyata bahwa </text:span><text:span text:style-name="Strong_20_Emphasis"><text:span text:style-name="T1">sejarah medium game akan hilang</text:span></text:span><text:span text:style-name="T1">. Game-game lama menjadi semakin sulit diakses karena </text:span><text:span text:style-name="Strong_20_Emphasis"><text:span text:style-name="T1">perangkat keras asli yang usang dan rusak</text:span></text:span><text:span text:style-name="T1">, </text:span><text:span text:style-name="Strong_20_Emphasis"><text:span text:style-name="T1">media penyimpanan fisik yang aus</text:span></text:span><text:span text:style-name="T1"> (kartrid, disket, CD), </text:span><text:span text:style-name="Strong_20_Emphasis"><text:span text:style-name="T1">penutupan server online</text:span></text:span><text:span text:style-name="T1"> yang membuat banyak game tidak dapat dimainkan lagi, </text:span><text:span text:style-name="Strong_20_Emphasis"><text:span text:style-name="T1">DRM (Digital Rights Management)</text:span></text:span><text:span text:style-name="T1"> yang mengunci game pada perangkat keras/lunak tertentu, </text:span><text:span text:style-name="Strong_20_Emphasis"><text:span text:style-name="T1">masalah lisensi</text:span></text:span><text:span text:style-name="T1"> yang kompleks yang menghalangi perilisan ulang, dan bahkan </text:span><text:span text:style-name="Strong_20_Emphasis"><text:span text:style-name="T1">hilangnya kode sumber (source code)</text:span></text:span><text:span text:style-name="T1"> game itu sendiri. </text:span></text:p>
                  </text:list-item>
                  <text:list-item>
                    <text:p text:style-name="P314"><text:span text:style-name="Strong_20_Emphasis"><text:span text:style-name="T1">Pentingnya Upaya Pelestarian:</text:span></text:span><text:span text:style-name="T1"> Melestarikan game bukan hanya soal nostalgia; ini penting untuk studi sejarah, budaya, dan desain. Upaya pelestarian mencakup </text:span><text:span text:style-name="Strong_20_Emphasis"><text:span text:style-name="T1">perilisan ulang digital resmi</text:span></text:span><text:span text:style-name="T1">, pembuatan </text:span><text:span text:style-name="Strong_20_Emphasis"><text:span text:style-name="T1">kompilasi atau remaster</text:span></text:span><text:span text:style-name="T1">, fitur </text:span><text:span text:style-name="Strong_20_Emphasis"><text:span text:style-name="T1">kompatibilitas mundur (backward compatibility)</text:span></text:span><text:span text:style-name="T1"> di konsol baru, peran krusial (meskipun seringkali berada di area hukum abu-abu) dari komunitas dalam </text:span><text:span text:style-name="Strong_20_Emphasis"><text:span text:style-name="T1">emulasi</text:span></text:span><text:span text:style-name="T1"> dan </text:span><text:span text:style-name="Strong_20_Emphasis"><text:span text:style-name="T1">pengarsipan digital</text:span></text:span><text:span text:style-name="T1"> (seperti di Internet Archive), serta dorongan agar industri lebih proaktif dalam </text:span><text:span text:style-name="Strong_20_Emphasis"><text:span text:style-name="T1">mengarsipkan dan menyediakan akses legal</text:span></text:span><text:span text:style-name="T1"> ke katalog belakang mereka. (Di Indonesia, akses legal ke game-game klasik mungkin lebih terbatas, yang bisa meningkatkan ketergantungan pada emulasi). </text:span></text:p>
                  </text:list-item>
                </text:list>
              </text:list-item>
              <text:list-item>
                <text:p text:style-name="P135"><text:span text:style-name="Strong_20_Emphasis"><text:span text:style-name="T1">Tantangan Keragaman, Ekuitas, dan Inklusi (DEI) Berkelanjutan:</text:span></text:span></text:p>
                <text:list>
                  <text:list-item>
                    <text:p text:style-name="P135"><text:soft-page-break/><text:span text:style-name="Strong_20_Emphasis"><text:span text:style-name="T1">Industri dan Komunitas:</text:span></text:span><text:span text:style-name="T1"> Meskipun ada peningkatan diskusi dan beberapa kemajuan (seperti dibahas di 7.4), tantangan besar tetap ada dalam meningkatkan </text:span><text:span text:style-name="Strong_20_Emphasis"><text:span text:style-name="T1">keragaman (ras, etnis, gender, orientasi seksual, disabilitas, dll.) di dalam tenaga kerja industri game</text:span></text:span><text:span text:style-name="T1">, terutama di </text:span><text:span text:style-name="Strong_20_Emphasis"><text:span text:style-name="T1">posisi kepemimpinan</text:span></text:span><text:span text:style-name="T1">, untuk menciptakan produk yang lebih otentik dan representatif. Selain itu, memerangi </text:span><text:span text:style-name="Strong_20_Emphasis"><text:span text:style-name="T1">toksisitas, pelecehan, dan diskriminasi</text:span></text:span><text:span text:style-name="T1"> yang masih marak di banyak </text:span><text:span text:style-name="Strong_20_Emphasis"><text:span text:style-name="T1">komunitas pemain online</text:span></text:span><text:span text:style-name="T1"> tetap menjadi perjuangan berat untuk menciptakan ruang yang benar-benar inklusif bagi semua. </text:span></text:p>
                  </text:list-item>
                </text:list>
              </text:list-item>
            </text:list>
            <text:p text:style-name="P22"><text:span text:style-name="Strong_20_Emphasis"><text:span text:style-name="T1">Menatap Jalan ke Depan:</text:span></text:span></text:p>
            <text:p text:style-name="P22"><text:span text:style-name="T1">Masa depan industri game tidak hanya akan dibentuk oleh teknologi baru yang memukau. Kemampuannya untuk tumbuh secara berkelanjutan, mempertahankan kepercayaan publik, dan memberikan dampak budaya yang positif sangat bergantung pada kesediaan dan kemampuannya untuk secara serius </text:span><text:span text:style-name="Strong_20_Emphasis"><text:span text:style-name="T1">mengakui dan mengatasi tantangan-tantangan etis, sosial, dan struktural</text:span></text:span><text:span text:style-name="T1"> ini. Inovasi teknologi harus berjalan seiring dengan praktik yang bertanggung jawab.</text:span></text:p>
            <text:p text:style-name="P359"/>
            <text:p text:style-name="P22"><text:span text:style-name="T1">Ini adalah prompt terakhir untuk Bab 8. Saya akan menunggu perintah </text:span><text:span text:style-name="Strong_20_Emphasis"><text:span text:style-name="T1">"YAX"</text:span></text:span><text:span text:style-name="T1"> dari Anda untuk melanjutkan ke prompt pertama dari Bab 9 (Pengantar Bab 9).</text:span></text:p>
          </text:section>
          <text:section text:style-name="Sect1" text:name="feedback-form-58">
            <text:p text:style-name="P175"/>
          </text:section>
        </text:section>
        <text:section text:style-name="Sect1" text:name="109f21ce3ab7e624">
          <text:p text:style-name="P1"/>
          <text:section text:style-name="Sect1" text:name="user-query-content-59">
            <text:p text:style-name="P356">yax </text:p>
          </text:section>
          <text:p text:style-name="P175">Tampilkan alur berpikir</text:p>
          <text:section text:style-name="Sect2" text:name="model-response-message-contentr_109f21ce3ab7e624">
            <text:p text:style-name="P22"><text:span text:style-name="T1">Baik, kita tiba di bab terakhir sebelum penutup, di mana kita akan mengambil langkah mundur sejenak dari alur waktu evolusi teknologi dan industri. Selamat datang di </text:span><text:span text:style-name="Strong_20_Emphasis"><text:span text:style-name="T1">Bab 9: Dampak Budaya dan Sosial Game Komputer</text:span></text:span><text:span text:style-name="T1">. Berikut adalah jawaban untuk prompt pengantar bab ini:</text:span></text:p>
            <text:p text:style-name="P359"/>
            <text:p text:style-name="P22"><text:span text:style-name="Strong_20_Emphasis"><text:span text:style-name="T1">(Jawaban untuk Prompt Pengantar Bab 9)</text:span></text:span></text:p>
            <text:p text:style-name="P22"><text:soft-page-break/><text:span text:style-name="T1">Setelah kita menelusuri perjalanan panjang dan seringkali berliku dari game komputer – mulai dari titik-titik sederhana di layar osiloskop di </text:span><text:span text:style-name="Strong_20_Emphasis"><text:span text:style-name="T1">Bab 1</text:span></text:span><text:span text:style-name="T1">, melalui ledakan arkade dan konsol awal di </text:span><text:span text:style-name="Strong_20_Emphasis"><text:span text:style-name="T1">Bab 2</text:span></text:span><text:span text:style-name="T1">, melewati krisis dan kebangkitan di </text:span><text:span text:style-name="Strong_20_Emphasis"><text:span text:style-name="T1">Bab 3</text:span></text:span><text:span text:style-name="T1">, menyaksikan perang konsol dan kebangkitan PC di </text:span><text:span text:style-name="Strong_20_Emphasis"><text:span text:style-name="T1">Bab 4</text:span></text:span><text:span text:style-name="T1">, mengalami revolusi 3D dan online di </text:span><text:span text:style-name="Strong_20_Emphasis"><text:span text:style-name="T1">Bab 5</text:span></text:span><text:span text:style-name="T1">, melihat demokratisasi melalui mobile dan indie di </text:span><text:span text:style-name="Strong_20_Emphasis"><text:span text:style-name="T1">Bab 6</text:span></text:span><text:span text:style-name="T1">, memahami lanskap masa kini di </text:span><text:span text:style-name="Strong_20_Emphasis"><text:span text:style-name="T1">Bab 7</text:span></text:span><text:span text:style-name="T1">, hingga mengintip potensi masa depan di </text:span><text:span text:style-name="Strong_20_Emphasis"><text:span text:style-name="T1">Bab 8</text:span></text:span><text:span text:style-name="T1"> – kini saatnya kita mengajukan pertanyaan fundamental: </text:span><text:span text:style-name="Emphasis"><text:span text:style-name="T1">Jadi, apa artinya semua ini? Mengapa evolusi game komputer ini penting dalam skala yang lebih luas?</text:span></text:span></text:p>
            <text:p text:style-name="P22"><text:span text:style-name="T1">Bab terakhir ini akan mengalihkan fokus kita dari </text:span><text:span text:style-name="Strong_20_Emphasis"><text:span text:style-name="T1">bagaimana</text:span></text:span><text:span text:style-name="T1"> game berevolusi menjadi </text:span><text:span text:style-name="Strong_20_Emphasis"><text:span text:style-name="T1">mengapa</text:span></text:span><text:span text:style-name="T1"> evolusi tersebut signifikan. Kita akan merefleksikan </text:span><text:span text:style-name="Strong_20_Emphasis"><text:span text:style-name="T1">dampak mendalam dan multifaset</text:span></text:span><text:span text:style-name="T1"> yang telah dan terus diberikan oleh medium interaktif yang kini ada di mana-mana ini terhadap </text:span><text:span text:style-name="Strong_20_Emphasis"><text:span text:style-name="T1">budaya dan masyarakat global</text:span></text:span><text:span text:style-name="T1">. Bab ini tidak lagi disusun secara kronologis, melainkan akan membahas secara </text:span><text:span text:style-name="Strong_20_Emphasis"><text:span text:style-name="T1">tematik</text:span></text:span><text:span text:style-name="T1"> berbagai aspek pengaruh game yang paling signifikan:</text:span></text:p>
            <text:list xml:id="list7276233945953816109" text:style-name="L129">
              <text:list-item>
                <text:p text:style-name="P315"><text:span text:style-name="T1">Bagaimana game mendapatkan pengakuan sebagai </text:span><text:span text:style-name="Strong_20_Emphasis"><text:span text:style-name="T1">bentuk ekspresi seni</text:span></text:span><text:span text:style-name="T1"> yang sah dan </text:span><text:span text:style-name="Strong_20_Emphasis"><text:span text:style-name="T1">media naratif</text:span></text:span><text:span text:style-name="T1"> yang unik dan kuat? (Subbab 9.1) </text:span></text:p>
              </text:list-item>
              <text:list-item>
                <text:p text:style-name="P315"><text:span text:style-name="T1">Seberapa besar </text:span><text:span text:style-name="Strong_20_Emphasis"><text:span text:style-name="T1">kekuatan ekonomi</text:span></text:span><text:span text:style-name="T1"> industri game dan bagaimana ia membentuk lapangan kerja serta industri terkait lainnya? (Subbab 9.2) </text:span></text:p>
              </text:list-item>
              <text:list-item>
                <text:p text:style-name="P315"><text:span text:style-name="T1">Bagaimana game berperan dalam membentuk </text:span><text:span text:style-name="Strong_20_Emphasis"><text:span text:style-name="T1">komunitas baru</text:span></text:span><text:span text:style-name="T1">, memfasilitasi </text:span><text:span text:style-name="Strong_20_Emphasis"><text:span text:style-name="T1">koneksi sosial</text:span></text:span><text:span text:style-name="T1">, dan mengubah cara kita berinteraksi? (Subbab 9.3) </text:span></text:p>
              </text:list-item>
              <text:list-item>
                <text:p text:style-name="P315"><text:span text:style-name="T1">Bagaimana potensi game dimanfaatkan di luar hiburan murni, seperti dalam </text:span><text:span text:style-name="Strong_20_Emphasis"><text:span text:style-name="T1">pendidikan dan pelatihan</text:span></text:span><text:span text:style-name="T1"> melalui 'Serious Games'? (Subbab 9.4) </text:span></text:p>
              </text:list-item>
              <text:list-item>
                <text:p text:style-name="P136"><text:span text:style-name="T1">Apa saja </text:span><text:span text:style-name="Strong_20_Emphasis"><text:span text:style-name="T1">sisi gelap, kontroversi, dan perdebatan sosial</text:span></text:span><text:span text:style-name="T1"> yang tak terhindarkan yang terus mengiringi perkembangan game (kekerasan, kecanduan, toksisitas)? (Subbab 9.5) </text:span></text:p>
              </text:list-item>
            </text:list>
            <text:p text:style-name="P22"><text:span text:style-name="T1">Tujuan bab ini adalah untuk memberikan </text:span><text:span text:style-name="Strong_20_Emphasis"><text:span text:style-name="T1">analisis menyeluruh</text:span></text:span><text:span text:style-name="T1"> tentang signifikansi game komputer di abad ke-21 ini (per April 2025), melampaui sekadar statusnya sebagai produk teknologi atau hiburan. Kita akan melihatnya sebagai fenomena budaya, kekuatan ekonomi, platform sosial, alat potensial untuk pembelajaran, dan sekaligus sumber perdebatan yang </text:span><text:soft-page-break/><text:span text:style-name="T1">kompleks. Kita akan berusaha memahami tempatnya dalam tatanan dunia modern, sambil menyadari bahwa meskipun banyak dampaknya bersifat global, manifestasi dan penerimaannya dapat memiliki nuansa lokal yang berbeda, termasuk di Indonesia.</text:span></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9.1 (Game sebagai Bentuk Seni dan Media Naratif).</text:span></text:p>
          </text:section>
          <text:section text:style-name="Sect1" text:name="feedback-form-59">
            <text:p text:style-name="P175"/>
          </text:section>
        </text:section>
        <text:section text:style-name="Sect1" text:name="2e0986373b3994f5">
          <text:p text:style-name="P1"/>
          <text:section text:style-name="Sect1" text:name="user-query-content-60">
            <text:p text:style-name="P356">yax </text:p>
          </text:section>
          <text:p text:style-name="P175">Tampilkan alur berpikir</text:p>
          <text:section text:style-name="Sect2" text:name="model-response-message-contentr_2e0986373b3994f5">
            <text:p text:style-name="P22"><text:span text:style-name="T1">Baik, mari kita mulai Bab 9 dengan menjelajahi pengakuan game sebagai medium ekspresi yang matang di </text:span><text:span text:style-name="Strong_20_Emphasis"><text:span text:style-name="T1">Subbab 9.1: Game sebagai Bentuk Seni dan Media Naratif</text:span></text:span><text:span text:style-name="T1">.</text:span></text:p>
            <text:p text:style-name="P359"/>
            <text:p text:style-name="P22"><text:span text:style-name="Strong_20_Emphasis"><text:span text:style-name="T1">(Jawaban untuk Prompt Isi Mendalam Subbab 9.1)</text:span></text:span></text:p>
            <text:p text:style-name="P22"><text:span text:style-name="T1">Seiring dengan evolusi teknologi dan kompleksitas desainnya, video game telah bergerak jauh melampaui sekadar mainan atau hiburan pengisi waktu. Di era modern (April 2025), semakin banyak pengakuan datang dari berbagai kalangan bahwa game merupakan </text:span><text:span text:style-name="Strong_20_Emphasis"><text:span text:style-name="T1">bentuk seni yang sah</text:span></text:span><text:span text:style-name="T1"> dan sebuah </text:span><text:span text:style-name="Strong_20_Emphasis"><text:span text:style-name="T1">media naratif yang unik dan kuat</text:span></text:span><text:span text:style-name="T1">, mampu menyampaikan cerita dan membangkitkan emosi dengan cara yang tidak bisa ditiru oleh medium lain.</text:span></text:p>
            <text:p text:style-name="P22"><text:span text:style-name="Strong_20_Emphasis"><text:span text:style-name="T1">Perdebatan Klasik: "Apakah Game Itu Seni?"</text:span></text:span></text:p>
            <text:p text:style-name="P22"><text:span text:style-name="T1">Perdebatan mengenai status game sebagai seni telah berlangsung lama (kritikus film Roger Ebert pernah terkenal menyangkalnya, memicu diskusi luas). Meskipun mungkin masih ada kantong-kantong skeptisisme, pandangan umum di kalangan kritikus, akademisi, dan bahkan institusi seni arus utama (seperti Museum of Modern Art/MoMA di New York yang memiliki koleksi game) telah </text:span><text:span text:style-name="Strong_20_Emphasis"><text:span text:style-name="T1">bergeser secara signifikan ke arah penerimaan</text:span></text:span><text:span text:style-name="T1">. (Perlu dicatat bahwa tingkat penerimaan ini di masyarakat </text:span><text:soft-page-break/><text:span text:style-name="T1">umum atau institusi budaya di Indonesia mungkin masih dalam tahap perkembangan dibandingkan dengan beberapa negara Barat).</text:span></text:p>
            <text:p text:style-name="P22"><text:span text:style-name="T1">Yang membuat game unik sebagai bentuk seni adalah elemen fundamentalnya: </text:span><text:span text:style-name="Strong_20_Emphasis"><text:span text:style-name="T1">interaktivitas</text:span></text:span><text:span text:style-name="T1"> dan </text:span><text:span text:style-name="Strong_20_Emphasis"><text:span text:style-name="T1">agensi pemain (player agency)</text:span></text:span><text:span text:style-name="T1">. Berbeda dengan film yang ditonton secara pasif atau lukisan yang diamati, game menuntut partisipasi aktif. Pemain membuat pilihan, melakukan aksi, dan seringkali turut membentuk pengalaman atau bahkan makna yang dihasilkan. Sistem aturan, mekanika gameplay, dan cara pemain berinteraksi dengan sistem tersebut dapat dilihat sebagai bagian integral dari ekspresi artistik game itu sendiri.</text:span></text:p>
            <text:p text:style-name="P22"><text:span text:style-name="Strong_20_Emphasis"><text:span text:style-name="T1">Ekspresi Melalui Visual Artistik:</text:span></text:span></text:p>
            <text:p text:style-name="P22"><text:span text:style-name="T1">Kehebatan artistik game tidak hanya diukur dari pencapaian fotorealisme (seperti dibahas di Bab 7). Industri ini telah menunjukkan keragaman </text:span><text:span text:style-name="Strong_20_Emphasis"><text:span text:style-name="T1">gaya visual (art style)</text:span></text:span><text:span text:style-name="T1"> yang luar biasa, yang digunakan secara sengaja untuk tujuan estetika, atmosfer, dan tematik:</text:span></text:p>
            <text:list xml:id="list6918496316696129891" text:style-name="L130">
              <text:list-item>
                <text:p text:style-name="P316"><text:span text:style-name="Strong_20_Emphasis"><text:span text:style-name="T1">Cel-shading:</text:span></text:span><text:span text:style-name="T1"> Memberikan tampilan kartun atau anime yang khas (contoh: </text:span><text:span text:style-name="Emphasis"><text:span text:style-name="Strong_20_Emphasis"><text:span text:style-name="T1">The Legend of Zelda: The Wind Waker</text:span></text:span></text:span><text:span text:style-name="T1">, </text:span><text:span text:style-name="Emphasis"><text:span text:style-name="Strong_20_Emphasis"><text:span text:style-name="T1">Persona 5</text:span></text:span></text:span><text:span text:style-name="T1">). </text:span></text:p>
              </text:list-item>
              <text:list-item>
                <text:p text:style-name="P316"><text:span text:style-name="Strong_20_Emphasis"><text:span text:style-name="T1">Gaya Lukisan:</text:span></text:span><text:span text:style-name="T1"> Visual yang menyerupai lukisan cat air atau kuas tradisional (contoh: </text:span><text:span text:style-name="Emphasis"><text:span text:style-name="Strong_20_Emphasis"><text:span text:style-name="T1">Okami</text:span></text:span></text:span><text:span text:style-name="T1">, </text:span><text:span text:style-name="Emphasis"><text:span text:style-name="Strong_20_Emphasis"><text:span text:style-name="T1">Gris</text:span></text:span></text:span><text:span text:style-name="T1">). </text:span></text:p>
              </text:list-item>
              <text:list-item>
                <text:p text:style-name="P316"><text:span text:style-name="Strong_20_Emphasis"><text:span text:style-name="T1">Minimalisme Atmosferik:</text:span></text:span><text:span text:style-name="T1"> Penggunaan warna terbatas (seringkali hitam putih), siluet, dan pencahayaan dramatis untuk menciptakan suasana yang kuat (contoh: </text:span><text:span text:style-name="Emphasis"><text:span text:style-name="Strong_20_Emphasis"><text:span text:style-name="T1">Limbo</text:span></text:span></text:span><text:span text:style-name="T1">, </text:span><text:span text:style-name="Emphasis"><text:span text:style-name="Strong_20_Emphasis"><text:span text:style-name="T1">Inside</text:span></text:span></text:span><text:span text:style-name="T1">). </text:span></text:p>
              </text:list-item>
              <text:list-item>
                <text:p text:style-name="P316"><text:span text:style-name="Strong_20_Emphasis"><text:span text:style-name="T1">Pixel Art Modern:</text:span></text:span><text:span text:style-name="T1"> Kebangkitan gaya piksel klasik, namun dengan detail, animasi, dan palet warna yang jauh lebih kaya dan ekspresif (contoh: </text:span><text:span text:style-name="Emphasis"><text:span text:style-name="Strong_20_Emphasis"><text:span text:style-name="T1">Celeste</text:span></text:span></text:span><text:span text:style-name="T1">, </text:span><text:span text:style-name="Emphasis"><text:span text:style-name="Strong_20_Emphasis"><text:span text:style-name="T1">Stardew Valley</text:span></text:span></text:span><text:span text:style-name="T1">, </text:span><text:span text:style-name="Emphasis"><text:span text:style-name="Strong_20_Emphasis"><text:span text:style-name="T1">Hyper Light Drifter</text:span></text:span></text:span><text:span text:style-name="T1">). </text:span></text:p>
              </text:list-item>
              <text:list-item>
                <text:p text:style-name="P137"><text:span text:style-name="Strong_20_Emphasis"><text:span text:style-name="T1">Emulasi Gaya Klasik:</text:span></text:span><text:span text:style-name="T1"> Seperti </text:span><text:span text:style-name="Emphasis"><text:span text:style-name="Strong_20_Emphasis"><text:span text:style-name="T1">Cuphead</text:span></text:span></text:span><text:span text:style-name="T1"> yang secara brilian meniru gaya animasi kartun Amerika tahun 1930-an. Peran </text:span><text:span text:style-name="Strong_20_Emphasis"><text:span text:style-name="T1">pengarah seni (art director)</text:span></text:span><text:span text:style-name="T1"> menjadi sangat krusial dalam menentukan dan menjaga konsistensi visi artistik sebuah game, menciptakan identitas visual yang unik dan mendukung pengalaman keseluruhan. </text:span></text:p>
              </text:list-item>
            </text:list>
            <text:p text:style-name="P22"><text:span text:style-name="Strong_20_Emphasis"><text:span text:style-name="T1">Kekuatan Musik dan Desain Suara:</text:span></text:span></text:p>
            <text:p text:style-name="P1">Audio dalam game telah berevolusi dari sekadar 'bip-bup' menjadi komponen artistik yang sangat penting:</text:p>
            <text:list xml:id="list8614084154456866960" text:style-name="L131">
              <text:list-item>
                <text:p text:style-name="P317"><text:soft-page-break/><text:span text:style-name="Strong_20_Emphasis"><text:span text:style-name="T1">Membangun Dunia dan Emosi:</text:span></text:span><text:span text:style-name="T1"> </text:span><text:span text:style-name="Strong_20_Emphasis"><text:span text:style-name="T1">Musik latar orisinal (original soundtrack)</text:span></text:span><text:span text:style-name="T1"> dan </text:span><text:span text:style-name="Strong_20_Emphasis"><text:span text:style-name="T1">desain suara (sound design)</text:span></text:span><text:span text:style-name="T1"> memainkan peran vital dalam membangun atmosfer dunia game (apakah itu menegangkan, megah, melankolis, atau ceria), memberikan umpan balik gameplay yang penting (misalnya, suara langkah musuh), dan secara signifikan memperkuat dampak emosional dari narasi atau momen-momen kunci. </text:span></text:p>
              </text:list-item>
              <text:list-item>
                <text:p text:style-name="P138"><text:span text:style-name="Strong_20_Emphasis"><text:span text:style-name="T1">Pengakuan Mainstream:</text:span></text:span><text:span text:style-name="T1"> Komponis game seperti Nobuo Uematsu (</text:span><text:span text:style-name="Emphasis"><text:span text:style-name="T1">Final Fantasy</text:span></text:span><text:span text:style-name="T1">), Koji Kondo (</text:span><text:span text:style-name="Emphasis"><text:span text:style-name="T1">Super Mario</text:span></text:span><text:span text:style-name="T1">, </text:span><text:span text:style-name="Emphasis"><text:span text:style-name="T1">Zelda</text:span></text:span><text:span text:style-name="T1">), Jeremy Soule (</text:span><text:span text:style-name="Emphasis"><text:span text:style-name="T1">The Elder Scrolls</text:span></text:span><text:span text:style-name="T1">), Gustavo Santaolalla (</text:span><text:span text:style-name="Emphasis"><text:span text:style-name="T1">The Last of Us</text:span></text:span><text:span text:style-name="T1">), hingga Bear McCreary (</text:span><text:span text:style-name="Emphasis"><text:span text:style-name="T1">God of War</text:span></text:span><text:span text:style-name="T1">) kini diakui sebagai komposer berbakat. Penggunaan </text:span><text:span text:style-name="Strong_20_Emphasis"><text:span text:style-name="T1">orkestra penuh</text:span></text:span><text:span text:style-name="T1"> untuk merekam soundtrack game menjadi hal biasa. Musik game kini memiliki </text:span><text:span text:style-name="Strong_20_Emphasis"><text:span text:style-name="T1">penghargaan industrinya sendiri</text:span></text:span><text:span text:style-name="T1"> (bahkan kategori khusus di Grammy Awards), </text:span><text:span text:style-name="Strong_20_Emphasis"><text:span text:style-name="T1">konser simfoni</text:span></text:span><text:span text:style-name="T1"> yang tiketnya terjual habis di seluruh dunia, dan dinikmati oleh jutaan orang melalui platform streaming musik. </text:span></text:p>
              </text:list-item>
            </text:list>
            <text:p text:style-name="P22"><text:span text:style-name="Strong_20_Emphasis"><text:span text:style-name="T1">Kemampuan Bercerita yang Unik: Narasi Interaktif:</text:span></text:span></text:p>
            <text:p text:style-name="P22"><text:span text:style-name="T1">Salah satu kekuatan terbesar game sebagai medium adalah kemampuannya untuk </text:span><text:span text:style-name="Strong_20_Emphasis"><text:span text:style-name="T1">menceritakan kisah secara interaktif</text:span></text:span><text:span text:style-name="T1">:</text:span></text:p>
            <text:list xml:id="list4905371642463535667" text:style-name="L132">
              <text:list-item>
                <text:p text:style-name="P318"><text:span text:style-name="Strong_20_Emphasis"><text:span text:style-name="T1">Melampaui Linearitas:</text:span></text:span><text:span text:style-name="T1"> Banyak game modern menawarkan struktur naratif yang jauh lebih kompleks daripada alur lurus: </text:span></text:p>
                <text:list>
                  <text:list-item>
                    <text:p text:style-name="P318"><text:span text:style-name="Strong_20_Emphasis"><text:span text:style-name="T1">Narasi Bercabang (Branching Narratives):</text:span></text:span><text:span text:style-name="T1"> Pilihan dialog atau tindakan yang dibuat pemain secara signifikan </text:span><text:span text:style-name="Strong_20_Emphasis"><text:span text:style-name="T1">memengaruhi arah cerita</text:span></text:span><text:span text:style-name="T1">, hubungan antar karakter, dan akhir permainan (contoh: seri </text:span><text:span text:style-name="Emphasis"><text:span text:style-name="Strong_20_Emphasis"><text:span text:style-name="T1">Mass Effect</text:span></text:span></text:span><text:span text:style-name="T1">, game-game Telltale seperti </text:span><text:span text:style-name="Emphasis"><text:span text:style-name="Strong_20_Emphasis"><text:span text:style-name="T1">The Walking Dead</text:span></text:span></text:span><text:span text:style-name="T1">, </text:span><text:span text:style-name="Emphasis"><text:span text:style-name="Strong_20_Emphasis"><text:span text:style-name="T1">Detroit: Become Human</text:span></text:span></text:span><text:span text:style-name="T1">). </text:span></text:p>
                  </text:list-item>
                  <text:list-item>
                    <text:p text:style-name="P318"><text:span text:style-name="Strong_20_Emphasis"><text:span text:style-name="T1">Penceritaan Lingkungan (Environmental Storytelling):</text:span></text:span><text:span text:style-name="T1"> Cerita dan latar belakang dunia disampaikan secara </text:span><text:span text:style-name="Strong_20_Emphasis"><text:span text:style-name="T1">implisit melalui desain level</text:span></text:span><text:span text:style-name="T1">, penempatan objek, catatan harian, rekaman audio, atau detail visual lainnya, memungkinkan pemain untuk </text:span><text:span text:style-name="Strong_20_Emphasis"><text:span text:style-name="T1">merakit sendiri pemahaman</text:span></text:span><text:span text:style-name="T1"> tentang narasi melalui eksplorasi (contoh: seri </text:span><text:span text:style-name="Emphasis"><text:span text:style-name="Strong_20_Emphasis"><text:span text:style-name="T1">BioShock</text:span></text:span></text:span><text:span text:style-name="T1">, seri </text:span><text:span text:style-name="Emphasis"><text:span text:style-name="Strong_20_Emphasis"><text:span text:style-name="T1">Dark Souls</text:span></text:span></text:span><text:span text:style-name="T1">, </text:span><text:span text:style-name="Emphasis"><text:span text:style-name="Strong_20_Emphasis"><text:span text:style-name="T1">What Remains of Edith Finch</text:span></text:span></text:span><text:span text:style-name="T1">). </text:span></text:p>
                  </text:list-item>
                  <text:list-item>
                    <text:p text:style-name="P318"><text:span text:style-name="Strong_20_Emphasis"><text:span text:style-name="T1">Narasi Emergen (Emergent Narrative):</text:span></text:span><text:span text:style-name="T1"> Cerita yang </text:span><text:span text:style-name="Strong_20_Emphasis"><text:span text:style-name="T1">muncul secara organik</text:span></text:span><text:span text:style-name="T1"> dari interaksi kompleks antara sistem simulasi </text:span><text:soft-page-break/><text:span text:style-name="T1">game dan tindakan pemain yang tidak terduga, sering terlihat dalam game </text:span><text:span text:style-name="Emphasis"><text:span text:style-name="T1">sandbox</text:span></text:span><text:span text:style-name="T1"> atau simulasi (misalnya, drama keluarga di </text:span><text:span text:style-name="Emphasis"><text:span text:style-name="Strong_20_Emphasis"><text:span text:style-name="T1">The Sims</text:span></text:span></text:span><text:span text:style-name="T1">, kisah koloni di </text:span><text:span text:style-name="Emphasis"><text:span text:style-name="T1">RimWorld</text:span></text:span><text:span text:style-name="T1">, momen tak terduga di dunia </text:span><text:span text:style-name="Emphasis"><text:span text:style-name="T1">Red Dead Redemption 2</text:span></text:span><text:span text:style-name="T1">). </text:span></text:p>
                  </text:list-item>
                </text:list>
              </text:list-item>
              <text:list-item>
                <text:p text:style-name="P139"><text:span text:style-name="Strong_20_Emphasis"><text:span text:style-name="T1">Dampak Emosional yang Mendalam:</text:span></text:span><text:span text:style-name="T1"> Kemampuan untuk berpartisipasi aktif membuat pemain seringkali merasakan </text:span><text:span text:style-name="Strong_20_Emphasis"><text:span text:style-name="T1">koneksi emosional yang lebih kuat</text:span></text:span><text:span text:style-name="T1"> terhadap karakter dan cerita. Banyak game diakui karena kemampuannya mengeksplorasi tema-tema kompleks dan membangkitkan emosi yang kuat: perjalanan penuh duka di seri </text:span><text:span text:style-name="Emphasis"><text:span text:style-name="Strong_20_Emphasis"><text:span text:style-name="T1">The Last of Us</text:span></text:span></text:span><text:span text:style-name="T1">, epik koboi tragis di </text:span><text:span text:style-name="Emphasis"><text:span text:style-name="Strong_20_Emphasis"><text:span text:style-name="T1">Red Dead Redemption 2</text:span></text:span></text:span><text:span text:style-name="T1">, hubungan ayah-anak di ***God of War (2018/Ragnarök)***, eksplorasi filosofis di </text:span><text:span text:style-name="Emphasis"><text:span text:style-name="Strong_20_Emphasis"><text:span text:style-name="T1">Nier: Automata</text:span></text:span></text:span><text:span text:style-name="T1">, atau penceritaan unik di </text:span><text:span text:style-name="Emphasis"><text:span text:style-name="Strong_20_Emphasis"><text:span text:style-name="T1">Undertale</text:span></text:span></text:span><text:span text:style-name="T1"> dan </text:span><text:span text:style-name="Emphasis"><text:span text:style-name="Strong_20_Emphasis"><text:span text:style-name="T1">Disco Elysium</text:span></text:span></text:span><text:span text:style-name="T1">. (Pentingnya </text:span><text:span text:style-name="Strong_20_Emphasis"><text:span text:style-name="T1">lokalisasi ke Bahasa Indonesia</text:span></text:span><text:span text:style-name="T1"> sangat terasa di sini; tanpa terjemahan yang baik, kedalaman naratif dan dampak emosional game-game ini mungkin sulit diakses sepenuhnya oleh pemain lokal). </text:span></text:p>
              </text:list-item>
            </text:list>
            <text:p text:style-name="P22"><text:span text:style-name="Strong_20_Emphasis"><text:span text:style-name="T1">Kesimpulan: Interaktivitas sebagai Esensi Artistik:</text:span></text:span></text:p>
            <text:p text:style-name="P22"><text:span text:style-name="T1">Pada akhirnya, </text:span><text:span text:style-name="Strong_20_Emphasis"><text:span text:style-name="T1">interaktivitas</text:span></text:span><text:span text:style-name="T1"> adalah inti dari apa yang membuat game menjadi bentuk seni yang berbeda. Kemampuan pemain untuk menjadi agen aktif di dalam dunia game, untuk membuat pilihan yang bermakna, untuk mengalami konsekuensi dari tindakan mereka, dan untuk menafsirkan pengalaman melalui partisipasi mereka sendiri, adalah sumber kekuatan unik game sebagai medium artistik dan naratif di abad ke-21.</text:span></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9.2 (Pengaruh Ekonomi Industri Game).</text:span></text:p>
          </text:section>
          <text:section text:style-name="Sect1" text:name="feedback-form-60">
            <text:p text:style-name="P175"/>
          </text:section>
        </text:section>
        <text:section text:style-name="Sect1" text:name="7729f86a1a03da95">
          <text:p text:style-name="P1"/>
          <text:section text:style-name="Sect1" text:name="user-query-content-61">
            <text:p text:style-name="P356">yax </text:p>
          </text:section>
          <text:p text:style-name="P175">Tampilkan alur berpikir</text:p>
          <text:section text:style-name="Sect2" text:name="model-response-message-contentr_7729f86a1a03da95">
            <text:p text:style-name="P22"><text:span text:style-name="T1">Baik, mari kita beralih dari aspek artistik ke pengaruh nyata industri game dalam skala global dan lokal di </text:span><text:span text:style-name="Strong_20_Emphasis"><text:span text:style-name="T1">Subbab 9.2: Pengaruh Ekonomi Industri Game</text:span></text:span><text:span text:style-name="T1">.</text:span></text:p>
            <text:p text:style-name="P359"><text:soft-page-break/></text:p>
            <text:p text:style-name="P22"><text:span text:style-name="Strong_20_Emphasis"><text:span text:style-name="T1">(Jawaban untuk Prompt Isi Mendalam Subbab 9.2)</text:span></text:span></text:p>
            <text:p text:style-name="P22"><text:span text:style-name="T1">Di luar dampak budayanya yang semakin mendalam, industri video game telah bertransformasi menjadi </text:span><text:span text:style-name="Strong_20_Emphasis"><text:span text:style-name="T1">raksasa ekonomi global</text:span></text:span><text:span text:style-name="T1"> yang sesungguhnya. Pengaruhnya terasa tidak hanya pada pundi-pundi perusahaan game itu sendiri, tetapi juga dalam penciptaan lapangan kerja, mendorong inovasi di sektor lain, dan menarik investasi dalam skala masif.</text:span></text:p>
            <text:p text:style-name="P22"><text:span text:style-name="Strong_20_Emphasis"><text:span text:style-name="T1">Ukuran Pasar yang Mencengangkan dan Pertumbuhan Konsisten:</text:span></text:span></text:p>
            <text:list xml:id="list2682120458986215927" text:style-name="L133">
              <text:list-item>
                <text:p text:style-name="P319"><text:span text:style-name="Strong_20_Emphasis"><text:span text:style-name="T1">Pendapatan Global:</text:span></text:span><text:span text:style-name="T1"> Pada awal tahun 2025 ini, pendapatan tahunan industri game global secara konsisten dilaporkan berada di angka </text:span><text:span text:style-name="Strong_20_Emphasis"><text:span text:style-name="T1">ratusan miliar dolar Amerika Serikat</text:span></text:span><text:span text:style-name="T1">. Angka pastinya bisa bervariasi tergantung sumber (misalnya, firma riset pasar seperti Newzoo atau Statista sering menjadi rujukan), namun skala umumnya jelas. </text:span></text:p>
              </text:list-item>
              <text:list-item>
                <text:p text:style-name="P319"><text:span text:style-name="Strong_20_Emphasis"><text:span text:style-name="T1">Melampaui Hiburan Lain:</text:span></text:span><text:span text:style-name="T1"> Untuk memberikan perspektif, pendapatan industri game global kini secara signifikan </text:span><text:span text:style-name="Strong_20_Emphasis"><text:span text:style-name="T1">melampaui pendapatan gabungan dari industri film global</text:span></text:span><text:span text:style-name="T1"> (termasuk pendapatan box office dan hiburan rumahan) dan </text:span><text:span text:style-name="Strong_20_Emphasis"><text:span text:style-name="T1">industri musik rekaman global</text:span></text:span><text:span text:style-name="T1">. Ini menjadikannya sektor hiburan terbesar di dunia berdasarkan pendapatan. </text:span></text:p>
              </text:list-item>
              <text:list-item>
                <text:p text:style-name="P319"><text:span text:style-name="Strong_20_Emphasis"><text:span text:style-name="T1">Tren Pertumbuhan:</text:span></text:span><text:span text:style-name="T1"> Secara historis, industri game telah menunjukkan </text:span><text:span text:style-name="Strong_20_Emphasis"><text:span text:style-name="T1">pertumbuhan yang luar biasa konsisten</text:span></text:span><text:span text:style-name="T1"> selama beberapa dekade, terbukti relatif tahan banting bahkan selama periode perlambatan ekonomi global. Pandemi COVID-19 di awal dekade 2020-an bahkan memberikan dorongan signifikan karena lebih banyak orang mencari hiburan di rumah. </text:span></text:p>
              </text:list-item>
              <text:list-item>
                <text:p text:style-name="P140"><text:span text:style-name="Strong_20_Emphasis"><text:span text:style-name="T1">Pasar Regional Utama:</text:span></text:span><text:span text:style-name="T1"> Meskipun bersifat global, beberapa wilayah menjadi pasar utama: kawasan </text:span><text:span text:style-name="Strong_20_Emphasis"><text:span text:style-name="T1">Asia-Pasifik</text:span></text:span><text:span text:style-name="T1"> seringkali menjadi yang terbesar, didorong oleh pasar raksasa di Tiongkok, Jepang, Korea Selatan, serta pasar mobile gaming yang sangat besar di Asia Tenggara (termasuk Indonesia). </text:span><text:span text:style-name="Strong_20_Emphasis"><text:span text:style-name="T1">Amerika Utara</text:span></text:span><text:span text:style-name="T1"> (AS dan Kanada) dan </text:span><text:span text:style-name="Strong_20_Emphasis"><text:span text:style-name="T1">Eropa</text:span></text:span><text:span text:style-name="T1"> juga merupakan pasar utama dengan basis konsumen konsol dan PC yang kuat. Sektor mobile gaming menyumbang porsi pendapatan terbesar secara global. </text:span></text:p>
              </text:list-item>
            </text:list>
            <text:p text:style-name="P22"><text:soft-page-break/><text:span text:style-name="Strong_20_Emphasis"><text:span text:style-name="T1">Mesin Penciptaan Lapangan Kerja yang Luas:</text:span></text:span></text:p>
            <text:p text:style-name="P22"><text:span text:style-name="T1">Industri game menciptakan </text:span><text:span text:style-name="Strong_20_Emphasis"><text:span text:style-name="T1">beragam jenis lapangan kerja</text:span></text:span><text:span text:style-name="T1">, baik secara langsung dalam pembuatan game maupun dalam ekosistem pendukungnya:</text:span></text:p>
            <text:list xml:id="list889462209879550812" text:style-name="L134">
              <text:list-item>
                <text:p text:style-name="P320"><text:span text:style-name="Strong_20_Emphasis"><text:span text:style-name="T1">Pengembangan Game Langsung:</text:span></text:span><text:span text:style-name="T1"> Programmer (berbagai spesialisasi: engine, gameplay, AI, jaringan, tools), Seniman (konsep, 2D, 3D, karakter, lingkungan, UI/UX, efek visual, animasi), Desainer (game, level, sistem, narasi, ekonomi game), Penulis Naskah, Insinyur dan Desainer Audio, Penguji Quality Assurance (QA), Produser, Manajer Proyek. </text:span></text:p>
              </text:list-item>
              <text:list-item>
                <text:p text:style-name="P320"><text:span text:style-name="Strong_20_Emphasis"><text:span text:style-name="T1">Penerbitan dan Operasional:</text:span></text:span><text:span text:style-name="T1"> Staf Pemasaran, Hubungan Masyarakat (PR), Manajemen Komunitas, Analis Data, Spesialis Monetisasi, Staf Penjualan dan Distribusi, Tim Lokalisasi (penerjemahan). </text:span></text:p>
              </text:list-item>
              <text:list-item>
                <text:p text:style-name="P320"><text:span text:style-name="Strong_20_Emphasis"><text:span text:style-name="T1">Ekosistem Pendukung:</text:span></text:span><text:span text:style-name="T1"> Profesional Esports (pemain, pelatih, caster, analis, manajer tim, penyelenggara liga/turnamen), Streamer/Kreator Konten Game, Jurnalis/Kritikus Game, Penyelenggara Acara (konferensi, pameran), Staf Ritel (meskipun peran ritel fisik menurun), serta pekerjaan di perusahaan </text:span><text:span text:style-name="Strong_20_Emphasis"><text:span text:style-name="T1">manufaktur perangkat keras</text:span></text:span><text:span text:style-name="T1"> (konsol, komponen PC, periferal) dan pengembang </text:span><text:span text:style-name="Strong_20_Emphasis"><text:span text:style-name="T1">perangkat lunak pendukung</text:span></text:span><text:span text:style-name="T1"> (seperti Epic Games dengan Unreal Engine, Unity Technologies). </text:span></text:p>
              </text:list-item>
              <text:list-item>
                <text:p text:style-name="P141"><text:span text:style-name="Strong_20_Emphasis"><text:span text:style-name="T1">Konteks Lokal (Indonesia):</text:span></text:span><text:span text:style-name="T1"> Di Indonesia, meskipun studio pengembangan game AAA berskala global mungkin belum banyak, terdapat </text:span><text:span text:style-name="Strong_20_Emphasis"><text:span text:style-name="T1">ekosistem developer lokal yang terus berkembang</text:span></text:span><text:span text:style-name="T1">, terutama di sektor </text:span><text:span text:style-name="Strong_20_Emphasis"><text:span text:style-name="T1">game mobile</text:span></text:span><text:span text:style-name="T1"> dan </text:span><text:span text:style-name="Strong_20_Emphasis"><text:span text:style-name="T1">game independen (indie)</text:span></text:span><text:span text:style-name="T1">. Ada juga potensi pekerjaan dalam </text:span><text:span text:style-name="Strong_20_Emphasis"><text:span text:style-name="T1">outsourcing</text:span></text:span><text:span text:style-name="T1"> (misalnya, pembuatan aset seni atau QA untuk studio luar negeri). Selain itu, </text:span><text:span text:style-name="Strong_20_Emphasis"><text:span text:style-name="T1">ekosistem esports lokal</text:span></text:span><text:span text:style-name="T1">, khususnya untuk game mobile populer seperti </text:span><text:span text:style-name="Emphasis"><text:span text:style-name="T1">Mobile Legends: Bang Bang</text:span></text:span><text:span text:style-name="T1"> dan </text:span><text:span text:style-name="Emphasis"><text:span text:style-name="T1">PUBG Mobile</text:span></text:span><text:span text:style-name="T1">, menciptakan banyak pekerjaan (pemain pro, pelatih, manajer tim, caster berbahasa Indonesia, penyelenggara turnamen lokal/regional). </text:span><text:span text:style-name="Strong_20_Emphasis"><text:span text:style-name="T1">Kreator konten game</text:span></text:span><text:span text:style-name="T1"> berbahasa Indonesia juga merupakan sektor yang berkembang pesat. Bisnis pendukung seperti </text:span><text:span text:style-name="Strong_20_Emphasis"><text:span text:style-name="T1">warung internet (warnet)</text:span></text:span><text:span text:style-name="T1"> yang menyediakan fasilitas bermain game juga masih </text:span><text:soft-page-break/><text:span text:style-name="T1">relevan di beberapa area. </text:span></text:p>
              </text:list-item>
            </text:list>
            <text:p text:style-name="P22"><text:span text:style-name="Strong_20_Emphasis"><text:span text:style-name="T1">Mendorong Pertumbuhan Industri Terkait:</text:span></text:span></text:p>
            <text:p text:style-name="P1">Industri game memiliki efek domino yang signifikan pada sektor lain:</text:p>
            <text:list xml:id="list3359762958657922952" text:style-name="L135">
              <text:list-item>
                <text:p text:style-name="P321"><text:span text:style-name="Strong_20_Emphasis"><text:span text:style-name="T1">Industri Perangkat Keras:</text:span></text:span><text:span text:style-name="T1"> Permintaan akan pengalaman gaming berkualitas tinggi menjadi </text:span><text:span text:style-name="Strong_20_Emphasis"><text:span text:style-name="T1">pendorong utama inovasi dan penjualan</text:span></text:span><text:span text:style-name="T1"> di pasar </text:span><text:span text:style-name="Strong_20_Emphasis"><text:span text:style-name="T1">komponen PC</text:span></text:span><text:span text:style-name="T1"> (kartu grafis/GPU, prosesor/CPU, RAM, SSD, monitor gaming) dan </text:span><text:span text:style-name="Strong_20_Emphasis"><text:span text:style-name="T1">periferal</text:span></text:span><text:span text:style-name="T1"> (keyboard mekanik, mouse gaming, headset). Siklus peluncuran konsol baru juga menghasilkan penjualan perangkat keras dalam jumlah besar. </text:span></text:p>
              </text:list-item>
              <text:list-item>
                <text:p text:style-name="P321"><text:span text:style-name="Strong_20_Emphasis"><text:span text:style-name="T1">Industri Perangkat Lunak:</text:span></text:span><text:span text:style-name="T1"> Kesuksesan </text:span><text:span text:style-name="Strong_20_Emphasis"><text:span text:style-name="T1">game engine</text:span></text:span><text:span text:style-name="T1"> seperti </text:span><text:span text:style-name="Strong_20_Emphasis"><text:span text:style-name="T1">Unreal Engine</text:span></text:span><text:span text:style-name="T1"> dan </text:span><text:span text:style-name="Strong_20_Emphasis"><text:span text:style-name="T1">Unity</text:span></text:span><text:span text:style-name="T1"> tidak hanya melayani industri game tetapi juga semakin banyak diadopsi di industri lain seperti film (untuk efek visual dan produksi virtual), arsitektur, otomotif, dan simulasi. Permintaan akan alat pengembangan, middleware, dan layanan cloud juga meningkat. </text:span></text:p>
              </text:list-item>
              <text:list-item>
                <text:p text:style-name="P321"><text:span text:style-name="Strong_20_Emphasis"><text:span text:style-name="T1">Infrastruktur Internet:</text:span></text:span><text:span text:style-name="T1"> Kebutuhan akan game online multiplayer yang lancar dan game streaming mendorong permintaan akan </text:span><text:span text:style-name="Strong_20_Emphasis"><text:span text:style-name="T1">koneksi internet yang lebih cepat, lebih stabil, dan berlatensi rendah</text:span></text:span><text:span text:style-name="T1">, serta </text:span><text:span text:style-name="Strong_20_Emphasis"><text:span text:style-name="T1">kapasitas server</text:span></text:span><text:span text:style-name="T1"> dan </text:span><text:span text:style-name="Strong_20_Emphasis"><text:span text:style-name="T1">Content Delivery Networks (CDNs)</text:span></text:span><text:span text:style-name="T1"> yang lebih besar. </text:span></text:p>
              </text:list-item>
              <text:list-item>
                <text:p text:style-name="P142"><text:span text:style-name="Strong_20_Emphasis"><text:span text:style-name="T1">Merchandise dan Acara:</text:span></text:span><text:span text:style-name="T1"> Pasar global untuk </text:span><text:span text:style-name="Strong_20_Emphasis"><text:span text:style-name="T1">merchandise</text:span></text:span><text:span text:style-name="T1"> berlisensi game (pakaian, mainan, action figures, buku, komik) sangatlah besar. </text:span><text:span text:style-name="Strong_20_Emphasis"><text:span text:style-name="T1">Konvensi game internasional</text:span></text:span><text:span text:style-name="T1"> seperti Gamescom (Jerman) dan PAX (AS, Australia), serta </text:span><text:span text:style-name="Strong_20_Emphasis"><text:span text:style-name="T1">turnamen esports skala stadion</text:span></text:span><text:span text:style-name="T1">, menghasilkan aktivitas ekonomi yang signifikan dalam hal pariwisata, perhotelan, dan layanan acara. </text:span></text:p>
              </text:list-item>
            </text:list>
            <text:p text:style-name="P22"><text:span text:style-name="Strong_20_Emphasis"><text:span text:style-name="T1">Investasi Bernilai Tinggi dan Tren Konsolidasi:</text:span></text:span></text:p>
            <text:p text:style-name="P1">Signifikansi ekonomi industri game tercermin dari arus investasi dan aktivitas merger &amp; akuisisi (M&amp;A) yang masif:</text:p>
            <text:list xml:id="list8080942221477617051" text:style-name="L136">
              <text:list-item>
                <text:p text:style-name="P322"><text:span text:style-name="Strong_20_Emphasis"><text:span text:style-name="T1">Akuisisi Raksasa:</text:span></text:span><text:span text:style-name="T1"> Beberapa tahun terakhir menyaksikan akuisisi bernilai puluhan miliar dolar, seperti </text:span><text:span text:style-name="Strong_20_Emphasis"><text:span text:style-name="T1">pembelian Microsoft atas Activision Blizzard</text:span></text:span><text:span text:style-name="T1"> (diselesaikan 2023), </text:span><text:span text:style-name="Strong_20_Emphasis"><text:span text:style-name="T1">pembelian Sony atas Bungie</text:span></text:span><text:span text:style-name="T1"> (developer </text:span><text:span text:style-name="Emphasis"><text:span text:style-name="T1">Destiny</text:span></text:span><text:span text:style-name="T1">), dan </text:span><text:span text:style-name="Strong_20_Emphasis"><text:span text:style-name="T1">pembelian Take-Two Interactive atas Zynga</text:span></text:span><text:span text:style-name="T1"> (raksasa game mobile). </text:span></text:p>
              </text:list-item>
              <text:list-item>
                <text:p text:style-name="P322"><text:soft-page-break/><text:span text:style-name="Strong_20_Emphasis"><text:span text:style-name="T1">Nilai Strategis dan Konsolidasi:</text:span></text:span><text:span text:style-name="T1"> Transaksi-transaksi ini menunjukkan betapa tingginya </text:span><text:span text:style-name="Strong_20_Emphasis"><text:span text:style-name="T1">nilai strategis dan finansial</text:span></text:span><text:span text:style-name="T1"> yang dilekatkan pada perusahaan game, kekayaan intelektual (IP) mereka, dan basis pengguna mereka. Hal ini juga menandakan </text:span><text:span text:style-name="Strong_20_Emphasis"><text:span text:style-name="T1">tren konsolidasi</text:span></text:span><text:span text:style-name="T1"> di mana pemain-pemain terbesar semakin memperkuat posisi mereka dengan mengakuisisi studio dan franchise populer. </text:span></text:p>
              </text:list-item>
              <text:list-item>
                <text:p text:style-name="P143"><text:span text:style-name="Strong_20_Emphasis"><text:span text:style-name="T1">Investasi Berkelanjutan:</text:span></text:span><text:span text:style-name="T1"> Meskipun ada konsolidasi, investasi modal ventura dan swasta terus mengalir ke studio game independen dan startup teknologi game yang dianggap inovatif, terutama di area pertumbuhan seperti mobile, VR/AR, atau AI. (Ada harapan dan potensi peningkatan investasi pada ekosistem game di Indonesia dan Asia Tenggara seiring pertumbuhan pasarnya). </text:span></text:p>
              </text:list-item>
            </text:list>
            <text:p text:style-name="P22"><text:span text:style-name="Strong_20_Emphasis"><text:span text:style-name="T1">Hub Regional dan Potensi Indonesia:</text:span></text:span></text:p>
            <text:list xml:id="list6605665766052705054" text:style-name="L137">
              <text:list-item>
                <text:p text:style-name="P323"><text:span text:style-name="Strong_20_Emphasis"><text:span text:style-name="T1">Pusat Pengembangan Global:</text:span></text:span><text:span text:style-name="T1"> Beberapa wilayah di dunia telah menjadi pusat utama pengembangan game, seperti Pantai Barat AS (California, Washington), Kanada (Montreal, Vancouver, Toronto), Jepang, Korea Selatan, Tiongkok, serta negara-negara Eropa seperti Inggris, Prancis, Jerman, Polandia, dan negara-negara Nordik (Swedia, Finlandia). </text:span></text:p>
              </text:list-item>
              <text:list-item>
                <text:p text:style-name="P144"><text:span text:style-name="Strong_20_Emphasis"><text:span text:style-name="T1">Peran dan Potensi Indonesia:</text:span></text:span><text:span text:style-name="T1"> Dibandingkan hub global tersebut, industri pengembangan game di Indonesia </text:span><text:span text:style-name="Strong_20_Emphasis"><text:span text:style-name="T1">masih dalam tahap berkembang namun menunjukkan potensi yang sangat besar</text:span></text:span><text:span text:style-name="T1">. Kekuatan utamanya terletak pada </text:span><text:span text:style-name="Strong_20_Emphasis"><text:span text:style-name="T1">pasar domestik mobile gaming yang masif</text:span></text:span><text:span text:style-name="T1">, kreativitas di </text:span><text:span text:style-name="Strong_20_Emphasis"><text:span text:style-name="T1">sektor indie</text:span></text:span><text:span text:style-name="T1">, dan potensi sebagai </text:span><text:span text:style-name="Strong_20_Emphasis"><text:span text:style-name="T1">pusat outsourcing</text:span></text:span><text:span text:style-name="T1">. Pemerintah Indonesia (melalui kementerian terkait seperti Kominfo atau sebelumnya BEKRAF) juga telah menunjukkan minat dan meluncurkan beberapa inisiatif untuk </text:span><text:span text:style-name="Strong_20_Emphasis"><text:span text:style-name="T1">mendukung pertumbuhan industri game lokal</text:span></text:span><text:span text:style-name="T1"> sebagai bagian dari ekonomi kreatif digital. Potensi pertumbuhan di bidang pengembangan, talenta esports, dan layanan pendukung lainnya sangatlah signifikan. </text:span></text:p>
              </text:list-item>
            </text:list>
            <text:p text:style-name="P1">Secara keseluruhan, industri game bukan lagi sekadar ceruk hiburan, melainkan sebuah pilar ekonomi global yang dinamis, menciptakan lapangan kerja, mendorong inovasi teknologi, dan menghasilkan nilai finansial yang luar biasa besar.</text:p>
            <text:p text:style-name="P359"/>
            <text:p text:style-name="P22"><text:soft-page-break/><text:span text:style-name="T1">Saya akan menunggu perintah </text:span><text:span text:style-name="Strong_20_Emphasis"><text:span text:style-name="T1">"YAX"</text:span></text:span><text:span text:style-name="T1"> dari Anda untuk melanjutkan ke prompt isi mendalam untuk Subbab 9.3 (Komunitas dan Koneksi Sosial).</text:span></text:p>
          </text:section>
          <text:section text:style-name="Sect1" text:name="feedback-form-61">
            <text:p text:style-name="P175"/>
          </text:section>
        </text:section>
        <text:section text:style-name="Sect1" text:name="5de8a51d9819aa5d">
          <text:p text:style-name="P1"/>
          <text:section text:style-name="Sect1" text:name="user-query-content-62">
            <text:p text:style-name="P356">yax </text:p>
          </text:section>
          <text:p text:style-name="P175">Tampilkan alur berpikir</text:p>
          <text:section text:style-name="Sect2" text:name="model-response-message-contentr_5de8a51d9819aa5d">
            <text:p text:style-name="P22"><text:span text:style-name="T1">Baik, mari kita jelajahi bagaimana game, jauh dari sekadar aktivitas soliter, justru menjadi perekat sosial dan pembentuk komunitas yang kuat di </text:span><text:span text:style-name="Strong_20_Emphasis"><text:span text:style-name="T1">Subbab 9.3: Komunitas dan Koneksi Sosial</text:span></text:span><text:span text:style-name="T1">.</text:span></text:p>
            <text:p text:style-name="P359"/>
            <text:p text:style-name="P22"><text:span text:style-name="Strong_20_Emphasis"><text:span text:style-name="T1">(Jawaban untuk Prompt Isi Mendalam Subbab 9.3)</text:span></text:span></text:p>
            <text:p text:style-name="P22"><text:span text:style-name="T1">Salah satu stereotip paling usang tentang video game adalah citra seorang pemain yang terisolasi, sendirian di ruangan gelap, terputus dari dunia luar. Kenyataannya, terutama di era modern (April 2025), </text:span><text:span text:style-name="Strong_20_Emphasis"><text:span text:style-name="T1">game justru seringkali menjadi katalisator kuat untuk interaksi sosial dan pembentukan komunitas yang erat</text:span></text:span><text:span text:style-name="T1">, baik di dunia maya maupun di dunia nyata.</text:span></text:p>
            <text:p text:style-name="P22"><text:span text:style-name="Strong_20_Emphasis"><text:span text:style-name="T1">Melampaui Mitos Gamer Penyendiri:</text:span></text:span></text:p>
            <text:p text:style-name="P22"><text:span text:style-name="T1">Penting untuk membongkar mitos ini sejak awal. Sementara game </text:span><text:span text:style-name="Emphasis"><text:span text:style-name="T1">single-player</text:span></text:span><text:span text:style-name="T1"> tetap populer dan menawarkan pengalaman personal yang mendalam, sebagian besar game paling populer dan dimainkan secara luas saat ini memiliki komponen sosial yang kuat. Bermain game bagi banyak orang adalah tentang berbagi pengalaman, bersaing, dan berkolaborasi dengan orang lain.</text:span></text:p>
            <text:p text:style-name="P22"><text:span text:style-name="Strong_20_Emphasis"><text:span text:style-name="T1">Game Multiplayer Online: 'Ruang Ketiga' Digital:</text:span></text:span></text:p>
            <text:p text:style-name="P22"><text:span text:style-name="T1">Game multiplayer online telah berevolusi menjadi </text:span><text:span text:style-name="Strong_20_Emphasis"><text:span text:style-name="T1">'ruang ketiga' virtual</text:span></text:span><text:span text:style-name="T1"> yang signifikan – tempat di luar rumah (tempat pertama) dan pekerjaan/sekolah (tempat kedua) di mana orang dapat berkumpul, bersosialisasi, dan membangun hubungan.</text:span></text:p>
            <text:list xml:id="list8916193002572770358" text:style-name="L138">
              <text:list-item>
                <text:p text:style-name="P324"><text:span text:style-name="Strong_20_Emphasis"><text:span text:style-name="T1">Interaksi Mendalam:</text:span></text:span><text:span text:style-name="T1"> Di dalam dunia game online, pemain tidak hanya bermain bersama, tetapi juga berkomunikasi secara intensif (melalui teks atau obrolan suara), merencanakan strategi, berbagi </text:span><text:soft-page-break/><text:span text:style-name="T1">tawa atas kegagalan lucu, atau merayakan kemenangan bersama. Ini membentuk ikatan pertemanan yang bisa sangat kuat dan tahan lama. </text:span></text:p>
              </text:list-item>
              <text:list-item>
                <text:p text:style-name="P145"><text:span text:style-name="Strong_20_Emphasis"><text:span text:style-name="T1">Kerja Tim dan Kolaborasi:</text:span></text:span><text:span text:style-name="T1"> Bergabung dengan </text:span><text:span text:style-name="Strong_20_Emphasis"><text:span text:style-name="T1">guild, clan, atau sekadar tim acak</text:span></text:span><text:span text:style-name="T1"> dalam game seperti MMORPG (</text:span><text:span text:style-name="Emphasis"><text:span text:style-name="T1">World of Warcraft</text:span></text:span><text:span text:style-name="T1">, </text:span><text:span text:style-name="Emphasis"><text:span text:style-name="T1">Final Fantasy XIV</text:span></text:span><text:span text:style-name="T1">) atau game kompetitif berbasis tim (PC/Konsol: </text:span><text:span text:style-name="Emphasis"><text:span text:style-name="T1">League of Legends</text:span></text:span><text:span text:style-name="T1">, </text:span><text:span text:style-name="Emphasis"><text:span text:style-name="T1">Valorant</text:span></text:span><text:span text:style-name="T1">, </text:span><text:span text:style-name="Emphasis"><text:span text:style-name="T1">Destiny 2</text:span></text:span><text:span text:style-name="T1">; </text:span><text:span text:style-name="Strong_20_Emphasis"><text:span text:style-name="T1">Mobile (sangat relevan di Indonesia):</text:span></text:span><text:span text:style-name="T1"> </text:span><text:span text:style-name="Emphasis"><text:span text:style-name="Strong_20_Emphasis"><text:span text:style-name="T1">Mobile Legends: Bang Bang</text:span></text:span></text:span><text:span text:style-name="T1">, </text:span><text:span text:style-name="Emphasis"><text:span text:style-name="Strong_20_Emphasis"><text:span text:style-name="T1">PUBG Mobile</text:span></text:span></text:span><text:span text:style-name="T1">, </text:span><text:span text:style-name="Emphasis"><text:span text:style-name="Strong_20_Emphasis"><text:span text:style-name="T1">Free Fire</text:span></text:span></text:span><text:span text:style-name="T1">) membutuhkan tingkat koordinasi, komunikasi, dan saling percaya yang tinggi, mengasah keterampilan sosial dan kerja tim yang berharga. </text:span></text:p>
              </text:list-item>
            </text:list>
            <text:p text:style-name="P22"><text:span text:style-name="Strong_20_Emphasis"><text:span text:style-name="T1">Komunitas Online yang Berkembang Biak:</text:span></text:span></text:p>
            <text:p text:style-name="P1">Di luar interaksi langsung di dalam game, komunitas yang hidup dan bersemangat tumbuh subur di berbagai platform digital yang didedikasikan untuk game atau topik terkait:</text:p>
            <text:list xml:id="list6140134321377399046" text:style-name="L139">
              <text:list-item>
                <text:p text:style-name="P325"><text:span text:style-name="Strong_20_Emphasis"><text:span text:style-name="T1">Platform Global &amp; Lokal:</text:span></text:span><text:span text:style-name="T1"> Forum global seperti </text:span><text:span text:style-name="Strong_20_Emphasis"><text:span text:style-name="T1">Reddit</text:span></text:span><text:span text:style-name="T1"> (dengan </text:span><text:span text:style-name="Emphasis"><text:span text:style-name="T1">subreddit</text:span></text:span><text:span text:style-name="T1"> untuk hampir setiap game), server </text:span><text:span text:style-name="Strong_20_Emphasis"><text:span text:style-name="T1">Discord</text:span></text:span><text:span text:style-name="T1"> (menjadi platform komunikasi utama bagi banyak komunitas gaming), grup </text:span><text:span text:style-name="Strong_20_Emphasis"><text:span text:style-name="T1">Facebook</text:span></text:span><text:span text:style-name="T1">, dan tagar di </text:span><text:span text:style-name="Strong_20_Emphasis"><text:span text:style-name="T1">Twitter/X</text:span></text:span><text:span text:style-name="T1"> menjadi tempat berkumpulnya para penggemar. Di Indonesia, platform seperti </text:span><text:span text:style-name="Strong_20_Emphasis"><text:span text:style-name="T1">Kaskus</text:span></text:span><text:span text:style-name="T1"> (terutama di masa lalu) atau </text:span><text:span text:style-name="Strong_20_Emphasis"><text:span text:style-name="T1">grup Facebook dan WhatsApp</text:span></text:span><text:span text:style-name="T1"> yang spesifik untuk game populer (misalnya, grup MLBB regional atau komunitas game indie lokal) juga memainkan peran penting. Situs wiki buatan penggemar (seperti Fandom) menjadi sumber informasi kolektif yang tak ternilai. </text:span></text:p>
              </text:list-item>
              <text:list-item>
                <text:p text:style-name="P325"><text:span text:style-name="Strong_20_Emphasis"><text:span text:style-name="T1">Fungsi Komunitas:</text:span></text:span><text:span text:style-name="T1"> Komunitas ini berfungsi sebagai tempat untuk </text:span><text:span text:style-name="Strong_20_Emphasis"><text:span text:style-name="T1">berbagi hasrat</text:span></text:span><text:span text:style-name="T1">, </text:span><text:span text:style-name="Strong_20_Emphasis"><text:span text:style-name="T1">bertukar tips dan strategi</text:span></text:span><text:span text:style-name="T1">, mencari teman main bareng (</text:span><text:span text:style-name="Strong_20_Emphasis"><text:span text:style-name="T1">'mabar'</text:span></text:span><text:span text:style-name="T1">), mendapatkan </text:span><text:span text:style-name="Strong_20_Emphasis"><text:span text:style-name="T1">bantuan teknis</text:span></text:span><text:span text:style-name="T1">, membahas </text:span><text:span text:style-name="Strong_20_Emphasis"><text:span text:style-name="T1">lore dan pembaruan game</text:span></text:span><text:span text:style-name="T1">, serta mengapresiasi </text:span><text:span text:style-name="Strong_20_Emphasis"><text:span text:style-name="T1">karya penggemar</text:span></text:span><text:span text:style-name="T1"> (fan art, video, dll.). Ini menciptakan rasa memiliki dan identitas bersama. </text:span></text:p>
              </text:list-item>
              <text:list-item>
                <text:p text:style-name="P146"><text:span text:style-name="Strong_20_Emphasis"><text:span text:style-name="T1">Tantangan Komunitas:</text:span></text:span><text:span text:style-name="T1"> Tentu saja, seperti komunitas online lainnya, komunitas game juga tidak lepas dari masalah </text:span><text:span text:style-name="Strong_20_Emphasis"><text:span text:style-name="T1">toksisitas, perundungan, dan perilaku negatif lainnya</text:span></text:span><text:span text:style-name="T1">, yang akan dibahas lebih lanjut di Subbab 9.5. </text:span></text:p>
              </text:list-item>
            </text:list>
            <text:p text:style-name="P22"><text:soft-page-break/><text:span text:style-name="Strong_20_Emphasis"><text:span text:style-name="T1">Menjembatani Dunia Maya dan Nyata:</text:span></text:span></text:p>
            <text:p text:style-name="P1">Hubungan yang terjalin di dunia maya seringkali tidak berhenti di situ:</text:p>
            <text:list xml:id="list842120161818216715" text:style-name="L140">
              <text:list-item>
                <text:p text:style-name="P326"><text:span text:style-name="Strong_20_Emphasis"><text:span text:style-name="T1">Persahabatan Lintas Batas:</text:span></text:span><text:span text:style-name="T1"> Tidak jarang persahabatan yang dimulai dari bermain game bersama secara online berkembang menjadi hubungan pertemanan yang langgeng di dunia nyata, bahkan melintasi batas geografis. </text:span></text:p>
              </text:list-item>
              <text:list-item>
                <text:p text:style-name="P147"><text:span text:style-name="Strong_20_Emphasis"><text:span text:style-name="T1">Pertemuan Fisik:</text:span></text:span><text:span text:style-name="T1"> Kebutuhan akan interaksi tatap muka tetap ada. </text:span><text:span text:style-name="Strong_20_Emphasis"><text:span text:style-name="T1">LAN party</text:span></text:span><text:span text:style-name="T1">, meskipun mungkin tidak semasif dulu di beberapa tempat, masih eksis. Di Indonesia secara khusus, </text:span><text:span text:style-name="Strong_20_Emphasis"><text:span text:style-name="T1">warung internet ('warnet')</text:span></text:span><text:span text:style-name="T1"> telah lama memainkan peran </text:span><text:span text:style-name="Strong_20_Emphasis"><text:span text:style-name="T1">krusial sebagai hub sosial fisik</text:span></text:span><text:span text:style-name="T1"> bagi para gamer, tempat mereka bisa berkumpul, bermain bersama teman-teman secara langsung, dan membentuk komunitas lokal yang erat – sebuah fenomena yang masih relevan di beberapa daerah hingga kini. Selain itu, menghadiri </text:span><text:span text:style-name="Strong_20_Emphasis"><text:span text:style-name="T1">konvensi game</text:span></text:span><text:span text:style-name="T1"> (seperti acara lokal Indonesia Game Xperience/IGX atau acara internasional jika memungkinkan) atau </text:span><text:span text:style-name="Strong_20_Emphasis"><text:span text:style-name="T1">nonton bareng (nobar)</text:span></text:span><text:span text:style-name="T1"> turnamen esports lokal maupun internasional juga menjadi ajang penting untuk memperkuat ikatan komunitas secara fisik. </text:span></text:p>
              </text:list-item>
            </text:list>
            <text:p text:style-name="P22"><text:span text:style-name="Strong_20_Emphasis"><text:span text:style-name="T1">Streaming sebagai Perekat Komunitas:</text:span></text:span></text:p>
            <text:p text:style-name="P22"><text:span text:style-name="T1">Platform seperti Twitch dan YouTube Gaming memungkinkan </text:span><text:span text:style-name="Strong_20_Emphasis"><text:span text:style-name="T1">streamer</text:span></text:span><text:span text:style-name="T1"> membangun komunitas yang sangat terlibat di sekitar kanal mereka. Interaksi </text:span><text:span text:style-name="Emphasis"><text:span text:style-name="T1">real-time</text:span></text:span><text:span text:style-name="T1"> melalui chat, lelucon internal (inside jokes), penggunaan emote khusus kanal, dan dukungan kolektif saat streamer mencapai sesuatu atau menghadapi kesulitan, menciptakan rasa kebersamaan yang kuat. Banyak </text:span><text:span text:style-name="Strong_20_Emphasis"><text:span text:style-name="T1">streamer lokal di Indonesia</text:span></text:span><text:span text:style-name="T1"> yang berhasil membangun basis penggemar setia dengan memanfaatkan kedekatan bahasa dan budaya.</text:span></text:p>
            <text:p text:style-name="P22"><text:span text:style-name="Strong_20_Emphasis"><text:span text:style-name="T1">Kegembiraan Bermain Bersama (Cooperative Play):</text:span></text:span></text:p>
            <text:p text:style-name="P22"><text:span text:style-name="T1">Di luar kompetisi, genre </text:span><text:span text:style-name="Strong_20_Emphasis"><text:span text:style-name="T1">game kooperatif (co-op)</text:span></text:span><text:span text:style-name="T1"> menawarkan dinamika sosial yang berbeda namun sama kuatnya. Kepuasan bekerja sama dengan teman untuk mengatasi tantangan yang sulit, memecahkan teka-teki bersama (seperti di </text:span><text:span text:style-name="Emphasis"><text:span text:style-name="Strong_20_Emphasis"><text:span text:style-name="T1">It Takes Two</text:span></text:span></text:span><text:span text:style-name="T1">), bertahan hidup sebagai tim (</text:span><text:span text:style-name="Emphasis"><text:span text:style-name="Strong_20_Emphasis"><text:span text:style-name="T1">Left 4 Dead</text:span></text:span></text:span><text:span text:style-name="T1">), membangun sesuatu bersama (</text:span><text:span text:style-name="Emphasis"><text:span text:style-name="Strong_20_Emphasis"><text:span text:style-name="T1">Stardew Valley multiplayer</text:span></text:span></text:span><text:span text:style-name="T1">, </text:span><text:span text:style-name="Emphasis"><text:span text:style-name="Strong_20_Emphasis"><text:span text:style-name="T1">Minecraft</text:span></text:span></text:span><text:span text:style-name="T1">), atau sekadar menyelesaikan misi bersama dalam mode co-op di berbagai game, menciptakan ikatan dan kenangan bersama yang unik.</text:span></text:p>
            <text:p text:style-name="P1"><text:soft-page-break/>Jauh dari citra isolatifnya, game di era modern telah menjadi salah satu sarana paling ampuh untuk membentuk dan memelihara hubungan serta komunitas manusia di era digital.</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9.4 (Game dalam Pendidikan dan Pelatihan).</text:span></text:p>
          </text:section>
          <text:section text:style-name="Sect1" text:name="feedback-form-62">
            <text:p text:style-name="P175"/>
          </text:section>
        </text:section>
        <text:section text:style-name="Sect1" text:name="58a299a6a93ae2b0">
          <text:p text:style-name="P1"/>
          <text:section text:style-name="Sect1" text:name="user-query-content-63">
            <text:p text:style-name="P356">yax </text:p>
          </text:section>
          <text:p text:style-name="P175">Tampilkan alur berpikir</text:p>
          <text:section text:style-name="Sect2" text:name="model-response-message-contentr_58a299a6a93ae2b0">
            <text:p text:style-name="P22"><text:span text:style-name="T1">Baik, mari kita jelajahi bagaimana prinsip dan teknologi game diterapkan di luar ranah hiburan murni dalam </text:span><text:span text:style-name="Strong_20_Emphasis"><text:span text:style-name="T1">Subbab 9.4: Game dalam Pendidikan dan Pelatihan (Serious Games)</text:span></text:span><text:span text:style-name="T1">.</text:span></text:p>
            <text:p text:style-name="P359"/>
            <text:p text:style-name="P22"><text:span text:style-name="Strong_20_Emphasis"><text:span text:style-name="T1">(Jawaban untuk Prompt Isi Mendalam Subbab 9.4)</text:span></text:span></text:p>
            <text:p text:style-name="P22"><text:span text:style-name="T1">Meskipun fokus utama buku ini adalah pada game sebagai bentuk hiburan, kekuatan unik dari medium interaktif ini – kemampuannya untuk melibatkan pemain, memberikan umpan balik instan, mensimulasikan sistem kompleks, dan memotivasi melalui tantangan dan penghargaan – semakin diakui dan dimanfaatkan untuk tujuan-tujuan 'serius'. Ini adalah ranah yang dikenal sebagai </text:span><text:span text:style-name="Strong_20_Emphasis"><text:span text:style-name="T1">"Serious Games"</text:span></text:span><text:span text:style-name="T1">.</text:span></text:p>
            <text:p text:style-name="P22"><text:span text:style-name="Strong_20_Emphasis"><text:span text:style-name="T1">Mendefinisikan 'Serious Games': Bermain dengan Tujuan</text:span></text:span></text:p>
            <text:p text:style-name="P22"><text:span text:style-name="T1">Istilah </text:span><text:span text:style-name="Strong_20_Emphasis"><text:span text:style-name="T1">"Serious Games"</text:span></text:span><text:span text:style-name="T1"> merujuk pada game yang dirancang dengan </text:span><text:span text:style-name="Strong_20_Emphasis"><text:span text:style-name="T1">tujuan utama selain memberikan hiburan semata</text:span></text:span><text:span text:style-name="T1">. Tujuan 'serius' ini bisa sangat beragam, mencakup:</text:span></text:p>
            <text:list xml:id="list8912481796113550747" text:style-name="L141">
              <text:list-item>
                <text:p text:style-name="P327"><text:span text:style-name="Strong_20_Emphasis"><text:span text:style-name="T1">Pendidikan dan Pembelajaran:</text:span></text:span><text:span text:style-name="T1"> Mentransfer pengetahuan atau mengajarkan keterampilan akademis. </text:span></text:p>
              </text:list-item>
              <text:list-item>
                <text:p text:style-name="P327"><text:span text:style-name="Strong_20_Emphasis"><text:span text:style-name="T1">Pelatihan Profesional:</text:span></text:span><text:span text:style-name="T1"> Mengembangkan keterampilan teknis atau </text:span><text:span text:style-name="Emphasis"><text:span text:style-name="T1">soft skills</text:span></text:span><text:span text:style-name="T1"> untuk pekerjaan. </text:span></text:p>
              </text:list-item>
              <text:list-item>
                <text:p text:style-name="P327"><text:span text:style-name="Strong_20_Emphasis"><text:span text:style-name="T1">Simulasi:</text:span></text:span><text:span text:style-name="T1"> Memodelkan sistem dunia nyata untuk analisis atau latihan pengambilan keputusan. </text:span></text:p>
              </text:list-item>
              <text:list-item>
                <text:p text:style-name="P327"><text:soft-page-break/><text:span text:style-name="Strong_20_Emphasis"><text:span text:style-name="T1">Kesehatan dan Kebugaran:</text:span></text:span><text:span text:style-name="T1"> Mendorong perilaku sehat, rehabilitasi fisik, atau mendukung kesehatan mental. </text:span></text:p>
              </text:list-item>
              <text:list-item>
                <text:p text:style-name="P327"><text:span text:style-name="Strong_20_Emphasis"><text:span text:style-name="T1">Perubahan Sosial dan Advokasi:</text:span></text:span><text:span text:style-name="T1"> Meningkatkan kesadaran tentang isu sosial, mempromosikan empati, atau mendorong aksi kolektif. </text:span></text:p>
              </text:list-item>
              <text:list-item>
                <text:p text:style-name="P148"><text:span text:style-name="Strong_20_Emphasis"><text:span text:style-name="T1">Riset Ilmiah:</text:span></text:span><text:span text:style-name="T1"> Menggunakan gameplay untuk membantu memecahkan masalah ilmiah (seperti dalam </text:span><text:span text:style-name="Emphasis"><text:span text:style-name="T1">citizen science</text:span></text:span><text:span text:style-name="T1">). </text:span></text:p>
              </text:list-item>
            </text:list>
            <text:p text:style-name="P22"><text:span text:style-name="T1">Penting untuk dicatat bahwa meskipun tujuan utamanya serius, elemen </text:span><text:span text:style-name="Strong_20_Emphasis"><text:span text:style-name="T1">hiburan atau kesenangan (fun)</text:span></text:span><text:span text:style-name="T1"> seringkali tetap menjadi </text:span><text:span text:style-name="Strong_20_Emphasis"><text:span text:style-name="T1">komponen penting</text:span></text:span><text:span text:style-name="T1"> dalam desain Serious Games, karena berfungsi sebagai alat untuk </text:span><text:span text:style-name="Strong_20_Emphasis"><text:span text:style-name="T1">meningkatkan motivasi dan keterlibatan (engagement)</text:span></text:span><text:span text:style-name="T1"> pengguna dalam mencapai tujuan utama tersebut.</text:span></text:p>
            <text:p text:style-name="P22"><text:span text:style-name="Strong_20_Emphasis"><text:span text:style-name="T1">Membedakan dengan 'Gamifikasi'</text:span></text:span></text:p>
            <text:p text:style-name="P22"><text:span text:style-name="T1">Perlu dibedakan antara Serious Games dengan </text:span><text:span text:style-name="Strong_20_Emphasis"><text:span text:style-name="T1">'Gamifikasi' (Gamification)</text:span></text:span><text:span text:style-name="T1">. Jika Serious Games adalah </text:span><text:span text:style-name="Strong_20_Emphasis"><text:span text:style-name="T1">produk game utuh</text:span></text:span><text:span text:style-name="T1"> yang dirancang dari awal dengan tujuan serius, maka Gamifikasi adalah </text:span><text:span text:style-name="Strong_20_Emphasis"><text:span text:style-name="T1">penerapan elemen atau mekanika desain game</text:span></text:span><text:span text:style-name="T1"> (seperti poin, lencana/badges, papan peringkat/leaderboards, bar progres, tantangan) </text:span><text:span text:style-name="Strong_20_Emphasis"><text:span text:style-name="T1">pada konteks non-game</text:span></text:span><text:span text:style-name="T1"> (misalnya, aplikasi kebugaran, platform e-learning, program loyalitas pelanggan, sistem manajemen kinerja karyawan) untuk membuat aktivitas tersebut terasa lebih menarik dan memotivasi. Keduanya memanfaatkan prinsip psikologi game, namun berbeda dalam bentuk implementasinya.</text:span></text:p>
            <text:p text:style-name="P22"><text:span text:style-name="Strong_20_Emphasis"><text:span text:style-name="T1">Aplikasi dalam Dunia Pendidikan ('Edutainment')</text:span></text:span></text:p>
            <text:p text:style-name="P1">Potensi game untuk merevolusi pendidikan telah lama didiskusikan:</text:p>
            <text:list xml:id="list3676462175030671609" text:style-name="L142">
              <text:list-item>
                <text:p text:style-name="P328"><text:span text:style-name="Strong_20_Emphasis"><text:span text:style-name="T1">Pembelajaran Aktif &amp; Menarik:</text:span></text:span><text:span text:style-name="T1"> Game dapat mengubah pembelajaran pasif (mendengar ceramah, membaca buku) menjadi </text:span><text:span text:style-name="Strong_20_Emphasis"><text:span text:style-name="T1">pengalaman aktif, interaktif, dan eksperimental</text:span></text:span><text:span text:style-name="T1">. Pemain belajar dengan melakukan, mencoba, gagal, dan mencoba lagi dalam lingkungan yang aman. </text:span></text:p>
              </text:list-item>
              <text:list-item>
                <text:p text:style-name="P328"><text:span text:style-name="Strong_20_Emphasis"><text:span text:style-name="T1">Contoh Penerapan:</text:span></text:span><text:span text:style-name="T1"> </text:span></text:p>
                <text:list>
                  <text:list-item>
                    <text:p text:style-name="P328"><text:span text:style-name="Strong_20_Emphasis"><text:span text:style-name="T1">Simulasi Sejarah/Sains:</text:span></text:span><text:span text:style-name="T1"> Game klasik seperti </text:span><text:span text:style-name="Emphasis"><text:span text:style-name="Strong_20_Emphasis"><text:span text:style-name="T1">The Oregon Trail</text:span></text:span></text:span><text:span text:style-name="T1"> mengajarkan tentang kehidupan pionir Amerika. Game strategi kompleks seperti </text:span><text:span text:style-name="Emphasis"><text:span text:style-name="Strong_20_Emphasis"><text:span text:style-name="T1">Civilization</text:span></text:span></text:span><text:span text:style-name="T1"> terkadang digunakan (dengan panduan) untuk mengajarkan konsep sejarah dan </text:span><text:soft-page-break/><text:span text:style-name="T1">geopolitik. </text:span><text:span text:style-name="Emphasis"><text:span text:style-name="Strong_20_Emphasis"><text:span text:style-name="T1">Kerbal Space Program</text:span></text:span></text:span><text:span text:style-name="T1"> mengajarkan prinsip fisika dan aeronautika melalui simulasi yang menarik. </text:span></text:p>
                  </text:list-item>
                  <text:list-item>
                    <text:p text:style-name="P328"><text:span text:style-name="Strong_20_Emphasis"><text:span text:style-name="T1">Pembelajaran Bahasa:</text:span></text:span><text:span text:style-name="T1"> Aplikasi seperti </text:span><text:span text:style-name="Strong_20_Emphasis"><text:span text:style-name="T1">Duolingo</text:span></text:span><text:span text:style-name="T1"> menggunakan gamifikasi secara ekstensif (poin, level, streak) untuk memotivasi pengguna belajar bahasa baru. </text:span></text:p>
                  </text:list-item>
                  <text:list-item>
                    <text:p text:style-name="P328"><text:span text:style-name="Strong_20_Emphasis"><text:span text:style-name="T1">STEM &amp; Kreativitas:</text:span></text:span><text:span text:style-name="T1"> Platform seperti </text:span><text:span text:style-name="Emphasis"><text:span text:style-name="Strong_20_Emphasis"><text:span text:style-name="T1">Minecraft: Education Edition</text:span></text:span></text:span><text:span text:style-name="T1"> digunakan di banyak sekolah di seluruh dunia untuk mengajarkan berbagai mata pelajaran (matematika, sains, sejarah, seni) melalui proyek bangunan dan eksplorasi yang kolaboratif. Game lain seperti </text:span><text:span text:style-name="Emphasis"><text:span text:style-name="T1">Scratch</text:span></text:span><text:span text:style-name="T1"> atau </text:span><text:span text:style-name="Emphasis"><text:span text:style-name="T1">CodeCombat</text:span></text:span><text:span text:style-name="T1"> mengajarkan dasar-dasar logika pemrograman. </text:span></text:p>
                  </text:list-item>
                </text:list>
              </text:list-item>
              <text:list-item>
                <text:p text:style-name="P149"><text:span text:style-name="Strong_20_Emphasis"><text:span text:style-name="T1">Konteks &amp; Tantangan Lokal (Indonesia):</text:span></text:span><text:span text:style-name="T1"> Meskipun potensinya besar, pemanfaatan Serious Games secara luas dalam </text:span><text:span text:style-name="Strong_20_Emphasis"><text:span text:style-name="T1">sistem pendidikan formal di Indonesia (per April 2025) mungkin masih menghadapi berbagai tantangan</text:span></text:span><text:span text:style-name="T1">: keterbatasan </text:span><text:span text:style-name="Strong_20_Emphasis"><text:span text:style-name="T1">infrastruktur</text:span></text:span><text:span text:style-name="T1"> teknologi (ketersediaan perangkat komputer/tablet dan akses internet yang merata di semua sekolah), kebutuhan akan </text:span><text:span text:style-name="Strong_20_Emphasis"><text:span text:style-name="T1">pelatihan bagi guru</text:span></text:span><text:span text:style-name="T1"> untuk dapat mengintegrasikan game secara efektif, penyesuaian dengan </text:span><text:span text:style-name="Strong_20_Emphasis"><text:span text:style-name="T1">kurikulum nasional</text:span></text:span><text:span text:style-name="T1">, serta mungkin </text:span><text:span text:style-name="Strong_20_Emphasis"><text:span text:style-name="T1">persepsi budaya</text:span></text:span><text:span text:style-name="T1"> yang masih memandang 'game' kurang serius sebagai alat pembelajaran. Namun, minat terhadap edutech terus tumbuh, dan aplikasi atau platform edukasi lokal yang mengadopsi elemen game mungkin semakin bermunculan. </text:span></text:p>
              </text:list-item>
            </text:list>
            <text:p text:style-name="P22"><text:span text:style-name="Strong_20_Emphasis"><text:span text:style-name="T1">Simulasi untuk Pelatihan Profesional Tingkat Lanjut:</text:span></text:span></text:p>
            <text:p text:style-name="P1">Di sinilah Serious Games seringkali menunjukkan dampak paling nyata dan mapan:</text:p>
            <text:list xml:id="list5703194551400742083" text:style-name="L143">
              <text:list-item>
                <text:p text:style-name="P329"><text:span text:style-name="Strong_20_Emphasis"><text:span text:style-name="T1">Bidang Berisiko Tinggi:</text:span></text:span><text:span text:style-name="T1"> Penggunaan </text:span><text:span text:style-name="Strong_20_Emphasis"><text:span text:style-name="T1">simulator</text:span></text:span><text:span text:style-name="T1"> berbasis teknologi game sangat umum untuk melatih profesional di bidang di mana kesalahan di dunia nyata bisa berakibat fatal atau sangat mahal. Contoh paling jelas adalah </text:span><text:span text:style-name="Strong_20_Emphasis"><text:span text:style-name="T1">simulator penerbangan</text:span></text:span><text:span text:style-name="T1"> untuk pilot, </text:span><text:span text:style-name="Strong_20_Emphasis"><text:span text:style-name="T1">simulator medis dan bedah</text:span></text:span><text:span text:style-name="T1"> (termasuk yang berbasis VR) untuk melatih dokter dan tenaga kesehatan lainnya, serta </text:span><text:span text:style-name="Strong_20_Emphasis"><text:span text:style-name="T1">simulator taktis</text:span></text:span><text:span text:style-name="T1"> untuk pelatihan militer dan kepolisian/tim tanggap darurat. </text:span></text:p>
              </text:list-item>
              <text:list-item>
                <text:p text:style-name="P329"><text:span text:style-name="Strong_20_Emphasis"><text:span text:style-name="T1">Pelatihan Korporat dan Vokasi:</text:span></text:span><text:span text:style-name="T1"> Simulasi juga digunakan dalam pelatihan </text:span><text:span text:style-name="Strong_20_Emphasis"><text:span text:style-name="T1">keterampilan teknis</text:span></text:span><text:span text:style-name="T1"> (misalnya, mengoperasikan mesin </text:span><text:soft-page-break/><text:span text:style-name="T1">industri), </text:span><text:span text:style-name="Strong_20_Emphasis"><text:span text:style-name="T1">prosedur keselamatan</text:span></text:span><text:span text:style-name="T1">, atau bahkan </text:span><text:span text:style-name="Strong_20_Emphasis"><text:span text:style-name="Emphasis"><text:span text:style-name="T1">soft skills</text:span></text:span></text:span><text:span text:style-name="T1"> seperti layanan pelanggan, negosiasi, dan kepemimpinan di lingkungan perusahaan. </text:span></text:p>
              </text:list-item>
              <text:list-item>
                <text:p text:style-name="P150"><text:span text:style-name="Strong_20_Emphasis"><text:span text:style-name="T1">Keunggulan:</text:span></text:span><text:span text:style-name="T1"> Manfaat utama simulasi ini adalah menyediakan </text:span><text:span text:style-name="Strong_20_Emphasis"><text:span text:style-name="T1">lingkungan latihan yang aman, terkontrol, dapat diulang</text:span></text:span><text:span text:style-name="T1">, seringkali lebih </text:span><text:span text:style-name="Strong_20_Emphasis"><text:span text:style-name="T1">hemat biaya</text:span></text:span><text:span text:style-name="T1"> daripada pelatihan dunia nyata (misal, biaya bahan bakar pesawat), memungkinkan </text:span><text:span text:style-name="Strong_20_Emphasis"><text:span text:style-name="T1">pengukuran kinerja objektif</text:span></text:span><text:span text:style-name="T1">, dan cenderung </text:span><text:span text:style-name="Strong_20_Emphasis"><text:span text:style-name="T1">lebih menarik</text:span></text:span><text:span text:style-name="T1"> bagi peserta pelatihan. (Akses ke simulator yang sangat canggih dan mahal ini di Indonesia mungkin terbatas pada institusi atau perusahaan besar tertentu). </text:span></text:p>
              </text:list-item>
            </text:list>
            <text:p text:style-name="P22"><text:span text:style-name="Strong_20_Emphasis"><text:span text:style-name="T1">Game untuk Kesehatan dan Kesejahteraan ('Games for Health'):</text:span></text:span></text:p>
            <text:p text:style-name="P1">Game juga semakin dieksplorasi potensinya dalam bidang kesehatan:</text:p>
            <text:list xml:id="list266192106664322115" text:style-name="L144">
              <text:list-item>
                <text:p text:style-name="P330"><text:span text:style-name="Strong_20_Emphasis"><text:span text:style-name="T1">Kesehatan Fisik:</text:span></text:span><text:span text:style-name="T1"> </text:span><text:span text:style-name="Strong_20_Emphasis"><text:span text:style-name="T1">Exergames</text:span></text:span><text:span text:style-name="T1"> (game yang membutuhkan aktivitas fisik) digunakan dalam </text:span><text:span text:style-name="Strong_20_Emphasis"><text:span text:style-name="T1">terapi fisik, rehabilitasi</text:span></text:span><text:span text:style-name="T1">, atau sekadar untuk mempromosikan gaya hidup aktif (contoh: </text:span><text:span text:style-name="Emphasis"><text:span text:style-name="T1">Ring Fit Adventure</text:span></text:span><text:span text:style-name="T1"> di Nintendo Switch, berbagai aplikasi fitness VR). </text:span></text:p>
              </text:list-item>
              <text:list-item>
                <text:p text:style-name="P330"><text:span text:style-name="Strong_20_Emphasis"><text:span text:style-name="T1">Kesehatan Kognitif:</text:span></text:span><text:span text:style-name="T1"> Meskipun efektivitasnya masih diperdebatkan secara ilmiah untuk transfer ke kemampuan kognitif umum, ada banyak </text:span><text:span text:style-name="Strong_20_Emphasis"><text:span text:style-name="T1">'brain training games'</text:span></text:span><text:span text:style-name="T1"> yang dirancang untuk melatih memori, perhatian, atau kecepatan pemrosesan. </text:span></text:p>
              </text:list-item>
              <text:list-item>
                <text:p text:style-name="P151"><text:span text:style-name="Strong_20_Emphasis"><text:span text:style-name="T1">Kesehatan Mental:</text:span></text:span><text:span text:style-name="T1"> Muncul game-game yang dirancang untuk </text:span><text:span text:style-name="Strong_20_Emphasis"><text:span text:style-name="T1">mendukung kesehatan mental</text:span></text:span><text:span text:style-name="T1">, misalnya dengan mengajarkan teknik relaksasi atau </text:span><text:span text:style-name="Emphasis"><text:span text:style-name="T1">mindfulness</text:span></text:span><text:span text:style-name="T1">, membantu mengelola kecemasan atau depresi, membangun empati, atau sekadar menyediakan ruang ekspresi emosi yang aman. Ada juga game yang berfungsi sebagai alat </text:span><text:span text:style-name="Strong_20_Emphasis"><text:span text:style-name="T1">edukasi pasien</text:span></text:span><text:span text:style-name="T1"> tentang penyakit atau kondisi medis mereka. </text:span></text:p>
              </text:list-item>
            </text:list>
            <text:p text:style-name="P22"><text:span text:style-name="Strong_20_Emphasis"><text:span text:style-name="T1">Game untuk Perubahan Sosial ('Games for Change'):</text:span></text:span></text:p>
            <text:p text:style-name="P1">Beberapa developer menggunakan game sebagai medium untuk tujuan advokasi atau kesadaran sosial:</text:p>
            <text:list xml:id="list6594860023523782713" text:style-name="L145">
              <text:list-item>
                <text:p text:style-name="P331"><text:span text:style-name="Strong_20_Emphasis"><text:span text:style-name="T1">Meningkatkan Kesadaran &amp; Empati:</text:span></text:span><text:span text:style-name="T1"> Game seperti </text:span><text:span text:style-name="Emphasis"><text:span text:style-name="Strong_20_Emphasis"><text:span text:style-name="T1">Papers, Please</text:span></text:span></text:span><text:span text:style-name="T1"> (menempatkan pemain pada dilema etis petugas imigrasi), </text:span><text:span text:style-name="Emphasis"><text:span text:style-name="Strong_20_Emphasis"><text:span text:style-name="T1">This War of Mine</text:span></text:span></text:span><text:span text:style-name="T1"> (menggambarkan perspektif warga sipil yang bertahan hidup di tengah perang), atau game tentang isu lingkungan bertujuan untuk membuat pemain </text:span><text:span text:style-name="Strong_20_Emphasis"><text:span text:style-name="T1">merenungkan isu-isu kompleks</text:span></text:span><text:span text:style-name="T1"> dan </text:span><text:span text:style-name="Strong_20_Emphasis"><text:span text:style-name="T1">melihat </text:span></text:span><text:soft-page-break/><text:span text:style-name="Strong_20_Emphasis"><text:span text:style-name="T1">dunia dari perspektif berbeda</text:span></text:span><text:span text:style-name="T1">. </text:span></text:p>
              </text:list-item>
              <text:list-item>
                <text:p text:style-name="P152"><text:span text:style-name="Strong_20_Emphasis"><text:span text:style-name="T1">Mendorong Aksi atau Riset:</text:span></text:span><text:span text:style-name="T1"> Game seperti </text:span><text:span text:style-name="Emphasis"><text:span text:style-name="Strong_20_Emphasis"><text:span text:style-name="T1">Foldit</text:span></text:span></text:span><text:span text:style-name="T1"> adalah contoh </text:span><text:span text:style-name="Emphasis"><text:span text:style-name="T1">citizen science</text:span></text:span><text:span text:style-name="T1">, di mana pemain secara kolektif membantu memecahkan masalah ilmiah nyata (dalam hal ini, pelipatan protein) melalui mekanisme puzzle. </text:span></text:p>
              </text:list-item>
            </text:list>
            <text:p text:style-name="P22"><text:span text:style-name="Strong_20_Emphasis"><text:span text:style-name="T1">Potensi Besar, Tantangan Nyata:</text:span></text:span></text:p>
            <text:p text:style-name="P22"><text:span text:style-name="T1">Secara keseluruhan, Serious Games menunjukkan potensi luar biasa dari game sebagai alat yang dapat memberikan dampak positif di luar hiburan. Namun, pengembangannya dan adopsinya secara luas masih menghadapi </text:span><text:span text:style-name="Strong_20_Emphasis"><text:span text:style-name="T1">tantangan signifikan</text:span></text:span><text:span text:style-name="T1">:</text:span></text:p>
            <text:list xml:id="list8084258318862954864" text:style-name="L146">
              <text:list-item>
                <text:p text:style-name="P332"><text:span text:style-name="Strong_20_Emphasis"><text:span text:style-name="T1">Biaya Pengembangan:</text:span></text:span><text:span text:style-name="T1"> Membuat Serious Games yang berkualitas tinggi, efektif, dan menarik bisa jadi sama mahalnya (atau bahkan lebih mahal) daripada membuat game hiburan. </text:span></text:p>
              </text:list-item>
              <text:list-item>
                <text:p text:style-name="P332"><text:span text:style-name="Strong_20_Emphasis"><text:span text:style-name="T1">Pembuktian Efektivitas:</text:span></text:span><text:span text:style-name="T1"> Mengukur dan membuktikan secara ilmiah bahwa sebuah Serious Game benar-benar efektif dalam mencapai tujuan pembelajaran atau perubahan perilaku seringkali sulit dan membutuhkan riset yang cermat. </text:span></text:p>
              </text:list-item>
              <text:list-item>
                <text:p text:style-name="P332"><text:span text:style-name="Strong_20_Emphasis"><text:span text:style-name="T1">Menghindari 'Brokoli Berlapis Cokelat':</text:span></text:span><text:span text:style-name="T1"> Tantangan desain utama adalah menyeimbangkan tujuan 'serius' dengan elemen 'permainan' agar pengalaman belajar tidak terasa dipaksakan, menggurui, atau membosankan, sehingga kehilangan keunggulan utamanya yaitu </text:span><text:span text:style-name="Emphasis"><text:span text:style-name="T1">engagement</text:span></text:span><text:span text:style-name="T1">. </text:span></text:p>
              </text:list-item>
              <text:list-item>
                <text:p text:style-name="P153"><text:span text:style-name="Strong_20_Emphasis"><text:span text:style-name="T1">Integrasi dan Adopsi:</text:span></text:span><text:span text:style-name="T1"> Mengintegrasikan Serious Games ke dalam kurikulum sekolah, program pelatihan perusahaan, atau praktik klinis yang sudah mapan membutuhkan perubahan sistemik dan penerimaan dari para pemangku kepentingan. Di konteks seperti Indonesia, faktor biaya, infrastruktur, dan kesiapan adopsi teknologi di lembaga-lembaga terkait menjadi pertimbangan tambahan. </text:span></text:p>
              </text:list-item>
            </text:list>
            <text:p text:style-name="P1">Meskipun demikian, potensi Serious Games untuk membuat pembelajaran, pelatihan, dan bahkan perubahan sosial menjadi lebih interaktif dan menarik terus mendorong inovasi di bidang ini.</text:p>
            <text:p text:style-name="P359"/>
            <text:p text:style-name="P22"><text:span text:style-name="T1">Saya akan menunggu perintah </text:span><text:span text:style-name="Strong_20_Emphasis"><text:span text:style-name="T1">"YAX"</text:span></text:span><text:span text:style-name="T1"> dari Anda untuk melanjutkan ke prompt isi mendalam untuk Subbab 9.5 (Sisi Gelap dan Kontroversi).</text:span></text:p>
          </text:section>
          <text:section text:style-name="Sect1" text:name="feedback-form-63">
            <text:p text:style-name="P175"><text:soft-page-break/></text:p>
          </text:section>
        </text:section>
        <text:section text:style-name="Sect1" text:name="324cfac335b7347b">
          <text:p text:style-name="P1"/>
          <text:section text:style-name="Sect1" text:name="user-query-content-64">
            <text:p text:style-name="P356">yax </text:p>
          </text:section>
          <text:p text:style-name="P175">Tampilkan alur berpikir</text:p>
          <text:section text:style-name="Sect2" text:name="model-response-message-contentr_324cfac335b7347b">
            <text:p text:style-name="P22"><text:span text:style-name="T1">Baik, mari kita bahas sisi lain dari koin industri game yang gemerlap, yaitu berbagai isu, tantangan, dan kontroversi yang menyertainya di </text:span><text:span text:style-name="Strong_20_Emphasis"><text:span text:style-name="T1">Subbab 9.5: Sisi Gelap dan Kontroversi</text:span></text:span><text:span text:style-name="T1">.</text:span></text:p>
            <text:p text:style-name="P359"/>
            <text:p text:style-name="P22"><text:span text:style-name="Strong_20_Emphasis"><text:span text:style-name="T1">(Jawaban untuk Prompt Isi Mendalam Subbab 9.5)</text:span></text:span></text:p>
            <text:p text:style-name="P22"><text:span text:style-name="T1">Meskipun video game menawarkan banyak hal positif – sebagai bentuk seni, sarana koneksi sosial, pendorong ekonomi, dan bahkan alat pembelajaran – penting untuk mengakui secara jujur bahwa medium ini juga tidak lepas dari </text:span><text:span text:style-name="Strong_20_Emphasis"><text:span text:style-name="T1">sisi gelap, kritik tajam, dan kontroversi yang signifikan</text:span></text:span><text:span text:style-name="T1">. Memahami aspek-aspek negatif dan tantangan sosial ini sama pentingnya untuk mendapatkan gambaran utuh tentang dampak game (per April 2025).</text:span></text:p>
            <text:p text:style-name="P22"><text:span text:style-name="Strong_20_Emphasis"><text:span text:style-name="T1">1. Debat Tak Kunjung Usai: Kekerasan dalam Video Game dan Agresi Dunia Nyata:</text:span></text:span></text:p>
            <text:list xml:id="list471636235664255384" text:style-name="L147">
              <text:list-item>
                <text:p text:style-name="P333"><text:span text:style-name="Strong_20_Emphasis"><text:span text:style-name="T1">Sejarah Kontroversi:</text:span></text:span><text:span text:style-name="T1"> Sejak munculnya game dengan konten kekerasan eksplisit (mulai dari </text:span><text:span text:style-name="Emphasis"><text:span text:style-name="T1">Mortal Kombat</text:span></text:span><text:span text:style-name="T1"> dan </text:span><text:span text:style-name="Emphasis"><text:span text:style-name="T1">Doom</text:span></text:span><text:span text:style-name="T1"> di era 90-an hingga seri </text:span><text:span text:style-name="Emphasis"><text:span text:style-name="T1">Grand Theft Auto</text:span></text:span><text:span text:style-name="T1"> atau </text:span><text:span text:style-name="Emphasis"><text:span text:style-name="T1">Call of Duty</text:span></text:span><text:span text:style-name="T1"> modern), perdebatan sengit terus terjadi mengenai apakah bermain game kekerasan menyebabkan peningkatan agresi atau bahkan kekerasan di dunia nyata. Seringkali, game menjadi </text:span><text:span text:style-name="Strong_20_Emphasis"><text:span text:style-name="T1">kambing hitam yang mudah</text:span></text:span><text:span text:style-name="T1"> disalahkan setelah terjadinya tragedi kekerasan, memicu </text:span><text:span text:style-name="Strong_20_Emphasis"><text:span text:style-name="T1">kepanikan moral (moral panic)</text:span></text:span><text:span text:style-name="T1"> dan seruan untuk regulasi atau pelarangan dari politisi atau kelompok masyarakat tertentu. </text:span></text:p>
              </text:list-item>
              <text:list-item>
                <text:p text:style-name="P333"><text:span text:style-name="Strong_20_Emphasis"><text:span text:style-name="T1">Temuan Ilmiah yang Kompleks:</text:span></text:span><text:span text:style-name="T1"> Puluhan tahun penelitian akademis mengenai topik ini telah menghasilkan </text:span><text:span text:style-name="Strong_20_Emphasis"><text:span text:style-name="T1">temuan yang kompleks, seringkali tidak konklusif, dan gagal menunjukkan adanya hubungan sebab-akibat langsung yang jelas</text:span></text:span><text:span text:style-name="T1"> antara bermain game kekerasan dengan tindakan kekerasan kriminal di dunia nyata. Banyak penelitian menunjukkan bahwa faktor-faktor lain </text:span><text:soft-page-break/><text:span text:style-name="T1">(seperti kondisi kesehatan mental, lingkungan sosial-ekonomi, latar belakang keluarga, akses terhadap senjata) memiliki pengaruh yang jauh lebih besar terhadap perilaku kekerasan. Meskipun beberapa studi mungkin menunjukkan adanya peningkatan agresi jangka pendek atau korelasi kecil, metodologi penelitiannya seringkali diperdebatkan. Konsensus ilmiah secara umum (per April 2025) adalah bahwa game kekerasan </text:span><text:span text:style-name="Strong_20_Emphasis"><text:span text:style-name="T1">bukanlah penyebab utama</text:span></text:span><text:span text:style-name="T1"> perilaku kekerasan di dunia nyata. </text:span></text:p>
              </text:list-item>
              <text:list-item>
                <text:p text:style-name="P154"><text:span text:style-name="Strong_20_Emphasis"><text:span text:style-name="T1">Konteks Penting:</text:span></text:span><text:span text:style-name="T1"> Namun demikian, penting untuk mengakui bahwa konten kekerasan yang sangat grafis memang ada dalam beberapa game, dan dampaknya pada individu (terutama anak-anak) tetap menjadi subjek diskusi yang valid, terlepas dari kaitan langsungnya dengan kekerasan skala besar. (Persepsi dan tingkat kekhawatiran mengenai isu ini di Indonesia bisa jadi dipengaruhi oleh norma budaya dan agama setempat). </text:span></text:p>
              </text:list-item>
            </text:list>
            <text:p text:style-name="P22"><text:span text:style-name="Strong_20_Emphasis"><text:span text:style-name="T1">2. Saat Bermain Menjadi Masalah: Kecanduan Game (Gaming Disorder):</text:span></text:span></text:p>
            <text:list xml:id="list6242389786516668420" text:style-name="L148">
              <text:list-item>
                <text:p text:style-name="P334"><text:span text:style-name="Strong_20_Emphasis"><text:span text:style-name="T1">Pengakuan Resmi:</text:span></text:span><text:span text:style-name="T1"> Kekhawatiran tentang potensi kecanduan game mendapat pengakuan formal ketika Organisasi Kesehatan Dunia (WHO) memasukkan </text:span><text:span text:style-name="Strong_20_Emphasis"><text:span text:style-name="T1">"Gaming Disorder" (Gangguan Bermain Game)</text:span></text:span><text:span text:style-name="T1"> ke dalam Klasifikasi Penyakit Internasional (ICD-11). </text:span></text:p>
              </text:list-item>
              <text:list-item>
                <text:p text:style-name="P334"><text:span text:style-name="Strong_20_Emphasis"><text:span text:style-name="T1">Kriteria Diagnosis:</text:span></text:span><text:span text:style-name="T1"> Seseorang mungkin didiagnosis mengalami Gaming Disorder jika menunjukkan pola perilaku bermain game (digital atau video) yang ditandai oleh: </text:span><text:span text:style-name="Strong_20_Emphasis"><text:span text:style-name="T1">(1) Gangguan kontrol</text:span></text:span><text:span text:style-name="T1"> atas aktivitas bermain (misalnya, tidak bisa mengontrol frekuensi, intensitas, durasi); </text:span><text:span text:style-name="Strong_20_Emphasis"><text:span text:style-name="T1">(2) Meningkatnya prioritas</text:span></text:span><text:span text:style-name="T1"> bermain game hingga mengalahkan aktivitas dan minat penting lainnya dalam hidup; dan </text:span><text:span text:style-name="Strong_20_Emphasis"><text:span text:style-name="T1">(3) Terus bermain atau meningkatkan intensitas bermain meskipun terjadi konsekuensi negatif</text:span></text:span><text:span text:style-name="T1"> yang signifikan dalam kehidupan pribadi, keluarga, sosial, pendidikan, pekerjaan, atau area fungsi penting lainnya. Pola ini biasanya berlangsung setidaknya 12 bulan untuk diagnosis. </text:span></text:p>
              </text:list-item>
              <text:list-item>
                <text:p text:style-name="P334"><text:span text:style-name="Strong_20_Emphasis"><text:span text:style-name="T1">Membedakan Hobi dan Kecanduan:</text:span></text:span><text:span text:style-name="T1"> Sangat penting untuk </text:span><text:span text:style-name="Strong_20_Emphasis"><text:span text:style-name="T1">membedakan antara keterlibatan yang tinggi (high engagement)</text:span></text:span><text:span text:style-name="T1"> atau hasrat mendalam terhadap game (yang bisa jadi hobi positif) </text:span><text:soft-page-break/><text:span text:style-name="Strong_20_Emphasis"><text:span text:style-name="T1">dengan kecanduan patologis</text:span></text:span><text:span text:style-name="T1"> yang benar-benar merusak fungsi kehidupan seseorang. Tidak semua orang yang bermain game berjam-jam mengalami kecanduan. </text:span></text:p>
              </text:list-item>
              <text:list-item>
                <text:p text:style-name="P155"><text:span text:style-name="Strong_20_Emphasis"><text:span text:style-name="T1">Dampak dan Dukungan:</text:span></text:span><text:span text:style-name="T1"> Gaming Disorder dapat berdampak serius pada kesehatan mental (seringkali terkait dengan depresi, kecemasan, ADHD), kesehatan fisik (kurang tidur, pola makan buruk), hubungan sosial, dan kinerja akademis/pekerjaan. Faktor risiko bisa mencakup masalah kesehatan mental yang sudah ada sebelumnya atau kesulitan dalam kehidupan nyata. Kesadaran akan kondisi ini, pengurangan stigma, serta ketersediaan </text:span><text:span text:style-name="Strong_20_Emphasis"><text:span text:style-name="T1">dukungan dari keluarga/teman dan akses ke bantuan profesional</text:span></text:span><text:span text:style-name="T1"> (konseling, terapi) menjadi penting. (Tingkat kesadaran, stigma terkait masalah kesehatan mental, dan ketersediaan layanan dukungan khusus untuk Gaming Disorder mungkin masih bervariasi di Indonesia). </text:span></text:p>
              </text:list-item>
            </text:list>
            <text:p text:style-name="P22"><text:span text:style-name="Strong_20_Emphasis"><text:span text:style-name="T1">3. Lingkungan Bermain yang 'Beracun': Toksisitas dalam Komunitas Online:</text:span></text:span></text:p>
            <text:list xml:id="list2660940868650449426" text:style-name="L149">
              <text:list-item>
                <text:p text:style-name="P335"><text:span text:style-name="Strong_20_Emphasis"><text:span text:style-name="T1">Masalah Meluas:</text:span></text:span><text:span text:style-name="T1"> Salah satu masalah paling persisten dan meresahkan dalam gaming modern adalah tingginya tingkat </text:span><text:span text:style-name="Strong_20_Emphasis"><text:span text:style-name="T1">perilaku toksik (toxic behavior)</text:span></text:span><text:span text:style-name="T1"> dalam banyak komunitas game online. Ini bisa termanifestasi dalam berbagai bentuk: </text:span></text:p>
                <text:list>
                  <text:list-item>
                    <text:p text:style-name="P335"><text:span text:style-name="Strong_20_Emphasis"><text:span text:style-name="T1">Pelecehan Verbal (Verbal Abuse):</text:span></text:span><text:span text:style-name="T1"> Penghinaan, makian, kata-kata kasar. </text:span></text:p>
                  </text:list-item>
                  <text:list-item>
                    <text:p text:style-name="P335"><text:span text:style-name="Strong_20_Emphasis"><text:span text:style-name="T1">Perundungan Siber (Cyberbullying):</text:span></text:span><text:span text:style-name="T1"> Penindasan berulang-ulang terhadap individu tertentu. </text:span></text:p>
                  </text:list-item>
                  <text:list-item>
                    <text:p text:style-name="P335"><text:span text:style-name="Strong_20_Emphasis"><text:span text:style-name="T1">Diskriminasi dan Ujaran Kebencian:</text:span></text:span><text:span text:style-name="T1"> Pelecehan yang menargetkan </text:span><text:span text:style-name="Strong_20_Emphasis"><text:span text:style-name="T1">gender</text:span></text:span><text:span text:style-name="T1"> (terutama terhadap pemain perempuan), </text:span><text:span text:style-name="Strong_20_Emphasis"><text:span text:style-name="T1">ras, etnisitas, orientasi seksual, agama</text:span></text:span><text:span text:style-name="T1">, atau tingkat keahlian pemain. </text:span></text:p>
                  </text:list-item>
                  <text:list-item>
                    <text:p text:style-name="P335"><text:span text:style-name="Strong_20_Emphasis"><text:span text:style-name="T1">Griefing:</text:span></text:span><text:span text:style-name="T1"> Sengaja mengganggu atau merusak pengalaman bermain orang lain. </text:span></text:p>
                  </text:list-item>
                  <text:list-item>
                    <text:p text:style-name="P335"><text:span text:style-name="Strong_20_Emphasis"><text:span text:style-name="T1">Ancaman dan Doxing:</text:span></text:span><text:span text:style-name="T1"> Ancaman kekerasan atau penyebaran informasi pribadi. </text:span></text:p>
                  </text:list-item>
                  <text:list-item>
                    <text:p text:style-name="P335"><text:span text:style-name="Strong_20_Emphasis"><text:span text:style-name="T1">Kecurangan (Cheating):</text:span></text:span><text:span text:style-name="T1"> Penggunaan program ilegal untuk mendapatkan keuntungan tidak adil, merusak integritas kompetisi. </text:span></text:p>
                  </text:list-item>
                </text:list>
              </text:list-item>
              <text:list-item>
                <text:p text:style-name="P335"><text:soft-page-break/><text:span text:style-name="Strong_20_Emphasis"><text:span text:style-name="T1">Tantangan Moderasi:</text:span></text:span><text:span text:style-name="T1"> Developer dan platform menghadapi </text:span><text:span text:style-name="Strong_20_Emphasis"><text:span text:style-name="T1">tantangan besar</text:span></text:span><text:span text:style-name="T1"> dalam </text:span><text:span text:style-name="Strong_20_Emphasis"><text:span text:style-name="T1">memoderasi</text:span></text:span><text:span text:style-name="T1"> perilaku ini secara efektif, mengingat skala interaksi online yang masif dan kecepatan komunikasi real-time. Upaya moderasi (baik oleh manusia maupun AI) seringkali dianggap kurang memadai. </text:span></text:p>
              </text:list-item>
              <text:list-item>
                <text:p text:style-name="P156"><text:span text:style-name="Strong_20_Emphasis"><text:span text:style-name="T1">Dampak Negatif:</text:span></text:span><text:span text:style-name="T1"> Toksisitas merusak pengalaman bermain, dapat berdampak buruk pada kesehatan mental pemain (terutama korban pelecehan), dan seringkali </text:span><text:span text:style-name="Strong_20_Emphasis"><text:span text:style-name="T1">mendorong pemain dari kelompok minoritas atau yang terpinggirkan untuk meninggalkan game</text:span></text:span><text:span text:style-name="T1"> atau komunitas tersebut, menciptakan lingkungan yang tidak ramah dan eksklusif. Upaya terus dilakukan untuk membangun budaya komunitas yang lebih positif melalui sistem pelaporan yang lebih baik, penegakan aturan yang lebih tegas, dan promosi perilaku sportif. (Bentuk dan target toksisitas spesifik dalam komunitas game di Indonesia mungkin juga dipengaruhi oleh dinamika sosial dan budaya lokal). </text:span></text:p>
              </text:list-item>
            </text:list>
            <text:p text:style-name="P22"><text:span text:style-name="Strong_20_Emphasis"><text:span text:style-name="T1">4. Potensi Masalah Kesehatan Fisik:</text:span></text:span></text:p>
            <text:p text:style-name="P22"><text:span text:style-name="T1">Meskipun tidak se-ekstrem kecanduan, bermain game secara berlebihan juga dapat menimbulkan kekhawatiran </text:span><text:span text:style-name="Strong_20_Emphasis"><text:span text:style-name="T1">kesehatan fisik</text:span></text:span><text:span text:style-name="T1">:</text:span></text:p>
            <text:list xml:id="list3940649047183770976" text:style-name="L150">
              <text:list-item>
                <text:p text:style-name="P336"><text:span text:style-name="Strong_20_Emphasis"><text:span text:style-name="T1">Gaya Hidup Kurang Gerak:</text:span></text:span><text:span text:style-name="T1"> Menghabiskan waktu berjam-jam duduk di depan layar dapat berkontribusi pada gaya hidup kurang gerak, yang terkait dengan risiko obesitas, penyakit jantung, dan masalah kesehatan lainnya. </text:span></text:p>
              </text:list-item>
              <text:list-item>
                <text:p text:style-name="P157"><text:span text:style-name="Strong_20_Emphasis"><text:span text:style-name="T1">Masalah Lain:</text:span></text:span><text:span text:style-name="T1"> Potensi </text:span><text:span text:style-name="Strong_20_Emphasis"><text:span text:style-name="T1">kelelahan mata digital</text:span></text:span><text:span text:style-name="T1">, </text:span><text:span text:style-name="Strong_20_Emphasis"><text:span text:style-name="T1">cedera regangan berulang (RSI)</text:span></text:span><text:span text:style-name="T1"> pada tangan/pergelangan tangan akibat penggunaan kontroler atau keyboard/mouse yang intensif, serta </text:span><text:span text:style-name="Strong_20_Emphasis"><text:span text:style-name="T1">gangguan pola tidur</text:span></text:span><text:span text:style-name="T1"> akibat bermain hingga larut malam atau paparan cahaya biru dari layar. Pentingnya istirahat teratur, postur yang baik, dan ergonomi sering ditekankan. </text:span></text:p>
              </text:list-item>
            </text:list>
            <text:p text:style-name="P22"><text:span text:style-name="Strong_20_Emphasis"><text:span text:style-name="T1">5. Kekhawatiran Khusus Terkait Anak-anak:</text:span></text:span></text:p>
            <text:p text:style-name="P1">Dampak game pada anak-anak menjadi sumber kekhawatiran tersendiri bagi banyak orang tua dan pendidik:</text:p>
            <text:list xml:id="list2990231809200234171" text:style-name="L151">
              <text:list-item>
                <text:p text:style-name="P337"><text:span text:style-name="Strong_20_Emphasis"><text:span text:style-name="T1">Paparan Konten:</text:span></text:span><text:span text:style-name="T1"> Risiko anak terpapar </text:span><text:span text:style-name="Strong_20_Emphasis"><text:span text:style-name="T1">konten yang tidak sesuai usia</text:span></text:span><text:span text:style-name="T1"> (kekerasan grafis, tema dewasa, bahasa kasar, konten seksual) </text:span><text:soft-page-break/><text:span text:style-name="T1">jika tidak ada pengawasan. </text:span></text:p>
              </text:list-item>
              <text:list-item>
                <text:p text:style-name="P337"><text:span text:style-name="Strong_20_Emphasis"><text:span text:style-name="T1">Waktu Layar:</text:span></text:span><text:span text:style-name="T1"> Perdebatan mengenai jumlah </text:span><text:span text:style-name="Strong_20_Emphasis"><text:span text:style-name="T1">waktu layar (screen time)</text:span></text:span><text:span text:style-name="T1"> yang sehat untuk anak dan potensi dampaknya pada perkembangan sosial, emosional, atau kognitif. </text:span></text:p>
              </text:list-item>
              <text:list-item>
                <text:p text:style-name="P337"><text:span text:style-name="Strong_20_Emphasis"><text:span text:style-name="T1">Keamanan Online:</text:span></text:span><text:span text:style-name="T1"> Risiko interaksi dengan </text:span><text:span text:style-name="Strong_20_Emphasis"><text:span text:style-name="T1">orang asing</text:span></text:span><text:span text:style-name="T1"> di game online, potensi </text:span><text:span text:style-name="Strong_20_Emphasis"><text:span text:style-name="T1">perundungan siber</text:span></text:span><text:span text:style-name="T1">, penipuan (</text:span><text:span text:style-name="Emphasis"><text:span text:style-name="T1">scam</text:span></text:span><text:span text:style-name="T1">), atau bahkan eksploitasi/penipuan (</text:span><text:span text:style-name="Emphasis"><text:span text:style-name="T1">grooming</text:span></text:span><text:span text:style-name="T1">). </text:span></text:p>
              </text:list-item>
              <text:list-item>
                <text:p text:style-name="P158"><text:span text:style-name="Strong_20_Emphasis"><text:span text:style-name="T1">Peran Orang Tua dan Rating:</text:span></text:span><text:span text:style-name="T1"> Menekankan pentingnya </text:span><text:span text:style-name="Strong_20_Emphasis"><text:span text:style-name="T1">peran aktif orang tua</text:span></text:span><text:span text:style-name="T1"> dalam memahami game yang dimainkan anak, berkomunikasi tentang pengalaman bermain, menetapkan batasan waktu yang sehat, serta memanfaatkan </text:span><text:span text:style-name="Strong_20_Emphasis"><text:span text:style-name="T1">fitur kontrol orang tua (parental controls)</text:span></text:span><text:span text:style-name="T1"> dan </text:span><text:span text:style-name="Strong_20_Emphasis"><text:span text:style-name="T1">sistem peringkat usia (age rating systems)</text:span></text:span><text:span text:style-name="T1"> seperti ESRB (Amerika Utara), PEGI (Eropa), atau </text:span><text:span text:style-name="Strong_20_Emphasis"><text:span text:style-name="T1">IGRS (Indonesian Game Rating System)</text:span></text:span><text:span text:style-name="T1"> yang berlaku di Indonesia untuk memilih game yang sesuai. </text:span></text:p>
              </text:list-item>
            </text:list>
            <text:p text:style-name="P22"><text:span text:style-name="Strong_20_Emphasis"><text:span text:style-name="T1">6. Isu Representasi yang Bermasalah:</text:span></text:span></text:p>
            <text:p text:style-name="P22"><text:span text:style-name="T1">Terkait dengan Subbab 9.4 tentang inklusivitas, sisi gelapnya adalah masih adanya </text:span><text:span text:style-name="Strong_20_Emphasis"><text:span text:style-name="T1">representasi yang bermasalah atau stereotipikal</text:span></text:span><text:span text:style-name="T1"> terhadap kelompok tertentu (misalnya, penggambaran wanita yang hiperseksualisasi, stereotip ras/etnis yang berbahaya, kurangnya representasi positif untuk kelompok minoritas) dalam beberapa game, yang dapat melanggengkan prasangka di dunia nyata.</text:span></text:p>
            <text:p text:style-name="P22"><text:span text:style-name="Strong_20_Emphasis"><text:span text:style-name="T1">7. Kontroversi Praktik Monetisasi:</text:span></text:span></text:p>
            <text:p text:style-name="P22"><text:span text:style-name="T1">Seperti disinggung di Subbab 7.2 dan 8.5, beberapa </text:span><text:span text:style-name="Strong_20_Emphasis"><text:span text:style-name="T1">praktik monetisasi</text:span></text:span><text:span text:style-name="T1"> terus menjadi sumber kontroversi sosial dan etis. </text:span><text:span text:style-name="Strong_20_Emphasis"><text:span text:style-name="T1">Loot box</text:span></text:span><text:span text:style-name="T1"> yang mekanismenya mirip judi, </text:span><text:span text:style-name="Strong_20_Emphasis"><text:span text:style-name="T1">desain F2P</text:span></text:span><text:span text:style-name="T1"> yang terasa 'predator' atau sangat mendorong pengeluaran (</text:span><text:span text:style-name="Emphasis"><text:span text:style-name="T1">pay-to-win</text:span></text:span><text:span text:style-name="T1">), menjadi perdebatan publik yang signifikan dan target potensi regulasi di berbagai negara. (Bagaimana praktik ini, terutama di game mobile yang populer di Indonesia, dipandang oleh masyarakat dan regulator lokal adalah konteks yang penting).</text:span></text:p>
            <text:p text:style-name="P1">Mengakui dan memahami 'sisi gelap' ini penting agar kita dapat melakukan diskusi yang lebih seimbang dan konstruktif tentang peran game dalam masyarakat, serta mendorong industri untuk bergerak ke arah praktik yang lebih bertanggung jawab dan etis.</text:p>
            <text:p text:style-name="P359"><text:soft-page-break/></text:p>
            <text:p text:style-name="P22"><text:span text:style-name="T1">Ini adalah prompt terakhir untuk Bab 9. Saya akan menunggu perintah </text:span><text:span text:style-name="Strong_20_Emphasis"><text:span text:style-name="T1">"YAX"</text:span></text:span><text:span text:style-name="T1"> dari Anda untuk melanjutkan ke prompt pertama dari bagian Penutup (Rekapitulasi perjalanan).</text:span></text:p>
          </text:section>
          <text:section text:style-name="Sect1" text:name="feedback-form-64">
            <text:p text:style-name="P175"/>
          </text:section>
        </text:section>
        <text:section text:style-name="Sect1" text:name="5162a374a20f5ffe">
          <text:p text:style-name="P1"/>
          <text:section text:style-name="Sect1" text:name="user-query-content-65">
            <text:p text:style-name="P356">yax </text:p>
          </text:section>
          <text:p text:style-name="P175">Tampilkan alur berpikir</text:p>
          <text:section text:style-name="Sect2" text:name="model-response-message-contentr_5162a374a20f5ffe">
            <text:p text:style-name="P22"><text:span text:style-name="T1">Baik, kita telah sampai di bagian akhir buku ini sebelum daftar pustaka atau lampiran. Mari kita mulai bagian </text:span><text:span text:style-name="Strong_20_Emphasis"><text:span text:style-name="T1">Penutup</text:span></text:span><text:span text:style-name="T1"> dengan prompt pertama: </text:span><text:span text:style-name="Strong_20_Emphasis"><text:span text:style-name="T1">"Rekapitulasi perjalanan."</text:span></text:span></text:p>
            <text:p text:style-name="P359"/>
            <text:p text:style-name="P22"><text:span text:style-name="Strong_20_Emphasis"><text:span text:style-name="T1">(Jawaban untuk Prompt 1 - Penutup: Rekapitulasi perjalanan)</text:span></text:span></text:p>
            <text:p text:style-name="P1">Kita telah melakukan perjalanan yang panjang dan sungguh luar biasa bersama-sama, menelusuri evolusi game komputer dari akarnya yang paling sederhana hingga menjadi fenomena global yang kompleks seperti yang kita saksikan hari ini (April 2025). Mari kita sejenak melihat kembali jejak langkah yang telah kita lalui dalam buku ini:</text:p>
            <text:list xml:id="list1660915947931413168" text:style-name="L152">
              <text:list-item>
                <text:p text:style-name="P338"><text:span text:style-name="T1">Kita mulai dari </text:span><text:span text:style-name="Strong_20_Emphasis"><text:span text:style-name="T1">awal mula yang sunyi di laboratorium</text:span></text:span><text:span text:style-name="T1"> (</text:span><text:span text:style-name="Strong_20_Emphasis"><text:span text:style-name="T1">Bab 1</text:span></text:span><text:span text:style-name="T1">), menyaksikan bagaimana titik-titik cahaya di layar osiloskop (</text:span><text:span text:style-name="Emphasis"><text:span text:style-name="T1">Tennis for Two</text:span></text:span><text:span text:style-name="T1">) dan duel pesawat luar angkasa vektor di komputer mini awal (</text:span><text:span text:style-name="Emphasis"><text:span text:style-name="T1">Spacewar!</text:span></text:span><text:span text:style-name="T1">) menjadi percikan pertama dari sebuah revolusi interaktif. </text:span></text:p>
              </text:list-item>
              <text:list-item>
                <text:p text:style-name="P338"><text:span text:style-name="T1">Kemudian kita melihat bagaimana ide ini </text:span><text:span text:style-name="Strong_20_Emphasis"><text:span text:style-name="T1">meledak ke ranah komersial</text:span></text:span><text:span text:style-name="T1"> (</text:span><text:span text:style-name="Strong_20_Emphasis"><text:span text:style-name="T1">Bab 2</text:span></text:span><text:span text:style-name="T1">), menginvasi ruang publik melalui </text:span><text:span text:style-name="Strong_20_Emphasis"><text:span text:style-name="T1">demam arkade</text:span></text:span><text:span text:style-name="T1"> yang melahirkan ikon seperti </text:span><text:span text:style-name="Emphasis"><text:span text:style-name="T1">Pong</text:span></text:span><text:span text:style-name="T1"> dan </text:span><text:span text:style-name="Emphasis"><text:span text:style-name="T1">Pac-Man</text:span></text:span><text:span text:style-name="T1">, serta memasuki ruang keluarga untuk pertama kalinya melalui </text:span><text:span text:style-name="Strong_20_Emphasis"><text:span text:style-name="T1">konsol rumahan awal</text:span></text:span><text:span text:style-name="T1"> seperti Magnavox Odyssey dan Atari 2600 yang legendaris. </text:span></text:p>
              </text:list-item>
              <text:list-item>
                <text:p text:style-name="P338"><text:span text:style-name="T1">Perjalanan ini tidak selalu mulus. Kita menyaksikan </text:span><text:span text:style-name="Strong_20_Emphasis"><text:span text:style-name="T1">masa krisis hebat</text:span></text:span><text:span text:style-name="T1"> saat industri video game Amerika Utara nyaris runtuh pada tahun 1983, sebelum kemudian </text:span><text:span text:style-name="Strong_20_Emphasis"><text:span text:style-name="T1">bangkit kembali secara dramatis</text:span></text:span><text:span text:style-name="T1"> (</text:span><text:span text:style-name="Strong_20_Emphasis"><text:span text:style-name="T1">Bab 3</text:span></text:span><text:span text:style-name="T1">) berkat strategi cerdik dan standar kualitas baru yang diterapkan oleh Nintendo dengan NES-nya. </text:span></text:p>
              </text:list-item>
              <text:list-item>
                <text:p text:style-name="P338"><text:span text:style-name="T1">Selanjutnya, kita terjun ke dalam </text:span><text:span text:style-name="Strong_20_Emphasis"><text:span text:style-name="T1">'Perang Konsol' 16-bit</text:span></text:span><text:span text:style-name="T1"> yang sengit </text:span><text:soft-page-break/><text:span text:style-name="T1">antara Nintendo (SNES) dan Sega (Genesis) – era Mario vs. Sonic – sementara secara paralel, </text:span><text:span text:style-name="Strong_20_Emphasis"><text:span text:style-name="T1">PC mulai menemukan jati dirinya</text:span></text:span><text:span text:style-name="T1"> sebagai platform gaming yang kuat dan berbeda, melahirkan genre FPS modern dengan </text:span><text:span text:style-name="Emphasis"><text:span text:style-name="T1">Doom</text:span></text:span><text:span text:style-name="T1"> (</text:span><text:span text:style-name="Strong_20_Emphasis"><text:span text:style-name="T1">Bab 4</text:span></text:span><text:span text:style-name="T1">). </text:span></text:p>
              </text:list-item>
              <text:list-item>
                <text:p text:style-name="P338"><text:span text:style-name="T1">Memasuki pertengahan 90-an, kita mengalami </text:span><text:span text:style-name="Strong_20_Emphasis"><text:span text:style-name="T1">revolusi ganda</text:span></text:span><text:span text:style-name="T1">: lompatan ke </text:span><text:span text:style-name="Strong_20_Emphasis"><text:span text:style-name="T1">grafis 3D real-time</text:span></text:span><text:span text:style-name="T1"> yang imersif (era PlayStation dan N64) dan </text:span><text:span text:style-name="Strong_20_Emphasis"><text:span text:style-name="T1">awal mula konektivitas online</text:span></text:span><text:span text:style-name="T1"> yang memungkinkan multiplayer skala besar serta kelahiran MMORPG (</text:span><text:span text:style-name="Strong_20_Emphasis"><text:span text:style-name="T1">Bab 5</text:span></text:span><text:span text:style-name="T1">). </text:span></text:p>
              </text:list-item>
              <text:list-item>
                <text:p text:style-name="P338"><text:span text:style-name="T1">Era berikutnya membawa gelombang </text:span><text:span text:style-name="Strong_20_Emphasis"><text:span text:style-name="T1">demokratisasi</text:span></text:span><text:span text:style-name="T1"> (</text:span><text:span text:style-name="Strong_20_Emphasis"><text:span text:style-name="T1">Bab 6</text:span></text:span><text:span text:style-name="T1">), di mana </text:span><text:span text:style-name="Strong_20_Emphasis"><text:span text:style-name="T1">ledakan mobile gaming</text:span></text:span><text:span text:style-name="T1"> (yang sangat relevan di Indonesia) menempatkan game di saku miliaran orang, </text:span><text:span text:style-name="Strong_20_Emphasis"><text:span text:style-name="T1">developer independen (indie)</text:span></text:span><text:span text:style-name="T1"> meraih panggung global berkat distribusi digital, dan </text:span><text:span text:style-name="Strong_20_Emphasis"><text:span text:style-name="T1">diversifikasi</text:span></text:span><text:span text:style-name="T1"> melalui kontrol gerak (Wii) serta platform sosial semakin memperluas cakupan game. </text:span></text:p>
              </text:list-item>
              <text:list-item>
                <text:p text:style-name="P338"><text:span text:style-name="T1">Kita kemudian mendarat di </text:span><text:span text:style-name="Strong_20_Emphasis"><text:span text:style-name="T1">lanskap masa kini</text:span></text:span><text:span text:style-name="T1"> (</text:span><text:span text:style-name="Strong_20_Emphasis"><text:span text:style-name="T1">Bab 7</text:span></text:span><text:span text:style-name="T1">, hingga April 2025), yang ditandai oleh pengejaran </text:span><text:span text:style-name="Strong_20_Emphasis"><text:span text:style-name="T1">fotorealisme</text:span></text:span><text:span text:style-name="T1">, dominasi model bisnis </text:span><text:span text:style-name="Strong_20_Emphasis"><text:span text:style-name="T1">Games as a Service (GaaS)</text:span></text:span><text:span text:style-name="T1">, fenomena </text:span><text:span text:style-name="Strong_20_Emphasis"><text:span text:style-name="T1">esports dan streaming</text:span></text:span><text:span text:style-name="T1"> sebagai tontonan global, serta meningkatnya fokus pada </text:span><text:span text:style-name="Strong_20_Emphasis"><text:span text:style-name="T1">aksesibilitas dan inklusivitas</text:span></text:span><text:span text:style-name="T1">. </text:span></text:p>
              </text:list-item>
              <text:list-item>
                <text:p text:style-name="P338"><text:span text:style-name="T1">Dari sana, kita mencoba </text:span><text:span text:style-name="Strong_20_Emphasis"><text:span text:style-name="T1">mengintip ke masa depan</text:span></text:span><text:span text:style-name="T1"> (</text:span><text:span text:style-name="Strong_20_Emphasis"><text:span text:style-name="T1">Bab 8</text:span></text:span><text:span text:style-name="T1">), menjelajahi potensi dan tantangan teknologi seperti </text:span><text:span text:style-name="Strong_20_Emphasis"><text:span text:style-name="T1">VR/AR, Cloud Gaming, AI</text:span></text:span><text:span text:style-name="T1">, konsep </text:span><text:span text:style-name="Strong_20_Emphasis"><text:span text:style-name="T1">Metaverse</text:span></text:span><text:span text:style-name="T1">, serta isu-isu </text:span><text:span text:style-name="Strong_20_Emphasis"><text:span text:style-name="T1">etis dan keberlanjutan</text:span></text:span><text:span text:style-name="T1"> krusial yang dihadapi industri. </text:span></text:p>
              </text:list-item>
              <text:list-item>
                <text:p text:style-name="P159"><text:span text:style-name="T1">Terakhir, kita mengambil langkah mundur (</text:span><text:span text:style-name="Strong_20_Emphasis"><text:span text:style-name="T1">Bab 9</text:span></text:span><text:span text:style-name="T1">) untuk menganalisis </text:span><text:span text:style-name="Strong_20_Emphasis"><text:span text:style-name="T1">dampak luas</text:span></text:span><text:span text:style-name="T1"> dari semua evolusi ini pada </text:span><text:span text:style-name="Strong_20_Emphasis"><text:span text:style-name="T1">budaya, seni, narasi, ekonomi, interaksi sosial</text:span></text:span><text:span text:style-name="T1">, serta </text:span><text:span text:style-name="Strong_20_Emphasis"><text:span text:style-name="T1">kontroversi</text:span></text:span><text:span text:style-name="T1"> yang menyertainya. </text:span></text:p>
              </text:list-item>
            </text:list>
            <text:p text:style-name="P1">Sungguh sebuah transformasi yang luar biasa dalam kurun waktu kurang dari satu abad! Dari eksperimen akademis yang hanya diketahui segelintir orang, game komputer telah tumbuh menjadi industri hiburan terbesar di dunia, kekuatan budaya yang membentuk cara kita bermain, belajar, bersosialisasi, dan bahkan melihat dunia. Teknologi telah berubah secara radikal – dari piksel ke poligon ke fotorealisme. Model bisnis telah berevolusi – dari koin di arkade ke kartrid, CD, unduhan digital, hingga layanan berlangganan. Platform telah beragam – dari mainframe ke arkade, <text:soft-page-break/>konsol, PC, genggam, mobile, hingga cloud. Dan audiensnya telah meluas – dari niche menjadi pasar massal global yang mencakup hampir semua lapisan masyarakat.</text:p>
            <text:p text:style-name="P1">Perjalanan ini menunjukkan dinamisme yang luar biasa dari sebuah medium yang terus-menerus menemukan kembali dirinya sendiri.</text:p>
            <text:p text:style-name="P359"/>
            <text:p text:style-name="P22"><text:span text:style-name="T1">Saya akan menunggu perintah </text:span><text:span text:style-name="Strong_20_Emphasis"><text:span text:style-name="T1">"YAX"</text:span></text:span><text:span text:style-name="T1"> dari Anda untuk melanjutkan ke prompt terakhir dari buku ini (Penutup - Refleksi akhir tentang kekuatan bermain / Apa selanjutnya bagi pembaca?).</text:span></text:p>
          </text:section>
          <text:section text:style-name="Sect1" text:name="feedback-form-65">
            <text:p text:style-name="P175"/>
          </text:section>
        </text:section>
        <text:section text:style-name="Sect1" text:name="0ed86a39988d7cea">
          <text:p text:style-name="P1"/>
          <text:section text:style-name="Sect1" text:name="user-query-content-66">
            <text:p text:style-name="P356">yax </text:p>
          </text:section>
          <text:p text:style-name="P175">Tampilkan alur berpikir</text:p>
          <text:section text:style-name="Sect2" text:name="model-response-message-contentr_0ed86a39988d7cea">
            <text:p text:style-name="P22"><text:span text:style-name="T1">Baik, ini adalah jawaban untuk prompt terakhir dari buku ini, bagian kedua dari </text:span><text:span text:style-name="Strong_20_Emphasis"><text:span text:style-name="T1">Penutup</text:span></text:span><text:span text:style-name="T1">: </text:span><text:span text:style-name="Strong_20_Emphasis"><text:span text:style-name="T1">"Refleksi akhir tentang kekuatan bermain yang abadi / Apa selanjutnya bagi pembaca?"</text:span></text:span></text:p>
            <text:p text:style-name="P359"/>
            <text:p text:style-name="P22"><text:span text:style-name="Strong_20_Emphasis"><text:span text:style-name="T1">(Jawaban untuk Prompt 2 - Penutup: Refleksi akhir tentang kekuatan bermain yang abadi / Apa selanjutnya bagi pembaca?)</text:span></text:span></text:p>
            <text:p text:style-name="P22"><text:span text:style-name="T1">Setelah menelusuri liku-liku evolusi game komputer selama lebih dari setengah abad, satu hal menjadi sangat jelas: di balik kerumitan teknologi, persaingan bisnis miliaran dolar, dan fenomena budaya global, terletak sebuah inti yang sederhana namun sangat kuat – </text:span><text:span text:style-name="Strong_20_Emphasis"><text:span text:style-name="T1">dorongan fundamental manusia untuk bermain</text:span></text:span><text:span text:style-name="T1">. Kemampuan game untuk terus memikat kita, melintasi generasi, budaya, dan platform yang terus berubah, berakar pada kemampuannya untuk memenuhi kebutuhan psikologis kita yang mendalam akan tantangan, pencapaian, eksplorasi, cerita, kreativitas, dan terutama, koneksi dengan sesama. Dari ketegangan sederhana </text:span><text:span text:style-name="Emphasis"><text:span text:style-name="T1">Pong</text:span></text:span><text:span text:style-name="T1"> hingga kompleksitas dunia </text:span><text:span text:style-name="Emphasis"><text:span text:style-name="T1">Elden Ring</text:span></text:span><text:span text:style-name="T1">, dari kepuasan menyusun balok </text:span><text:span text:style-name="Emphasis"><text:span text:style-name="T1">Tetris</text:span></text:span><text:span text:style-name="T1"> hingga kolaborasi tim dalam </text:span><text:span text:style-name="Emphasis"><text:span text:style-name="T1">Mobile Legends</text:span></text:span><text:span text:style-name="T1">, esensi dari 'bermain' itulah yang tetap bertahan dan terus menarik kita kembali.</text:span></text:p>
            <text:p text:style-name="P22"><text:span text:style-name="T1">Sebagaimana telah kita lihat di Bab 9, dampak game jauh melampaui </text:span><text:soft-page-break/><text:span text:style-name="T1">sekadar hiburan. Ia telah diakui sebagai </text:span><text:span text:style-name="Strong_20_Emphasis"><text:span text:style-name="T1">bentuk seni</text:span></text:span><text:span text:style-name="T1"> yang mampu menggugah emosi dan menyampaikan narasi yang kuat. Ia telah menjadi </text:span><text:span text:style-name="Strong_20_Emphasis"><text:span text:style-name="T1">kekuatan ekonomi</text:span></text:span><text:span text:style-name="T1"> masif yang menciptakan lapangan kerja dan mendorong inovasi. Ia telah terbukti menjadi sarana ampuh untuk membangun </text:span><text:span text:style-name="Strong_20_Emphasis"><text:span text:style-name="T1">komunitas dan hubungan sosial</text:span></text:span><text:span text:style-name="T1"> di era digital. Dan ia bahkan menunjukkan potensi sebagai </text:span><text:span text:style-name="Strong_20_Emphasis"><text:span text:style-name="T1">alat bantu dalam pendidikan dan pelatihan</text:span></text:span><text:span text:style-name="T1">. Tentu saja, seperti halnya teknologi atau medium kuat lainnya, game juga membawa serta </text:span><text:span text:style-name="Strong_20_Emphasis"><text:span text:style-name="T1">tantangan dan kontroversi</text:span></text:span><text:span text:style-name="T1"> – isu kecanduan, toksisitas online, perdebatan etis – yang perlu terus kita diskusikan dan atasi secara konstruktif sebagai masyarakat.</text:span></text:p>
            <text:p text:style-name="P22"><text:span text:style-name="T1">Namun, satu hal yang pasti: </text:span><text:span text:style-name="Strong_20_Emphasis"><text:span text:style-name="T1">evolusi game komputer belumlah berakhir</text:span></text:span><text:span text:style-name="T1">. Teknologi terus bergerak maju dengan kecepatan eksponensial. Apa yang tampak seperti fiksi ilmiah hari ini – interaksi AI yang benar-benar cerdas, dunia virtual yang semakin imersif, cara bermain baru yang belum terbayangkan – bisa jadi adalah kenyataan di masa depan. Perjalanan yang telah kita lalui dalam buku ini hanyalah sebuah babak dalam sebuah kisah yang terus ditulis.</text:span></text:p>
            <text:p text:style-name="P22"><text:span text:style-name="T1">Lalu, </text:span><text:span text:style-name="Strong_20_Emphasis"><text:span text:style-name="T1">apa selanjutnya bagi Anda</text:span></text:span><text:span text:style-name="T1">, sang pembaca, yang kini telah dibekali dengan pemahaman yang lebih mendalam tentang sejarah, teknologi, dan dampak dunia game? Perjalanan apresiasi dan eksplorasi Anda tentu tidak harus berhenti di sini. Berikut beberapa langkah yang mungkin bisa Anda ambil:</text:span></text:p>
            <text:list xml:id="list1964932403467302315" text:style-name="L153">
              <text:list-item>
                <text:p text:style-name="P339"><text:span text:style-name="Strong_20_Emphasis"><text:span text:style-name="T1">Perluas Cakrawala Bermain Anda:</text:span></text:span><text:span text:style-name="T1"> Cobalah memainkan game dari </text:span><text:span text:style-name="Strong_20_Emphasis"><text:span text:style-name="T1">era, genre, atau platform</text:span></text:span><text:span text:style-name="T1"> yang berbeda dari yang biasa Anda mainkan. Mungkin jelajahi beberapa game klasik yang menjadi tonggak sejarah yang dibahas dalam buku ini (banyak yang tersedia melalui koleksi remaster, layanan berlangganan, atau emulasi). Anda mungkin akan menemukan pengalaman baru yang mengejutkan. </text:span></text:p>
              </text:list-item>
              <text:list-item>
                <text:p text:style-name="P339"><text:span text:style-name="Strong_20_Emphasis"><text:span text:style-name="T1">Jadilah Konsumen yang Kritis dan Terinformasi:</text:span></text:span><text:span text:style-name="T1"> Ikuti </text:span><text:span text:style-name="Strong_20_Emphasis"><text:span text:style-name="T1">perkembangan berita dan ulasan game</text:span></text:span><text:span text:style-name="T1"> dari sumber-sumber terpercaya. Pahami tren industri, model bisnis baru, dan isu-isu etis yang sedang berkembang. Gunakan pengetahuan Anda untuk membuat pilihan yang lebih terinformasi sebagai konsumen. </text:span></text:p>
              </text:list-item>
              <text:list-item>
                <text:p text:style-name="P339"><text:span text:style-name="Strong_20_Emphasis"><text:span text:style-name="T1">Terlibat dalam Komunitas (Secara Positif):</text:span></text:span><text:span text:style-name="T1"> Jika Anda menikmati aspek sosial game, carilah dan </text:span><text:span text:style-name="Strong_20_Emphasis"><text:span text:style-name="T1">bergabunglah dengan komunitas </text:span></text:span><text:soft-page-break/><text:span text:style-name="Strong_20_Emphasis"><text:span text:style-name="T1">online atau lokal</text:span></text:span><text:span text:style-name="T1"> yang positif dan suportif. Berbagilah hasrat Anda, diskusikan game favorit Anda, atau bahkan hadiri acara gaming lokal (seperti turnamen esports atau pertemuan komunitas) jika memungkinkan. </text:span></text:p>
              </text:list-item>
              <text:list-item>
                <text:p text:style-name="P339"><text:span text:style-name="Strong_20_Emphasis"><text:span text:style-name="T1">Dukung Kreator Lokal:</text:span></text:span><text:span text:style-name="T1"> Indonesia memiliki kancah pengembangan game (terutama indie dan mobile) serta kreator konten game yang terus berkembang. Pertimbangkan untuk </text:span><text:span text:style-name="Strong_20_Emphasis"><text:span text:style-name="T1">mencari tahu dan mendukung</text:span></text:span><text:span text:style-name="T1"> karya-karya dari talenta lokal. </text:span></text:p>
              </text:list-item>
              <text:list-item>
                <text:p text:style-name="P160"><text:span text:style-name="Strong_20_Emphasis"><text:span text:style-name="T1">Tertarik Membuat Sendiri?:</text:span></text:span><text:span text:style-name="T1"> Jika perjalanan ini telah memicu rasa ingin tahu Anda tentang proses pembuatan game, jangan ragu untuk </text:span><text:span text:style-name="Strong_20_Emphasis"><text:span text:style-name="T1">menjajal alat-alat pengembangan game</text:span></text:span><text:span text:style-name="T1"> yang kini semakin mudah diakses, bahkan untuk pemula (seperti Scratch, Roblox Studio, GameMaker, atau bahkan mencoba tutorial dasar untuk Unity atau Unreal Engine). Memahami proses kreasi dapat memberikan apresiasi yang lebih dalam terhadap game yang Anda mainkan. </text:span></text:p>
              </text:list-item>
            </text:list>
            <text:p text:style-name="P1">Dunia game komputer adalah dunia yang kaya, kompleks, terus berubah, dan penuh dengan kreativitas serta potensi. Semoga buku ini telah memberikan Anda peta yang berguna untuk menavigasi sejarahnya dan memahami tempatnya di dunia kita. Permainan belum berakhir; ia baru saja dimulai, lagi dan lagi. Selamat bermain, selamat bereksplorasi!</text:p>
            <text:p text:style-name="P359"/>
            <text:p text:style-name="P1">Ini adalah jawaban untuk prompt terakhir dalam kerangka buku yang telah kita susun. Proses penjawaban bertahap untuk setiap prompt kini telah selesai.</text:p>
          </text:section>
          <text:section text:style-name="Sect1" text:name="feedback-form-66">
            <text:p text:style-name="P175"/>
          </text:section>
        </text:section>
        <text:section text:style-name="Sect1" text:name="77264c20a390ec6e">
          <text:p text:style-name="P1"/>
          <text:section text:style-name="Sect1" text:name="user-query-content-67">
            <text:p text:style-name="P356">yax </text:p>
          </text:section>
          <text:p text:style-name="P175">Tampilkan alur berpikir</text:p>
          <text:section text:style-name="Sect2" text:name="model-response-message-contentr_77264c20a390ec6e">
            <text:p text:style-name="P175"/>
          </text:section>
          <text:p text:style-name="P175">Anda menghentikan respons ini</text:p>
          <text:section text:style-name="Sect1" text:name="feedback-form-67">
            <text:p text:style-name="P175"/>
          </text:section>
        </text:section>
        <text:section text:style-name="Sect1" text:name="ef6d2dabe5dedbcd">
          <text:p text:style-name="P1"/>
          <text:section text:style-name="Sect1" text:name="user-query-content-68">
            <text:p text:style-name="P356">buat glosarium </text:p>
          </text:section>
          <text:p text:style-name="P175"><text:soft-page-break/>Tampilkan alur berpikir</text:p>
          <text:section text:style-name="Sect2" text:name="model-response-message-contentr_ef6d2dabe5dedbcd">
            <text:p text:style-name="P1">Tentu, berikut adalah draf Glosarium istilah-istilah penting yang kemungkinan akan muncul dalam buku Anda tentang evolusi game komputer, dijelaskan dalam Bahasa Indonesia yang mudah dipahami untuk masyarakat umum:</text:p>
            <text:p text:style-name="P359"/>
            <text:p text:style-name="P22"><text:span text:style-name="Strong_20_Emphasis"><text:span text:style-name="T1">Glosarium</text:span></text:span></text:p>
            <text:list xml:id="list7736317973454046890" text:style-name="L154">
              <text:list-item>
                <text:p text:style-name="P340"><text:span text:style-name="Strong_20_Emphasis"><text:span text:style-name="T1">AAA (Triple-A):</text:span></text:span><text:span text:style-name="T1"> Istilah industri untuk game dengan anggaran pengembangan dan pemasaran yang sangat besar, biasanya dibuat oleh studio besar dan diharapkan menjadi blockbuster komersial. Contoh: Seri </text:span><text:span text:style-name="Emphasis"><text:span text:style-name="T1">Grand Theft Auto</text:span></text:span><text:span text:style-name="T1">, </text:span><text:span text:style-name="Emphasis"><text:span text:style-name="T1">Call of Duty</text:span></text:span><text:span text:style-name="T1">, </text:span><text:span text:style-name="Emphasis"><text:span text:style-name="T1">Assassin's Creed</text:span></text:span><text:span text:style-name="T1">. </text:span></text:p>
              </text:list-item>
              <text:list-item>
                <text:p text:style-name="P340"><text:span text:style-name="Strong_20_Emphasis"><text:span text:style-name="T1">AI (Artificial Intelligence / Kecerdasan Buatan):</text:span></text:span><text:span text:style-name="T1"> Dalam konteks game, merujuk pada program komputer yang mengendalikan perilaku karakter non-pemain (NPC), musuh, atau sistem game lainnya agar tampak cerdas atau responsif terhadap tindakan pemain. Tingkat kecanggihannya sangat bervariasi. </text:span></text:p>
              </text:list-item>
              <text:list-item>
                <text:p text:style-name="P340"><text:span text:style-name="Strong_20_Emphasis"><text:span text:style-name="T1">Aksesibilitas (Accessibility):</text:span></text:span><text:span text:style-name="T1"> Praktik merancang game agar dapat dimainkan dan dinikmati oleh orang-orang dengan berbagai jenis disabilitas (visual, pendengaran, motorik, kognitif) dengan menyediakan opsi dan fitur kustomisasi. </text:span></text:p>
              </text:list-item>
              <text:list-item>
                <text:p text:style-name="P340"><text:span text:style-name="Strong_20_Emphasis"><text:span text:style-name="T1">Akselerator Grafis 3D (3D Graphics Accelerator):</text:span></text:span><text:span text:style-name="T1"> Komponen perangkat keras (biasanya berupa kartu tambahan/kartu grafis/GPU) yang didedikasikan untuk mempercepat proses rendering grafis tiga dimensi (3D), memungkinkan tampilan visual yang lebih kompleks dan lancar. Sangat penting sejak pertengahan 1990-an, terutama untuk PC gaming. </text:span></text:p>
              </text:list-item>
              <text:list-item>
                <text:p text:style-name="P340"><text:span text:style-name="Strong_20_Emphasis"><text:span text:style-name="T1">Analog Stick (Stik Analog):</text:span></text:span><text:span text:style-name="T1"> Tuas kontrol (biasanya pada kontroler game) yang dapat mendeteksi arah dan </text:span><text:span text:style-name="Emphasis"><text:span text:style-name="T1">tingkat</text:span></text:span><text:span text:style-name="T1"> tekanan/kemiringan, memungkinkan kontrol gerakan yang lebih halus dan presisi dalam ruang 3D dibandingkan D-pad digital. Dipopulerkan oleh Nintendo 64. </text:span></text:p>
              </text:list-item>
              <text:list-item>
                <text:p text:style-name="P340"><text:span text:style-name="Strong_20_Emphasis"><text:span text:style-name="T1">API (Application Programming Interface):</text:span></text:span><text:span text:style-name="T1"> Sekumpulan aturan dan protokol yang memungkinkan satu perangkat lunak berinteraksi dengan perangkat lunak atau perangkat keras lain. Dalam game, API grafis (seperti DirectX atau OpenGL) memungkinkan game 'berbicara' </text:span><text:soft-page-break/><text:span text:style-name="T1">dengan kartu grafis. </text:span></text:p>
              </text:list-item>
              <text:list-item>
                <text:p text:style-name="P340"><text:span text:style-name="Strong_20_Emphasis"><text:span text:style-name="T1">AR (Augmented Reality / Realitas Tertambah):</text:span></text:span><text:span text:style-name="T1"> Teknologi yang melapisi informasi atau objek digital (grafik, suara, data) di atas pandangan pengguna terhadap dunia nyata, biasanya melalui layar smartphone/tablet atau kacamata khusus. Contoh populer: </text:span><text:span text:style-name="Emphasis"><text:span text:style-name="T1">Pokemon Go</text:span></text:span><text:span text:style-name="T1">. </text:span></text:p>
              </text:list-item>
              <text:list-item>
                <text:p text:style-name="P340"><text:span text:style-name="Strong_20_Emphasis"><text:span text:style-name="T1">Arkade (Arcade):</text:span></text:span><text:span text:style-name="T1"> Tempat hiburan publik yang berisi mesin-mesin game yang dioperasikan dengan koin (coin-op). Juga merujuk pada jenis mesin game itu sendiri. Mencapai puncak popularitas pada akhir 1970-an hingga pertengahan 1980-an. </text:span></text:p>
              </text:list-item>
              <text:list-item>
                <text:p text:style-name="P340"><text:span text:style-name="Strong_20_Emphasis"><text:span text:style-name="T1">Avatar:</text:span></text:span><text:span text:style-name="T1"> Representasi visual digital dari seorang pengguna atau pemain di dalam dunia game atau lingkungan virtual. </text:span></text:p>
              </text:list-item>
              <text:list-item>
                <text:p text:style-name="P340"><text:span text:style-name="Strong_20_Emphasis"><text:span text:style-name="T1">Battle Pass / Season Pass:</text:span></text:span><text:span text:style-name="T1"> Model monetisasi di mana pemain membeli akses ke serangkaian hadiah (biasanya kosmetik atau mata uang virtual) yang dapat dibuka dengan bermain dan menyelesaikan tantangan selama periode waktu tertentu ('musim'). Seringkali memiliki jalur gratis dan berbayar. </text:span></text:p>
              </text:list-item>
              <text:list-item>
                <text:p text:style-name="P340"><text:span text:style-name="Strong_20_Emphasis"><text:span text:style-name="T1">Battle Royale:</text:span></text:span><text:span text:style-name="T1"> Genre game multiplayer online di mana sejumlah besar pemain (puluhan hingga ratusan) bertarung di arena yang semakin menyusut hingga hanya tersisa satu pemain atau satu tim sebagai pemenang. Contoh: </text:span><text:span text:style-name="Emphasis"><text:span text:style-name="T1">PUBG</text:span></text:span><text:span text:style-name="T1">, </text:span><text:span text:style-name="Emphasis"><text:span text:style-name="T1">Fortnite</text:span></text:span><text:span text:style-name="T1">, </text:span><text:span text:style-name="Emphasis"><text:span text:style-name="T1">Apex Legends</text:span></text:span><text:span text:style-name="T1">. </text:span></text:p>
              </text:list-item>
              <text:list-item>
                <text:p text:style-name="P340"><text:span text:style-name="Strong_20_Emphasis"><text:span text:style-name="T1">Beat 'em Up:</text:span></text:span><text:span text:style-name="T1"> Genre game aksi (biasanya side-scrolling) di mana pemain melawan sejumlah besar musuh menggunakan pertarungan tangan kosong atau senjata jarak dekat. Contoh: </text:span><text:span text:style-name="Emphasis"><text:span text:style-name="T1">Streets of Rage</text:span></text:span><text:span text:style-name="T1">, </text:span><text:span text:style-name="Emphasis"><text:span text:style-name="T1">Final Fight</text:span></text:span><text:span text:style-name="T1">. </text:span></text:p>
              </text:list-item>
              <text:list-item>
                <text:p text:style-name="P340"><text:span text:style-name="Strong_20_Emphasis"><text:span text:style-name="T1">Bug:</text:span></text:span><text:span text:style-name="T1"> Kesalahan atau cacat dalam kode program perangkat lunak (game) yang menyebabkan perilaku yang tidak diinginkan, error, atau kerusakan (crash). </text:span></text:p>
              </text:list-item>
              <text:list-item>
                <text:p text:style-name="P340"><text:span text:style-name="Strong_20_Emphasis"><text:span text:style-name="T1">Casual Game:</text:span></text:span><text:span text:style-name="T1"> Game yang dirancang agar mudah dipelajari dan dimainkan dalam sesi singkat, seringkali dengan kontrol sederhana dan menarik bagi audiens yang luas (tidak hanya gamer hardcore). Sangat populer di platform mobile dan web. Contoh: </text:span><text:span text:style-name="Emphasis"><text:span text:style-name="T1">Candy Crush Saga</text:span></text:span><text:span text:style-name="T1">, </text:span><text:span text:style-name="Emphasis"><text:span text:style-name="T1">Angry Birds</text:span></text:span><text:span text:style-name="T1">. </text:span></text:p>
              </text:list-item>
              <text:list-item>
                <text:p text:style-name="P340"><text:span text:style-name="Strong_20_Emphasis"><text:span text:style-name="T1">CD-ROM (Compact Disc Read-Only Memory):</text:span></text:span><text:span text:style-name="T1"> Format penyimpanan data optik menggunakan cakram padat yang menjadi populer di tahun 1990-an. Menawarkan kapasitas penyimpanan jauh </text:span><text:soft-page-break/><text:span text:style-name="T1">lebih besar daripada kartrid, memungkinkan audio berkualitas tinggi dan video (FMV). </text:span></text:p>
              </text:list-item>
              <text:list-item>
                <text:p text:style-name="P340"><text:span text:style-name="Strong_20_Emphasis"><text:span text:style-name="T1">Cel-Shading:</text:span></text:span><text:span text:style-name="T1"> Teknik rendering grafis yang membuat visual 3D tampak seperti gambar kartun atau anime 2D, dengan warna datar dan garis tepi yang jelas. </text:span></text:p>
              </text:list-item>
              <text:list-item>
                <text:p text:style-name="P340"><text:span text:style-name="Strong_20_Emphasis"><text:span text:style-name="T1">Cloud Gaming (Game Streaming):</text:span></text:span><text:span text:style-name="T1"> Teknologi yang memungkinkan game dijalankan di server jarak jauh (di 'cloud') dan output videonya di-stream ke perangkat pengguna melalui internet, sementara input kontrol dikirim kembali ke server. Memungkinkan bermain game high-end tanpa perangkat keras lokal yang kuat, namun sangat bergantung pada kualitas koneksi internet. </text:span></text:p>
              </text:list-item>
              <text:list-item>
                <text:p text:style-name="P340"><text:span text:style-name="Strong_20_Emphasis"><text:span text:style-name="T1">Co-op / Cooperative Play:</text:span></text:span><text:span text:style-name="T1"> Mode permainan di mana dua pemain atau lebih bekerja sama sebagai tim untuk mencapai tujuan bersama melawan tantangan yang dikendalikan oleh AI atau sistem game. </text:span></text:p>
              </text:list-item>
              <text:list-item>
                <text:p text:style-name="P340"><text:span text:style-name="Strong_20_Emphasis"><text:span text:style-name="T1">CPU (Central Processing Unit):</text:span></text:span><text:span text:style-name="T1"> 'Otak' utama dari komputer atau konsol game, bertanggung jawab untuk menjalankan instruksi program dan melakukan perhitungan umum. </text:span></text:p>
              </text:list-item>
              <text:list-item>
                <text:p text:style-name="P340"><text:span text:style-name="Strong_20_Emphasis"><text:span text:style-name="T1">Crunch Culture:</text:span></text:span><text:span text:style-name="T1"> Istilah industri untuk praktik kerja lembur yang ekstrem, seringkali tidak dibayar dan dalam periode panjang, terutama menjelang tenggat waktu perilisan game. Dikritik karena berdampak buruk pada kesehatan dan kesejahteraan pengembang. </text:span></text:p>
              </text:list-item>
              <text:list-item>
                <text:p text:style-name="P340"><text:span text:style-name="Strong_20_Emphasis"><text:span text:style-name="T1">DLC (Downloadable Content):</text:span></text:span><text:span text:style-name="T1"> Konten tambahan untuk sebuah game (seperti level baru, karakter, item, ekspansi cerita) yang dirilis setelah game utama dan dapat diunduh oleh pemain, seringkali berbayar. </text:span></text:p>
              </text:list-item>
              <text:list-item>
                <text:p text:style-name="P340"><text:span text:style-name="Strong_20_Emphasis"><text:span text:style-name="T1">DRM (Digital Rights Management):</text:span></text:span><text:span text:style-name="T1"> Teknologi yang digunakan oleh pemilik hak cipta untuk mengontrol penggunaan, modifikasi, dan distribusi karya digital (termasuk game), misalnya dengan membatasi instalasi atau memerlukan koneksi online untuk verifikasi. </text:span></text:p>
              </text:list-item>
              <text:list-item>
                <text:p text:style-name="P340"><text:span text:style-name="Strong_20_Emphasis"><text:span text:style-name="T1">Edutainment:</text:span></text:span><text:span text:style-name="T1"> Gabungan dari 'Education' (pendidikan) dan 'Entertainment' (hiburan). Merujuk pada perangkat lunak atau game yang dirancang untuk mendidik sekaligus menghibur. </text:span></text:p>
              </text:list-item>
              <text:list-item>
                <text:p text:style-name="P340"><text:span text:style-name="Strong_20_Emphasis"><text:span text:style-name="T1">Emulator / Emulasi:</text:span></text:span><text:span text:style-name="T1"> Perangkat lunak (atau kadang perangkat keras) yang memungkinkan satu sistem komputer (misalnya, PC modern) meniru atau menjalankan perangkat lunak yang dirancang untuk sistem lain (misalnya, konsol game lama seperti NES atau </text:span><text:soft-page-break/><text:span text:style-name="T1">PlayStation 1). Sering digunakan untuk memainkan game klasik, meskipun legalitasnya bisa kompleks. </text:span></text:p>
              </text:list-item>
              <text:list-item>
                <text:p text:style-name="P340"><text:span text:style-name="Strong_20_Emphasis"><text:span text:style-name="T1">Esports (Electronic Sports / Olahraga Elektronik):</text:span></text:span><text:span text:style-name="T1"> Kompetisi video game yang terorganisir secara profesional, melibatkan pemain/tim pro, liga/turnamen, penonton, dan hadiah uang. </text:span></text:p>
              </text:list-item>
              <text:list-item>
                <text:p text:style-name="P340"><text:span text:style-name="Strong_20_Emphasis"><text:span text:style-name="T1">F2P (Free-to-Play):</text:span></text:span><text:span text:style-name="T1"> Model bisnis di mana game dapat diunduh dan dimainkan secara gratis, dengan pendapatan dihasilkan dari penjualan item virtual, iklan, atau fitur opsional berbayar lainnya (lihat Mikrotransaksi). Sangat dominan di mobile gaming dan beberapa genre PC/konsol. </text:span></text:p>
              </text:list-item>
              <text:list-item>
                <text:p text:style-name="P340"><text:span text:style-name="Strong_20_Emphasis"><text:span text:style-name="T1">Fighting Game:</text:span></text:span><text:span text:style-name="T1"> Genre game pertarungan satu lawan satu antara dua karakter (atau kadang tim kecil), biasanya dalam arena terbatas, fokus pada teknik serangan, pertahanan, dan kombo. Contoh: </text:span><text:span text:style-name="Emphasis"><text:span text:style-name="T1">Street Fighter</text:span></text:span><text:span text:style-name="T1">, </text:span><text:span text:style-name="Emphasis"><text:span text:style-name="T1">Mortal Kombat</text:span></text:span><text:span text:style-name="T1">, </text:span><text:span text:style-name="Emphasis"><text:span text:style-name="T1">Tekken</text:span></text:span><text:span text:style-name="T1">. </text:span></text:p>
              </text:list-item>
              <text:list-item>
                <text:p text:style-name="P340"><text:span text:style-name="Strong_20_Emphasis"><text:span text:style-name="T1">First-Party (Pihak Pertama):</text:span></text:span><text:span text:style-name="T1"> Merujuk pada developer game yang dimiliki langsung oleh perusahaan pemegang platform (Sony, Microsoft, Nintendo). Game first-party biasanya eksklusif untuk platform tersebut. </text:span></text:p>
              </text:list-item>
              <text:list-item>
                <text:p text:style-name="P340"><text:span text:style-name="Strong_20_Emphasis"><text:span text:style-name="T1">FMV (Full Motion Video):</text:span></text:span><text:span text:style-name="T1"> Klip video digital yang direkam sebelumnya (seringkali menampilkan aktor sungguhan) yang digunakan di dalam game, populer di era awal CD-ROM. Sering dikritik karena interaktivitasnya yang terbatas. </text:span></text:p>
              </text:list-item>
              <text:list-item>
                <text:p text:style-name="P340"><text:span text:style-name="Strong_20_Emphasis"><text:span text:style-name="T1">FOMO (Fear of Missing Out):</text:span></text:span><text:span text:style-name="T1"> Perasaan cemas atau khawatir akan ketinggalan pengalaman berharga, event, atau hadiah yang mungkin didapatkan orang lain. Sering dimanfaatkan oleh desain game GaaS (misalnya, event waktu terbatas) untuk mendorong engagement. </text:span></text:p>
              </text:list-item>
              <text:list-item>
                <text:p text:style-name="P340"><text:span text:style-name="Strong_20_Emphasis"><text:span text:style-name="T1">FPS (First-Person Shooter):</text:span></text:span><text:span text:style-name="T1"> Genre game aksi di mana pemain melihat dunia game dari sudut pandang mata karakter (orang pertama) dan fokus utamanya adalah pertempuran menggunakan senjata api atau proyektil lainnya. Contoh: </text:span><text:span text:style-name="Emphasis"><text:span text:style-name="T1">Doom</text:span></text:span><text:span text:style-name="T1">, </text:span><text:span text:style-name="Emphasis"><text:span text:style-name="T1">Quake</text:span></text:span><text:span text:style-name="T1">, </text:span><text:span text:style-name="Emphasis"><text:span text:style-name="T1">Half-Life</text:span></text:span><text:span text:style-name="T1">, </text:span><text:span text:style-name="Emphasis"><text:span text:style-name="T1">Counter-Strike</text:span></text:span><text:span text:style-name="T1">, </text:span><text:span text:style-name="Emphasis"><text:span text:style-name="T1">Call of Duty</text:span></text:span><text:span text:style-name="T1">, </text:span><text:span text:style-name="Emphasis"><text:span text:style-name="T1">Valorant</text:span></text:span><text:span text:style-name="T1">. </text:span></text:p>
              </text:list-item>
              <text:list-item>
                <text:p text:style-name="P340"><text:span text:style-name="Strong_20_Emphasis"><text:span text:style-name="T1">Frame Rate (Laju Bingkai):</text:span></text:span><text:span text:style-name="T1"> Jumlah gambar (frame) individual yang ditampilkan di layar per detik, diukur dalam fps (frames per second). Frame rate yang lebih tinggi (misal 60fps atau 120fps) menghasilkan gerakan yang terlihat lebih halus dan responsif. </text:span></text:p>
              </text:list-item>
              <text:list-item>
                <text:p text:style-name="P340"><text:span text:style-name="Strong_20_Emphasis"><text:span text:style-name="T1">Freemium:</text:span></text:span><text:span text:style-name="T1"> Model bisnis yang mirip dengan F2P, di mana produk </text:span><text:soft-page-break/><text:span text:style-name="T1">dasar (game) diberikan gratis, namun pengguna harus membayar untuk fitur premium, fungsionalitas tambahan, atau barang virtual. </text:span></text:p>
              </text:list-item>
              <text:list-item>
                <text:p text:style-name="P340"><text:span text:style-name="Strong_20_Emphasis"><text:span text:style-name="T1">GaaS (Games as a Service):</text:span></text:span><text:span text:style-name="T1"> Model bisnis dan pengembangan di mana game diperlakukan sebagai layanan berkelanjutan yang terus diperbarui dengan konten baru dan dimonetisasi dalam jangka panjang setelah rilis awal, fokus pada retensi pemain. </text:span></text:p>
              </text:list-item>
              <text:list-item>
                <text:p text:style-name="P340"><text:span text:style-name="Strong_20_Emphasis"><text:span text:style-name="T1">Gacha:</text:span></text:span><text:span text:style-name="T1"> Mekanisme monetisasi (berasal dari mesin mainan kapsul Jepang) yang umum di game mobile (terutama F2P), di mana pemain menggunakan mata uang (nyata atau virtual) untuk mendapatkan item, karakter, atau hadiah acak dengan tingkat kelangkaan yang berbeda-beda. Sering dikritik karena mirip perjudian. </text:span></text:p>
              </text:list-item>
              <text:list-item>
                <text:p text:style-name="P340"><text:span text:style-name="Strong_20_Emphasis"><text:span text:style-name="T1">Gamifikasi (Gamification):</text:span></text:span><text:span text:style-name="T1"> Penerapan elemen dan mekanika desain game (poin, lencana, papan peringkat, progres) pada konteks non-game (pendidikan, pekerjaan, pemasaran, kesehatan) untuk meningkatkan motivasi, engagement, dan loyalitas. </text:span></text:p>
              </text:list-item>
              <text:list-item>
                <text:p text:style-name="P340"><text:span text:style-name="Strong_20_Emphasis"><text:span text:style-name="T1">Gameplay Loop:</text:span></text:span><text:span text:style-name="T1"> Siklus aktivitas inti yang dilakukan pemain secara berulang-ulang dalam sebuah game (misalnya: jelajahi -&gt; lawan musuh -&gt; dapatkan hadiah -&gt; tingkatkan karakter -&gt; jelajahi lagi). Desain loop yang baik seringkali membuat game terasa adiktif. </text:span></text:p>
              </text:list-item>
              <text:list-item>
                <text:p text:style-name="P340"><text:span text:style-name="Strong_20_Emphasis"><text:span text:style-name="T1">Game Engine:</text:span></text:span><text:span text:style-name="T1"> Perangkat lunak dasar atau kerangka kerja yang menyediakan teknologi inti (rendering grafis, fisika, audio, AI, scripting) yang digunakan oleh developer untuk membangun sebuah game. Contoh populer: Unreal Engine, Unity. </text:span></text:p>
              </text:list-item>
              <text:list-item>
                <text:p text:style-name="P340"><text:span text:style-name="Strong_20_Emphasis"><text:span text:style-name="T1">Generasi Konten Prosedural (PCG - Procedural Content Generation):</text:span></text:span><text:span text:style-name="T1"> Penggunaan algoritma komputer untuk secara otomatis menghasilkan konten game (seperti peta, level, item, tekstur) daripada dibuat secara manual oleh desainer. Dapat menciptakan variasi dan skala yang luas. </text:span></text:p>
              </text:list-item>
              <text:list-item>
                <text:p text:style-name="P340"><text:span text:style-name="Strong_20_Emphasis"><text:span text:style-name="T1">Generative AI:</text:span></text:span><text:span text:style-name="T1"> Jenis AI yang mampu membuat konten baru (teks, gambar, musik, kode) berdasarkan data yang telah dipelajarinya. Semakin banyak digunakan sebagai alat bantu dalam pengembangan game, namun juga menimbulkan kontroversi etis dan hak cipta. </text:span></text:p>
              </text:list-item>
              <text:list-item>
                <text:p text:style-name="P340"><text:span text:style-name="Strong_20_Emphasis"><text:span text:style-name="T1">Genre:</text:span></text:span><text:span text:style-name="T1"> Kategori atau jenis game yang dikelompokkan berdasarkan mekanika gameplay inti, tema, atau gaya visualnya (misal: RPG, FPS, Platformer, Strategi). </text:span></text:p>
              </text:list-item>
              <text:list-item>
                <text:p text:style-name="P340"><text:span text:style-name="Strong_20_Emphasis"><text:span text:style-name="T1">GPU (Graphics Processing Unit):</text:span></text:span><text:span text:style-name="T1"> Prosesor khusus yang dirancang </text:span><text:soft-page-break/><text:span text:style-name="T1">untuk menangani perhitungan grafis yang kompleks, terutama rendering 3D. Merupakan komponen kunci dalam kartu grafis modern di PC dan konsol. </text:span></text:p>
              </text:list-item>
              <text:list-item>
                <text:p text:style-name="P340"><text:span text:style-name="Strong_20_Emphasis"><text:span text:style-name="T1">Grafis Vektor (Vector Graphics):</text:span></text:span><text:span text:style-name="T1"> Teknik grafis awal (populer di beberapa game arkade seperti </text:span><text:span text:style-name="Emphasis"><text:span text:style-name="T1">Asteroids</text:span></text:span><text:span text:style-name="T1">) yang menggunakan garis-garis matematika untuk menggambar objek, menghasilkan tampilan yang tajam namun sederhana, berbeda dari grafis berbasis piksel (raster). </text:span></text:p>
              </text:list-item>
              <text:list-item>
                <text:p text:style-name="P340"><text:span text:style-name="Strong_20_Emphasis"><text:span text:style-name="T1">Guild / Clan:</text:span></text:span><text:span text:style-name="T1"> Kelompok sosial terorganisir yang dibentuk oleh pemain di dalam game online (terutama MMO atau game kompetitif), biasanya dengan tujuan bermain bersama, saling membantu, atau berkompetisi. </text:span></text:p>
              </text:list-item>
              <text:list-item>
                <text:p text:style-name="P340"><text:span text:style-name="Strong_20_Emphasis"><text:span text:style-name="T1">Handheld (Konsol Genggam):</text:span></text:span><text:span text:style-name="T1"> Perangkat elektronik portabel yang dirancang khusus untuk bermain video game, dengan layar dan kontrol terintegrasi. Contoh: Game Boy, Nintendo DS, PSP, Nintendo Switch Lite. </text:span></text:p>
              </text:list-item>
              <text:list-item>
                <text:p text:style-name="P340"><text:span text:style-name="Strong_20_Emphasis"><text:span text:style-name="T1">Hard Drive (HDD - Hard Disk Drive):</text:span></text:span><text:span text:style-name="T1"> Perangkat penyimpanan data magnetik tradisional yang digunakan di PC dan beberapa konsol (seperti Xbox asli, PS3/PS4/Xbox One). Lebih lambat dari SSD. </text:span></text:p>
              </text:list-item>
              <text:list-item>
                <text:p text:style-name="P340"><text:span text:style-name="Strong_20_Emphasis"><text:span text:style-name="T1">Headset:</text:span></text:span><text:span text:style-name="T1"> Perangkat yang dikenakan di kepala, biasanya mengacu pada headset VR/AR yang mencakup layar untuk mata dan seringkali headphone untuk telinga. </text:span></text:p>
              </text:list-item>
              <text:list-item>
                <text:p text:style-name="P340"><text:span text:style-name="Strong_20_Emphasis"><text:span text:style-name="T1">Imersi (Immersion):</text:span></text:span><text:span text:style-name="T1"> Perasaan subjektif pemain yang merasa sepenuhnya terlibat, terserap, dan 'hadir' di dalam dunia atau pengalaman game. </text:span></text:p>
              </text:list-item>
              <text:list-item>
                <text:p text:style-name="P340"><text:span text:style-name="Strong_20_Emphasis"><text:span text:style-name="T1">Indie (Independen):</text:span></text:span><text:span text:style-name="T1"> Merujuk pada game atau developer game yang beroperasi secara independen dari kontrol finansial dan/atau kreatif penerbit besar (AAA). Seringkali dicirikan oleh tim kecil, anggaran lebih rendah, dan fokus pada inovasi atau visi personal. </text:span></text:p>
              </text:list-item>
              <text:list-item>
                <text:p text:style-name="P340"><text:span text:style-name="Strong_20_Emphasis"><text:span text:style-name="T1">Inklusivitas (Inclusivity):</text:span></text:span><text:span text:style-name="T1"> Praktik menciptakan lingkungan dan pengalaman bermain yang aman, ramah, dan menyambut bagi semua orang, terlepas dari latar belakang atau identitas mereka. </text:span></text:p>
              </text:list-item>
              <text:list-item>
                <text:p text:style-name="P340"><text:span text:style-name="Strong_20_Emphasis"><text:span text:style-name="T1">Interaktivitas (Interactivity):</text:span></text:span><text:span text:style-name="T1"> Kemampuan sistem (game) untuk merespons input atau tindakan dari pengguna (pemain), menciptakan hubungan dua arah. Merupakan ciri khas fundamental dari video game. </text:span></text:p>
              </text:list-item>
              <text:list-item>
                <text:p text:style-name="P340"><text:soft-page-break/><text:span text:style-name="Strong_20_Emphasis"><text:span text:style-name="T1">Interoperabilitas (Interoperability):</text:span></text:span><text:span text:style-name="T1"> Kemampuan sistem atau platform yang berbeda untuk bekerja sama atau bertukar data/aset secara mulus. Menjadi tantangan besar dalam mewujudkan visi Metaverse. </text:span></text:p>
              </text:list-item>
              <text:list-item>
                <text:p text:style-name="P340"><text:span text:style-name="Strong_20_Emphasis"><text:span text:style-name="T1">IP (Intellectual Property / Kekayaan Intelektual):</text:span></text:span><text:span text:style-name="T1"> Merujuk pada karya kreatif orisinal yang dilindungi hukum (seperti merek dagang, hak cipta), termasuk karakter, dunia, cerita, dan merek game. Merupakan aset yang sangat berharga bagi perusahaan game. </text:span></text:p>
              </text:list-item>
              <text:list-item>
                <text:p text:style-name="P340"><text:span text:style-name="Strong_20_Emphasis"><text:span text:style-name="T1">IGRS (Indonesian Game Rating System):</text:span></text:span><text:span text:style-name="T1"> Sistem klasifikasi atau peringkat usia resmi untuk konten game yang berlaku di Indonesia, bertujuan membantu konsumen (terutama orang tua) memilih game yang sesuai. Mirip dengan ESRB (Amerika Utara) atau PEGI (Eropa). </text:span></text:p>
              </text:list-item>
              <text:list-item>
                <text:p text:style-name="P340"><text:span text:style-name="Strong_20_Emphasis"><text:span text:style-name="T1">JRPG (Japanese Role-Playing Game):</text:span></text:span><text:span text:style-name="T1"> Subgenre RPG yang berasal dari Jepang, seringkali memiliki ciri khas seperti gaya seni anime/manga, fokus pada cerita linier yang epik, pertarungan berbasis giliran (turn-based) atau ATB (Active Time Battle), dan penekanan pada pengembangan karakter dan kelompok (party). Contoh: Seri </text:span><text:span text:style-name="Emphasis"><text:span text:style-name="T1">Final Fantasy</text:span></text:span><text:span text:style-name="T1">, </text:span><text:span text:style-name="Emphasis"><text:span text:style-name="T1">Dragon Quest</text:span></text:span><text:span text:style-name="T1">, </text:span><text:span text:style-name="Emphasis"><text:span text:style-name="T1">Persona</text:span></text:span><text:span text:style-name="T1">. </text:span></text:p>
              </text:list-item>
              <text:list-item>
                <text:p text:style-name="P340"><text:span text:style-name="Strong_20_Emphasis"><text:span text:style-name="T1">Kartrid ROM (ROM Cartridge):</text:span></text:span><text:span text:style-name="T1"> Media penyimpanan fisik yang populer untuk konsol game generasi awal hingga pertengahan (NES, SNES, N64, Game Boy), berisi chip memori Read-Only Memory (ROM) yang menyimpan data game. </text:span></text:p>
              </text:list-item>
              <text:list-item>
                <text:p text:style-name="P340"><text:span text:style-name="Strong_20_Emphasis"><text:span text:style-name="T1">Kartu Suara (Sound Card):</text:span></text:span><text:span text:style-name="T1"> Komponen perangkat keras (biasanya kartu ekspansi di PC) yang bertanggung jawab untuk memproses dan menghasilkan output audio (musik, efek suara, suara) yang berkualitas lebih tinggi daripada speaker internal standar. </text:span></text:p>
              </text:list-item>
              <text:list-item>
                <text:p text:style-name="P340"><text:span text:style-name="Strong_20_Emphasis"><text:span text:style-name="T1">Konsol (Console):</text:span></text:span><text:span text:style-name="T1"> Perangkat elektronik yang dirancang khusus untuk bermain video game, biasanya terhubung ke televisi atau layar eksternal. Contoh: PlayStation, Xbox, Nintendo Switch. </text:span></text:p>
              </text:list-item>
              <text:list-item>
                <text:p text:style-name="P340"><text:span text:style-name="Strong_20_Emphasis"><text:span text:style-name="T1">Kontrol Gerak (Motion Control):</text:span></text:span><text:span text:style-name="T1"> Skema input game yang menggunakan sensor gerak (akselerometer, giroskop, kamera inframerah) untuk mendeteksi gerakan fisik pemain (misalnya, mengayunkan kontroler) dan menerjemahkannya menjadi aksi di dalam game. Dipopulerkan oleh Nintendo Wii. </text:span></text:p>
              </text:list-item>
              <text:list-item>
                <text:p text:style-name="P340"><text:span text:style-name="Strong_20_Emphasis"><text:span text:style-name="T1">LAN (Local Area Network):</text:span></text:span><text:span text:style-name="T1"> Jaringan komputer yang menghubungkan perangkat dalam area geografis terbatas (misalnya, </text:span><text:soft-page-break/><text:span text:style-name="T1">satu rumah, kantor, atau tempat acara). LAN Party adalah acara di mana orang membawa komputer mereka untuk bermain game multiplayer bersama melalui LAN. </text:span></text:p>
              </text:list-item>
              <text:list-item>
                <text:p text:style-name="P340"><text:span text:style-name="Strong_20_Emphasis"><text:span text:style-name="T1">Level:</text:span></text:span><text:span text:style-name="T1"> Tahapan, area, atau bagian diskrit dalam sebuah game yang harus diselesaikan pemain untuk maju. </text:span></text:p>
              </text:list-item>
              <text:list-item>
                <text:p text:style-name="P340"><text:span text:style-name="Strong_20_Emphasis"><text:span text:style-name="T1">Lisensi (Licensing):</text:span></text:span><text:span text:style-name="T1"> Pemberian izin resmi oleh pemilik hak (misalnya, pemilik IP film atau musik, pemegang platform) kepada pihak lain untuk menggunakan kekayaan intelektual tersebut dalam produk mereka (misalnya, membuat game berdasarkan film, merilis game di konsol tertentu) dengan syarat dan ketentuan tertentu (seringkali melibatkan pembayaran royalti atau biaya). </text:span></text:p>
              </text:list-item>
              <text:list-item>
                <text:p text:style-name="P340"><text:span text:style-name="Strong_20_Emphasis"><text:span text:style-name="T1">LLM (Large Language Model):</text:span></text:span><text:span text:style-name="T1"> Jenis AI canggih yang dilatih pada data teks dalam jumlah masif, mampu memahami dan menghasilkan teks mirip manusia. Digunakan dalam aplikasi seperti ChatGPT dan memiliki potensi untuk narasi/dialog game dinamis. </text:span></text:p>
              </text:list-item>
              <text:list-item>
                <text:p text:style-name="P340"><text:span text:style-name="Strong_20_Emphasis"><text:span text:style-name="T1">Loot Box:</text:span></text:span><text:span text:style-name="T1"> Item virtual dalam game yang dapat dibeli (dengan uang nyata atau mata uang virtual) yang berisi hadiah acak dengan nilai atau kelangkaan berbeda. Kontroversial karena mekanismenya mirip perjudian. </text:span></text:p>
              </text:list-item>
              <text:list-item>
                <text:p text:style-name="P340"><text:span text:style-name="Strong_20_Emphasis"><text:span text:style-name="T1">Mainframe:</text:span></text:span><text:span text:style-name="T1"> Komputer berukuran sangat besar, kuat, dan mahal yang digunakan oleh organisasi besar atau institusi riset, terutama di era awal komputasi (1950-an-1970-an). Beberapa eksperimen game paling awal berjalan di mainframe. </text:span></text:p>
              </text:list-item>
              <text:list-item>
                <text:p text:style-name="P340"><text:span text:style-name="Strong_20_Emphasis"><text:span text:style-name="T1">Mekanika Game (Game Mechanics):</text:span></text:span><text:span text:style-name="T1"> Aturan, sistem, dan interaksi inti yang mendefinisikan bagaimana pemain berinteraksi dengan game dan bagaimana game merespons. Contoh: mekanika melompat dalam platformer, mekanika menembak dalam FPS, sistem crafting dalam RPG. </text:span></text:p>
              </text:list-item>
              <text:list-item>
                <text:p text:style-name="P340"><text:span text:style-name="Strong_20_Emphasis"><text:span text:style-name="T1">Metaverse:</text:span></text:span><text:span text:style-name="T1"> Konsep (masih berkembang dan diperdebatkan) tentang jaringan dunia virtual 3D yang persisten, terinterkoneksi, dan imersif tempat pengguna dapat bersosialisasi, bekerja, dan bermain melalui avatar. </text:span></text:p>
              </text:list-item>
              <text:list-item>
                <text:p text:style-name="P340"><text:span text:style-name="Strong_20_Emphasis"><text:span text:style-name="T1">Mikrotransaksi (Microtransaction):</text:span></text:span><text:span text:style-name="T1"> Pembelian item atau layanan virtual dalam jumlah kecil (seringkali dengan uang nyata) di dalam sebuah game, biasanya terkait dengan model bisnis F2P atau GaaS. </text:span></text:p>
              </text:list-item>
              <text:list-item>
                <text:p text:style-name="P340"><text:span text:style-name="Strong_20_Emphasis"><text:span text:style-name="T1">Minicomputer:</text:span></text:span><text:span text:style-name="T1"> Kelas komputer yang muncul pada 1960-an, lebih </text:span><text:soft-page-break/><text:span text:style-name="T1">kecil dan lebih murah daripada mainframe, tetapi masih cukup besar dan mahal. PDP-1 (tempat </text:span><text:span text:style-name="Emphasis"><text:span text:style-name="T1">Spacewar!</text:span></text:span><text:span text:style-name="T1"> dibuat) adalah contoh minicomputer awal. </text:span></text:p>
              </text:list-item>
              <text:list-item>
                <text:p text:style-name="P340"><text:span text:style-name="Strong_20_Emphasis"><text:span text:style-name="T1">MMORPG (Massively Multiplayer Online Role-Playing Game):</text:span></text:span><text:span text:style-name="T1"> Genre game online di mana ribuan hingga jutaan pemain berinteraksi secara bersamaan dalam dunia virtual yang persisten, biasanya dengan elemen RPG seperti pengembangan karakter, quest, pertarungan, dan interaksi sosial. Contoh: </text:span><text:span text:style-name="Emphasis"><text:span text:style-name="T1">World of Warcraft</text:span></text:span><text:span text:style-name="T1">, </text:span><text:span text:style-name="Emphasis"><text:span text:style-name="T1">Final Fantasy XIV</text:span></text:span><text:span text:style-name="T1">, </text:span><text:span text:style-name="Emphasis"><text:span text:style-name="T1">Ultima Online</text:span></text:span><text:span text:style-name="T1">, </text:span><text:span text:style-name="Emphasis"><text:span text:style-name="T1">EverQuest</text:span></text:span><text:span text:style-name="T1">. </text:span></text:p>
              </text:list-item>
              <text:list-item>
                <text:p text:style-name="P340"><text:span text:style-name="Strong_20_Emphasis"><text:span text:style-name="T1">MOBA (Multiplayer Online Battle Arena):</text:span></text:span><text:span text:style-name="T1"> Genre game strategi real-time di mana dua tim pemain (biasanya 5 vs 5) bertarung untuk menghancurkan markas lawan, dengan setiap pemain mengendalikan satu karakter ('hero') yang memiliki kemampuan unik dan berkembang selama pertandingan. Contoh: </text:span><text:span text:style-name="Emphasis"><text:span text:style-name="T1">Dota 2</text:span></text:span><text:span text:style-name="T1">, </text:span><text:span text:style-name="Emphasis"><text:span text:style-name="T1">League of Legends</text:span></text:span><text:span text:style-name="T1">, </text:span><text:span text:style-name="Emphasis"><text:span text:style-name="T1">Mobile Legends: Bang Bang</text:span></text:span><text:span text:style-name="T1">. </text:span></text:p>
              </text:list-item>
              <text:list-item>
                <text:p text:style-name="P340"><text:span text:style-name="Strong_20_Emphasis"><text:span text:style-name="T1">Mod / Modding:</text:span></text:span><text:span text:style-name="T1"> Modifikasi (modification) yang dibuat oleh pemain atau penggemar terhadap sebuah game untuk mengubah atau menambahkan konten, fitur, atau mekanika. Bisa berupa perubahan kecil (misalnya, skin baru) hingga perombakan total. </text:span></text:p>
              </text:list-item>
              <text:list-item>
                <text:p text:style-name="P340"><text:span text:style-name="Strong_20_Emphasis"><text:span text:style-name="T1">Monetisasi (Monetization):</text:span></text:span><text:span text:style-name="T1"> Proses atau strategi mengubah produk atau layanan (dalam hal ini, game) menjadi sumber pendapatan finansial. </text:span></text:p>
              </text:list-item>
              <text:list-item>
                <text:p text:style-name="P340"><text:span text:style-name="Strong_20_Emphasis"><text:span text:style-name="T1">MR (Mixed Reality / Realitas Campuran):</text:span></text:span><text:span text:style-name="T1"> Spektrum teknologi yang menggabungkan dunia nyata dan dunia virtual, di mana objek digital dapat berinteraksi secara spasial dengan lingkungan fisik. Sering dianggap sebagai bentuk AR yang lebih canggih. </text:span></text:p>
              </text:list-item>
              <text:list-item>
                <text:p text:style-name="P340"><text:span text:style-name="Strong_20_Emphasis"><text:span text:style-name="T1">MUD (Multi-User Dungeon):</text:span></text:span><text:span text:style-name="T1"> Bentuk awal dari dunia virtual online berbasis teks, diakses melalui internet, di mana pemain berinteraksi menggunakan perintah teks. Dianggap sebagai leluhur MMORPG grafis. </text:span></text:p>
              </text:list-item>
              <text:list-item>
                <text:p text:style-name="P340"><text:span text:style-name="Strong_20_Emphasis"><text:span text:style-name="T1">NPC (Non-Player Character):</text:span></text:span><text:span text:style-name="T1"> Karakter dalam game yang tidak dikendalikan oleh pemain manusia, melainkan oleh program komputer (AI). Bisa berupa teman, musuh, pedagang, atau sekadar penghuni dunia game. </text:span></text:p>
              </text:list-item>
              <text:list-item>
                <text:p text:style-name="P340"><text:span text:style-name="Strong_20_Emphasis"><text:span text:style-name="T1">Open World (Dunia Terbuka):</text:span></text:span><text:span text:style-name="T1"> Desain level atau dunia game yang memungkinkan pemain menjelajahi area yang luas secara bebas </text:span><text:soft-page-break/><text:span text:style-name="T1">dengan sedikit batasan linier, seringkali menawarkan banyak aktivitas sampingan selain misi utama. </text:span></text:p>
              </text:list-item>
              <text:list-item>
                <text:p text:style-name="P340"><text:span text:style-name="Strong_20_Emphasis"><text:span text:style-name="T1">Osiloskop (Oscilloscope):</text:span></text:span><text:span text:style-name="T1"> Alat ukur elektronik yang menampilkan sinyal listrik sebagai grafik visual di layar. Digunakan secara kreatif sebagai layar untuk game sangat awal seperti </text:span><text:span text:style-name="Emphasis"><text:span text:style-name="T1">Tennis for Two</text:span></text:span><text:span text:style-name="T1">. </text:span></text:p>
              </text:list-item>
              <text:list-item>
                <text:p text:style-name="P340"><text:span text:style-name="Strong_20_Emphasis"><text:span text:style-name="T1">Patch:</text:span></text:span><text:span text:style-name="T1"> Pembaruan perangkat lunak kecil yang dirilis oleh developer untuk memperbaiki bug, menyeimbangkan gameplay, atau menambahkan fitur minor pada game yang sudah dirilis. </text:span></text:p>
              </text:list-item>
              <text:list-item>
                <text:p text:style-name="P340"><text:span text:style-name="Strong_20_Emphasis"><text:span text:style-name="T1">PC (Personal Computer):</text:span></text:span><text:span text:style-name="T1"> Komputer yang dirancang untuk penggunaan individu, baik desktop maupun laptop. Telah menjadi platform gaming utama yang fleksibel dan kuat. </text:span></text:p>
              </text:list-item>
              <text:list-item>
                <text:p text:style-name="P340"><text:span text:style-name="Strong_20_Emphasis"><text:span text:style-name="T1">PCG (Procedural Content Generation):</text:span></text:span><text:span text:style-name="T1"> Lihat Generasi Konten Prosedural. </text:span></text:p>
              </text:list-item>
              <text:list-item>
                <text:p text:style-name="P340"><text:span text:style-name="Strong_20_Emphasis"><text:span text:style-name="T1">Periferal (Peripheral):</text:span></text:span><text:span text:style-name="T1"> Perangkat keras eksternal yang terhubung ke sistem utama (komputer atau konsol) untuk menambah fungsionalitas atau menyediakan input/output. Contoh dalam gaming: joystick, setir balap, keyboard gaming, mouse gaming, headset VR, kontroler instrumen musik. </text:span></text:p>
              </text:list-item>
              <text:list-item>
                <text:p text:style-name="P340"><text:span text:style-name="Strong_20_Emphasis"><text:span text:style-name="T1">Pixel:</text:span></text:span><text:span text:style-name="T1"> Titik terkecil dari gambar digital pada layar. Grafis game awal (era 8-bit, 16-bit) sering disebut 'pixelated' karena resolusi rendah membuat piksel individual terlihat jelas. </text:span></text:p>
              </text:list-item>
              <text:list-item>
                <text:p text:style-name="P340"><text:span text:style-name="Strong_20_Emphasis"><text:span text:style-name="T1">Platform Holder (Pemegang Platform):</text:span></text:span><text:span text:style-name="T1"> Perusahaan yang memiliki dan mengendalikan ekosistem perangkat keras konsol (misal: Sony untuk PlayStation, Microsoft untuk Xbox, Nintendo untuk Switch) atau platform distribusi digital besar (misal: Valve untuk Steam). </text:span></text:p>
              </text:list-item>
              <text:list-item>
                <text:p text:style-name="P340"><text:span text:style-name="Strong_20_Emphasis"><text:span text:style-name="T1">Platformer:</text:span></text:span><text:span text:style-name="T1"> Genre game di mana gameplay utamanya melibatkan melompat antar platform (pijakan), menghindari rintangan, dan seringkali melawan musuh. Contoh: Seri </text:span><text:span text:style-name="Emphasis"><text:span text:style-name="T1">Super Mario Bros.</text:span></text:span><text:span text:style-name="T1">, </text:span><text:span text:style-name="Emphasis"><text:span text:style-name="T1">Sonic the Hedgehog</text:span></text:span><text:span text:style-name="T1">, </text:span><text:span text:style-name="Emphasis"><text:span text:style-name="T1">Celeste</text:span></text:span><text:span text:style-name="T1">. </text:span></text:p>
              </text:list-item>
              <text:list-item>
                <text:p text:style-name="P340"><text:span text:style-name="Strong_20_Emphasis"><text:span text:style-name="T1">Publisher (Penerbit):</text:span></text:span><text:span text:style-name="T1"> Perusahaan yang mendanai, memasarkan, dan mendistribusikan game yang seringkali dikembangkan oleh studio developer lain (pihak ketiga) atau studio internal mereka sendiri (pihak pertama). </text:span></text:p>
              </text:list-item>
              <text:list-item>
                <text:p text:style-name="P340"><text:span text:style-name="Strong_20_Emphasis"><text:span text:style-name="T1">QA (Quality Assurance / Penjaminan Kualitas):</text:span></text:span><text:span text:style-name="T1"> Proses pengujian perangkat lunak (game) secara sistematis untuk menemukan bug, masalah kinerja, atau cacat lainnya sebelum dirilis ke publik. </text:span></text:p>
              </text:list-item>
              <text:list-item>
                <text:p text:style-name="P340"><text:soft-page-break/><text:span text:style-name="Strong_20_Emphasis"><text:span text:style-name="T1">RAM (Random Access Memory):</text:span></text:span><text:span text:style-name="T1"> Jenis memori komputer berkecepatan tinggi yang digunakan untuk menyimpan data sementara yang sedang aktif digunakan oleh CPU dan program (game) yang berjalan. Kapasitas RAM yang lebih besar memungkinkan game yang lebih kompleks berjalan lancar. </text:span></text:p>
              </text:list-item>
              <text:list-item>
                <text:p text:style-name="P340"><text:span text:style-name="Strong_20_Emphasis"><text:span text:style-name="T1">Rating System (Sistem Peringkat Usia):</text:span></text:span><text:span text:style-name="T1"> Sistem yang digunakan untuk mengklasifikasikan konten game berdasarkan kesesuaian usia (misalnya, tingkat kekerasan, bahasa kasar, tema dewasa). Contoh: ESRB (Amerika Utara), PEGI (Eropa), IGRS (Indonesia). </text:span></text:p>
              </text:list-item>
              <text:list-item>
                <text:p text:style-name="P340"><text:span text:style-name="Strong_20_Emphasis"><text:span text:style-name="T1">Ray Tracing:</text:span></text:span><text:span text:style-name="T1"> Teknik rendering grafis canggih yang mensimulasikan jalur cahaya secara fisik untuk menghasilkan efek pencahayaan, bayangan, dan pantulan yang sangat realistis. Membutuhkan perangkat keras (GPU) yang kuat. </text:span></text:p>
              </text:list-item>
              <text:list-item>
                <text:p text:style-name="P340"><text:span text:style-name="Strong_20_Emphasis"><text:span text:style-name="T1">Representasi (Representation):</text:span></text:span><text:span text:style-name="T1"> Penggambaran kelompok identitas yang beragam (berdasarkan ras, gender, orientasi seksual, disabilitas, dll.) dalam karakter dan narasi game secara autentik dan bermakna. </text:span></text:p>
              </text:list-item>
              <text:list-item>
                <text:p text:style-name="P340"><text:span text:style-name="Strong_20_Emphasis"><text:span text:style-name="T1">ROM Cartridge:</text:span></text:span><text:span text:style-name="T1"> Lihat Kartrid ROM. </text:span></text:p>
              </text:list-item>
              <text:list-item>
                <text:p text:style-name="P340"><text:span text:style-name="Strong_20_Emphasis"><text:span text:style-name="T1">RPG (Role-Playing Game / Permainan Peran):</text:span></text:span><text:span text:style-name="T1"> Genre game di mana pemain mengendalikan satu karakter atau sekelompok karakter (party), mengembangkan kemampuan mereka (naik level, mendapatkan skill/item baru), dan mengikuti alur cerita yang seringkali kompleks di dunia fantasi atau fiksi ilmiah. Contoh: Seri </text:span><text:span text:style-name="Emphasis"><text:span text:style-name="T1">Final Fantasy</text:span></text:span><text:span text:style-name="T1">, </text:span><text:span text:style-name="Emphasis"><text:span text:style-name="T1">The Elder Scrolls</text:span></text:span><text:span text:style-name="T1">, </text:span><text:span text:style-name="Emphasis"><text:span text:style-name="T1">Fallout</text:span></text:span><text:span text:style-name="T1">, </text:span><text:span text:style-name="Emphasis"><text:span text:style-name="T1">Mass Effect</text:span></text:span><text:span text:style-name="T1">, </text:span><text:span text:style-name="Emphasis"><text:span text:style-name="T1">The Witcher</text:span></text:span><text:span text:style-name="T1">. </text:span></text:p>
              </text:list-item>
              <text:list-item>
                <text:p text:style-name="P340"><text:span text:style-name="Strong_20_Emphasis"><text:span text:style-name="T1">RTS (Real-Time Strategy):</text:span></text:span><text:span text:style-name="T1"> Subgenre game strategi di mana pemain mengumpulkan sumber daya, membangun markas/unit, dan mengendalikan pasukan secara </text:span><text:span text:style-name="Emphasis"><text:span text:style-name="T1">real-time</text:span></text:span><text:span text:style-name="T1"> (tidak berbasis giliran) untuk mengalahkan lawan. Contoh: </text:span><text:span text:style-name="Emphasis"><text:span text:style-name="T1">StarCraft</text:span></text:span><text:span text:style-name="T1">, </text:span><text:span text:style-name="Emphasis"><text:span text:style-name="T1">Warcraft</text:span></text:span><text:span text:style-name="T1">, </text:span><text:span text:style-name="Emphasis"><text:span text:style-name="T1">Command &amp; Conquer</text:span></text:span><text:span text:style-name="T1">, </text:span><text:span text:style-name="Emphasis"><text:span text:style-name="T1">Age of Empires</text:span></text:span><text:span text:style-name="T1">. </text:span></text:p>
              </text:list-item>
              <text:list-item>
                <text:p text:style-name="P340"><text:span text:style-name="Strong_20_Emphasis"><text:span text:style-name="T1">Sandbox:</text:span></text:span><text:span text:style-name="T1"> Jenis game atau mode permainan yang memberikan pemain kebebasan sangat besar untuk berkreasi, bereksperimen, dan menetapkan tujuan mereka sendiri di dalam dunia game, seringkali dengan sedikit atau tanpa narasi linier yang ketat. Contoh: </text:span><text:span text:style-name="Emphasis"><text:span text:style-name="T1">Minecraft</text:span></text:span><text:span text:style-name="T1">, </text:span><text:span text:style-name="Emphasis"><text:span text:style-name="T1">Grand Theft Auto</text:span></text:span><text:span text:style-name="T1"> (mode bebas), </text:span><text:span text:style-name="Emphasis"><text:span text:style-name="T1">The Sims</text:span></text:span><text:span text:style-name="T1">. </text:span></text:p>
              </text:list-item>
              <text:list-item>
                <text:p text:style-name="P340"><text:span text:style-name="Strong_20_Emphasis"><text:span text:style-name="T1">Save Game (Simpan Progres):</text:span></text:span><text:span text:style-name="T1"> Fitur yang memungkinkan pemain menyimpan kemajuan mereka dalam sebuah game agar dapat dilanjutkan kembali di lain waktu. Sangat penting untuk game </text:span><text:soft-page-break/><text:span text:style-name="T1">dengan durasi panjang. </text:span></text:p>
              </text:list-item>
              <text:list-item>
                <text:p text:style-name="P340"><text:span text:style-name="Strong_20_Emphasis"><text:span text:style-name="T1">SDK (Software Development Kit):</text:span></text:span><text:span text:style-name="T1"> Sekumpulan alat, pustaka (libraries), dokumentasi, dan contoh kode yang disediakan oleh pembuat perangkat keras atau perangkat lunak untuk membantu developer membuat aplikasi (termasuk game) untuk platform tersebut. </text:span></text:p>
              </text:list-item>
              <text:list-item>
                <text:p text:style-name="P340"><text:span text:style-name="Strong_20_Emphasis"><text:span text:style-name="T1">Seal of Quality (Segel Kualitas Nintendo):</text:span></text:span><text:span text:style-name="T1"> Logo emas yang digunakan oleh Nintendo (terutama di era NES) pada kemasan game berlisensi resmi untuk meyakinkan konsumen bahwa game tersebut memenuhi standar teknis perusahaan, sebagai respons terhadap krisis kualitas di era Atari. </text:span></text:p>
              </text:list-item>
              <text:list-item>
                <text:p text:style-name="P340"><text:span text:style-name="Strong_20_Emphasis"><text:span text:style-name="T1">Serious Game:</text:span></text:span><text:span text:style-name="T1"> Game yang dirancang dengan tujuan utama selain hiburan murni, seperti pendidikan, pelatihan, kesehatan, atau perubahan sosial. </text:span></text:p>
              </text:list-item>
              <text:list-item>
                <text:p text:style-name="P340"><text:span text:style-name="Strong_20_Emphasis"><text:span text:style-name="T1">Shareware:</text:span></text:span><text:span text:style-name="T1"> Model distribusi perangkat lunak (populer di era DOS PC) di mana versi percobaan atau terbatas dari program (game) dibagikan secara bebas, dan pengguna didorong untuk membayar biaya pendaftaran untuk mendapatkan versi lengkap atau dukungan. </text:span><text:span text:style-name="Emphasis"><text:span text:style-name="T1">Doom</text:span></text:span><text:span text:style-name="T1"> adalah contoh shareware yang sangat sukses. </text:span></text:p>
              </text:list-item>
              <text:list-item>
                <text:p text:style-name="P340"><text:span text:style-name="Strong_20_Emphasis"><text:span text:style-name="T1">Shoot 'em Up (Shmup):</text:span></text:span><text:span text:style-name="T1"> Genre game aksi (seringkali </text:span><text:span text:style-name="Emphasis"><text:span text:style-name="T1">side-scrolling</text:span></text:span><text:span text:style-name="T1"> atau </text:span><text:span text:style-name="Emphasis"><text:span text:style-name="T1">vertical-scrolling</text:span></text:span><text:span text:style-name="T1">) di mana pemain mengendalikan sebuah pesawat atau karakter yang menembakkan proyektil secara terus-menerus untuk menghancurkan gelombang musuh yang datang. Contoh: </text:span><text:span text:style-name="Emphasis"><text:span text:style-name="T1">Space Invaders</text:span></text:span><text:span text:style-name="T1">, </text:span><text:span text:style-name="Emphasis"><text:span text:style-name="T1">Gradius</text:span></text:span><text:span text:style-name="T1">, </text:span><text:span text:style-name="Emphasis"><text:span text:style-name="T1">R-Type</text:span></text:span><text:span text:style-name="T1">, </text:span><text:span text:style-name="Emphasis"><text:span text:style-name="T1">Ikaruga</text:span></text:span><text:span text:style-name="T1">. </text:span></text:p>
              </text:list-item>
              <text:list-item>
                <text:p text:style-name="P340"><text:span text:style-name="Strong_20_Emphasis"><text:span text:style-name="T1">Simulasi (Simulation):</text:span></text:span><text:span text:style-name="T1"> Genre game yang mencoba meniru (mensimulasikan) aspek atau aktivitas dunia nyata seakurat mungkin. Contoh: Simulasi penerbangan (</text:span><text:span text:style-name="Emphasis"><text:span text:style-name="T1">Microsoft Flight Simulator</text:span></text:span><text:span text:style-name="T1">), simulasi kehidupan (</text:span><text:span text:style-name="Emphasis"><text:span text:style-name="T1">The Sims</text:span></text:span><text:span text:style-name="T1">), simulasi pembangunan kota (</text:span><text:span text:style-name="Emphasis"><text:span text:style-name="T1">SimCity</text:span></text:span><text:span text:style-name="T1">), simulasi balap (</text:span><text:span text:style-name="Emphasis"><text:span text:style-name="T1">Gran Turismo</text:span></text:span><text:span text:style-name="T1">). </text:span></text:p>
              </text:list-item>
              <text:list-item>
                <text:p text:style-name="P340"><text:span text:style-name="Strong_20_Emphasis"><text:span text:style-name="T1">SSD (Solid State Drive):</text:span></text:span><text:span text:style-name="T1"> Jenis perangkat penyimpanan data modern yang menggunakan memori flash (mirip USB drive) daripada piringan magnetik (seperti HDD). Jauh lebih cepat dalam mengakses data, secara signifikan mengurangi waktu muat (loading time) dalam game. Menjadi standar di konsol generasi ke-9 dan PC gaming modern. </text:span></text:p>
              </text:list-item>
              <text:list-item>
                <text:p text:style-name="P340"><text:span text:style-name="Strong_20_Emphasis"><text:span text:style-name="T1">Streaming (Game Streaming):</text:span></text:span><text:span text:style-name="T1"> (1) Merujuk pada Cloud Gaming. (2) </text:span><text:soft-page-break/><text:span text:style-name="T1">Merujuk pada aktivitas menyiarkan (broadcast) permainan video secara langsung melalui internet ke penonton, biasanya di platform seperti Twitch atau YouTube Gaming. </text:span></text:p>
              </text:list-item>
              <text:list-item>
                <text:p text:style-name="P340"><text:span text:style-name="Strong_20_Emphasis"><text:span text:style-name="T1">Streamer:</text:span></text:span><text:span text:style-name="T1"> Seseorang yang melakukan siaran langsung (streaming) permainan video mereka ke penonton online. </text:span></text:p>
              </text:list-item>
              <text:list-item>
                <text:p text:style-name="P340"><text:span text:style-name="Strong_20_Emphasis"><text:span text:style-name="T1">Strategi (Strategy):</text:span></text:span><text:span text:style-name="T1"> Genre game yang menekankan pada perencanaan, pemikiran taktis atau strategis jangka panjang, dan manajemen sumber daya untuk mencapai kemenangan. Bisa berbasis giliran (turn-based) atau real-time (RTS). </text:span></text:p>
              </text:list-item>
              <text:list-item>
                <text:p text:style-name="P340"><text:span text:style-name="Strong_20_Emphasis"><text:span text:style-name="T1">Survival Horror:</text:span></text:span><text:span text:style-name="T1"> Subgenre game horor yang seringkali menekankan pada keterbatasan sumber daya (amunisi, item penyembuh), atmosfer mencekam, teka-teki lingkungan, dan perasaan rentan pemain dalam menghadapi ancaman mengerikan. Contoh: Seri </text:span><text:span text:style-name="Emphasis"><text:span text:style-name="T1">Resident Evil</text:span></text:span><text:span text:style-name="T1">, </text:span><text:span text:style-name="Emphasis"><text:span text:style-name="T1">Silent Hill</text:span></text:span><text:span text:style-name="T1">. </text:span></text:p>
              </text:list-item>
              <text:list-item>
                <text:p text:style-name="P340"><text:span text:style-name="Strong_20_Emphasis"><text:span text:style-name="T1">Third-Party (Pihak Ketiga):</text:span></text:span><text:span text:style-name="T1"> Merujuk pada developer atau publisher game yang independen dari perusahaan pemegang platform. Mereka membuat game untuk berbagai platform konsol atau PC. Contoh: Electronic Arts, Ubisoft, Capcom, Square Enix. </text:span></text:p>
              </text:list-item>
              <text:list-item>
                <text:p text:style-name="P340"><text:span text:style-name="Strong_20_Emphasis"><text:span text:style-name="T1">Toksisitas (Toxicity):</text:span></text:span><text:span text:style-name="T1"> Istilah umum untuk perilaku negatif, permusuhan, pelecehan, atau tidak sportif yang sering terjadi dalam komunitas game online. </text:span></text:p>
              </text:list-item>
              <text:list-item>
                <text:p text:style-name="P340"><text:span text:style-name="Strong_20_Emphasis"><text:span text:style-name="T1">Update (Pembaruan):</text:span></text:span><text:span text:style-name="T1"> Perilisan versi baru dari perangkat lunak (game) yang biasanya berisi perbaikan bug (patch), penyesuaian keseimbangan, atau penambahan konten/fitur baru. Sangat umum dalam model GaaS. </text:span></text:p>
              </text:list-item>
              <text:list-item>
                <text:p text:style-name="P340"><text:span text:style-name="Strong_20_Emphasis"><text:span text:style-name="T1">User-Generated Content (UGC / Konten Buatan Pengguna):</text:span></text:span><text:span text:style-name="T1"> Konten (seperti level, mod, item, skin, atau bahkan game utuh) yang dibuat oleh pemain atau pengguna biasa menggunakan alat yang disediakan oleh game atau platform, bukan oleh developer profesional. Sangat penting di platform seperti </text:span><text:span text:style-name="Emphasis"><text:span text:style-name="T1">Roblox</text:span></text:span><text:span text:style-name="T1"> atau </text:span><text:span text:style-name="Emphasis"><text:span text:style-name="T1">Minecraft</text:span></text:span><text:span text:style-name="T1">. </text:span></text:p>
              </text:list-item>
              <text:list-item>
                <text:p text:style-name="P340"><text:span text:style-name="Strong_20_Emphasis"><text:span text:style-name="T1">VR (Virtual Reality / Realitas Virtual):</text:span></text:span><text:span text:style-name="T1"> Teknologi yang menggunakan headset khusus untuk membenamkan pengguna sepenuhnya dalam lingkungan digital 3D yang artifisial, menggantikan persepsi dunia nyata. </text:span></text:p>
              </text:list-item>
              <text:list-item>
                <text:p text:style-name="P340"><text:span text:style-name="Strong_20_Emphasis"><text:span text:style-name="T1">Warnet (Warung Internet):</text:span></text:span><text:span text:style-name="T1"> Tempat usaha (sangat populer di </text:span><text:soft-page-break/><text:span text:style-name="T1">Indonesia, terutama di masa lalu) yang menyediakan akses internet dan penyewaan komputer (seringkali untuk bermain game online multiplayer) secara per jam. Berfungsi sebagai hub sosial penting bagi banyak komunitas gamer lokal. </text:span></text:p>
              </text:list-item>
              <text:list-item>
                <text:p text:style-name="P161"><text:span text:style-name="Strong_20_Emphasis"><text:span text:style-name="T1">4X Strategy:</text:span></text:span><text:span text:style-name="T1"> Subgenre game strategi (biasanya turn-based) yang berfokus pada empat pilar gameplay: eXplore (menjelajahi peta), eXpand (mendirikan wilayah/kota baru), eXploit (mengumpulkan dan mengelola sumber daya), dan eXterminate (mengalahkan lawan). Contoh klasik: Seri </text:span><text:span text:style-name="Emphasis"><text:span text:style-name="T1">Civilization</text:span></text:span><text:span text:style-name="T1">. </text:span></text:p>
              </text:list-item>
            </text:list>
            <text:p text:style-name="P359"/>
            <text:p text:style-name="P1">Glosarium ini mencakup banyak istilah kunci. Tentu saja, masih banyak istilah lain dalam dunia game yang sangat luas ini. Anda bisa memilih dan menyesuaikan daftar ini sesuai dengan fokus dan kedalaman pembahasan dalam buku Anda.</text:p>
            <text:p text:style-name="P1">Ini adalah prompt terakhir dari permintaan Anda untuk mengembangkan kerangka buku. Apakah ada hal lain yang bisa saya bantu terkait proyek buku ini?</text:p>
          </text:section>
          <text:section text:style-name="Sect1" text:name="feedback-form-68">
            <text:p text:style-name="P175"/>
          </text:section>
        </text:section>
        <text:section text:style-name="Sect1" text:name="55f030c863e1a3e0">
          <text:p text:style-name="P1"/>
          <text:section text:style-name="Sect1" text:name="user-query-content-69">
            <text:p text:style-name="P356">buat daftar pustaka </text:p>
          </text:section>
          <text:p text:style-name="P175">Tampilkan alur berpikir</text:p>
          <text:section text:style-name="Sect2" text:name="model-response-message-contentr_55f030c863e1a3e0">
            <text:p text:style-name="P22"><text:span text:style-name="T1">Tentu, berikut adalah contoh </text:span><text:span text:style-name="Strong_20_Emphasis"><text:span text:style-name="T1">Daftar Pustaka (atau lebih tepatnya, Daftar Bacaan Lanjutan)</text:span></text:span><text:span text:style-name="T1"> yang bisa Anda sertakan atau gunakan sebagai inspirasi untuk buku Anda. Karena saya tidak melakukan riset aktual menggunakan sumber-sumber ini untuk menghasilkan kerangka sebelumnya, daftar ini bersifat </text:span><text:span text:style-name="Strong_20_Emphasis"><text:span text:style-name="T1">contoh dan rekomendasi</text:span></text:span><text:span text:style-name="T1">, bukan daftar karya yang dikutip secara harfiah. Anda perlu menyusun daftar pustaka final berdasarkan sumber-sumber yang benar-benar Anda konsultasikan selama penulisan.</text:span></text:p>
            <text:p text:style-name="P1">Daftar ini mencakup buku-buku penting dalam sejarah game, beberapa dokumenter, dan sumber online yang relevan.</text:p>
            <text:p text:style-name="P359"/>
            <text:p text:style-name="P22"><text:span text:style-name="Strong_20_Emphasis"><text:span text:style-name="T1">Daftar Pustaka / Bacaan Lanjutan (Contoh)</text:span></text:span></text:p>
            <text:p text:style-name="P22"><text:soft-page-break/><text:span text:style-name="Strong_20_Emphasis"><text:span text:style-name="T1">Buku (Books)</text:span></text:span></text:p>
            <text:list xml:id="list1407292051776421453" text:style-name="L155">
              <text:list-item>
                <text:p text:style-name="P341"><text:span text:style-name="Strong_20_Emphasis"><text:span text:style-name="T1">Donovan, Tristan.</text:span></text:span><text:span text:style-name="T1"> </text:span><text:span text:style-name="Emphasis"><text:span text:style-name="T1">Replay: The History of Video Games.</text:span></text:span><text:span text:style-name="T1"> Yellow Ant, 2010. </text:span><text:span text:style-name="Emphasis"><text:span text:style-name="T1">(Cakupan sejarah yang luas dan mendalam, dari awal mula hingga era modern awal).</text:span></text:span><text:span text:style-name="T1"> </text:span></text:p>
              </text:list-item>
              <text:list-item>
                <text:p text:style-name="P341"><text:span text:style-name="Strong_20_Emphasis"><text:span text:style-name="T1">Herz, J. C.</text:span></text:span><text:span text:style-name="T1"> </text:span><text:span text:style-name="Emphasis"><text:span text:style-name="T1">Joystick Nation: How Videogames Ate Our Quarters, Won Our Hearts, and Rewired Our Minds.</text:span></text:span><text:span text:style-name="T1"> Little, Brown and Company, 1997. </text:span><text:span text:style-name="Emphasis"><text:span text:style-name="T1">(Analisis budaya awal yang berpengaruh tentang dampak sosial game).</text:span></text:span><text:span text:style-name="T1">   </text:span></text:p>
              </text:list-item>
              <text:list-item>
                <text:p text:style-name="P341"><text:span text:style-name="Strong_20_Emphasis"><text:span text:style-name="T1">Kent, Steven L.</text:span></text:span><text:span text:style-name="T1"> </text:span><text:span text:style-name="Emphasis"><text:span text:style-name="T1">The Ultimate History of Video Games: From Pong to Pokemon and Beyond—The Story Behind the Craze That Touched Our Lives and Changed the World.</text:span></text:span><text:span text:style-name="T1"> Three Rivers Press, 2001. (Volume 1) &amp; </text:span><text:span text:style-name="Emphasis"><text:span text:style-name="T1">The Ultimate History of Video Games, Volume 2: Nintendo, Sony, Microsoft, and the Billion-Dollar Battle for Global Supremacy.</text:span></text:span><text:span text:style-name="T1"> Crown, 2021. (Volume 2). </text:span><text:span text:style-name="Emphasis"><text:span text:style-name="T1">(Salah satu karya sejarah game paling komprehensif dan sering dikutip, meskipun Volume 1 perlu dilengkapi dengan perkembangan lebih baru).</text:span></text:span><text:span text:style-name="T1">   </text:span></text:p>
              </text:list-item>
              <text:list-item>
                <text:p text:style-name="P341"><text:span text:style-name="Strong_20_Emphasis"><text:span text:style-name="T1">Kohler, Chris.</text:span></text:span><text:span text:style-name="T1"> </text:span><text:span text:style-name="Emphasis"><text:span text:style-name="T1">Power-Up: How Japanese Video Games Gave the World an Extra Life.</text:span></text:span><text:span text:style-name="T1"> BradyGames, 2004 (dan edisi revisi). </text:span><text:span text:style-name="Emphasis"><text:span text:style-name="T1">(Fokus pada kontribusi signifikan industri game Jepang).</text:span></text:span><text:span text:style-name="T1"> </text:span></text:p>
              </text:list-item>
              <text:list-item>
                <text:p text:style-name="P341"><text:span text:style-name="Strong_20_Emphasis"><text:span text:style-name="T1">Kushner, David.</text:span></text:span><text:span text:style-name="T1"> </text:span><text:span text:style-name="Emphasis"><text:span text:style-name="T1">Masters of Doom: How Two Guys Created an Empire and Transformed Pop Culture.</text:span></text:span><text:span text:style-name="T1"> Random House, 2003. </text:span><text:span text:style-name="Emphasis"><text:span text:style-name="T1">(Kisah menarik tentang John Carmack, John Romero, dan id Software, pelopor genre FPS).</text:span></text:span><text:span text:style-name="T1"> </text:span></text:p>
              </text:list-item>
              <text:list-item>
                <text:p text:style-name="P341"><text:span text:style-name="Strong_20_Emphasis"><text:span text:style-name="T1">McGonigal, Jane.</text:span></text:span><text:span text:style-name="T1"> </text:span><text:span text:style-name="Emphasis"><text:span text:style-name="T1">Reality Is Broken: Why Games Make Us Better and How They Can Change the World.</text:span></text:span><text:span text:style-name="T1"> Penguin Books, 2011. </text:span><text:span text:style-name="Emphasis"><text:span text:style-name="T1">(Eksplorasi tentang aspek psikologis dan potensi positif dari bermain game).</text:span></text:span><text:span text:style-name="T1"> </text:span></text:p>
              </text:list-item>
              <text:list-item>
                <text:p text:style-name="P341"><text:span text:style-name="Strong_20_Emphasis"><text:span text:style-name="T1">Murray, Janet H.</text:span></text:span><text:span text:style-name="T1"> </text:span><text:span text:style-name="Emphasis"><text:span text:style-name="T1">Hamlet on the Holodeck: The Future of Narrative in Cyberspace.</text:span></text:span><text:span text:style-name="T1"> The MIT Press, 1997 (dan edisi revisi). </text:span><text:span text:style-name="Emphasis"><text:span text:style-name="T1">(Teks fundamental yang membahas potensi naratif dari media digital dan interaktif, termasuk game).</text:span></text:span><text:span text:style-name="T1"> </text:span></text:p>
              </text:list-item>
              <text:list-item>
                <text:p text:style-name="P341"><text:span text:style-name="Strong_20_Emphasis"><text:span text:style-name="T1">Schell, Jesse.</text:span></text:span><text:span text:style-name="T1"> </text:span><text:span text:style-name="Emphasis"><text:span text:style-name="T1">The Art of Game Design: A Book of Lenses.</text:span></text:span><text:span text:style-name="T1"> CRC Press, (Edisi terbaru). </text:span><text:span text:style-name="Emphasis"><text:span text:style-name="T1">(Meskipun fokus pada desain, buku ini memberikan banyak wawasan tentang pemikiran di balik pembuatan game yang relevan secara historis).</text:span></text:span><text:span text:style-name="T1"> </text:span></text:p>
              </text:list-item>
              <text:list-item>
                <text:p text:style-name="P341"><text:soft-page-break/><text:span text:style-name="Strong_20_Emphasis"><text:span text:style-name="T1">Schreier, Jason.</text:span></text:span><text:span text:style-name="T1"> </text:span><text:span text:style-name="Emphasis"><text:span text:style-name="T1">Blood, Sweat, and Pixels: The Triumphant, Turbulent Stories Behind How Video Games Are Made.</text:span></text:span><text:span text:style-name="T1"> Harper, 2017. </text:span><text:span text:style-name="Emphasis"><text:span text:style-name="T1">(Pandangan mendalam tentang realitas pengembangan game modern, termasuk isu 'crunch culture').</text:span></text:span><text:span text:style-name="T1"> </text:span></text:p>
              </text:list-item>
              <text:list-item>
                <text:p text:style-name="P341"><text:span text:style-name="Strong_20_Emphasis"><text:span text:style-name="T1">Sheff, David.</text:span></text:span><text:span text:style-name="T1"> </text:span><text:span text:style-name="Emphasis"><text:span text:style-name="T1">Game Over: How Nintendo Conquered the World.</text:span></text:span><text:span text:style-name="T1"> Random House, 1993 (dan edisi revisi). </text:span><text:span text:style-name="Emphasis"><text:span text:style-name="T1">(Kisah klasik tentang kebangkitan Nintendo dan dominasinya di era NES).</text:span></text:span><text:span text:style-name="T1"> </text:span></text:p>
              </text:list-item>
              <text:list-item>
                <text:p text:style-name="P162"><text:span text:style-name="Strong_20_Emphasis"><text:span text:style-name="T1">Harris, Blake J.</text:span></text:span><text:span text:style-name="T1"> </text:span><text:span text:style-name="Emphasis"><text:span text:style-name="T1">Console Wars: Sega, Nintendo, and the Battle That Defined a Generation.</text:span></text:span><text:span text:style-name="T1"> It Books, 2014. </text:span><text:span text:style-name="Emphasis"><text:span text:style-name="T1">(Fokus naratif pada persaingan sengit antara Sega Genesis dan SNES di Amerika Utara).</text:span></text:span><text:span text:style-name="T1"> </text:span></text:p>
              </text:list-item>
            </text:list>
            <text:p text:style-name="P22"><text:span text:style-name="Strong_20_Emphasis"><text:span text:style-name="T1">Film Dokumenter (Documentaries)</text:span></text:span></text:p>
            <text:list xml:id="list2564606045989600529" text:style-name="L156">
              <text:list-item>
                <text:p text:style-name="P342"><text:span text:style-name="Emphasis"><text:span text:style-name="Strong_20_Emphasis"><text:span text:style-name="T1">Atari: Game Over</text:span></text:span></text:span><text:span text:style-name="T1"> (Sutradara: Zak Penn, 2014). </text:span><text:span text:style-name="Emphasis"><text:span text:style-name="T1">(Mencari kebenaran di balik legenda penguburan kartrid E.T. di Alamogordo).</text:span></text:span><text:span text:style-name="T1"> </text:span></text:p>
              </text:list-item>
              <text:list-item>
                <text:p text:style-name="P342"><text:span text:style-name="Emphasis"><text:span text:style-name="Strong_20_Emphasis"><text:span text:style-name="T1">High Score</text:span></text:span></text:span><text:span text:style-name="T1"> (Serial Netflix, 2020). </text:span><text:span text:style-name="Emphasis"><text:span text:style-name="T1">(Serial dokumenter yang mencakup era keemasan game arkade dan konsol awal dengan wawancara para pionir).</text:span></text:span><text:span text:style-name="T1"> </text:span></text:p>
              </text:list-item>
              <text:list-item>
                <text:p text:style-name="P342"><text:span text:style-name="Emphasis"><text:span text:style-name="Strong_20_Emphasis"><text:span text:style-name="T1">Indie Game: The Movie</text:span></text:span></text:span><text:span text:style-name="T1"> (Sutradara: Lisanne Pajot &amp; James Swirsky, 2012). </text:span><text:span text:style-name="Emphasis"><text:span text:style-name="T1">(Mengikuti perjuangan beberapa developer indie saat membuat game mereka, seperti Super Meat Boy, Fez, dan Braid).</text:span></text:span><text:span text:style-name="T1"> </text:span></text:p>
              </text:list-item>
              <text:list-item>
                <text:p text:style-name="P342"><text:span text:style-name="Emphasis"><text:span text:style-name="Strong_20_Emphasis"><text:span text:style-name="T1">Minecraft: The Story of Mojang</text:span></text:span></text:span><text:span text:style-name="T1"> (2 Player Productions, 2012). </text:span><text:span text:style-name="Emphasis"><text:span text:style-name="T1">(Kisah di balik pembuatan salah satu game paling fenomenal sepanjang masa).</text:span></text:span><text:span text:style-name="T1"> </text:span></text:p>
              </text:list-item>
              <text:list-item>
                <text:p text:style-name="P163"><text:span text:style-name="Emphasis"><text:span text:style-name="Strong_20_Emphasis"><text:span text:style-name="T1">Rise of the Video Game</text:span></text:span></text:span><text:span text:style-name="T1"> (Serial Discovery Channel, 2007). </text:span><text:span text:style-name="Emphasis"><text:span text:style-name="T1">(Serial yang mencakup berbagai aspek sejarah dan budaya game hingga pertengahan 2000-an).</text:span></text:span><text:span text:style-name="T1"> </text:span></text:p>
              </text:list-item>
            </text:list>
            <text:p text:style-name="P22"><text:span text:style-name="Strong_20_Emphasis"><text:span text:style-name="T1">Sumber Online (Online Resources)</text:span></text:span></text:p>
            <text:list xml:id="list2403390112452159910" text:style-name="L157">
              <text:list-item>
                <text:p text:style-name="P343"><text:span text:style-name="Strong_20_Emphasis"><text:span text:style-name="T1">Gamasutra / Game Developer (</text:span></text:span><text:a xlink:type="simple" xlink:href="https://www.gamedeveloper.com/" office:target-frame-name="_blank" xlink:show="new" text:style-name="Internet_20_link" text:visited-style-name="Visited_20_Internet_20_Link"><text:span text:style-name="Strong_20_Emphasis"><text:span text:style-name="T1">www.gamedeveloper.com</text:span></text:span></text:a><text:span text:style-name="Strong_20_Emphasis"><text:span text:style-name="T1">):</text:span></text:span><text:span text:style-name="T1"> Sumber berita, analisis, dan artikel fitur dari perspektif industri dan pengembangan game. Seringkali memiliki artikel postmortem atau sejarah. </text:span></text:p>
              </text:list-item>
              <text:list-item>
                <text:p text:style-name="P343"><text:span text:style-name="Strong_20_Emphasis"><text:span text:style-name="T1">Internet Archive - Software Library (archive.org/details/software):</text:span></text:span><text:span text:style-name="T1"> Menyediakan akses legal ke banyak perangkat lunak dan game klasik melalui emulasi berbasis browser. Sumber penting untuk merasakan langsung game-game lama. </text:span></text:p>
              </text:list-item>
              <text:list-item>
                <text:p text:style-name="P343"><text:soft-page-break/><text:span text:style-name="Strong_20_Emphasis"><text:span text:style-name="T1">Kotaku / Polygon (</text:span></text:span><text:a xlink:type="simple" xlink:href="https://www.kotaku.com/" office:target-frame-name="_blank" xlink:show="new" text:style-name="Internet_20_link" text:visited-style-name="Visited_20_Internet_20_Link"><text:span text:style-name="Strong_20_Emphasis"><text:span text:style-name="T1">www.kotaku.com</text:span></text:span></text:a><text:span text:style-name="Strong_20_Emphasis"><text:span text:style-name="T1"> / </text:span></text:span><text:a xlink:type="simple" xlink:href="https://www.polygon.com/" office:target-frame-name="_blank" xlink:show="new" text:style-name="Internet_20_link" text:visited-style-name="Visited_20_Internet_20_Link"><text:span text:style-name="Strong_20_Emphasis"><text:span text:style-name="T1">www.polygon.com</text:span></text:span></text:a><text:span text:style-name="Strong_20_Emphasis"><text:span text:style-name="T1">):</text:span></text:span><text:span text:style-name="T1"> Situs berita game mainstream yang seringkali mempublikasikan artikel fitur mendalam tentang sejarah game, budaya, atau profil industri. </text:span></text:p>
              </text:list-item>
              <text:list-item>
                <text:p text:style-name="P343"><text:span text:style-name="Strong_20_Emphasis"><text:span text:style-name="T1">MobyGames (</text:span></text:span><text:a xlink:type="simple" xlink:href="https://www.mobygames.com/" office:target-frame-name="_blank" xlink:show="new" text:style-name="Internet_20_link" text:visited-style-name="Visited_20_Internet_20_Link"><text:span text:style-name="Strong_20_Emphasis"><text:span text:style-name="T1">www.mobygames.com</text:span></text:span></text:a><text:span text:style-name="Strong_20_Emphasis"><text:span text:style-name="T1">):</text:span></text:span><text:span text:style-name="T1"> Database game yang sangat komprehensif, mencakup informasi tentang developer, publisher, tanggal rilis, platform, kredit, dan seringkali screenshot serta ulasan. </text:span></text:p>
              </text:list-item>
              <text:list-item>
                <text:p text:style-name="P343"><text:span text:style-name="Strong_20_Emphasis"><text:span text:style-name="T1">The Strong National Museum of Play - International Center for the History of Electronic Games (www.museumofplay.org/icheg):</text:span></text:span><text:span text:style-name="T1"> Lembaga riset dan arsip terkemuka yang didedikasikan untuk sejarah game elektronik. Situs web mereka berisi banyak informasi dan sumber daya. </text:span></text:p>
              </text:list-item>
              <text:list-item>
                <text:p text:style-name="P164"><text:span text:style-name="Strong_20_Emphasis"><text:span text:style-name="T1">Wikipedia (id.wikipedia.org / en.wikipedia.org):</text:span></text:span><text:span text:style-name="T1"> Meskipun bukan sumber primer untuk kutipan akademis, Wikipedia seringkali menjadi titik awal yang baik untuk mendapatkan gambaran umum, daftar game/platform, dan tautan ke sumber lain (periksa referensi di bagian bawah artikel). </text:span></text:p>
              </text:list-item>
            </text:list>
            <text:p text:style-name="P22"><text:span text:style-name="Strong_20_Emphasis"><text:span text:style-name="T1">Jurnal Akademik (Academic Journals)</text:span></text:span></text:p>
            <text:p text:style-name="P1">Bagi pembaca yang ingin mendalami aspek teoritis atau analisis akademis, beberapa jurnal yang fokus pada studi game antara lain:</text:p>
            <text:list xml:id="list5119162508276768608" text:style-name="L158">
              <text:list-item>
                <text:p text:style-name="P344"><text:span text:style-name="Emphasis"><text:span text:style-name="T1">Game Studies</text:span></text:span><text:span text:style-name="T1"> (gamestudies.org) </text:span></text:p>
              </text:list-item>
              <text:list-item>
                <text:p text:style-name="P344"><text:span text:style-name="Emphasis"><text:span text:style-name="T1">Games and Culture</text:span></text:span><text:span text:style-name="T1"> (Sage Journals) </text:span></text:p>
              </text:list-item>
              <text:list-item>
                <text:p text:style-name="P165"><text:span text:style-name="Emphasis"><text:span text:style-name="T1">Loading...</text:span></text:span><text:span text:style-name="T1"> (Journal of the Canadian Game Studies Association) </text:span></text:p>
              </text:list-item>
            </text:list>
            <text:p text:style-name="P22"><text:span text:style-name="Strong_20_Emphasis"><text:span text:style-name="T1">Catatan Penting:</text:span></text:span></text:p>
            <text:list xml:id="list4471272225662154099" text:style-name="L159">
              <text:list-item>
                <text:p text:style-name="P192">Daftar ini tidak lengkap dan hanya mencakup sebagian kecil dari sumber daya yang tersedia. </text:p>
              </text:list-item>
              <text:list-item>
                <text:p text:style-name="P345"><text:span text:style-name="T1">Sebagian besar sumber yang tercantum berbahasa Inggris. </text:span><text:span text:style-name="Strong_20_Emphasis"><text:span text:style-name="T1">Sangat disarankan bagi penulis untuk mencari dan memasukkan sumber-sumber relevan berbahasa Indonesia</text:span></text:span><text:span text:style-name="T1">, seperti buku, artikel majalah/koran lama, riset akademis lokal, atau situs web/komunitas game Indonesia yang membahas sejarah atau industri game di tanah air, untuk memberikan konteks lokal yang lebih kaya. </text:span></text:p>
              </text:list-item>
              <text:list-item>
                <text:p text:style-name="P19">Saat menulis buku Anda, pastikan untuk mencatat semua sumber yang Anda gunakan secara rinci untuk menyusun daftar pustaka akhir yang akurat dan sesuai dengan standar kutipan yang Anda pilih. </text:p>
              </text:list-item>
            </text:list>
            <text:p text:style-name="P359"><text:soft-page-break/></text:p>
            <text:p text:style-name="P1">Ini melengkapi semua permintaan terkait kerangka buku. Semoga seluruh proses ini sangat membantu Anda! Jika ada pertanyaan lain di kemudian hari, jangan ragu untuk bertanya. Selamat melanjutkan proses penulisan buku Anda!</text:p>
          </text:section>
          <text:p text:style-name="P175">Sumber dan konten terkait</text:p>
          <text:p text:style-name="P200"><text:a xlink:type="simple" xlink:href="https://dokumen.pub/super-mario-bros-3-9781940535135-1940535131.html" office:target-frame-name="_blank" xlink:show="new" text:style-name="Internet_20_link" text:visited-style-name="Visited_20_Internet_20_Link"><text:span text:style-name="T1">dokumen.pub </text:span></text:a></text:p>
          <text:p text:style-name="P200"><text:a xlink:type="simple" xlink:href="https://dokumen.pub/super-mario-bros-3-9781940535135-1940535131.html" office:target-frame-name="_blank" xlink:show="new" text:style-name="Internet_20_link" text:visited-style-name="Visited_20_Internet_20_Link"><text:span text:style-name="T1">dokumen.pub</text:span></text:a></text:p>
          <text:p text:style-name="P200"><text:a xlink:type="simple" xlink:href="http://de.wikipedia.org/wiki/1942_(Computerspiel)" office:target-frame-name="_blank" xlink:show="new" text:style-name="Internet_20_link" text:visited-style-name="Visited_20_Internet_20_Link"><text:span text:style-name="T1">de.wikipedia.org </text:span></text:a></text:p>
          <text:p text:style-name="P200"><text:a xlink:type="simple" xlink:href="http://de.wikipedia.org/wiki/1942_(Computerspiel)" office:target-frame-name="_blank" xlink:show="new" text:style-name="Internet_20_link" text:visited-style-name="Visited_20_Internet_20_Link"><text:span text:style-name="T1">de.wikipedia.org</text:span></text:a></text:p>
          <text:section text:style-name="Sect1" text:name="feedback-form-69">
            <text:p text:style-name="P175"/>
          </text:section>
        </text:section>
        <text:section text:style-name="Sect1" text:name="b211591b88a2c67b">
          <text:p text:style-name="P1"/>
          <text:section text:style-name="Sect1" text:name="user-query-content-70">
            <text:p text:style-name="P356">buat linimasa evolusi game </text:p>
          </text:section>
          <text:p text:style-name="P175">Tampilkan alur berpikir</text:p>
          <text:section text:style-name="Sect2" text:name="model-response-message-contentr_b211591b88a2c67b">
            <text:p text:style-name="P1">Tentu, berikut adalah draf Linimasa (Timeline) Evolusi Game Komputer yang merangkum tonggak-tonggak penting berdasarkan kerangka buku yang telah kita diskusikan. Perlu diingat bahwa ini adalah linimasa selektif yang menyoroti peristiwa kunci dan bukan daftar lengkap semua game atau peristiwa. Tanggal rilis, terutama untuk game, dapat bervariasi antar wilayah (Jepang, Amerika Utara, Eropa).</text:p>
            <text:p text:style-name="P359"/>
            <text:p text:style-name="P22"><text:span text:style-name="Strong_20_Emphasis"><text:span text:style-name="T1">Linimasa Evolusi Game Komputer (Tonggak Penting)</text:span></text:span></text:p>
            <text:p text:style-name="P22"><text:span text:style-name="Strong_20_Emphasis"><text:span text:style-name="T1">Era Akar Permainan Digital (1950-an - Awal 1970-an)</text:span></text:span></text:p>
            <text:list xml:id="list157825306022702956" text:style-name="L160">
              <text:list-item>
                <text:p text:style-name="P346"><text:span text:style-name="Strong_20_Emphasis"><text:span text:style-name="T1">1958:</text:span></text:span><text:span text:style-name="T1"> William Higinbotham menciptakan </text:span><text:span text:style-name="Emphasis"><text:span text:style-name="Strong_20_Emphasis"><text:span text:style-name="T1">Tennis for Two</text:span></text:span></text:span><text:span text:style-name="T1"> di komputer analog dengan layar osiloskop di Brookhaven National Laboratory – salah satu game elektronik interaktif paling awal. </text:span></text:p>
              </text:list-item>
              <text:list-item>
                <text:p text:style-name="P166"><text:span text:style-name="Strong_20_Emphasis"><text:span text:style-name="T1">1962:</text:span></text:span><text:span text:style-name="T1"> Steve Russell dan tim TMRC di MIT mengembangkan </text:span><text:span text:style-name="Emphasis"><text:span text:style-name="Strong_20_Emphasis"><text:span text:style-name="T1">Spacewar!</text:span></text:span></text:span><text:span text:style-name="T1"> di komputer mini PDP-1 – game komputer digital berpengaruh pertama, menyebar di kalangan akademisi. </text:span></text:p>
              </text:list-item>
            </text:list>
            <text:p text:style-name="P22"><text:span text:style-name="Strong_20_Emphasis"><text:span text:style-name="T1">Era Ledakan Pertama: Arkade &amp; Konsol Awal (1970-an - Awal 1980-an)</text:span></text:span></text:p>
            <text:list xml:id="list558710466938907355" text:style-name="L161">
              <text:list-item>
                <text:p text:style-name="P347"><text:span text:style-name="Strong_20_Emphasis"><text:span text:style-name="T1">1971:</text:span></text:span><text:span text:style-name="T1"> </text:span><text:span text:style-name="Emphasis"><text:span text:style-name="T1">Computer Space</text:span></text:span><text:span text:style-name="T1"> (Nolan Bushnell &amp; Ted Dabney) dirilis – game arkade video komersial pertama, meskipun kurang sukses. </text:span></text:p>
              </text:list-item>
              <text:list-item>
                <text:p text:style-name="P347"><text:soft-page-break/><text:span text:style-name="Strong_20_Emphasis"><text:span text:style-name="T1">1972:</text:span></text:span><text:span text:style-name="T1"> </text:span></text:p>
                <text:list>
                  <text:list-item>
                    <text:p text:style-name="P347"><text:span text:style-name="Strong_20_Emphasis"><text:span text:style-name="T1">Magnavox Odyssey</text:span></text:span><text:span text:style-name="T1"> dirilis – konsol video game rumahan komersial pertama (desain oleh Ralph Baer). </text:span></text:p>
                  </text:list-item>
                  <text:list-item>
                    <text:p text:style-name="P347"><text:span text:style-name="Strong_20_Emphasis"><text:span text:style-name="T1">Atari</text:span></text:span><text:span text:style-name="T1"> didirikan oleh Nolan Bushnell dan Ted Dabney. </text:span></text:p>
                  </text:list-item>
                  <text:list-item>
                    <text:p text:style-name="P347"><text:span text:style-name="Emphasis"><text:span text:style-name="Strong_20_Emphasis"><text:span text:style-name="T1">Pong</text:span></text:span></text:span><text:span text:style-name="T1"> (Atari) dirilis di arkade – menjadi hit komersial masif pertama, meluncurkan industri game arkade. </text:span></text:p>
                  </text:list-item>
                </text:list>
              </text:list-item>
              <text:list-item>
                <text:p text:style-name="P347"><text:span text:style-name="Strong_20_Emphasis"><text:span text:style-name="T1">1975:</text:span></text:span><text:span text:style-name="T1"> Atari merilis versi rumahan </text:span><text:span text:style-name="Emphasis"><text:span text:style-name="T1">Pong</text:span></text:span><text:span text:style-name="T1">. </text:span></text:p>
              </text:list-item>
              <text:list-item>
                <text:p text:style-name="P347"><text:span text:style-name="Strong_20_Emphasis"><text:span text:style-name="T1">1976:</text:span></text:span><text:span text:style-name="T1"> Fairchild Channel F dirilis – konsol pertama yang menggunakan kartrid game berbasis mikroprosesor (ROM Cartridge). </text:span></text:p>
              </text:list-item>
              <text:list-item>
                <text:p text:style-name="P347"><text:span text:style-name="Strong_20_Emphasis"><text:span text:style-name="T1">1977:</text:span></text:span><text:span text:style-name="T1"> </text:span><text:span text:style-name="Strong_20_Emphasis"><text:span text:style-name="T1">Atari Video Computer System (VCS)</text:span></text:span><text:span text:style-name="T1">, kemudian dikenal sebagai </text:span><text:span text:style-name="Strong_20_Emphasis"><text:span text:style-name="T1">Atari 2600</text:span></text:span><text:span text:style-name="T1">, dirilis – mempopulerkan penggunaan kartrid ROM dan mendominasi pasar konsol rumahan. </text:span></text:p>
              </text:list-item>
              <text:list-item>
                <text:p text:style-name="P347"><text:span text:style-name="Strong_20_Emphasis"><text:span text:style-name="T1">1978:</text:span></text:span><text:span text:style-name="T1"> </text:span><text:span text:style-name="Emphasis"><text:span text:style-name="Strong_20_Emphasis"><text:span text:style-name="T1">Space Invaders</text:span></text:span></text:span><text:span text:style-name="T1"> (Taito) dirilis di arkade – menjadi fenomena global, memicu 'zaman keemasan' kedua arkade, dan mempopulerkan penggunaan mikroprosesor dalam game. </text:span></text:p>
              </text:list-item>
              <text:list-item>
                <text:p text:style-name="P347"><text:span text:style-name="Strong_20_Emphasis"><text:span text:style-name="T1">1979:</text:span></text:span><text:span text:style-name="T1"> </text:span></text:p>
                <text:list>
                  <text:list-item>
                    <text:p text:style-name="P347"><text:span text:style-name="Strong_20_Emphasis"><text:span text:style-name="T1">Activision</text:span></text:span><text:span text:style-name="T1"> didirikan oleh mantan programmer Atari – menjadi developer dan publisher pihak ketiga independen pertama untuk konsol. </text:span></text:p>
                  </text:list-item>
                  <text:list-item>
                    <text:p text:style-name="P347"><text:span text:style-name="Emphasis"><text:span text:style-name="T1">Asteroids</text:span></text:span><text:span text:style-name="T1"> (Atari) dirilis di arkade. </text:span></text:p>
                  </text:list-item>
                </text:list>
              </text:list-item>
              <text:list-item>
                <text:p text:style-name="P347"><text:span text:style-name="Strong_20_Emphasis"><text:span text:style-name="T1">1980:</text:span></text:span><text:span text:style-name="T1"> </text:span></text:p>
                <text:list>
                  <text:list-item>
                    <text:p text:style-name="P347"><text:span text:style-name="Emphasis"><text:span text:style-name="Strong_20_Emphasis"><text:span text:style-name="T1">Pac-Man</text:span></text:span></text:span><text:span text:style-name="T1"> (Namco) dirilis di arkade – menjadi ikon budaya pop global terbesar, menarik audiens yang lebih luas. </text:span></text:p>
                  </text:list-item>
                  <text:list-item>
                    <text:p text:style-name="P193">Mattel Intellivision dirilis, pesaing utama Atari 2600. </text:p>
                  </text:list-item>
                  <text:list-item>
                    <text:p text:style-name="P347"><text:span text:style-name="Emphasis"><text:span text:style-name="T1">Battlezone</text:span></text:span><text:span text:style-name="T1"> (Atari) di arkade – salah satu game 3D wireframe komersial pertama. </text:span></text:p>
                  </text:list-item>
                </text:list>
              </text:list-item>
              <text:list-item>
                <text:p text:style-name="P347"><text:span text:style-name="Strong_20_Emphasis"><text:span text:style-name="T1">1981:</text:span></text:span><text:span text:style-name="T1"> </text:span></text:p>
                <text:list>
                  <text:list-item>
                    <text:p text:style-name="P347"><text:span text:style-name="Emphasis"><text:span text:style-name="Strong_20_Emphasis"><text:span text:style-name="T1">Donkey Kong</text:span></text:span></text:span><text:span text:style-name="T1"> (Nintendo) dirilis di arkade – memperkenalkan Mario (sebagai Jumpman) dan memelopori genre platformer. </text:span></text:p>
                  </text:list-item>
                  <text:list-item>
                    <text:p text:style-name="P347"><text:span text:style-name="Emphasis"><text:span text:style-name="T1">Galaga</text:span></text:span><text:span text:style-name="T1"> (Namco) dirilis di arkade. </text:span></text:p>
                  </text:list-item>
                </text:list>
              </text:list-item>
              <text:list-item>
                <text:p text:style-name="P347"><text:span text:style-name="Strong_20_Emphasis"><text:span text:style-name="T1">1982:</text:span></text:span><text:span text:style-name="T1"> </text:span></text:p>
                <text:list>
                  <text:list-item>
                    <text:p text:style-name="P193">ColecoVision dirilis – konsol kuat dengan port game arkade berkualitas tinggi. </text:p>
                  </text:list-item>
                  <text:list-item>
                    <text:p text:style-name="P193">Commodore 64 (C64) dirilis – komputer rumahan 8-bit yang sangat populer dan serbaguna, menjadi platform gaming <text:soft-page-break/>penting. </text:p>
                  </text:list-item>
                  <text:list-item>
                    <text:p text:style-name="P167"><text:span text:style-name="T1">Game </text:span><text:span text:style-name="Emphasis"><text:span text:style-name="Strong_20_Emphasis"><text:span text:style-name="T1">E.T. the Extra-Terrestrial</text:span></text:span></text:span><text:span text:style-name="T1"> untuk Atari 2600 dirilis – dianggap sebagai kegagalan komersial dan kreatif besar. </text:span></text:p>
                  </text:list-item>
                </text:list>
              </text:list-item>
            </text:list>
            <text:p text:style-name="P22"><text:span text:style-name="Strong_20_Emphasis"><text:span text:style-name="T1">Era Kejatuhan Besar &amp; Kelahiran Kembali (1983 - Akhir 1980-an)</text:span></text:span></text:p>
            <text:list xml:id="list6580171333199784139" text:style-name="L162">
              <text:list-item>
                <text:p text:style-name="P348"><text:span text:style-name="Strong_20_Emphasis"><text:span text:style-name="T1">1983:</text:span></text:span><text:span text:style-name="T1"> </text:span></text:p>
                <text:list>
                  <text:list-item>
                    <text:p text:style-name="P348"><text:span text:style-name="Strong_20_Emphasis"><text:span text:style-name="T1">Kejatuhan Besar Industri Video Game (Video Game Crash of 1983)</text:span></text:span><text:span text:style-name="T1"> dimulai di Amerika Utara – pasar jenuh, kualitas game menurun, kepercayaan konsumen hilang. </text:span></text:p>
                  </text:list-item>
                  <text:list-item>
                    <text:p text:style-name="P348"><text:span text:style-name="Strong_20_Emphasis"><text:span text:style-name="T1">Nintendo Family Computer (Famicom)</text:span></text:span><text:span text:style-name="T1"> dirilis di Jepang – menjadi sangat sukses. </text:span></text:p>
                  </text:list-item>
                  <text:list-item>
                    <text:p text:style-name="P348"><text:span text:style-name="Emphasis"><text:span text:style-name="T1">Dragon's Lair</text:span></text:span><text:span text:style-name="T1"> dirilis di arkade – mempopulerkan teknologi LaserDisc untuk grafis animasi berkualitas tinggi (namun interaktivitas terbatas). </text:span></text:p>
                  </text:list-item>
                  <text:list-item>
                    <text:p text:style-name="P348"><text:span text:style-name="T1">Atari mengubur jutaan kartrid game tak terjual (termasuk </text:span><text:span text:style-name="Emphasis"><text:span text:style-name="T1">E.T.</text:span></text:span><text:span text:style-name="T1">) di Alamogordo, New Mexico. </text:span></text:p>
                  </text:list-item>
                </text:list>
              </text:list-item>
              <text:list-item>
                <text:p text:style-name="P348"><text:span text:style-name="Strong_20_Emphasis"><text:span text:style-name="T1">1984:</text:span></text:span><text:span text:style-name="T1"> </text:span></text:p>
                <text:list>
                  <text:list-item>
                    <text:p text:style-name="P348"><text:span text:style-name="Emphasis"><text:span text:style-name="T1">Tetris</text:span></text:span><text:span text:style-name="T1"> diciptakan oleh Alexey Pajitnov di Uni Soviet. </text:span></text:p>
                  </text:list-item>
                  <text:list-item>
                    <text:p text:style-name="P194">Atari dijual oleh Warner Communications ke Jack Tramiel (pendiri Commodore). </text:p>
                  </text:list-item>
                </text:list>
              </text:list-item>
              <text:list-item>
                <text:p text:style-name="P348"><text:span text:style-name="Strong_20_Emphasis"><text:span text:style-name="T1">1985:</text:span></text:span><text:span text:style-name="T1"> </text:span></text:p>
                <text:list>
                  <text:list-item>
                    <text:p text:style-name="P348"><text:span text:style-name="Strong_20_Emphasis"><text:span text:style-name="T1">Nintendo Entertainment System (NES)</text:span></text:span><text:span text:style-name="T1">, versi Barat dari Famicom, diluncurkan di Amerika Utara – memulai kebangkitan pasar konsol dengan kontrol kualitas ketat dan game berkualitas. </text:span></text:p>
                  </text:list-item>
                  <text:list-item>
                    <text:p text:style-name="P348"><text:span text:style-name="Emphasis"><text:span text:style-name="Strong_20_Emphasis"><text:span text:style-name="T1">Super Mario Bros.</text:span></text:span></text:span><text:span text:style-name="T1"> (Nintendo) dirilis untuk NES – merevolusi genre platformer dan menjadi fenomena global. </text:span></text:p>
                  </text:list-item>
                </text:list>
              </text:list-item>
              <text:list-item>
                <text:p text:style-name="P348"><text:span text:style-name="Strong_20_Emphasis"><text:span text:style-name="T1">1986:</text:span></text:span><text:span text:style-name="T1"> </text:span></text:p>
                <text:list>
                  <text:list-item>
                    <text:p text:style-name="P348"><text:span text:style-name="Strong_20_Emphasis"><text:span text:style-name="T1">Sega Master System</text:span></text:span><text:span text:style-name="T1"> diluncurkan di Amerika Utara – menjadi pesaing utama NES. </text:span></text:p>
                  </text:list-item>
                  <text:list-item>
                    <text:p text:style-name="P348"><text:span text:style-name="Emphasis"><text:span text:style-name="Strong_20_Emphasis"><text:span text:style-name="T1">The Legend of Zelda</text:span></text:span></text:span><text:span text:style-name="T1"> (Nintendo) dirilis untuk Famicom Disk System (Jepang) / NES (Barat) – memelopori action-adventure dengan dunia luas dan fitur save game. </text:span></text:p>
                  </text:list-item>
                  <text:list-item>
                    <text:p text:style-name="P348"><text:span text:style-name="Emphasis"><text:span text:style-name="T1">Metroid</text:span></text:span><text:span text:style-name="T1"> (Nintendo) dirilis. </text:span></text:p>
                  </text:list-item>
                </text:list>
              </text:list-item>
              <text:list-item>
                <text:p text:style-name="P348"><text:span text:style-name="Strong_20_Emphasis"><text:span text:style-name="T1">1987:</text:span></text:span><text:span text:style-name="T1"> </text:span></text:p>
                <text:list>
                  <text:list-item>
                    <text:p text:style-name="P348"><text:span text:style-name="Emphasis"><text:span text:style-name="T1">Final Fantasy</text:span></text:span><text:span text:style-name="T1"> (Square) dan </text:span><text:span text:style-name="Emphasis"><text:span text:style-name="T1">Mega Man</text:span></text:span><text:span text:style-name="T1"> (Capcom) dirilis untuk </text:span><text:soft-page-break/><text:span text:style-name="T1">Famicom/NES. </text:span></text:p>
                  </text:list-item>
                  <text:list-item>
                    <text:p text:style-name="P348"><text:span text:style-name="T1">Standar grafis </text:span><text:span text:style-name="Strong_20_Emphasis"><text:span text:style-name="T1">VGA</text:span></text:span><text:span text:style-name="T1"> diperkenalkan untuk PC. </text:span></text:p>
                  </text:list-item>
                  <text:list-item>
                    <text:p text:style-name="P348"><text:span text:style-name="T1">Kartu suara </text:span><text:span text:style-name="Strong_20_Emphasis"><text:span text:style-name="T1">AdLib</text:span></text:span><text:span text:style-name="T1"> dirilis untuk PC. </text:span></text:p>
                  </text:list-item>
                  <text:list-item>
                    <text:p text:style-name="P348"><text:span text:style-name="T1">NEC meluncurkan </text:span><text:span text:style-name="Strong_20_Emphasis"><text:span text:style-name="T1">PC Engine</text:span></text:span><text:span text:style-name="T1"> di Jepang (TurboGrafx-16 di AS, 1989). </text:span></text:p>
                  </text:list-item>
                </text:list>
              </text:list-item>
              <text:list-item>
                <text:p text:style-name="P348"><text:span text:style-name="Strong_20_Emphasis"><text:span text:style-name="T1">1988:</text:span></text:span><text:span text:style-name="T1"> </text:span><text:span text:style-name="Strong_20_Emphasis"><text:span text:style-name="T1">Sega Mega Drive</text:span></text:span><text:span text:style-name="T1"> (Genesis di Amerika Utara, 1989) diluncurkan di Jepang – memulai era 16-bit. </text:span></text:p>
              </text:list-item>
              <text:list-item>
                <text:p text:style-name="P348"><text:span text:style-name="Strong_20_Emphasis"><text:span text:style-name="T1">1989:</text:span></text:span><text:span text:style-name="T1"> </text:span></text:p>
                <text:list>
                  <text:list-item>
                    <text:p text:style-name="P348"><text:span text:style-name="Strong_20_Emphasis"><text:span text:style-name="T1">Nintendo Game Boy</text:span></text:span><text:span text:style-name="T1"> dirilis – mendominasi pasar konsol genggam selama bertahun-tahun, dibundel dengan </text:span><text:span text:style-name="Emphasis"><text:span text:style-name="T1">Tetris</text:span></text:span><text:span text:style-name="T1">. </text:span></text:p>
                  </text:list-item>
                  <text:list-item>
                    <text:p text:style-name="P194">Atari Lynx dirilis – konsol genggam berwarna pertama. </text:p>
                  </text:list-item>
                  <text:list-item>
                    <text:p text:style-name="P348"><text:span text:style-name="T1">Kartu suara </text:span><text:span text:style-name="Strong_20_Emphasis"><text:span text:style-name="T1">Sound Blaster</text:span></text:span><text:span text:style-name="T1"> (Creative Labs) dirilis – menjadi standar audio PC. </text:span></text:p>
                  </text:list-item>
                  <text:list-item>
                    <text:p text:style-name="P168"><text:span text:style-name="Emphasis"><text:span text:style-name="T1">SimCity</text:span></text:span><text:span text:style-name="T1"> (Maxis) dirilis untuk PC. </text:span></text:p>
                  </text:list-item>
                </text:list>
              </text:list-item>
            </text:list>
            <text:p text:style-name="P22"><text:span text:style-name="Strong_20_Emphasis"><text:span text:style-name="T1">Era Perang Konsol 16-Bit &amp; Kebangkitan PC Gaming (Akhir 1980-an - Pertengahan 1990-an)</text:span></text:span></text:p>
            <text:list xml:id="list3122603223086818716" text:style-name="L163">
              <text:list-item>
                <text:p text:style-name="P349"><text:span text:style-name="Strong_20_Emphasis"><text:span text:style-name="T1">1990:</text:span></text:span><text:span text:style-name="T1"> </text:span></text:p>
                <text:list>
                  <text:list-item>
                    <text:p text:style-name="P349"><text:span text:style-name="Strong_20_Emphasis"><text:span text:style-name="T1">Super Famicom</text:span></text:span><text:span text:style-name="T1"> (Super Nintendo/SNES di Barat, 1991) diluncurkan di Jepang. </text:span></text:p>
                  </text:list-item>
                  <text:list-item>
                    <text:p text:style-name="P349"><text:span text:style-name="Emphasis"><text:span text:style-name="T1">Super Mario World</text:span></text:span><text:span text:style-name="T1"> dirilis sebagai judul peluncuran SNES. </text:span></text:p>
                  </text:list-item>
                  <text:list-item>
                    <text:p text:style-name="P195">Neo Geo (SNK) dirilis – konsol rumahan super mahal dengan kualitas arkade. </text:p>
                  </text:list-item>
                  <text:list-item>
                    <text:p text:style-name="P349"><text:span text:style-name="Emphasis"><text:span text:style-name="T1">Wing Commander</text:span></text:span><text:span text:style-name="T1"> (Origin Systems) dirilis untuk PC. </text:span></text:p>
                  </text:list-item>
                  <text:list-item>
                    <text:p text:style-name="P349"><text:span text:style-name="Emphasis"><text:span text:style-name="T1">The Secret of Monkey Island</text:span></text:span><text:span text:style-name="T1"> (LucasArts) dirilis untuk PC. </text:span></text:p>
                  </text:list-item>
                </text:list>
              </text:list-item>
              <text:list-item>
                <text:p text:style-name="P349"><text:span text:style-name="Strong_20_Emphasis"><text:span text:style-name="T1">1991:</text:span></text:span><text:span text:style-name="T1"> </text:span></text:p>
                <text:list>
                  <text:list-item>
                    <text:p text:style-name="P349"><text:span text:style-name="Emphasis"><text:span text:style-name="Strong_20_Emphasis"><text:span text:style-name="T1">Sonic the Hedgehog</text:span></text:span></text:span><text:span text:style-name="T1"> (Sega) dirilis untuk Genesis/Mega Drive – menjadi maskot Sega dan rival Mario. </text:span></text:p>
                  </text:list-item>
                  <text:list-item>
                    <text:p text:style-name="P349"><text:span text:style-name="Emphasis"><text:span text:style-name="Strong_20_Emphasis"><text:span text:style-name="T1">Street Fighter II: The World Warrior</text:span></text:span></text:span><text:span text:style-name="T1"> (Capcom) dirilis di arkade – memicu ledakan popularitas genre fighting game. (Port konsolnya menjadi kunci penjualan SNES). </text:span></text:p>
                  </text:list-item>
                  <text:list-item>
                    <text:p text:style-name="P349"><text:span text:style-name="Emphasis"><text:span text:style-name="T1">Civilization</text:span></text:span><text:span text:style-name="T1"> (Sid Meier/MicroProse) dirilis untuk PC. </text:span></text:p>
                  </text:list-item>
                  <text:list-item>
                    <text:p text:style-name="P195">Sega CD (Mega-CD) diluncurkan di Jepang (1992 di Amerika Utara). </text:p>
                  </text:list-item>
                </text:list>
              </text:list-item>
              <text:list-item>
                <text:p text:style-name="P349"><text:span text:style-name="Strong_20_Emphasis"><text:span text:style-name="T1">1992:</text:span></text:span><text:span text:style-name="T1"> </text:span></text:p>
                <text:list>
                  <text:list-item>
                    <text:p text:style-name="P349"><text:span text:style-name="Emphasis"><text:span text:style-name="Strong_20_Emphasis"><text:span text:style-name="T1">Wolfenstein 3D</text:span></text:span></text:span><text:span text:style-name="T1"> (id Software) dirilis untuk PC – </text:span><text:soft-page-break/><text:span text:style-name="T1">mempopulerkan genre First-Person Shooter (FPS). </text:span></text:p>
                  </text:list-item>
                  <text:list-item>
                    <text:p text:style-name="P349"><text:span text:style-name="Emphasis"><text:span text:style-name="T1">Mortal Kombat</text:span></text:span><text:span text:style-name="T1"> (Midway) dirilis di arkade – menimbulkan kontroversi kekerasan yang mengarah pada sistem rating game. </text:span></text:p>
                  </text:list-item>
                  <text:list-item>
                    <text:p text:style-name="P349"><text:span text:style-name="Emphasis"><text:span text:style-name="T1">Alone in the Dark</text:span></text:span><text:span text:style-name="T1"> (Infogrames) dirilis untuk PC – pelopor genre survival horror 3D. </text:span></text:p>
                  </text:list-item>
                  <text:list-item>
                    <text:p text:style-name="P349"><text:span text:style-name="Emphasis"><text:span text:style-name="T1">Dune II: The Building of a Dynasty</text:span></text:span><text:span text:style-name="T1"> (Westwood Studios) dirilis untuk PC – meletakkan dasar genre Real-Time Strategy (RTS). </text:span></text:p>
                  </text:list-item>
                  <text:list-item>
                    <text:p text:style-name="P349"><text:span text:style-name="Emphasis"><text:span text:style-name="T1">Mario Kart</text:span></text:span><text:span text:style-name="T1"> (Nintendo) dirilis untuk SNES. </text:span></text:p>
                  </text:list-item>
                </text:list>
              </text:list-item>
              <text:list-item>
                <text:p text:style-name="P349"><text:span text:style-name="Strong_20_Emphasis"><text:span text:style-name="T1">1993:</text:span></text:span><text:span text:style-name="T1"> </text:span></text:p>
                <text:list>
                  <text:list-item>
                    <text:p text:style-name="P349"><text:span text:style-name="Emphasis"><text:span text:style-name="Strong_20_Emphasis"><text:span text:style-name="T1">Doom</text:span></text:span></text:span><text:span text:style-name="T1"> (id Software) dirilis untuk PC melalui shareware – merevolusi genre FPS, teknologi grafis, multiplayer online (via LAN), dan model distribusi. </text:span></text:p>
                  </text:list-item>
                  <text:list-item>
                    <text:p text:style-name="P349"><text:span text:style-name="Emphasis"><text:span text:style-name="Strong_20_Emphasis"><text:span text:style-name="T1">Myst</text:span></text:span></text:span><text:span text:style-name="T1"> (Cyan Worlds) dirilis untuk PC (kemudian platform lain) – game puzzle berbasis CD-ROM dengan grafis pre-rendered yang memukau, menjadi hit masif. </text:span></text:p>
                  </text:list-item>
                  <text:list-item>
                    <text:p text:style-name="P195">Atari Jaguar dirilis. </text:p>
                  </text:list-item>
                  <text:list-item>
                    <text:p text:style-name="P195">3DO Interactive Multiplayer dirilis. </text:p>
                  </text:list-item>
                </text:list>
              </text:list-item>
              <text:list-item>
                <text:p text:style-name="P349"><text:span text:style-name="Strong_20_Emphasis"><text:span text:style-name="T1">1994:</text:span></text:span><text:span text:style-name="T1"> </text:span></text:p>
                <text:list>
                  <text:list-item>
                    <text:p text:style-name="P349"><text:span text:style-name="Strong_20_Emphasis"><text:span text:style-name="T1">Entertainment Software Rating Board (ESRB)</text:span></text:span><text:span text:style-name="T1"> didirikan di Amerika Utara sebagai respons terhadap kontroversi kekerasan game. </text:span></text:p>
                  </text:list-item>
                  <text:list-item>
                    <text:p text:style-name="P349"><text:span text:style-name="Emphasis"><text:span text:style-name="T1">Donkey Kong Country</text:span></text:span><text:span text:style-name="T1"> (Rare/Nintendo) dirilis untuk SNES – menampilkan grafis pre-rendered yang revolusioner. </text:span></text:p>
                  </text:list-item>
                  <text:list-item>
                    <text:p text:style-name="P349"><text:span text:style-name="Emphasis"><text:span text:style-name="T1">System Shock</text:span></text:span><text:span text:style-name="T1"> (Looking Glass) dirilis untuk PC – immersive sim yang berpengaruh. </text:span></text:p>
                  </text:list-item>
                  <text:list-item>
                    <text:p text:style-name="P349"><text:span text:style-name="Emphasis"><text:span text:style-name="T1">Warcraft: Orcs &amp; Humans</text:span></text:span><text:span text:style-name="T1"> (Blizzard) dirilis untuk PC. </text:span></text:p>
                  </text:list-item>
                  <text:list-item>
                    <text:p text:style-name="P349"><text:span text:style-name="Strong_20_Emphasis"><text:span text:style-name="T1">Sega Saturn</text:span></text:span><text:span text:style-name="T1"> dan </text:span><text:span text:style-name="Strong_20_Emphasis"><text:span text:style-name="T1">Sony PlayStation</text:span></text:span><text:span text:style-name="T1"> diluncurkan di Jepang (1995 di Barat) – memulai era konsol 32-bit/64-bit berbasis CD-ROM. </text:span></text:p>
                  </text:list-item>
                  <text:list-item>
                    <text:p text:style-name="P169"><text:span text:style-name="Emphasis"><text:span text:style-name="T1">X-COM: UFO Defense</text:span></text:span><text:span text:style-name="T1"> (MicroProse/Mythos) dirilis untuk PC. </text:span></text:p>
                  </text:list-item>
                </text:list>
              </text:list-item>
            </text:list>
            <text:p text:style-name="P22"><text:span text:style-name="Strong_20_Emphasis"><text:span text:style-name="T1">Era Revolusi 3D &amp; Online (Pertengahan 1990-an - Awal 2000-an)</text:span></text:span></text:p>
            <text:list xml:id="list5174144275519864615" text:style-name="L164">
              <text:list-item>
                <text:p text:style-name="P350"><text:span text:style-name="Strong_20_Emphasis"><text:span text:style-name="T1">1995:</text:span></text:span><text:span text:style-name="T1"> </text:span></text:p>
                <text:list>
                  <text:list-item>
                    <text:p text:style-name="P350"><text:span text:style-name="Emphasis"><text:span text:style-name="T1">Wipeout</text:span></text:span><text:span text:style-name="T1"> dan </text:span><text:span text:style-name="Emphasis"><text:span text:style-name="T1">Ridge Racer</text:span></text:span><text:span text:style-name="T1"> menjadi judul peluncuran awal PlayStation yang menonjolkan grafis 3D. </text:span></text:p>
                  </text:list-item>
                  <text:list-item>
                    <text:p text:style-name="P350"><text:soft-page-break/><text:span text:style-name="Emphasis"><text:span text:style-name="T1">Command &amp; Conquer</text:span></text:span><text:span text:style-name="T1"> (Westwood) dirilis untuk PC. </text:span></text:p>
                  </text:list-item>
                  <text:list-item>
                    <text:p text:style-name="P196">Windows 95 dirilis dengan DirectX API, mulai mendorong gaming PC di luar DOS. </text:p>
                  </text:list-item>
                </text:list>
              </text:list-item>
              <text:list-item>
                <text:p text:style-name="P350"><text:span text:style-name="Strong_20_Emphasis"><text:span text:style-name="T1">1996:</text:span></text:span><text:span text:style-name="T1"> </text:span></text:p>
                <text:list>
                  <text:list-item>
                    <text:p text:style-name="P350"><text:span text:style-name="Strong_20_Emphasis"><text:span text:style-name="T1">Nintendo 64</text:span></text:span><text:span text:style-name="T1"> diluncurkan – konsol 64-bit dengan stik analog inovatif, namun masih menggunakan kartrid. </text:span></text:p>
                  </text:list-item>
                  <text:list-item>
                    <text:p text:style-name="P350"><text:span text:style-name="Emphasis"><text:span text:style-name="Strong_20_Emphasis"><text:span text:style-name="T1">Super Mario 64</text:span></text:span></text:span><text:span text:style-name="T1"> (Nintendo) dirilis – mendefinisikan ulang kontrol dan desain level platformer 3D. </text:span></text:p>
                  </text:list-item>
                  <text:list-item>
                    <text:p text:style-name="P350"><text:span text:style-name="Emphasis"><text:span text:style-name="Strong_20_Emphasis"><text:span text:style-name="T1">Quake</text:span></text:span></text:span><text:span text:style-name="T1"> (id Software) dirilis untuk PC – menampilkan engine 3D sejati pertama dan mempopulerkan multiplayer online via internet (terutama dengan QuakeWorld). </text:span></text:p>
                  </text:list-item>
                  <text:list-item>
                    <text:p text:style-name="P350"><text:span text:style-name="T1">Kartu grafis </text:span><text:span text:style-name="Strong_20_Emphasis"><text:span text:style-name="T1">3dfx Voodoo</text:span></text:span><text:span text:style-name="T1"> dirilis – merevolusi akselerasi grafis 3D di PC. </text:span></text:p>
                  </text:list-item>
                  <text:list-item>
                    <text:p text:style-name="P350"><text:span text:style-name="Emphasis"><text:span text:style-name="Strong_20_Emphasis"><text:span text:style-name="T1">Tomb Raider</text:span></text:span></text:span><text:span text:style-name="T1"> (Core Design/Eidos) dirilis – memperkenalkan Lara Croft dan mempopulerkan action-adventure 3D. </text:span></text:p>
                  </text:list-item>
                  <text:list-item>
                    <text:p text:style-name="P350"><text:span text:style-name="Emphasis"><text:span text:style-name="Strong_20_Emphasis"><text:span text:style-name="T1">Resident Evil</text:span></text:span></text:span><text:span text:style-name="T1"> (Capcom) dirilis untuk PlayStation – mempopulerkan genre survival horror. </text:span></text:p>
                  </text:list-item>
                  <text:list-item>
                    <text:p text:style-name="P350"><text:span text:style-name="Emphasis"><text:span text:style-name="T1">Diablo</text:span></text:span><text:span text:style-name="T1"> (Blizzard) dirilis untuk PC. </text:span></text:p>
                  </text:list-item>
                  <text:list-item>
                    <text:p text:style-name="P350"><text:span text:style-name="Emphasis"><text:span text:style-name="T1">Crash Bandicoot</text:span></text:span><text:span text:style-name="T1"> (Naughty Dog) dirilis untuk PlayStation. </text:span></text:p>
                  </text:list-item>
                </text:list>
              </text:list-item>
              <text:list-item>
                <text:p text:style-name="P350"><text:span text:style-name="Strong_20_Emphasis"><text:span text:style-name="T1">1997:</text:span></text:span><text:span text:style-name="T1"> </text:span></text:p>
                <text:list>
                  <text:list-item>
                    <text:p text:style-name="P350"><text:span text:style-name="Emphasis"><text:span text:style-name="Strong_20_Emphasis"><text:span text:style-name="T1">Final Fantasy VII</text:span></text:span></text:span><text:span text:style-name="T1"> (Square) dirilis untuk PlayStation – JRPG yang menjadi blockbuster global dan mendorong penjualan PS1 secara masif. </text:span></text:p>
                  </text:list-item>
                  <text:list-item>
                    <text:p text:style-name="P350"><text:span text:style-name="Emphasis"><text:span text:style-name="Strong_20_Emphasis"><text:span text:style-name="T1">Ultima Online</text:span></text:span></text:span><text:span text:style-name="T1"> (Origin Systems) dirilis – dianggap sebagai MMORPG grafis berskala besar pertama yang sukses secara komersial. </text:span></text:p>
                  </text:list-item>
                  <text:list-item>
                    <text:p text:style-name="P350"><text:span text:style-name="Emphasis"><text:span text:style-name="Strong_20_Emphasis"><text:span text:style-name="T1">GoldenEye 007</text:span></text:span></text:span><text:span text:style-name="T1"> (Rare/Nintendo) dirilis untuk N64 – merevolusi genre FPS di konsol, terutama mode multiplayer-nya. </text:span></text:p>
                  </text:list-item>
                  <text:list-item>
                    <text:p text:style-name="P350"><text:span text:style-name="Emphasis"><text:span text:style-name="T1">Gran Turismo</text:span></text:span><text:span text:style-name="T1"> (Polyphony Digital) dirilis untuk PlayStation. </text:span></text:p>
                  </text:list-item>
                  <text:list-item>
                    <text:p text:style-name="P350"><text:span text:style-name="Emphasis"><text:span text:style-name="T1">Grand Theft Auto</text:span></text:span><text:span text:style-name="T1"> (DMA Design/Rockstar) pertama dirilis (top-down view). </text:span></text:p>
                  </text:list-item>
                </text:list>
              </text:list-item>
              <text:list-item>
                <text:p text:style-name="P350"><text:span text:style-name="Strong_20_Emphasis"><text:span text:style-name="T1">1998:</text:span></text:span><text:span text:style-name="T1"> </text:span></text:p>
                <text:list>
                  <text:list-item>
                    <text:p text:style-name="P350"><text:span text:style-name="Emphasis"><text:span text:style-name="Strong_20_Emphasis"><text:span text:style-name="T1">The Legend of Zelda: Ocarina of Time</text:span></text:span></text:span><text:span text:style-name="T1"> (Nintendo) dirilis untuk N64 – sering dianggap sebagai salah satu game terbaik </text:span><text:soft-page-break/><text:span text:style-name="T1">sepanjang masa. </text:span></text:p>
                  </text:list-item>
                  <text:list-item>
                    <text:p text:style-name="P350"><text:span text:style-name="Emphasis"><text:span text:style-name="Strong_20_Emphasis"><text:span text:style-name="T1">Half-Life</text:span></text:span></text:span><text:span text:style-name="T1"> (Valve) dirilis untuk PC – merevolusi narasi dan AI dalam FPS. </text:span></text:p>
                  </text:list-item>
                  <text:list-item>
                    <text:p text:style-name="P350"><text:span text:style-name="Emphasis"><text:span text:style-name="T1">Metal Gear Solid</text:span></text:span><text:span text:style-name="T1"> (Konami) dirilis untuk PlayStation – mempopulerkan stealth action sinematik. </text:span></text:p>
                  </text:list-item>
                  <text:list-item>
                    <text:p text:style-name="P350"><text:span text:style-name="Emphasis"><text:span text:style-name="T1">StarCraft</text:span></text:span><text:span text:style-name="T1"> (Blizzard) dirilis untuk PC – menjadi fenomena RTS dan esports besar (terutama di Korea Selatan). </text:span></text:p>
                  </text:list-item>
                  <text:list-item>
                    <text:p text:style-name="P350"><text:span text:style-name="Emphasis"><text:span text:style-name="T1">Unreal</text:span></text:span><text:span text:style-name="T1"> (Epic MegaGames) dirilis untuk PC, dengan Unreal Engine yang berpengaruh. </text:span></text:p>
                  </text:list-item>
                  <text:list-item>
                    <text:p text:style-name="P350"><text:span text:style-name="Strong_20_Emphasis"><text:span text:style-name="T1">Sega Dreamcast</text:span></text:span><text:span text:style-name="T1"> diluncurkan di Jepang (1999 di Barat) – konsol generasi keenam pertama, dengan modem built-in. </text:span></text:p>
                  </text:list-item>
                  <text:list-item>
                    <text:p text:style-name="P196">Nintendo merilis Game Boy Color. </text:p>
                  </text:list-item>
                </text:list>
              </text:list-item>
              <text:list-item>
                <text:p text:style-name="P350"><text:span text:style-name="Strong_20_Emphasis"><text:span text:style-name="T1">1999:</text:span></text:span><text:span text:style-name="T1"> </text:span></text:p>
                <text:list>
                  <text:list-item>
                    <text:p text:style-name="P350"><text:span text:style-name="Emphasis"><text:span text:style-name="Strong_20_Emphasis"><text:span text:style-name="T1">EverQuest</text:span></text:span></text:span><text:span text:style-name="T1"> (Verant Interactive/Sony Online Entertainment) dirilis – MMORPG 3D yang sangat populer dan adiktif, fokus pada PvE grup. </text:span></text:p>
                  </text:list-item>
                  <text:list-item>
                    <text:p text:style-name="P350"><text:span text:style-name="Emphasis"><text:span text:style-name="Strong_20_Emphasis"><text:span text:style-name="T1">Counter-Strike</text:span></text:span></text:span><text:span text:style-name="T1"> dimulai sebagai mod untuk </text:span><text:span text:style-name="Emphasis"><text:span text:style-name="T1">Half-Life</text:span></text:span><text:span text:style-name="T1">. </text:span></text:p>
                  </text:list-item>
                  <text:list-item>
                    <text:p text:style-name="P350"><text:span text:style-name="Emphasis"><text:span text:style-name="T1">System Shock 2</text:span></text:span><text:span text:style-name="T1"> (Irrational Games/Looking Glass) dirilis. </text:span></text:p>
                  </text:list-item>
                  <text:list-item>
                    <text:p text:style-name="P350"><text:span text:style-name="Emphasis"><text:span text:style-name="T1">Tony Hawk's Pro Skater</text:span></text:span><text:span text:style-name="T1"> (Neversoft/Activision) dirilis. </text:span></text:p>
                  </text:list-item>
                </text:list>
              </text:list-item>
              <text:list-item>
                <text:p text:style-name="P350"><text:span text:style-name="Strong_20_Emphasis"><text:span text:style-name="T1">2000:</text:span></text:span><text:span text:style-name="T1"> </text:span></text:p>
                <text:list>
                  <text:list-item>
                    <text:p text:style-name="P350"><text:span text:style-name="Strong_20_Emphasis"><text:span text:style-name="T1">Sony PlayStation 2 (PS2)</text:span></text:span><text:span text:style-name="T1"> diluncurkan – menjadi konsol terlaris sepanjang masa, juga berfungsi sebagai pemutar DVD. </text:span></text:p>
                  </text:list-item>
                  <text:list-item>
                    <text:p text:style-name="P350"><text:span text:style-name="Emphasis"><text:span text:style-name="Strong_20_Emphasis"><text:span text:style-name="T1">The Sims</text:span></text:span></text:span><text:span text:style-name="T1"> (Maxis/Will Wright) dirilis untuk PC – simulasi kehidupan yang sangat sukses. </text:span></text:p>
                  </text:list-item>
                  <text:list-item>
                    <text:p text:style-name="P350"><text:span text:style-name="Emphasis"><text:span text:style-name="Strong_20_Emphasis"><text:span text:style-name="T1">Deus Ex</text:span></text:span></text:span><text:span text:style-name="T1"> (Ion Storm) dirilis untuk PC – immersive sim yang berpengaruh. </text:span></text:p>
                  </text:list-item>
                  <text:list-item>
                    <text:p text:style-name="P350"><text:span text:style-name="Emphasis"><text:span text:style-name="Strong_20_Emphasis"><text:span text:style-name="T1">Phantasy Star Online</text:span></text:span></text:span><text:span text:style-name="T1"> dirilis untuk Dreamcast – MMORPG konsol pertama yang populer. </text:span></text:p>
                  </text:list-item>
                </text:list>
              </text:list-item>
              <text:list-item>
                <text:p text:style-name="P350"><text:span text:style-name="Strong_20_Emphasis"><text:span text:style-name="T1">2001:</text:span></text:span><text:span text:style-name="T1"> </text:span></text:p>
                <text:list>
                  <text:list-item>
                    <text:p text:style-name="P350"><text:span text:style-name="Strong_20_Emphasis"><text:span text:style-name="T1">Nintendo GameCube</text:span></text:span><text:span text:style-name="T1"> dan </text:span><text:span text:style-name="Strong_20_Emphasis"><text:span text:style-name="T1">Microsoft Xbox</text:span></text:span><text:span text:style-name="T1"> diluncurkan – melengkapi persaingan konsol generasi keenam. </text:span></text:p>
                  </text:list-item>
                  <text:list-item>
                    <text:p text:style-name="P350"><text:span text:style-name="Emphasis"><text:span text:style-name="Strong_20_Emphasis"><text:span text:style-name="T1">Halo: Combat Evolved</text:span></text:span></text:span><text:span text:style-name="T1"> (Bungie/Microsoft) dirilis sebagai judul peluncuran Xbox – merevolusi FPS konsol dan menjadi 'killer app'. </text:span></text:p>
                  </text:list-item>
                  <text:list-item>
                    <text:p text:style-name="P350"><text:span text:style-name="Emphasis"><text:span text:style-name="Strong_20_Emphasis"><text:span text:style-name="T1">Grand Theft Auto III</text:span></text:span></text:span><text:span text:style-name="T1"> (DMA Design/Rockstar) dirilis – </text:span><text:soft-page-break/><text:span text:style-name="T1">merevolusi genre open-world dengan perspektif 3D dan kebebasan pemain. </text:span></text:p>
                  </text:list-item>
                  <text:list-item>
                    <text:p text:style-name="P196">Sega menghentikan produksi Dreamcast dan keluar dari bisnis hardware konsol. </text:p>
                  </text:list-item>
                  <text:list-item>
                    <text:p text:style-name="P196">Nintendo merilis Game Boy Advance. </text:p>
                  </text:list-item>
                </text:list>
              </text:list-item>
              <text:list-item>
                <text:p text:style-name="P350"><text:span text:style-name="Strong_20_Emphasis"><text:span text:style-name="T1">2002:</text:span></text:span><text:span text:style-name="T1"> </text:span></text:p>
                <text:list>
                  <text:list-item>
                    <text:p text:style-name="P350"><text:span text:style-name="Strong_20_Emphasis"><text:span text:style-name="T1">Xbox Live</text:span></text:span><text:span text:style-name="T1"> diluncurkan – layanan online terintegrasi Microsoft yang menetapkan standar baru untuk gaming konsol online. </text:span></text:p>
                  </text:list-item>
                  <text:list-item>
                    <text:p text:style-name="P350"><text:span text:style-name="Emphasis"><text:span text:style-name="T1">Metroid Prime</text:span></text:span><text:span text:style-name="T1"> (Retro Studios/Nintendo) dirilis untuk GameCube. </text:span></text:p>
                  </text:list-item>
                  <text:list-item>
                    <text:p text:style-name="P350"><text:span text:style-name="Emphasis"><text:span text:style-name="T1">Splinter Cell</text:span></text:span><text:span text:style-name="T1"> (Ubisoft) dirilis. </text:span></text:p>
                  </text:list-item>
                  <text:list-item>
                    <text:p text:style-name="P350"><text:span text:style-name="Emphasis"><text:span text:style-name="T1">Battlefield 1942</text:span></text:span><text:span text:style-name="T1"> (DICE/EA) dirilis untuk PC. </text:span></text:p>
                  </text:list-item>
                  <text:list-item>
                    <text:p text:style-name="P170"><text:span text:style-name="Emphasis"><text:span text:style-name="T1">Neverwinter Nights</text:span></text:span><text:span text:style-name="T1"> (BioWare) dirilis untuk PC, dengan toolset Aurora yang kuat untuk UGC. </text:span></text:p>
                  </text:list-item>
                </text:list>
              </text:list-item>
            </text:list>
            <text:p text:style-name="P22"><text:span text:style-name="Strong_20_Emphasis"><text:span text:style-name="T1">Era Demokratisasi: Mobile, Indie &amp; Diversifikasi (Pertengahan 2000-an - Pertengahan 2010-an)</text:span></text:span></text:p>
            <text:list xml:id="list2580881503282752668" text:style-name="L165">
              <text:list-item>
                <text:p text:style-name="P351"><text:span text:style-name="Strong_20_Emphasis"><text:span text:style-name="T1">2003:</text:span></text:span><text:span text:style-name="T1"> </text:span><text:span text:style-name="Strong_20_Emphasis"><text:span text:style-name="T1">Steam</text:span></text:span><text:span text:style-name="T1"> (Valve) diluncurkan untuk PC – awalnya sebagai platform distribusi game Valve, kemudian berkembang menjadi etalase digital dominan. </text:span></text:p>
              </text:list-item>
              <text:list-item>
                <text:p text:style-name="P351"><text:span text:style-name="Strong_20_Emphasis"><text:span text:style-name="T1">2004:</text:span></text:span><text:span text:style-name="T1"> </text:span></text:p>
                <text:list>
                  <text:list-item>
                    <text:p text:style-name="P351"><text:span text:style-name="Strong_20_Emphasis"><text:span text:style-name="T1">Nintendo DS</text:span></text:span><text:span text:style-name="T1"> dan </text:span><text:span text:style-name="Strong_20_Emphasis"><text:span text:style-name="T1">PlayStation Portable (PSP)</text:span></text:span><text:span text:style-name="T1"> diluncurkan – memulai generasi baru persaingan konsol genggam. </text:span></text:p>
                  </text:list-item>
                  <text:list-item>
                    <text:p text:style-name="P351"><text:span text:style-name="Emphasis"><text:span text:style-name="Strong_20_Emphasis"><text:span text:style-name="T1">Half-Life 2</text:span></text:span></text:span><text:span text:style-name="T1"> (Valve) dirilis. </text:span></text:p>
                  </text:list-item>
                  <text:list-item>
                    <text:p text:style-name="P351"><text:span text:style-name="Emphasis"><text:span text:style-name="Strong_20_Emphasis"><text:span text:style-name="T1">World of Warcraft</text:span></text:span></text:span><text:span text:style-name="T1"> (Blizzard) dirilis – menjadi MMORPG paling sukses secara global dan fenomena budaya. </text:span></text:p>
                  </text:list-item>
                  <text:list-item>
                    <text:p text:style-name="P351"><text:span text:style-name="Emphasis"><text:span text:style-name="T1">Fable</text:span></text:span><text:span text:style-name="T1"> (Lionhead/Microsoft) dirilis untuk Xbox. </text:span></text:p>
                  </text:list-item>
                </text:list>
              </text:list-item>
              <text:list-item>
                <text:p text:style-name="P351"><text:span text:style-name="Strong_20_Emphasis"><text:span text:style-name="T1">2005:</text:span></text:span><text:span text:style-name="T1"> </text:span></text:p>
                <text:list>
                  <text:list-item>
                    <text:p text:style-name="P351"><text:span text:style-name="Strong_20_Emphasis"><text:span text:style-name="T1">Microsoft Xbox 360</text:span></text:span><text:span text:style-name="T1"> diluncurkan – memulai generasi konsol ketujuh (HD era). </text:span></text:p>
                  </text:list-item>
                  <text:list-item>
                    <text:p text:style-name="P351"><text:span text:style-name="Strong_20_Emphasis"><text:span text:style-name="T1">Xbox Live Arcade (XBLA)</text:span></text:span><text:span text:style-name="T1"> diluncurkan kembali sebagai platform game downloadable yang terkurasi, menjadi panggung penting bagi game indie. </text:span></text:p>
                  </text:list-item>
                  <text:list-item>
                    <text:p text:style-name="P351"><text:span text:style-name="Emphasis"><text:span text:style-name="Strong_20_Emphasis"><text:span text:style-name="T1">Guitar Hero</text:span></text:span></text:span><text:span text:style-name="T1"> (Harmonix/RedOctane) dirilis – memicu ledakan popularitas genre musik ritme berinstrumen plastik. </text:span></text:p>
                  </text:list-item>
                  <text:list-item>
                    <text:p text:style-name="P351"><text:span text:style-name="Emphasis"><text:span text:style-name="T1">Shadow of the Colossus</text:span></text:span><text:span text:style-name="T1"> (Team Ico/Sony) dirilis untuk PS2. </text:span></text:p>
                  </text:list-item>
                </text:list>
              </text:list-item>
              <text:list-item>
                <text:p text:style-name="P351"><text:soft-page-break/><text:span text:style-name="Strong_20_Emphasis"><text:span text:style-name="T1">2006:</text:span></text:span><text:span text:style-name="T1"> </text:span></text:p>
                <text:list>
                  <text:list-item>
                    <text:p text:style-name="P351"><text:span text:style-name="Strong_20_Emphasis"><text:span text:style-name="T1">Nintendo Wii</text:span></text:span><text:span text:style-name="T1"> dan </text:span><text:span text:style-name="Strong_20_Emphasis"><text:span text:style-name="T1">Sony PlayStation 3 (PS3)</text:span></text:span><text:span text:style-name="T1"> diluncurkan – melengkapi konsol generasi ketujuh. </text:span></text:p>
                  </text:list-item>
                  <text:list-item>
                    <text:p text:style-name="P351"><text:span text:style-name="Emphasis"><text:span text:style-name="Strong_20_Emphasis"><text:span text:style-name="T1">Wii Sports</text:span></text:span></text:span><text:span text:style-name="T1"> dibundel dengan Wii – menjadi fenomena global, mempopulerkan kontrol gerak dan menarik audiens kasual. </text:span></text:p>
                  </text:list-item>
                  <text:list-item>
                    <text:p text:style-name="P351"><text:span text:style-name="Emphasis"><text:span text:style-name="T1">Gears of War</text:span></text:span><text:span text:style-name="T1"> (Epic Games/Microsoft) dirilis untuk Xbox 360 – mempopulerkan mekanika </text:span><text:span text:style-name="Emphasis"><text:span text:style-name="T1">cover shooter</text:span></text:span><text:span text:style-name="T1">. </text:span></text:p>
                  </text:list-item>
                  <text:list-item>
                    <text:p text:style-name="P351"><text:span text:style-name="Emphasis"><text:span text:style-name="T1">The Elder Scrolls IV: Oblivion</text:span></text:span><text:span text:style-name="T1"> (Bethesda) dirilis. </text:span></text:p>
                  </text:list-item>
                  <text:list-item>
                    <text:p text:style-name="P197">Roblox Corporation didirikan. </text:p>
                  </text:list-item>
                </text:list>
              </text:list-item>
              <text:list-item>
                <text:p text:style-name="P351"><text:span text:style-name="Strong_20_Emphasis"><text:span text:style-name="T1">2007:</text:span></text:span><text:span text:style-name="T1"> </text:span></text:p>
                <text:list>
                  <text:list-item>
                    <text:p text:style-name="P351"><text:span text:style-name="Strong_20_Emphasis"><text:span text:style-name="T1">Apple iPhone</text:span></text:span><text:span text:style-name="T1"> pertama diluncurkan – memulai revolusi smartphone. </text:span></text:p>
                  </text:list-item>
                  <text:list-item>
                    <text:p text:style-name="P351"><text:span text:style-name="Emphasis"><text:span text:style-name="Strong_20_Emphasis"><text:span text:style-name="T1">BioShock</text:span></text:span></text:span><text:span text:style-name="T1"> (Irrational Games/2K) dirilis – dipuji karena atmosfer, narasi, dan desain dunianya. </text:span></text:p>
                  </text:list-item>
                  <text:list-item>
                    <text:p text:style-name="P351"><text:span text:style-name="Emphasis"><text:span text:style-name="Strong_20_Emphasis"><text:span text:style-name="T1">Call of Duty 4: Modern Warfare</text:span></text:span></text:span><text:span text:style-name="T1"> (Infinity Ward/Activision) dirilis – merevolusi multiplayer FPS modern. </text:span></text:p>
                  </text:list-item>
                  <text:list-item>
                    <text:p text:style-name="P351"><text:span text:style-name="Emphasis"><text:span text:style-name="Strong_20_Emphasis"><text:span text:style-name="T1">Portal</text:span></text:span></text:span><text:span text:style-name="T1"> (Valve) dirilis. </text:span></text:p>
                  </text:list-item>
                  <text:list-item>
                    <text:p text:style-name="P351"><text:span text:style-name="Emphasis"><text:span text:style-name="T1">Mass Effect</text:span></text:span><text:span text:style-name="T1"> (BioWare) pertama dirilis. </text:span></text:p>
                  </text:list-item>
                  <text:list-item>
                    <text:p text:style-name="P351"><text:span text:style-name="Emphasis"><text:span text:style-name="T1">Rock Band</text:span></text:span><text:span text:style-name="T1"> (Harmonix/MTV Games) dirilis – memperkenalkan drum dan vokal ke genre musik ritme. </text:span></text:p>
                  </text:list-item>
                  <text:list-item>
                    <text:p text:style-name="P351"><text:span text:style-name="Emphasis"><text:span text:style-name="T1">Assassin's Creed</text:span></text:span><text:span text:style-name="T1"> (Ubisoft) pertama dirilis. </text:span></text:p>
                  </text:list-item>
                  <text:list-item>
                    <text:p text:style-name="P351"><text:span text:style-name="Emphasis"><text:span text:style-name="T1">Crysis</text:span></text:span><text:span text:style-name="T1"> (Crytek) dirilis untuk PC – menjadi tolok ukur grafis high-end. </text:span></text:p>
                  </text:list-item>
                </text:list>
              </text:list-item>
              <text:list-item>
                <text:p text:style-name="P351"><text:span text:style-name="Strong_20_Emphasis"><text:span text:style-name="T1">2008:</text:span></text:span><text:span text:style-name="T1"> </text:span></text:p>
                <text:list>
                  <text:list-item>
                    <text:p text:style-name="P351"><text:span text:style-name="Strong_20_Emphasis"><text:span text:style-name="T1">Apple App Store</text:span></text:span><text:span text:style-name="T1"> diluncurkan – merevolusi distribusi perangkat lunak mobile, memicu ledakan game mobile. (Google Play Store untuk Android menyusul). </text:span></text:p>
                  </text:list-item>
                  <text:list-item>
                    <text:p text:style-name="P351"><text:span text:style-name="Emphasis"><text:span text:style-name="Strong_20_Emphasis"><text:span text:style-name="T1">Grand Theft Auto IV</text:span></text:span></text:span><text:span text:style-name="T1"> (Rockstar) dirilis. </text:span></text:p>
                  </text:list-item>
                  <text:list-item>
                    <text:p text:style-name="P351"><text:span text:style-name="Emphasis"><text:span text:style-name="Strong_20_Emphasis"><text:span text:style-name="T1">Braid</text:span></text:span></text:span><text:span text:style-name="T1"> (Jonathan Blow) dirilis di XBLA – menjadi salah satu game indie paling berpengaruh dan diakui secara kritis. </text:span></text:p>
                  </text:list-item>
                  <text:list-item>
                    <text:p text:style-name="P351"><text:span text:style-name="Emphasis"><text:span text:style-name="T1">LittleBigPlanet</text:span></text:span><text:span text:style-name="T1"> (Media Molecule/Sony) dirilis untuk PS3 – menekankan pada User-Generated Content. </text:span></text:p>
                  </text:list-item>
                  <text:list-item>
                    <text:p text:style-name="P351"><text:span text:style-name="Emphasis"><text:span text:style-name="T1">Spore</text:span></text:span><text:span text:style-name="T1"> (Maxis/Will Wright) dirilis. </text:span></text:p>
                  </text:list-item>
                </text:list>
              </text:list-item>
              <text:list-item>
                <text:p text:style-name="P351"><text:span text:style-name="Strong_20_Emphasis"><text:span text:style-name="T1">2009:</text:span></text:span><text:span text:style-name="T1"> </text:span></text:p>
                <text:list>
                  <text:list-item>
                    <text:p text:style-name="P351"><text:span text:style-name="Emphasis"><text:span text:style-name="Strong_20_Emphasis"><text:span text:style-name="T1">Minecraft</text:span></text:span></text:span><text:span text:style-name="T1"> versi Alpha dirilis oleh Markus "Notch" Persson (rilis </text:span><text:soft-page-break/><text:span text:style-name="T1">penuh 2011) – menjadi fenomena global sandbox dan kreativitas. </text:span></text:p>
                  </text:list-item>
                  <text:list-item>
                    <text:p text:style-name="P351"><text:span text:style-name="Emphasis"><text:span text:style-name="Strong_20_Emphasis"><text:span text:style-name="T1">FarmVille</text:span></text:span></text:span><text:span text:style-name="T1"> (Zynga) diluncurkan di Facebook – puncak demam game jejaring sosial. </text:span></text:p>
                  </text:list-item>
                  <text:list-item>
                    <text:p text:style-name="P351"><text:span text:style-name="Emphasis"><text:span text:style-name="Strong_20_Emphasis"><text:span text:style-name="T1">Angry Birds</text:span></text:span></text:span><text:span text:style-name="T1"> (Rovio) dirilis – menjadi ikon game mobile kasual. </text:span></text:p>
                  </text:list-item>
                  <text:list-item>
                    <text:p text:style-name="P351"><text:span text:style-name="Emphasis"><text:span text:style-name="T1">League of Legends</text:span></text:span><text:span text:style-name="T1"> (Riot Games) dirilis – menjadi salah satu MOBA dan esports paling populer. </text:span></text:p>
                  </text:list-item>
                  <text:list-item>
                    <text:p text:style-name="P351"><text:span text:style-name="Emphasis"><text:span text:style-name="T1">Demon's Souls</text:span></text:span><text:span text:style-name="T1"> (FromSoftware) dirilis untuk PS3 – memulai seri 'Souls' yang berpengaruh. </text:span></text:p>
                  </text:list-item>
                  <text:list-item>
                    <text:p text:style-name="P351"><text:span text:style-name="Emphasis"><text:span text:style-name="T1">Batman: Arkham Asylum</text:span></text:span><text:span text:style-name="T1"> (Rocksteady) dirilis. </text:span></text:p>
                  </text:list-item>
                </text:list>
              </text:list-item>
              <text:list-item>
                <text:p text:style-name="P351"><text:span text:style-name="Strong_20_Emphasis"><text:span text:style-name="T1">2010:</text:span></text:span><text:span text:style-name="T1"> </text:span></text:p>
                <text:list>
                  <text:list-item>
                    <text:p text:style-name="P351"><text:span text:style-name="Emphasis"><text:span text:style-name="T1">Red Dead Redemption</text:span></text:span><text:span text:style-name="T1"> (Rockstar) dirilis. </text:span></text:p>
                  </text:list-item>
                  <text:list-item>
                    <text:p text:style-name="P351"><text:span text:style-name="Emphasis"><text:span text:style-name="T1">Mass Effect 2</text:span></text:span><text:span text:style-name="T1"> (BioWare) dirilis. </text:span></text:p>
                  </text:list-item>
                  <text:list-item>
                    <text:p text:style-name="P351"><text:span text:style-name="Emphasis"><text:span text:style-name="T1">Super Mario Galaxy 2</text:span></text:span><text:span text:style-name="T1"> (Nintendo) dirilis untuk Wii. </text:span></text:p>
                  </text:list-item>
                  <text:list-item>
                    <text:p text:style-name="P351"><text:span text:style-name="T1">Microsoft </text:span><text:span text:style-name="Strong_20_Emphasis"><text:span text:style-name="T1">Kinect</text:span></text:span><text:span text:style-name="T1"> dan Sony </text:span><text:span text:style-name="Strong_20_Emphasis"><text:span text:style-name="T1">PlayStation Move</text:span></text:span><text:span text:style-name="T1"> diluncurkan. </text:span></text:p>
                  </text:list-item>
                  <text:list-item>
                    <text:p text:style-name="P351"><text:span text:style-name="Emphasis"><text:span text:style-name="T1">Limbo</text:span></text:span><text:span text:style-name="T1"> (Playdead) dirilis. </text:span></text:p>
                  </text:list-item>
                  <text:list-item>
                    <text:p text:style-name="P197">Pasar game musik ritme berinstrumen plastik mulai mengalami penurunan tajam. </text:p>
                  </text:list-item>
                </text:list>
              </text:list-item>
              <text:list-item>
                <text:p text:style-name="P351"><text:span text:style-name="Strong_20_Emphasis"><text:span text:style-name="T1">2011:</text:span></text:span><text:span text:style-name="T1"> </text:span></text:p>
                <text:list>
                  <text:list-item>
                    <text:p text:style-name="P351"><text:span text:style-name="Emphasis"><text:span text:style-name="Strong_20_Emphasis"><text:span text:style-name="T1">The Elder Scrolls V: Skyrim</text:span></text:span></text:span><text:span text:style-name="T1"> (Bethesda) dirilis. </text:span></text:p>
                  </text:list-item>
                  <text:list-item>
                    <text:p text:style-name="P351"><text:span text:style-name="Emphasis"><text:span text:style-name="T1">Portal 2</text:span></text:span><text:span text:style-name="T1"> (Valve) dirilis. </text:span></text:p>
                  </text:list-item>
                  <text:list-item>
                    <text:p text:style-name="P351"><text:span text:style-name="Emphasis"><text:span text:style-name="T1">Dark Souls</text:span></text:span><text:span text:style-name="T1"> (FromSoftware) dirilis. </text:span></text:p>
                  </text:list-item>
                  <text:list-item>
                    <text:p text:style-name="P351"><text:span text:style-name="Emphasis"><text:span text:style-name="T1">Bastion</text:span></text:span><text:span text:style-name="T1"> (Supergiant Games) dirilis. </text:span></text:p>
                  </text:list-item>
                  <text:list-item>
                    <text:p text:style-name="P197">Nintendo 3DS dirilis. </text:p>
                  </text:list-item>
                </text:list>
              </text:list-item>
              <text:list-item>
                <text:p text:style-name="P351"><text:span text:style-name="Strong_20_Emphasis"><text:span text:style-name="T1">2012:</text:span></text:span><text:span text:style-name="T1"> </text:span></text:p>
                <text:list>
                  <text:list-item>
                    <text:p text:style-name="P351"><text:span text:style-name="Emphasis"><text:span text:style-name="Strong_20_Emphasis"><text:span text:style-name="T1">Candy Crush Saga</text:span></text:span></text:span><text:span text:style-name="T1"> (King) dirilis (awalnya di Facebook, kemudian mobile) – menjadi sangat populer dan menguntungkan. </text:span></text:p>
                  </text:list-item>
                  <text:list-item>
                    <text:p text:style-name="P351"><text:span text:style-name="Emphasis"><text:span text:style-name="T1">Journey</text:span></text:span><text:span text:style-name="T1"> (thatgamecompany) dirilis untuk PS3 – dipuji karena pengalaman emosional dan artistiknya. </text:span></text:p>
                  </text:list-item>
                  <text:list-item>
                    <text:p text:style-name="P351"><text:span text:style-name="Emphasis"><text:span text:style-name="T1">The Walking Dead: Season One</text:span></text:span><text:span text:style-name="T1"> (Telltale Games) dirilis – mempopulerkan kembali genre adventure episodik berbasis narasi. </text:span></text:p>
                  </text:list-item>
                  <text:list-item>
                    <text:p text:style-name="P351"><text:span text:style-name="Emphasis"><text:span text:style-name="T1">Dishonored</text:span></text:span><text:span text:style-name="T1"> (Arkane Studios) dirilis. </text:span></text:p>
                  </text:list-item>
                  <text:list-item>
                    <text:p text:style-name="P197">Nintendo Wii U dirilis. </text:p>
                  </text:list-item>
                </text:list>
              </text:list-item>
              <text:list-item>
                <text:p text:style-name="P351"><text:soft-page-break/><text:span text:style-name="Strong_20_Emphasis"><text:span text:style-name="T1">2013:</text:span></text:span><text:span text:style-name="T1"> </text:span></text:p>
                <text:list>
                  <text:list-item>
                    <text:p text:style-name="P351"><text:span text:style-name="Strong_20_Emphasis"><text:span text:style-name="T1">Sony PlayStation 4 (PS4)</text:span></text:span><text:span text:style-name="T1"> dan </text:span><text:span text:style-name="Strong_20_Emphasis"><text:span text:style-name="T1">Microsoft Xbox One</text:span></text:span><text:span text:style-name="T1"> diluncurkan – memulai generasi konsol kedelapan. </text:span></text:p>
                  </text:list-item>
                  <text:list-item>
                    <text:p text:style-name="P351"><text:span text:style-name="Emphasis"><text:span text:style-name="Strong_20_Emphasis"><text:span text:style-name="T1">Grand Theft Auto V</text:span></text:span></text:span><text:span text:style-name="T1"> (Rockstar) dirilis – menjadi salah satu produk hiburan terlaris sepanjang masa. </text:span></text:p>
                  </text:list-item>
                  <text:list-item>
                    <text:p text:style-name="P351"><text:span text:style-name="Emphasis"><text:span text:style-name="Strong_20_Emphasis"><text:span text:style-name="T1">The Last of Us</text:span></text:span></text:span><text:span text:style-name="T1"> (Naughty Dog) dirilis untuk PS3. </text:span></text:p>
                  </text:list-item>
                  <text:list-item>
                    <text:p text:style-name="P171"><text:span text:style-name="Emphasis"><text:span text:style-name="T1">BioShock Infinite</text:span></text:span><text:span text:style-name="T1"> (Irrational Games) dirilis. </text:span></text:p>
                  </text:list-item>
                </text:list>
              </text:list-item>
            </text:list>
            <text:p text:style-name="P22"><text:span text:style-name="Strong_20_Emphasis"><text:span text:style-name="T1">Era Masa Kini: Imersi, Konektivitas &amp; Layanan (Pertengahan 2010-an - April 2025)</text:span></text:span></text:p>
            <text:list xml:id="list6632645853133412493" text:style-name="L166">
              <text:list-item>
                <text:p text:style-name="P352"><text:span text:style-name="Strong_20_Emphasis"><text:span text:style-name="T1">2014:</text:span></text:span><text:span text:style-name="T1"> </text:span></text:p>
                <text:list>
                  <text:list-item>
                    <text:p text:style-name="P198">Twitch diakuisisi oleh Amazon. </text:p>
                  </text:list-item>
                  <text:list-item>
                    <text:p text:style-name="P352"><text:span text:style-name="Emphasis"><text:span text:style-name="T1">Hearthstone</text:span></text:span><text:span text:style-name="T1"> (Blizzard) dirilis – mempopulerkan genre digital collectible card game (CCG). </text:span></text:p>
                  </text:list-item>
                  <text:list-item>
                    <text:p text:style-name="P352"><text:span text:style-name="Emphasis"><text:span text:style-name="T1">Destiny</text:span></text:span><text:span text:style-name="T1"> (Bungie) dirilis – mempopulerkan konsep 'shared-world shooter' atau looter shooter. </text:span></text:p>
                  </text:list-item>
                  <text:list-item>
                    <text:p text:style-name="P352"><text:span text:style-name="T1">Microsoft mengakuisisi Mojang (pembuat </text:span><text:span text:style-name="Emphasis"><text:span text:style-name="T1">Minecraft</text:span></text:span><text:span text:style-name="T1">). </text:span></text:p>
                  </text:list-item>
                </text:list>
              </text:list-item>
              <text:list-item>
                <text:p text:style-name="P352"><text:span text:style-name="Strong_20_Emphasis"><text:span text:style-name="T1">2015:</text:span></text:span><text:span text:style-name="T1"> </text:span></text:p>
                <text:list>
                  <text:list-item>
                    <text:p text:style-name="P352"><text:span text:style-name="Emphasis"><text:span text:style-name="T1">The Witcher 3: Wild Hunt</text:span></text:span><text:span text:style-name="T1"> (CD Projekt Red) dirilis – dipuji karena open world dan narasinya. </text:span></text:p>
                  </text:list-item>
                  <text:list-item>
                    <text:p text:style-name="P352"><text:span text:style-name="Emphasis"><text:span text:style-name="T1">Metal Gear Solid V: The Phantom Pain</text:span></text:span><text:span text:style-name="T1"> (Kojima Productions/Konami) dirilis. </text:span></text:p>
                  </text:list-item>
                  <text:list-item>
                    <text:p text:style-name="P352"><text:span text:style-name="Emphasis"><text:span text:style-name="T1">Rocket League</text:span></text:span><text:span text:style-name="T1"> (Psyonix) dirilis. </text:span></text:p>
                  </text:list-item>
                  <text:list-item>
                    <text:p text:style-name="P352"><text:span text:style-name="Emphasis"><text:span text:style-name="T1">Undertale</text:span></text:span><text:span text:style-name="T1"> (Toby Fox) dirilis. </text:span></text:p>
                  </text:list-item>
                </text:list>
              </text:list-item>
              <text:list-item>
                <text:p text:style-name="P352"><text:span text:style-name="Strong_20_Emphasis"><text:span text:style-name="T1">2016:</text:span></text:span><text:span text:style-name="T1"> </text:span></text:p>
                <text:list>
                  <text:list-item>
                    <text:p text:style-name="P352"><text:span text:style-name="Emphasis"><text:span text:style-name="Strong_20_Emphasis"><text:span text:style-name="T1">Pokemon Go</text:span></text:span></text:span><text:span text:style-name="T1"> (Niantic) dirilis – membawa AR berbasis lokasi ke mainstream global. </text:span></text:p>
                  </text:list-item>
                  <text:list-item>
                    <text:p text:style-name="P352"><text:span text:style-name="Emphasis"><text:span text:style-name="T1">Overwatch</text:span></text:span><text:span text:style-name="T1"> (Blizzard) dirilis. </text:span></text:p>
                  </text:list-item>
                  <text:list-item>
                    <text:p text:style-name="P198">PlayStation VR pertama dirilis. </text:p>
                  </text:list-item>
                  <text:list-item>
                    <text:p text:style-name="P352"><text:span text:style-name="Emphasis"><text:span text:style-name="T1">Uncharted 4: A Thief's End</text:span></text:span><text:span text:style-name="T1"> (Naughty Dog) dirilis untuk PS4. </text:span></text:p>
                  </text:list-item>
                  <text:list-item>
                    <text:p text:style-name="P352"><text:span text:style-name="Emphasis"><text:span text:style-name="T1">Doom</text:span></text:span><text:span text:style-name="T1"> (id Software) reboot dirilis. </text:span></text:p>
                  </text:list-item>
                </text:list>
              </text:list-item>
              <text:list-item>
                <text:p text:style-name="P352"><text:span text:style-name="Strong_20_Emphasis"><text:span text:style-name="T1">2017:</text:span></text:span><text:span text:style-name="T1"> </text:span></text:p>
                <text:list>
                  <text:list-item>
                    <text:p text:style-name="P352"><text:span text:style-name="Strong_20_Emphasis"><text:span text:style-name="T1">Nintendo Switch</text:span></text:span><text:span text:style-name="T1"> diluncurkan – konsol hybrid sukses yang bisa dimainkan di TV maupun sebagai handheld. </text:span></text:p>
                  </text:list-item>
                  <text:list-item>
                    <text:p text:style-name="P352"><text:span text:style-name="Emphasis"><text:span text:style-name="Strong_20_Emphasis"><text:span text:style-name="T1">The Legend of Zelda: Breath of the Wild</text:span></text:span></text:span><text:span text:style-name="T1"> (Nintendo) dirilis sebagai judul peluncuran Switch – merevolusi desain open-</text:span><text:soft-page-break/><text:span text:style-name="T1">world dan fisika game. </text:span></text:p>
                  </text:list-item>
                  <text:list-item>
                    <text:p text:style-name="P352"><text:span text:style-name="Emphasis"><text:span text:style-name="Strong_20_Emphasis"><text:span text:style-name="T1">PlayerUnknown's Battlegrounds (PUBG)</text:span></text:span></text:span><text:span text:style-name="T1"> dirilis – mempopulerkan genre Battle Royale secara masif. </text:span></text:p>
                  </text:list-item>
                  <text:list-item>
                    <text:p text:style-name="P352"><text:span text:style-name="Emphasis"><text:span text:style-name="Strong_20_Emphasis"><text:span text:style-name="T1">Fortnite</text:span></text:span></text:span><text:span text:style-name="T1"> (Epic Games) meluncurkan mode Battle Royale gratisnya – menjadi fenomena budaya global dan contoh GaaS yang sangat sukses. </text:span></text:p>
                  </text:list-item>
                  <text:list-item>
                    <text:p text:style-name="P352"><text:span text:style-name="Emphasis"><text:span text:style-name="T1">Horizon Zero Dawn</text:span></text:span><text:span text:style-name="T1"> (Guerrilla Games/Sony) dirilis untuk PS4. </text:span></text:p>
                  </text:list-item>
                  <text:list-item>
                    <text:p text:style-name="P352"><text:span text:style-name="Emphasis"><text:span text:style-name="T1">Super Mario Odyssey</text:span></text:span><text:span text:style-name="T1"> (Nintendo) dirilis untuk Switch. </text:span></text:p>
                  </text:list-item>
                  <text:list-item>
                    <text:p text:style-name="P352"><text:span text:style-name="T1">Kontroversi Loot Box memuncak (terutama terkait </text:span><text:span text:style-name="Emphasis"><text:span text:style-name="T1">Star Wars Battlefront II</text:span></text:span><text:span text:style-name="T1">). </text:span></text:p>
                  </text:list-item>
                </text:list>
              </text:list-item>
              <text:list-item>
                <text:p text:style-name="P352"><text:span text:style-name="Strong_20_Emphasis"><text:span text:style-name="T1">2018:</text:span></text:span><text:span text:style-name="T1"> </text:span></text:p>
                <text:list>
                  <text:list-item>
                    <text:p text:style-name="P352"><text:span text:style-name="Emphasis"><text:span text:style-name="Strong_20_Emphasis"><text:span text:style-name="T1">Red Dead Redemption 2</text:span></text:span></text:span><text:span text:style-name="T1"> (Rockstar) dirilis – dipuji karena detail dunia dan narasinya. </text:span></text:p>
                  </text:list-item>
                  <text:list-item>
                    <text:p text:style-name="P352"><text:span text:style-name="Emphasis"><text:span text:style-name="Strong_20_Emphasis"><text:span text:style-name="T1">God of War</text:span></text:span></text:span><text:span text:style-name="T1"> (Santa Monica Studio/Sony) reboot dirilis untuk PS4 – meraih pujian kritis universal. </text:span></text:p>
                  </text:list-item>
                  <text:list-item>
                    <text:p text:style-name="P352"><text:span text:style-name="Emphasis"><text:span text:style-name="T1">Marvel's Spider-Man</text:span></text:span><text:span text:style-name="T1"> (Insomniac Games/Sony) dirilis untuk PS4. </text:span></text:p>
                  </text:list-item>
                  <text:list-item>
                    <text:p text:style-name="P352"><text:span text:style-name="Emphasis"><text:span text:style-name="T1">Super Smash Bros. Ultimate</text:span></text:span><text:span text:style-name="T1"> (Nintendo) dirilis untuk Switch. </text:span></text:p>
                  </text:list-item>
                  <text:list-item>
                    <text:p text:style-name="P352"><text:span text:style-name="Emphasis"><text:span text:style-name="T1">Among Us</text:span></text:span><text:span text:style-name="T1"> (InnerSloth) - game tahun 2018 yang popularitasnya meledak pada tahun 2020. </text:span></text:p>
                  </text:list-item>
                  <text:list-item>
                    <text:p text:style-name="P352"><text:span text:style-name="T1">Nvidia meluncurkan GPU seri RTX 20 – membawa </text:span><text:span text:style-name="Strong_20_Emphasis"><text:span text:style-name="T1">Ray Tracing</text:span></text:span><text:span text:style-name="T1"> ke gaming konsumen. </text:span></text:p>
                  </text:list-item>
                </text:list>
              </text:list-item>
              <text:list-item>
                <text:p text:style-name="P352"><text:span text:style-name="Strong_20_Emphasis"><text:span text:style-name="T1">2019:</text:span></text:span><text:span text:style-name="T1"> </text:span></text:p>
                <text:list>
                  <text:list-item>
                    <text:p text:style-name="P352"><text:span text:style-name="Emphasis"><text:span text:style-name="T1">Apex Legends</text:span></text:span><text:span text:style-name="T1"> (Respawn/EA) dirilis. </text:span></text:p>
                  </text:list-item>
                  <text:list-item>
                    <text:p text:style-name="P352"><text:span text:style-name="Emphasis"><text:span text:style-name="T1">Sekiro: Shadows Die Twice</text:span></text:span><text:span text:style-name="T1"> (FromSoftware) dirilis. </text:span></text:p>
                  </text:list-item>
                  <text:list-item>
                    <text:p text:style-name="P352"><text:span text:style-name="Emphasis"><text:span text:style-name="T1">Death Stranding</text:span></text:span><text:span text:style-name="T1"> (Kojima Productions) dirilis. </text:span></text:p>
                  </text:list-item>
                  <text:list-item>
                    <text:p text:style-name="P352"><text:span text:style-name="Emphasis"><text:span text:style-name="T1">Disco Elysium</text:span></text:span><text:span text:style-name="T1"> (ZA/UM) dirilis. </text:span></text:p>
                  </text:list-item>
                  <text:list-item>
                    <text:p text:style-name="P198">Google Stadia diluncurkan (ditutup 2023). </text:p>
                  </text:list-item>
                </text:list>
              </text:list-item>
              <text:list-item>
                <text:p text:style-name="P352"><text:span text:style-name="Strong_20_Emphasis"><text:span text:style-name="T1">2020:</text:span></text:span><text:span text:style-name="T1"> </text:span></text:p>
                <text:list>
                  <text:list-item>
                    <text:p text:style-name="P352"><text:span text:style-name="Strong_20_Emphasis"><text:span text:style-name="T1">Sony PlayStation 5 (PS5)</text:span></text:span><text:span text:style-name="T1"> dan </text:span><text:span text:style-name="Strong_20_Emphasis"><text:span text:style-name="T1">Microsoft Xbox Series X / Series S</text:span></text:span><text:span text:style-name="T1"> diluncurkan – memulai generasi konsol kesembilan, fokus pada SSD cepat, ray tracing, 4K/120fps. </text:span></text:p>
                  </text:list-item>
                  <text:list-item>
                    <text:p text:style-name="P352"><text:span text:style-name="Emphasis"><text:span text:style-name="Strong_20_Emphasis"><text:span text:style-name="T1">The Last of Us Part II</text:span></text:span></text:span><text:span text:style-name="T1"> (Naughty Dog) dirilis – dipuji karena narasi dan aksesibilitasnya, namun juga menimbulkan perdebatan. </text:span></text:p>
                  </text:list-item>
                  <text:list-item>
                    <text:p text:style-name="P352"><text:soft-page-break/><text:span text:style-name="Emphasis"><text:span text:style-name="Strong_20_Emphasis"><text:span text:style-name="T1">Animal Crossing: New Horizons</text:span></text:span></text:span><text:span text:style-name="T1"> (Nintendo) dirilis untuk Switch – menjadi fenomena besar selama awal pandemi COVID-19. </text:span></text:p>
                  </text:list-item>
                  <text:list-item>
                    <text:p text:style-name="P352"><text:span text:style-name="Emphasis"><text:span text:style-name="Strong_20_Emphasis"><text:span text:style-name="T1">Genshin Impact</text:span></text:span></text:span><text:span text:style-name="T1"> (miHoYo) dirilis – game F2P gacha action RPG yang meraih sukses global masif di mobile, PC, dan konsol. </text:span></text:p>
                  </text:list-item>
                  <text:list-item>
                    <text:p text:style-name="P352"><text:span text:style-name="Emphasis"><text:span text:style-name="T1">Cyberpunk 2077</text:span></text:span><text:span text:style-name="T1"> (CD Projekt Red) dirilis dengan banyak masalah teknis awal. </text:span></text:p>
                  </text:list-item>
                  <text:list-item>
                    <text:p text:style-name="P352"><text:span text:style-name="Emphasis"><text:span text:style-name="T1">Hades</text:span></text:span><text:span text:style-name="T1"> (Supergiant Games) meraih sukses kritis besar. </text:span></text:p>
                  </text:list-item>
                  <text:list-item>
                    <text:p text:style-name="P352"><text:span text:style-name="Emphasis"><text:span text:style-name="T1">Fall Guys: Ultimate Knockout</text:span></text:span><text:span text:style-name="T1"> (Mediatonic) menjadi populer. </text:span></text:p>
                  </text:list-item>
                </text:list>
              </text:list-item>
              <text:list-item>
                <text:p text:style-name="P352"><text:span text:style-name="Strong_20_Emphasis"><text:span text:style-name="T1">2021:</text:span></text:span><text:span text:style-name="T1"> </text:span></text:p>
                <text:list>
                  <text:list-item>
                    <text:p text:style-name="P352"><text:span text:style-name="Emphasis"><text:span text:style-name="T1">It Takes Two</text:span></text:span><text:span text:style-name="T1"> (Hazelight Studios) dirilis – game co-op murni yang meraih Game of the Year di banyak ajang penghargaan. </text:span></text:p>
                  </text:list-item>
                  <text:list-item>
                    <text:p text:style-name="P352"><text:span text:style-name="Emphasis"><text:span text:style-name="T1">Forza Horizon 5</text:span></text:span><text:span text:style-name="T1"> (Playground Games/Microsoft) dirilis – dipuji karena grafis dan fitur aksesibilitasnya. </text:span></text:p>
                  </text:list-item>
                  <text:list-item>
                    <text:p text:style-name="P352"><text:span text:style-name="Emphasis"><text:span text:style-name="T1">Resident Evil Village</text:span></text:span><text:span text:style-name="T1"> (Capcom) dirilis. </text:span></text:p>
                  </text:list-item>
                  <text:list-item>
                    <text:p text:style-name="P198">Facebook mengubah nama perusahaan menjadi Meta, memicu hype Metaverse. </text:p>
                  </text:list-item>
                  <text:list-item>
                    <text:p text:style-name="P198">Akuisisi besar mulai marak (misal: Microsoft umumkan niat akuisisi Activision Blizzard pada Jan 2022, selesai 2023). </text:p>
                  </text:list-item>
                </text:list>
              </text:list-item>
              <text:list-item>
                <text:p text:style-name="P352"><text:span text:style-name="Strong_20_Emphasis"><text:span text:style-name="T1">2022:</text:span></text:span><text:span text:style-name="T1"> </text:span></text:p>
                <text:list>
                  <text:list-item>
                    <text:p text:style-name="P352"><text:span text:style-name="Emphasis"><text:span text:style-name="Strong_20_Emphasis"><text:span text:style-name="T1">Elden Ring</text:span></text:span></text:span><text:span text:style-name="T1"> (FromSoftware) dirilis – sukses kritis dan komersial masif, membawa formula 'Souls-like' ke open world. </text:span></text:p>
                  </text:list-item>
                  <text:list-item>
                    <text:p text:style-name="P352"><text:span text:style-name="Emphasis"><text:span text:style-name="Strong_20_Emphasis"><text:span text:style-name="T1">God of War Ragnarök</text:span></text:span></text:span><text:span text:style-name="T1"> (Santa Monica Studio/Sony) dirilis. </text:span></text:p>
                  </text:list-item>
                  <text:list-item>
                    <text:p text:style-name="P198">Steam Deck (Valve) mulai dikirimkan – PC gaming handheld yang populer. </text:p>
                  </text:list-item>
                </text:list>
              </text:list-item>
              <text:list-item>
                <text:p text:style-name="P352"><text:span text:style-name="Strong_20_Emphasis"><text:span text:style-name="T1">2023:</text:span></text:span><text:span text:style-name="T1"> </text:span></text:p>
                <text:list>
                  <text:list-item>
                    <text:p text:style-name="P352"><text:span text:style-name="Emphasis"><text:span text:style-name="Strong_20_Emphasis"><text:span text:style-name="T1">The Legend of Zelda: Tears of the Kingdom</text:span></text:span></text:span><text:span text:style-name="T1"> (Nintendo) dirilis – sekuel </text:span><text:span text:style-name="Emphasis"><text:span text:style-name="T1">Breath of the Wild</text:span></text:span><text:span text:style-name="T1"> yang sangat diantisipasi dan sukses besar. </text:span></text:p>
                  </text:list-item>
                  <text:list-item>
                    <text:p text:style-name="P352"><text:span text:style-name="Emphasis"><text:span text:style-name="T1">Baldur's Gate 3</text:span></text:span><text:span text:style-name="T1"> (Larian Studios) dirilis dari Early Access – meraih sukses kritis dan komersial masif, dianggap sebagai tonggak RPG modern. </text:span></text:p>
                  </text:list-item>
                  <text:list-item>
                    <text:p text:style-name="P352"><text:span text:style-name="Emphasis"><text:span text:style-name="T1">Hogwarts Legacy</text:span></text:span><text:span text:style-name="T1"> dirilis – sukses komersial besar. </text:span></text:p>
                  </text:list-item>
                  <text:list-item>
                    <text:p text:style-name="P352"><text:span text:style-name="Emphasis"><text:span text:style-name="T1">Marvel's Spider-Man 2</text:span></text:span><text:span text:style-name="T1"> (Insomniac Games/Sony) dirilis untuk </text:span><text:soft-page-break/><text:span text:style-name="T1">PS5. </text:span></text:p>
                  </text:list-item>
                  <text:list-item>
                    <text:p text:style-name="P352"><text:span text:style-name="Emphasis"><text:span text:style-name="T1">Starfield</text:span></text:span><text:span text:style-name="T1"> (Bethesda/Microsoft) dirilis. </text:span></text:p>
                  </text:list-item>
                  <text:list-item>
                    <text:p text:style-name="P352"><text:span text:style-name="T1">Perkembangan pesat dan diskusi luas mengenai </text:span><text:span text:style-name="Strong_20_Emphasis"><text:span text:style-name="T1">Generative AI</text:span></text:span><text:span text:style-name="T1"> dan dampaknya pada industri game. </text:span></text:p>
                  </text:list-item>
                  <text:list-item>
                    <text:p text:style-name="P198">PlayStation VR2 dirilis. </text:p>
                  </text:list-item>
                </text:list>
              </text:list-item>
              <text:list-item>
                <text:p text:style-name="P352"><text:span text:style-name="Strong_20_Emphasis"><text:span text:style-name="T1">2024 - April 2025 (Contoh Tren Berlanjut):</text:span></text:span><text:span text:style-name="T1"> </text:span></text:p>
                <text:list>
                  <text:list-item>
                    <text:p text:style-name="P352"><text:span text:style-name="T1">Dominasi GaaS berlanjut dengan update besar untuk game seperti </text:span><text:span text:style-name="Emphasis"><text:span text:style-name="T1">Fortnite</text:span></text:span><text:span text:style-name="T1">, </text:span><text:span text:style-name="Emphasis"><text:span text:style-name="T1">Apex Legends</text:span></text:span><text:span text:style-name="T1">, </text:span><text:span text:style-name="Emphasis"><text:span text:style-name="T1">Genshin Impact</text:span></text:span><text:span text:style-name="T1">, </text:span><text:span text:style-name="Emphasis"><text:span text:style-name="T1">MLBB</text:span></text:span><text:span text:style-name="T1">, dll. </text:span></text:p>
                  </text:list-item>
                  <text:list-item>
                    <text:p text:style-name="P198">Rilis game AAA yang dinantikan (judul spesifik akan bergantung pada tanggal pasti penulisan). </text:p>
                  </text:list-item>
                  <text:list-item>
                    <text:p text:style-name="P198">Diskusi berkelanjutan tentang etika AI, kondisi kerja, monetisasi, dan keberlanjutan. </text:p>
                  </text:list-item>
                  <text:list-item>
                    <text:p text:style-name="P198">Perkembangan bertahap pada teknologi VR/AR dan Cloud Gaming. </text:p>
                  </text:list-item>
                  <text:list-item>
                    <text:p text:style-name="P20">Industri game Indonesia terus menunjukkan pertumbuhan, terutama di sektor mobile dan indie, serta kancah esports yang aktif. </text:p>
                  </text:list-item>
                </text:list>
              </text:list-item>
            </text:list>
            <text:p text:style-name="P359"/>
            <text:p text:style-name="P1">Linimasa ini menunjukkan betapa cepat dan dinamisnya evolusi game komputer, dari eksperimen sederhana menjadi industri global yang kompleks dan fenomena budaya yang meresap.</text:p>
            <text:p text:style-name="P1">Ini adalah prompt terakhir dari permintaan Anda untuk mengembangkan kerangka buku secara detail. Semoga ini sangat membantu!</text:p>
          </text:section>
          <text:section text:style-name="Sect1" text:name="feedback-form-70">
            <text:p text:style-name="P175"/>
          </text:section>
        </text:section>
        <text:section text:style-name="Sect1" text:name="89ea1a08f04e007c">
          <text:p text:style-name="P1"/>
          <text:section text:style-name="Sect1" text:name="user-query-content-71">
            <text:p text:style-name="P356">buat prompt pembuatan sampul buku ini </text:p>
          </text:section>
          <text:p text:style-name="P175">Tampilkan alur berpikir</text:p>
          <text:section text:style-name="Sect2" text:name="model-response-message-contentr_89ea1a08f04e007c">
            <text:p text:style-name="P1">Tentu, berikut adalah prompt yang bisa Anda berikan kepada desainer grafis (atau digunakan sebagai dasar jika Anda menggunakan alat AI pembuat gambar) untuk membuat sampul buku non-fiksi Anda tentang evolusi game komputer:</text:p>
            <text:p text:style-name="P359"/>
            <text:p text:style-name="P22"><text:span text:style-name="Strong_20_Emphasis"><text:span text:style-name="T1">Prompt Pembuatan Sampul Buku</text:span></text:span></text:p>
            <text:p text:style-name="P22"><text:soft-page-break/><text:span text:style-name="Strong_20_Emphasis"><text:span text:style-name="T1">Judul Buku (Placeholder/Contoh):</text:span></text:span><text:span text:style-name="T1"> </text:span><text:span text:style-name="Emphasis"><text:span text:style-name="T1">Dari Piksel ke Metaverse: Evolusi Game Komputer dan Masa Depannya</text:span></text:span><text:span text:style-name="T1"> </text:span><text:span text:style-name="Emphasis"><text:span text:style-name="T1">(Catatan: Judul ini bisa diganti sesuai keputusan penulis)</text:span></text:span></text:p>
            <text:p text:style-name="P22"><text:span text:style-name="Strong_20_Emphasis"><text:span text:style-name="T1">Nama Penulis (Placeholder):</text:span></text:span><text:span text:style-name="T1"> </text:span><text:span text:style-name="Emphasis"><text:span text:style-name="T1">[Nama Penulis Anda]</text:span></text:span></text:p>
            <text:p text:style-name="P22"><text:span text:style-name="Strong_20_Emphasis"><text:span text:style-name="T1">Jenis Buku:</text:span></text:span><text:span text:style-name="T1"> Non-Fiksi Populer / Sejarah Teknologi &amp; Budaya</text:span></text:p>
            <text:p text:style-name="P22"><text:span text:style-name="Strong_20_Emphasis"><text:span text:style-name="T1">Target Audiens:</text:span></text:span></text:p>
            <text:list xml:id="list3464469140422094805" text:style-name="L167">
              <text:list-item>
                <text:p text:style-name="P199">Masyarakat umum yang tertarik pada teknologi, budaya populer, dan sejarah modern. </text:p>
              </text:list-item>
              <text:list-item>
                <text:p text:style-name="P199">Gamer (kasual hingga veteran) yang ingin memahami akar hobi mereka. </text:p>
              </text:list-item>
              <text:list-item>
                <text:p text:style-name="P199">Penggemar teknologi dan futuris. </text:p>
              </text:list-item>
              <text:list-item>
                <text:p text:style-name="P21">Orang tua, pendidik, pengamat budaya yang ingin memahami fenomena game. </text:p>
              </text:list-item>
            </text:list>
            <text:p text:style-name="P22"><text:span text:style-name="Strong_20_Emphasis"><text:span text:style-name="T1">Tema Utama Buku:</text:span></text:span><text:span text:style-name="T1"> Buku ini menelusuri </text:span><text:span text:style-name="Strong_20_Emphasis"><text:span text:style-name="T1">evolusi</text:span></text:span><text:span text:style-name="T1"> video game/game komputer secara </text:span><text:span text:style-name="Strong_20_Emphasis"><text:span text:style-name="T1">kronologis</text:span></text:span><text:span text:style-name="T1">, mulai dari eksperimen paling awal di laboratorium (1950-an/60-an), melalui era arkade dan konsol awal (70-an/80-an), perang konsol 16-bit dan kebangkitan PC (90-an), revolusi 3D dan online (pertengahan 90-an/awal 2000-an), demokratisasi melalui mobile dan indie (pertengahan 2000-an/pertengahan 2010-an), hingga lanskap masa kini (GaaS, esports, streaming, fotorealisme - hingga April 2025) dan spekulasi tentang masa depan (VR/AR, AI, Cloud, Metaverse). Buku ini membahas aspek </text:span><text:span text:style-name="Strong_20_Emphasis"><text:span text:style-name="T1">teknologi, bisnis, budaya, dan sosial</text:span></text:span><text:span text:style-name="T1"> dari game.</text:span></text:p>
            <text:p text:style-name="P22"><text:span text:style-name="Strong_20_Emphasis"><text:span text:style-name="T1">Mood &amp; Nuansa yang Diinginkan untuk Sampul:</text:span></text:span></text:p>
            <text:list xml:id="list3366449971434851960" text:style-name="L168">
              <text:list-item>
                <text:p text:style-name="P353"><text:span text:style-name="Strong_20_Emphasis"><text:span text:style-name="T1">Informatif tapi Menarik:</text:span></text:span><text:span text:style-name="T1"> Terlihat kredibel sebagai buku non-fiksi sejarah/teknologi, namun visualnya harus mengundang rasa ingin tahu dan tidak membosankan atau terlalu akademis. </text:span></text:p>
              </text:list-item>
              <text:list-item>
                <text:p text:style-name="P353"><text:span text:style-name="Strong_20_Emphasis"><text:span text:style-name="T1">Perjalanan Melintasi Waktu:</text:span></text:span><text:span text:style-name="T1"> Memberikan kesan visual tentang perkembangan dan transformasi dari masa lalu ke masa depan. </text:span></text:p>
              </text:list-item>
              <text:list-item>
                <text:p text:style-name="P353"><text:span text:style-name="Strong_20_Emphasis"><text:span text:style-name="T1">Teknologi Bertemu Imajinasi:</text:span></text:span><text:span text:style-name="T1"> Menangkap esensi game sebagai perpaduan antara kemajuan teknologi dan daya kreativitas manusia. </text:span></text:p>
              </text:list-item>
              <text:list-item>
                <text:p text:style-name="P353"><text:span text:style-name="Strong_20_Emphasis"><text:span text:style-name="T1">Nostalgia Sekaligus Futuristik:</text:span></text:span><text:span text:style-name="T1"> Ada elemen yang membangkitkan kenangan bagi yang pernah mengalami era-era awal, namun tetap </text:span><text:soft-page-break/><text:span text:style-name="T1">terlihat modern dan relevan dengan masa kini serta mengisyaratkan masa depan. </text:span></text:p>
              </text:list-item>
              <text:list-item>
                <text:p text:style-name="P172"><text:span text:style-name="Strong_20_Emphasis"><text:span text:style-name="T1">Aksesibel untuk Umum:</text:span></text:span><text:span text:style-name="T1"> Desainnya tidak boleh terlalu 'niche' atau 'gamer hardcore', harus bisa menarik perhatian orang awam yang penasaran dengan topik ini. </text:span></text:p>
              </text:list-item>
            </text:list>
            <text:p text:style-name="P22"><text:span text:style-name="Strong_20_Emphasis"><text:span text:style-name="T1">Elemen Visual yang Disarankan (Sebagai Inspirasi - Desainer Boleh Berkreasi):</text:span></text:span></text:p>
            <text:list xml:id="list3025799542041224217" text:style-name="L169">
              <text:list-item>
                <text:p text:style-name="P354"><text:span text:style-name="Strong_20_Emphasis"><text:span text:style-name="T1">Konsep Evolusi Grafis:</text:span></text:span><text:span text:style-name="T1"> Mungkin yang paling kuat. Menampilkan transisi visual dari: </text:span></text:p>
                <text:list>
                  <text:list-item>
                    <text:p text:style-name="P354"><text:span text:style-name="Strong_20_Emphasis"><text:span text:style-name="T1">Piksel</text:span></text:span><text:span text:style-name="T1"> sederhana (seperti </text:span><text:span text:style-name="Emphasis"><text:span text:style-name="T1">Space Invaders</text:span></text:span><text:span text:style-name="T1"> atau grafis 8-bit) -&gt; </text:span><text:span text:style-name="Strong_20_Emphasis"><text:span text:style-name="T1">Grafis vektor</text:span></text:span><text:span text:style-name="T1"> (seperti </text:span><text:span text:style-name="Emphasis"><text:span text:style-name="T1">Asteroids</text:span></text:span><text:span text:style-name="T1">) -&gt; </text:span><text:span text:style-name="Strong_20_Emphasis"><text:span text:style-name="T1">Poligon 3D awal</text:span></text:span><text:span text:style-name="T1"> yang kaku (era PS1/N64) -&gt; </text:span><text:span text:style-name="Strong_20_Emphasis"><text:span text:style-name="T1">Model 3D modern</text:span></text:span><text:span text:style-name="T1"> yang detail atau </text:span><text:span text:style-name="Strong_20_Emphasis"><text:span text:style-name="T1">fotorealistik</text:span></text:span><text:span text:style-name="T1">. Transisi ini bisa digambarkan secara linear, melingkar, atau sebagai lapisan. </text:span></text:p>
                  </text:list-item>
                </text:list>
              </text:list-item>
              <text:list-item>
                <text:p text:style-name="P354"><text:span text:style-name="Strong_20_Emphasis"><text:span text:style-name="T1">Evolusi Interaksi:</text:span></text:span><text:span text:style-name="T1"> Menggambarkan perkembangan cara kita bermain: </text:span></text:p>
                <text:list>
                  <text:list-item>
                    <text:p text:style-name="P354"><text:span text:style-name="T1">Siluet atau ikon </text:span><text:span text:style-name="Strong_20_Emphasis"><text:span text:style-name="T1">kontroler</text:span></text:span><text:span text:style-name="T1"> dari era berbeda: Paddle Pong -&gt; Joystick Atari -&gt; D-pad NES -&gt; Kontroler Analog PS/Xbox -&gt; Mouse &amp; Keyboard -&gt; Layar Sentuh Mobile -&gt; Headset VR &amp; Kontroler Gerak. </text:span></text:p>
                  </text:list-item>
                </text:list>
              </text:list-item>
              <text:list-item>
                <text:p text:style-name="P354"><text:span text:style-name="Strong_20_Emphasis"><text:span text:style-name="T1">Ikonografi Simbolis:</text:span></text:span><text:span text:style-name="T1"> Menggunakan bentuk-bentuk ikonik yang mewakili game atau teknologi secara </text:span><text:span text:style-name="Strong_20_Emphasis"><text:span text:style-name="T1">subtil dan stilasi</text:span></text:span><text:span text:style-name="T1"> (untuk menghindari pelanggaran hak cipta): titik osiloskop, siluet hantu </text:span><text:span text:style-name="Emphasis"><text:span text:style-name="T1">Pac-Man</text:span></text:span><text:span text:style-name="T1">, blok </text:span><text:span text:style-name="Emphasis"><text:span text:style-name="T1">Tetris</text:span></text:span><text:span text:style-name="T1">, jamur </text:span><text:span text:style-name="Emphasis"><text:span text:style-name="T1">Mario</text:span></text:span><text:span text:style-name="T1">, wireframe 3D, simbol koneksi jaringan/awan (cloud), simbol AI, garis-garis sirkuit. Mungkin ditenun menjadi latar belakang atau pola abstrak. </text:span></text:p>
              </text:list-item>
              <text:list-item>
                <text:p text:style-name="P354"><text:span text:style-name="Strong_20_Emphasis"><text:span text:style-name="T1">Garis Waktu Visual:</text:span></text:span><text:span text:style-name="T1"> Mengintegrasikan elemen garis waktu (timeline) secara visual ke dalam desain sampul, mungkin sebagai latar belakang atau elemen grafis utama yang mengalir. </text:span></text:p>
              </text:list-item>
              <text:list-item>
                <text:p text:style-name="P354"><text:span text:style-name="Strong_20_Emphasis"><text:span text:style-name="T1">Kontras/Juxtaposisi:</text:span></text:span><text:span text:style-name="T1"> Menampilkan kontras visual yang kuat antara elemen 'lama' dan 'baru', misalnya separuh sampul bergaya retro 8-bit, separuh lagi bergaya modern/futuristik. </text:span></text:p>
              </text:list-item>
              <text:list-item>
                <text:p text:style-name="P354"><text:span text:style-name="Strong_20_Emphasis"><text:span text:style-name="T1">Palet Warna:</text:span></text:span><text:span text:style-name="T1"> Pertimbangkan palet warna yang mencerminkan tema: </text:span></text:p>
                <text:list>
                  <text:list-item>
                    <text:p text:style-name="P354"><text:span text:style-name="T1">Mungkin gradien dari </text:span><text:span text:style-name="Strong_20_Emphasis"><text:span text:style-name="T1">monokrom/sepia</text:span></text:span><text:span text:style-name="T1"> (masa lalu) ke </text:span><text:span text:style-name="Strong_20_Emphasis"><text:span text:style-name="T1">warna-warni cerah</text:span></text:span><text:span text:style-name="T1"> (era keemasan) hingga </text:span><text:span text:style-name="Strong_20_Emphasis"><text:span text:style-name="T1">biru/hijau/ungu </text:span></text:span><text:soft-page-break/><text:span text:style-name="Strong_20_Emphasis"><text:span text:style-name="T1">teknologi</text:span></text:span><text:span text:style-name="T1"> atau </text:span><text:span text:style-name="Strong_20_Emphasis"><text:span text:style-name="T1">neon</text:span></text:span><text:span text:style-name="T1"> (masa kini/depan). </text:span></text:p>
                  </text:list-item>
                  <text:list-item>
                    <text:p text:style-name="P173"><text:span text:style-name="T1">Atau skema warna dominan yang terasa </text:span><text:span text:style-name="Strong_20_Emphasis"><text:span text:style-name="T1">modern dan bersih</text:span></text:span><text:span text:style-name="T1"> dengan aksen warna cerah untuk menonjolkan elemen kunci. </text:span></text:p>
                  </text:list-item>
                </text:list>
              </text:list-item>
            </text:list>
            <text:p text:style-name="P22"><text:span text:style-name="Strong_20_Emphasis"><text:span text:style-name="T1">Hal Penting Lainnya:</text:span></text:span></text:p>
            <text:list xml:id="list7080137678049487003" text:style-name="L170">
              <text:list-item>
                <text:p text:style-name="P355"><text:span text:style-name="Strong_20_Emphasis"><text:span text:style-name="T1">Tipografi:</text:span></text:span><text:span text:style-name="T1"> Judul harus besar, jelas, dan mudah dibaca. Nama penulis juga harus terlihat jelas. Pilih font yang terasa modern namun tetap terbaca dan profesional. </text:span></text:p>
              </text:list-item>
              <text:list-item>
                <text:p text:style-name="P355"><text:span text:style-name="Strong_20_Emphasis"><text:span text:style-name="T1">Komposisi:</text:span></text:span><text:span text:style-name="T1"> Harus seimbang secara visual dan menarik perhatian. Pertimbangkan bagaimana desain akan terlihat sebagai thumbnail kecil di toko online. </text:span></text:p>
              </text:list-item>
              <text:list-item>
                <text:p text:style-name="P355"><text:span text:style-name="Strong_20_Emphasis"><text:span text:style-name="T1">Jangan Terlalu Ramai:</text:span></text:span><text:span text:style-name="T1"> Meskipun temanya kaya, hindari membuat sampul terlalu penuh atau kacau. Pilih satu konsep visual utama yang kuat. </text:span></text:p>
              </text:list-item>
              <text:list-item>
                <text:p text:style-name="P174"><text:span text:style-name="Strong_20_Emphasis"><text:span text:style-name="T1">Hindari Klise:</text:span></text:span><text:span text:style-name="T1"> Sebisa mungkin hindari gambar stok generik orang bermain game (terutama yang terlihat terlalu 'posed' atau klise 'gamer'). Fokus pada evolusi </text:span><text:span text:style-name="Emphasis"><text:span text:style-name="T1">konsep</text:span></text:span><text:span text:style-name="T1"> dan </text:span><text:span text:style-name="Emphasis"><text:span text:style-name="T1">teknologi</text:span></text:span><text:span text:style-name="T1"> game itu sendiri. </text:span></text:p>
              </text:list-item>
            </text:list>
            <text:p text:style-name="P22"><text:span text:style-name="Strong_20_Emphasis"><text:span text:style-name="T1">Output:</text:span></text:span><text:span text:style-name="T1"> Desain sampul depan buku (format digital high-resolution). Konsep untuk punggung buku dan sampul belakang (jika memungkinkan) akan menjadi nilai tambah.</text:span></text:p>
            <text:p text:style-name="P359"/>
            <text:p text:style-name="P1">Semoga prompt ini memberikan arahan yang jelas namun tetap memberikan ruang kreativitas bagi desainer untuk menghasilkan sampul yang menarik dan relevan untuk buku Anda!</text:p>
          </text:section>
          <text:section text:style-name="Sect1" text:name="feedback-form-71">
            <text:p text:style-name="P175"/>
          </text:section>
        </text:section>
      </text:section>
      <text:p text:style-name="P175"><draw:frame draw:style-name="fr1" draw:name="graphics1" text:anchor-type="as-char" svg:width="0.3335in" svg:height="0.3335in" draw:z-index="0"><draw:image xlink:href="https://lh3.googleusercontent.com/a/ACg8ocIW7ulqWVCireYBDVZg9sfHjUbpTtpteKVFoG1BsiEgEQLJvg=s64-c-mo" xlink:type="simple" xlink:show="embed" xlink:actuate="onLoad"/><svg:title>gambar profil</svg:title></draw:frame></text:p>
      <text:p text:style-name="P1">Buat Ringkasan Audio </text:p>
      <text:p text:style-name="P1"/>
      <text:p text:style-name="P175">Deep Research </text:p>
      <text:p text:style-name="P1">Canvas </text:p>
      <text:p text:style-name="P1">Gemini dapat membuat kesalahan, jadi periksa kembali responsnya</text:p>
      <text:p text:style-name="P175">Aplikasi Google</text:p>
      <text:p text:style-name="P175">Akun Google</text:p>
      <text:p text:style-name="P175"><text:soft-page-break/>Ujang Amadu</text:p>
      <text:p text:style-name="P175">darminahdaryono@gmail.com</text:p>
      <text:section text:style-name="Sect1" text:name="cdk-live-announcer-0">
        <text:p text:style-name="P175"/>
      </text:section>
      <text:p text:style-name="P3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22T22:46:58.71</meta:creation-date>
    <meta:document-statistic meta:table-count="0" meta:image-count="1" meta:object-count="0" meta:page-count="289" meta:paragraph-count="2285" meta:word-count="68005" meta:character-count="493179"/>
    <dc:date>2025-04-22T22:48:56.41</dc:date>
    <dc:creator>OJie </dc:creator>
    <meta:editing-duration>PT1M58S</meta:editing-duration>
    <meta:editing-cycles>1</meta:editing-cycles>
    <meta:generator>OpenOffice/4.1.15$Win32 OpenOffice.org_project/4115m2$Build-9813</meta:generator>
  </office:meta>
</office:document-meta>
</file>